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*</text:p>
          </table:table-cell>
          <table:table-cell office:value-type="string">
            <text:p>A* PS</text:p>
          </table:table-cell>
          <table:table-cell/>
          <table:table-cell office:value-type="string">
            <text:p>RDP</text:p>
          </table:table-cell>
          <table:table-cell/>
          <table:table-cell office:value-type="string">
            <text:p>Theta*</text:p>
          </table:table-cell>
          <table:table-cell/>
          <table:table-cell office:value-type="string">
            <text:p>RPF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7">
            <text:p>127</text:p>
          </table:table-cell>
          <table:table-cell table:formula="of:=[.B2]/[.A2]" office:value-type="float" office:value="0.984496124031008">
            <text:p>0.984496124</text:p>
          </table:table-cell>
          <table:table-cell office:value-type="float" office:value="134">
            <text:p>134</text:p>
          </table:table-cell>
          <table:table-cell table:formula="of:=[.D2]/[.A2]" office:value-type="float" office:value="1.03875968992248">
            <text:p>1.0387596899</text:p>
          </table:table-cell>
          <table:table-cell office:value-type="float" office:value="140">
            <text:p>140</text:p>
          </table:table-cell>
          <table:table-cell table:formula="of:=[.F2]/[.A2]" office:value-type="float" office:value="1.08527131782946">
            <text:p>1.0852713178</text:p>
          </table:table-cell>
          <table:table-cell office:value-type="float" office:value="129">
            <text:p>129</text:p>
          </table:table-cell>
          <table:table-cell table:formula="of:=[.H2]/[.A2]" office:value-type="float" office:value="1">
            <text:p>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90">
            <text:p>290</text:p>
          </table:table-cell>
          <table:table-cell table:formula="of:=[.B3]/[.A3]" office:value-type="float" office:value="1.01754385964912">
            <text:p>1.0175438596</text:p>
          </table:table-cell>
          <table:table-cell office:value-type="float" office:value="293">
            <text:p>293</text:p>
          </table:table-cell>
          <table:table-cell table:formula="of:=[.D3]/[.A3]" office:value-type="float" office:value="1.0280701754386">
            <text:p>1.0280701754</text:p>
          </table:table-cell>
          <table:table-cell office:value-type="float" office:value="352">
            <text:p>352</text:p>
          </table:table-cell>
          <table:table-cell table:formula="of:=[.F3]/[.A3]" office:value-type="float" office:value="1.23508771929825">
            <text:p>1.2350877193</text:p>
          </table:table-cell>
          <table:table-cell office:value-type="float" office:value="295">
            <text:p>295</text:p>
          </table:table-cell>
          <table:table-cell table:formula="of:=[.H3]/[.A3]" office:value-type="float" office:value="1.03508771929825">
            <text:p>1.035087719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08">
            <text:p>208</text:p>
          </table:table-cell>
          <table:table-cell table:formula="of:=[.B4]/[.A4]" office:value-type="float" office:value="0.981132075471698">
            <text:p>0.9811320755</text:p>
          </table:table-cell>
          <table:table-cell office:value-type="float" office:value="210">
            <text:p>210</text:p>
          </table:table-cell>
          <table:table-cell table:formula="of:=[.D4]/[.A4]" office:value-type="float" office:value="0.990566037735849">
            <text:p>0.9905660377</text:p>
          </table:table-cell>
          <table:table-cell office:value-type="float" office:value="218">
            <text:p>218</text:p>
          </table:table-cell>
          <table:table-cell table:formula="of:=[.F4]/[.A4]" office:value-type="float" office:value="1.02830188679245">
            <text:p>1.0283018868</text:p>
          </table:table-cell>
          <table:table-cell office:value-type="float" office:value="212">
            <text:p>212</text:p>
          </table:table-cell>
          <table:table-cell table:formula="of:=[.H4]/[.A4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464">
            <text:p>464</text:p>
          </table:table-cell>
          <table:table-cell table:formula="of:=[.B5]/[.A5]" office:value-type="float" office:value="1">
            <text:p>1</text:p>
          </table:table-cell>
          <table:table-cell office:value-type="float" office:value="467">
            <text:p>467</text:p>
          </table:table-cell>
          <table:table-cell table:formula="of:=[.D5]/[.A5]" office:value-type="float" office:value="1.00646551724138">
            <text:p>1.0064655172</text:p>
          </table:table-cell>
          <table:table-cell office:value-type="float" office:value="384">
            <text:p>384</text:p>
          </table:table-cell>
          <table:table-cell table:formula="of:=[.F5]/[.A5]" office:value-type="float" office:value="0.827586206896552">
            <text:p>0.8275862069</text:p>
          </table:table-cell>
          <table:table-cell office:value-type="float" office:value="472">
            <text:p>472</text:p>
          </table:table-cell>
          <table:table-cell table:formula="of:=[.H5]/[.A5]" office:value-type="float" office:value="1.01724137931034">
            <text:p>1.0172413793</text:p>
          </table:table-cell>
        </table:table-row>
        <table:table-row table:style-name="ro1">
          <table:table-cell table:number-columns-repeated="2" office:value-type="float" office:value="139">
            <text:p>139</text:p>
          </table:table-cell>
          <table:table-cell table:formula="of:=[.B6]/[.A6]" office:value-type="float" office:value="1">
            <text:p>1</text:p>
          </table:table-cell>
          <table:table-cell office:value-type="float" office:value="138">
            <text:p>138</text:p>
          </table:table-cell>
          <table:table-cell table:formula="of:=[.D6]/[.A6]" office:value-type="float" office:value="0.992805755395684">
            <text:p>0.9928057554</text:p>
          </table:table-cell>
          <table:table-cell office:value-type="float" office:value="147">
            <text:p>147</text:p>
          </table:table-cell>
          <table:table-cell table:formula="of:=[.F6]/[.A6]" office:value-type="float" office:value="1.05755395683453">
            <text:p>1.0575539568</text:p>
          </table:table-cell>
          <table:table-cell office:value-type="float" office:value="138">
            <text:p>138</text:p>
          </table:table-cell>
          <table:table-cell table:formula="of:=[.H6]/[.A6]" office:value-type="float" office:value="0.992805755395684">
            <text:p>0.9928057554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788">
            <text:p>788</text:p>
          </table:table-cell>
          <table:table-cell table:formula="of:=[.B7]/[.A7]" office:value-type="float" office:value="0.998732572877059">
            <text:p>0.9987325729</text:p>
          </table:table-cell>
          <table:table-cell office:value-type="float" office:value="801">
            <text:p>801</text:p>
          </table:table-cell>
          <table:table-cell table:formula="of:=[.D7]/[.A7]" office:value-type="float" office:value="1.01520912547529">
            <text:p>1.0152091255</text:p>
          </table:table-cell>
          <table:table-cell office:value-type="float" office:value="909">
            <text:p>909</text:p>
          </table:table-cell>
          <table:table-cell table:formula="of:=[.F7]/[.A7]" office:value-type="float" office:value="1.15209125475285">
            <text:p>1.1520912548</text:p>
          </table:table-cell>
          <table:table-cell office:value-type="float" office:value="786">
            <text:p>786</text:p>
          </table:table-cell>
          <table:table-cell table:formula="of:=[.H7]/[.A7]" office:value-type="float" office:value="0.996197718631179">
            <text:p>0.996197718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table:formula="of:=[.B8]/[.A8]" office:value-type="float" office:value="1.01351351351351">
            <text:p>1.0135135135</text:p>
          </table:table-cell>
          <table:table-cell office:value-type="float" office:value="149">
            <text:p>149</text:p>
          </table:table-cell>
          <table:table-cell table:formula="of:=[.D8]/[.A8]" office:value-type="float" office:value="1.00675675675676">
            <text:p>1.0067567568</text:p>
          </table:table-cell>
          <table:table-cell office:value-type="float" office:value="237">
            <text:p>237</text:p>
          </table:table-cell>
          <table:table-cell table:formula="of:=[.F8]/[.A8]" office:value-type="float" office:value="1.60135135135135">
            <text:p>1.6013513514</text:p>
          </table:table-cell>
          <table:table-cell office:value-type="float" office:value="150">
            <text:p>150</text:p>
          </table:table-cell>
          <table:table-cell table:formula="of:=[.H8]/[.A8]" office:value-type="float" office:value="1.01351351351351">
            <text:p>1.0135135135</text:p>
          </table:table-cell>
        </table:table-row>
        <table:table-row table:style-name="ro1">
          <table:table-cell table:number-columns-repeated="2" office:value-type="float" office:value="169">
            <text:p>169</text:p>
          </table:table-cell>
          <table:table-cell table:formula="of:=[.B9]/[.A9]" office:value-type="float" office:value="1">
            <text:p>1</text:p>
          </table:table-cell>
          <table:table-cell office:value-type="float" office:value="175">
            <text:p>175</text:p>
          </table:table-cell>
          <table:table-cell table:formula="of:=[.D9]/[.A9]" office:value-type="float" office:value="1.03550295857988">
            <text:p>1.0355029586</text:p>
          </table:table-cell>
          <table:table-cell office:value-type="float" office:value="188">
            <text:p>188</text:p>
          </table:table-cell>
          <table:table-cell table:formula="of:=[.F9]/[.A9]" office:value-type="float" office:value="1.11242603550296">
            <text:p>1.1124260355</text:p>
          </table:table-cell>
          <table:table-cell office:value-type="float" office:value="173">
            <text:p>173</text:p>
          </table:table-cell>
          <table:table-cell table:formula="of:=[.H9]/[.A9]" office:value-type="float" office:value="1.02366863905325">
            <text:p>1.0236686391</text:p>
          </table:table-cell>
        </table:table-row>
        <table:table-row table:style-name="ro1">
          <table:table-cell table:number-columns-repeated="2" office:value-type="float" office:value="158">
            <text:p>158</text:p>
          </table:table-cell>
          <table:table-cell table:formula="of:=[.B10]/[.A10]" office:value-type="float" office:value="1">
            <text:p>1</text:p>
          </table:table-cell>
          <table:table-cell office:value-type="float" office:value="166">
            <text:p>166</text:p>
          </table:table-cell>
          <table:table-cell table:formula="of:=[.D10]/[.A10]" office:value-type="float" office:value="1.05063291139241">
            <text:p>1.0506329114</text:p>
          </table:table-cell>
          <table:table-cell office:value-type="float" office:value="187">
            <text:p>187</text:p>
          </table:table-cell>
          <table:table-cell table:formula="of:=[.F10]/[.A10]" office:value-type="float" office:value="1.18354430379747">
            <text:p>1.1835443038</text:p>
          </table:table-cell>
          <table:table-cell office:value-type="float" office:value="162">
            <text:p>162</text:p>
          </table:table-cell>
          <table:table-cell table:formula="of:=[.H10]/[.A10]" office:value-type="float" office:value="1.0253164556962">
            <text:p>1.0253164557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346">
            <text:p>346</text:p>
          </table:table-cell>
          <table:table-cell table:formula="of:=[.B11]/[.A11]" office:value-type="float" office:value="0.985754985754986">
            <text:p>0.9857549858</text:p>
          </table:table-cell>
          <table:table-cell office:value-type="float" office:value="358">
            <text:p>358</text:p>
          </table:table-cell>
          <table:table-cell table:formula="of:=[.D11]/[.A11]" office:value-type="float" office:value="1.01994301994302">
            <text:p>1.0199430199</text:p>
          </table:table-cell>
          <table:table-cell office:value-type="float" office:value="457">
            <text:p>457</text:p>
          </table:table-cell>
          <table:table-cell table:formula="of:=[.F11]/[.A11]" office:value-type="float" office:value="1.3019943019943">
            <text:p>1.301994302</text:p>
          </table:table-cell>
          <table:table-cell office:value-type="float" office:value="352">
            <text:p>352</text:p>
          </table:table-cell>
          <table:table-cell table:formula="of:=[.H11]/[.A11]" office:value-type="float" office:value="1.002849002849">
            <text:p>1.0028490028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table:formula="of:=[.B12]/[.A12]" office:value-type="float" office:value="1.00425531914894">
            <text:p>1.0042553191</text:p>
          </table:table-cell>
          <table:table-cell office:value-type="float" office:value="238">
            <text:p>238</text:p>
          </table:table-cell>
          <table:table-cell table:formula="of:=[.D12]/[.A12]" office:value-type="float" office:value="1.01276595744681">
            <text:p>1.0127659574</text:p>
          </table:table-cell>
          <table:table-cell office:value-type="float" office:value="315">
            <text:p>315</text:p>
          </table:table-cell>
          <table:table-cell table:formula="of:=[.F12]/[.A12]" office:value-type="float" office:value="1.34042553191489">
            <text:p>1.3404255319</text:p>
          </table:table-cell>
          <table:table-cell office:value-type="float" office:value="237">
            <text:p>237</text:p>
          </table:table-cell>
          <table:table-cell table:formula="of:=[.H12]/[.A12]" office:value-type="float" office:value="1.00851063829787">
            <text:p>1.0085106383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table:formula="of:=[.B13]/[.A13]" office:value-type="float" office:value="0.995215311004785">
            <text:p>0.995215311</text:p>
          </table:table-cell>
          <table:table-cell office:value-type="float" office:value="209">
            <text:p>209</text:p>
          </table:table-cell>
          <table:table-cell table:formula="of:=[.D13]/[.A13]" office:value-type="float" office:value="1">
            <text:p>1</text:p>
          </table:table-cell>
          <table:table-cell office:value-type="float" office:value="310">
            <text:p>310</text:p>
          </table:table-cell>
          <table:table-cell table:formula="of:=[.F13]/[.A13]" office:value-type="float" office:value="1.48325358851675">
            <text:p>1.4832535885</text:p>
          </table:table-cell>
          <table:table-cell office:value-type="float" office:value="209">
            <text:p>209</text:p>
          </table:table-cell>
          <table:table-cell table:formula="of:=[.H13]/[.A13]" office:value-type="float" office:value="1">
            <text:p>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3">
            <text:p>163</text:p>
          </table:table-cell>
          <table:table-cell table:formula="of:=[.B14]/[.A14]" office:value-type="float" office:value="0.987878787878788">
            <text:p>0.9878787879</text:p>
          </table:table-cell>
          <table:table-cell office:value-type="float" office:value="169">
            <text:p>169</text:p>
          </table:table-cell>
          <table:table-cell table:formula="of:=[.D14]/[.A14]" office:value-type="float" office:value="1.02424242424242">
            <text:p>1.0242424242</text:p>
          </table:table-cell>
          <table:table-cell office:value-type="float" office:value="198">
            <text:p>198</text:p>
          </table:table-cell>
          <table:table-cell table:formula="of:=[.F14]/[.A14]" office:value-type="float" office:value="1.2">
            <text:p>1.2</text:p>
          </table:table-cell>
          <table:table-cell office:value-type="float" office:value="163">
            <text:p>163</text:p>
          </table:table-cell>
          <table:table-cell table:formula="of:=[.H14]/[.A14]" office:value-type="float" office:value="0.987878787878788">
            <text:p>0.987878787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07">
            <text:p>207</text:p>
          </table:table-cell>
          <table:table-cell table:formula="of:=[.B15]/[.A15]" office:value-type="float" office:value="1.035">
            <text:p>1.035</text:p>
          </table:table-cell>
          <table:table-cell office:value-type="float" office:value="204">
            <text:p>204</text:p>
          </table:table-cell>
          <table:table-cell table:formula="of:=[.D15]/[.A15]" office:value-type="float" office:value="1.02">
            <text:p>1.02</text:p>
          </table:table-cell>
          <table:table-cell office:value-type="float" office:value="265">
            <text:p>265</text:p>
          </table:table-cell>
          <table:table-cell table:formula="of:=[.F15]/[.A15]" office:value-type="float" office:value="1.325">
            <text:p>1.325</text:p>
          </table:table-cell>
          <table:table-cell office:value-type="float" office:value="202">
            <text:p>202</text:p>
          </table:table-cell>
          <table:table-cell table:formula="of:=[.H15]/[.A15]" office:value-type="float" office:value="1.01">
            <text:p>1.01</text:p>
          </table:table-cell>
        </table:table-row>
        <table:table-row table:style-name="ro1">
          <table:table-cell table:number-columns-repeated="2" office:value-type="float" office:value="71">
            <text:p>71</text:p>
          </table:table-cell>
          <table:table-cell table:formula="of:=[.B16]/[.A16]" office:value-type="float" office:value="1">
            <text:p>1</text:p>
          </table:table-cell>
          <table:table-cell office:value-type="float" office:value="73">
            <text:p>73</text:p>
          </table:table-cell>
          <table:table-cell table:formula="of:=[.D16]/[.A16]" office:value-type="float" office:value="1.02816901408451">
            <text:p>1.0281690141</text:p>
          </table:table-cell>
          <table:table-cell office:value-type="float" office:value="75">
            <text:p>75</text:p>
          </table:table-cell>
          <table:table-cell table:formula="of:=[.F16]/[.A16]" office:value-type="float" office:value="1.05633802816901">
            <text:p>1.0563380282</text:p>
          </table:table-cell>
          <table:table-cell office:value-type="float" office:value="72">
            <text:p>72</text:p>
          </table:table-cell>
          <table:table-cell table:formula="of:=[.H16]/[.A16]" office:value-type="float" office:value="1.01408450704225">
            <text:p>1.01408450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707">
            <text:p>707</text:p>
          </table:table-cell>
          <table:table-cell table:formula="of:=[.B17]/[.A17]" office:value-type="float" office:value="0.994374120956399">
            <text:p>0.994374121</text:p>
          </table:table-cell>
          <table:table-cell office:value-type="float" office:value="718">
            <text:p>718</text:p>
          </table:table-cell>
          <table:table-cell table:formula="of:=[.D17]/[.A17]" office:value-type="float" office:value="1.0098452883263">
            <text:p>1.0098452883</text:p>
          </table:table-cell>
          <table:table-cell office:value-type="float" office:value="967">
            <text:p>967</text:p>
          </table:table-cell>
          <table:table-cell table:formula="of:=[.F17]/[.A17]" office:value-type="float" office:value="1.36005625879044">
            <text:p>1.3600562588</text:p>
          </table:table-cell>
          <table:table-cell office:value-type="float" office:value="711">
            <text:p>711</text:p>
          </table:table-cell>
          <table:table-cell table:formula="of:=[.H17]/[.A17]" office:value-type="float" office:value="1">
            <text:p>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338">
            <text:p>338</text:p>
          </table:table-cell>
          <table:table-cell table:formula="of:=[.B18]/[.A18]" office:value-type="float" office:value="1.00595238095238">
            <text:p>1.005952381</text:p>
          </table:table-cell>
          <table:table-cell office:value-type="float" office:value="341">
            <text:p>341</text:p>
          </table:table-cell>
          <table:table-cell table:formula="of:=[.D18]/[.A18]" office:value-type="float" office:value="1.01488095238095">
            <text:p>1.0148809524</text:p>
          </table:table-cell>
          <table:table-cell office:value-type="float" office:value="308">
            <text:p>308</text:p>
          </table:table-cell>
          <table:table-cell table:formula="of:=[.F18]/[.A18]" office:value-type="float" office:value="0.916666666666667">
            <text:p>0.9166666667</text:p>
          </table:table-cell>
          <table:table-cell office:value-type="float" office:value="338">
            <text:p>338</text:p>
          </table:table-cell>
          <table:table-cell table:formula="of:=[.H18]/[.A18]" office:value-type="float" office:value="1.00595238095238">
            <text:p>1.005952381</text:p>
          </table:table-cell>
        </table:table-row>
        <table:table-row table:style-name="ro1">
          <table:table-cell table:number-columns-repeated="2" office:value-type="float" office:value="42">
            <text:p>42</text:p>
          </table:table-cell>
          <table:table-cell table:formula="of:=[.B19]/[.A19]" office:value-type="float" office:value="1">
            <text:p>1</text:p>
          </table:table-cell>
          <table:table-cell office:value-type="float" office:value="48">
            <text:p>48</text:p>
          </table:table-cell>
          <table:table-cell table:formula="of:=[.D19]/[.A19]" office:value-type="float" office:value="1.14285714285714">
            <text:p>1.1428571429</text:p>
          </table:table-cell>
          <table:table-cell office:value-type="float" office:value="79">
            <text:p>79</text:p>
          </table:table-cell>
          <table:table-cell table:formula="of:=[.F19]/[.A19]" office:value-type="float" office:value="1.88095238095238">
            <text:p>1.880952381</text:p>
          </table:table-cell>
          <table:table-cell office:value-type="float" office:value="42">
            <text:p>42</text:p>
          </table:table-cell>
          <table:table-cell table:formula="of:=[.H19]/[.A19]" office:value-type="float" office:value="1">
            <text:p>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table:formula="of:=[.B20]/[.A20]" office:value-type="float" office:value="0.983606557377049">
            <text:p>0.9836065574</text:p>
          </table:table-cell>
          <table:table-cell office:value-type="float" office:value="184">
            <text:p>184</text:p>
          </table:table-cell>
          <table:table-cell table:formula="of:=[.D20]/[.A20]" office:value-type="float" office:value="1.00546448087432">
            <text:p>1.0054644809</text:p>
          </table:table-cell>
          <table:table-cell office:value-type="float" office:value="236">
            <text:p>236</text:p>
          </table:table-cell>
          <table:table-cell table:formula="of:=[.F20]/[.A20]" office:value-type="float" office:value="1.2896174863388">
            <text:p>1.2896174863</text:p>
          </table:table-cell>
          <table:table-cell office:value-type="float" office:value="181">
            <text:p>181</text:p>
          </table:table-cell>
          <table:table-cell table:formula="of:=[.H20]/[.A20]" office:value-type="float" office:value="0.989071038251366">
            <text:p>0.9890710383</text:p>
          </table:table-cell>
        </table:table-row>
        <table:table-row table:style-name="ro1">
          <table:table-cell table:number-columns-repeated="2" office:value-type="float" office:value="258">
            <text:p>258</text:p>
          </table:table-cell>
          <table:table-cell table:formula="of:=[.B21]/[.A21]" office:value-type="float" office:value="1">
            <text:p>1</text:p>
          </table:table-cell>
          <table:table-cell office:value-type="float" office:value="257">
            <text:p>257</text:p>
          </table:table-cell>
          <table:table-cell table:formula="of:=[.D21]/[.A21]" office:value-type="float" office:value="0.996124031007752">
            <text:p>0.996124031</text:p>
          </table:table-cell>
          <table:table-cell office:value-type="float" office:value="384">
            <text:p>384</text:p>
          </table:table-cell>
          <table:table-cell table:formula="of:=[.F21]/[.A21]" office:value-type="float" office:value="1.48837209302326">
            <text:p>1.488372093</text:p>
          </table:table-cell>
          <table:table-cell office:value-type="float" office:value="261">
            <text:p>261</text:p>
          </table:table-cell>
          <table:table-cell table:formula="of:=[.H21]/[.A21]" office:value-type="float" office:value="1.01162790697674">
            <text:p>1.01162790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36">
            <text:p>236</text:p>
          </table:table-cell>
          <table:table-cell table:formula="of:=[.B22]/[.A22]" office:value-type="float" office:value="1.01287553648069">
            <text:p>1.0128755365</text:p>
          </table:table-cell>
          <table:table-cell office:value-type="float" office:value="238">
            <text:p>238</text:p>
          </table:table-cell>
          <table:table-cell table:formula="of:=[.D22]/[.A22]" office:value-type="float" office:value="1.02145922746781">
            <text:p>1.0214592275</text:p>
          </table:table-cell>
          <table:table-cell office:value-type="float" office:value="399">
            <text:p>399</text:p>
          </table:table-cell>
          <table:table-cell table:formula="of:=[.F22]/[.A22]" office:value-type="float" office:value="1.71244635193133">
            <text:p>1.7124463519</text:p>
          </table:table-cell>
          <table:table-cell office:value-type="float" office:value="241">
            <text:p>241</text:p>
          </table:table-cell>
          <table:table-cell table:formula="of:=[.H22]/[.A22]" office:value-type="float" office:value="1.0343347639485">
            <text:p>1.0343347639</text:p>
          </table:table-cell>
        </table:table-row>
        <table:table-row table:style-name="ro1">
          <table:table-cell table:number-columns-repeated="2" office:value-type="float" office:value="577">
            <text:p>577</text:p>
          </table:table-cell>
          <table:table-cell table:formula="of:=[.B23]/[.A23]" office:value-type="float" office:value="1">
            <text:p>1</text:p>
          </table:table-cell>
          <table:table-cell office:value-type="float" office:value="579">
            <text:p>579</text:p>
          </table:table-cell>
          <table:table-cell table:formula="of:=[.D23]/[.A23]" office:value-type="float" office:value="1.00346620450607">
            <text:p>1.0034662045</text:p>
          </table:table-cell>
          <table:table-cell office:value-type="float" office:value="623">
            <text:p>623</text:p>
          </table:table-cell>
          <table:table-cell table:formula="of:=[.F23]/[.A23]" office:value-type="float" office:value="1.07972270363951">
            <text:p>1.0797227036</text:p>
          </table:table-cell>
          <table:table-cell office:value-type="float" office:value="576">
            <text:p>576</text:p>
          </table:table-cell>
          <table:table-cell table:formula="of:=[.H23]/[.A23]" office:value-type="float" office:value="0.998266897746967">
            <text:p>0.9982668977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442">
            <text:p>442</text:p>
          </table:table-cell>
          <table:table-cell table:formula="of:=[.B24]/[.A24]" office:value-type="float" office:value="0.982222222222222">
            <text:p>0.9822222222</text:p>
          </table:table-cell>
          <table:table-cell office:value-type="float" office:value="450">
            <text:p>450</text:p>
          </table:table-cell>
          <table:table-cell table:formula="of:=[.D24]/[.A24]" office:value-type="float" office:value="1">
            <text:p>1</text:p>
          </table:table-cell>
          <table:table-cell office:value-type="float" office:value="543">
            <text:p>543</text:p>
          </table:table-cell>
          <table:table-cell table:formula="of:=[.F24]/[.A24]" office:value-type="float" office:value="1.20666666666667">
            <text:p>1.2066666667</text:p>
          </table:table-cell>
          <table:table-cell office:value-type="float" office:value="453">
            <text:p>453</text:p>
          </table:table-cell>
          <table:table-cell table:formula="of:=[.H24]/[.A24]" office:value-type="float" office:value="1.00666666666667">
            <text:p>1.006666666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table:formula="of:=[.B25]/[.A25]" office:value-type="float" office:value="0.991596638655462">
            <text:p>0.9915966387</text:p>
          </table:table-cell>
          <table:table-cell office:value-type="float" office:value="118">
            <text:p>118</text:p>
          </table:table-cell>
          <table:table-cell table:formula="of:=[.D25]/[.A25]" office:value-type="float" office:value="0.991596638655462">
            <text:p>0.9915966387</text:p>
          </table:table-cell>
          <table:table-cell office:value-type="float" office:value="251">
            <text:p>251</text:p>
          </table:table-cell>
          <table:table-cell table:formula="of:=[.F25]/[.A25]" office:value-type="float" office:value="2.10924369747899">
            <text:p>2.1092436975</text:p>
          </table:table-cell>
          <table:table-cell office:value-type="float" office:value="130">
            <text:p>130</text:p>
          </table:table-cell>
          <table:table-cell table:formula="of:=[.H25]/[.A25]" office:value-type="float" office:value="1.09243697478992">
            <text:p>1.0924369748</text:p>
          </table:table-cell>
        </table:table-row>
        <table:table-row table:style-name="ro1">
          <table:table-cell table:number-columns-repeated="2" office:value-type="float" office:value="150">
            <text:p>150</text:p>
          </table:table-cell>
          <table:table-cell table:formula="of:=[.B26]/[.A26]"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f:=[.D26]/[.A26]" office:value-type="float" office:value="1">
            <text:p>1</text:p>
          </table:table-cell>
          <table:table-cell office:value-type="float" office:value="177">
            <text:p>177</text:p>
          </table:table-cell>
          <table:table-cell table:formula="of:=[.F26]/[.A26]" office:value-type="float" office:value="1.18">
            <text:p>1.18</text:p>
          </table:table-cell>
          <table:table-cell office:value-type="float" office:value="155">
            <text:p>155</text:p>
          </table:table-cell>
          <table:table-cell table:formula="of:=[.H26]/[.A26]" office:value-type="float" office:value="1.03333333333333">
            <text:p>1.0333333333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04">
            <text:p>304</text:p>
          </table:table-cell>
          <table:table-cell table:formula="of:=[.B27]/[.A27]" office:value-type="float" office:value="1.00996677740864">
            <text:p>1.0099667774</text:p>
          </table:table-cell>
          <table:table-cell office:value-type="float" office:value="307">
            <text:p>307</text:p>
          </table:table-cell>
          <table:table-cell table:formula="of:=[.D27]/[.A27]" office:value-type="float" office:value="1.01993355481728">
            <text:p>1.0199335548</text:p>
          </table:table-cell>
          <table:table-cell office:value-type="float" office:value="293">
            <text:p>293</text:p>
          </table:table-cell>
          <table:table-cell table:formula="of:=[.F27]/[.A27]" office:value-type="float" office:value="0.973421926910299">
            <text:p>0.9734219269</text:p>
          </table:table-cell>
          <table:table-cell office:value-type="float" office:value="312">
            <text:p>312</text:p>
          </table:table-cell>
          <table:table-cell table:formula="of:=[.H27]/[.A27]" office:value-type="float" office:value="1.03654485049834">
            <text:p>1.036544850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65">
            <text:p>265</text:p>
          </table:table-cell>
          <table:table-cell table:formula="of:=[.B28]/[.A28]" office:value-type="float" office:value="1.00378787878788">
            <text:p>1.0037878788</text:p>
          </table:table-cell>
          <table:table-cell office:value-type="float" office:value="273">
            <text:p>273</text:p>
          </table:table-cell>
          <table:table-cell table:formula="of:=[.D28]/[.A28]" office:value-type="float" office:value="1.03409090909091">
            <text:p>1.0340909091</text:p>
          </table:table-cell>
          <table:table-cell office:value-type="float" office:value="421">
            <text:p>421</text:p>
          </table:table-cell>
          <table:table-cell table:formula="of:=[.F28]/[.A28]" office:value-type="float" office:value="1.59469696969697">
            <text:p>1.5946969697</text:p>
          </table:table-cell>
          <table:table-cell office:value-type="float" office:value="277">
            <text:p>277</text:p>
          </table:table-cell>
          <table:table-cell table:formula="of:=[.H28]/[.A28]" office:value-type="float" office:value="1.04924242424242">
            <text:p>1.049242424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table:formula="of:=[.B29]/[.A29]" office:value-type="float" office:value="1.05434782608696">
            <text:p>1.0543478261</text:p>
          </table:table-cell>
          <table:table-cell office:value-type="float" office:value="92">
            <text:p>92</text:p>
          </table:table-cell>
          <table:table-cell table:formula="of:=[.D29]/[.A29]" office:value-type="float" office:value="1">
            <text:p>1</text:p>
          </table:table-cell>
          <table:table-cell office:value-type="float" office:value="84">
            <text:p>84</text:p>
          </table:table-cell>
          <table:table-cell table:formula="of:=[.F29]/[.A29]" office:value-type="float" office:value="0.91304347826087">
            <text:p>0.9130434783</text:p>
          </table:table-cell>
          <table:table-cell office:value-type="float" office:value="91">
            <text:p>91</text:p>
          </table:table-cell>
          <table:table-cell table:formula="of:=[.H29]/[.A29]" office:value-type="float" office:value="0.989130434782609">
            <text:p>0.989130434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9">
            <text:p>169</text:p>
          </table:table-cell>
          <table:table-cell table:formula="of:=[.B30]/[.A30]" office:value-type="float" office:value="1.01807228915663">
            <text:p>1.0180722892</text:p>
          </table:table-cell>
          <table:table-cell office:value-type="float" office:value="167">
            <text:p>167</text:p>
          </table:table-cell>
          <table:table-cell table:formula="of:=[.D30]/[.A30]" office:value-type="float" office:value="1.00602409638554">
            <text:p>1.0060240964</text:p>
          </table:table-cell>
          <table:table-cell office:value-type="float" office:value="159">
            <text:p>159</text:p>
          </table:table-cell>
          <table:table-cell table:formula="of:=[.F30]/[.A30]" office:value-type="float" office:value="0.957831325301205">
            <text:p>0.9578313253</text:p>
          </table:table-cell>
          <table:table-cell office:value-type="float" office:value="179">
            <text:p>179</text:p>
          </table:table-cell>
          <table:table-cell table:formula="of:=[.H30]/[.A30]" office:value-type="float" office:value="1.07831325301205">
            <text:p>1.07831325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table:formula="of:=[.B31]/[.A31]" office:value-type="float" office:value="1.03883495145631">
            <text:p>1.0388349515</text:p>
          </table:table-cell>
          <table:table-cell office:value-type="float" office:value="105">
            <text:p>105</text:p>
          </table:table-cell>
          <table:table-cell table:formula="of:=[.D31]/[.A31]" office:value-type="float" office:value="1.01941747572816">
            <text:p>1.0194174757</text:p>
          </table:table-cell>
          <table:table-cell office:value-type="float" office:value="140">
            <text:p>140</text:p>
          </table:table-cell>
          <table:table-cell table:formula="of:=[.F31]/[.A31]" office:value-type="float" office:value="1.35922330097087">
            <text:p>1.359223301</text:p>
          </table:table-cell>
          <table:table-cell office:value-type="float" office:value="106">
            <text:p>106</text:p>
          </table:table-cell>
          <table:table-cell table:formula="of:=[.H31]/[.A31]" office:value-type="float" office:value="1.02912621359223">
            <text:p>1.0291262136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23">
            <text:p>323</text:p>
          </table:table-cell>
          <table:table-cell table:formula="of:=[.B32]/[.A32]" office:value-type="float" office:value="1.01253918495298">
            <text:p>1.012539185</text:p>
          </table:table-cell>
          <table:table-cell office:value-type="float" office:value="320">
            <text:p>320</text:p>
          </table:table-cell>
          <table:table-cell table:formula="of:=[.D32]/[.A32]" office:value-type="float" office:value="1.00313479623824">
            <text:p>1.0031347962</text:p>
          </table:table-cell>
          <table:table-cell office:value-type="float" office:value="417">
            <text:p>417</text:p>
          </table:table-cell>
          <table:table-cell table:formula="of:=[.F32]/[.A32]" office:value-type="float" office:value="1.30721003134796">
            <text:p>1.3072100313</text:p>
          </table:table-cell>
          <table:table-cell office:value-type="float" office:value="321">
            <text:p>321</text:p>
          </table:table-cell>
          <table:table-cell table:formula="of:=[.H32]/[.A32]" office:value-type="float" office:value="1.00626959247649">
            <text:p>1.006269592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57">
            <text:p>357</text:p>
          </table:table-cell>
          <table:table-cell table:formula="of:=[.B33]/[.A33]" office:value-type="float" office:value="0.991666666666667">
            <text:p>0.9916666667</text:p>
          </table:table-cell>
          <table:table-cell office:value-type="float" office:value="365">
            <text:p>365</text:p>
          </table:table-cell>
          <table:table-cell table:formula="of:=[.D33]/[.A33]" office:value-type="float" office:value="1.01388888888889">
            <text:p>1.0138888889</text:p>
          </table:table-cell>
          <table:table-cell office:value-type="float" office:value="520">
            <text:p>520</text:p>
          </table:table-cell>
          <table:table-cell table:formula="of:=[.F33]/[.A33]" office:value-type="float" office:value="1.44444444444444">
            <text:p>1.4444444444</text:p>
          </table:table-cell>
          <table:table-cell office:value-type="float" office:value="360">
            <text:p>360</text:p>
          </table:table-cell>
          <table:table-cell table:formula="of:=[.H33]/[.A33]" office:value-type="float" office:value="1">
            <text:p>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table:formula="of:=[.B34]/[.A34]" office:value-type="float" office:value="1.01315789473684">
            <text:p>1.0131578947</text:p>
          </table:table-cell>
          <table:table-cell office:value-type="float" office:value="152">
            <text:p>152</text:p>
          </table:table-cell>
          <table:table-cell table:formula="of:=[.D34]/[.A34]" office:value-type="float" office:value="1">
            <text:p>1</text:p>
          </table:table-cell>
          <table:table-cell office:value-type="float" office:value="197">
            <text:p>197</text:p>
          </table:table-cell>
          <table:table-cell table:formula="of:=[.F34]/[.A34]" office:value-type="float" office:value="1.29605263157895">
            <text:p>1.2960526316</text:p>
          </table:table-cell>
          <table:table-cell office:value-type="float" office:value="153">
            <text:p>153</text:p>
          </table:table-cell>
          <table:table-cell table:formula="of:=[.H34]/[.A34]" office:value-type="float" office:value="1.00657894736842">
            <text:p>1.0065789474</text:p>
          </table:table-cell>
        </table:table-row>
        <table:table-row table:style-name="ro1">
          <table:table-cell table:number-columns-repeated="2" office:value-type="float" office:value="258">
            <text:p>258</text:p>
          </table:table-cell>
          <table:table-cell table:formula="of:=[.B35]/[.A35]" office:value-type="float" office:value="1">
            <text:p>1</text:p>
          </table:table-cell>
          <table:table-cell office:value-type="float" office:value="257">
            <text:p>257</text:p>
          </table:table-cell>
          <table:table-cell table:formula="of:=[.D35]/[.A35]" office:value-type="float" office:value="0.996124031007752">
            <text:p>0.996124031</text:p>
          </table:table-cell>
          <table:table-cell office:value-type="float" office:value="227">
            <text:p>227</text:p>
          </table:table-cell>
          <table:table-cell table:formula="of:=[.F35]/[.A35]" office:value-type="float" office:value="0.87984496124031">
            <text:p>0.8798449612</text:p>
          </table:table-cell>
          <table:table-cell office:value-type="float" office:value="261">
            <text:p>261</text:p>
          </table:table-cell>
          <table:table-cell table:formula="of:=[.H35]/[.A35]" office:value-type="float" office:value="1.01162790697674">
            <text:p>1.01162790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00">
            <text:p>200</text:p>
          </table:table-cell>
          <table:table-cell table:formula="of:=[.B36]/[.A36]" office:value-type="float" office:value="1.04166666666667">
            <text:p>1.0416666667</text:p>
          </table:table-cell>
          <table:table-cell office:value-type="float" office:value="196">
            <text:p>196</text:p>
          </table:table-cell>
          <table:table-cell table:formula="of:=[.D36]/[.A36]" office:value-type="float" office:value="1.02083333333333">
            <text:p>1.0208333333</text:p>
          </table:table-cell>
          <table:table-cell office:value-type="float" office:value="268">
            <text:p>268</text:p>
          </table:table-cell>
          <table:table-cell table:formula="of:=[.F36]/[.A36]" office:value-type="float" office:value="1.39583333333333">
            <text:p>1.3958333333</text:p>
          </table:table-cell>
          <table:table-cell office:value-type="float" office:value="195">
            <text:p>195</text:p>
          </table:table-cell>
          <table:table-cell table:formula="of:=[.H36]/[.A36]" office:value-type="float" office:value="1.015625">
            <text:p>1.015625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509">
            <text:p>509</text:p>
          </table:table-cell>
          <table:table-cell table:formula="of:=[.B37]/[.A37]" office:value-type="float" office:value="1.00792079207921">
            <text:p>1.0079207921</text:p>
          </table:table-cell>
          <table:table-cell office:value-type="float" office:value="510">
            <text:p>510</text:p>
          </table:table-cell>
          <table:table-cell table:formula="of:=[.D37]/[.A37]" office:value-type="float" office:value="1.00990099009901">
            <text:p>1.0099009901</text:p>
          </table:table-cell>
          <table:table-cell office:value-type="float" office:value="689">
            <text:p>689</text:p>
          </table:table-cell>
          <table:table-cell table:formula="of:=[.F37]/[.A37]" office:value-type="float" office:value="1.36435643564356">
            <text:p>1.3643564356</text:p>
          </table:table-cell>
          <table:table-cell office:value-type="float" office:value="507">
            <text:p>507</text:p>
          </table:table-cell>
          <table:table-cell table:formula="of:=[.H37]/[.A37]" office:value-type="float" office:value="1.0039603960396">
            <text:p>1.00396039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74">
            <text:p>174</text:p>
          </table:table-cell>
          <table:table-cell table:formula="of:=[.B38]/[.A38]" office:value-type="float" office:value="1.01162790697674">
            <text:p>1.011627907</text:p>
          </table:table-cell>
          <table:table-cell office:value-type="float" office:value="173">
            <text:p>173</text:p>
          </table:table-cell>
          <table:table-cell table:formula="of:=[.D38]/[.A38]" office:value-type="float" office:value="1.00581395348837">
            <text:p>1.0058139535</text:p>
          </table:table-cell>
          <table:table-cell office:value-type="float" office:value="225">
            <text:p>225</text:p>
          </table:table-cell>
          <table:table-cell table:formula="of:=[.F38]/[.A38]" office:value-type="float" office:value="1.30813953488372">
            <text:p>1.3081395349</text:p>
          </table:table-cell>
          <table:table-cell office:value-type="float" office:value="172">
            <text:p>172</text:p>
          </table:table-cell>
          <table:table-cell table:formula="of:=[.H38]/[.A38]" office:value-type="float" office:value="1">
            <text:p>1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32">
            <text:p>232</text:p>
          </table:table-cell>
          <table:table-cell table:formula="of:=[.B39]/[.A39]" office:value-type="float" office:value="1.03571428571429">
            <text:p>1.0357142857</text:p>
          </table:table-cell>
          <table:table-cell office:value-type="float" office:value="226">
            <text:p>226</text:p>
          </table:table-cell>
          <table:table-cell table:formula="of:=[.D39]/[.A39]" office:value-type="float" office:value="1.00892857142857">
            <text:p>1.0089285714</text:p>
          </table:table-cell>
          <table:table-cell office:value-type="float" office:value="295">
            <text:p>295</text:p>
          </table:table-cell>
          <table:table-cell table:formula="of:=[.F39]/[.A39]" office:value-type="float" office:value="1.31696428571429">
            <text:p>1.3169642857</text:p>
          </table:table-cell>
          <table:table-cell office:value-type="float" office:value="228">
            <text:p>228</text:p>
          </table:table-cell>
          <table:table-cell table:formula="of:=[.H39]/[.A39]" office:value-type="float" office:value="1.01785714285714">
            <text:p>1.0178571429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852">
            <text:p>852</text:p>
          </table:table-cell>
          <table:table-cell table:formula="of:=[.B40]/[.A40]" office:value-type="float" office:value="1.04283965728274">
            <text:p>1.0428396573</text:p>
          </table:table-cell>
          <table:table-cell office:value-type="float" office:value="826">
            <text:p>826</text:p>
          </table:table-cell>
          <table:table-cell table:formula="of:=[.D40]/[.A40]" office:value-type="float" office:value="1.01101591187271">
            <text:p>1.0110159119</text:p>
          </table:table-cell>
          <table:table-cell office:value-type="float" office:value="933">
            <text:p>933</text:p>
          </table:table-cell>
          <table:table-cell table:formula="of:=[.F40]/[.A40]" office:value-type="float" office:value="1.14198286413709">
            <text:p>1.1419828641</text:p>
          </table:table-cell>
          <table:table-cell office:value-type="float" office:value="875">
            <text:p>875</text:p>
          </table:table-cell>
          <table:table-cell table:formula="of:=[.H40]/[.A40]" office:value-type="float" office:value="1.07099143206854">
            <text:p>1.070991432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table:formula="of:=[.B41]/[.A41]" office:value-type="float" office:value="1.00515463917526">
            <text:p>1.0051546392</text:p>
          </table:table-cell>
          <table:table-cell office:value-type="float" office:value="193">
            <text:p>193</text:p>
          </table:table-cell>
          <table:table-cell table:formula="of:=[.D41]/[.A41]" office:value-type="float" office:value="0.994845360824742">
            <text:p>0.9948453608</text:p>
          </table:table-cell>
          <table:table-cell office:value-type="float" office:value="208">
            <text:p>208</text:p>
          </table:table-cell>
          <table:table-cell table:formula="of:=[.F41]/[.A41]" office:value-type="float" office:value="1.07216494845361">
            <text:p>1.0721649485</text:p>
          </table:table-cell>
          <table:table-cell office:value-type="float" office:value="198">
            <text:p>198</text:p>
          </table:table-cell>
          <table:table-cell table:formula="of:=[.H41]/[.A41]" office:value-type="float" office:value="1.02061855670103">
            <text:p>1.020618556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table:formula="of:=[.B42]/[.A42]" office:value-type="float" office:value="0.980392156862745">
            <text:p>0.9803921569</text:p>
          </table:table-cell>
          <table:table-cell office:value-type="float" office:value="103">
            <text:p>103</text:p>
          </table:table-cell>
          <table:table-cell table:formula="of:=[.D42]/[.A42]" office:value-type="float" office:value="1.00980392156863">
            <text:p>1.0098039216</text:p>
          </table:table-cell>
          <table:table-cell office:value-type="float" office:value="145">
            <text:p>145</text:p>
          </table:table-cell>
          <table:table-cell table:formula="of:=[.F42]/[.A42]" office:value-type="float" office:value="1.42156862745098">
            <text:p>1.4215686275</text:p>
          </table:table-cell>
          <table:table-cell office:value-type="float" office:value="104">
            <text:p>104</text:p>
          </table:table-cell>
          <table:table-cell table:formula="of:=[.H42]/[.A42]" office:value-type="float" office:value="1.01960784313725">
            <text:p>1.019607843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table:formula="of:=[.B43]/[.A43]" office:value-type="float" office:value="0.992753623188406">
            <text:p>0.9927536232</text:p>
          </table:table-cell>
          <table:table-cell office:value-type="float" office:value="140">
            <text:p>140</text:p>
          </table:table-cell>
          <table:table-cell table:formula="of:=[.D43]/[.A43]" office:value-type="float" office:value="1.01449275362319">
            <text:p>1.0144927536</text:p>
          </table:table-cell>
          <table:table-cell office:value-type="float" office:value="144">
            <text:p>144</text:p>
          </table:table-cell>
          <table:table-cell table:formula="of:=[.F43]/[.A43]" office:value-type="float" office:value="1.04347826086957">
            <text:p>1.0434782609</text:p>
          </table:table-cell>
          <table:table-cell office:value-type="float" office:value="140">
            <text:p>140</text:p>
          </table:table-cell>
          <table:table-cell table:formula="of:=[.H43]/[.A43]" office:value-type="float" office:value="1.01449275362319">
            <text:p>1.014492753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table:formula="of:=[.B44]/[.A44]" office:value-type="float" office:value="1.00813008130081">
            <text:p>1.0081300813</text:p>
          </table:table-cell>
          <table:table-cell office:value-type="float" office:value="130">
            <text:p>130</text:p>
          </table:table-cell>
          <table:table-cell table:formula="of:=[.D44]/[.A44]" office:value-type="float" office:value="1.05691056910569">
            <text:p>1.0569105691</text:p>
          </table:table-cell>
          <table:table-cell office:value-type="float" office:value="134">
            <text:p>134</text:p>
          </table:table-cell>
          <table:table-cell table:formula="of:=[.F44]/[.A44]" office:value-type="float" office:value="1.08943089430894">
            <text:p>1.0894308943</text:p>
          </table:table-cell>
          <table:table-cell office:value-type="float" office:value="127">
            <text:p>127</text:p>
          </table:table-cell>
          <table:table-cell table:formula="of:=[.H44]/[.A44]" office:value-type="float" office:value="1.03252032520325">
            <text:p>1.032520325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381">
            <text:p>381</text:p>
          </table:table-cell>
          <table:table-cell table:formula="of:=[.B45]/[.A45]" office:value-type="float" office:value="1.02695417789757">
            <text:p>1.0269541779</text:p>
          </table:table-cell>
          <table:table-cell office:value-type="float" office:value="379">
            <text:p>379</text:p>
          </table:table-cell>
          <table:table-cell table:formula="of:=[.D45]/[.A45]" office:value-type="float" office:value="1.02156334231806">
            <text:p>1.0215633423</text:p>
          </table:table-cell>
          <table:table-cell office:value-type="float" office:value="474">
            <text:p>474</text:p>
          </table:table-cell>
          <table:table-cell table:formula="of:=[.F45]/[.A45]" office:value-type="float" office:value="1.27762803234501">
            <text:p>1.2776280323</text:p>
          </table:table-cell>
          <table:table-cell office:value-type="float" office:value="386">
            <text:p>386</text:p>
          </table:table-cell>
          <table:table-cell table:formula="of:=[.H45]/[.A45]" office:value-type="float" office:value="1.04043126684636">
            <text:p>1.040431266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table:formula="of:=[.B46]/[.A46]" office:value-type="float" office:value="0.992592592592593">
            <text:p>0.9925925926</text:p>
          </table:table-cell>
          <table:table-cell office:value-type="float" office:value="136">
            <text:p>136</text:p>
          </table:table-cell>
          <table:table-cell table:formula="of:=[.D46]/[.A46]" office:value-type="float" office:value="1.00740740740741">
            <text:p>1.0074074074</text:p>
          </table:table-cell>
          <table:table-cell office:value-type="float" office:value="139">
            <text:p>139</text:p>
          </table:table-cell>
          <table:table-cell table:formula="of:=[.F46]/[.A46]" office:value-type="float" office:value="1.02962962962963">
            <text:p>1.0296296296</text:p>
          </table:table-cell>
          <table:table-cell office:value-type="float" office:value="135">
            <text:p>135</text:p>
          </table:table-cell>
          <table:table-cell table:formula="of:=[.H46]/[.A46]" office:value-type="float" office:value="1">
            <text:p>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85">
            <text:p>285</text:p>
          </table:table-cell>
          <table:table-cell table:formula="of:=[.B47]/[.A47]" office:value-type="float" office:value="1.01423487544484">
            <text:p>1.0142348754</text:p>
          </table:table-cell>
          <table:table-cell office:value-type="float" office:value="289">
            <text:p>289</text:p>
          </table:table-cell>
          <table:table-cell table:formula="of:=[.D47]/[.A47]" office:value-type="float" office:value="1.02846975088968">
            <text:p>1.0284697509</text:p>
          </table:table-cell>
          <table:table-cell office:value-type="float" office:value="435">
            <text:p>435</text:p>
          </table:table-cell>
          <table:table-cell table:formula="of:=[.F47]/[.A47]" office:value-type="float" office:value="1.54804270462633">
            <text:p>1.5480427046</text:p>
          </table:table-cell>
          <table:table-cell office:value-type="float" office:value="285">
            <text:p>285</text:p>
          </table:table-cell>
          <table:table-cell table:formula="of:=[.H47]/[.A47]" office:value-type="float" office:value="1.01423487544484">
            <text:p>1.014234875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table:formula="of:=[.B48]/[.A48]" office:value-type="float" office:value="0.994845360824742">
            <text:p>0.9948453608</text:p>
          </table:table-cell>
          <table:table-cell office:value-type="float" office:value="200">
            <text:p>200</text:p>
          </table:table-cell>
          <table:table-cell table:formula="of:=[.D48]/[.A48]" office:value-type="float" office:value="1.03092783505155">
            <text:p>1.0309278351</text:p>
          </table:table-cell>
          <table:table-cell office:value-type="float" office:value="252">
            <text:p>252</text:p>
          </table:table-cell>
          <table:table-cell table:formula="of:=[.F48]/[.A48]" office:value-type="float" office:value="1.29896907216495">
            <text:p>1.2989690722</text:p>
          </table:table-cell>
          <table:table-cell office:value-type="float" office:value="195">
            <text:p>195</text:p>
          </table:table-cell>
          <table:table-cell table:formula="of:=[.H48]/[.A48]" office:value-type="float" office:value="1.00515463917526">
            <text:p>1.0051546392</text:p>
          </table:table-cell>
        </table:table-row>
        <table:table-row table:style-name="ro1">
          <table:table-cell table:number-columns-repeated="2" office:value-type="float" office:value="596">
            <text:p>596</text:p>
          </table:table-cell>
          <table:table-cell table:formula="of:=[.B49]/[.A49]" office:value-type="float" office:value="1">
            <text:p>1</text:p>
          </table:table-cell>
          <table:table-cell office:value-type="float" office:value="602">
            <text:p>602</text:p>
          </table:table-cell>
          <table:table-cell table:formula="of:=[.D49]/[.A49]" office:value-type="float" office:value="1.01006711409396">
            <text:p>1.0100671141</text:p>
          </table:table-cell>
          <table:table-cell office:value-type="float" office:value="635">
            <text:p>635</text:p>
          </table:table-cell>
          <table:table-cell table:formula="of:=[.F49]/[.A49]" office:value-type="float" office:value="1.06543624161074">
            <text:p>1.0654362416</text:p>
          </table:table-cell>
          <table:table-cell office:value-type="float" office:value="589">
            <text:p>589</text:p>
          </table:table-cell>
          <table:table-cell table:formula="of:=[.H49]/[.A49]" office:value-type="float" office:value="0.988255033557047">
            <text:p>0.988255033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table:formula="of:=[.B50]/[.A50]" office:value-type="float" office:value="0.995454545454546">
            <text:p>0.9954545455</text:p>
          </table:table-cell>
          <table:table-cell office:value-type="float" office:value="230">
            <text:p>230</text:p>
          </table:table-cell>
          <table:table-cell table:formula="of:=[.D50]/[.A50]" office:value-type="float" office:value="1.04545454545455">
            <text:p>1.0454545455</text:p>
          </table:table-cell>
          <table:table-cell office:value-type="float" office:value="259">
            <text:p>259</text:p>
          </table:table-cell>
          <table:table-cell table:formula="of:=[.F50]/[.A50]" office:value-type="float" office:value="1.17727272727273">
            <text:p>1.1772727273</text:p>
          </table:table-cell>
          <table:table-cell office:value-type="float" office:value="220">
            <text:p>220</text:p>
          </table:table-cell>
          <table:table-cell table:formula="of:=[.H50]/[.A50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90">
            <text:p>90</text:p>
          </table:table-cell>
          <table:table-cell table:formula="of:=[.B51]/[.A51]" office:value-type="float" office:value="1">
            <text:p>1</text:p>
          </table:table-cell>
          <table:table-cell office:value-type="float" office:value="101">
            <text:p>101</text:p>
          </table:table-cell>
          <table:table-cell table:formula="of:=[.D51]/[.A51]" office:value-type="float" office:value="1.12222222222222">
            <text:p>1.1222222222</text:p>
          </table:table-cell>
          <table:table-cell office:value-type="float" office:value="131">
            <text:p>131</text:p>
          </table:table-cell>
          <table:table-cell table:formula="of:=[.F51]/[.A51]" office:value-type="float" office:value="1.45555555555556">
            <text:p>1.4555555556</text:p>
          </table:table-cell>
          <table:table-cell office:value-type="float" office:value="92">
            <text:p>92</text:p>
          </table:table-cell>
          <table:table-cell table:formula="of:=[.H51]/[.A51]" office:value-type="float" office:value="1.02222222222222">
            <text:p>1.0222222222</text:p>
          </table:table-cell>
        </table:table-row>
        <table:table-row table:style-name="ro1">
          <table:table-cell table:number-columns-repeated="2" office:value-type="float" office:value="298">
            <text:p>298</text:p>
          </table:table-cell>
          <table:table-cell table:formula="of:=[.B52]/[.A52]" office:value-type="float" office:value="1">
            <text:p>1</text:p>
          </table:table-cell>
          <table:table-cell office:value-type="float" office:value="310">
            <text:p>310</text:p>
          </table:table-cell>
          <table:table-cell table:formula="of:=[.D52]/[.A52]" office:value-type="float" office:value="1.04026845637584">
            <text:p>1.0402684564</text:p>
          </table:table-cell>
          <table:table-cell office:value-type="float" office:value="397">
            <text:p>397</text:p>
          </table:table-cell>
          <table:table-cell table:formula="of:=[.F52]/[.A52]" office:value-type="float" office:value="1.33221476510067">
            <text:p>1.3322147651</text:p>
          </table:table-cell>
          <table:table-cell office:value-type="float" office:value="300">
            <text:p>300</text:p>
          </table:table-cell>
          <table:table-cell table:formula="of:=[.H52]/[.A52]" office:value-type="float" office:value="1.00671140939597">
            <text:p>1.0067114094</text:p>
          </table:table-cell>
        </table:table-row>
        <table:table-row table:style-name="ro1">
          <table:table-cell table:number-columns-repeated="2" office:value-type="float" office:value="500">
            <text:p>500</text:p>
          </table:table-cell>
          <table:table-cell table:formula="of:=[.B53]/[.A53]" office:value-type="float" office:value="1">
            <text:p>1</text:p>
          </table:table-cell>
          <table:table-cell office:value-type="float" office:value="503">
            <text:p>503</text:p>
          </table:table-cell>
          <table:table-cell table:formula="of:=[.D53]/[.A53]" office:value-type="float" office:value="1.006">
            <text:p>1.006</text:p>
          </table:table-cell>
          <table:table-cell office:value-type="float" office:value="716">
            <text:p>716</text:p>
          </table:table-cell>
          <table:table-cell table:formula="of:=[.F53]/[.A53]" office:value-type="float" office:value="1.432">
            <text:p>1.432</text:p>
          </table:table-cell>
          <table:table-cell office:value-type="float" office:value="504">
            <text:p>504</text:p>
          </table:table-cell>
          <table:table-cell table:formula="of:=[.H53]/[.A53]" office:value-type="float" office:value="1.008">
            <text:p>1.008</text:p>
          </table:table-cell>
        </table:table-row>
        <table:table-row table:style-name="ro1">
          <table:table-cell table:number-columns-repeated="2" office:value-type="float" office:value="107">
            <text:p>107</text:p>
          </table:table-cell>
          <table:table-cell table:formula="of:=[.B54]/[.A54]" office:value-type="float" office:value="1">
            <text:p>1</text:p>
          </table:table-cell>
          <table:table-cell office:value-type="float" office:value="109">
            <text:p>109</text:p>
          </table:table-cell>
          <table:table-cell table:formula="of:=[.D54]/[.A54]" office:value-type="float" office:value="1.01869158878505">
            <text:p>1.0186915888</text:p>
          </table:table-cell>
          <table:table-cell office:value-type="float" office:value="131">
            <text:p>131</text:p>
          </table:table-cell>
          <table:table-cell table:formula="of:=[.F54]/[.A54]" office:value-type="float" office:value="1.22429906542056">
            <text:p>1.2242990654</text:p>
          </table:table-cell>
          <table:table-cell office:value-type="float" office:value="111">
            <text:p>111</text:p>
          </table:table-cell>
          <table:table-cell table:formula="of:=[.H54]/[.A54]" office:value-type="float" office:value="1.03738317757009">
            <text:p>1.037383177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table:formula="of:=[.B55]/[.A55]" office:value-type="float" office:value="0.986486486486487">
            <text:p>0.9864864865</text:p>
          </table:table-cell>
          <table:table-cell office:value-type="float" office:value="76">
            <text:p>76</text:p>
          </table:table-cell>
          <table:table-cell table:formula="of:=[.D55]/[.A55]" office:value-type="float" office:value="1.02702702702703">
            <text:p>1.027027027</text:p>
          </table:table-cell>
          <table:table-cell office:value-type="float" office:value="80">
            <text:p>80</text:p>
          </table:table-cell>
          <table:table-cell table:formula="of:=[.F55]/[.A55]" office:value-type="float" office:value="1.08108108108108">
            <text:p>1.0810810811</text:p>
          </table:table-cell>
          <table:table-cell office:value-type="float" office:value="76">
            <text:p>76</text:p>
          </table:table-cell>
          <table:table-cell table:formula="of:=[.H55]/[.A55]" office:value-type="float" office:value="1.02702702702703">
            <text:p>1.027027027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567">
            <text:p>567</text:p>
          </table:table-cell>
          <table:table-cell table:formula="of:=[.B56]/[.A56]" office:value-type="float" office:value="1.00353982300885">
            <text:p>1.003539823</text:p>
          </table:table-cell>
          <table:table-cell office:value-type="float" office:value="573">
            <text:p>573</text:p>
          </table:table-cell>
          <table:table-cell table:formula="of:=[.D56]/[.A56]" office:value-type="float" office:value="1.0141592920354">
            <text:p>1.014159292</text:p>
          </table:table-cell>
          <table:table-cell office:value-type="float" office:value="587">
            <text:p>587</text:p>
          </table:table-cell>
          <table:table-cell table:formula="of:=[.F56]/[.A56]" office:value-type="float" office:value="1.03893805309735">
            <text:p>1.0389380531</text:p>
          </table:table-cell>
          <table:table-cell office:value-type="float" office:value="573">
            <text:p>573</text:p>
          </table:table-cell>
          <table:table-cell table:formula="of:=[.H56]/[.A56]" office:value-type="float" office:value="1.0141592920354">
            <text:p>1.014159292</text:p>
          </table:table-cell>
        </table:table-row>
        <table:table-row table:style-name="ro1">
          <table:table-cell table:number-columns-repeated="2" office:value-type="float" office:value="188">
            <text:p>188</text:p>
          </table:table-cell>
          <table:table-cell table:formula="of:=[.B57]/[.A57]" office:value-type="float" office:value="1">
            <text:p>1</text:p>
          </table:table-cell>
          <table:table-cell office:value-type="float" office:value="189">
            <text:p>189</text:p>
          </table:table-cell>
          <table:table-cell table:formula="of:=[.D57]/[.A57]" office:value-type="float" office:value="1.00531914893617">
            <text:p>1.0053191489</text:p>
          </table:table-cell>
          <table:table-cell office:value-type="float" office:value="304">
            <text:p>304</text:p>
          </table:table-cell>
          <table:table-cell table:formula="of:=[.F57]/[.A57]" office:value-type="float" office:value="1.61702127659574">
            <text:p>1.6170212766</text:p>
          </table:table-cell>
          <table:table-cell office:value-type="float" office:value="192">
            <text:p>192</text:p>
          </table:table-cell>
          <table:table-cell table:formula="of:=[.H57]/[.A57]" office:value-type="float" office:value="1.02127659574468">
            <text:p>1.021276595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0">
            <text:p>160</text:p>
          </table:table-cell>
          <table:table-cell table:formula="of:=[.B58]/[.A58]" office:value-type="float" office:value="0.987654320987654">
            <text:p>0.987654321</text:p>
          </table:table-cell>
          <table:table-cell office:value-type="float" office:value="160">
            <text:p>160</text:p>
          </table:table-cell>
          <table:table-cell table:formula="of:=[.D58]/[.A58]" office:value-type="float" office:value="0.987654320987654">
            <text:p>0.987654321</text:p>
          </table:table-cell>
          <table:table-cell office:value-type="float" office:value="189">
            <text:p>189</text:p>
          </table:table-cell>
          <table:table-cell table:formula="of:=[.F58]/[.A58]" office:value-type="float" office:value="1.16666666666667">
            <text:p>1.1666666667</text:p>
          </table:table-cell>
          <table:table-cell office:value-type="float" office:value="160">
            <text:p>160</text:p>
          </table:table-cell>
          <table:table-cell table:formula="of:=[.H58]/[.A58]" office:value-type="float" office:value="0.987654320987654">
            <text:p>0.987654321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table:formula="of:=[.B59]/[.A59]" office:value-type="float" office:value="0.994623655913978">
            <text:p>0.9946236559</text:p>
          </table:table-cell>
          <table:table-cell office:value-type="float" office:value="187">
            <text:p>187</text:p>
          </table:table-cell>
          <table:table-cell table:formula="of:=[.D59]/[.A59]" office:value-type="float" office:value="1.00537634408602">
            <text:p>1.0053763441</text:p>
          </table:table-cell>
          <table:table-cell office:value-type="float" office:value="236">
            <text:p>236</text:p>
          </table:table-cell>
          <table:table-cell table:formula="of:=[.F59]/[.A59]" office:value-type="float" office:value="1.26881720430108">
            <text:p>1.2688172043</text:p>
          </table:table-cell>
          <table:table-cell office:value-type="float" office:value="185">
            <text:p>185</text:p>
          </table:table-cell>
          <table:table-cell table:formula="of:=[.H59]/[.A59]" office:value-type="float" office:value="0.994623655913978">
            <text:p>0.994623655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table:formula="of:=[.B60]/[.A60]" office:value-type="float" office:value="0.994871794871795">
            <text:p>0.9948717949</text:p>
          </table:table-cell>
          <table:table-cell office:value-type="float" office:value="197">
            <text:p>197</text:p>
          </table:table-cell>
          <table:table-cell table:formula="of:=[.D60]/[.A60]" office:value-type="float" office:value="1.01025641025641">
            <text:p>1.0102564103</text:p>
          </table:table-cell>
          <table:table-cell office:value-type="float" office:value="220">
            <text:p>220</text:p>
          </table:table-cell>
          <table:table-cell table:formula="of:=[.F60]/[.A60]" office:value-type="float" office:value="1.12820512820513">
            <text:p>1.1282051282</text:p>
          </table:table-cell>
          <table:table-cell office:value-type="float" office:value="196">
            <text:p>196</text:p>
          </table:table-cell>
          <table:table-cell table:formula="of:=[.H60]/[.A60]" office:value-type="float" office:value="1.00512820512821">
            <text:p>1.005128205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27">
            <text:p>227</text:p>
          </table:table-cell>
          <table:table-cell table:formula="of:=[.B61]/[.A61]" office:value-type="float" office:value="0.991266375545851">
            <text:p>0.9912663755</text:p>
          </table:table-cell>
          <table:table-cell office:value-type="float" office:value="230">
            <text:p>230</text:p>
          </table:table-cell>
          <table:table-cell table:formula="of:=[.D61]/[.A61]" office:value-type="float" office:value="1.00436681222707">
            <text:p>1.0043668122</text:p>
          </table:table-cell>
          <table:table-cell office:value-type="float" office:value="309">
            <text:p>309</text:p>
          </table:table-cell>
          <table:table-cell table:formula="of:=[.F61]/[.A61]" office:value-type="float" office:value="1.34934497816594">
            <text:p>1.3493449782</text:p>
          </table:table-cell>
          <table:table-cell office:value-type="float" office:value="228">
            <text:p>228</text:p>
          </table:table-cell>
          <table:table-cell table:formula="of:=[.H61]/[.A61]" office:value-type="float" office:value="0.995633187772926">
            <text:p>0.995633187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6">
            <text:p>156</text:p>
          </table:table-cell>
          <table:table-cell table:formula="of:=[.B62]/[.A62]" office:value-type="float" office:value="0.981132075471698">
            <text:p>0.9811320755</text:p>
          </table:table-cell>
          <table:table-cell office:value-type="float" office:value="160">
            <text:p>160</text:p>
          </table:table-cell>
          <table:table-cell table:formula="of:=[.D62]/[.A62]" office:value-type="float" office:value="1.0062893081761">
            <text:p>1.0062893082</text:p>
          </table:table-cell>
          <table:table-cell office:value-type="float" office:value="195">
            <text:p>195</text:p>
          </table:table-cell>
          <table:table-cell table:formula="of:=[.F62]/[.A62]" office:value-type="float" office:value="1.22641509433962">
            <text:p>1.2264150943</text:p>
          </table:table-cell>
          <table:table-cell office:value-type="float" office:value="160">
            <text:p>160</text:p>
          </table:table-cell>
          <table:table-cell table:formula="of:=[.H62]/[.A62]" office:value-type="float" office:value="1.0062893081761">
            <text:p>1.0062893082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46">
            <text:p>246</text:p>
          </table:table-cell>
          <table:table-cell table:formula="of:=[.B63]/[.A63]" office:value-type="float" office:value="0.976190476190476">
            <text:p>0.9761904762</text:p>
          </table:table-cell>
          <table:table-cell office:value-type="float" office:value="253">
            <text:p>253</text:p>
          </table:table-cell>
          <table:table-cell table:formula="of:=[.D63]/[.A63]" office:value-type="float" office:value="1.00396825396825">
            <text:p>1.003968254</text:p>
          </table:table-cell>
          <table:table-cell office:value-type="float" office:value="273">
            <text:p>273</text:p>
          </table:table-cell>
          <table:table-cell table:formula="of:=[.F63]/[.A63]" office:value-type="float" office:value="1.08333333333333">
            <text:p>1.0833333333</text:p>
          </table:table-cell>
          <table:table-cell office:value-type="float" office:value="251">
            <text:p>251</text:p>
          </table:table-cell>
          <table:table-cell table:formula="of:=[.H63]/[.A63]" office:value-type="float" office:value="0.996031746031746">
            <text:p>0.99603174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89">
            <text:p>189</text:p>
          </table:table-cell>
          <table:table-cell table:formula="of:=[.B64]/[.A64]" office:value-type="float" office:value="0.964285714285714">
            <text:p>0.9642857143</text:p>
          </table:table-cell>
          <table:table-cell office:value-type="float" office:value="194">
            <text:p>194</text:p>
          </table:table-cell>
          <table:table-cell table:formula="of:=[.D64]/[.A64]" office:value-type="float" office:value="0.989795918367347">
            <text:p>0.9897959184</text:p>
          </table:table-cell>
          <table:table-cell office:value-type="float" office:value="157">
            <text:p>157</text:p>
          </table:table-cell>
          <table:table-cell table:formula="of:=[.F64]/[.A64]" office:value-type="float" office:value="0.801020408163265">
            <text:p>0.8010204082</text:p>
          </table:table-cell>
          <table:table-cell office:value-type="float" office:value="192">
            <text:p>192</text:p>
          </table:table-cell>
          <table:table-cell table:formula="of:=[.H64]/[.A64]" office:value-type="float" office:value="0.979591836734694">
            <text:p>0.979591836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19">
            <text:p>319</text:p>
          </table:table-cell>
          <table:table-cell table:formula="of:=[.B65]/[.A65]" office:value-type="float" office:value="0.972560975609756">
            <text:p>0.9725609756</text:p>
          </table:table-cell>
          <table:table-cell office:value-type="float" office:value="320">
            <text:p>320</text:p>
          </table:table-cell>
          <table:table-cell table:formula="of:=[.D65]/[.A65]" office:value-type="float" office:value="0.975609756097561">
            <text:p>0.9756097561</text:p>
          </table:table-cell>
          <table:table-cell office:value-type="float" office:value="274">
            <text:p>274</text:p>
          </table:table-cell>
          <table:table-cell table:formula="of:=[.F65]/[.A65]" office:value-type="float" office:value="0.835365853658537">
            <text:p>0.8353658537</text:p>
          </table:table-cell>
          <table:table-cell office:value-type="float" office:value="328">
            <text:p>328</text:p>
          </table:table-cell>
          <table:table-cell table:formula="of:=[.H65]/[.A6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table:formula="of:=[.B66]/[.A66]" office:value-type="float" office:value="0.954545454545455">
            <text:p>0.9545454545</text:p>
          </table:table-cell>
          <table:table-cell office:value-type="float" office:value="85">
            <text:p>85</text:p>
          </table:table-cell>
          <table:table-cell table:formula="of:=[.D66]/[.A66]" office:value-type="float" office:value="0.965909090909091">
            <text:p>0.9659090909</text:p>
          </table:table-cell>
          <table:table-cell office:value-type="float" office:value="217">
            <text:p>217</text:p>
          </table:table-cell>
          <table:table-cell table:formula="of:=[.F66]/[.A66]" office:value-type="float" office:value="2.46590909090909">
            <text:p>2.4659090909</text:p>
          </table:table-cell>
          <table:table-cell office:value-type="float" office:value="88">
            <text:p>88</text:p>
          </table:table-cell>
          <table:table-cell table:formula="of:=[.H66]/[.A66]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table:formula="of:=[.B67]/[.A67]" office:value-type="float" office:value="1.01587301587302">
            <text:p>1.0158730159</text:p>
          </table:table-cell>
          <table:table-cell office:value-type="float" office:value="129">
            <text:p>129</text:p>
          </table:table-cell>
          <table:table-cell table:formula="of:=[.D67]/[.A67]" office:value-type="float" office:value="1.02380952380952">
            <text:p>1.0238095238</text:p>
          </table:table-cell>
          <table:table-cell office:value-type="float" office:value="128">
            <text:p>128</text:p>
          </table:table-cell>
          <table:table-cell table:formula="of:=[.F67]/[.A67]" office:value-type="float" office:value="1.01587301587302">
            <text:p>1.0158730159</text:p>
          </table:table-cell>
          <table:table-cell office:value-type="float" office:value="128">
            <text:p>128</text:p>
          </table:table-cell>
          <table:table-cell table:formula="of:=[.H67]/[.A67]" office:value-type="float" office:value="1.01587301587302">
            <text:p>1.0158730159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table:formula="of:=[.B68]/[.A68]" office:value-type="float" office:value="0.995">
            <text:p>0.995</text:p>
          </table:table-cell>
          <table:table-cell office:value-type="float" office:value="201">
            <text:p>201</text:p>
          </table:table-cell>
          <table:table-cell table:formula="of:=[.D68]/[.A68]" office:value-type="float" office:value="1.005">
            <text:p>1.005</text:p>
          </table:table-cell>
          <table:table-cell office:value-type="float" office:value="257">
            <text:p>257</text:p>
          </table:table-cell>
          <table:table-cell table:formula="of:=[.F68]/[.A68]" office:value-type="float" office:value="1.285">
            <text:p>1.285</text:p>
          </table:table-cell>
          <table:table-cell office:value-type="float" office:value="206">
            <text:p>206</text:p>
          </table:table-cell>
          <table:table-cell table:formula="of:=[.H68]/[.A68]" office:value-type="float" office:value="1.03">
            <text:p>1.0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table:formula="of:=[.B69]/[.A69]" office:value-type="float" office:value="0.994117647058824">
            <text:p>0.9941176471</text:p>
          </table:table-cell>
          <table:table-cell office:value-type="float" office:value="169">
            <text:p>169</text:p>
          </table:table-cell>
          <table:table-cell table:formula="of:=[.D69]/[.A69]" office:value-type="float" office:value="0.994117647058824">
            <text:p>0.9941176471</text:p>
          </table:table-cell>
          <table:table-cell office:value-type="float" office:value="229">
            <text:p>229</text:p>
          </table:table-cell>
          <table:table-cell table:formula="of:=[.F69]/[.A69]" office:value-type="float" office:value="1.34705882352941">
            <text:p>1.3470588235</text:p>
          </table:table-cell>
          <table:table-cell office:value-type="float" office:value="171">
            <text:p>171</text:p>
          </table:table-cell>
          <table:table-cell table:formula="of:=[.H69]/[.A69]" office:value-type="float" office:value="1.00588235294118">
            <text:p>1.0058823529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528">
            <text:p>528</text:p>
          </table:table-cell>
          <table:table-cell table:formula="of:=[.B70]/[.A70]" office:value-type="float" office:value="0.961748633879781">
            <text:p>0.9617486339</text:p>
          </table:table-cell>
          <table:table-cell office:value-type="float" office:value="534">
            <text:p>534</text:p>
          </table:table-cell>
          <table:table-cell table:formula="of:=[.D70]/[.A70]" office:value-type="float" office:value="0.972677595628415">
            <text:p>0.9726775956</text:p>
          </table:table-cell>
          <table:table-cell office:value-type="float" office:value="694">
            <text:p>694</text:p>
          </table:table-cell>
          <table:table-cell table:formula="of:=[.F70]/[.A70]" office:value-type="float" office:value="1.26411657559199">
            <text:p>1.2641165756</text:p>
          </table:table-cell>
          <table:table-cell office:value-type="float" office:value="539">
            <text:p>539</text:p>
          </table:table-cell>
          <table:table-cell table:formula="of:=[.H70]/[.A70]" office:value-type="float" office:value="0.981785063752277">
            <text:p>0.981785063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table:formula="of:=[.B71]/[.A71]" office:value-type="float" office:value="1.02739726027397">
            <text:p>1.0273972603</text:p>
          </table:table-cell>
          <table:table-cell office:value-type="float" office:value="72">
            <text:p>72</text:p>
          </table:table-cell>
          <table:table-cell table:formula="of:=[.D71]/[.A71]" office:value-type="float" office:value="0.986301369863014">
            <text:p>0.9863013699</text:p>
          </table:table-cell>
          <table:table-cell office:value-type="float" office:value="76">
            <text:p>76</text:p>
          </table:table-cell>
          <table:table-cell table:formula="of:=[.F71]/[.A71]" office:value-type="float" office:value="1.04109589041096">
            <text:p>1.0410958904</text:p>
          </table:table-cell>
          <table:table-cell office:value-type="float" office:value="74">
            <text:p>74</text:p>
          </table:table-cell>
          <table:table-cell table:formula="of:=[.H71]/[.A71]" office:value-type="float" office:value="1.01369863013699">
            <text:p>1.0136986301</text:p>
          </table:table-cell>
        </table:table-row>
        <table:table-row table:style-name="ro1">
          <table:table-cell table:number-columns-repeated="2" office:value-type="float" office:value="187">
            <text:p>187</text:p>
          </table:table-cell>
          <table:table-cell table:formula="of:=[.B72]/[.A72]" office:value-type="float" office:value="1">
            <text:p>1</text:p>
          </table:table-cell>
          <table:table-cell office:value-type="float" office:value="190">
            <text:p>190</text:p>
          </table:table-cell>
          <table:table-cell table:formula="of:=[.D72]/[.A72]" office:value-type="float" office:value="1.01604278074866">
            <text:p>1.0160427807</text:p>
          </table:table-cell>
          <table:table-cell office:value-type="float" office:value="251">
            <text:p>251</text:p>
          </table:table-cell>
          <table:table-cell table:formula="of:=[.F72]/[.A72]" office:value-type="float" office:value="1.34224598930481">
            <text:p>1.3422459893</text:p>
          </table:table-cell>
          <table:table-cell office:value-type="float" office:value="189">
            <text:p>189</text:p>
          </table:table-cell>
          <table:table-cell table:formula="of:=[.H72]/[.A72]" office:value-type="float" office:value="1.01069518716578">
            <text:p>1.010695187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45">
            <text:p>245</text:p>
          </table:table-cell>
          <table:table-cell table:formula="of:=[.B73]/[.A73]" office:value-type="float" office:value="0.991902834008097">
            <text:p>0.991902834</text:p>
          </table:table-cell>
          <table:table-cell office:value-type="float" office:value="250">
            <text:p>250</text:p>
          </table:table-cell>
          <table:table-cell table:formula="of:=[.D73]/[.A73]" office:value-type="float" office:value="1.01214574898785">
            <text:p>1.012145749</text:p>
          </table:table-cell>
          <table:table-cell office:value-type="float" office:value="331">
            <text:p>331</text:p>
          </table:table-cell>
          <table:table-cell table:formula="of:=[.F73]/[.A73]" office:value-type="float" office:value="1.34008097165992">
            <text:p>1.3400809717</text:p>
          </table:table-cell>
          <table:table-cell office:value-type="float" office:value="257">
            <text:p>257</text:p>
          </table:table-cell>
          <table:table-cell table:formula="of:=[.H73]/[.A73]" office:value-type="float" office:value="1.04048582995951">
            <text:p>1.04048583</text:p>
          </table:table-cell>
        </table:table-row>
        <table:table-row table:style-name="ro1">
          <table:table-cell table:number-columns-repeated="2" office:value-type="float" office:value="158">
            <text:p>158</text:p>
          </table:table-cell>
          <table:table-cell table:formula="of:=[.B74]/[.A74]" office:value-type="float" office:value="1">
            <text:p>1</text:p>
          </table:table-cell>
          <table:table-cell office:value-type="float" office:value="170">
            <text:p>170</text:p>
          </table:table-cell>
          <table:table-cell table:formula="of:=[.D74]/[.A74]" office:value-type="float" office:value="1.07594936708861">
            <text:p>1.0759493671</text:p>
          </table:table-cell>
          <table:table-cell office:value-type="float" office:value="189">
            <text:p>189</text:p>
          </table:table-cell>
          <table:table-cell table:formula="of:=[.F74]/[.A74]" office:value-type="float" office:value="1.19620253164557">
            <text:p>1.1962025316</text:p>
          </table:table-cell>
          <table:table-cell office:value-type="float" office:value="164">
            <text:p>164</text:p>
          </table:table-cell>
          <table:table-cell table:formula="of:=[.H74]/[.A74]" office:value-type="float" office:value="1.0379746835443">
            <text:p>1.037974683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2">
            <text:p>132</text:p>
          </table:table-cell>
          <table:table-cell table:formula="of:=[.B75]/[.A75]" office:value-type="float" office:value="0.963503649635037">
            <text:p>0.9635036496</text:p>
          </table:table-cell>
          <table:table-cell office:value-type="float" office:value="137">
            <text:p>137</text:p>
          </table:table-cell>
          <table:table-cell table:formula="of:=[.D75]/[.A75]" office:value-type="float" office:value="1">
            <text:p>1</text:p>
          </table:table-cell>
          <table:table-cell office:value-type="float" office:value="140">
            <text:p>140</text:p>
          </table:table-cell>
          <table:table-cell table:formula="of:=[.F75]/[.A75]" office:value-type="float" office:value="1.02189781021898">
            <text:p>1.0218978102</text:p>
          </table:table-cell>
          <table:table-cell office:value-type="float" office:value="136">
            <text:p>136</text:p>
          </table:table-cell>
          <table:table-cell table:formula="of:=[.H75]/[.A75]" office:value-type="float" office:value="0.992700729927007">
            <text:p>0.992700729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[.B76]/[.A76]" office:value-type="float" office:value="0.944444444444444">
            <text:p>0.9444444444</text:p>
          </table:table-cell>
          <table:table-cell office:value-type="float" office:value="17">
            <text:p>17</text:p>
          </table:table-cell>
          <table:table-cell table:formula="of:=[.D76]/[.A76]" office:value-type="float" office:value="0.944444444444444">
            <text:p>0.9444444444</text:p>
          </table:table-cell>
          <table:table-cell office:value-type="float" office:value="32">
            <text:p>32</text:p>
          </table:table-cell>
          <table:table-cell table:formula="of:=[.F76]/[.A76]" office:value-type="float" office:value="1.77777777777778">
            <text:p>1.7777777778</text:p>
          </table:table-cell>
          <table:table-cell office:value-type="float" office:value="17">
            <text:p>17</text:p>
          </table:table-cell>
          <table:table-cell table:formula="of:=[.H76]/[.A76]" office:value-type="float" office:value="0.944444444444444">
            <text:p>0.944444444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96">
            <text:p>296</text:p>
          </table:table-cell>
          <table:table-cell table:formula="of:=[.B77]/[.A77]" office:value-type="float" office:value="0.980132450331126">
            <text:p>0.9801324503</text:p>
          </table:table-cell>
          <table:table-cell office:value-type="float" office:value="305">
            <text:p>305</text:p>
          </table:table-cell>
          <table:table-cell table:formula="of:=[.D77]/[.A77]" office:value-type="float" office:value="1.00993377483444">
            <text:p>1.0099337748</text:p>
          </table:table-cell>
          <table:table-cell office:value-type="float" office:value="152">
            <text:p>152</text:p>
          </table:table-cell>
          <table:table-cell table:formula="of:=[.F77]/[.A77]" office:value-type="float" office:value="0.503311258278146">
            <text:p>0.5033112583</text:p>
          </table:table-cell>
          <table:table-cell office:value-type="float" office:value="291">
            <text:p>291</text:p>
          </table:table-cell>
          <table:table-cell table:formula="of:=[.H77]/[.A77]" office:value-type="float" office:value="0.963576158940397">
            <text:p>0.9635761589</text:p>
          </table:table-cell>
        </table:table-row>
        <table:table-row table:style-name="ro1">
          <table:table-cell table:number-columns-repeated="2" office:value-type="float" office:value="349">
            <text:p>349</text:p>
          </table:table-cell>
          <table:table-cell table:formula="of:=[.B78]/[.A78]" office:value-type="float" office:value="1">
            <text:p>1</text:p>
          </table:table-cell>
          <table:table-cell office:value-type="float" office:value="364">
            <text:p>364</text:p>
          </table:table-cell>
          <table:table-cell table:formula="of:=[.D78]/[.A78]" office:value-type="float" office:value="1.04297994269341">
            <text:p>1.0429799427</text:p>
          </table:table-cell>
          <table:table-cell office:value-type="float" office:value="536">
            <text:p>536</text:p>
          </table:table-cell>
          <table:table-cell table:formula="of:=[.F78]/[.A78]" office:value-type="float" office:value="1.53581661891117">
            <text:p>1.5358166189</text:p>
          </table:table-cell>
          <table:table-cell office:value-type="float" office:value="365">
            <text:p>365</text:p>
          </table:table-cell>
          <table:table-cell table:formula="of:=[.H78]/[.A78]" office:value-type="float" office:value="1.0458452722063">
            <text:p>1.0458452722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707">
            <text:p>707</text:p>
          </table:table-cell>
          <table:table-cell table:formula="of:=[.B79]/[.A79]" office:value-type="float" office:value="1.0014164305949">
            <text:p>1.0014164306</text:p>
          </table:table-cell>
          <table:table-cell office:value-type="float" office:value="709">
            <text:p>709</text:p>
          </table:table-cell>
          <table:table-cell table:formula="of:=[.D79]/[.A79]" office:value-type="float" office:value="1.0042492917847">
            <text:p>1.0042492918</text:p>
          </table:table-cell>
          <table:table-cell office:value-type="float" office:value="945">
            <text:p>945</text:p>
          </table:table-cell>
          <table:table-cell table:formula="of:=[.F79]/[.A79]" office:value-type="float" office:value="1.3385269121813">
            <text:p>1.3385269122</text:p>
          </table:table-cell>
          <table:table-cell office:value-type="float" office:value="751">
            <text:p>751</text:p>
          </table:table-cell>
          <table:table-cell table:formula="of:=[.H79]/[.A79]" office:value-type="float" office:value="1.06373937677054">
            <text:p>1.063739376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58">
            <text:p>158</text:p>
          </table:table-cell>
          <table:table-cell table:formula="of:=[.B80]/[.A80]" office:value-type="float" office:value="0.9875">
            <text:p>0.9875</text:p>
          </table:table-cell>
          <table:table-cell office:value-type="float" office:value="161">
            <text:p>161</text:p>
          </table:table-cell>
          <table:table-cell table:formula="of:=[.D80]/[.A80]" office:value-type="float" office:value="1.00625">
            <text:p>1.00625</text:p>
          </table:table-cell>
          <table:table-cell office:value-type="float" office:value="196">
            <text:p>196</text:p>
          </table:table-cell>
          <table:table-cell table:formula="of:=[.F80]/[.A80]" office:value-type="float" office:value="1.225">
            <text:p>1.225</text:p>
          </table:table-cell>
          <table:table-cell office:value-type="float" office:value="165">
            <text:p>165</text:p>
          </table:table-cell>
          <table:table-cell table:formula="of:=[.H80]/[.A80]" office:value-type="float" office:value="1.03125">
            <text:p>1.03125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44">
            <text:p>344</text:p>
          </table:table-cell>
          <table:table-cell table:formula="of:=[.B81]/[.A81]" office:value-type="float" office:value="0.982857142857143">
            <text:p>0.9828571429</text:p>
          </table:table-cell>
          <table:table-cell office:value-type="float" office:value="352">
            <text:p>352</text:p>
          </table:table-cell>
          <table:table-cell table:formula="of:=[.D81]/[.A81]" office:value-type="float" office:value="1.00571428571429">
            <text:p>1.0057142857</text:p>
          </table:table-cell>
          <table:table-cell office:value-type="float" office:value="601">
            <text:p>601</text:p>
          </table:table-cell>
          <table:table-cell table:formula="of:=[.F81]/[.A81]" office:value-type="float" office:value="1.71714285714286">
            <text:p>1.7171428571</text:p>
          </table:table-cell>
          <table:table-cell office:value-type="float" office:value="353">
            <text:p>353</text:p>
          </table:table-cell>
          <table:table-cell table:formula="of:=[.H81]/[.A81]" office:value-type="float" office:value="1.00857142857143">
            <text:p>1.008571428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5">
            <text:p>155</text:p>
          </table:table-cell>
          <table:table-cell table:formula="of:=[.B82]/[.A82]" office:value-type="float" office:value="0.987261146496815">
            <text:p>0.9872611465</text:p>
          </table:table-cell>
          <table:table-cell office:value-type="float" office:value="159">
            <text:p>159</text:p>
          </table:table-cell>
          <table:table-cell table:formula="of:=[.D82]/[.A82]" office:value-type="float" office:value="1.01273885350318">
            <text:p>1.0127388535</text:p>
          </table:table-cell>
          <table:table-cell office:value-type="float" office:value="162">
            <text:p>162</text:p>
          </table:table-cell>
          <table:table-cell table:formula="of:=[.F82]/[.A82]" office:value-type="float" office:value="1.03184713375796">
            <text:p>1.0318471338</text:p>
          </table:table-cell>
          <table:table-cell office:value-type="float" office:value="157">
            <text:p>157</text:p>
          </table:table-cell>
          <table:table-cell table:formula="of:=[.H82]/[.A82]" office:value-type="float" office:value="1">
            <text:p>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table:formula="of:=[.B83]/[.A83]" office:value-type="float" office:value="0.985074626865672">
            <text:p>0.9850746269</text:p>
          </table:table-cell>
          <table:table-cell office:value-type="float" office:value="133">
            <text:p>133</text:p>
          </table:table-cell>
          <table:table-cell table:formula="of:=[.D83]/[.A83]" office:value-type="float" office:value="0.992537313432836">
            <text:p>0.9925373134</text:p>
          </table:table-cell>
          <table:table-cell office:value-type="float" office:value="138">
            <text:p>138</text:p>
          </table:table-cell>
          <table:table-cell table:formula="of:=[.F83]/[.A83]" office:value-type="float" office:value="1.02985074626866">
            <text:p>1.0298507463</text:p>
          </table:table-cell>
          <table:table-cell office:value-type="float" office:value="131">
            <text:p>131</text:p>
          </table:table-cell>
          <table:table-cell table:formula="of:=[.H83]/[.A83]" office:value-type="float" office:value="0.977611940298507">
            <text:p>0.977611940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59">
            <text:p>159</text:p>
          </table:table-cell>
          <table:table-cell table:formula="of:=[.B84]/[.A84]" office:value-type="float" office:value="0.969512195121951">
            <text:p>0.9695121951</text:p>
          </table:table-cell>
          <table:table-cell office:value-type="float" office:value="165">
            <text:p>165</text:p>
          </table:table-cell>
          <table:table-cell table:formula="of:=[.D84]/[.A84]" office:value-type="float" office:value="1.00609756097561">
            <text:p>1.006097561</text:p>
          </table:table-cell>
          <table:table-cell office:value-type="float" office:value="176">
            <text:p>176</text:p>
          </table:table-cell>
          <table:table-cell table:formula="of:=[.F84]/[.A84]" office:value-type="float" office:value="1.07317073170732">
            <text:p>1.0731707317</text:p>
          </table:table-cell>
          <table:table-cell office:value-type="float" office:value="160">
            <text:p>160</text:p>
          </table:table-cell>
          <table:table-cell table:formula="of:=[.H84]/[.A84]" office:value-type="float" office:value="0.975609756097561">
            <text:p>0.9756097561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959">
            <text:p>959</text:p>
          </table:table-cell>
          <table:table-cell table:formula="of:=[.B85]/[.A85]" office:value-type="float" office:value="1.00104384133612">
            <text:p>1.0010438413</text:p>
          </table:table-cell>
          <table:table-cell office:value-type="float" office:value="976">
            <text:p>976</text:p>
          </table:table-cell>
          <table:table-cell table:formula="of:=[.D85]/[.A85]" office:value-type="float" office:value="1.0187891440501">
            <text:p>1.0187891441</text:p>
          </table:table-cell>
          <table:table-cell office:value-type="float" office:value="1033">
            <text:p>1033</text:p>
          </table:table-cell>
          <table:table-cell table:formula="of:=[.F85]/[.A85]" office:value-type="float" office:value="1.07828810020877">
            <text:p>1.0782881002</text:p>
          </table:table-cell>
          <table:table-cell office:value-type="float" office:value="961">
            <text:p>961</text:p>
          </table:table-cell>
          <table:table-cell table:formula="of:=[.H85]/[.A85]" office:value-type="float" office:value="1.00313152400835">
            <text:p>1.00313152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table:formula="of:=[.B86]/[.A86]" office:value-type="float" office:value="1.00561797752809">
            <text:p>1.0056179775</text:p>
          </table:table-cell>
          <table:table-cell office:value-type="float" office:value="181">
            <text:p>181</text:p>
          </table:table-cell>
          <table:table-cell table:formula="of:=[.D86]/[.A86]" office:value-type="float" office:value="1.01685393258427">
            <text:p>1.0168539326</text:p>
          </table:table-cell>
          <table:table-cell office:value-type="float" office:value="234">
            <text:p>234</text:p>
          </table:table-cell>
          <table:table-cell table:formula="of:=[.F86]/[.A86]" office:value-type="float" office:value="1.31460674157303">
            <text:p>1.3146067416</text:p>
          </table:table-cell>
          <table:table-cell office:value-type="float" office:value="182">
            <text:p>182</text:p>
          </table:table-cell>
          <table:table-cell table:formula="of:=[.H86]/[.A86]" office:value-type="float" office:value="1.02247191011236">
            <text:p>1.022471910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table:formula="of:=[.B87]/[.A87]" office:value-type="float" office:value="0.994897959183673">
            <text:p>0.9948979592</text:p>
          </table:table-cell>
          <table:table-cell office:value-type="float" office:value="198">
            <text:p>198</text:p>
          </table:table-cell>
          <table:table-cell table:formula="of:=[.D87]/[.A87]" office:value-type="float" office:value="1.01020408163265">
            <text:p>1.0102040816</text:p>
          </table:table-cell>
          <table:table-cell office:value-type="float" office:value="199">
            <text:p>199</text:p>
          </table:table-cell>
          <table:table-cell table:formula="of:=[.F87]/[.A87]" office:value-type="float" office:value="1.01530612244898">
            <text:p>1.0153061224</text:p>
          </table:table-cell>
          <table:table-cell office:value-type="float" office:value="199">
            <text:p>199</text:p>
          </table:table-cell>
          <table:table-cell table:formula="of:=[.H87]/[.A87]" office:value-type="float" office:value="1.01530612244898">
            <text:p>1.0153061224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443">
            <text:p>443</text:p>
          </table:table-cell>
          <table:table-cell table:formula="of:=[.B88]/[.A88]" office:value-type="float" office:value="1.00226244343891">
            <text:p>1.0022624434</text:p>
          </table:table-cell>
          <table:table-cell office:value-type="float" office:value="447">
            <text:p>447</text:p>
          </table:table-cell>
          <table:table-cell table:formula="of:=[.D88]/[.A88]" office:value-type="float" office:value="1.01131221719457">
            <text:p>1.0113122172</text:p>
          </table:table-cell>
          <table:table-cell office:value-type="float" office:value="611">
            <text:p>611</text:p>
          </table:table-cell>
          <table:table-cell table:formula="of:=[.F88]/[.A88]" office:value-type="float" office:value="1.38235294117647">
            <text:p>1.3823529412</text:p>
          </table:table-cell>
          <table:table-cell office:value-type="float" office:value="448">
            <text:p>448</text:p>
          </table:table-cell>
          <table:table-cell table:formula="of:=[.H88]/[.A88]" office:value-type="float" office:value="1.01357466063348">
            <text:p>1.013574660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table:formula="of:=[.B89]/[.A89]" office:value-type="float" office:value="1.00409836065574">
            <text:p>1.0040983607</text:p>
          </table:table-cell>
          <table:table-cell office:value-type="float" office:value="247">
            <text:p>247</text:p>
          </table:table-cell>
          <table:table-cell table:formula="of:=[.D89]/[.A89]" office:value-type="float" office:value="1.01229508196721">
            <text:p>1.012295082</text:p>
          </table:table-cell>
          <table:table-cell office:value-type="float" office:value="408">
            <text:p>408</text:p>
          </table:table-cell>
          <table:table-cell table:formula="of:=[.F89]/[.A89]" office:value-type="float" office:value="1.67213114754098">
            <text:p>1.6721311475</text:p>
          </table:table-cell>
          <table:table-cell office:value-type="float" office:value="254">
            <text:p>254</text:p>
          </table:table-cell>
          <table:table-cell table:formula="of:=[.H89]/[.A89]" office:value-type="float" office:value="1.04098360655738">
            <text:p>1.0409836066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46">
            <text:p>346</text:p>
          </table:table-cell>
          <table:table-cell table:formula="of:=[.B90]/[.A90]" office:value-type="float" office:value="0.991404011461318">
            <text:p>0.9914040115</text:p>
          </table:table-cell>
          <table:table-cell office:value-type="float" office:value="348">
            <text:p>348</text:p>
          </table:table-cell>
          <table:table-cell table:formula="of:=[.D90]/[.A90]" office:value-type="float" office:value="0.997134670487106">
            <text:p>0.9971346705</text:p>
          </table:table-cell>
          <table:table-cell office:value-type="float" office:value="622">
            <text:p>622</text:p>
          </table:table-cell>
          <table:table-cell table:formula="of:=[.F90]/[.A90]" office:value-type="float" office:value="1.78223495702006">
            <text:p>1.782234957</text:p>
          </table:table-cell>
          <table:table-cell office:value-type="float" office:value="356">
            <text:p>356</text:p>
          </table:table-cell>
          <table:table-cell table:formula="of:=[.H90]/[.A90]" office:value-type="float" office:value="1.02005730659026">
            <text:p>1.0200573066</text:p>
          </table:table-cell>
        </table:table-row>
        <table:table-row table:style-name="ro1">
          <table:table-cell table:number-columns-repeated="2" office:value-type="float" office:value="176">
            <text:p>176</text:p>
          </table:table-cell>
          <table:table-cell table:formula="of:=[.B91]/[.A91]" office:value-type="float" office:value="1">
            <text:p>1</text:p>
          </table:table-cell>
          <table:table-cell office:value-type="float" office:value="178">
            <text:p>178</text:p>
          </table:table-cell>
          <table:table-cell table:formula="of:=[.D91]/[.A91]" office:value-type="float" office:value="1.01136363636364">
            <text:p>1.0113636364</text:p>
          </table:table-cell>
          <table:table-cell office:value-type="float" office:value="227">
            <text:p>227</text:p>
          </table:table-cell>
          <table:table-cell table:formula="of:=[.F91]/[.A91]" office:value-type="float" office:value="1.28977272727273">
            <text:p>1.2897727273</text:p>
          </table:table-cell>
          <table:table-cell office:value-type="float" office:value="176">
            <text:p>176</text:p>
          </table:table-cell>
          <table:table-cell table:formula="of:=[.H91]/[.A91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34">
            <text:p>134</text:p>
          </table:table-cell>
          <table:table-cell table:formula="of:=[.B92]/[.A92]" office:value-type="float" office:value="1">
            <text:p>1</text:p>
          </table:table-cell>
          <table:table-cell office:value-type="float" office:value="136">
            <text:p>136</text:p>
          </table:table-cell>
          <table:table-cell table:formula="of:=[.D92]/[.A92]" office:value-type="float" office:value="1.01492537313433">
            <text:p>1.0149253731</text:p>
          </table:table-cell>
          <table:table-cell office:value-type="float" office:value="139">
            <text:p>139</text:p>
          </table:table-cell>
          <table:table-cell table:formula="of:=[.F92]/[.A92]" office:value-type="float" office:value="1.03731343283582">
            <text:p>1.0373134328</text:p>
          </table:table-cell>
          <table:table-cell office:value-type="float" office:value="135">
            <text:p>135</text:p>
          </table:table-cell>
          <table:table-cell table:formula="of:=[.H92]/[.A92]" office:value-type="float" office:value="1.00746268656716">
            <text:p>1.0074626866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36">
            <text:p>236</text:p>
          </table:table-cell>
          <table:table-cell table:formula="of:=[.B93]/[.A93]" office:value-type="float" office:value="0.991596638655462">
            <text:p>0.9915966387</text:p>
          </table:table-cell>
          <table:table-cell office:value-type="float" office:value="237">
            <text:p>237</text:p>
          </table:table-cell>
          <table:table-cell table:formula="of:=[.D93]/[.A93]" office:value-type="float" office:value="0.995798319327731">
            <text:p>0.9957983193</text:p>
          </table:table-cell>
          <table:table-cell office:value-type="float" office:value="271">
            <text:p>271</text:p>
          </table:table-cell>
          <table:table-cell table:formula="of:=[.F93]/[.A93]" office:value-type="float" office:value="1.13865546218487">
            <text:p>1.1386554622</text:p>
          </table:table-cell>
          <table:table-cell office:value-type="float" office:value="241">
            <text:p>241</text:p>
          </table:table-cell>
          <table:table-cell table:formula="of:=[.H93]/[.A93]" office:value-type="float" office:value="1.01260504201681">
            <text:p>1.01260504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table:formula="of:=[.B94]/[.A94]" office:value-type="float" office:value="1.01063829787234">
            <text:p>1.0106382979</text:p>
          </table:table-cell>
          <table:table-cell office:value-type="float" office:value="191">
            <text:p>191</text:p>
          </table:table-cell>
          <table:table-cell table:formula="of:=[.D94]/[.A94]" office:value-type="float" office:value="1.01595744680851">
            <text:p>1.0159574468</text:p>
          </table:table-cell>
          <table:table-cell office:value-type="float" office:value="226">
            <text:p>226</text:p>
          </table:table-cell>
          <table:table-cell table:formula="of:=[.F94]/[.A94]" office:value-type="float" office:value="1.20212765957447">
            <text:p>1.2021276596</text:p>
          </table:table-cell>
          <table:table-cell office:value-type="float" office:value="195">
            <text:p>195</text:p>
          </table:table-cell>
          <table:table-cell table:formula="of:=[.H94]/[.A94]" office:value-type="float" office:value="1.03723404255319">
            <text:p>1.0372340426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79">
            <text:p>279</text:p>
          </table:table-cell>
          <table:table-cell table:formula="of:=[.B95]/[.A95]" office:value-type="float" office:value="1.0072202166065">
            <text:p>1.0072202166</text:p>
          </table:table-cell>
          <table:table-cell office:value-type="float" office:value="277">
            <text:p>277</text:p>
          </table:table-cell>
          <table:table-cell table:formula="of:=[.D95]/[.A95]" office:value-type="float" office:value="1">
            <text:p>1</text:p>
          </table:table-cell>
          <table:table-cell office:value-type="float" office:value="320">
            <text:p>320</text:p>
          </table:table-cell>
          <table:table-cell table:formula="of:=[.F95]/[.A95]" office:value-type="float" office:value="1.15523465703971">
            <text:p>1.155234657</text:p>
          </table:table-cell>
          <table:table-cell office:value-type="float" office:value="283">
            <text:p>283</text:p>
          </table:table-cell>
          <table:table-cell table:formula="of:=[.H95]/[.A95]" office:value-type="float" office:value="1.02166064981949">
            <text:p>1.021660649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table:formula="of:=[.B96]/[.A96]" office:value-type="float" office:value="1.03488372093023">
            <text:p>1.0348837209</text:p>
          </table:table-cell>
          <table:table-cell office:value-type="float" office:value="174">
            <text:p>174</text:p>
          </table:table-cell>
          <table:table-cell table:formula="of:=[.D96]/[.A96]" office:value-type="float" office:value="1.01162790697674">
            <text:p>1.011627907</text:p>
          </table:table-cell>
          <table:table-cell office:value-type="float" office:value="216">
            <text:p>216</text:p>
          </table:table-cell>
          <table:table-cell table:formula="of:=[.F96]/[.A96]" office:value-type="float" office:value="1.25581395348837">
            <text:p>1.2558139535</text:p>
          </table:table-cell>
          <table:table-cell office:value-type="float" office:value="187">
            <text:p>187</text:p>
          </table:table-cell>
          <table:table-cell table:formula="of:=[.H96]/[.A96]" office:value-type="float" office:value="1.08720930232558">
            <text:p>1.087209302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5">
            <text:p>145</text:p>
          </table:table-cell>
          <table:table-cell table:formula="of:=[.B97]/[.A97]" office:value-type="float" office:value="0.986394557823129">
            <text:p>0.9863945578</text:p>
          </table:table-cell>
          <table:table-cell office:value-type="float" office:value="152">
            <text:p>152</text:p>
          </table:table-cell>
          <table:table-cell table:formula="of:=[.D97]/[.A97]" office:value-type="float" office:value="1.03401360544218">
            <text:p>1.0340136054</text:p>
          </table:table-cell>
          <table:table-cell office:value-type="float" office:value="150">
            <text:p>150</text:p>
          </table:table-cell>
          <table:table-cell table:formula="of:=[.F97]/[.A97]" office:value-type="float" office:value="1.02040816326531">
            <text:p>1.0204081633</text:p>
          </table:table-cell>
          <table:table-cell office:value-type="float" office:value="147">
            <text:p>147</text:p>
          </table:table-cell>
          <table:table-cell table:formula="of:=[.H97]/[.A97]" office:value-type="float" office:value="1">
            <text:p>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11">
            <text:p>211</text:p>
          </table:table-cell>
          <table:table-cell table:formula="of:=[.B98]/[.A98]" office:value-type="float" office:value="0.990610328638498">
            <text:p>0.9906103286</text:p>
          </table:table-cell>
          <table:table-cell office:value-type="float" office:value="213">
            <text:p>213</text:p>
          </table:table-cell>
          <table:table-cell table:formula="of:=[.D98]/[.A98]" office:value-type="float" office:value="1">
            <text:p>1</text:p>
          </table:table-cell>
          <table:table-cell office:value-type="float" office:value="266">
            <text:p>266</text:p>
          </table:table-cell>
          <table:table-cell table:formula="of:=[.F98]/[.A98]" office:value-type="float" office:value="1.24882629107981">
            <text:p>1.2488262911</text:p>
          </table:table-cell>
          <table:table-cell office:value-type="float" office:value="216">
            <text:p>216</text:p>
          </table:table-cell>
          <table:table-cell table:formula="of:=[.H98]/[.A98]" office:value-type="float" office:value="1.01408450704225">
            <text:p>1.014084507</text:p>
          </table:table-cell>
        </table:table-row>
        <table:table-row table:style-name="ro1">
          <table:table-cell table:number-columns-repeated="2" office:value-type="float" office:value="265">
            <text:p>265</text:p>
          </table:table-cell>
          <table:table-cell table:formula="of:=[.B99]/[.A99]" office:value-type="float" office:value="1">
            <text:p>1</text:p>
          </table:table-cell>
          <table:table-cell office:value-type="float" office:value="270">
            <text:p>270</text:p>
          </table:table-cell>
          <table:table-cell table:formula="of:=[.D99]/[.A99]" office:value-type="float" office:value="1.0188679245283">
            <text:p>1.0188679245</text:p>
          </table:table-cell>
          <table:table-cell office:value-type="float" office:value="334">
            <text:p>334</text:p>
          </table:table-cell>
          <table:table-cell table:formula="of:=[.F99]/[.A99]" office:value-type="float" office:value="1.26037735849057">
            <text:p>1.2603773585</text:p>
          </table:table-cell>
          <table:table-cell office:value-type="float" office:value="269">
            <text:p>269</text:p>
          </table:table-cell>
          <table:table-cell table:formula="of:=[.H99]/[.A99]" office:value-type="float" office:value="1.01509433962264">
            <text:p>1.015094339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553">
            <text:p>553</text:p>
          </table:table-cell>
          <table:table-cell table:formula="of:=[.B100]/[.A100]" office:value-type="float" office:value="0.998194945848375">
            <text:p>0.9981949458</text:p>
          </table:table-cell>
          <table:table-cell office:value-type="float" office:value="556">
            <text:p>556</text:p>
          </table:table-cell>
          <table:table-cell table:formula="of:=[.D100]/[.A100]" office:value-type="float" office:value="1.00361010830325">
            <text:p>1.0036101083</text:p>
          </table:table-cell>
          <table:table-cell office:value-type="float" office:value="695">
            <text:p>695</text:p>
          </table:table-cell>
          <table:table-cell table:formula="of:=[.F100]/[.A100]" office:value-type="float" office:value="1.25451263537906">
            <text:p>1.2545126354</text:p>
          </table:table-cell>
          <table:table-cell office:value-type="float" office:value="565">
            <text:p>565</text:p>
          </table:table-cell>
          <table:table-cell table:formula="of:=[.H100]/[.A100]" office:value-type="float" office:value="1.01985559566787">
            <text:p>1.019855595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table:formula="of:=[.B101]/[.A101]" office:value-type="float" office:value="1.01379310344828">
            <text:p>1.0137931034</text:p>
          </table:table-cell>
          <table:table-cell office:value-type="float" office:value="148">
            <text:p>148</text:p>
          </table:table-cell>
          <table:table-cell table:formula="of:=[.D101]/[.A101]" office:value-type="float" office:value="1.02068965517241">
            <text:p>1.0206896552</text:p>
          </table:table-cell>
          <table:table-cell office:value-type="float" office:value="150">
            <text:p>150</text:p>
          </table:table-cell>
          <table:table-cell table:formula="of:=[.F101]/[.A101]" office:value-type="float" office:value="1.03448275862069">
            <text:p>1.0344827586</text:p>
          </table:table-cell>
          <table:table-cell office:value-type="float" office:value="153">
            <text:p>153</text:p>
          </table:table-cell>
          <table:table-cell table:formula="of:=[.H101]/[.A101]" office:value-type="float" office:value="1.0551724137931">
            <text:p>1.0551724138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table:formula="of:=[.B102]/[.A102]" office:value-type="float" office:value="0.993506493506493">
            <text:p>0.9935064935</text:p>
          </table:table-cell>
          <table:table-cell office:value-type="float" office:value="154">
            <text:p>154</text:p>
          </table:table-cell>
          <table:table-cell table:formula="of:=[.D102]/[.A102]" office:value-type="float" office:value="1">
            <text:p>1</text:p>
          </table:table-cell>
          <table:table-cell office:value-type="float" office:value="183">
            <text:p>183</text:p>
          </table:table-cell>
          <table:table-cell table:formula="of:=[.F102]/[.A102]" office:value-type="float" office:value="1.18831168831169">
            <text:p>1.1883116883</text:p>
          </table:table-cell>
          <table:table-cell office:value-type="float" office:value="156">
            <text:p>156</text:p>
          </table:table-cell>
          <table:table-cell table:formula="of:=[.H102]/[.A102]" office:value-type="float" office:value="1.01298701298701">
            <text:p>1.012987013</text:p>
          </table:table-cell>
        </table:table-row>
        <table:table-row table:style-name="ro1">
          <table:table-cell table:number-columns-repeated="2" office:value-type="float" office:value="198">
            <text:p>198</text:p>
          </table:table-cell>
          <table:table-cell table:formula="of:=[.B103]/[.A103]" office:value-type="float" office:value="1">
            <text:p>1</text:p>
          </table:table-cell>
          <table:table-cell office:value-type="float" office:value="198">
            <text:p>198</text:p>
          </table:table-cell>
          <table:table-cell table:formula="of:=[.D103]/[.A103]" office:value-type="float" office:value="1">
            <text:p>1</text:p>
          </table:table-cell>
          <table:table-cell office:value-type="float" office:value="313">
            <text:p>313</text:p>
          </table:table-cell>
          <table:table-cell table:formula="of:=[.F103]/[.A103]" office:value-type="float" office:value="1.58080808080808">
            <text:p>1.5808080808</text:p>
          </table:table-cell>
          <table:table-cell office:value-type="float" office:value="204">
            <text:p>204</text:p>
          </table:table-cell>
          <table:table-cell table:formula="of:=[.H103]/[.A103]" office:value-type="float" office:value="1.03030303030303">
            <text:p>1.0303030303</text:p>
          </table:table-cell>
        </table:table-row>
        <table:table-row table:style-name="ro1">
          <table:table-cell table:number-columns-repeated="2" office:value-type="float" office:value="420">
            <text:p>420</text:p>
          </table:table-cell>
          <table:table-cell table:formula="of:=[.B104]/[.A104]" office:value-type="float" office:value="1">
            <text:p>1</text:p>
          </table:table-cell>
          <table:table-cell office:value-type="float" office:value="432">
            <text:p>432</text:p>
          </table:table-cell>
          <table:table-cell table:formula="of:=[.D104]/[.A104]" office:value-type="float" office:value="1.02857142857143">
            <text:p>1.0285714286</text:p>
          </table:table-cell>
          <table:table-cell office:value-type="float" office:value="596">
            <text:p>596</text:p>
          </table:table-cell>
          <table:table-cell table:formula="of:=[.F104]/[.A104]" office:value-type="float" office:value="1.41904761904762">
            <text:p>1.419047619</text:p>
          </table:table-cell>
          <table:table-cell office:value-type="float" office:value="430">
            <text:p>430</text:p>
          </table:table-cell>
          <table:table-cell table:formula="of:=[.H104]/[.A104]" office:value-type="float" office:value="1.02380952380952">
            <text:p>1.0238095238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2">
            <text:p>262</text:p>
          </table:table-cell>
          <table:table-cell table:formula="of:=[.B105]/[.A105]" office:value-type="float" office:value="1.00769230769231">
            <text:p>1.0076923077</text:p>
          </table:table-cell>
          <table:table-cell office:value-type="float" office:value="264">
            <text:p>264</text:p>
          </table:table-cell>
          <table:table-cell table:formula="of:=[.D105]/[.A105]" office:value-type="float" office:value="1.01538461538462">
            <text:p>1.0153846154</text:p>
          </table:table-cell>
          <table:table-cell office:value-type="float" office:value="303">
            <text:p>303</text:p>
          </table:table-cell>
          <table:table-cell table:formula="of:=[.F105]/[.A105]" office:value-type="float" office:value="1.16538461538462">
            <text:p>1.1653846154</text:p>
          </table:table-cell>
          <table:table-cell office:value-type="float" office:value="269">
            <text:p>269</text:p>
          </table:table-cell>
          <table:table-cell table:formula="of:=[.H105]/[.A105]" office:value-type="float" office:value="1.03461538461538">
            <text:p>1.0346153846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471">
            <text:p>471</text:p>
          </table:table-cell>
          <table:table-cell table:formula="of:=[.B106]/[.A106]" office:value-type="float" office:value="0.993670886075949">
            <text:p>0.9936708861</text:p>
          </table:table-cell>
          <table:table-cell office:value-type="float" office:value="477">
            <text:p>477</text:p>
          </table:table-cell>
          <table:table-cell table:formula="of:=[.D106]/[.A106]" office:value-type="float" office:value="1.00632911392405">
            <text:p>1.0063291139</text:p>
          </table:table-cell>
          <table:table-cell office:value-type="float" office:value="506">
            <text:p>506</text:p>
          </table:table-cell>
          <table:table-cell table:formula="of:=[.F106]/[.A106]" office:value-type="float" office:value="1.06751054852321">
            <text:p>1.0675105485</text:p>
          </table:table-cell>
          <table:table-cell office:value-type="float" office:value="476">
            <text:p>476</text:p>
          </table:table-cell>
          <table:table-cell table:formula="of:=[.H106]/[.A106]" office:value-type="float" office:value="1.0042194092827">
            <text:p>1.0042194093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403">
            <text:p>403</text:p>
          </table:table-cell>
          <table:table-cell table:formula="of:=[.B107]/[.A107]" office:value-type="float" office:value="0.992610837438424">
            <text:p>0.9926108374</text:p>
          </table:table-cell>
          <table:table-cell office:value-type="float" office:value="408">
            <text:p>408</text:p>
          </table:table-cell>
          <table:table-cell table:formula="of:=[.D107]/[.A107]" office:value-type="float" office:value="1.00492610837438">
            <text:p>1.0049261084</text:p>
          </table:table-cell>
          <table:table-cell office:value-type="float" office:value="529">
            <text:p>529</text:p>
          </table:table-cell>
          <table:table-cell table:formula="of:=[.F107]/[.A107]" office:value-type="float" office:value="1.30295566502463">
            <text:p>1.302955665</text:p>
          </table:table-cell>
          <table:table-cell office:value-type="float" office:value="420">
            <text:p>420</text:p>
          </table:table-cell>
          <table:table-cell table:formula="of:=[.H107]/[.A107]" office:value-type="float" office:value="1.03448275862069">
            <text:p>1.034482758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3">
            <text:p>183</text:p>
          </table:table-cell>
          <table:table-cell table:formula="of:=[.B108]/[.A108]" office:value-type="float" office:value="1.01104972375691">
            <text:p>1.0110497238</text:p>
          </table:table-cell>
          <table:table-cell office:value-type="float" office:value="185">
            <text:p>185</text:p>
          </table:table-cell>
          <table:table-cell table:formula="of:=[.D108]/[.A108]" office:value-type="float" office:value="1.02209944751381">
            <text:p>1.0220994475</text:p>
          </table:table-cell>
          <table:table-cell office:value-type="float" office:value="217">
            <text:p>217</text:p>
          </table:table-cell>
          <table:table-cell table:formula="of:=[.F108]/[.A108]" office:value-type="float" office:value="1.19889502762431">
            <text:p>1.1988950276</text:p>
          </table:table-cell>
          <table:table-cell office:value-type="float" office:value="183">
            <text:p>183</text:p>
          </table:table-cell>
          <table:table-cell table:formula="of:=[.H108]/[.A108]" office:value-type="float" office:value="1.01104972375691">
            <text:p>1.011049723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table:formula="of:=[.B109]/[.A109]" office:value-type="float" office:value="1.01282051282051">
            <text:p>1.0128205128</text:p>
          </table:table-cell>
          <table:table-cell office:value-type="float" office:value="80">
            <text:p>80</text:p>
          </table:table-cell>
          <table:table-cell table:formula="of:=[.D109]/[.A109]" office:value-type="float" office:value="1.02564102564103">
            <text:p>1.0256410256</text:p>
          </table:table-cell>
          <table:table-cell office:value-type="float" office:value="90">
            <text:p>90</text:p>
          </table:table-cell>
          <table:table-cell table:formula="of:=[.F109]/[.A109]" office:value-type="float" office:value="1.15384615384615">
            <text:p>1.1538461538</text:p>
          </table:table-cell>
          <table:table-cell office:value-type="float" office:value="80">
            <text:p>80</text:p>
          </table:table-cell>
          <table:table-cell table:formula="of:=[.H109]/[.A109]" office:value-type="float" office:value="1.02564102564103">
            <text:p>1.0256410256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45">
            <text:p>345</text:p>
          </table:table-cell>
          <table:table-cell table:formula="of:=[.B110]/[.A110]" office:value-type="float" office:value="1.01173020527859">
            <text:p>1.0117302053</text:p>
          </table:table-cell>
          <table:table-cell office:value-type="float" office:value="356">
            <text:p>356</text:p>
          </table:table-cell>
          <table:table-cell table:formula="of:=[.D110]/[.A110]" office:value-type="float" office:value="1.04398826979472">
            <text:p>1.0439882698</text:p>
          </table:table-cell>
          <table:table-cell office:value-type="float" office:value="503">
            <text:p>503</text:p>
          </table:table-cell>
          <table:table-cell table:formula="of:=[.F110]/[.A110]" office:value-type="float" office:value="1.47507331378299">
            <text:p>1.4750733138</text:p>
          </table:table-cell>
          <table:table-cell office:value-type="float" office:value="357">
            <text:p>357</text:p>
          </table:table-cell>
          <table:table-cell table:formula="of:=[.H110]/[.A110]" office:value-type="float" office:value="1.04692082111437">
            <text:p>1.046920821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table:formula="of:=[.B111]/[.A111]" office:value-type="float" office:value="0.995391705069124">
            <text:p>0.9953917051</text:p>
          </table:table-cell>
          <table:table-cell office:value-type="float" office:value="218">
            <text:p>218</text:p>
          </table:table-cell>
          <table:table-cell table:formula="of:=[.D111]/[.A111]" office:value-type="float" office:value="1.00460829493088">
            <text:p>1.0046082949</text:p>
          </table:table-cell>
          <table:table-cell office:value-type="float" office:value="270">
            <text:p>270</text:p>
          </table:table-cell>
          <table:table-cell table:formula="of:=[.F111]/[.A111]" office:value-type="float" office:value="1.24423963133641">
            <text:p>1.2442396313</text:p>
          </table:table-cell>
          <table:table-cell office:value-type="float" office:value="220">
            <text:p>220</text:p>
          </table:table-cell>
          <table:table-cell table:formula="of:=[.H111]/[.A111]" office:value-type="float" office:value="1.01382488479263">
            <text:p>1.013824884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7">
            <text:p>137</text:p>
          </table:table-cell>
          <table:table-cell table:formula="of:=[.B112]/[.A112]" office:value-type="float" office:value="1.01481481481481">
            <text:p>1.0148148148</text:p>
          </table:table-cell>
          <table:table-cell office:value-type="float" office:value="141">
            <text:p>141</text:p>
          </table:table-cell>
          <table:table-cell table:formula="of:=[.D112]/[.A112]" office:value-type="float" office:value="1.04444444444444">
            <text:p>1.0444444444</text:p>
          </table:table-cell>
          <table:table-cell office:value-type="float" office:value="159">
            <text:p>159</text:p>
          </table:table-cell>
          <table:table-cell table:formula="of:=[.F112]/[.A112]" office:value-type="float" office:value="1.17777777777778">
            <text:p>1.1777777778</text:p>
          </table:table-cell>
          <table:table-cell office:value-type="float" office:value="139">
            <text:p>139</text:p>
          </table:table-cell>
          <table:table-cell table:formula="of:=[.H112]/[.A112]" office:value-type="float" office:value="1.02962962962963">
            <text:p>1.0296296296</text:p>
          </table:table-cell>
        </table:table-row>
        <table:table-row table:style-name="ro1">
          <table:table-cell table:number-columns-repeated="2" office:value-type="float" office:value="165">
            <text:p>165</text:p>
          </table:table-cell>
          <table:table-cell table:formula="of:=[.B113]/[.A113]" office:value-type="float" office:value="1">
            <text:p>1</text:p>
          </table:table-cell>
          <table:table-cell office:value-type="float" office:value="167">
            <text:p>167</text:p>
          </table:table-cell>
          <table:table-cell table:formula="of:=[.D113]/[.A113]" office:value-type="float" office:value="1.01212121212121">
            <text:p>1.0121212121</text:p>
          </table:table-cell>
          <table:table-cell office:value-type="float" office:value="252">
            <text:p>252</text:p>
          </table:table-cell>
          <table:table-cell table:formula="of:=[.F113]/[.A113]" office:value-type="float" office:value="1.52727272727273">
            <text:p>1.5272727273</text:p>
          </table:table-cell>
          <table:table-cell office:value-type="float" office:value="168">
            <text:p>168</text:p>
          </table:table-cell>
          <table:table-cell table:formula="of:=[.H113]/[.A113]" office:value-type="float" office:value="1.01818181818182">
            <text:p>1.018181818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10">
            <text:p>210</text:p>
          </table:table-cell>
          <table:table-cell table:formula="of:=[.B114]/[.A114]" office:value-type="float" office:value="1.01449275362319">
            <text:p>1.0144927536</text:p>
          </table:table-cell>
          <table:table-cell office:value-type="float" office:value="213">
            <text:p>213</text:p>
          </table:table-cell>
          <table:table-cell table:formula="of:=[.D114]/[.A114]" office:value-type="float" office:value="1.02898550724638">
            <text:p>1.0289855072</text:p>
          </table:table-cell>
          <table:table-cell office:value-type="float" office:value="301">
            <text:p>301</text:p>
          </table:table-cell>
          <table:table-cell table:formula="of:=[.F114]/[.A114]" office:value-type="float" office:value="1.45410628019324">
            <text:p>1.4541062802</text:p>
          </table:table-cell>
          <table:table-cell office:value-type="float" office:value="212">
            <text:p>212</text:p>
          </table:table-cell>
          <table:table-cell table:formula="of:=[.H114]/[.A114]" office:value-type="float" office:value="1.02415458937198">
            <text:p>1.0241545894</text:p>
          </table:table-cell>
        </table:table-row>
        <table:table-row table:style-name="ro1">
          <table:table-cell table:number-columns-repeated="2" office:value-type="float" office:value="308">
            <text:p>308</text:p>
          </table:table-cell>
          <table:table-cell table:formula="of:=[.B115]/[.A115]" office:value-type="float" office:value="1">
            <text:p>1</text:p>
          </table:table-cell>
          <table:table-cell office:value-type="float" office:value="317">
            <text:p>317</text:p>
          </table:table-cell>
          <table:table-cell table:formula="of:=[.D115]/[.A115]" office:value-type="float" office:value="1.02922077922078">
            <text:p>1.0292207792</text:p>
          </table:table-cell>
          <table:table-cell office:value-type="float" office:value="325">
            <text:p>325</text:p>
          </table:table-cell>
          <table:table-cell table:formula="of:=[.F115]/[.A115]" office:value-type="float" office:value="1.05519480519481">
            <text:p>1.0551948052</text:p>
          </table:table-cell>
          <table:table-cell office:value-type="float" office:value="315">
            <text:p>315</text:p>
          </table:table-cell>
          <table:table-cell table:formula="of:=[.H115]/[.A115]" office:value-type="float" office:value="1.02272727272727">
            <text:p>1.0227272727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table:formula="of:=[.B116]/[.A116]" office:value-type="float" office:value="1.00495049504951">
            <text:p>1.004950495</text:p>
          </table:table-cell>
          <table:table-cell office:value-type="float" office:value="209">
            <text:p>209</text:p>
          </table:table-cell>
          <table:table-cell table:formula="of:=[.D116]/[.A116]" office:value-type="float" office:value="1.03465346534653">
            <text:p>1.0346534653</text:p>
          </table:table-cell>
          <table:table-cell office:value-type="float" office:value="232">
            <text:p>232</text:p>
          </table:table-cell>
          <table:table-cell table:formula="of:=[.F116]/[.A116]" office:value-type="float" office:value="1.14851485148515">
            <text:p>1.1485148515</text:p>
          </table:table-cell>
          <table:table-cell office:value-type="float" office:value="203">
            <text:p>203</text:p>
          </table:table-cell>
          <table:table-cell table:formula="of:=[.H116]/[.A116]" office:value-type="float" office:value="1.00495049504951">
            <text:p>1.004950495</text:p>
          </table:table-cell>
        </table:table-row>
        <table:table-row table:style-name="ro1">
          <table:table-cell table:number-columns-repeated="2" office:value-type="float" office:value="857">
            <text:p>857</text:p>
          </table:table-cell>
          <table:table-cell table:formula="of:=[.B117]/[.A117]" office:value-type="float" office:value="1">
            <text:p>1</text:p>
          </table:table-cell>
          <table:table-cell office:value-type="float" office:value="874">
            <text:p>874</text:p>
          </table:table-cell>
          <table:table-cell table:formula="of:=[.D117]/[.A117]" office:value-type="float" office:value="1.01983663943991">
            <text:p>1.0198366394</text:p>
          </table:table-cell>
          <table:table-cell office:value-type="float" office:value="1081">
            <text:p>1081</text:p>
          </table:table-cell>
          <table:table-cell table:formula="of:=[.F117]/[.A117]" office:value-type="float" office:value="1.26137689614936">
            <text:p>1.2613768961</text:p>
          </table:table-cell>
          <table:table-cell office:value-type="float" office:value="857">
            <text:p>857</text:p>
          </table:table-cell>
          <table:table-cell table:formula="of:=[.H117]/[.A117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73">
            <text:p>173</text:p>
          </table:table-cell>
          <table:table-cell table:formula="of:=[.B118]/[.A118]" office:value-type="float" office:value="1">
            <text:p>1</text:p>
          </table:table-cell>
          <table:table-cell office:value-type="float" office:value="173">
            <text:p>173</text:p>
          </table:table-cell>
          <table:table-cell table:formula="of:=[.D118]/[.A118]" office:value-type="float" office:value="1">
            <text:p>1</text:p>
          </table:table-cell>
          <table:table-cell office:value-type="float" office:value="243">
            <text:p>243</text:p>
          </table:table-cell>
          <table:table-cell table:formula="of:=[.F118]/[.A118]" office:value-type="float" office:value="1.40462427745665">
            <text:p>1.4046242775</text:p>
          </table:table-cell>
          <table:table-cell office:value-type="float" office:value="174">
            <text:p>174</text:p>
          </table:table-cell>
          <table:table-cell table:formula="of:=[.H118]/[.A118]" office:value-type="float" office:value="1.00578034682081">
            <text:p>1.005780346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table:formula="of:=[.B119]/[.A119]" office:value-type="float" office:value="1.01428571428571">
            <text:p>1.0142857143</text:p>
          </table:table-cell>
          <table:table-cell office:value-type="float" office:value="142">
            <text:p>142</text:p>
          </table:table-cell>
          <table:table-cell table:formula="of:=[.D119]/[.A119]" office:value-type="float" office:value="1.01428571428571">
            <text:p>1.0142857143</text:p>
          </table:table-cell>
          <table:table-cell office:value-type="float" office:value="196">
            <text:p>196</text:p>
          </table:table-cell>
          <table:table-cell table:formula="of:=[.F119]/[.A119]" office:value-type="float" office:value="1.4">
            <text:p>1.4</text:p>
          </table:table-cell>
          <table:table-cell office:value-type="float" office:value="145">
            <text:p>145</text:p>
          </table:table-cell>
          <table:table-cell table:formula="of:=[.H119]/[.A119]" office:value-type="float" office:value="1.03571428571429">
            <text:p>1.0357142857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862">
            <text:p>862</text:p>
          </table:table-cell>
          <table:table-cell table:formula="of:=[.B120]/[.A120]" office:value-type="float" office:value="1.00116144018583">
            <text:p>1.0011614402</text:p>
          </table:table-cell>
          <table:table-cell office:value-type="float" office:value="875">
            <text:p>875</text:p>
          </table:table-cell>
          <table:table-cell table:formula="of:=[.D120]/[.A120]" office:value-type="float" office:value="1.01626016260163">
            <text:p>1.0162601626</text:p>
          </table:table-cell>
          <table:table-cell office:value-type="float" office:value="1004">
            <text:p>1004</text:p>
          </table:table-cell>
          <table:table-cell table:formula="of:=[.F120]/[.A120]" office:value-type="float" office:value="1.16608594657375">
            <text:p>1.1660859466</text:p>
          </table:table-cell>
          <table:table-cell office:value-type="float" office:value="871">
            <text:p>871</text:p>
          </table:table-cell>
          <table:table-cell table:formula="of:=[.H120]/[.A120]" office:value-type="float" office:value="1.0116144018583">
            <text:p>1.0116144019</text:p>
          </table:table-cell>
        </table:table-row>
        <table:table-row table:style-name="ro1">
          <table:table-cell table:number-columns-repeated="2" office:value-type="float" office:value="363">
            <text:p>363</text:p>
          </table:table-cell>
          <table:table-cell table:formula="of:=[.B121]/[.A121]" office:value-type="float" office:value="1">
            <text:p>1</text:p>
          </table:table-cell>
          <table:table-cell office:value-type="float" office:value="365">
            <text:p>365</text:p>
          </table:table-cell>
          <table:table-cell table:formula="of:=[.D121]/[.A121]" office:value-type="float" office:value="1.00550964187328">
            <text:p>1.0055096419</text:p>
          </table:table-cell>
          <table:table-cell office:value-type="float" office:value="537">
            <text:p>537</text:p>
          </table:table-cell>
          <table:table-cell table:formula="of:=[.F121]/[.A121]" office:value-type="float" office:value="1.47933884297521">
            <text:p>1.479338843</text:p>
          </table:table-cell>
          <table:table-cell office:value-type="float" office:value="364">
            <text:p>364</text:p>
          </table:table-cell>
          <table:table-cell table:formula="of:=[.H121]/[.A121]" office:value-type="float" office:value="1.00275482093664">
            <text:p>1.0027548209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table:formula="of:=[.B122]/[.A122]" office:value-type="float" office:value="1.00561797752809">
            <text:p>1.0056179775</text:p>
          </table:table-cell>
          <table:table-cell office:value-type="float" office:value="183">
            <text:p>183</text:p>
          </table:table-cell>
          <table:table-cell table:formula="of:=[.D122]/[.A122]" office:value-type="float" office:value="1.02808988764045">
            <text:p>1.0280898876</text:p>
          </table:table-cell>
          <table:table-cell office:value-type="float" office:value="206">
            <text:p>206</text:p>
          </table:table-cell>
          <table:table-cell table:formula="of:=[.F122]/[.A122]" office:value-type="float" office:value="1.15730337078652">
            <text:p>1.1573033708</text:p>
          </table:table-cell>
          <table:table-cell office:value-type="float" office:value="180">
            <text:p>180</text:p>
          </table:table-cell>
          <table:table-cell table:formula="of:=[.H122]/[.A122]" office:value-type="float" office:value="1.01123595505618">
            <text:p>1.011235955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39">
            <text:p>239</text:p>
          </table:table-cell>
          <table:table-cell table:formula="of:=[.B123]/[.A123]" office:value-type="float" office:value="1.01702127659574">
            <text:p>1.0170212766</text:p>
          </table:table-cell>
          <table:table-cell office:value-type="float" office:value="241">
            <text:p>241</text:p>
          </table:table-cell>
          <table:table-cell table:formula="of:=[.D123]/[.A123]" office:value-type="float" office:value="1.02553191489362">
            <text:p>1.0255319149</text:p>
          </table:table-cell>
          <table:table-cell office:value-type="float" office:value="272">
            <text:p>272</text:p>
          </table:table-cell>
          <table:table-cell table:formula="of:=[.F123]/[.A123]" office:value-type="float" office:value="1.15744680851064">
            <text:p>1.1574468085</text:p>
          </table:table-cell>
          <table:table-cell office:value-type="float" office:value="243">
            <text:p>243</text:p>
          </table:table-cell>
          <table:table-cell table:formula="of:=[.H123]/[.A123]" office:value-type="float" office:value="1.03404255319149">
            <text:p>1.0340425532</text:p>
          </table:table-cell>
        </table:table-row>
        <table:table-row table:style-name="ro1">
          <table:table-cell table:number-columns-repeated="2" office:value-type="float" office:value="219">
            <text:p>219</text:p>
          </table:table-cell>
          <table:table-cell table:formula="of:=[.B124]/[.A124]"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f:=[.D124]/[.A124]"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F124]/[.A124]" office:value-type="float" office:value="1.1689497716895">
            <text:p>1.1689497717</text:p>
          </table:table-cell>
          <table:table-cell office:value-type="float" office:value="218">
            <text:p>218</text:p>
          </table:table-cell>
          <table:table-cell table:formula="of:=[.H124]/[.A124]" office:value-type="float" office:value="0.995433789954338">
            <text:p>0.99543379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376">
            <text:p>376</text:p>
          </table:table-cell>
          <table:table-cell table:formula="of:=[.B125]/[.A125]" office:value-type="float" office:value="1.01347708894879">
            <text:p>1.0134770889</text:p>
          </table:table-cell>
          <table:table-cell office:value-type="float" office:value="377">
            <text:p>377</text:p>
          </table:table-cell>
          <table:table-cell table:formula="of:=[.D125]/[.A125]" office:value-type="float" office:value="1.01617250673854">
            <text:p>1.0161725067</text:p>
          </table:table-cell>
          <table:table-cell office:value-type="float" office:value="413">
            <text:p>413</text:p>
          </table:table-cell>
          <table:table-cell table:formula="of:=[.F125]/[.A125]" office:value-type="float" office:value="1.11320754716981">
            <text:p>1.1132075472</text:p>
          </table:table-cell>
          <table:table-cell office:value-type="float" office:value="376">
            <text:p>376</text:p>
          </table:table-cell>
          <table:table-cell table:formula="of:=[.H125]/[.A125]" office:value-type="float" office:value="1.01347708894879">
            <text:p>1.013477088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1">
            <text:p>171</text:p>
          </table:table-cell>
          <table:table-cell table:formula="of:=[.B126]/[.A126]" office:value-type="float" office:value="1.01183431952663">
            <text:p>1.0118343195</text:p>
          </table:table-cell>
          <table:table-cell office:value-type="float" office:value="181">
            <text:p>181</text:p>
          </table:table-cell>
          <table:table-cell table:formula="of:=[.D126]/[.A126]" office:value-type="float" office:value="1.07100591715976">
            <text:p>1.0710059172</text:p>
          </table:table-cell>
          <table:table-cell office:value-type="float" office:value="154">
            <text:p>154</text:p>
          </table:table-cell>
          <table:table-cell table:formula="of:=[.F126]/[.A126]" office:value-type="float" office:value="0.911242603550296">
            <text:p>0.9112426036</text:p>
          </table:table-cell>
          <table:table-cell office:value-type="float" office:value="171">
            <text:p>171</text:p>
          </table:table-cell>
          <table:table-cell table:formula="of:=[.H126]/[.A126]" office:value-type="float" office:value="1.01183431952663">
            <text:p>1.0118343195</text:p>
          </table:table-cell>
        </table:table-row>
        <table:table-row table:style-name="ro1">
          <table:table-cell table:number-columns-repeated="2" office:value-type="float" office:value="166">
            <text:p>166</text:p>
          </table:table-cell>
          <table:table-cell table:formula="of:=[.B127]/[.A127]" office:value-type="float" office:value="1">
            <text:p>1</text:p>
          </table:table-cell>
          <table:table-cell office:value-type="float" office:value="181">
            <text:p>181</text:p>
          </table:table-cell>
          <table:table-cell table:formula="of:=[.D127]/[.A127]" office:value-type="float" office:value="1.09036144578313">
            <text:p>1.0903614458</text:p>
          </table:table-cell>
          <table:table-cell office:value-type="float" office:value="207">
            <text:p>207</text:p>
          </table:table-cell>
          <table:table-cell table:formula="of:=[.F127]/[.A127]" office:value-type="float" office:value="1.24698795180723">
            <text:p>1.2469879518</text:p>
          </table:table-cell>
          <table:table-cell office:value-type="float" office:value="165">
            <text:p>165</text:p>
          </table:table-cell>
          <table:table-cell table:formula="of:=[.H127]/[.A127]" office:value-type="float" office:value="0.993975903614458">
            <text:p>0.993975903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table:formula="of:=[.B128]/[.A128]" office:value-type="float" office:value="0.993243243243243">
            <text:p>0.9932432432</text:p>
          </table:table-cell>
          <table:table-cell office:value-type="float" office:value="146">
            <text:p>146</text:p>
          </table:table-cell>
          <table:table-cell table:formula="of:=[.D128]/[.A128]" office:value-type="float" office:value="0.986486486486487">
            <text:p>0.9864864865</text:p>
          </table:table-cell>
          <table:table-cell office:value-type="float" office:value="172">
            <text:p>172</text:p>
          </table:table-cell>
          <table:table-cell table:formula="of:=[.F128]/[.A128]" office:value-type="float" office:value="1.16216216216216">
            <text:p>1.1621621622</text:p>
          </table:table-cell>
          <table:table-cell office:value-type="float" office:value="147">
            <text:p>147</text:p>
          </table:table-cell>
          <table:table-cell table:formula="of:=[.H128]/[.A128]" office:value-type="float" office:value="0.993243243243243">
            <text:p>0.993243243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  <table:table-cell table:formula="of:=[.B129]/[.A129]" office:value-type="float" office:value="0.985185185185185">
            <text:p>0.9851851852</text:p>
          </table:table-cell>
          <table:table-cell office:value-type="float" office:value="135">
            <text:p>135</text:p>
          </table:table-cell>
          <table:table-cell table:formula="of:=[.D129]/[.A129]" office:value-type="float" office:value="1">
            <text:p>1</text:p>
          </table:table-cell>
          <table:table-cell office:value-type="float" office:value="140">
            <text:p>140</text:p>
          </table:table-cell>
          <table:table-cell table:formula="of:=[.F129]/[.A129]" office:value-type="float" office:value="1.03703703703704">
            <text:p>1.037037037</text:p>
          </table:table-cell>
          <table:table-cell office:value-type="float" office:value="134">
            <text:p>134</text:p>
          </table:table-cell>
          <table:table-cell table:formula="of:=[.H129]/[.A129]" office:value-type="float" office:value="0.992592592592593">
            <text:p>0.9925925926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429">
            <text:p>429</text:p>
          </table:table-cell>
          <table:table-cell table:formula="of:=[.B130]/[.A130]" office:value-type="float" office:value="1.00704225352113">
            <text:p>1.0070422535</text:p>
          </table:table-cell>
          <table:table-cell office:value-type="float" office:value="439">
            <text:p>439</text:p>
          </table:table-cell>
          <table:table-cell table:formula="of:=[.D130]/[.A130]" office:value-type="float" office:value="1.03051643192488">
            <text:p>1.0305164319</text:p>
          </table:table-cell>
          <table:table-cell office:value-type="float" office:value="586">
            <text:p>586</text:p>
          </table:table-cell>
          <table:table-cell table:formula="of:=[.F130]/[.A130]" office:value-type="float" office:value="1.37558685446009">
            <text:p>1.3755868545</text:p>
          </table:table-cell>
          <table:table-cell office:value-type="float" office:value="448">
            <text:p>448</text:p>
          </table:table-cell>
          <table:table-cell table:formula="of:=[.H130]/[.A130]" office:value-type="float" office:value="1.05164319248826">
            <text:p>1.051643192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  <table:table-cell table:formula="of:=[.B131]/[.A131]" office:value-type="float" office:value="1.01129943502825">
            <text:p>1.011299435</text:p>
          </table:table-cell>
          <table:table-cell office:value-type="float" office:value="179">
            <text:p>179</text:p>
          </table:table-cell>
          <table:table-cell table:formula="of:=[.D131]/[.A131]" office:value-type="float" office:value="1.01129943502825">
            <text:p>1.011299435</text:p>
          </table:table-cell>
          <table:table-cell office:value-type="float" office:value="196">
            <text:p>196</text:p>
          </table:table-cell>
          <table:table-cell table:formula="of:=[.F131]/[.A131]" office:value-type="float" office:value="1.10734463276836">
            <text:p>1.1073446328</text:p>
          </table:table-cell>
          <table:table-cell office:value-type="float" office:value="183">
            <text:p>183</text:p>
          </table:table-cell>
          <table:table-cell table:formula="of:=[.H131]/[.A131]" office:value-type="float" office:value="1.03389830508475">
            <text:p>1.033898305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28">
            <text:p>128</text:p>
          </table:table-cell>
          <table:table-cell table:formula="of:=[.B132]/[.A132]" office:value-type="float" office:value="0.977099236641221">
            <text:p>0.9770992366</text:p>
          </table:table-cell>
          <table:table-cell office:value-type="float" office:value="132">
            <text:p>132</text:p>
          </table:table-cell>
          <table:table-cell table:formula="of:=[.D132]/[.A132]" office:value-type="float" office:value="1.00763358778626">
            <text:p>1.0076335878</text:p>
          </table:table-cell>
          <table:table-cell office:value-type="float" office:value="130">
            <text:p>130</text:p>
          </table:table-cell>
          <table:table-cell table:formula="of:=[.F132]/[.A132]" office:value-type="float" office:value="0.992366412213741">
            <text:p>0.9923664122</text:p>
          </table:table-cell>
          <table:table-cell office:value-type="float" office:value="132">
            <text:p>132</text:p>
          </table:table-cell>
          <table:table-cell table:formula="of:=[.H132]/[.A132]" office:value-type="float" office:value="1.00763358778626">
            <text:p>1.0076335878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486">
            <text:p>486</text:p>
          </table:table-cell>
          <table:table-cell table:formula="of:=[.B133]/[.A133]" office:value-type="float" office:value="1.00829875518672">
            <text:p>1.0082987552</text:p>
          </table:table-cell>
          <table:table-cell office:value-type="float" office:value="484">
            <text:p>484</text:p>
          </table:table-cell>
          <table:table-cell table:formula="of:=[.D133]/[.A133]" office:value-type="float" office:value="1.00414937759336">
            <text:p>1.0041493776</text:p>
          </table:table-cell>
          <table:table-cell office:value-type="float" office:value="475">
            <text:p>475</text:p>
          </table:table-cell>
          <table:table-cell table:formula="of:=[.F133]/[.A133]" office:value-type="float" office:value="0.985477178423237">
            <text:p>0.9854771784</text:p>
          </table:table-cell>
          <table:table-cell office:value-type="float" office:value="489">
            <text:p>489</text:p>
          </table:table-cell>
          <table:table-cell table:formula="of:=[.H133]/[.A133]" office:value-type="float" office:value="1.01452282157676">
            <text:p>1.014522821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table:formula="of:=[.B134]/[.A134]" office:value-type="float" office:value="0.988888888888889">
            <text:p>0.9888888889</text:p>
          </table:table-cell>
          <table:table-cell office:value-type="float" office:value="183">
            <text:p>183</text:p>
          </table:table-cell>
          <table:table-cell table:formula="of:=[.D134]/[.A134]" office:value-type="float" office:value="1.01666666666667">
            <text:p>1.0166666667</text:p>
          </table:table-cell>
          <table:table-cell office:value-type="float" office:value="224">
            <text:p>224</text:p>
          </table:table-cell>
          <table:table-cell table:formula="of:=[.F134]/[.A134]" office:value-type="float" office:value="1.24444444444444">
            <text:p>1.2444444444</text:p>
          </table:table-cell>
          <table:table-cell office:value-type="float" office:value="185">
            <text:p>185</text:p>
          </table:table-cell>
          <table:table-cell table:formula="of:=[.H134]/[.A134]" office:value-type="float" office:value="1.02777777777778">
            <text:p>1.027777777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35">
            <text:p>335</text:p>
          </table:table-cell>
          <table:table-cell table:formula="of:=[.B135]/[.A135]" office:value-type="float" office:value="0.99112426035503">
            <text:p>0.9911242604</text:p>
          </table:table-cell>
          <table:table-cell office:value-type="float" office:value="341">
            <text:p>341</text:p>
          </table:table-cell>
          <table:table-cell table:formula="of:=[.D135]/[.A135]" office:value-type="float" office:value="1.00887573964497">
            <text:p>1.0088757396</text:p>
          </table:table-cell>
          <table:table-cell office:value-type="float" office:value="387">
            <text:p>387</text:p>
          </table:table-cell>
          <table:table-cell table:formula="of:=[.F135]/[.A135]" office:value-type="float" office:value="1.14497041420118">
            <text:p>1.1449704142</text:p>
          </table:table-cell>
          <table:table-cell office:value-type="float" office:value="340">
            <text:p>340</text:p>
          </table:table-cell>
          <table:table-cell table:formula="of:=[.H135]/[.A135]" office:value-type="float" office:value="1.00591715976331">
            <text:p>1.0059171598</text:p>
          </table:table-cell>
        </table:table-row>
        <table:table-row table:style-name="ro1">
          <table:table-cell table:number-columns-repeated="2" office:value-type="float" office:value="73">
            <text:p>73</text:p>
          </table:table-cell>
          <table:table-cell table:formula="of:=[.B136]/[.A136]" office:value-type="float" office:value="1">
            <text:p>1</text:p>
          </table:table-cell>
          <table:table-cell office:value-type="float" office:value="73">
            <text:p>73</text:p>
          </table:table-cell>
          <table:table-cell table:formula="of:=[.D136]/[.A136]" office:value-type="float" office:value="1">
            <text:p>1</text:p>
          </table:table-cell>
          <table:table-cell office:value-type="float" office:value="84">
            <text:p>84</text:p>
          </table:table-cell>
          <table:table-cell table:formula="of:=[.F136]/[.A136]" office:value-type="float" office:value="1.15068493150685">
            <text:p>1.1506849315</text:p>
          </table:table-cell>
          <table:table-cell office:value-type="float" office:value="73">
            <text:p>73</text:p>
          </table:table-cell>
          <table:table-cell table:formula="of:=[.H136]/[.A136]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5">
            <text:p>115</text:p>
          </table:table-cell>
          <table:table-cell table:formula="of:=[.B137]/[.A137]" office:value-type="float" office:value="0.974576271186441">
            <text:p>0.9745762712</text:p>
          </table:table-cell>
          <table:table-cell office:value-type="float" office:value="116">
            <text:p>116</text:p>
          </table:table-cell>
          <table:table-cell table:formula="of:=[.D137]/[.A137]" office:value-type="float" office:value="0.983050847457627">
            <text:p>0.9830508475</text:p>
          </table:table-cell>
          <table:table-cell office:value-type="float" office:value="125">
            <text:p>125</text:p>
          </table:table-cell>
          <table:table-cell table:formula="of:=[.F137]/[.A137]" office:value-type="float" office:value="1.05932203389831">
            <text:p>1.0593220339</text:p>
          </table:table-cell>
          <table:table-cell office:value-type="float" office:value="118">
            <text:p>118</text:p>
          </table:table-cell>
          <table:table-cell table:formula="of:=[.H137]/[.A137]" office:value-type="float" office:value="1">
            <text:p>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table:formula="of:=[.B138]/[.A138]" office:value-type="float" office:value="1.00467289719626">
            <text:p>1.0046728972</text:p>
          </table:table-cell>
          <table:table-cell office:value-type="float" office:value="220">
            <text:p>220</text:p>
          </table:table-cell>
          <table:table-cell table:formula="of:=[.D138]/[.A138]" office:value-type="float" office:value="1.02803738317757">
            <text:p>1.0280373832</text:p>
          </table:table-cell>
          <table:table-cell office:value-type="float" office:value="224">
            <text:p>224</text:p>
          </table:table-cell>
          <table:table-cell table:formula="of:=[.F138]/[.A138]" office:value-type="float" office:value="1.04672897196262">
            <text:p>1.046728972</text:p>
          </table:table-cell>
          <table:table-cell office:value-type="float" office:value="222">
            <text:p>222</text:p>
          </table:table-cell>
          <table:table-cell table:formula="of:=[.H138]/[.A138]" office:value-type="float" office:value="1.03738317757009">
            <text:p>1.037383177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8">
            <text:p>258</text:p>
          </table:table-cell>
          <table:table-cell table:formula="of:=[.B139]/[.A139]" office:value-type="float" office:value="1.0078125">
            <text:p>1.0078125</text:p>
          </table:table-cell>
          <table:table-cell office:value-type="float" office:value="262">
            <text:p>262</text:p>
          </table:table-cell>
          <table:table-cell table:formula="of:=[.D139]/[.A139]" office:value-type="float" office:value="1.0234375">
            <text:p>1.0234375</text:p>
          </table:table-cell>
          <table:table-cell office:value-type="float" office:value="340">
            <text:p>340</text:p>
          </table:table-cell>
          <table:table-cell table:formula="of:=[.F139]/[.A139]" office:value-type="float" office:value="1.328125">
            <text:p>1.328125</text:p>
          </table:table-cell>
          <table:table-cell office:value-type="float" office:value="268">
            <text:p>268</text:p>
          </table:table-cell>
          <table:table-cell table:formula="of:=[.H139]/[.A139]" office:value-type="float" office:value="1.046875">
            <text:p>1.04687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table:formula="of:=[.B140]/[.A140]" office:value-type="float" office:value="1.00621118012422">
            <text:p>1.0062111801</text:p>
          </table:table-cell>
          <table:table-cell office:value-type="float" office:value="169">
            <text:p>169</text:p>
          </table:table-cell>
          <table:table-cell table:formula="of:=[.D140]/[.A140]" office:value-type="float" office:value="1.04968944099379">
            <text:p>1.049689441</text:p>
          </table:table-cell>
          <table:table-cell office:value-type="float" office:value="167">
            <text:p>167</text:p>
          </table:table-cell>
          <table:table-cell table:formula="of:=[.F140]/[.A140]" office:value-type="float" office:value="1.03726708074534">
            <text:p>1.0372670807</text:p>
          </table:table-cell>
          <table:table-cell office:value-type="float" office:value="163">
            <text:p>163</text:p>
          </table:table-cell>
          <table:table-cell table:formula="of:=[.H140]/[.A140]" office:value-type="float" office:value="1.01242236024845">
            <text:p>1.012422360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table:formula="of:=[.B141]/[.A141]" office:value-type="float" office:value="0.994152046783626">
            <text:p>0.9941520468</text:p>
          </table:table-cell>
          <table:table-cell office:value-type="float" office:value="176">
            <text:p>176</text:p>
          </table:table-cell>
          <table:table-cell table:formula="of:=[.D141]/[.A141]" office:value-type="float" office:value="1.02923976608187">
            <text:p>1.0292397661</text:p>
          </table:table-cell>
          <table:table-cell office:value-type="float" office:value="195">
            <text:p>195</text:p>
          </table:table-cell>
          <table:table-cell table:formula="of:=[.F141]/[.A141]" office:value-type="float" office:value="1.14035087719298">
            <text:p>1.1403508772</text:p>
          </table:table-cell>
          <table:table-cell office:value-type="float" office:value="173">
            <text:p>173</text:p>
          </table:table-cell>
          <table:table-cell table:formula="of:=[.H141]/[.A141]" office:value-type="float" office:value="1.01169590643275">
            <text:p>1.0116959064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928">
            <text:p>928</text:p>
          </table:table-cell>
          <table:table-cell table:formula="of:=[.B142]/[.A142]" office:value-type="float" office:value="1.004329004329">
            <text:p>1.0043290043</text:p>
          </table:table-cell>
          <table:table-cell office:value-type="float" office:value="928">
            <text:p>928</text:p>
          </table:table-cell>
          <table:table-cell table:formula="of:=[.D142]/[.A142]" office:value-type="float" office:value="1.004329004329">
            <text:p>1.0043290043</text:p>
          </table:table-cell>
          <table:table-cell office:value-type="float" office:value="1226">
            <text:p>1226</text:p>
          </table:table-cell>
          <table:table-cell table:formula="of:=[.F142]/[.A142]" office:value-type="float" office:value="1.32683982683983">
            <text:p>1.3268398268</text:p>
          </table:table-cell>
          <table:table-cell office:value-type="float" office:value="929">
            <text:p>929</text:p>
          </table:table-cell>
          <table:table-cell table:formula="of:=[.H142]/[.A142]" office:value-type="float" office:value="1.00541125541126">
            <text:p>1.005411255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table:formula="of:=[.B143]/[.A143]" office:value-type="float" office:value="0.971014492753623">
            <text:p>0.9710144928</text:p>
          </table:table-cell>
          <table:table-cell office:value-type="float" office:value="69">
            <text:p>69</text:p>
          </table:table-cell>
          <table:table-cell table:formula="of:=[.D143]/[.A143]" office:value-type="float" office:value="1">
            <text:p>1</text:p>
          </table:table-cell>
          <table:table-cell office:value-type="float" office:value="74">
            <text:p>74</text:p>
          </table:table-cell>
          <table:table-cell table:formula="of:=[.F143]/[.A143]" office:value-type="float" office:value="1.07246376811594">
            <text:p>1.0724637681</text:p>
          </table:table-cell>
          <table:table-cell office:value-type="float" office:value="69">
            <text:p>69</text:p>
          </table:table-cell>
          <table:table-cell table:formula="of:=[.H143]/[.A143]" office:value-type="float" office:value="1">
            <text:p>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93">
            <text:p>293</text:p>
          </table:table-cell>
          <table:table-cell table:formula="of:=[.B144]/[.A144]" office:value-type="float" office:value="0.986531986531987">
            <text:p>0.9865319865</text:p>
          </table:table-cell>
          <table:table-cell office:value-type="float" office:value="298">
            <text:p>298</text:p>
          </table:table-cell>
          <table:table-cell table:formula="of:=[.D144]/[.A144]" office:value-type="float" office:value="1.003367003367">
            <text:p>1.0033670034</text:p>
          </table:table-cell>
          <table:table-cell office:value-type="float" office:value="402">
            <text:p>402</text:p>
          </table:table-cell>
          <table:table-cell table:formula="of:=[.F144]/[.A144]" office:value-type="float" office:value="1.35353535353535">
            <text:p>1.3535353535</text:p>
          </table:table-cell>
          <table:table-cell office:value-type="float" office:value="302">
            <text:p>302</text:p>
          </table:table-cell>
          <table:table-cell table:formula="of:=[.H144]/[.A144]" office:value-type="float" office:value="1.01683501683502">
            <text:p>1.0168350168</text:p>
          </table:table-cell>
        </table:table-row>
        <table:table-row table:style-name="ro1">
          <table:table-cell table:number-columns-repeated="2" office:value-type="float" office:value="573">
            <text:p>573</text:p>
          </table:table-cell>
          <table:table-cell table:formula="of:=[.B145]/[.A145]" office:value-type="float" office:value="1">
            <text:p>1</text:p>
          </table:table-cell>
          <table:table-cell office:value-type="float" office:value="578">
            <text:p>578</text:p>
          </table:table-cell>
          <table:table-cell table:formula="of:=[.D145]/[.A145]" office:value-type="float" office:value="1.0087260034904">
            <text:p>1.0087260035</text:p>
          </table:table-cell>
          <table:table-cell office:value-type="float" office:value="731">
            <text:p>731</text:p>
          </table:table-cell>
          <table:table-cell table:formula="of:=[.F145]/[.A145]" office:value-type="float" office:value="1.27574171029668">
            <text:p>1.2757417103</text:p>
          </table:table-cell>
          <table:table-cell office:value-type="float" office:value="576">
            <text:p>576</text:p>
          </table:table-cell>
          <table:table-cell table:formula="of:=[.H145]/[.A145]" office:value-type="float" office:value="1.00523560209424">
            <text:p>1.0052356021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70">
            <text:p>270</text:p>
          </table:table-cell>
          <table:table-cell table:formula="of:=[.B146]/[.A146]" office:value-type="float" office:value="1.00371747211896">
            <text:p>1.0037174721</text:p>
          </table:table-cell>
          <table:table-cell office:value-type="float" office:value="271">
            <text:p>271</text:p>
          </table:table-cell>
          <table:table-cell table:formula="of:=[.D146]/[.A146]" office:value-type="float" office:value="1.00743494423792">
            <text:p>1.0074349442</text:p>
          </table:table-cell>
          <table:table-cell office:value-type="float" office:value="308">
            <text:p>308</text:p>
          </table:table-cell>
          <table:table-cell table:formula="of:=[.F146]/[.A146]" office:value-type="float" office:value="1.14498141263941">
            <text:p>1.1449814126</text:p>
          </table:table-cell>
          <table:table-cell office:value-type="float" office:value="273">
            <text:p>273</text:p>
          </table:table-cell>
          <table:table-cell table:formula="of:=[.H146]/[.A146]" office:value-type="float" office:value="1.01486988847584">
            <text:p>1.014869888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table:formula="of:=[.B147]/[.A147]" office:value-type="float" office:value="1.00452488687783">
            <text:p>1.0045248869</text:p>
          </table:table-cell>
          <table:table-cell office:value-type="float" office:value="226">
            <text:p>226</text:p>
          </table:table-cell>
          <table:table-cell table:formula="of:=[.D147]/[.A147]" office:value-type="float" office:value="1.02262443438914">
            <text:p>1.0226244344</text:p>
          </table:table-cell>
          <table:table-cell office:value-type="float" office:value="288">
            <text:p>288</text:p>
          </table:table-cell>
          <table:table-cell table:formula="of:=[.F147]/[.A147]" office:value-type="float" office:value="1.30316742081448">
            <text:p>1.3031674208</text:p>
          </table:table-cell>
          <table:table-cell office:value-type="float" office:value="223">
            <text:p>223</text:p>
          </table:table-cell>
          <table:table-cell table:formula="of:=[.H147]/[.A147]" office:value-type="float" office:value="1.00904977375566">
            <text:p>1.0090497738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326">
            <text:p>326</text:p>
          </table:table-cell>
          <table:table-cell table:formula="of:=[.B148]/[.A148]" office:value-type="float" office:value="1.00307692307692">
            <text:p>1.0030769231</text:p>
          </table:table-cell>
          <table:table-cell office:value-type="float" office:value="329">
            <text:p>329</text:p>
          </table:table-cell>
          <table:table-cell table:formula="of:=[.D148]/[.A148]" office:value-type="float" office:value="1.01230769230769">
            <text:p>1.0123076923</text:p>
          </table:table-cell>
          <table:table-cell office:value-type="float" office:value="469">
            <text:p>469</text:p>
          </table:table-cell>
          <table:table-cell table:formula="of:=[.F148]/[.A148]" office:value-type="float" office:value="1.44307692307692">
            <text:p>1.4430769231</text:p>
          </table:table-cell>
          <table:table-cell office:value-type="float" office:value="332">
            <text:p>332</text:p>
          </table:table-cell>
          <table:table-cell table:formula="of:=[.H148]/[.A148]" office:value-type="float" office:value="1.02153846153846">
            <text:p>1.021538461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30">
            <text:p>130</text:p>
          </table:table-cell>
          <table:table-cell table:formula="of:=[.B149]/[.A149]" office:value-type="float" office:value="0.984848484848485">
            <text:p>0.9848484848</text:p>
          </table:table-cell>
          <table:table-cell office:value-type="float" office:value="131">
            <text:p>131</text:p>
          </table:table-cell>
          <table:table-cell table:formula="of:=[.D149]/[.A149]" office:value-type="float" office:value="0.992424242424242">
            <text:p>0.9924242424</text:p>
          </table:table-cell>
          <table:table-cell office:value-type="float" office:value="132">
            <text:p>132</text:p>
          </table:table-cell>
          <table:table-cell table:formula="of:=[.F149]/[.A149]" office:value-type="float" office:value="1">
            <text:p>1</text:p>
          </table:table-cell>
          <table:table-cell office:value-type="float" office:value="130">
            <text:p>130</text:p>
          </table:table-cell>
          <table:table-cell table:formula="of:=[.H149]/[.A149]" office:value-type="float" office:value="0.984848484848485">
            <text:p>0.9848484848</text:p>
          </table:table-cell>
        </table:table-row>
        <table:table-row table:style-name="ro1">
          <table:table-cell table:number-columns-repeated="2" office:value-type="float" office:value="118">
            <text:p>118</text:p>
          </table:table-cell>
          <table:table-cell table:formula="of:=[.B150]/[.A150]" office:value-type="float" office:value="1">
            <text:p>1</text:p>
          </table:table-cell>
          <table:table-cell office:value-type="float" office:value="121">
            <text:p>121</text:p>
          </table:table-cell>
          <table:table-cell table:formula="of:=[.D150]/[.A150]" office:value-type="float" office:value="1.02542372881356">
            <text:p>1.0254237288</text:p>
          </table:table-cell>
          <table:table-cell office:value-type="float" office:value="161">
            <text:p>161</text:p>
          </table:table-cell>
          <table:table-cell table:formula="of:=[.F150]/[.A150]" office:value-type="float" office:value="1.36440677966102">
            <text:p>1.3644067797</text:p>
          </table:table-cell>
          <table:table-cell office:value-type="float" office:value="118">
            <text:p>118</text:p>
          </table:table-cell>
          <table:table-cell table:formula="of:=[.H150]/[.A150]" office:value-type="float" office:value="1">
            <text:p>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table:formula="of:=[.B151]/[.A151]" office:value-type="float" office:value="1.005">
            <text:p>1.005</text:p>
          </table:table-cell>
          <table:table-cell office:value-type="float" office:value="201">
            <text:p>201</text:p>
          </table:table-cell>
          <table:table-cell table:formula="of:=[.D151]/[.A151]" office:value-type="float" office:value="1.005">
            <text:p>1.005</text:p>
          </table:table-cell>
          <table:table-cell office:value-type="float" office:value="190">
            <text:p>190</text:p>
          </table:table-cell>
          <table:table-cell table:formula="of:=[.F151]/[.A151]" office:value-type="float" office:value="0.95">
            <text:p>0.95</text:p>
          </table:table-cell>
          <table:table-cell office:value-type="float" office:value="199">
            <text:p>199</text:p>
          </table:table-cell>
          <table:table-cell table:formula="of:=[.H151]/[.A151]" office:value-type="float" office:value="0.995">
            <text:p>0.995</text:p>
          </table:table-cell>
        </table:table-row>
        <table:table-row table:style-name="ro1">
          <table:table-cell table:number-columns-repeated="2" office:value-type="float" office:value="241">
            <text:p>241</text:p>
          </table:table-cell>
          <table:table-cell table:formula="of:=[.B152]/[.A152]" office:value-type="float" office:value="1">
            <text:p>1</text:p>
          </table:table-cell>
          <table:table-cell office:value-type="float" office:value="243">
            <text:p>243</text:p>
          </table:table-cell>
          <table:table-cell table:formula="of:=[.D152]/[.A152]" office:value-type="float" office:value="1.00829875518672">
            <text:p>1.0082987552</text:p>
          </table:table-cell>
          <table:table-cell office:value-type="float" office:value="395">
            <text:p>395</text:p>
          </table:table-cell>
          <table:table-cell table:formula="of:=[.F152]/[.A152]" office:value-type="float" office:value="1.63900414937759">
            <text:p>1.6390041494</text:p>
          </table:table-cell>
          <table:table-cell office:value-type="float" office:value="240">
            <text:p>240</text:p>
          </table:table-cell>
          <table:table-cell table:formula="of:=[.H152]/[.A152]" office:value-type="float" office:value="0.995850622406639">
            <text:p>0.9958506224</text:p>
          </table:table-cell>
        </table:table-row>
        <table:table-row table:style-name="ro1">
          <table:table-cell table:number-columns-repeated="2" office:value-type="float" office:value="137">
            <text:p>137</text:p>
          </table:table-cell>
          <table:table-cell table:formula="of:=[.B153]/[.A153]"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[.D153]/[.A153]" office:value-type="float" office:value="1.01459854014599">
            <text:p>1.0145985401</text:p>
          </table:table-cell>
          <table:table-cell office:value-type="float" office:value="214">
            <text:p>214</text:p>
          </table:table-cell>
          <table:table-cell table:formula="of:=[.F153]/[.A153]" office:value-type="float" office:value="1.56204379562044">
            <text:p>1.5620437956</text:p>
          </table:table-cell>
          <table:table-cell office:value-type="float" office:value="135">
            <text:p>135</text:p>
          </table:table-cell>
          <table:table-cell table:formula="of:=[.H153]/[.A153]" office:value-type="float" office:value="0.985401459854015">
            <text:p>0.985401459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table:formula="of:=[.B154]/[.A154]" office:value-type="float" office:value="1.00653594771242">
            <text:p>1.0065359477</text:p>
          </table:table-cell>
          <table:table-cell office:value-type="float" office:value="156">
            <text:p>156</text:p>
          </table:table-cell>
          <table:table-cell table:formula="of:=[.D154]/[.A154]" office:value-type="float" office:value="1.01960784313725">
            <text:p>1.0196078431</text:p>
          </table:table-cell>
          <table:table-cell office:value-type="float" office:value="144">
            <text:p>144</text:p>
          </table:table-cell>
          <table:table-cell table:formula="of:=[.F154]/[.A154]" office:value-type="float" office:value="0.941176470588235">
            <text:p>0.9411764706</text:p>
          </table:table-cell>
          <table:table-cell office:value-type="float" office:value="155">
            <text:p>155</text:p>
          </table:table-cell>
          <table:table-cell table:formula="of:=[.H154]/[.A154]" office:value-type="float" office:value="1.01307189542484">
            <text:p>1.013071895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31">
            <text:p>231</text:p>
          </table:table-cell>
          <table:table-cell table:formula="of:=[.B155]/[.A155]" office:value-type="float" office:value="1.03587443946188">
            <text:p>1.0358744395</text:p>
          </table:table-cell>
          <table:table-cell office:value-type="float" office:value="226">
            <text:p>226</text:p>
          </table:table-cell>
          <table:table-cell table:formula="of:=[.D155]/[.A155]" office:value-type="float" office:value="1.01345291479821">
            <text:p>1.0134529148</text:p>
          </table:table-cell>
          <table:table-cell office:value-type="float" office:value="294">
            <text:p>294</text:p>
          </table:table-cell>
          <table:table-cell table:formula="of:=[.F155]/[.A155]" office:value-type="float" office:value="1.31838565022422">
            <text:p>1.3183856502</text:p>
          </table:table-cell>
          <table:table-cell office:value-type="float" office:value="228">
            <text:p>228</text:p>
          </table:table-cell>
          <table:table-cell table:formula="of:=[.H155]/[.A155]" office:value-type="float" office:value="1.02242152466368">
            <text:p>1.022421524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11">
            <text:p>311</text:p>
          </table:table-cell>
          <table:table-cell table:formula="of:=[.B156]/[.A156]" office:value-type="float" office:value="1.00974025974026">
            <text:p>1.0097402597</text:p>
          </table:table-cell>
          <table:table-cell office:value-type="float" office:value="314">
            <text:p>314</text:p>
          </table:table-cell>
          <table:table-cell table:formula="of:=[.D156]/[.A156]" office:value-type="float" office:value="1.01948051948052">
            <text:p>1.0194805195</text:p>
          </table:table-cell>
          <table:table-cell office:value-type="float" office:value="473">
            <text:p>473</text:p>
          </table:table-cell>
          <table:table-cell table:formula="of:=[.F156]/[.A156]" office:value-type="float" office:value="1.53571428571429">
            <text:p>1.5357142857</text:p>
          </table:table-cell>
          <table:table-cell office:value-type="float" office:value="311">
            <text:p>311</text:p>
          </table:table-cell>
          <table:table-cell table:formula="of:=[.H156]/[.A156]" office:value-type="float" office:value="1.00974025974026">
            <text:p>1.009740259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table:formula="of:=[.B157]/[.A157]" office:value-type="float" office:value="1.0077519379845">
            <text:p>1.007751938</text:p>
          </table:table-cell>
          <table:table-cell office:value-type="float" office:value="133">
            <text:p>133</text:p>
          </table:table-cell>
          <table:table-cell table:formula="of:=[.D157]/[.A157]" office:value-type="float" office:value="1.03100775193798">
            <text:p>1.0310077519</text:p>
          </table:table-cell>
          <table:table-cell office:value-type="float" office:value="130">
            <text:p>130</text:p>
          </table:table-cell>
          <table:table-cell table:formula="of:=[.F157]/[.A157]" office:value-type="float" office:value="1.0077519379845">
            <text:p>1.007751938</text:p>
          </table:table-cell>
          <table:table-cell office:value-type="float" office:value="128">
            <text:p>128</text:p>
          </table:table-cell>
          <table:table-cell table:formula="of:=[.H157]/[.A157]" office:value-type="float" office:value="0.992248062015504">
            <text:p>0.99224806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table:formula="of:=[.B158]/[.A158]" office:value-type="float" office:value="1.01860465116279">
            <text:p>1.0186046512</text:p>
          </table:table-cell>
          <table:table-cell office:value-type="float" office:value="228">
            <text:p>228</text:p>
          </table:table-cell>
          <table:table-cell table:formula="of:=[.D158]/[.A158]" office:value-type="float" office:value="1.06046511627907">
            <text:p>1.0604651163</text:p>
          </table:table-cell>
          <table:table-cell office:value-type="float" office:value="255">
            <text:p>255</text:p>
          </table:table-cell>
          <table:table-cell table:formula="of:=[.F158]/[.A158]" office:value-type="float" office:value="1.18604651162791">
            <text:p>1.1860465116</text:p>
          </table:table-cell>
          <table:table-cell office:value-type="float" office:value="218">
            <text:p>218</text:p>
          </table:table-cell>
          <table:table-cell table:formula="of:=[.H158]/[.A158]" office:value-type="float" office:value="1.01395348837209">
            <text:p>1.013953488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02">
            <text:p>202</text:p>
          </table:table-cell>
          <table:table-cell table:formula="of:=[.B159]/[.A159]" office:value-type="float" office:value="1.01">
            <text:p>1.01</text:p>
          </table:table-cell>
          <table:table-cell office:value-type="float" office:value="210">
            <text:p>210</text:p>
          </table:table-cell>
          <table:table-cell table:formula="of:=[.D159]/[.A159]" office:value-type="float" office:value="1.05">
            <text:p>1.05</text:p>
          </table:table-cell>
          <table:table-cell office:value-type="float" office:value="291">
            <text:p>291</text:p>
          </table:table-cell>
          <table:table-cell table:formula="of:=[.F159]/[.A159]" office:value-type="float" office:value="1.455">
            <text:p>1.455</text:p>
          </table:table-cell>
          <table:table-cell office:value-type="float" office:value="205">
            <text:p>205</text:p>
          </table:table-cell>
          <table:table-cell table:formula="of:=[.H159]/[.A159]" office:value-type="float" office:value="1.025">
            <text:p>1.02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table:formula="of:=[.B160]/[.A160]" office:value-type="float" office:value="0.978723404255319">
            <text:p>0.9787234043</text:p>
          </table:table-cell>
          <table:table-cell office:value-type="float" office:value="95">
            <text:p>95</text:p>
          </table:table-cell>
          <table:table-cell table:formula="of:=[.D160]/[.A160]" office:value-type="float" office:value="1.01063829787234">
            <text:p>1.0106382979</text:p>
          </table:table-cell>
          <table:table-cell office:value-type="float" office:value="107">
            <text:p>107</text:p>
          </table:table-cell>
          <table:table-cell table:formula="of:=[.F160]/[.A160]" office:value-type="float" office:value="1.13829787234043">
            <text:p>1.1382978723</text:p>
          </table:table-cell>
          <table:table-cell office:value-type="float" office:value="98">
            <text:p>98</text:p>
          </table:table-cell>
          <table:table-cell table:formula="of:=[.H160]/[.A160]" office:value-type="float" office:value="1.04255319148936">
            <text:p>1.0425531915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441">
            <text:p>441</text:p>
          </table:table-cell>
          <table:table-cell table:formula="of:=[.B161]/[.A161]" office:value-type="float" office:value="1.00455580865604">
            <text:p>1.0045558087</text:p>
          </table:table-cell>
          <table:table-cell office:value-type="float" office:value="453">
            <text:p>453</text:p>
          </table:table-cell>
          <table:table-cell table:formula="of:=[.D161]/[.A161]" office:value-type="float" office:value="1.03189066059226">
            <text:p>1.0318906606</text:p>
          </table:table-cell>
          <table:table-cell office:value-type="float" office:value="598">
            <text:p>598</text:p>
          </table:table-cell>
          <table:table-cell table:formula="of:=[.F161]/[.A161]" office:value-type="float" office:value="1.3621867881549">
            <text:p>1.3621867882</text:p>
          </table:table-cell>
          <table:table-cell office:value-type="float" office:value="444">
            <text:p>444</text:p>
          </table:table-cell>
          <table:table-cell table:formula="of:=[.H161]/[.A161]" office:value-type="float" office:value="1.01138952164009">
            <text:p>1.0113895216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formula="of:=[.B162]/[.A162]" office:value-type="float" office:value="1.00970873786408">
            <text:p>1.0097087379</text:p>
          </table:table-cell>
          <table:table-cell office:value-type="float" office:value="106">
            <text:p>106</text:p>
          </table:table-cell>
          <table:table-cell table:formula="of:=[.D162]/[.A162]" office:value-type="float" office:value="1.02912621359223">
            <text:p>1.0291262136</text:p>
          </table:table-cell>
          <table:table-cell office:value-type="float" office:value="156">
            <text:p>156</text:p>
          </table:table-cell>
          <table:table-cell table:formula="of:=[.F162]/[.A162]" office:value-type="float" office:value="1.51456310679612">
            <text:p>1.5145631068</text:p>
          </table:table-cell>
          <table:table-cell office:value-type="float" office:value="105">
            <text:p>105</text:p>
          </table:table-cell>
          <table:table-cell table:formula="of:=[.H162]/[.A162]" office:value-type="float" office:value="1.01941747572816">
            <text:p>1.019417475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formula="of:=[.B163]/[.A163]" office:value-type="float" office:value="0.987179487179487">
            <text:p>0.9871794872</text:p>
          </table:table-cell>
          <table:table-cell office:value-type="float" office:value="78">
            <text:p>78</text:p>
          </table:table-cell>
          <table:table-cell table:formula="of:=[.D163]/[.A163]" office:value-type="float" office:value="1">
            <text:p>1</text:p>
          </table:table-cell>
          <table:table-cell office:value-type="float" office:value="90">
            <text:p>90</text:p>
          </table:table-cell>
          <table:table-cell table:formula="of:=[.F163]/[.A163]" office:value-type="float" office:value="1.15384615384615">
            <text:p>1.1538461538</text:p>
          </table:table-cell>
          <table:table-cell office:value-type="float" office:value="79">
            <text:p>79</text:p>
          </table:table-cell>
          <table:table-cell table:formula="of:=[.H163]/[.A163]" office:value-type="float" office:value="1.01282051282051">
            <text:p>1.0128205128</text:p>
          </table:table-cell>
        </table:table-row>
        <table:table-row table:style-name="ro1">
          <table:table-cell table:number-columns-repeated="2" office:value-type="float" office:value="133">
            <text:p>133</text:p>
          </table:table-cell>
          <table:table-cell table:formula="of:=[.B164]/[.A164]" office:value-type="float" office:value="1">
            <text:p>1</text:p>
          </table:table-cell>
          <table:table-cell office:value-type="float" office:value="131">
            <text:p>131</text:p>
          </table:table-cell>
          <table:table-cell table:formula="of:=[.D164]/[.A164]" office:value-type="float" office:value="0.984962406015038">
            <text:p>0.984962406</text:p>
          </table:table-cell>
          <table:table-cell office:value-type="float" office:value="144">
            <text:p>144</text:p>
          </table:table-cell>
          <table:table-cell table:formula="of:=[.F164]/[.A164]" office:value-type="float" office:value="1.08270676691729">
            <text:p>1.0827067669</text:p>
          </table:table-cell>
          <table:table-cell office:value-type="float" office:value="134">
            <text:p>134</text:p>
          </table:table-cell>
          <table:table-cell table:formula="of:=[.H164]/[.A164]" office:value-type="float" office:value="1.00751879699248">
            <text:p>1.00751879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table:formula="of:=[.B165]/[.A165]" office:value-type="float" office:value="1.0077519379845">
            <text:p>1.007751938</text:p>
          </table:table-cell>
          <table:table-cell office:value-type="float" office:value="131">
            <text:p>131</text:p>
          </table:table-cell>
          <table:table-cell table:formula="of:=[.D165]/[.A165]" office:value-type="float" office:value="1.01550387596899">
            <text:p>1.015503876</text:p>
          </table:table-cell>
          <table:table-cell office:value-type="float" office:value="195">
            <text:p>195</text:p>
          </table:table-cell>
          <table:table-cell table:formula="of:=[.F165]/[.A165]" office:value-type="float" office:value="1.51162790697674">
            <text:p>1.511627907</text:p>
          </table:table-cell>
          <table:table-cell office:value-type="float" office:value="142">
            <text:p>142</text:p>
          </table:table-cell>
          <table:table-cell table:formula="of:=[.H165]/[.A165]" office:value-type="float" office:value="1.10077519379845">
            <text:p>1.1007751938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748">
            <text:p>748</text:p>
          </table:table-cell>
          <table:table-cell table:formula="of:=[.B166]/[.A166]" office:value-type="float" office:value="1.00133868808568">
            <text:p>1.0013386881</text:p>
          </table:table-cell>
          <table:table-cell office:value-type="float" office:value="753">
            <text:p>753</text:p>
          </table:table-cell>
          <table:table-cell table:formula="of:=[.D166]/[.A166]" office:value-type="float" office:value="1.00803212851406">
            <text:p>1.0080321285</text:p>
          </table:table-cell>
          <table:table-cell office:value-type="float" office:value="995">
            <text:p>995</text:p>
          </table:table-cell>
          <table:table-cell table:formula="of:=[.F166]/[.A166]" office:value-type="float" office:value="1.33199464524766">
            <text:p>1.3319946452</text:p>
          </table:table-cell>
          <table:table-cell office:value-type="float" office:value="764">
            <text:p>764</text:p>
          </table:table-cell>
          <table:table-cell table:formula="of:=[.H166]/[.A166]" office:value-type="float" office:value="1.02275769745649">
            <text:p>1.022757697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  <table:table-cell table:formula="of:=[.B167]/[.A167]" office:value-type="float" office:value="0.984615384615385">
            <text:p>0.9846153846</text:p>
          </table:table-cell>
          <table:table-cell office:value-type="float" office:value="131">
            <text:p>131</text:p>
          </table:table-cell>
          <table:table-cell table:formula="of:=[.D167]/[.A167]" office:value-type="float" office:value="1.00769230769231">
            <text:p>1.0076923077</text:p>
          </table:table-cell>
          <table:table-cell office:value-type="float" office:value="129">
            <text:p>129</text:p>
          </table:table-cell>
          <table:table-cell table:formula="of:=[.F167]/[.A167]" office:value-type="float" office:value="0.992307692307692">
            <text:p>0.9923076923</text:p>
          </table:table-cell>
          <table:table-cell office:value-type="float" office:value="130">
            <text:p>130</text:p>
          </table:table-cell>
          <table:table-cell table:formula="of:=[.H167]/[.A167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39">
            <text:p>139</text:p>
          </table:table-cell>
          <table:table-cell table:formula="of:=[.B168]/[.A168]" office:value-type="float" office:value="1">
            <text:p>1</text:p>
          </table:table-cell>
          <table:table-cell office:value-type="float" office:value="142">
            <text:p>142</text:p>
          </table:table-cell>
          <table:table-cell table:formula="of:=[.D168]/[.A168]" office:value-type="float" office:value="1.02158273381295">
            <text:p>1.0215827338</text:p>
          </table:table-cell>
          <table:table-cell office:value-type="float" office:value="162">
            <text:p>162</text:p>
          </table:table-cell>
          <table:table-cell table:formula="of:=[.F168]/[.A168]" office:value-type="float" office:value="1.16546762589928">
            <text:p>1.1654676259</text:p>
          </table:table-cell>
          <table:table-cell office:value-type="float" office:value="139">
            <text:p>139</text:p>
          </table:table-cell>
          <table:table-cell table:formula="of:=[.H168]/[.A168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46">
            <text:p>146</text:p>
          </table:table-cell>
          <table:table-cell table:formula="of:=[.B169]/[.A169]" office:value-type="float" office:value="1">
            <text:p>1</text:p>
          </table:table-cell>
          <table:table-cell office:value-type="float" office:value="156">
            <text:p>156</text:p>
          </table:table-cell>
          <table:table-cell table:formula="of:=[.D169]/[.A169]" office:value-type="float" office:value="1.06849315068493">
            <text:p>1.0684931507</text:p>
          </table:table-cell>
          <table:table-cell office:value-type="float" office:value="164">
            <text:p>164</text:p>
          </table:table-cell>
          <table:table-cell table:formula="of:=[.F169]/[.A169]" office:value-type="float" office:value="1.12328767123288">
            <text:p>1.1232876712</text:p>
          </table:table-cell>
          <table:table-cell office:value-type="float" office:value="146">
            <text:p>146</text:p>
          </table:table-cell>
          <table:table-cell table:formula="of:=[.H169]/[.A169]" office:value-type="float" office:value="1">
            <text:p>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80">
            <text:p>180</text:p>
          </table:table-cell>
          <table:table-cell table:formula="of:=[.B170]/[.A170]" office:value-type="float" office:value="1.01123595505618">
            <text:p>1.0112359551</text:p>
          </table:table-cell>
          <table:table-cell office:value-type="float" office:value="186">
            <text:p>186</text:p>
          </table:table-cell>
          <table:table-cell table:formula="of:=[.D170]/[.A170]" office:value-type="float" office:value="1.04494382022472">
            <text:p>1.0449438202</text:p>
          </table:table-cell>
          <table:table-cell office:value-type="float" office:value="282">
            <text:p>282</text:p>
          </table:table-cell>
          <table:table-cell table:formula="of:=[.F170]/[.A170]" office:value-type="float" office:value="1.58426966292135">
            <text:p>1.5842696629</text:p>
          </table:table-cell>
          <table:table-cell office:value-type="float" office:value="181">
            <text:p>181</text:p>
          </table:table-cell>
          <table:table-cell table:formula="of:=[.H170]/[.A170]" office:value-type="float" office:value="1.01685393258427">
            <text:p>1.016853932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table:formula="of:=[.B171]/[.A171]" office:value-type="float" office:value="0.995192307692308">
            <text:p>0.9951923077</text:p>
          </table:table-cell>
          <table:table-cell office:value-type="float" office:value="211">
            <text:p>211</text:p>
          </table:table-cell>
          <table:table-cell table:formula="of:=[.D171]/[.A171]" office:value-type="float" office:value="1.01442307692308">
            <text:p>1.0144230769</text:p>
          </table:table-cell>
          <table:table-cell office:value-type="float" office:value="319">
            <text:p>319</text:p>
          </table:table-cell>
          <table:table-cell table:formula="of:=[.F171]/[.A171]" office:value-type="float" office:value="1.53365384615385">
            <text:p>1.5336538462</text:p>
          </table:table-cell>
          <table:table-cell office:value-type="float" office:value="212">
            <text:p>212</text:p>
          </table:table-cell>
          <table:table-cell table:formula="of:=[.H171]/[.A171]" office:value-type="float" office:value="1.01923076923077">
            <text:p>1.019230769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table:formula="of:=[.B172]/[.A172]" office:value-type="float" office:value="1.00719424460432">
            <text:p>1.0071942446</text:p>
          </table:table-cell>
          <table:table-cell office:value-type="float" office:value="141">
            <text:p>141</text:p>
          </table:table-cell>
          <table:table-cell table:formula="of:=[.D172]/[.A172]" office:value-type="float" office:value="1.01438848920863">
            <text:p>1.0143884892</text:p>
          </table:table-cell>
          <table:table-cell office:value-type="float" office:value="155">
            <text:p>155</text:p>
          </table:table-cell>
          <table:table-cell table:formula="of:=[.F172]/[.A172]" office:value-type="float" office:value="1.11510791366906">
            <text:p>1.1151079137</text:p>
          </table:table-cell>
          <table:table-cell office:value-type="float" office:value="142">
            <text:p>142</text:p>
          </table:table-cell>
          <table:table-cell table:formula="of:=[.H172]/[.A172]" office:value-type="float" office:value="1.02158273381295">
            <text:p>1.021582733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4">
            <text:p>194</text:p>
          </table:table-cell>
          <table:table-cell table:formula="of:=[.B173]/[.A173]" office:value-type="float" office:value="0.989795918367347">
            <text:p>0.9897959184</text:p>
          </table:table-cell>
          <table:table-cell office:value-type="float" office:value="197">
            <text:p>197</text:p>
          </table:table-cell>
          <table:table-cell table:formula="of:=[.D173]/[.A173]" office:value-type="float" office:value="1.00510204081633">
            <text:p>1.0051020408</text:p>
          </table:table-cell>
          <table:table-cell office:value-type="float" office:value="301">
            <text:p>301</text:p>
          </table:table-cell>
          <table:table-cell table:formula="of:=[.F173]/[.A173]" office:value-type="float" office:value="1.53571428571429">
            <text:p>1.5357142857</text:p>
          </table:table-cell>
          <table:table-cell office:value-type="float" office:value="195">
            <text:p>195</text:p>
          </table:table-cell>
          <table:table-cell table:formula="of:=[.H173]/[.A173]" office:value-type="float" office:value="0.994897959183673">
            <text:p>0.994897959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03">
            <text:p>303</text:p>
          </table:table-cell>
          <table:table-cell table:formula="of:=[.B174]/[.A174]" office:value-type="float" office:value="1.00664451827243">
            <text:p>1.0066445183</text:p>
          </table:table-cell>
          <table:table-cell office:value-type="float" office:value="307">
            <text:p>307</text:p>
          </table:table-cell>
          <table:table-cell table:formula="of:=[.D174]/[.A174]" office:value-type="float" office:value="1.01993355481728">
            <text:p>1.0199335548</text:p>
          </table:table-cell>
          <table:table-cell office:value-type="float" office:value="335">
            <text:p>335</text:p>
          </table:table-cell>
          <table:table-cell table:formula="of:=[.F174]/[.A174]" office:value-type="float" office:value="1.11295681063123">
            <text:p>1.1129568106</text:p>
          </table:table-cell>
          <table:table-cell office:value-type="float" office:value="307">
            <text:p>307</text:p>
          </table:table-cell>
          <table:table-cell table:formula="of:=[.H174]/[.A174]" office:value-type="float" office:value="1.01993355481728">
            <text:p>1.0199335548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481">
            <text:p>481</text:p>
          </table:table-cell>
          <table:table-cell table:formula="of:=[.B175]/[.A175]" office:value-type="float" office:value="1.00417536534447">
            <text:p>1.0041753653</text:p>
          </table:table-cell>
          <table:table-cell office:value-type="float" office:value="486">
            <text:p>486</text:p>
          </table:table-cell>
          <table:table-cell table:formula="of:=[.D175]/[.A175]" office:value-type="float" office:value="1.01461377870564">
            <text:p>1.0146137787</text:p>
          </table:table-cell>
          <table:table-cell office:value-type="float" office:value="732">
            <text:p>732</text:p>
          </table:table-cell>
          <table:table-cell table:formula="of:=[.F175]/[.A175]" office:value-type="float" office:value="1.52818371607516">
            <text:p>1.5281837161</text:p>
          </table:table-cell>
          <table:table-cell office:value-type="float" office:value="481">
            <text:p>481</text:p>
          </table:table-cell>
          <table:table-cell table:formula="of:=[.H175]/[.A175]" office:value-type="float" office:value="1.00417536534447">
            <text:p>1.004175365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table:formula="of:=[.B176]/[.A176]" office:value-type="float" office:value="1.00444444444444">
            <text:p>1.0044444444</text:p>
          </table:table-cell>
          <table:table-cell office:value-type="float" office:value="230">
            <text:p>230</text:p>
          </table:table-cell>
          <table:table-cell table:formula="of:=[.D176]/[.A176]" office:value-type="float" office:value="1.02222222222222">
            <text:p>1.0222222222</text:p>
          </table:table-cell>
          <table:table-cell office:value-type="float" office:value="291">
            <text:p>291</text:p>
          </table:table-cell>
          <table:table-cell table:formula="of:=[.F176]/[.A176]" office:value-type="float" office:value="1.29333333333333">
            <text:p>1.2933333333</text:p>
          </table:table-cell>
          <table:table-cell office:value-type="float" office:value="227">
            <text:p>227</text:p>
          </table:table-cell>
          <table:table-cell table:formula="of:=[.H176]/[.A176]" office:value-type="float" office:value="1.00888888888889">
            <text:p>1.008888888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  <table:table-cell table:formula="of:=[.B177]/[.A177]" office:value-type="float" office:value="0.985185185185185">
            <text:p>0.9851851852</text:p>
          </table:table-cell>
          <table:table-cell office:value-type="float" office:value="137">
            <text:p>137</text:p>
          </table:table-cell>
          <table:table-cell table:formula="of:=[.D177]/[.A177]" office:value-type="float" office:value="1.01481481481481">
            <text:p>1.0148148148</text:p>
          </table:table-cell>
          <table:table-cell office:value-type="float" office:value="144">
            <text:p>144</text:p>
          </table:table-cell>
          <table:table-cell table:formula="of:=[.F177]/[.A177]" office:value-type="float" office:value="1.06666666666667">
            <text:p>1.0666666667</text:p>
          </table:table-cell>
          <table:table-cell office:value-type="float" office:value="133">
            <text:p>133</text:p>
          </table:table-cell>
          <table:table-cell table:formula="of:=[.H177]/[.A177]" office:value-type="float" office:value="0.985185185185185">
            <text:p>0.985185185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table:formula="of:=[.B178]/[.A178]" office:value-type="float" office:value="1.01398601398601">
            <text:p>1.013986014</text:p>
          </table:table-cell>
          <table:table-cell office:value-type="float" office:value="148">
            <text:p>148</text:p>
          </table:table-cell>
          <table:table-cell table:formula="of:=[.D178]/[.A178]" office:value-type="float" office:value="1.03496503496504">
            <text:p>1.034965035</text:p>
          </table:table-cell>
          <table:table-cell office:value-type="float" office:value="173">
            <text:p>173</text:p>
          </table:table-cell>
          <table:table-cell table:formula="of:=[.F178]/[.A178]" office:value-type="float" office:value="1.20979020979021">
            <text:p>1.2097902098</text:p>
          </table:table-cell>
          <table:table-cell office:value-type="float" office:value="145">
            <text:p>145</text:p>
          </table:table-cell>
          <table:table-cell table:formula="of:=[.H178]/[.A178]" office:value-type="float" office:value="1.01398601398601">
            <text:p>1.013986014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table:formula="of:=[.B179]/[.A179]" office:value-type="float" office:value="0.996742671009772">
            <text:p>0.996742671</text:p>
          </table:table-cell>
          <table:table-cell office:value-type="float" office:value="306">
            <text:p>306</text:p>
          </table:table-cell>
          <table:table-cell table:formula="of:=[.D179]/[.A179]" office:value-type="float" office:value="0.996742671009772">
            <text:p>0.996742671</text:p>
          </table:table-cell>
          <table:table-cell office:value-type="float" office:value="317">
            <text:p>317</text:p>
          </table:table-cell>
          <table:table-cell table:formula="of:=[.F179]/[.A179]" office:value-type="float" office:value="1.03257328990228">
            <text:p>1.0325732899</text:p>
          </table:table-cell>
          <table:table-cell office:value-type="float" office:value="306">
            <text:p>306</text:p>
          </table:table-cell>
          <table:table-cell table:formula="of:=[.H179]/[.A179]" office:value-type="float" office:value="0.996742671009772">
            <text:p>0.996742671</text:p>
          </table:table-cell>
        </table:table-row>
        <table:table-row table:style-name="ro1">
          <table:table-cell table:number-columns-repeated="2" office:value-type="float" office:value="136">
            <text:p>136</text:p>
          </table:table-cell>
          <table:table-cell table:formula="of:=[.B180]/[.A180]" office:value-type="float" office:value="1">
            <text:p>1</text:p>
          </table:table-cell>
          <table:table-cell office:value-type="float" office:value="140">
            <text:p>140</text:p>
          </table:table-cell>
          <table:table-cell table:formula="of:=[.D180]/[.A180]" office:value-type="float" office:value="1.02941176470588">
            <text:p>1.0294117647</text:p>
          </table:table-cell>
          <table:table-cell office:value-type="float" office:value="146">
            <text:p>146</text:p>
          </table:table-cell>
          <table:table-cell table:formula="of:=[.F180]/[.A180]" office:value-type="float" office:value="1.07352941176471">
            <text:p>1.0735294118</text:p>
          </table:table-cell>
          <table:table-cell office:value-type="float" office:value="134">
            <text:p>134</text:p>
          </table:table-cell>
          <table:table-cell table:formula="of:=[.H180]/[.A180]" office:value-type="float" office:value="0.985294117647059">
            <text:p>0.985294117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formula="of:=[.B181]/[.A181]" office:value-type="float" office:value="0.986111111111111">
            <text:p>0.9861111111</text:p>
          </table:table-cell>
          <table:table-cell office:value-type="float" office:value="145">
            <text:p>145</text:p>
          </table:table-cell>
          <table:table-cell table:formula="of:=[.D181]/[.A181]" office:value-type="float" office:value="1.00694444444444">
            <text:p>1.0069444444</text:p>
          </table:table-cell>
          <table:table-cell office:value-type="float" office:value="153">
            <text:p>153</text:p>
          </table:table-cell>
          <table:table-cell table:formula="of:=[.F181]/[.A181]" office:value-type="float" office:value="1.0625">
            <text:p>1.0625</text:p>
          </table:table-cell>
          <table:table-cell office:value-type="float" office:value="143">
            <text:p>143</text:p>
          </table:table-cell>
          <table:table-cell table:formula="of:=[.H181]/[.A181]" office:value-type="float" office:value="0.993055555555556">
            <text:p>0.9930555556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632">
            <text:p>632</text:p>
          </table:table-cell>
          <table:table-cell table:formula="of:=[.B182]/[.A182]" office:value-type="float" office:value="1.0031746031746">
            <text:p>1.0031746032</text:p>
          </table:table-cell>
          <table:table-cell office:value-type="float" office:value="639">
            <text:p>639</text:p>
          </table:table-cell>
          <table:table-cell table:formula="of:=[.D182]/[.A182]" office:value-type="float" office:value="1.01428571428571">
            <text:p>1.0142857143</text:p>
          </table:table-cell>
          <table:table-cell office:value-type="float" office:value="808">
            <text:p>808</text:p>
          </table:table-cell>
          <table:table-cell table:formula="of:=[.F182]/[.A182]" office:value-type="float" office:value="1.28253968253968">
            <text:p>1.2825396825</text:p>
          </table:table-cell>
          <table:table-cell office:value-type="float" office:value="638">
            <text:p>638</text:p>
          </table:table-cell>
          <table:table-cell table:formula="of:=[.H182]/[.A182]" office:value-type="float" office:value="1.01269841269841">
            <text:p>1.0126984127</text:p>
          </table:table-cell>
        </table:table-row>
        <table:table-row table:style-name="ro1">
          <table:table-cell table:number-columns-repeated="2" office:value-type="float" office:value="140">
            <text:p>140</text:p>
          </table:table-cell>
          <table:table-cell table:formula="of:=[.B183]/[.A183]"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[.D183]/[.A183]" office:value-type="float" office:value="0.992857142857143">
            <text:p>0.9928571429</text:p>
          </table:table-cell>
          <table:table-cell office:value-type="float" office:value="200">
            <text:p>200</text:p>
          </table:table-cell>
          <table:table-cell table:formula="of:=[.F183]/[.A183]" office:value-type="float" office:value="1.42857142857143">
            <text:p>1.4285714286</text:p>
          </table:table-cell>
          <table:table-cell office:value-type="float" office:value="143">
            <text:p>143</text:p>
          </table:table-cell>
          <table:table-cell table:formula="of:=[.H183]/[.A183]" office:value-type="float" office:value="1.02142857142857">
            <text:p>1.0214285714</text:p>
          </table:table-cell>
        </table:table-row>
        <table:table-row table:style-name="ro1">
          <table:table-cell table:number-columns-repeated="2" office:value-type="float" office:value="300">
            <text:p>300</text:p>
          </table:table-cell>
          <table:table-cell table:formula="of:=[.B184]/[.A184]" office:value-type="float" office:value="1">
            <text:p>1</text:p>
          </table:table-cell>
          <table:table-cell office:value-type="float" office:value="302">
            <text:p>302</text:p>
          </table:table-cell>
          <table:table-cell table:formula="of:=[.D184]/[.A184]" office:value-type="float" office:value="1.00666666666667">
            <text:p>1.0066666667</text:p>
          </table:table-cell>
          <table:table-cell office:value-type="float" office:value="334">
            <text:p>334</text:p>
          </table:table-cell>
          <table:table-cell table:formula="of:=[.F184]/[.A184]" office:value-type="float" office:value="1.11333333333333">
            <text:p>1.1133333333</text:p>
          </table:table-cell>
          <table:table-cell office:value-type="float" office:value="302">
            <text:p>302</text:p>
          </table:table-cell>
          <table:table-cell table:formula="of:=[.H184]/[.A184]" office:value-type="float" office:value="1.00666666666667">
            <text:p>1.006666666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table:formula="of:=[.B185]/[.A185]" office:value-type="float" office:value="1.00534759358289">
            <text:p>1.0053475936</text:p>
          </table:table-cell>
          <table:table-cell office:value-type="float" office:value="187">
            <text:p>187</text:p>
          </table:table-cell>
          <table:table-cell table:formula="of:=[.D185]/[.A185]" office:value-type="float" office:value="1">
            <text:p>1</text:p>
          </table:table-cell>
          <table:table-cell office:value-type="float" office:value="198">
            <text:p>198</text:p>
          </table:table-cell>
          <table:table-cell table:formula="of:=[.F185]/[.A185]" office:value-type="float" office:value="1.05882352941176">
            <text:p>1.0588235294</text:p>
          </table:table-cell>
          <table:table-cell office:value-type="float" office:value="185">
            <text:p>185</text:p>
          </table:table-cell>
          <table:table-cell table:formula="of:=[.H185]/[.A185]" office:value-type="float" office:value="0.989304812834225">
            <text:p>0.989304812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table:formula="of:=[.B186]/[.A186]" office:value-type="float" office:value="1.00625">
            <text:p>1.00625</text:p>
          </table:table-cell>
          <table:table-cell office:value-type="float" office:value="163">
            <text:p>163</text:p>
          </table:table-cell>
          <table:table-cell table:formula="of:=[.D186]/[.A186]" office:value-type="float" office:value="1.01875">
            <text:p>1.01875</text:p>
          </table:table-cell>
          <table:table-cell office:value-type="float" office:value="206">
            <text:p>206</text:p>
          </table:table-cell>
          <table:table-cell table:formula="of:=[.F186]/[.A186]" office:value-type="float" office:value="1.2875">
            <text:p>1.2875</text:p>
          </table:table-cell>
          <table:table-cell office:value-type="float" office:value="161">
            <text:p>161</text:p>
          </table:table-cell>
          <table:table-cell table:formula="of:=[.H186]/[.A186]" office:value-type="float" office:value="1.00625">
            <text:p>1.00625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678">
            <text:p>678</text:p>
          </table:table-cell>
          <table:table-cell table:formula="of:=[.B187]/[.A187]" office:value-type="float" office:value="0.997058823529412">
            <text:p>0.9970588235</text:p>
          </table:table-cell>
          <table:table-cell office:value-type="float" office:value="684">
            <text:p>684</text:p>
          </table:table-cell>
          <table:table-cell table:formula="of:=[.D187]/[.A187]" office:value-type="float" office:value="1.00588235294118">
            <text:p>1.0058823529</text:p>
          </table:table-cell>
          <table:table-cell office:value-type="float" office:value="879">
            <text:p>879</text:p>
          </table:table-cell>
          <table:table-cell table:formula="of:=[.F187]/[.A187]" office:value-type="float" office:value="1.29264705882353">
            <text:p>1.2926470588</text:p>
          </table:table-cell>
          <table:table-cell office:value-type="float" office:value="680">
            <text:p>680</text:p>
          </table:table-cell>
          <table:table-cell table:formula="of:=[.H187]/[.A187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63">
            <text:p>363</text:p>
          </table:table-cell>
          <table:table-cell table:formula="of:=[.B188]/[.A188]" office:value-type="float" office:value="1">
            <text:p>1</text:p>
          </table:table-cell>
          <table:table-cell office:value-type="float" office:value="369">
            <text:p>369</text:p>
          </table:table-cell>
          <table:table-cell table:formula="of:=[.D188]/[.A188]" office:value-type="float" office:value="1.01652892561983">
            <text:p>1.0165289256</text:p>
          </table:table-cell>
          <table:table-cell office:value-type="float" office:value="642">
            <text:p>642</text:p>
          </table:table-cell>
          <table:table-cell table:formula="of:=[.F188]/[.A188]" office:value-type="float" office:value="1.76859504132231">
            <text:p>1.7685950413</text:p>
          </table:table-cell>
          <table:table-cell office:value-type="float" office:value="366">
            <text:p>366</text:p>
          </table:table-cell>
          <table:table-cell table:formula="of:=[.H188]/[.A188]" office:value-type="float" office:value="1.00826446280992">
            <text:p>1.008264462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5">
            <text:p>185</text:p>
          </table:table-cell>
          <table:table-cell table:formula="of:=[.B189]/[.A189]" office:value-type="float" office:value="1.01648351648352">
            <text:p>1.0164835165</text:p>
          </table:table-cell>
          <table:table-cell office:value-type="float" office:value="188">
            <text:p>188</text:p>
          </table:table-cell>
          <table:table-cell table:formula="of:=[.D189]/[.A189]" office:value-type="float" office:value="1.03296703296703">
            <text:p>1.032967033</text:p>
          </table:table-cell>
          <table:table-cell office:value-type="float" office:value="154">
            <text:p>154</text:p>
          </table:table-cell>
          <table:table-cell table:formula="of:=[.F189]/[.A189]" office:value-type="float" office:value="0.846153846153846">
            <text:p>0.8461538462</text:p>
          </table:table-cell>
          <table:table-cell office:value-type="float" office:value="185">
            <text:p>185</text:p>
          </table:table-cell>
          <table:table-cell table:formula="of:=[.H189]/[.A189]" office:value-type="float" office:value="1.01648351648352">
            <text:p>1.0164835165</text:p>
          </table:table-cell>
        </table:table-row>
        <table:table-row table:style-name="ro1">
          <table:table-cell table:number-columns-repeated="2" office:value-type="float" office:value="243">
            <text:p>243</text:p>
          </table:table-cell>
          <table:table-cell table:formula="of:=[.B190]/[.A190]" office:value-type="float" office:value="1">
            <text:p>1</text:p>
          </table:table-cell>
          <table:table-cell office:value-type="float" office:value="258">
            <text:p>258</text:p>
          </table:table-cell>
          <table:table-cell table:formula="of:=[.D190]/[.A190]" office:value-type="float" office:value="1.06172839506173">
            <text:p>1.0617283951</text:p>
          </table:table-cell>
          <table:table-cell office:value-type="float" office:value="276">
            <text:p>276</text:p>
          </table:table-cell>
          <table:table-cell table:formula="of:=[.F190]/[.A190]" office:value-type="float" office:value="1.1358024691358">
            <text:p>1.1358024691</text:p>
          </table:table-cell>
          <table:table-cell office:value-type="float" office:value="246">
            <text:p>246</text:p>
          </table:table-cell>
          <table:table-cell table:formula="of:=[.H190]/[.A190]" office:value-type="float" office:value="1.01234567901235">
            <text:p>1.012345679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345">
            <text:p>345</text:p>
          </table:table-cell>
          <table:table-cell table:formula="of:=[.B191]/[.A191]" office:value-type="float" office:value="1.00290697674419">
            <text:p>1.0029069767</text:p>
          </table:table-cell>
          <table:table-cell office:value-type="float" office:value="354">
            <text:p>354</text:p>
          </table:table-cell>
          <table:table-cell table:formula="of:=[.D191]/[.A191]" office:value-type="float" office:value="1.02906976744186">
            <text:p>1.0290697674</text:p>
          </table:table-cell>
          <table:table-cell office:value-type="float" office:value="363">
            <text:p>363</text:p>
          </table:table-cell>
          <table:table-cell table:formula="of:=[.F191]/[.A191]" office:value-type="float" office:value="1.05523255813954">
            <text:p>1.0552325581</text:p>
          </table:table-cell>
          <table:table-cell office:value-type="float" office:value="365">
            <text:p>365</text:p>
          </table:table-cell>
          <table:table-cell table:formula="of:=[.H191]/[.A191]" office:value-type="float" office:value="1.06104651162791">
            <text:p>1.0610465116</text:p>
          </table:table-cell>
        </table:table-row>
        <table:table-row table:style-name="ro1">
          <table:table-cell table:number-columns-repeated="2" office:value-type="float" office:value="250">
            <text:p>250</text:p>
          </table:table-cell>
          <table:table-cell table:formula="of:=[.B192]/[.A192]" office:value-type="float" office:value="1">
            <text:p>1</text:p>
          </table:table-cell>
          <table:table-cell office:value-type="float" office:value="255">
            <text:p>255</text:p>
          </table:table-cell>
          <table:table-cell table:formula="of:=[.D192]/[.A192]" office:value-type="float" office:value="1.02">
            <text:p>1.02</text:p>
          </table:table-cell>
          <table:table-cell office:value-type="float" office:value="267">
            <text:p>267</text:p>
          </table:table-cell>
          <table:table-cell table:formula="of:=[.F192]/[.A192]" office:value-type="float" office:value="1.068">
            <text:p>1.068</text:p>
          </table:table-cell>
          <table:table-cell office:value-type="float" office:value="259">
            <text:p>259</text:p>
          </table:table-cell>
          <table:table-cell table:formula="of:=[.H192]/[.A192]" office:value-type="float" office:value="1.036">
            <text:p>1.03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84">
            <text:p>284</text:p>
          </table:table-cell>
          <table:table-cell table:formula="of:=[.B193]/[.A193]" office:value-type="float" office:value="0.986111111111111">
            <text:p>0.9861111111</text:p>
          </table:table-cell>
          <table:table-cell office:value-type="float" office:value="293">
            <text:p>293</text:p>
          </table:table-cell>
          <table:table-cell table:formula="of:=[.D193]/[.A193]" office:value-type="float" office:value="1.01736111111111">
            <text:p>1.0173611111</text:p>
          </table:table-cell>
          <table:table-cell office:value-type="float" office:value="362">
            <text:p>362</text:p>
          </table:table-cell>
          <table:table-cell table:formula="of:=[.F193]/[.A193]" office:value-type="float" office:value="1.25694444444444">
            <text:p>1.2569444444</text:p>
          </table:table-cell>
          <table:table-cell office:value-type="float" office:value="291">
            <text:p>291</text:p>
          </table:table-cell>
          <table:table-cell table:formula="of:=[.H193]/[.A193]" office:value-type="float" office:value="1.01041666666667">
            <text:p>1.010416666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47">
            <text:p>247</text:p>
          </table:table-cell>
          <table:table-cell table:formula="of:=[.B194]/[.A194]" office:value-type="float" office:value="1.00816326530612">
            <text:p>1.0081632653</text:p>
          </table:table-cell>
          <table:table-cell office:value-type="float" office:value="257">
            <text:p>257</text:p>
          </table:table-cell>
          <table:table-cell table:formula="of:=[.D194]/[.A194]" office:value-type="float" office:value="1.04897959183673">
            <text:p>1.0489795918</text:p>
          </table:table-cell>
          <table:table-cell office:value-type="float" office:value="342">
            <text:p>342</text:p>
          </table:table-cell>
          <table:table-cell table:formula="of:=[.F194]/[.A194]" office:value-type="float" office:value="1.39591836734694">
            <text:p>1.3959183673</text:p>
          </table:table-cell>
          <table:table-cell office:value-type="float" office:value="254">
            <text:p>254</text:p>
          </table:table-cell>
          <table:table-cell table:formula="of:=[.H194]/[.A194]" office:value-type="float" office:value="1.03673469387755">
            <text:p>1.036734693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48">
            <text:p>348</text:p>
          </table:table-cell>
          <table:table-cell table:formula="of:=[.B195]/[.A195]" office:value-type="float" office:value="1.0028818443804">
            <text:p>1.0028818444</text:p>
          </table:table-cell>
          <table:table-cell office:value-type="float" office:value="348">
            <text:p>348</text:p>
          </table:table-cell>
          <table:table-cell table:formula="of:=[.D195]/[.A195]" office:value-type="float" office:value="1.0028818443804">
            <text:p>1.0028818444</text:p>
          </table:table-cell>
          <table:table-cell office:value-type="float" office:value="345">
            <text:p>345</text:p>
          </table:table-cell>
          <table:table-cell table:formula="of:=[.F195]/[.A195]" office:value-type="float" office:value="0.994236311239193">
            <text:p>0.9942363112</text:p>
          </table:table-cell>
          <table:table-cell office:value-type="float" office:value="355">
            <text:p>355</text:p>
          </table:table-cell>
          <table:table-cell table:formula="of:=[.H195]/[.A195]" office:value-type="float" office:value="1.02305475504323">
            <text:p>1.023054755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61">
            <text:p>161</text:p>
          </table:table-cell>
          <table:table-cell table:formula="of:=[.B196]/[.A196]" office:value-type="float" office:value="1.0125786163522">
            <text:p>1.0125786164</text:p>
          </table:table-cell>
          <table:table-cell office:value-type="float" office:value="159">
            <text:p>159</text:p>
          </table:table-cell>
          <table:table-cell table:formula="of:=[.D196]/[.A196]" office:value-type="float" office:value="1">
            <text:p>1</text:p>
          </table:table-cell>
          <table:table-cell office:value-type="float" office:value="269">
            <text:p>269</text:p>
          </table:table-cell>
          <table:table-cell table:formula="of:=[.F196]/[.A196]" office:value-type="float" office:value="1.69182389937107">
            <text:p>1.6918238994</text:p>
          </table:table-cell>
          <table:table-cell office:value-type="float" office:value="160">
            <text:p>160</text:p>
          </table:table-cell>
          <table:table-cell table:formula="of:=[.H196]/[.A196]" office:value-type="float" office:value="1.0062893081761">
            <text:p>1.006289308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9">
            <text:p>199</text:p>
          </table:table-cell>
          <table:table-cell table:formula="of:=[.B197]/[.A197]" office:value-type="float" office:value="1.02051282051282">
            <text:p>1.0205128205</text:p>
          </table:table-cell>
          <table:table-cell office:value-type="float" office:value="195">
            <text:p>195</text:p>
          </table:table-cell>
          <table:table-cell table:formula="of:=[.D197]/[.A197]" office:value-type="float" office:value="1">
            <text:p>1</text:p>
          </table:table-cell>
          <table:table-cell office:value-type="float" office:value="295">
            <text:p>295</text:p>
          </table:table-cell>
          <table:table-cell table:formula="of:=[.F197]/[.A197]" office:value-type="float" office:value="1.51282051282051">
            <text:p>1.5128205128</text:p>
          </table:table-cell>
          <table:table-cell office:value-type="float" office:value="197">
            <text:p>197</text:p>
          </table:table-cell>
          <table:table-cell table:formula="of:=[.H197]/[.A197]" office:value-type="float" office:value="1.01025641025641">
            <text:p>1.010256410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table:formula="of:=[.B198]/[.A198]" office:value-type="float" office:value="1.00581395348837">
            <text:p>1.0058139535</text:p>
          </table:table-cell>
          <table:table-cell office:value-type="float" office:value="174">
            <text:p>174</text:p>
          </table:table-cell>
          <table:table-cell table:formula="of:=[.D198]/[.A198]" office:value-type="float" office:value="1.01162790697674">
            <text:p>1.011627907</text:p>
          </table:table-cell>
          <table:table-cell office:value-type="float" office:value="187">
            <text:p>187</text:p>
          </table:table-cell>
          <table:table-cell table:formula="of:=[.F198]/[.A198]" office:value-type="float" office:value="1.08720930232558">
            <text:p>1.0872093023</text:p>
          </table:table-cell>
          <table:table-cell office:value-type="float" office:value="173">
            <text:p>173</text:p>
          </table:table-cell>
          <table:table-cell table:formula="of:=[.H198]/[.A198]" office:value-type="float" office:value="1.00581395348837">
            <text:p>1.005813953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table:formula="of:=[.B199]/[.A199]" office:value-type="float" office:value="0.987179487179487">
            <text:p>0.9871794872</text:p>
          </table:table-cell>
          <table:table-cell office:value-type="float" office:value="77">
            <text:p>77</text:p>
          </table:table-cell>
          <table:table-cell table:formula="of:=[.D199]/[.A199]" office:value-type="float" office:value="0.987179487179487">
            <text:p>0.9871794872</text:p>
          </table:table-cell>
          <table:table-cell office:value-type="float" office:value="90">
            <text:p>90</text:p>
          </table:table-cell>
          <table:table-cell table:formula="of:=[.F199]/[.A199]" office:value-type="float" office:value="1.15384615384615">
            <text:p>1.1538461538</text:p>
          </table:table-cell>
          <table:table-cell office:value-type="float" office:value="78">
            <text:p>78</text:p>
          </table:table-cell>
          <table:table-cell table:formula="of:=[.H199]/[.A199]" office:value-type="float" office:value="1">
            <text:p>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22">
            <text:p>222</text:p>
          </table:table-cell>
          <table:table-cell table:formula="of:=[.B200]/[.A200]" office:value-type="float" office:value="1.00909090909091">
            <text:p>1.0090909091</text:p>
          </table:table-cell>
          <table:table-cell office:value-type="float" office:value="226">
            <text:p>226</text:p>
          </table:table-cell>
          <table:table-cell table:formula="of:=[.D200]/[.A200]" office:value-type="float" office:value="1.02727272727273">
            <text:p>1.0272727273</text:p>
          </table:table-cell>
          <table:table-cell office:value-type="float" office:value="274">
            <text:p>274</text:p>
          </table:table-cell>
          <table:table-cell table:formula="of:=[.F200]/[.A200]" office:value-type="float" office:value="1.24545454545455">
            <text:p>1.2454545455</text:p>
          </table:table-cell>
          <table:table-cell office:value-type="float" office:value="221">
            <text:p>221</text:p>
          </table:table-cell>
          <table:table-cell table:formula="of:=[.H200]/[.A200]" office:value-type="float" office:value="1.00454545454545">
            <text:p>1.0045454545</text:p>
          </table:table-cell>
        </table:table-row>
        <table:table-row table:style-name="ro1">
          <table:table-cell table:number-columns-repeated="2" office:value-type="float" office:value="144">
            <text:p>144</text:p>
          </table:table-cell>
          <table:table-cell table:formula="of:=[.B201]/[.A201]" office:value-type="float" office:value="1">
            <text:p>1</text:p>
          </table:table-cell>
          <table:table-cell office:value-type="float" office:value="147">
            <text:p>147</text:p>
          </table:table-cell>
          <table:table-cell table:formula="of:=[.D201]/[.A201]" office:value-type="float" office:value="1.02083333333333">
            <text:p>1.0208333333</text:p>
          </table:table-cell>
          <table:table-cell office:value-type="float" office:value="154">
            <text:p>154</text:p>
          </table:table-cell>
          <table:table-cell table:formula="of:=[.F201]/[.A201]" office:value-type="float" office:value="1.06944444444444">
            <text:p>1.0694444444</text:p>
          </table:table-cell>
          <table:table-cell office:value-type="float" office:value="143">
            <text:p>143</text:p>
          </table:table-cell>
          <table:table-cell table:formula="of:=[.H201]/[.A201]" office:value-type="float" office:value="0.993055555555556">
            <text:p>0.9930555556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802">
            <text:p>802</text:p>
          </table:table-cell>
          <table:table-cell table:formula="of:=[.B202]/[.A202]" office:value-type="float" office:value="1.00753768844221">
            <text:p>1.0075376884</text:p>
          </table:table-cell>
          <table:table-cell office:value-type="float" office:value="809">
            <text:p>809</text:p>
          </table:table-cell>
          <table:table-cell table:formula="of:=[.D202]/[.A202]" office:value-type="float" office:value="1.01633165829146">
            <text:p>1.0163316583</text:p>
          </table:table-cell>
          <table:table-cell office:value-type="float" office:value="925">
            <text:p>925</text:p>
          </table:table-cell>
          <table:table-cell table:formula="of:=[.F202]/[.A202]" office:value-type="float" office:value="1.16206030150754">
            <text:p>1.1620603015</text:p>
          </table:table-cell>
          <table:table-cell office:value-type="float" office:value="802">
            <text:p>802</text:p>
          </table:table-cell>
          <table:table-cell table:formula="of:=[.H202]/[.A202]" office:value-type="float" office:value="1.00753768844221">
            <text:p>1.007537688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table:formula="of:=[.B203]/[.A203]" office:value-type="float" office:value="1.02362204724409">
            <text:p>1.0236220472</text:p>
          </table:table-cell>
          <table:table-cell office:value-type="float" office:value="132">
            <text:p>132</text:p>
          </table:table-cell>
          <table:table-cell table:formula="of:=[.D203]/[.A203]" office:value-type="float" office:value="1.03937007874016">
            <text:p>1.0393700787</text:p>
          </table:table-cell>
          <table:table-cell office:value-type="float" office:value="130">
            <text:p>130</text:p>
          </table:table-cell>
          <table:table-cell table:formula="of:=[.F203]/[.A203]" office:value-type="float" office:value="1.02362204724409">
            <text:p>1.0236220472</text:p>
          </table:table-cell>
          <table:table-cell office:value-type="float" office:value="128">
            <text:p>128</text:p>
          </table:table-cell>
          <table:table-cell table:formula="of:=[.H203]/[.A203]" office:value-type="float" office:value="1.00787401574803">
            <text:p>1.007874015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73">
            <text:p>273</text:p>
          </table:table-cell>
          <table:table-cell table:formula="of:=[.B204]/[.A204]" office:value-type="float" office:value="1.01865671641791">
            <text:p>1.0186567164</text:p>
          </table:table-cell>
          <table:table-cell office:value-type="float" office:value="274">
            <text:p>274</text:p>
          </table:table-cell>
          <table:table-cell table:formula="of:=[.D204]/[.A204]" office:value-type="float" office:value="1.02238805970149">
            <text:p>1.0223880597</text:p>
          </table:table-cell>
          <table:table-cell office:value-type="float" office:value="340">
            <text:p>340</text:p>
          </table:table-cell>
          <table:table-cell table:formula="of:=[.F204]/[.A204]" office:value-type="float" office:value="1.26865671641791">
            <text:p>1.2686567164</text:p>
          </table:table-cell>
          <table:table-cell office:value-type="float" office:value="275">
            <text:p>275</text:p>
          </table:table-cell>
          <table:table-cell table:formula="of:=[.H204]/[.A204]" office:value-type="float" office:value="1.02611940298507">
            <text:p>1.026119403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1110">
            <text:p>1110</text:p>
          </table:table-cell>
          <table:table-cell table:formula="of:=[.B205]/[.A205]" office:value-type="float" office:value="1.0054347826087">
            <text:p>1.0054347826</text:p>
          </table:table-cell>
          <table:table-cell office:value-type="float" office:value="1110">
            <text:p>1110</text:p>
          </table:table-cell>
          <table:table-cell table:formula="of:=[.D205]/[.A205]" office:value-type="float" office:value="1.0054347826087">
            <text:p>1.0054347826</text:p>
          </table:table-cell>
          <table:table-cell office:value-type="float" office:value="1444">
            <text:p>1444</text:p>
          </table:table-cell>
          <table:table-cell table:formula="of:=[.F205]/[.A205]" office:value-type="float" office:value="1.30797101449275">
            <text:p>1.3079710145</text:p>
          </table:table-cell>
          <table:table-cell office:value-type="float" office:value="1107">
            <text:p>1107</text:p>
          </table:table-cell>
          <table:table-cell table:formula="of:=[.H205]/[.A205]" office:value-type="float" office:value="1.00271739130435">
            <text:p>1.002717391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table:formula="of:=[.B206]/[.A206]" office:value-type="float" office:value="1.01829268292683">
            <text:p>1.0182926829</text:p>
          </table:table-cell>
          <table:table-cell office:value-type="float" office:value="165">
            <text:p>165</text:p>
          </table:table-cell>
          <table:table-cell table:formula="of:=[.D206]/[.A206]" office:value-type="float" office:value="1.00609756097561">
            <text:p>1.006097561</text:p>
          </table:table-cell>
          <table:table-cell office:value-type="float" office:value="219">
            <text:p>219</text:p>
          </table:table-cell>
          <table:table-cell table:formula="of:=[.F206]/[.A206]" office:value-type="float" office:value="1.33536585365854">
            <text:p>1.3353658537</text:p>
          </table:table-cell>
          <table:table-cell office:value-type="float" office:value="164">
            <text:p>164</text:p>
          </table:table-cell>
          <table:table-cell table:formula="of:=[.H206]/[.A206]" office:value-type="float" office:value="1">
            <text:p>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table:formula="of:=[.B207]/[.A207]" office:value-type="float" office:value="1.01960784313725">
            <text:p>1.0196078431</text:p>
          </table:table-cell>
          <table:table-cell office:value-type="float" office:value="154">
            <text:p>154</text:p>
          </table:table-cell>
          <table:table-cell table:formula="of:=[.D207]/[.A207]" office:value-type="float" office:value="1.00653594771242">
            <text:p>1.0065359477</text:p>
          </table:table-cell>
          <table:table-cell office:value-type="float" office:value="176">
            <text:p>176</text:p>
          </table:table-cell>
          <table:table-cell table:formula="of:=[.F207]/[.A207]" office:value-type="float" office:value="1.15032679738562">
            <text:p>1.1503267974</text:p>
          </table:table-cell>
          <table:table-cell office:value-type="float" office:value="154">
            <text:p>154</text:p>
          </table:table-cell>
          <table:table-cell table:formula="of:=[.H207]/[.A207]" office:value-type="float" office:value="1.00653594771242">
            <text:p>1.006535947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7">
            <text:p>257</text:p>
          </table:table-cell>
          <table:table-cell table:formula="of:=[.B208]/[.A208]" office:value-type="float" office:value="1.01581027667984">
            <text:p>1.0158102767</text:p>
          </table:table-cell>
          <table:table-cell office:value-type="float" office:value="257">
            <text:p>257</text:p>
          </table:table-cell>
          <table:table-cell table:formula="of:=[.D208]/[.A208]" office:value-type="float" office:value="1.01581027667984">
            <text:p>1.0158102767</text:p>
          </table:table-cell>
          <table:table-cell office:value-type="float" office:value="298">
            <text:p>298</text:p>
          </table:table-cell>
          <table:table-cell table:formula="of:=[.F208]/[.A208]" office:value-type="float" office:value="1.17786561264822">
            <text:p>1.1778656126</text:p>
          </table:table-cell>
          <table:table-cell office:value-type="float" office:value="257">
            <text:p>257</text:p>
          </table:table-cell>
          <table:table-cell table:formula="of:=[.H208]/[.A208]" office:value-type="float" office:value="1.01581027667984">
            <text:p>1.0158102767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592">
            <text:p>592</text:p>
          </table:table-cell>
          <table:table-cell table:formula="of:=[.B209]/[.A209]" office:value-type="float" office:value="1.00680272108844">
            <text:p>1.0068027211</text:p>
          </table:table-cell>
          <table:table-cell office:value-type="float" office:value="591">
            <text:p>591</text:p>
          </table:table-cell>
          <table:table-cell table:formula="of:=[.D209]/[.A209]" office:value-type="float" office:value="1.00510204081633">
            <text:p>1.0051020408</text:p>
          </table:table-cell>
          <table:table-cell office:value-type="float" office:value="726">
            <text:p>726</text:p>
          </table:table-cell>
          <table:table-cell table:formula="of:=[.F209]/[.A209]" office:value-type="float" office:value="1.23469387755102">
            <text:p>1.2346938776</text:p>
          </table:table-cell>
          <table:table-cell office:value-type="float" office:value="592">
            <text:p>592</text:p>
          </table:table-cell>
          <table:table-cell table:formula="of:=[.H209]/[.A209]" office:value-type="float" office:value="1.00680272108844">
            <text:p>1.0068027211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465">
            <text:p>465</text:p>
          </table:table-cell>
          <table:table-cell table:formula="of:=[.B210]/[.A210]" office:value-type="float" office:value="1.02197802197802">
            <text:p>1.021978022</text:p>
          </table:table-cell>
          <table:table-cell office:value-type="float" office:value="457">
            <text:p>457</text:p>
          </table:table-cell>
          <table:table-cell table:formula="of:=[.D210]/[.A210]" office:value-type="float" office:value="1.0043956043956">
            <text:p>1.0043956044</text:p>
          </table:table-cell>
          <table:table-cell office:value-type="float" office:value="556">
            <text:p>556</text:p>
          </table:table-cell>
          <table:table-cell table:formula="of:=[.F210]/[.A210]" office:value-type="float" office:value="1.22197802197802">
            <text:p>1.221978022</text:p>
          </table:table-cell>
          <table:table-cell office:value-type="float" office:value="460">
            <text:p>460</text:p>
          </table:table-cell>
          <table:table-cell table:formula="of:=[.H210]/[.A210]" office:value-type="float" office:value="1.01098901098901">
            <text:p>1.01098901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8">
            <text:p>188</text:p>
          </table:table-cell>
          <table:table-cell table:formula="of:=[.B211]/[.A211]" office:value-type="float" office:value="1.01621621621622">
            <text:p>1.0162162162</text:p>
          </table:table-cell>
          <table:table-cell office:value-type="float" office:value="185">
            <text:p>185</text:p>
          </table:table-cell>
          <table:table-cell table:formula="of:=[.D211]/[.A211]" office:value-type="float" office:value="1">
            <text:p>1</text:p>
          </table:table-cell>
          <table:table-cell office:value-type="float" office:value="233">
            <text:p>233</text:p>
          </table:table-cell>
          <table:table-cell table:formula="of:=[.F211]/[.A211]" office:value-type="float" office:value="1.25945945945946">
            <text:p>1.2594594595</text:p>
          </table:table-cell>
          <table:table-cell office:value-type="float" office:value="186">
            <text:p>186</text:p>
          </table:table-cell>
          <table:table-cell table:formula="of:=[.H211]/[.A211]" office:value-type="float" office:value="1.00540540540541">
            <text:p>1.0054054054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410">
            <text:p>410</text:p>
          </table:table-cell>
          <table:table-cell table:formula="of:=[.B212]/[.A212]" office:value-type="float" office:value="1.01736972704715">
            <text:p>1.017369727</text:p>
          </table:table-cell>
          <table:table-cell office:value-type="float" office:value="407">
            <text:p>407</text:p>
          </table:table-cell>
          <table:table-cell table:formula="of:=[.D212]/[.A212]" office:value-type="float" office:value="1.00992555831266">
            <text:p>1.0099255583</text:p>
          </table:table-cell>
          <table:table-cell office:value-type="float" office:value="410">
            <text:p>410</text:p>
          </table:table-cell>
          <table:table-cell table:formula="of:=[.F212]/[.A212]" office:value-type="float" office:value="1.01736972704715">
            <text:p>1.017369727</text:p>
          </table:table-cell>
          <table:table-cell office:value-type="float" office:value="405">
            <text:p>405</text:p>
          </table:table-cell>
          <table:table-cell table:formula="of:=[.H212]/[.A212]" office:value-type="float" office:value="1.00496277915633">
            <text:p>1.004962779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90">
            <text:p>290</text:p>
          </table:table-cell>
          <table:table-cell table:formula="of:=[.B213]/[.A213]" office:value-type="float" office:value="1.02112676056338">
            <text:p>1.0211267606</text:p>
          </table:table-cell>
          <table:table-cell office:value-type="float" office:value="286">
            <text:p>286</text:p>
          </table:table-cell>
          <table:table-cell table:formula="of:=[.D213]/[.A213]" office:value-type="float" office:value="1.00704225352113">
            <text:p>1.0070422535</text:p>
          </table:table-cell>
          <table:table-cell office:value-type="float" office:value="304">
            <text:p>304</text:p>
          </table:table-cell>
          <table:table-cell table:formula="of:=[.F213]/[.A213]" office:value-type="float" office:value="1.07042253521127">
            <text:p>1.0704225352</text:p>
          </table:table-cell>
          <table:table-cell office:value-type="float" office:value="290">
            <text:p>290</text:p>
          </table:table-cell>
          <table:table-cell table:formula="of:=[.H213]/[.A213]" office:value-type="float" office:value="1.02112676056338">
            <text:p>1.021126760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3">
            <text:p>183</text:p>
          </table:table-cell>
          <table:table-cell table:formula="of:=[.B214]/[.A214]" office:value-type="float" office:value="1.01104972375691">
            <text:p>1.0110497238</text:p>
          </table:table-cell>
          <table:table-cell office:value-type="float" office:value="186">
            <text:p>186</text:p>
          </table:table-cell>
          <table:table-cell table:formula="of:=[.D214]/[.A214]" office:value-type="float" office:value="1.02762430939227">
            <text:p>1.0276243094</text:p>
          </table:table-cell>
          <table:table-cell office:value-type="float" office:value="211">
            <text:p>211</text:p>
          </table:table-cell>
          <table:table-cell table:formula="of:=[.F214]/[.A214]" office:value-type="float" office:value="1.16574585635359">
            <text:p>1.1657458564</text:p>
          </table:table-cell>
          <table:table-cell office:value-type="float" office:value="183">
            <text:p>183</text:p>
          </table:table-cell>
          <table:table-cell table:formula="of:=[.H214]/[.A214]" office:value-type="float" office:value="1.01104972375691">
            <text:p>1.0110497238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22">
            <text:p>222</text:p>
          </table:table-cell>
          <table:table-cell table:formula="of:=[.B215]/[.A215]" office:value-type="float" office:value="1.03255813953488">
            <text:p>1.0325581395</text:p>
          </table:table-cell>
          <table:table-cell office:value-type="float" office:value="215">
            <text:p>215</text:p>
          </table:table-cell>
          <table:table-cell table:formula="of:=[.D215]/[.A215]" office:value-type="float" office:value="1">
            <text:p>1</text:p>
          </table:table-cell>
          <table:table-cell office:value-type="float" office:value="336">
            <text:p>336</text:p>
          </table:table-cell>
          <table:table-cell table:formula="of:=[.F215]/[.A215]" office:value-type="float" office:value="1.56279069767442">
            <text:p>1.5627906977</text:p>
          </table:table-cell>
          <table:table-cell office:value-type="float" office:value="221">
            <text:p>221</text:p>
          </table:table-cell>
          <table:table-cell table:formula="of:=[.H215]/[.A215]" office:value-type="float" office:value="1.02790697674419">
            <text:p>1.027906976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8">
            <text:p>168</text:p>
          </table:table-cell>
          <table:table-cell table:formula="of:=[.B216]/[.A216]" office:value-type="float" office:value="1.01818181818182">
            <text:p>1.0181818182</text:p>
          </table:table-cell>
          <table:table-cell office:value-type="float" office:value="165">
            <text:p>165</text:p>
          </table:table-cell>
          <table:table-cell table:formula="of:=[.D216]/[.A216]" office:value-type="float" office:value="1">
            <text:p>1</text:p>
          </table:table-cell>
          <table:table-cell office:value-type="float" office:value="294">
            <text:p>294</text:p>
          </table:table-cell>
          <table:table-cell table:formula="of:=[.F216]/[.A216]" office:value-type="float" office:value="1.78181818181818">
            <text:p>1.7818181818</text:p>
          </table:table-cell>
          <table:table-cell office:value-type="float" office:value="167">
            <text:p>167</text:p>
          </table:table-cell>
          <table:table-cell table:formula="of:=[.H216]/[.A216]" office:value-type="float" office:value="1.01212121212121">
            <text:p>1.0121212121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table:formula="of:=[.B217]/[.A217]" office:value-type="float" office:value="1.00558659217877">
            <text:p>1.0055865922</text:p>
          </table:table-cell>
          <table:table-cell office:value-type="float" office:value="180">
            <text:p>180</text:p>
          </table:table-cell>
          <table:table-cell table:formula="of:=[.D217]/[.A217]" office:value-type="float" office:value="1.00558659217877">
            <text:p>1.0055865922</text:p>
          </table:table-cell>
          <table:table-cell office:value-type="float" office:value="196">
            <text:p>196</text:p>
          </table:table-cell>
          <table:table-cell table:formula="of:=[.F217]/[.A217]" office:value-type="float" office:value="1.09497206703911">
            <text:p>1.094972067</text:p>
          </table:table-cell>
          <table:table-cell office:value-type="float" office:value="178">
            <text:p>178</text:p>
          </table:table-cell>
          <table:table-cell table:formula="of:=[.H217]/[.A217]" office:value-type="float" office:value="0.994413407821229">
            <text:p>0.9944134078</text:p>
          </table:table-cell>
        </table:table-row>
        <table:table-row table:style-name="ro1">
          <table:table-cell table:number-columns-repeated="2" office:value-type="float" office:value="135">
            <text:p>135</text:p>
          </table:table-cell>
          <table:table-cell table:formula="of:=[.B218]/[.A218]" office:value-type="float" office:value="1">
            <text:p>1</text:p>
          </table:table-cell>
          <table:table-cell office:value-type="float" office:value="135">
            <text:p>135</text:p>
          </table:table-cell>
          <table:table-cell table:formula="of:=[.D218]/[.A218]" office:value-type="float" office:value="1">
            <text:p>1</text:p>
          </table:table-cell>
          <table:table-cell office:value-type="float" office:value="143">
            <text:p>143</text:p>
          </table:table-cell>
          <table:table-cell table:formula="of:=[.F218]/[.A218]" office:value-type="float" office:value="1.05925925925926">
            <text:p>1.0592592593</text:p>
          </table:table-cell>
          <table:table-cell office:value-type="float" office:value="136">
            <text:p>136</text:p>
          </table:table-cell>
          <table:table-cell table:formula="of:=[.H218]/[.A218]" office:value-type="float" office:value="1.00740740740741">
            <text:p>1.007407407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30">
            <text:p>130</text:p>
          </table:table-cell>
          <table:table-cell table:formula="of:=[.B219]/[.A219]" office:value-type="float" office:value="1.015625">
            <text:p>1.015625</text:p>
          </table:table-cell>
          <table:table-cell office:value-type="float" office:value="130">
            <text:p>130</text:p>
          </table:table-cell>
          <table:table-cell table:formula="of:=[.D219]/[.A219]" office:value-type="float" office:value="1.015625">
            <text:p>1.015625</text:p>
          </table:table-cell>
          <table:table-cell office:value-type="float" office:value="129">
            <text:p>129</text:p>
          </table:table-cell>
          <table:table-cell table:formula="of:=[.F219]/[.A219]" office:value-type="float" office:value="1.0078125">
            <text:p>1.0078125</text:p>
          </table:table-cell>
          <table:table-cell office:value-type="float" office:value="130">
            <text:p>130</text:p>
          </table:table-cell>
          <table:table-cell table:formula="of:=[.H219]/[.A219]" office:value-type="float" office:value="1.015625">
            <text:p>1.015625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708">
            <text:p>708</text:p>
          </table:table-cell>
          <table:table-cell table:formula="of:=[.B220]/[.A220]" office:value-type="float" office:value="1.01287553648069">
            <text:p>1.0128755365</text:p>
          </table:table-cell>
          <table:table-cell office:value-type="float" office:value="707">
            <text:p>707</text:p>
          </table:table-cell>
          <table:table-cell table:formula="of:=[.D220]/[.A220]" office:value-type="float" office:value="1.01144492131617">
            <text:p>1.0114449213</text:p>
          </table:table-cell>
          <table:table-cell office:value-type="float" office:value="959">
            <text:p>959</text:p>
          </table:table-cell>
          <table:table-cell table:formula="of:=[.F220]/[.A220]" office:value-type="float" office:value="1.37195994277539">
            <text:p>1.3719599428</text:p>
          </table:table-cell>
          <table:table-cell office:value-type="float" office:value="711">
            <text:p>711</text:p>
          </table:table-cell>
          <table:table-cell table:formula="of:=[.H220]/[.A220]" office:value-type="float" office:value="1.01716738197425">
            <text:p>1.01716738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90">
            <text:p>190</text:p>
          </table:table-cell>
          <table:table-cell table:formula="of:=[.B221]/[.A221]" office:value-type="float" office:value="1.01604278074866">
            <text:p>1.0160427807</text:p>
          </table:table-cell>
          <table:table-cell office:value-type="float" office:value="189">
            <text:p>189</text:p>
          </table:table-cell>
          <table:table-cell table:formula="of:=[.D221]/[.A221]" office:value-type="float" office:value="1.01069518716578">
            <text:p>1.0106951872</text:p>
          </table:table-cell>
          <table:table-cell office:value-type="float" office:value="252">
            <text:p>252</text:p>
          </table:table-cell>
          <table:table-cell table:formula="of:=[.F221]/[.A221]" office:value-type="float" office:value="1.3475935828877">
            <text:p>1.3475935829</text:p>
          </table:table-cell>
          <table:table-cell office:value-type="float" office:value="193">
            <text:p>193</text:p>
          </table:table-cell>
          <table:table-cell table:formula="of:=[.H221]/[.A221]" office:value-type="float" office:value="1.03208556149733">
            <text:p>1.032085561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table:formula="of:=[.B222]/[.A222]" office:value-type="float" office:value="1.00751879699248">
            <text:p>1.007518797</text:p>
          </table:table-cell>
          <table:table-cell office:value-type="float" office:value="132">
            <text:p>132</text:p>
          </table:table-cell>
          <table:table-cell table:formula="of:=[.D222]/[.A222]" office:value-type="float" office:value="0.992481203007519">
            <text:p>0.992481203</text:p>
          </table:table-cell>
          <table:table-cell office:value-type="float" office:value="135">
            <text:p>135</text:p>
          </table:table-cell>
          <table:table-cell table:formula="of:=[.F222]/[.A222]" office:value-type="float" office:value="1.01503759398496">
            <text:p>1.015037594</text:p>
          </table:table-cell>
          <table:table-cell office:value-type="float" office:value="134">
            <text:p>134</text:p>
          </table:table-cell>
          <table:table-cell table:formula="of:=[.H222]/[.A222]" office:value-type="float" office:value="1.00751879699248">
            <text:p>1.007518797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table:formula="of:=[.B223]/[.A223]" office:value-type="float" office:value="1.03571428571429">
            <text:p>1.0357142857</text:p>
          </table:table-cell>
          <table:table-cell office:value-type="float" office:value="142">
            <text:p>142</text:p>
          </table:table-cell>
          <table:table-cell table:formula="of:=[.D223]/[.A223]" office:value-type="float" office:value="1.01428571428571">
            <text:p>1.0142857143</text:p>
          </table:table-cell>
          <table:table-cell office:value-type="float" office:value="182">
            <text:p>182</text:p>
          </table:table-cell>
          <table:table-cell table:formula="of:=[.F223]/[.A223]" office:value-type="float" office:value="1.3">
            <text:p>1.3</text:p>
          </table:table-cell>
          <table:table-cell office:value-type="float" office:value="148">
            <text:p>148</text:p>
          </table:table-cell>
          <table:table-cell table:formula="of:=[.H223]/[.A223]" office:value-type="float" office:value="1.05714285714286">
            <text:p>1.057142857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71">
            <text:p>171</text:p>
          </table:table-cell>
          <table:table-cell table:formula="of:=[.B224]/[.A224]" office:value-type="float" office:value="1.02395209580838">
            <text:p>1.0239520958</text:p>
          </table:table-cell>
          <table:table-cell office:value-type="float" office:value="177">
            <text:p>177</text:p>
          </table:table-cell>
          <table:table-cell table:formula="of:=[.D224]/[.A224]" office:value-type="float" office:value="1.05988023952096">
            <text:p>1.0598802395</text:p>
          </table:table-cell>
          <table:table-cell office:value-type="float" office:value="213">
            <text:p>213</text:p>
          </table:table-cell>
          <table:table-cell table:formula="of:=[.F224]/[.A224]" office:value-type="float" office:value="1.27544910179641">
            <text:p>1.2754491018</text:p>
          </table:table-cell>
          <table:table-cell office:value-type="float" office:value="170">
            <text:p>170</text:p>
          </table:table-cell>
          <table:table-cell table:formula="of:=[.H224]/[.A224]" office:value-type="float" office:value="1.01796407185629">
            <text:p>1.0179640719</text:p>
          </table:table-cell>
        </table:table-row>
        <table:table-row table:style-name="ro1">
          <table:table-cell table:number-columns-repeated="2" office:value-type="float" office:value="135">
            <text:p>135</text:p>
          </table:table-cell>
          <table:table-cell table:formula="of:=[.B225]/[.A225]" office:value-type="float" office:value="1">
            <text:p>1</text:p>
          </table:table-cell>
          <table:table-cell office:value-type="float" office:value="138">
            <text:p>138</text:p>
          </table:table-cell>
          <table:table-cell table:formula="of:=[.D225]/[.A225]" office:value-type="float" office:value="1.02222222222222">
            <text:p>1.0222222222</text:p>
          </table:table-cell>
          <table:table-cell office:value-type="float" office:value="159">
            <text:p>159</text:p>
          </table:table-cell>
          <table:table-cell table:formula="of:=[.F225]/[.A225]" office:value-type="float" office:value="1.17777777777778">
            <text:p>1.1777777778</text:p>
          </table:table-cell>
          <table:table-cell office:value-type="float" office:value="137">
            <text:p>137</text:p>
          </table:table-cell>
          <table:table-cell table:formula="of:=[.H225]/[.A225]" office:value-type="float" office:value="1.01481481481481">
            <text:p>1.0148148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table:formula="of:=[.B226]/[.A226]" office:value-type="float" office:value="0.985915492957746">
            <text:p>0.985915493</text:p>
          </table:table-cell>
          <table:table-cell office:value-type="float" office:value="142">
            <text:p>142</text:p>
          </table:table-cell>
          <table:table-cell table:formula="of:=[.D226]/[.A226]" office:value-type="float" office:value="1">
            <text:p>1</text:p>
          </table:table-cell>
          <table:table-cell office:value-type="float" office:value="146">
            <text:p>146</text:p>
          </table:table-cell>
          <table:table-cell table:formula="of:=[.F226]/[.A226]" office:value-type="float" office:value="1.02816901408451">
            <text:p>1.0281690141</text:p>
          </table:table-cell>
          <table:table-cell office:value-type="float" office:value="144">
            <text:p>144</text:p>
          </table:table-cell>
          <table:table-cell table:formula="of:=[.H226]/[.A226]" office:value-type="float" office:value="1.01408450704225">
            <text:p>1.014084507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411">
            <text:p>411</text:p>
          </table:table-cell>
          <table:table-cell table:formula="of:=[.B227]/[.A227]" office:value-type="float" office:value="1.03007518796992">
            <text:p>1.030075188</text:p>
          </table:table-cell>
          <table:table-cell office:value-type="float" office:value="404">
            <text:p>404</text:p>
          </table:table-cell>
          <table:table-cell table:formula="of:=[.D227]/[.A227]" office:value-type="float" office:value="1.0125313283208">
            <text:p>1.0125313283</text:p>
          </table:table-cell>
          <table:table-cell office:value-type="float" office:value="409">
            <text:p>409</text:p>
          </table:table-cell>
          <table:table-cell table:formula="of:=[.F227]/[.A227]" office:value-type="float" office:value="1.0250626566416">
            <text:p>1.0250626566</text:p>
          </table:table-cell>
          <table:table-cell office:value-type="float" office:value="405">
            <text:p>405</text:p>
          </table:table-cell>
          <table:table-cell table:formula="of:=[.H227]/[.A227]" office:value-type="float" office:value="1.01503759398496">
            <text:p>1.01503759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table:formula="of:=[.B228]/[.A228]" office:value-type="float" office:value="1.0225988700565">
            <text:p>1.0225988701</text:p>
          </table:table-cell>
          <table:table-cell office:value-type="float" office:value="180">
            <text:p>180</text:p>
          </table:table-cell>
          <table:table-cell table:formula="of:=[.D228]/[.A228]" office:value-type="float" office:value="1.01694915254237">
            <text:p>1.0169491525</text:p>
          </table:table-cell>
          <table:table-cell office:value-type="float" office:value="229">
            <text:p>229</text:p>
          </table:table-cell>
          <table:table-cell table:formula="of:=[.F228]/[.A228]" office:value-type="float" office:value="1.29378531073446">
            <text:p>1.2937853107</text:p>
          </table:table-cell>
          <table:table-cell office:value-type="float" office:value="180">
            <text:p>180</text:p>
          </table:table-cell>
          <table:table-cell table:formula="of:=[.H228]/[.A228]" office:value-type="float" office:value="1.01694915254237">
            <text:p>1.016949152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table:formula="of:=[.B229]/[.A229]" office:value-type="float" office:value="1.00819672131148">
            <text:p>1.0081967213</text:p>
          </table:table-cell>
          <table:table-cell office:value-type="float" office:value="251">
            <text:p>251</text:p>
          </table:table-cell>
          <table:table-cell table:formula="of:=[.D229]/[.A229]" office:value-type="float" office:value="1.02868852459016">
            <text:p>1.0286885246</text:p>
          </table:table-cell>
          <table:table-cell office:value-type="float" office:value="362">
            <text:p>362</text:p>
          </table:table-cell>
          <table:table-cell table:formula="of:=[.F229]/[.A229]" office:value-type="float" office:value="1.48360655737705">
            <text:p>1.4836065574</text:p>
          </table:table-cell>
          <table:table-cell office:value-type="float" office:value="248">
            <text:p>248</text:p>
          </table:table-cell>
          <table:table-cell table:formula="of:=[.H229]/[.A229]" office:value-type="float" office:value="1.01639344262295">
            <text:p>1.0163934426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397">
            <text:p>397</text:p>
          </table:table-cell>
          <table:table-cell table:formula="of:=[.B230]/[.A230]" office:value-type="float" office:value="1.01017811704835">
            <text:p>1.010178117</text:p>
          </table:table-cell>
          <table:table-cell office:value-type="float" office:value="396">
            <text:p>396</text:p>
          </table:table-cell>
          <table:table-cell table:formula="of:=[.D230]/[.A230]" office:value-type="float" office:value="1.00763358778626">
            <text:p>1.0076335878</text:p>
          </table:table-cell>
          <table:table-cell office:value-type="float" office:value="527">
            <text:p>527</text:p>
          </table:table-cell>
          <table:table-cell table:formula="of:=[.F230]/[.A230]" office:value-type="float" office:value="1.34096692111959">
            <text:p>1.3409669211</text:p>
          </table:table-cell>
          <table:table-cell office:value-type="float" office:value="394">
            <text:p>394</text:p>
          </table:table-cell>
          <table:table-cell table:formula="of:=[.H230]/[.A230]" office:value-type="float" office:value="1.00254452926209">
            <text:p>1.002544529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48">
            <text:p>348</text:p>
          </table:table-cell>
          <table:table-cell table:formula="of:=[.B231]/[.A231]" office:value-type="float" office:value="1.0028818443804">
            <text:p>1.0028818444</text:p>
          </table:table-cell>
          <table:table-cell office:value-type="float" office:value="350">
            <text:p>350</text:p>
          </table:table-cell>
          <table:table-cell table:formula="of:=[.D231]/[.A231]" office:value-type="float" office:value="1.00864553314121">
            <text:p>1.0086455331</text:p>
          </table:table-cell>
          <table:table-cell office:value-type="float" office:value="292">
            <text:p>292</text:p>
          </table:table-cell>
          <table:table-cell table:formula="of:=[.F231]/[.A231]" office:value-type="float" office:value="0.84149855907781">
            <text:p>0.8414985591</text:p>
          </table:table-cell>
          <table:table-cell office:value-type="float" office:value="349">
            <text:p>349</text:p>
          </table:table-cell>
          <table:table-cell table:formula="of:=[.H231]/[.A231]" office:value-type="float" office:value="1.00576368876081">
            <text:p>1.005763688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9">
            <text:p>139</text:p>
          </table:table-cell>
          <table:table-cell table:formula="of:=[.B232]/[.A232]" office:value-type="float" office:value="1.03731343283582">
            <text:p>1.0373134328</text:p>
          </table:table-cell>
          <table:table-cell office:value-type="float" office:value="138">
            <text:p>138</text:p>
          </table:table-cell>
          <table:table-cell table:formula="of:=[.D232]/[.A232]" office:value-type="float" office:value="1.02985074626866">
            <text:p>1.0298507463</text:p>
          </table:table-cell>
          <table:table-cell office:value-type="float" office:value="145">
            <text:p>145</text:p>
          </table:table-cell>
          <table:table-cell table:formula="of:=[.F232]/[.A232]" office:value-type="float" office:value="1.08208955223881">
            <text:p>1.0820895522</text:p>
          </table:table-cell>
          <table:table-cell office:value-type="float" office:value="136">
            <text:p>136</text:p>
          </table:table-cell>
          <table:table-cell table:formula="of:=[.H232]/[.A232]" office:value-type="float" office:value="1.01492537313433">
            <text:p>1.014925373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table:formula="of:=[.B233]/[.A233]" office:value-type="float" office:value="1.01470588235294">
            <text:p>1.0147058824</text:p>
          </table:table-cell>
          <table:table-cell office:value-type="float" office:value="137">
            <text:p>137</text:p>
          </table:table-cell>
          <table:table-cell table:formula="of:=[.D233]/[.A233]" office:value-type="float" office:value="1.00735294117647">
            <text:p>1.0073529412</text:p>
          </table:table-cell>
          <table:table-cell office:value-type="float" office:value="140">
            <text:p>140</text:p>
          </table:table-cell>
          <table:table-cell table:formula="of:=[.F233]/[.A233]" office:value-type="float" office:value="1.02941176470588">
            <text:p>1.0294117647</text:p>
          </table:table-cell>
          <table:table-cell office:value-type="float" office:value="139">
            <text:p>139</text:p>
          </table:table-cell>
          <table:table-cell table:formula="of:=[.H233]/[.A233]" office:value-type="float" office:value="1.02205882352941">
            <text:p>1.0220588235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423">
            <text:p>423</text:p>
          </table:table-cell>
          <table:table-cell table:formula="of:=[.B234]/[.A234]" office:value-type="float" office:value="1.01438848920863">
            <text:p>1.0143884892</text:p>
          </table:table-cell>
          <table:table-cell office:value-type="float" office:value="423">
            <text:p>423</text:p>
          </table:table-cell>
          <table:table-cell table:formula="of:=[.D234]/[.A234]" office:value-type="float" office:value="1.01438848920863">
            <text:p>1.0143884892</text:p>
          </table:table-cell>
          <table:table-cell office:value-type="float" office:value="693">
            <text:p>693</text:p>
          </table:table-cell>
          <table:table-cell table:formula="of:=[.F234]/[.A234]" office:value-type="float" office:value="1.66187050359712">
            <text:p>1.6618705036</text:p>
          </table:table-cell>
          <table:table-cell office:value-type="float" office:value="419">
            <text:p>419</text:p>
          </table:table-cell>
          <table:table-cell table:formula="of:=[.H234]/[.A234]" office:value-type="float" office:value="1.00479616306954">
            <text:p>1.004796163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table:formula="of:=[.B235]/[.A235]" office:value-type="float" office:value="1.0059880239521">
            <text:p>1.005988024</text:p>
          </table:table-cell>
          <table:table-cell office:value-type="float" office:value="172">
            <text:p>172</text:p>
          </table:table-cell>
          <table:table-cell table:formula="of:=[.D235]/[.A235]" office:value-type="float" office:value="1.02994011976048">
            <text:p>1.0299401198</text:p>
          </table:table-cell>
          <table:table-cell office:value-type="float" office:value="220">
            <text:p>220</text:p>
          </table:table-cell>
          <table:table-cell table:formula="of:=[.F235]/[.A235]" office:value-type="float" office:value="1.31736526946108">
            <text:p>1.3173652695</text:p>
          </table:table-cell>
          <table:table-cell office:value-type="float" office:value="169">
            <text:p>169</text:p>
          </table:table-cell>
          <table:table-cell table:formula="of:=[.H235]/[.A235]" office:value-type="float" office:value="1.01197604790419">
            <text:p>1.0119760479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327">
            <text:p>327</text:p>
          </table:table-cell>
          <table:table-cell table:formula="of:=[.B236]/[.A236]" office:value-type="float" office:value="1.01869158878505">
            <text:p>1.0186915888</text:p>
          </table:table-cell>
          <table:table-cell office:value-type="float" office:value="324">
            <text:p>324</text:p>
          </table:table-cell>
          <table:table-cell table:formula="of:=[.D236]/[.A236]" office:value-type="float" office:value="1.00934579439252">
            <text:p>1.0093457944</text:p>
          </table:table-cell>
          <table:table-cell office:value-type="float" office:value="447">
            <text:p>447</text:p>
          </table:table-cell>
          <table:table-cell table:formula="of:=[.F236]/[.A236]" office:value-type="float" office:value="1.39252336448598">
            <text:p>1.3925233645</text:p>
          </table:table-cell>
          <table:table-cell office:value-type="float" office:value="336">
            <text:p>336</text:p>
          </table:table-cell>
          <table:table-cell table:formula="of:=[.H236]/[.A236]" office:value-type="float" office:value="1.04672897196262">
            <text:p>1.046728972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78">
            <text:p>278</text:p>
          </table:table-cell>
          <table:table-cell table:formula="of:=[.B237]/[.A237]" office:value-type="float" office:value="1.02205882352941">
            <text:p>1.0220588235</text:p>
          </table:table-cell>
          <table:table-cell office:value-type="float" office:value="281">
            <text:p>281</text:p>
          </table:table-cell>
          <table:table-cell table:formula="of:=[.D237]/[.A237]" office:value-type="float" office:value="1.03308823529412">
            <text:p>1.0330882353</text:p>
          </table:table-cell>
          <table:table-cell office:value-type="float" office:value="284">
            <text:p>284</text:p>
          </table:table-cell>
          <table:table-cell table:formula="of:=[.F237]/[.A237]" office:value-type="float" office:value="1.04411764705882">
            <text:p>1.0441176471</text:p>
          </table:table-cell>
          <table:table-cell office:value-type="float" office:value="281">
            <text:p>281</text:p>
          </table:table-cell>
          <table:table-cell table:formula="of:=[.H237]/[.A237]" office:value-type="float" office:value="1.03308823529412">
            <text:p>1.033088235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09">
            <text:p>209</text:p>
          </table:table-cell>
          <table:table-cell table:formula="of:=[.B238]/[.A238]" office:value-type="float" office:value="1.02450980392157">
            <text:p>1.0245098039</text:p>
          </table:table-cell>
          <table:table-cell office:value-type="float" office:value="215">
            <text:p>215</text:p>
          </table:table-cell>
          <table:table-cell table:formula="of:=[.D238]/[.A238]" office:value-type="float" office:value="1.05392156862745">
            <text:p>1.0539215686</text:p>
          </table:table-cell>
          <table:table-cell office:value-type="float" office:value="256">
            <text:p>256</text:p>
          </table:table-cell>
          <table:table-cell table:formula="of:=[.F238]/[.A238]" office:value-type="float" office:value="1.25490196078431">
            <text:p>1.2549019608</text:p>
          </table:table-cell>
          <table:table-cell office:value-type="float" office:value="223">
            <text:p>223</text:p>
          </table:table-cell>
          <table:table-cell table:formula="of:=[.H238]/[.A238]" office:value-type="float" office:value="1.09313725490196">
            <text:p>1.093137254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formula="of:=[.B239]/[.A239]" office:value-type="float" office:value="1.00729927007299">
            <text:p>1.0072992701</text:p>
          </table:table-cell>
          <table:table-cell office:value-type="float" office:value="139">
            <text:p>139</text:p>
          </table:table-cell>
          <table:table-cell table:formula="of:=[.D239]/[.A239]" office:value-type="float" office:value="1.01459854014599">
            <text:p>1.0145985401</text:p>
          </table:table-cell>
          <table:table-cell office:value-type="float" office:value="150">
            <text:p>150</text:p>
          </table:table-cell>
          <table:table-cell table:formula="of:=[.F239]/[.A239]" office:value-type="float" office:value="1.09489051094891">
            <text:p>1.0948905109</text:p>
          </table:table-cell>
          <table:table-cell office:value-type="float" office:value="137">
            <text:p>137</text:p>
          </table:table-cell>
          <table:table-cell table:formula="of:=[.H239]/[.A239]"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table:formula="of:=[.B240]/[.A240]" office:value-type="float" office:value="1.00813008130081">
            <text:p>1.0081300813</text:p>
          </table:table-cell>
          <table:table-cell office:value-type="float" office:value="127">
            <text:p>127</text:p>
          </table:table-cell>
          <table:table-cell table:formula="of:=[.D240]/[.A240]" office:value-type="float" office:value="1.03252032520325">
            <text:p>1.0325203252</text:p>
          </table:table-cell>
          <table:table-cell office:value-type="float" office:value="175">
            <text:p>175</text:p>
          </table:table-cell>
          <table:table-cell table:formula="of:=[.F240]/[.A240]" office:value-type="float" office:value="1.42276422764228">
            <text:p>1.4227642276</text:p>
          </table:table-cell>
          <table:table-cell office:value-type="float" office:value="130">
            <text:p>130</text:p>
          </table:table-cell>
          <table:table-cell table:formula="of:=[.H240]/[.A240]" office:value-type="float" office:value="1.05691056910569">
            <text:p>1.0569105691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758">
            <text:p>758</text:p>
          </table:table-cell>
          <table:table-cell table:formula="of:=[.B241]/[.A241]" office:value-type="float" office:value="1.01608579088472">
            <text:p>1.0160857909</text:p>
          </table:table-cell>
          <table:table-cell office:value-type="float" office:value="760">
            <text:p>760</text:p>
          </table:table-cell>
          <table:table-cell table:formula="of:=[.D241]/[.A241]" office:value-type="float" office:value="1.01876675603217">
            <text:p>1.018766756</text:p>
          </table:table-cell>
          <table:table-cell office:value-type="float" office:value="867">
            <text:p>867</text:p>
          </table:table-cell>
          <table:table-cell table:formula="of:=[.F241]/[.A241]" office:value-type="float" office:value="1.16219839142091">
            <text:p>1.1621983914</text:p>
          </table:table-cell>
          <table:table-cell office:value-type="float" office:value="756">
            <text:p>756</text:p>
          </table:table-cell>
          <table:table-cell table:formula="of:=[.H241]/[.A241]" office:value-type="float" office:value="1.01340482573727">
            <text:p>1.013404825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table:formula="of:=[.B242]/[.A242]" office:value-type="float" office:value="1.00632911392405">
            <text:p>1.0063291139</text:p>
          </table:table-cell>
          <table:table-cell office:value-type="float" office:value="164">
            <text:p>164</text:p>
          </table:table-cell>
          <table:table-cell table:formula="of:=[.D242]/[.A242]" office:value-type="float" office:value="1.0379746835443">
            <text:p>1.0379746835</text:p>
          </table:table-cell>
          <table:table-cell office:value-type="float" office:value="152">
            <text:p>152</text:p>
          </table:table-cell>
          <table:table-cell table:formula="of:=[.F242]/[.A242]" office:value-type="float" office:value="0.962025316455696">
            <text:p>0.9620253165</text:p>
          </table:table-cell>
          <table:table-cell office:value-type="float" office:value="162">
            <text:p>162</text:p>
          </table:table-cell>
          <table:table-cell table:formula="of:=[.H242]/[.A242]" office:value-type="float" office:value="1.0253164556962">
            <text:p>1.0253164557</text:p>
          </table:table-cell>
        </table:table-row>
        <table:table-row table:style-name="ro1">
          <table:table-cell table:number-columns-repeated="2" office:value-type="float" office:value="139">
            <text:p>139</text:p>
          </table:table-cell>
          <table:table-cell table:formula="of:=[.B243]/[.A243]" office:value-type="float" office:value="1">
            <text:p>1</text:p>
          </table:table-cell>
          <table:table-cell office:value-type="float" office:value="143">
            <text:p>143</text:p>
          </table:table-cell>
          <table:table-cell table:formula="of:=[.D243]/[.A243]" office:value-type="float" office:value="1.02877697841727">
            <text:p>1.0287769784</text:p>
          </table:table-cell>
          <table:table-cell office:value-type="float" office:value="158">
            <text:p>158</text:p>
          </table:table-cell>
          <table:table-cell table:formula="of:=[.F243]/[.A243]" office:value-type="float" office:value="1.13669064748201">
            <text:p>1.1366906475</text:p>
          </table:table-cell>
          <table:table-cell office:value-type="float" office:value="141">
            <text:p>141</text:p>
          </table:table-cell>
          <table:table-cell table:formula="of:=[.H243]/[.A243]" office:value-type="float" office:value="1.01438848920863">
            <text:p>1.0143884892</text:p>
          </table:table-cell>
        </table:table-row>
        <table:table-row table:style-name="ro1">
          <table:table-cell table:number-columns-repeated="2" office:value-type="float" office:value="213">
            <text:p>213</text:p>
          </table:table-cell>
          <table:table-cell table:formula="of:=[.B244]/[.A244]" office:value-type="float" office:value="1">
            <text:p>1</text:p>
          </table:table-cell>
          <table:table-cell office:value-type="float" office:value="218">
            <text:p>218</text:p>
          </table:table-cell>
          <table:table-cell table:formula="of:=[.D244]/[.A244]" office:value-type="float" office:value="1.02347417840376">
            <text:p>1.0234741784</text:p>
          </table:table-cell>
          <table:table-cell office:value-type="float" office:value="287">
            <text:p>287</text:p>
          </table:table-cell>
          <table:table-cell table:formula="of:=[.F244]/[.A244]" office:value-type="float" office:value="1.34741784037559">
            <text:p>1.3474178404</text:p>
          </table:table-cell>
          <table:table-cell office:value-type="float" office:value="219">
            <text:p>219</text:p>
          </table:table-cell>
          <table:table-cell table:formula="of:=[.H244]/[.A244]" office:value-type="float" office:value="1.02816901408451">
            <text:p>1.0281690141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table:formula="of:=[.B245]/[.A245]" office:value-type="float" office:value="0.996884735202492">
            <text:p>0.9968847352</text:p>
          </table:table-cell>
          <table:table-cell office:value-type="float" office:value="326">
            <text:p>326</text:p>
          </table:table-cell>
          <table:table-cell table:formula="of:=[.D245]/[.A245]" office:value-type="float" office:value="1.01557632398754">
            <text:p>1.015576324</text:p>
          </table:table-cell>
          <table:table-cell office:value-type="float" office:value="346">
            <text:p>346</text:p>
          </table:table-cell>
          <table:table-cell table:formula="of:=[.F245]/[.A245]" office:value-type="float" office:value="1.07788161993769">
            <text:p>1.0778816199</text:p>
          </table:table-cell>
          <table:table-cell office:value-type="float" office:value="325">
            <text:p>325</text:p>
          </table:table-cell>
          <table:table-cell table:formula="of:=[.H245]/[.A245]" office:value-type="float" office:value="1.01246105919003">
            <text:p>1.012461059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formula="of:=[.B246]/[.A246]" office:value-type="float" office:value="1.00724637681159">
            <text:p>1.0072463768</text:p>
          </table:table-cell>
          <table:table-cell office:value-type="float" office:value="140">
            <text:p>140</text:p>
          </table:table-cell>
          <table:table-cell table:formula="of:=[.D246]/[.A246]" office:value-type="float" office:value="1.01449275362319">
            <text:p>1.0144927536</text:p>
          </table:table-cell>
          <table:table-cell office:value-type="float" office:value="146">
            <text:p>146</text:p>
          </table:table-cell>
          <table:table-cell table:formula="of:=[.F246]/[.A246]" office:value-type="float" office:value="1.05797101449275">
            <text:p>1.0579710145</text:p>
          </table:table-cell>
          <table:table-cell office:value-type="float" office:value="148">
            <text:p>148</text:p>
          </table:table-cell>
          <table:table-cell table:formula="of:=[.H246]/[.A246]" office:value-type="float" office:value="1.07246376811594">
            <text:p>1.0724637681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594">
            <text:p>594</text:p>
          </table:table-cell>
          <table:table-cell table:formula="of:=[.B247]/[.A247]" office:value-type="float" office:value="1.00507614213198">
            <text:p>1.0050761421</text:p>
          </table:table-cell>
          <table:table-cell office:value-type="float" office:value="599">
            <text:p>599</text:p>
          </table:table-cell>
          <table:table-cell table:formula="of:=[.D247]/[.A247]" office:value-type="float" office:value="1.01353637901861">
            <text:p>1.013536379</text:p>
          </table:table-cell>
          <table:table-cell office:value-type="float" office:value="770">
            <text:p>770</text:p>
          </table:table-cell>
          <table:table-cell table:formula="of:=[.F247]/[.A247]" office:value-type="float" office:value="1.30287648054146">
            <text:p>1.3028764805</text:p>
          </table:table-cell>
          <table:table-cell office:value-type="float" office:value="609">
            <text:p>609</text:p>
          </table:table-cell>
          <table:table-cell table:formula="of:=[.H247]/[.A247]" office:value-type="float" office:value="1.03045685279188">
            <text:p>1.0304568528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481">
            <text:p>481</text:p>
          </table:table-cell>
          <table:table-cell table:formula="of:=[.B248]/[.A248]" office:value-type="float" office:value="1.00417536534447">
            <text:p>1.0041753653</text:p>
          </table:table-cell>
          <table:table-cell office:value-type="float" office:value="483">
            <text:p>483</text:p>
          </table:table-cell>
          <table:table-cell table:formula="of:=[.D248]/[.A248]" office:value-type="float" office:value="1.00835073068894">
            <text:p>1.0083507307</text:p>
          </table:table-cell>
          <table:table-cell office:value-type="float" office:value="630">
            <text:p>630</text:p>
          </table:table-cell>
          <table:table-cell table:formula="of:=[.F248]/[.A248]" office:value-type="float" office:value="1.31524008350731">
            <text:p>1.3152400835</text:p>
          </table:table-cell>
          <table:table-cell office:value-type="float" office:value="487">
            <text:p>487</text:p>
          </table:table-cell>
          <table:table-cell table:formula="of:=[.H248]/[.A248]" office:value-type="float" office:value="1.01670146137787">
            <text:p>1.0167014614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table:formula="of:=[.B249]/[.A249]" office:value-type="float" office:value="0.995967741935484">
            <text:p>0.9959677419</text:p>
          </table:table-cell>
          <table:table-cell office:value-type="float" office:value="249">
            <text:p>249</text:p>
          </table:table-cell>
          <table:table-cell table:formula="of:=[.D249]/[.A249]" office:value-type="float" office:value="1.00403225806452">
            <text:p>1.0040322581</text:p>
          </table:table-cell>
          <table:table-cell office:value-type="float" office:value="332">
            <text:p>332</text:p>
          </table:table-cell>
          <table:table-cell table:formula="of:=[.F249]/[.A249]" office:value-type="float" office:value="1.33870967741935">
            <text:p>1.3387096774</text:p>
          </table:table-cell>
          <table:table-cell office:value-type="float" office:value="248">
            <text:p>248</text:p>
          </table:table-cell>
          <table:table-cell table:formula="of:=[.H249]/[.A249]" office:value-type="float" office:value="1">
            <text:p>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319">
            <text:p>319</text:p>
          </table:table-cell>
          <table:table-cell table:formula="of:=[.B250]/[.A250]" office:value-type="float" office:value="1.01916932907348">
            <text:p>1.0191693291</text:p>
          </table:table-cell>
          <table:table-cell office:value-type="float" office:value="316">
            <text:p>316</text:p>
          </table:table-cell>
          <table:table-cell table:formula="of:=[.D250]/[.A250]" office:value-type="float" office:value="1.00958466453674">
            <text:p>1.0095846645</text:p>
          </table:table-cell>
          <table:table-cell office:value-type="float" office:value="425">
            <text:p>425</text:p>
          </table:table-cell>
          <table:table-cell table:formula="of:=[.F250]/[.A250]" office:value-type="float" office:value="1.35782747603834">
            <text:p>1.357827476</text:p>
          </table:table-cell>
          <table:table-cell office:value-type="float" office:value="320">
            <text:p>320</text:p>
          </table:table-cell>
          <table:table-cell table:formula="of:=[.H250]/[.A250]" office:value-type="float" office:value="1.0223642172524">
            <text:p>1.022364217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table:formula="of:=[.B251]/[.A251]" office:value-type="float" office:value="1.01273885350318">
            <text:p>1.0127388535</text:p>
          </table:table-cell>
          <table:table-cell office:value-type="float" office:value="160">
            <text:p>160</text:p>
          </table:table-cell>
          <table:table-cell table:formula="of:=[.D251]/[.A251]" office:value-type="float" office:value="1.01910828025478">
            <text:p>1.0191082803</text:p>
          </table:table-cell>
          <table:table-cell office:value-type="float" office:value="163">
            <text:p>163</text:p>
          </table:table-cell>
          <table:table-cell table:formula="of:=[.F251]/[.A251]" office:value-type="float" office:value="1.03821656050955">
            <text:p>1.0382165605</text:p>
          </table:table-cell>
          <table:table-cell office:value-type="float" office:value="163">
            <text:p>163</text:p>
          </table:table-cell>
          <table:table-cell table:formula="of:=[.H251]/[.A251]" office:value-type="float" office:value="1.03821656050955">
            <text:p>1.0382165605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65">
            <text:p>365</text:p>
          </table:table-cell>
          <table:table-cell table:formula="of:=[.B252]/[.A252]" office:value-type="float" office:value="0.994550408719346">
            <text:p>0.9945504087</text:p>
          </table:table-cell>
          <table:table-cell office:value-type="float" office:value="374">
            <text:p>374</text:p>
          </table:table-cell>
          <table:table-cell table:formula="of:=[.D252]/[.A252]" office:value-type="float" office:value="1.01907356948229">
            <text:p>1.0190735695</text:p>
          </table:table-cell>
          <table:table-cell office:value-type="float" office:value="556">
            <text:p>556</text:p>
          </table:table-cell>
          <table:table-cell table:formula="of:=[.F252]/[.A252]" office:value-type="float" office:value="1.5149863760218">
            <text:p>1.514986376</text:p>
          </table:table-cell>
          <table:table-cell office:value-type="float" office:value="374">
            <text:p>374</text:p>
          </table:table-cell>
          <table:table-cell table:formula="of:=[.H252]/[.A252]" office:value-type="float" office:value="1.01907356948229">
            <text:p>1.019073569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table:formula="of:=[.B253]/[.A253]" office:value-type="float" office:value="0.990909090909091">
            <text:p>0.9909090909</text:p>
          </table:table-cell>
          <table:table-cell office:value-type="float" office:value="113">
            <text:p>113</text:p>
          </table:table-cell>
          <table:table-cell table:formula="of:=[.D253]/[.A253]" office:value-type="float" office:value="1.02727272727273">
            <text:p>1.0272727273</text:p>
          </table:table-cell>
          <table:table-cell office:value-type="float" office:value="143">
            <text:p>143</text:p>
          </table:table-cell>
          <table:table-cell table:formula="of:=[.F253]/[.A253]" office:value-type="float" office:value="1.3">
            <text:p>1.3</text:p>
          </table:table-cell>
          <table:table-cell office:value-type="float" office:value="112">
            <text:p>112</text:p>
          </table:table-cell>
          <table:table-cell table:formula="of:=[.H253]/[.A253]" office:value-type="float" office:value="1.01818181818182">
            <text:p>1.018181818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table:formula="of:=[.B254]/[.A254]" office:value-type="float" office:value="1.00632911392405">
            <text:p>1.0063291139</text:p>
          </table:table-cell>
          <table:table-cell office:value-type="float" office:value="161">
            <text:p>161</text:p>
          </table:table-cell>
          <table:table-cell table:formula="of:=[.D254]/[.A254]" office:value-type="float" office:value="1.01898734177215">
            <text:p>1.0189873418</text:p>
          </table:table-cell>
          <table:table-cell office:value-type="float" office:value="180">
            <text:p>180</text:p>
          </table:table-cell>
          <table:table-cell table:formula="of:=[.F254]/[.A254]" office:value-type="float" office:value="1.13924050632911">
            <text:p>1.1392405063</text:p>
          </table:table-cell>
          <table:table-cell office:value-type="float" office:value="164">
            <text:p>164</text:p>
          </table:table-cell>
          <table:table-cell table:formula="of:=[.H254]/[.A254]" office:value-type="float" office:value="1.0379746835443">
            <text:p>1.0379746835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02">
            <text:p>202</text:p>
          </table:table-cell>
          <table:table-cell table:formula="of:=[.B255]/[.A255]" office:value-type="float" office:value="1.02020202020202">
            <text:p>1.0202020202</text:p>
          </table:table-cell>
          <table:table-cell office:value-type="float" office:value="198">
            <text:p>198</text:p>
          </table:table-cell>
          <table:table-cell table:formula="of:=[.D255]/[.A255]" office:value-type="float" office:value="1">
            <text:p>1</text:p>
          </table:table-cell>
          <table:table-cell office:value-type="float" office:value="328">
            <text:p>328</text:p>
          </table:table-cell>
          <table:table-cell table:formula="of:=[.F255]/[.A255]" office:value-type="float" office:value="1.65656565656566">
            <text:p>1.6565656566</text:p>
          </table:table-cell>
          <table:table-cell office:value-type="float" office:value="199">
            <text:p>199</text:p>
          </table:table-cell>
          <table:table-cell table:formula="of:=[.H255]/[.A255]" office:value-type="float" office:value="1.00505050505051">
            <text:p>1.0050505051</text:p>
          </table:table-cell>
        </table:table-row>
        <table:table-row table:style-name="ro1">
          <table:table-cell table:number-columns-repeated="2" office:value-type="float" office:value="227">
            <text:p>227</text:p>
          </table:table-cell>
          <table:table-cell table:formula="of:=[.B256]/[.A256]" office:value-type="float" office:value="1">
            <text:p>1</text:p>
          </table:table-cell>
          <table:table-cell office:value-type="float" office:value="230">
            <text:p>230</text:p>
          </table:table-cell>
          <table:table-cell table:formula="of:=[.D256]/[.A256]" office:value-type="float" office:value="1.01321585903084">
            <text:p>1.013215859</text:p>
          </table:table-cell>
          <table:table-cell office:value-type="float" office:value="272">
            <text:p>272</text:p>
          </table:table-cell>
          <table:table-cell table:formula="of:=[.F256]/[.A256]" office:value-type="float" office:value="1.19823788546256">
            <text:p>1.1982378855</text:p>
          </table:table-cell>
          <table:table-cell office:value-type="float" office:value="230">
            <text:p>230</text:p>
          </table:table-cell>
          <table:table-cell table:formula="of:=[.H256]/[.A256]" office:value-type="float" office:value="1.01321585903084">
            <text:p>1.013215859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484">
            <text:p>484</text:p>
          </table:table-cell>
          <table:table-cell table:formula="of:=[.B257]/[.A257]" office:value-type="float" office:value="1.01894736842105">
            <text:p>1.0189473684</text:p>
          </table:table-cell>
          <table:table-cell office:value-type="float" office:value="484">
            <text:p>484</text:p>
          </table:table-cell>
          <table:table-cell table:formula="of:=[.D257]/[.A257]" office:value-type="float" office:value="1.01894736842105">
            <text:p>1.0189473684</text:p>
          </table:table-cell>
          <table:table-cell office:value-type="float" office:value="532">
            <text:p>532</text:p>
          </table:table-cell>
          <table:table-cell table:formula="of:=[.F257]/[.A257]" office:value-type="float" office:value="1.12">
            <text:p>1.12</text:p>
          </table:table-cell>
          <table:table-cell office:value-type="float" office:value="480">
            <text:p>480</text:p>
          </table:table-cell>
          <table:table-cell table:formula="of:=[.H257]/[.A257]" office:value-type="float" office:value="1.01052631578947">
            <text:p>1.010526315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table:formula="of:=[.B258]/[.A258]" office:value-type="float" office:value="1.00689655172414">
            <text:p>1.0068965517</text:p>
          </table:table-cell>
          <table:table-cell office:value-type="float" office:value="150">
            <text:p>150</text:p>
          </table:table-cell>
          <table:table-cell table:formula="of:=[.D258]/[.A258]" office:value-type="float" office:value="1.03448275862069">
            <text:p>1.0344827586</text:p>
          </table:table-cell>
          <table:table-cell office:value-type="float" office:value="171">
            <text:p>171</text:p>
          </table:table-cell>
          <table:table-cell table:formula="of:=[.F258]/[.A258]" office:value-type="float" office:value="1.17931034482759">
            <text:p>1.1793103448</text:p>
          </table:table-cell>
          <table:table-cell office:value-type="float" office:value="148">
            <text:p>148</text:p>
          </table:table-cell>
          <table:table-cell table:formula="of:=[.H258]/[.A258]" office:value-type="float" office:value="1.02068965517241">
            <text:p>1.020689655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4">
            <text:p>124</text:p>
          </table:table-cell>
          <table:table-cell table:formula="of:=[.B259]/[.A259]" office:value-type="float" office:value="1.02479338842975">
            <text:p>1.0247933884</text:p>
          </table:table-cell>
          <table:table-cell office:value-type="float" office:value="128">
            <text:p>128</text:p>
          </table:table-cell>
          <table:table-cell table:formula="of:=[.D259]/[.A259]" office:value-type="float" office:value="1.05785123966942">
            <text:p>1.0578512397</text:p>
          </table:table-cell>
          <table:table-cell office:value-type="float" office:value="151">
            <text:p>151</text:p>
          </table:table-cell>
          <table:table-cell table:formula="of:=[.F259]/[.A259]" office:value-type="float" office:value="1.24793388429752">
            <text:p>1.2479338843</text:p>
          </table:table-cell>
          <table:table-cell office:value-type="float" office:value="133">
            <text:p>133</text:p>
          </table:table-cell>
          <table:table-cell table:formula="of:=[.H259]/[.A259]" office:value-type="float" office:value="1.09917355371901">
            <text:p>1.099173553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table:formula="of:=[.B260]/[.A260]" office:value-type="float" office:value="1.00534759358289">
            <text:p>1.0053475936</text:p>
          </table:table-cell>
          <table:table-cell office:value-type="float" office:value="191">
            <text:p>191</text:p>
          </table:table-cell>
          <table:table-cell table:formula="of:=[.D260]/[.A260]" office:value-type="float" office:value="1.02139037433155">
            <text:p>1.0213903743</text:p>
          </table:table-cell>
          <table:table-cell office:value-type="float" office:value="215">
            <text:p>215</text:p>
          </table:table-cell>
          <table:table-cell table:formula="of:=[.F260]/[.A260]" office:value-type="float" office:value="1.14973262032086">
            <text:p>1.1497326203</text:p>
          </table:table-cell>
          <table:table-cell office:value-type="float" office:value="190">
            <text:p>190</text:p>
          </table:table-cell>
          <table:table-cell table:formula="of:=[.H260]/[.A260]" office:value-type="float" office:value="1.01604278074866">
            <text:p>1.016042780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33">
            <text:p>133</text:p>
          </table:table-cell>
          <table:table-cell table:formula="of:=[.B261]/[.A261]" office:value-type="float" office:value="1.0390625">
            <text:p>1.0390625</text:p>
          </table:table-cell>
          <table:table-cell office:value-type="float" office:value="131">
            <text:p>131</text:p>
          </table:table-cell>
          <table:table-cell table:formula="of:=[.D261]/[.A261]" office:value-type="float" office:value="1.0234375">
            <text:p>1.0234375</text:p>
          </table:table-cell>
          <table:table-cell office:value-type="float" office:value="129">
            <text:p>129</text:p>
          </table:table-cell>
          <table:table-cell table:formula="of:=[.F261]/[.A261]" office:value-type="float" office:value="1.0078125">
            <text:p>1.0078125</text:p>
          </table:table-cell>
          <table:table-cell office:value-type="float" office:value="132">
            <text:p>132</text:p>
          </table:table-cell>
          <table:table-cell table:formula="of:=[.H261]/[.A261]" office:value-type="float" office:value="1.03125">
            <text:p>1.0312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table:formula="of:=[.B262]/[.A262]" office:value-type="float" office:value="1.02272727272727">
            <text:p>1.0227272727</text:p>
          </table:table-cell>
          <table:table-cell office:value-type="float" office:value="89">
            <text:p>89</text:p>
          </table:table-cell>
          <table:table-cell table:formula="of:=[.D262]/[.A262]" office:value-type="float" office:value="1.01136363636364">
            <text:p>1.0113636364</text:p>
          </table:table-cell>
          <table:table-cell office:value-type="float" office:value="112">
            <text:p>112</text:p>
          </table:table-cell>
          <table:table-cell table:formula="of:=[.F262]/[.A262]" office:value-type="float" office:value="1.27272727272727">
            <text:p>1.2727272727</text:p>
          </table:table-cell>
          <table:table-cell office:value-type="float" office:value="91">
            <text:p>91</text:p>
          </table:table-cell>
          <table:table-cell table:formula="of:=[.H262]/[.A262]" office:value-type="float" office:value="1.03409090909091">
            <text:p>1.0340909091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578">
            <text:p>578</text:p>
          </table:table-cell>
          <table:table-cell table:formula="of:=[.B263]/[.A263]" office:value-type="float" office:value="1.0140350877193">
            <text:p>1.0140350877</text:p>
          </table:table-cell>
          <table:table-cell office:value-type="float" office:value="583">
            <text:p>583</text:p>
          </table:table-cell>
          <table:table-cell table:formula="of:=[.D263]/[.A263]" office:value-type="float" office:value="1.02280701754386">
            <text:p>1.0228070175</text:p>
          </table:table-cell>
          <table:table-cell office:value-type="float" office:value="839">
            <text:p>839</text:p>
          </table:table-cell>
          <table:table-cell table:formula="of:=[.F263]/[.A263]" office:value-type="float" office:value="1.4719298245614">
            <text:p>1.4719298246</text:p>
          </table:table-cell>
          <table:table-cell office:value-type="float" office:value="576">
            <text:p>576</text:p>
          </table:table-cell>
          <table:table-cell table:formula="of:=[.H263]/[.A263]" office:value-type="float" office:value="1.01052631578947">
            <text:p>1.010526315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71">
            <text:p>171</text:p>
          </table:table-cell>
          <table:table-cell table:formula="of:=[.B264]/[.A264]" office:value-type="float" office:value="1.02395209580838">
            <text:p>1.0239520958</text:p>
          </table:table-cell>
          <table:table-cell office:value-type="float" office:value="171">
            <text:p>171</text:p>
          </table:table-cell>
          <table:table-cell table:formula="of:=[.D264]/[.A264]" office:value-type="float" office:value="1.02395209580838">
            <text:p>1.0239520958</text:p>
          </table:table-cell>
          <table:table-cell office:value-type="float" office:value="218">
            <text:p>218</text:p>
          </table:table-cell>
          <table:table-cell table:formula="of:=[.F264]/[.A264]" office:value-type="float" office:value="1.30538922155689">
            <text:p>1.3053892216</text:p>
          </table:table-cell>
          <table:table-cell office:value-type="float" office:value="167">
            <text:p>167</text:p>
          </table:table-cell>
          <table:table-cell table:formula="of:=[.H264]/[.A264]" office:value-type="float" office:value="1">
            <text:p>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8">
            <text:p>258</text:p>
          </table:table-cell>
          <table:table-cell table:formula="of:=[.B265]/[.A265]" office:value-type="float" office:value="1.032">
            <text:p>1.032</text:p>
          </table:table-cell>
          <table:table-cell office:value-type="float" office:value="255">
            <text:p>255</text:p>
          </table:table-cell>
          <table:table-cell table:formula="of:=[.D265]/[.A265]" office:value-type="float" office:value="1.02">
            <text:p>1.02</text:p>
          </table:table-cell>
          <table:table-cell office:value-type="float" office:value="323">
            <text:p>323</text:p>
          </table:table-cell>
          <table:table-cell table:formula="of:=[.F265]/[.A265]" office:value-type="float" office:value="1.292">
            <text:p>1.292</text:p>
          </table:table-cell>
          <table:table-cell office:value-type="float" office:value="256">
            <text:p>256</text:p>
          </table:table-cell>
          <table:table-cell table:formula="of:=[.H265]/[.A265]" office:value-type="float" office:value="1.024">
            <text:p>1.02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8">
            <text:p>178</text:p>
          </table:table-cell>
          <table:table-cell table:formula="of:=[.B266]/[.A266]" office:value-type="float" office:value="1.01136363636364">
            <text:p>1.0113636364</text:p>
          </table:table-cell>
          <table:table-cell office:value-type="float" office:value="182">
            <text:p>182</text:p>
          </table:table-cell>
          <table:table-cell table:formula="of:=[.D266]/[.A266]" office:value-type="float" office:value="1.03409090909091">
            <text:p>1.0340909091</text:p>
          </table:table-cell>
          <table:table-cell office:value-type="float" office:value="260">
            <text:p>260</text:p>
          </table:table-cell>
          <table:table-cell table:formula="of:=[.F266]/[.A266]" office:value-type="float" office:value="1.47727272727273">
            <text:p>1.4772727273</text:p>
          </table:table-cell>
          <table:table-cell office:value-type="float" office:value="182">
            <text:p>182</text:p>
          </table:table-cell>
          <table:table-cell table:formula="of:=[.H266]/[.A266]" office:value-type="float" office:value="1.03409090909091">
            <text:p>1.034090909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3">
            <text:p>133</text:p>
          </table:table-cell>
          <table:table-cell table:formula="of:=[.B267]/[.A267]" office:value-type="float" office:value="1.01526717557252">
            <text:p>1.0152671756</text:p>
          </table:table-cell>
          <table:table-cell office:value-type="float" office:value="140">
            <text:p>140</text:p>
          </table:table-cell>
          <table:table-cell table:formula="of:=[.D267]/[.A267]" office:value-type="float" office:value="1.06870229007634">
            <text:p>1.0687022901</text:p>
          </table:table-cell>
          <table:table-cell office:value-type="float" office:value="132">
            <text:p>132</text:p>
          </table:table-cell>
          <table:table-cell table:formula="of:=[.F267]/[.A267]" office:value-type="float" office:value="1.00763358778626">
            <text:p>1.0076335878</text:p>
          </table:table-cell>
          <table:table-cell office:value-type="float" office:value="130">
            <text:p>130</text:p>
          </table:table-cell>
          <table:table-cell table:formula="of:=[.H267]/[.A267]" office:value-type="float" office:value="0.992366412213741">
            <text:p>0.9923664122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422">
            <text:p>422</text:p>
          </table:table-cell>
          <table:table-cell table:formula="of:=[.B268]/[.A268]" office:value-type="float" office:value="1.01199040767386">
            <text:p>1.0119904077</text:p>
          </table:table-cell>
          <table:table-cell office:value-type="float" office:value="421">
            <text:p>421</text:p>
          </table:table-cell>
          <table:table-cell table:formula="of:=[.D268]/[.A268]" office:value-type="float" office:value="1.00959232613909">
            <text:p>1.0095923261</text:p>
          </table:table-cell>
          <table:table-cell office:value-type="float" office:value="627">
            <text:p>627</text:p>
          </table:table-cell>
          <table:table-cell table:formula="of:=[.F268]/[.A268]" office:value-type="float" office:value="1.50359712230216">
            <text:p>1.5035971223</text:p>
          </table:table-cell>
          <table:table-cell office:value-type="float" office:value="420">
            <text:p>420</text:p>
          </table:table-cell>
          <table:table-cell table:formula="of:=[.H268]/[.A268]" office:value-type="float" office:value="1.00719424460432">
            <text:p>1.007194244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table:formula="of:=[.B269]/[.A269]" office:value-type="float" office:value="1.03703703703704">
            <text:p>1.037037037</text:p>
          </table:table-cell>
          <table:table-cell office:value-type="float" office:value="83">
            <text:p>83</text:p>
          </table:table-cell>
          <table:table-cell table:formula="of:=[.D269]/[.A269]" office:value-type="float" office:value="1.02469135802469">
            <text:p>1.024691358</text:p>
          </table:table-cell>
          <table:table-cell office:value-type="float" office:value="88">
            <text:p>88</text:p>
          </table:table-cell>
          <table:table-cell table:formula="of:=[.F269]/[.A269]" office:value-type="float" office:value="1.08641975308642">
            <text:p>1.0864197531</text:p>
          </table:table-cell>
          <table:table-cell office:value-type="float" office:value="83">
            <text:p>83</text:p>
          </table:table-cell>
          <table:table-cell table:formula="of:=[.H269]/[.A269]" office:value-type="float" office:value="1.02469135802469">
            <text:p>1.024691358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56">
            <text:p>256</text:p>
          </table:table-cell>
          <table:table-cell table:formula="of:=[.B270]/[.A270]" office:value-type="float" office:value="1.0281124497992">
            <text:p>1.0281124498</text:p>
          </table:table-cell>
          <table:table-cell office:value-type="float" office:value="257">
            <text:p>257</text:p>
          </table:table-cell>
          <table:table-cell table:formula="of:=[.D270]/[.A270]" office:value-type="float" office:value="1.03212851405622">
            <text:p>1.0321285141</text:p>
          </table:table-cell>
          <table:table-cell office:value-type="float" office:value="319">
            <text:p>319</text:p>
          </table:table-cell>
          <table:table-cell table:formula="of:=[.F270]/[.A270]" office:value-type="float" office:value="1.28112449799197">
            <text:p>1.281124498</text:p>
          </table:table-cell>
          <table:table-cell office:value-type="float" office:value="251">
            <text:p>251</text:p>
          </table:table-cell>
          <table:table-cell table:formula="of:=[.H270]/[.A270]" office:value-type="float" office:value="1.00803212851406">
            <text:p>1.008032128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table:formula="of:=[.B271]/[.A271]" office:value-type="float" office:value="1.00462962962963">
            <text:p>1.0046296296</text:p>
          </table:table-cell>
          <table:table-cell office:value-type="float" office:value="217">
            <text:p>217</text:p>
          </table:table-cell>
          <table:table-cell table:formula="of:=[.D271]/[.A271]" office:value-type="float" office:value="1.00462962962963">
            <text:p>1.0046296296</text:p>
          </table:table-cell>
          <table:table-cell office:value-type="float" office:value="282">
            <text:p>282</text:p>
          </table:table-cell>
          <table:table-cell table:formula="of:=[.F271]/[.A271]" office:value-type="float" office:value="1.30555555555556">
            <text:p>1.3055555556</text:p>
          </table:table-cell>
          <table:table-cell office:value-type="float" office:value="216">
            <text:p>216</text:p>
          </table:table-cell>
          <table:table-cell table:formula="of:=[.H271]/[.A271]" office:value-type="float" office:value="1">
            <text:p>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21">
            <text:p>321</text:p>
          </table:table-cell>
          <table:table-cell table:formula="of:=[.B272]/[.A272]" office:value-type="float" office:value="1.02229299363057">
            <text:p>1.0222929936</text:p>
          </table:table-cell>
          <table:table-cell office:value-type="float" office:value="324">
            <text:p>324</text:p>
          </table:table-cell>
          <table:table-cell table:formula="of:=[.D272]/[.A272]" office:value-type="float" office:value="1.03184713375796">
            <text:p>1.0318471338</text:p>
          </table:table-cell>
          <table:table-cell office:value-type="float" office:value="497">
            <text:p>497</text:p>
          </table:table-cell>
          <table:table-cell table:formula="of:=[.F272]/[.A272]" office:value-type="float" office:value="1.5828025477707">
            <text:p>1.5828025478</text:p>
          </table:table-cell>
          <table:table-cell office:value-type="float" office:value="328">
            <text:p>328</text:p>
          </table:table-cell>
          <table:table-cell table:formula="of:=[.H272]/[.A272]" office:value-type="float" office:value="1.04458598726115">
            <text:p>1.044585987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table:formula="of:=[.B273]/[.A273]" office:value-type="float" office:value="1.00507614213198">
            <text:p>1.0050761421</text:p>
          </table:table-cell>
          <table:table-cell office:value-type="float" office:value="198">
            <text:p>198</text:p>
          </table:table-cell>
          <table:table-cell table:formula="of:=[.D273]/[.A273]" office:value-type="float" office:value="1.00507614213198">
            <text:p>1.0050761421</text:p>
          </table:table-cell>
          <table:table-cell office:value-type="float" office:value="286">
            <text:p>286</text:p>
          </table:table-cell>
          <table:table-cell table:formula="of:=[.F273]/[.A273]" office:value-type="float" office:value="1.45177664974619">
            <text:p>1.4517766497</text:p>
          </table:table-cell>
          <table:table-cell office:value-type="float" office:value="198">
            <text:p>198</text:p>
          </table:table-cell>
          <table:table-cell table:formula="of:=[.H273]/[.A273]" office:value-type="float" office:value="1.00507614213198">
            <text:p>1.0050761421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435">
            <text:p>435</text:p>
          </table:table-cell>
          <table:table-cell table:formula="of:=[.B274]/[.A274]" office:value-type="float" office:value="1.01398601398601">
            <text:p>1.013986014</text:p>
          </table:table-cell>
          <table:table-cell office:value-type="float" office:value="440">
            <text:p>440</text:p>
          </table:table-cell>
          <table:table-cell table:formula="of:=[.D274]/[.A274]" office:value-type="float" office:value="1.02564102564103">
            <text:p>1.0256410256</text:p>
          </table:table-cell>
          <table:table-cell office:value-type="float" office:value="454">
            <text:p>454</text:p>
          </table:table-cell>
          <table:table-cell table:formula="of:=[.F274]/[.A274]" office:value-type="float" office:value="1.05827505827506">
            <text:p>1.0582750583</text:p>
          </table:table-cell>
          <table:table-cell office:value-type="float" office:value="433">
            <text:p>433</text:p>
          </table:table-cell>
          <table:table-cell table:formula="of:=[.H274]/[.A274]" office:value-type="float" office:value="1.00932400932401">
            <text:p>1.009324009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372">
            <text:p>372</text:p>
          </table:table-cell>
          <table:table-cell table:formula="of:=[.B275]/[.A275]" office:value-type="float" office:value="1.00540540540541">
            <text:p>1.0054054054</text:p>
          </table:table-cell>
          <table:table-cell office:value-type="float" office:value="393">
            <text:p>393</text:p>
          </table:table-cell>
          <table:table-cell table:formula="of:=[.D275]/[.A275]" office:value-type="float" office:value="1.06216216216216">
            <text:p>1.0621621622</text:p>
          </table:table-cell>
          <table:table-cell office:value-type="float" office:value="545">
            <text:p>545</text:p>
          </table:table-cell>
          <table:table-cell table:formula="of:=[.F275]/[.A275]" office:value-type="float" office:value="1.47297297297297">
            <text:p>1.472972973</text:p>
          </table:table-cell>
          <table:table-cell office:value-type="float" office:value="372">
            <text:p>372</text:p>
          </table:table-cell>
          <table:table-cell table:formula="of:=[.H275]/[.A275]" office:value-type="float" office:value="1.00540540540541">
            <text:p>1.005405405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06">
            <text:p>206</text:p>
          </table:table-cell>
          <table:table-cell table:formula="of:=[.B276]/[.A276]" office:value-type="float" office:value="1.01477832512315">
            <text:p>1.0147783251</text:p>
          </table:table-cell>
          <table:table-cell office:value-type="float" office:value="228">
            <text:p>228</text:p>
          </table:table-cell>
          <table:table-cell table:formula="of:=[.D276]/[.A276]" office:value-type="float" office:value="1.12315270935961">
            <text:p>1.1231527094</text:p>
          </table:table-cell>
          <table:table-cell office:value-type="float" office:value="230">
            <text:p>230</text:p>
          </table:table-cell>
          <table:table-cell table:formula="of:=[.F276]/[.A276]" office:value-type="float" office:value="1.13300492610837">
            <text:p>1.1330049261</text:p>
          </table:table-cell>
          <table:table-cell office:value-type="float" office:value="208">
            <text:p>208</text:p>
          </table:table-cell>
          <table:table-cell table:formula="of:=[.H276]/[.A276]" office:value-type="float" office:value="1.02463054187192">
            <text:p>1.0246305419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23">
            <text:p>423</text:p>
          </table:table-cell>
          <table:table-cell table:formula="of:=[.B277]/[.A277]" office:value-type="float" office:value="1.01196172248804">
            <text:p>1.0119617225</text:p>
          </table:table-cell>
          <table:table-cell office:value-type="float" office:value="430">
            <text:p>430</text:p>
          </table:table-cell>
          <table:table-cell table:formula="of:=[.D277]/[.A277]" office:value-type="float" office:value="1.02870813397129">
            <text:p>1.028708134</text:p>
          </table:table-cell>
          <table:table-cell office:value-type="float" office:value="393">
            <text:p>393</text:p>
          </table:table-cell>
          <table:table-cell table:formula="of:=[.F277]/[.A277]" office:value-type="float" office:value="0.940191387559809">
            <text:p>0.9401913876</text:p>
          </table:table-cell>
          <table:table-cell office:value-type="float" office:value="424">
            <text:p>424</text:p>
          </table:table-cell>
          <table:table-cell table:formula="of:=[.H277]/[.A277]" office:value-type="float" office:value="1.01435406698565">
            <text:p>1.01435406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05">
            <text:p>205</text:p>
          </table:table-cell>
          <table:table-cell table:formula="of:=[.B278]/[.A278]" office:value-type="float" office:value="1.00985221674877">
            <text:p>1.0098522167</text:p>
          </table:table-cell>
          <table:table-cell office:value-type="float" office:value="203">
            <text:p>203</text:p>
          </table:table-cell>
          <table:table-cell table:formula="of:=[.D278]/[.A278]" office:value-type="float" office:value="1">
            <text:p>1</text:p>
          </table:table-cell>
          <table:table-cell office:value-type="float" office:value="276">
            <text:p>276</text:p>
          </table:table-cell>
          <table:table-cell table:formula="of:=[.F278]/[.A278]" office:value-type="float" office:value="1.35960591133005">
            <text:p>1.3596059113</text:p>
          </table:table-cell>
          <table:table-cell office:value-type="float" office:value="203">
            <text:p>203</text:p>
          </table:table-cell>
          <table:table-cell table:formula="of:=[.H278]/[.A278]" office:value-type="float" office:value="1">
            <text:p>1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803">
            <text:p>803</text:p>
          </table:table-cell>
          <table:table-cell table:formula="of:=[.B279]/[.A279]" office:value-type="float" office:value="1.00249687890137">
            <text:p>1.0024968789</text:p>
          </table:table-cell>
          <table:table-cell office:value-type="float" office:value="826">
            <text:p>826</text:p>
          </table:table-cell>
          <table:table-cell table:formula="of:=[.D279]/[.A279]" office:value-type="float" office:value="1.03121098626717">
            <text:p>1.0312109863</text:p>
          </table:table-cell>
          <table:table-cell office:value-type="float" office:value="801">
            <text:p>801</text:p>
          </table:table-cell>
          <table:table-cell table:formula="of:=[.F279]/[.A279]" office:value-type="float" office:value="1">
            <text:p>1</text:p>
          </table:table-cell>
          <table:table-cell office:value-type="float" office:value="805">
            <text:p>805</text:p>
          </table:table-cell>
          <table:table-cell table:formula="of:=[.H279]/[.A279]" office:value-type="float" office:value="1.00499375780275">
            <text:p>1.004993757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table:formula="of:=[.B280]/[.A280]" office:value-type="float" office:value="1.03289473684211">
            <text:p>1.0328947368</text:p>
          </table:table-cell>
          <table:table-cell office:value-type="float" office:value="164">
            <text:p>164</text:p>
          </table:table-cell>
          <table:table-cell table:formula="of:=[.D280]/[.A280]" office:value-type="float" office:value="1.07894736842105">
            <text:p>1.0789473684</text:p>
          </table:table-cell>
          <table:table-cell office:value-type="float" office:value="183">
            <text:p>183</text:p>
          </table:table-cell>
          <table:table-cell table:formula="of:=[.F280]/[.A280]" office:value-type="float" office:value="1.20394736842105">
            <text:p>1.2039473684</text:p>
          </table:table-cell>
          <table:table-cell office:value-type="float" office:value="153">
            <text:p>153</text:p>
          </table:table-cell>
          <table:table-cell table:formula="of:=[.H280]/[.A280]" office:value-type="float" office:value="1.00657894736842">
            <text:p>1.0065789474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83">
            <text:p>483</text:p>
          </table:table-cell>
          <table:table-cell table:formula="of:=[.B281]/[.A281]" office:value-type="float" office:value="1.00625">
            <text:p>1.00625</text:p>
          </table:table-cell>
          <table:table-cell office:value-type="float" office:value="507">
            <text:p>507</text:p>
          </table:table-cell>
          <table:table-cell table:formula="of:=[.D281]/[.A281]" office:value-type="float" office:value="1.05625">
            <text:p>1.05625</text:p>
          </table:table-cell>
          <table:table-cell office:value-type="float" office:value="572">
            <text:p>572</text:p>
          </table:table-cell>
          <table:table-cell table:formula="of:=[.F281]/[.A281]" office:value-type="float" office:value="1.19166666666667">
            <text:p>1.1916666667</text:p>
          </table:table-cell>
          <table:table-cell office:value-type="float" office:value="487">
            <text:p>487</text:p>
          </table:table-cell>
          <table:table-cell table:formula="of:=[.H281]/[.A281]" office:value-type="float" office:value="1.01458333333333">
            <text:p>1.0145833333</text:p>
          </table:table-cell>
        </table:table-row>
        <table:table-row table:style-name="ro1">
          <table:table-cell table:number-columns-repeated="2" office:value-type="float" office:value="492">
            <text:p>492</text:p>
          </table:table-cell>
          <table:table-cell table:formula="of:=[.B282]/[.A282]" office:value-type="float" office:value="1">
            <text:p>1</text:p>
          </table:table-cell>
          <table:table-cell office:value-type="float" office:value="495">
            <text:p>495</text:p>
          </table:table-cell>
          <table:table-cell table:formula="of:=[.D282]/[.A282]" office:value-type="float" office:value="1.00609756097561">
            <text:p>1.006097561</text:p>
          </table:table-cell>
          <table:table-cell office:value-type="float" office:value="439">
            <text:p>439</text:p>
          </table:table-cell>
          <table:table-cell table:formula="of:=[.F282]/[.A282]" office:value-type="float" office:value="0.892276422764228">
            <text:p>0.8922764228</text:p>
          </table:table-cell>
          <table:table-cell office:value-type="float" office:value="493">
            <text:p>493</text:p>
          </table:table-cell>
          <table:table-cell table:formula="of:=[.H282]/[.A282]" office:value-type="float" office:value="1.0020325203252">
            <text:p>1.002032520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table:formula="of:=[.B283]/[.A283]" office:value-type="float" office:value="0.993006993006993">
            <text:p>0.993006993</text:p>
          </table:table-cell>
          <table:table-cell office:value-type="float" office:value="143">
            <text:p>143</text:p>
          </table:table-cell>
          <table:table-cell table:formula="of:=[.D283]/[.A283]" office:value-type="float" office:value="1">
            <text:p>1</text:p>
          </table:table-cell>
          <table:table-cell office:value-type="float" office:value="155">
            <text:p>155</text:p>
          </table:table-cell>
          <table:table-cell table:formula="of:=[.F283]/[.A283]" office:value-type="float" office:value="1.08391608391608">
            <text:p>1.0839160839</text:p>
          </table:table-cell>
          <table:table-cell office:value-type="float" office:value="153">
            <text:p>153</text:p>
          </table:table-cell>
          <table:table-cell table:formula="of:=[.H283]/[.A283]" office:value-type="float" office:value="1.06993006993007">
            <text:p>1.0699300699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28">
            <text:p>128</text:p>
          </table:table-cell>
          <table:table-cell table:formula="of:=[.B284]/[.A284]" office:value-type="float" office:value="0.96969696969697">
            <text:p>0.9696969697</text:p>
          </table:table-cell>
          <table:table-cell office:value-type="float" office:value="140">
            <text:p>140</text:p>
          </table:table-cell>
          <table:table-cell table:formula="of:=[.D284]/[.A284]" office:value-type="float" office:value="1.06060606060606">
            <text:p>1.0606060606</text:p>
          </table:table-cell>
          <table:table-cell office:value-type="float" office:value="131">
            <text:p>131</text:p>
          </table:table-cell>
          <table:table-cell table:formula="of:=[.F284]/[.A284]" office:value-type="float" office:value="0.992424242424242">
            <text:p>0.9924242424</text:p>
          </table:table-cell>
          <table:table-cell office:value-type="float" office:value="138">
            <text:p>138</text:p>
          </table:table-cell>
          <table:table-cell table:formula="of:=[.H284]/[.A284]" office:value-type="float" office:value="1.04545454545455">
            <text:p>1.045454545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03">
            <text:p>203</text:p>
          </table:table-cell>
          <table:table-cell table:formula="of:=[.B285]/[.A285]" office:value-type="float" office:value="0.985436893203883">
            <text:p>0.9854368932</text:p>
          </table:table-cell>
          <table:table-cell office:value-type="float" office:value="209">
            <text:p>209</text:p>
          </table:table-cell>
          <table:table-cell table:formula="of:=[.D285]/[.A285]" office:value-type="float" office:value="1.01456310679612">
            <text:p>1.0145631068</text:p>
          </table:table-cell>
          <table:table-cell office:value-type="float" office:value="235">
            <text:p>235</text:p>
          </table:table-cell>
          <table:table-cell table:formula="of:=[.F285]/[.A285]" office:value-type="float" office:value="1.14077669902913">
            <text:p>1.140776699</text:p>
          </table:table-cell>
          <table:table-cell office:value-type="float" office:value="214">
            <text:p>214</text:p>
          </table:table-cell>
          <table:table-cell table:formula="of:=[.H285]/[.A285]" office:value-type="float" office:value="1.03883495145631">
            <text:p>1.038834951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9">
            <text:p>139</text:p>
          </table:table-cell>
          <table:table-cell table:formula="of:=[.B286]/[.A286]" office:value-type="float" office:value="1.02205882352941">
            <text:p>1.0220588235</text:p>
          </table:table-cell>
          <table:table-cell office:value-type="float" office:value="138">
            <text:p>138</text:p>
          </table:table-cell>
          <table:table-cell table:formula="of:=[.D286]/[.A286]" office:value-type="float" office:value="1.01470588235294">
            <text:p>1.0147058824</text:p>
          </table:table-cell>
          <table:table-cell office:value-type="float" office:value="162">
            <text:p>162</text:p>
          </table:table-cell>
          <table:table-cell table:formula="of:=[.F286]/[.A286]" office:value-type="float" office:value="1.19117647058824">
            <text:p>1.1911764706</text:p>
          </table:table-cell>
          <table:table-cell office:value-type="float" office:value="140">
            <text:p>140</text:p>
          </table:table-cell>
          <table:table-cell table:formula="of:=[.H286]/[.A286]" office:value-type="float" office:value="1.02941176470588">
            <text:p>1.029411764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table:formula="of:=[.B287]/[.A287]" office:value-type="float" office:value="1.0048309178744">
            <text:p>1.0048309179</text:p>
          </table:table-cell>
          <table:table-cell office:value-type="float" office:value="218">
            <text:p>218</text:p>
          </table:table-cell>
          <table:table-cell table:formula="of:=[.D287]/[.A287]" office:value-type="float" office:value="1.05314009661836">
            <text:p>1.0531400966</text:p>
          </table:table-cell>
          <table:table-cell office:value-type="float" office:value="312">
            <text:p>312</text:p>
          </table:table-cell>
          <table:table-cell table:formula="of:=[.F287]/[.A287]" office:value-type="float" office:value="1.50724637681159">
            <text:p>1.5072463768</text:p>
          </table:table-cell>
          <table:table-cell office:value-type="float" office:value="214">
            <text:p>214</text:p>
          </table:table-cell>
          <table:table-cell table:formula="of:=[.H287]/[.A287]" office:value-type="float" office:value="1.03381642512077">
            <text:p>1.0338164251</text:p>
          </table:table-cell>
        </table:table-row>
        <table:table-row table:style-name="ro1">
          <table:table-cell table:number-columns-repeated="2" office:value-type="float" office:value="205">
            <text:p>205</text:p>
          </table:table-cell>
          <table:table-cell table:formula="of:=[.B288]/[.A288]" office:value-type="float" office:value="1">
            <text:p>1</text:p>
          </table:table-cell>
          <table:table-cell office:value-type="float" office:value="207">
            <text:p>207</text:p>
          </table:table-cell>
          <table:table-cell table:formula="of:=[.D288]/[.A288]" office:value-type="float" office:value="1.00975609756098">
            <text:p>1.0097560976</text:p>
          </table:table-cell>
          <table:table-cell office:value-type="float" office:value="307">
            <text:p>307</text:p>
          </table:table-cell>
          <table:table-cell table:formula="of:=[.F288]/[.A288]" office:value-type="float" office:value="1.49756097560976">
            <text:p>1.4975609756</text:p>
          </table:table-cell>
          <table:table-cell office:value-type="float" office:value="207">
            <text:p>207</text:p>
          </table:table-cell>
          <table:table-cell table:formula="of:=[.H288]/[.A288]" office:value-type="float" office:value="1.00975609756098">
            <text:p>1.0097560976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375">
            <text:p>375</text:p>
          </table:table-cell>
          <table:table-cell table:formula="of:=[.B289]/[.A289]" office:value-type="float" office:value="1.00267379679144">
            <text:p>1.0026737968</text:p>
          </table:table-cell>
          <table:table-cell office:value-type="float" office:value="382">
            <text:p>382</text:p>
          </table:table-cell>
          <table:table-cell table:formula="of:=[.D289]/[.A289]" office:value-type="float" office:value="1.02139037433155">
            <text:p>1.0213903743</text:p>
          </table:table-cell>
          <table:table-cell office:value-type="float" office:value="491">
            <text:p>491</text:p>
          </table:table-cell>
          <table:table-cell table:formula="of:=[.F289]/[.A289]" office:value-type="float" office:value="1.31283422459893">
            <text:p>1.3128342246</text:p>
          </table:table-cell>
          <table:table-cell office:value-type="float" office:value="381">
            <text:p>381</text:p>
          </table:table-cell>
          <table:table-cell table:formula="of:=[.H289]/[.A289]" office:value-type="float" office:value="1.01871657754011">
            <text:p>1.018716577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table:formula="of:=[.B290]/[.A290]" office:value-type="float" office:value="0.992481203007519">
            <text:p>0.992481203</text:p>
          </table:table-cell>
          <table:table-cell office:value-type="float" office:value="138">
            <text:p>138</text:p>
          </table:table-cell>
          <table:table-cell table:formula="of:=[.D290]/[.A290]" office:value-type="float" office:value="1.03759398496241">
            <text:p>1.037593985</text:p>
          </table:table-cell>
          <table:table-cell office:value-type="float" office:value="139">
            <text:p>139</text:p>
          </table:table-cell>
          <table:table-cell table:formula="of:=[.F290]/[.A290]" office:value-type="float" office:value="1.04511278195489">
            <text:p>1.045112782</text:p>
          </table:table-cell>
          <table:table-cell office:value-type="float" office:value="134">
            <text:p>134</text:p>
          </table:table-cell>
          <table:table-cell table:formula="of:=[.H290]/[.A290]" office:value-type="float" office:value="1.00751879699248">
            <text:p>1.007518797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476">
            <text:p>476</text:p>
          </table:table-cell>
          <table:table-cell table:formula="of:=[.B291]/[.A291]" office:value-type="float" office:value="1.02365591397849">
            <text:p>1.023655914</text:p>
          </table:table-cell>
          <table:table-cell office:value-type="float" office:value="479">
            <text:p>479</text:p>
          </table:table-cell>
          <table:table-cell table:formula="of:=[.D291]/[.A291]" office:value-type="float" office:value="1.03010752688172">
            <text:p>1.0301075269</text:p>
          </table:table-cell>
          <table:table-cell office:value-type="float" office:value="503">
            <text:p>503</text:p>
          </table:table-cell>
          <table:table-cell table:formula="of:=[.F291]/[.A291]" office:value-type="float" office:value="1.08172043010753">
            <text:p>1.0817204301</text:p>
          </table:table-cell>
          <table:table-cell office:value-type="float" office:value="469">
            <text:p>469</text:p>
          </table:table-cell>
          <table:table-cell table:formula="of:=[.H291]/[.A291]" office:value-type="float" office:value="1.00860215053763">
            <text:p>1.008602150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02">
            <text:p>202</text:p>
          </table:table-cell>
          <table:table-cell table:formula="of:=[.B292]/[.A292]" office:value-type="float" office:value="1.01">
            <text:p>1.01</text:p>
          </table:table-cell>
          <table:table-cell office:value-type="float" office:value="204">
            <text:p>204</text:p>
          </table:table-cell>
          <table:table-cell table:formula="of:=[.D292]/[.A292]" office:value-type="float" office:value="1.02">
            <text:p>1.02</text:p>
          </table:table-cell>
          <table:table-cell office:value-type="float" office:value="234">
            <text:p>234</text:p>
          </table:table-cell>
          <table:table-cell table:formula="of:=[.F292]/[.A292]" office:value-type="float" office:value="1.17">
            <text:p>1.17</text:p>
          </table:table-cell>
          <table:table-cell office:value-type="float" office:value="199">
            <text:p>199</text:p>
          </table:table-cell>
          <table:table-cell table:formula="of:=[.H292]/[.A292]" office:value-type="float" office:value="0.995">
            <text:p>0.99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table:formula="of:=[.B293]/[.A293]" office:value-type="float" office:value="0.993197278911565">
            <text:p>0.9931972789</text:p>
          </table:table-cell>
          <table:table-cell office:value-type="float" office:value="149">
            <text:p>149</text:p>
          </table:table-cell>
          <table:table-cell table:formula="of:=[.D293]/[.A293]" office:value-type="float" office:value="1.01360544217687">
            <text:p>1.0136054422</text:p>
          </table:table-cell>
          <table:table-cell office:value-type="float" office:value="209">
            <text:p>209</text:p>
          </table:table-cell>
          <table:table-cell table:formula="of:=[.F293]/[.A293]" office:value-type="float" office:value="1.42176870748299">
            <text:p>1.4217687075</text:p>
          </table:table-cell>
          <table:table-cell office:value-type="float" office:value="145">
            <text:p>145</text:p>
          </table:table-cell>
          <table:table-cell table:formula="of:=[.H293]/[.A293]" office:value-type="float" office:value="0.986394557823129">
            <text:p>0.986394557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8">
            <text:p>168</text:p>
          </table:table-cell>
          <table:table-cell table:formula="of:=[.B294]/[.A294]" office:value-type="float" office:value="0.988235294117647">
            <text:p>0.9882352941</text:p>
          </table:table-cell>
          <table:table-cell office:value-type="float" office:value="173">
            <text:p>173</text:p>
          </table:table-cell>
          <table:table-cell table:formula="of:=[.D294]/[.A294]" office:value-type="float" office:value="1.01764705882353">
            <text:p>1.0176470588</text:p>
          </table:table-cell>
          <table:table-cell office:value-type="float" office:value="184">
            <text:p>184</text:p>
          </table:table-cell>
          <table:table-cell table:formula="of:=[.F294]/[.A294]" office:value-type="float" office:value="1.08235294117647">
            <text:p>1.0823529412</text:p>
          </table:table-cell>
          <table:table-cell office:value-type="float" office:value="172">
            <text:p>172</text:p>
          </table:table-cell>
          <table:table-cell table:formula="of:=[.H294]/[.A294]" office:value-type="float" office:value="1.01176470588235">
            <text:p>1.0117647059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54">
            <text:p>254</text:p>
          </table:table-cell>
          <table:table-cell table:formula="of:=[.B295]/[.A295]" office:value-type="float" office:value="1.0241935483871">
            <text:p>1.0241935484</text:p>
          </table:table-cell>
          <table:table-cell office:value-type="float" office:value="256">
            <text:p>256</text:p>
          </table:table-cell>
          <table:table-cell table:formula="of:=[.D295]/[.A295]" office:value-type="float" office:value="1.03225806451613">
            <text:p>1.0322580645</text:p>
          </table:table-cell>
          <table:table-cell office:value-type="float" office:value="333">
            <text:p>333</text:p>
          </table:table-cell>
          <table:table-cell table:formula="of:=[.F295]/[.A295]" office:value-type="float" office:value="1.34274193548387">
            <text:p>1.3427419355</text:p>
          </table:table-cell>
          <table:table-cell office:value-type="float" office:value="255">
            <text:p>255</text:p>
          </table:table-cell>
          <table:table-cell table:formula="of:=[.H295]/[.A295]" office:value-type="float" office:value="1.02822580645161">
            <text:p>1.028225806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table:formula="of:=[.B296]/[.A296]" office:value-type="float" office:value="1.01369863013699">
            <text:p>1.0136986301</text:p>
          </table:table-cell>
          <table:table-cell office:value-type="float" office:value="147">
            <text:p>147</text:p>
          </table:table-cell>
          <table:table-cell table:formula="of:=[.D296]/[.A296]" office:value-type="float" office:value="1.00684931506849">
            <text:p>1.0068493151</text:p>
          </table:table-cell>
          <table:table-cell office:value-type="float" office:value="151">
            <text:p>151</text:p>
          </table:table-cell>
          <table:table-cell table:formula="of:=[.F296]/[.A296]" office:value-type="float" office:value="1.03424657534247">
            <text:p>1.0342465753</text:p>
          </table:table-cell>
          <table:table-cell office:value-type="float" office:value="148">
            <text:p>148</text:p>
          </table:table-cell>
          <table:table-cell table:formula="of:=[.H296]/[.A296]" office:value-type="float" office:value="1.01369863013699">
            <text:p>1.013698630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table:formula="of:=[.B297]/[.A297]" office:value-type="float" office:value="1.02040816326531">
            <text:p>1.0204081633</text:p>
          </table:table-cell>
          <table:table-cell office:value-type="float" office:value="100">
            <text:p>100</text:p>
          </table:table-cell>
          <table:table-cell table:formula="of:=[.D297]/[.A297]" office:value-type="float" office:value="1.02040816326531">
            <text:p>1.0204081633</text:p>
          </table:table-cell>
          <table:table-cell office:value-type="float" office:value="154">
            <text:p>154</text:p>
          </table:table-cell>
          <table:table-cell table:formula="of:=[.F297]/[.A297]" office:value-type="float" office:value="1.57142857142857">
            <text:p>1.5714285714</text:p>
          </table:table-cell>
          <table:table-cell office:value-type="float" office:value="100">
            <text:p>100</text:p>
          </table:table-cell>
          <table:table-cell table:formula="of:=[.H297]/[.A297]" office:value-type="float" office:value="1.02040816326531">
            <text:p>1.0204081633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622">
            <text:p>622</text:p>
          </table:table-cell>
          <table:table-cell table:formula="of:=[.B298]/[.A298]" office:value-type="float" office:value="1.01302931596091">
            <text:p>1.013029316</text:p>
          </table:table-cell>
          <table:table-cell office:value-type="float" office:value="629">
            <text:p>629</text:p>
          </table:table-cell>
          <table:table-cell table:formula="of:=[.D298]/[.A298]" office:value-type="float" office:value="1.02442996742671">
            <text:p>1.0244299674</text:p>
          </table:table-cell>
          <table:table-cell office:value-type="float" office:value="580">
            <text:p>580</text:p>
          </table:table-cell>
          <table:table-cell table:formula="of:=[.F298]/[.A298]" office:value-type="float" office:value="0.944625407166124">
            <text:p>0.9446254072</text:p>
          </table:table-cell>
          <table:table-cell office:value-type="float" office:value="615">
            <text:p>615</text:p>
          </table:table-cell>
          <table:table-cell table:formula="of:=[.H298]/[.A298]" office:value-type="float" office:value="1.00162866449511">
            <text:p>1.0016286645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03">
            <text:p>203</text:p>
          </table:table-cell>
          <table:table-cell table:formula="of:=[.B299]/[.A299]" office:value-type="float" office:value="1.00995024875622">
            <text:p>1.0099502488</text:p>
          </table:table-cell>
          <table:table-cell office:value-type="float" office:value="202">
            <text:p>202</text:p>
          </table:table-cell>
          <table:table-cell table:formula="of:=[.D299]/[.A299]" office:value-type="float" office:value="1.00497512437811">
            <text:p>1.0049751244</text:p>
          </table:table-cell>
          <table:table-cell office:value-type="float" office:value="232">
            <text:p>232</text:p>
          </table:table-cell>
          <table:table-cell table:formula="of:=[.F299]/[.A299]" office:value-type="float" office:value="1.15422885572139">
            <text:p>1.1542288557</text:p>
          </table:table-cell>
          <table:table-cell office:value-type="float" office:value="202">
            <text:p>202</text:p>
          </table:table-cell>
          <table:table-cell table:formula="of:=[.H299]/[.A299]" office:value-type="float" office:value="1.00497512437811">
            <text:p>1.004975124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formula="of:=[.B300]/[.A300]" office:value-type="float" office:value="1.00740740740741">
            <text:p>1.0074074074</text:p>
          </table:table-cell>
          <table:table-cell office:value-type="float" office:value="134">
            <text:p>134</text:p>
          </table:table-cell>
          <table:table-cell table:formula="of:=[.D300]/[.A300]" office:value-type="float" office:value="0.992592592592593">
            <text:p>0.9925925926</text:p>
          </table:table-cell>
          <table:table-cell office:value-type="float" office:value="137">
            <text:p>137</text:p>
          </table:table-cell>
          <table:table-cell table:formula="of:=[.F300]/[.A300]" office:value-type="float" office:value="1.01481481481481">
            <text:p>1.0148148148</text:p>
          </table:table-cell>
          <table:table-cell office:value-type="float" office:value="135">
            <text:p>135</text:p>
          </table:table-cell>
          <table:table-cell table:formula="of:=[.H300]/[.A300]" office:value-type="float" office:value="1">
            <text:p>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10">
            <text:p>210</text:p>
          </table:table-cell>
          <table:table-cell table:formula="of:=[.B301]/[.A301]" office:value-type="float" office:value="1.01941747572816">
            <text:p>1.0194174757</text:p>
          </table:table-cell>
          <table:table-cell office:value-type="float" office:value="213">
            <text:p>213</text:p>
          </table:table-cell>
          <table:table-cell table:formula="of:=[.D301]/[.A301]" office:value-type="float" office:value="1.03398058252427">
            <text:p>1.0339805825</text:p>
          </table:table-cell>
          <table:table-cell office:value-type="float" office:value="344">
            <text:p>344</text:p>
          </table:table-cell>
          <table:table-cell table:formula="of:=[.F301]/[.A301]" office:value-type="float" office:value="1.66990291262136">
            <text:p>1.6699029126</text:p>
          </table:table-cell>
          <table:table-cell office:value-type="float" office:value="211">
            <text:p>211</text:p>
          </table:table-cell>
          <table:table-cell table:formula="of:=[.H301]/[.A301]" office:value-type="float" office:value="1.02427184466019">
            <text:p>1.024271844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table:formula="of:=[.B302]/[.A302]" office:value-type="float" office:value="1.01801801801802">
            <text:p>1.018018018</text:p>
          </table:table-cell>
          <table:table-cell office:value-type="float" office:value="111">
            <text:p>111</text:p>
          </table:table-cell>
          <table:table-cell table:formula="of:=[.D302]/[.A302]" office:value-type="float" office:value="1">
            <text:p>1</text:p>
          </table:table-cell>
          <table:table-cell office:value-type="float" office:value="173">
            <text:p>173</text:p>
          </table:table-cell>
          <table:table-cell table:formula="of:=[.F302]/[.A302]" office:value-type="float" office:value="1.55855855855856">
            <text:p>1.5585585586</text:p>
          </table:table-cell>
          <table:table-cell office:value-type="float" office:value="110">
            <text:p>110</text:p>
          </table:table-cell>
          <table:table-cell table:formula="of:=[.H302]/[.A302]" office:value-type="float" office:value="0.990990990990991">
            <text:p>0.99099099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table:formula="of:=[.B303]/[.A303]" office:value-type="float" office:value="0.9921875">
            <text:p>0.9921875</text:p>
          </table:table-cell>
          <table:table-cell office:value-type="float" office:value="127">
            <text:p>127</text:p>
          </table:table-cell>
          <table:table-cell table:formula="of:=[.D303]/[.A303]" office:value-type="float" office:value="0.9921875">
            <text:p>0.9921875</text:p>
          </table:table-cell>
          <table:table-cell office:value-type="float" office:value="155">
            <text:p>155</text:p>
          </table:table-cell>
          <table:table-cell table:formula="of:=[.F303]/[.A303]" office:value-type="float" office:value="1.2109375">
            <text:p>1.2109375</text:p>
          </table:table-cell>
          <table:table-cell office:value-type="float" office:value="128">
            <text:p>128</text:p>
          </table:table-cell>
          <table:table-cell table:formula="of:=[.H303]/[.A303]" office:value-type="float" office:value="1">
            <text:p>1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436">
            <text:p>436</text:p>
          </table:table-cell>
          <table:table-cell table:formula="of:=[.B304]/[.A304]" office:value-type="float" office:value="1.01631701631702">
            <text:p>1.0163170163</text:p>
          </table:table-cell>
          <table:table-cell office:value-type="float" office:value="441">
            <text:p>441</text:p>
          </table:table-cell>
          <table:table-cell table:formula="of:=[.D304]/[.A304]" office:value-type="float" office:value="1.02797202797203">
            <text:p>1.027972028</text:p>
          </table:table-cell>
          <table:table-cell office:value-type="float" office:value="572">
            <text:p>572</text:p>
          </table:table-cell>
          <table:table-cell table:formula="of:=[.F304]/[.A304]" office:value-type="float" office:value="1.33333333333333">
            <text:p>1.3333333333</text:p>
          </table:table-cell>
          <table:table-cell office:value-type="float" office:value="441">
            <text:p>441</text:p>
          </table:table-cell>
          <table:table-cell table:formula="of:=[.H304]/[.A304]" office:value-type="float" office:value="1.02797202797203">
            <text:p>1.027972028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467">
            <text:p>467</text:p>
          </table:table-cell>
          <table:table-cell table:formula="of:=[.B305]/[.A305]" office:value-type="float" office:value="1.00863930885529">
            <text:p>1.0086393089</text:p>
          </table:table-cell>
          <table:table-cell office:value-type="float" office:value="466">
            <text:p>466</text:p>
          </table:table-cell>
          <table:table-cell table:formula="of:=[.D305]/[.A305]" office:value-type="float" office:value="1.00647948164147">
            <text:p>1.0064794816</text:p>
          </table:table-cell>
          <table:table-cell office:value-type="float" office:value="755">
            <text:p>755</text:p>
          </table:table-cell>
          <table:table-cell table:formula="of:=[.F305]/[.A305]" office:value-type="float" office:value="1.63066954643629">
            <text:p>1.6306695464</text:p>
          </table:table-cell>
          <table:table-cell office:value-type="float" office:value="465">
            <text:p>465</text:p>
          </table:table-cell>
          <table:table-cell table:formula="of:=[.H305]/[.A305]" office:value-type="float" office:value="1.00431965442765">
            <text:p>1.004319654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formula="of:=[.B306]/[.A306]" office:value-type="float" office:value="1.00740740740741">
            <text:p>1.0074074074</text:p>
          </table:table-cell>
          <table:table-cell office:value-type="float" office:value="136">
            <text:p>136</text:p>
          </table:table-cell>
          <table:table-cell table:formula="of:=[.D306]/[.A306]" office:value-type="float" office:value="1.00740740740741">
            <text:p>1.0074074074</text:p>
          </table:table-cell>
          <table:table-cell office:value-type="float" office:value="144">
            <text:p>144</text:p>
          </table:table-cell>
          <table:table-cell table:formula="of:=[.F306]/[.A306]" office:value-type="float" office:value="1.06666666666667">
            <text:p>1.0666666667</text:p>
          </table:table-cell>
          <table:table-cell office:value-type="float" office:value="137">
            <text:p>137</text:p>
          </table:table-cell>
          <table:table-cell table:formula="of:=[.H306]/[.A306]" office:value-type="float" office:value="1.01481481481481">
            <text:p>1.0148148148</text:p>
          </table:table-cell>
        </table:table-row>
        <table:table-row table:style-name="ro1">
          <table:table-cell table:number-columns-repeated="2" office:value-type="float" office:value="207">
            <text:p>207</text:p>
          </table:table-cell>
          <table:table-cell table:formula="of:=[.B307]/[.A307]" office:value-type="float" office:value="1">
            <text:p>1</text:p>
          </table:table-cell>
          <table:table-cell office:value-type="float" office:value="210">
            <text:p>210</text:p>
          </table:table-cell>
          <table:table-cell table:formula="of:=[.D307]/[.A307]" office:value-type="float" office:value="1.01449275362319">
            <text:p>1.0144927536</text:p>
          </table:table-cell>
          <table:table-cell office:value-type="float" office:value="239">
            <text:p>239</text:p>
          </table:table-cell>
          <table:table-cell table:formula="of:=[.F307]/[.A307]" office:value-type="float" office:value="1.15458937198068">
            <text:p>1.154589372</text:p>
          </table:table-cell>
          <table:table-cell office:value-type="float" office:value="211">
            <text:p>211</text:p>
          </table:table-cell>
          <table:table-cell table:formula="of:=[.H307]/[.A307]" office:value-type="float" office:value="1.01932367149758">
            <text:p>1.019323671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1">
            <text:p>241</text:p>
          </table:table-cell>
          <table:table-cell table:formula="of:=[.B308]/[.A308]" office:value-type="float" office:value="0.991769547325103">
            <text:p>0.9917695473</text:p>
          </table:table-cell>
          <table:table-cell office:value-type="float" office:value="244">
            <text:p>244</text:p>
          </table:table-cell>
          <table:table-cell table:formula="of:=[.D308]/[.A308]" office:value-type="float" office:value="1.00411522633745">
            <text:p>1.0041152263</text:p>
          </table:table-cell>
          <table:table-cell office:value-type="float" office:value="354">
            <text:p>354</text:p>
          </table:table-cell>
          <table:table-cell table:formula="of:=[.F308]/[.A308]" office:value-type="float" office:value="1.45679012345679">
            <text:p>1.4567901235</text:p>
          </table:table-cell>
          <table:table-cell office:value-type="float" office:value="244">
            <text:p>244</text:p>
          </table:table-cell>
          <table:table-cell table:formula="of:=[.H308]/[.A308]" office:value-type="float" office:value="1.00411522633745">
            <text:p>1.0041152263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  <table:table-cell table:formula="of:=[.B309]/[.A309]" office:value-type="float" office:value="1">
            <text:p>1</text:p>
          </table:table-cell>
          <table:table-cell office:value-type="float" office:value="142">
            <text:p>142</text:p>
          </table:table-cell>
          <table:table-cell table:formula="of:=[.D309]/[.A309]" office:value-type="float" office:value="1">
            <text:p>1</text:p>
          </table:table-cell>
          <table:table-cell office:value-type="float" office:value="153">
            <text:p>153</text:p>
          </table:table-cell>
          <table:table-cell table:formula="of:=[.F309]/[.A309]" office:value-type="float" office:value="1.07746478873239">
            <text:p>1.0774647887</text:p>
          </table:table-cell>
          <table:table-cell office:value-type="float" office:value="141">
            <text:p>141</text:p>
          </table:table-cell>
          <table:table-cell table:formula="of:=[.H309]/[.A309]" office:value-type="float" office:value="0.992957746478873">
            <text:p>0.992957746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table:formula="of:=[.B310]/[.A310]" office:value-type="float" office:value="0.994285714285714">
            <text:p>0.9942857143</text:p>
          </table:table-cell>
          <table:table-cell office:value-type="float" office:value="175">
            <text:p>175</text:p>
          </table:table-cell>
          <table:table-cell table:formula="of:=[.D310]/[.A310]" office:value-type="float" office:value="1">
            <text:p>1</text:p>
          </table:table-cell>
          <table:table-cell office:value-type="float" office:value="202">
            <text:p>202</text:p>
          </table:table-cell>
          <table:table-cell table:formula="of:=[.F310]/[.A310]" office:value-type="float" office:value="1.15428571428571">
            <text:p>1.1542857143</text:p>
          </table:table-cell>
          <table:table-cell office:value-type="float" office:value="174">
            <text:p>174</text:p>
          </table:table-cell>
          <table:table-cell table:formula="of:=[.H310]/[.A310]" office:value-type="float" office:value="0.994285714285714">
            <text:p>0.9942857143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762">
            <text:p>762</text:p>
          </table:table-cell>
          <table:table-cell table:formula="of:=[.B311]/[.A311]" office:value-type="float" office:value="1.016">
            <text:p>1.016</text:p>
          </table:table-cell>
          <table:table-cell office:value-type="float" office:value="752">
            <text:p>752</text:p>
          </table:table-cell>
          <table:table-cell table:formula="of:=[.D311]/[.A311]" office:value-type="float" office:value="1.00266666666667">
            <text:p>1.0026666667</text:p>
          </table:table-cell>
          <table:table-cell office:value-type="float" office:value="813">
            <text:p>813</text:p>
          </table:table-cell>
          <table:table-cell table:formula="of:=[.F311]/[.A311]" office:value-type="float" office:value="1.084">
            <text:p>1.084</text:p>
          </table:table-cell>
          <table:table-cell office:value-type="float" office:value="750">
            <text:p>750</text:p>
          </table:table-cell>
          <table:table-cell table:formula="of:=[.H311]/[.A311]" office:value-type="float" office:value="1">
            <text:p>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8">
            <text:p>188</text:p>
          </table:table-cell>
          <table:table-cell table:formula="of:=[.B312]/[.A312]" office:value-type="float" office:value="1.02173913043478">
            <text:p>1.0217391304</text:p>
          </table:table-cell>
          <table:table-cell office:value-type="float" office:value="188">
            <text:p>188</text:p>
          </table:table-cell>
          <table:table-cell table:formula="of:=[.D312]/[.A312]" office:value-type="float" office:value="1.02173913043478">
            <text:p>1.0217391304</text:p>
          </table:table-cell>
          <table:table-cell office:value-type="float" office:value="224">
            <text:p>224</text:p>
          </table:table-cell>
          <table:table-cell table:formula="of:=[.F312]/[.A312]" office:value-type="float" office:value="1.21739130434783">
            <text:p>1.2173913043</text:p>
          </table:table-cell>
          <table:table-cell office:value-type="float" office:value="187">
            <text:p>187</text:p>
          </table:table-cell>
          <table:table-cell table:formula="of:=[.H312]/[.A312]" office:value-type="float" office:value="1.01630434782609">
            <text:p>1.016304347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78">
            <text:p>178</text:p>
          </table:table-cell>
          <table:table-cell table:formula="of:=[.B313]/[.A313]" office:value-type="float" office:value="1.03488372093023">
            <text:p>1.0348837209</text:p>
          </table:table-cell>
          <table:table-cell office:value-type="float" office:value="174">
            <text:p>174</text:p>
          </table:table-cell>
          <table:table-cell table:formula="of:=[.D313]/[.A313]" office:value-type="float" office:value="1.01162790697674">
            <text:p>1.011627907</text:p>
          </table:table-cell>
          <table:table-cell office:value-type="float" office:value="199">
            <text:p>199</text:p>
          </table:table-cell>
          <table:table-cell table:formula="of:=[.F313]/[.A313]" office:value-type="float" office:value="1.15697674418605">
            <text:p>1.1569767442</text:p>
          </table:table-cell>
          <table:table-cell office:value-type="float" office:value="174">
            <text:p>174</text:p>
          </table:table-cell>
          <table:table-cell table:formula="of:=[.H313]/[.A313]" office:value-type="float" office:value="1.01162790697674">
            <text:p>1.011627907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60">
            <text:p>360</text:p>
          </table:table-cell>
          <table:table-cell table:formula="of:=[.B314]/[.A314]" office:value-type="float" office:value="1.00278551532033">
            <text:p>1.0027855153</text:p>
          </table:table-cell>
          <table:table-cell office:value-type="float" office:value="360">
            <text:p>360</text:p>
          </table:table-cell>
          <table:table-cell table:formula="of:=[.D314]/[.A314]" office:value-type="float" office:value="1.00278551532033">
            <text:p>1.0027855153</text:p>
          </table:table-cell>
          <table:table-cell office:value-type="float" office:value="539">
            <text:p>539</text:p>
          </table:table-cell>
          <table:table-cell table:formula="of:=[.F314]/[.A314]" office:value-type="float" office:value="1.50139275766017">
            <text:p>1.5013927577</text:p>
          </table:table-cell>
          <table:table-cell office:value-type="float" office:value="360">
            <text:p>360</text:p>
          </table:table-cell>
          <table:table-cell table:formula="of:=[.H314]/[.A314]" office:value-type="float" office:value="1.00278551532033">
            <text:p>1.002785515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table:formula="of:=[.B315]/[.A315]" office:value-type="float" office:value="1.02083333333333">
            <text:p>1.0208333333</text:p>
          </table:table-cell>
          <table:table-cell office:value-type="float" office:value="240">
            <text:p>240</text:p>
          </table:table-cell>
          <table:table-cell table:formula="of:=[.D315]/[.A315]" office:value-type="float" office:value="1">
            <text:p>1</text:p>
          </table:table-cell>
          <table:table-cell office:value-type="float" office:value="305">
            <text:p>305</text:p>
          </table:table-cell>
          <table:table-cell table:formula="of:=[.F315]/[.A315]" office:value-type="float" office:value="1.27083333333333">
            <text:p>1.2708333333</text:p>
          </table:table-cell>
          <table:table-cell office:value-type="float" office:value="241">
            <text:p>241</text:p>
          </table:table-cell>
          <table:table-cell table:formula="of:=[.H315]/[.A315]" office:value-type="float" office:value="1.00416666666667">
            <text:p>1.0041666667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327">
            <text:p>327</text:p>
          </table:table-cell>
          <table:table-cell table:formula="of:=[.B316]/[.A316]" office:value-type="float" office:value="1.021875">
            <text:p>1.021875</text:p>
          </table:table-cell>
          <table:table-cell office:value-type="float" office:value="321">
            <text:p>321</text:p>
          </table:table-cell>
          <table:table-cell table:formula="of:=[.D316]/[.A316]" office:value-type="float" office:value="1.003125">
            <text:p>1.003125</text:p>
          </table:table-cell>
          <table:table-cell office:value-type="float" office:value="435">
            <text:p>435</text:p>
          </table:table-cell>
          <table:table-cell table:formula="of:=[.F316]/[.A316]" office:value-type="float" office:value="1.359375">
            <text:p>1.359375</text:p>
          </table:table-cell>
          <table:table-cell office:value-type="float" office:value="320">
            <text:p>320</text:p>
          </table:table-cell>
          <table:table-cell table:formula="of:=[.H316]/[.A316]" office:value-type="float" office:value="1">
            <text:p>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 table:formula="of:=[.B317]/[.A317]" office:value-type="float" office:value="0.988095238095238">
            <text:p>0.9880952381</text:p>
          </table:table-cell>
          <table:table-cell office:value-type="float" office:value="170">
            <text:p>170</text:p>
          </table:table-cell>
          <table:table-cell table:formula="of:=[.D317]/[.A317]" office:value-type="float" office:value="1.01190476190476">
            <text:p>1.0119047619</text:p>
          </table:table-cell>
          <table:table-cell office:value-type="float" office:value="154">
            <text:p>154</text:p>
          </table:table-cell>
          <table:table-cell table:formula="of:=[.F317]/[.A317]" office:value-type="float" office:value="0.916666666666667">
            <text:p>0.9166666667</text:p>
          </table:table-cell>
          <table:table-cell office:value-type="float" office:value="169">
            <text:p>169</text:p>
          </table:table-cell>
          <table:table-cell table:formula="of:=[.H317]/[.A317]" office:value-type="float" office:value="1.00595238095238">
            <text:p>1.00595238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9">
            <text:p>139</text:p>
          </table:table-cell>
          <table:table-cell table:formula="of:=[.B318]/[.A318]" office:value-type="float" office:value="1.01459854014599">
            <text:p>1.0145985401</text:p>
          </table:table-cell>
          <table:table-cell office:value-type="float" office:value="139">
            <text:p>139</text:p>
          </table:table-cell>
          <table:table-cell table:formula="of:=[.D318]/[.A318]" office:value-type="float" office:value="1.01459854014599">
            <text:p>1.0145985401</text:p>
          </table:table-cell>
          <table:table-cell office:value-type="float" office:value="145">
            <text:p>145</text:p>
          </table:table-cell>
          <table:table-cell table:formula="of:=[.F318]/[.A318]" office:value-type="float" office:value="1.05839416058394">
            <text:p>1.0583941606</text:p>
          </table:table-cell>
          <table:table-cell office:value-type="float" office:value="143">
            <text:p>143</text:p>
          </table:table-cell>
          <table:table-cell table:formula="of:=[.H318]/[.A318]" office:value-type="float" office:value="1.04379562043796">
            <text:p>1.043795620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table:formula="of:=[.B319]/[.A319]" office:value-type="float" office:value="1.00699300699301">
            <text:p>1.006993007</text:p>
          </table:table-cell>
          <table:table-cell office:value-type="float" office:value="144">
            <text:p>144</text:p>
          </table:table-cell>
          <table:table-cell table:formula="of:=[.D319]/[.A319]" office:value-type="float" office:value="1.00699300699301">
            <text:p>1.006993007</text:p>
          </table:table-cell>
          <table:table-cell office:value-type="float" office:value="170">
            <text:p>170</text:p>
          </table:table-cell>
          <table:table-cell table:formula="of:=[.F319]/[.A319]" office:value-type="float" office:value="1.18881118881119">
            <text:p>1.1888111888</text:p>
          </table:table-cell>
          <table:table-cell office:value-type="float" office:value="143">
            <text:p>143</text:p>
          </table:table-cell>
          <table:table-cell table:formula="of:=[.H319]/[.A319]" office:value-type="float" office:value="1">
            <text:p>1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604">
            <text:p>604</text:p>
          </table:table-cell>
          <table:table-cell table:formula="of:=[.B320]/[.A320]" office:value-type="float" office:value="1.01342281879195">
            <text:p>1.0134228188</text:p>
          </table:table-cell>
          <table:table-cell office:value-type="float" office:value="605">
            <text:p>605</text:p>
          </table:table-cell>
          <table:table-cell table:formula="of:=[.D320]/[.A320]" office:value-type="float" office:value="1.01510067114094">
            <text:p>1.0151006711</text:p>
          </table:table-cell>
          <table:table-cell office:value-type="float" office:value="806">
            <text:p>806</text:p>
          </table:table-cell>
          <table:table-cell table:formula="of:=[.F320]/[.A320]" office:value-type="float" office:value="1.35234899328859">
            <text:p>1.3523489933</text:p>
          </table:table-cell>
          <table:table-cell office:value-type="float" office:value="599">
            <text:p>599</text:p>
          </table:table-cell>
          <table:table-cell table:formula="of:=[.H320]/[.A320]" office:value-type="float" office:value="1.00503355704698">
            <text:p>1.005033557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320">
            <text:p>320</text:p>
          </table:table-cell>
          <table:table-cell table:formula="of:=[.B321]/[.A321]" office:value-type="float" office:value="1.00946372239748">
            <text:p>1.0094637224</text:p>
          </table:table-cell>
          <table:table-cell office:value-type="float" office:value="321">
            <text:p>321</text:p>
          </table:table-cell>
          <table:table-cell table:formula="of:=[.D321]/[.A321]" office:value-type="float" office:value="1.01261829652997">
            <text:p>1.0126182965</text:p>
          </table:table-cell>
          <table:table-cell office:value-type="float" office:value="449">
            <text:p>449</text:p>
          </table:table-cell>
          <table:table-cell table:formula="of:=[.F321]/[.A321]" office:value-type="float" office:value="1.41640378548896">
            <text:p>1.4164037855</text:p>
          </table:table-cell>
          <table:table-cell office:value-type="float" office:value="327">
            <text:p>327</text:p>
          </table:table-cell>
          <table:table-cell table:formula="of:=[.H321]/[.A321]" office:value-type="float" office:value="1.03154574132492">
            <text:p>1.031545741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table:formula="of:=[.B322]/[.A322]" office:value-type="float" office:value="1.00613496932515">
            <text:p>1.0061349693</text:p>
          </table:table-cell>
          <table:table-cell office:value-type="float" office:value="164">
            <text:p>164</text:p>
          </table:table-cell>
          <table:table-cell table:formula="of:=[.D322]/[.A322]" office:value-type="float" office:value="1.00613496932515">
            <text:p>1.0061349693</text:p>
          </table:table-cell>
          <table:table-cell office:value-type="float" office:value="199">
            <text:p>199</text:p>
          </table:table-cell>
          <table:table-cell table:formula="of:=[.F322]/[.A322]" office:value-type="float" office:value="1.22085889570552">
            <text:p>1.2208588957</text:p>
          </table:table-cell>
          <table:table-cell office:value-type="float" office:value="168">
            <text:p>168</text:p>
          </table:table-cell>
          <table:table-cell table:formula="of:=[.H322]/[.A322]" office:value-type="float" office:value="1.03067484662577">
            <text:p>1.030674846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43">
            <text:p>243</text:p>
          </table:table-cell>
          <table:table-cell table:formula="of:=[.B323]/[.A323]" office:value-type="float" office:value="1.0125">
            <text:p>1.0125</text:p>
          </table:table-cell>
          <table:table-cell office:value-type="float" office:value="246">
            <text:p>246</text:p>
          </table:table-cell>
          <table:table-cell table:formula="of:=[.D323]/[.A323]" office:value-type="float" office:value="1.025">
            <text:p>1.025</text:p>
          </table:table-cell>
          <table:table-cell office:value-type="float" office:value="269">
            <text:p>269</text:p>
          </table:table-cell>
          <table:table-cell table:formula="of:=[.F323]/[.A323]" office:value-type="float" office:value="1.12083333333333">
            <text:p>1.1208333333</text:p>
          </table:table-cell>
          <table:table-cell office:value-type="float" office:value="247">
            <text:p>247</text:p>
          </table:table-cell>
          <table:table-cell table:formula="of:=[.H323]/[.A323]" office:value-type="float" office:value="1.02916666666667">
            <text:p>1.0291666667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368">
            <text:p>368</text:p>
          </table:table-cell>
          <table:table-cell table:formula="of:=[.B324]/[.A324]" office:value-type="float" office:value="1.01939058171745">
            <text:p>1.0193905817</text:p>
          </table:table-cell>
          <table:table-cell office:value-type="float" office:value="367">
            <text:p>367</text:p>
          </table:table-cell>
          <table:table-cell table:formula="of:=[.D324]/[.A324]" office:value-type="float" office:value="1.01662049861496">
            <text:p>1.0166204986</text:p>
          </table:table-cell>
          <table:table-cell office:value-type="float" office:value="437">
            <text:p>437</text:p>
          </table:table-cell>
          <table:table-cell table:formula="of:=[.F324]/[.A324]" office:value-type="float" office:value="1.21052631578947">
            <text:p>1.2105263158</text:p>
          </table:table-cell>
          <table:table-cell office:value-type="float" office:value="368">
            <text:p>368</text:p>
          </table:table-cell>
          <table:table-cell table:formula="of:=[.H324]/[.A324]" office:value-type="float" office:value="1.01939058171745">
            <text:p>1.0193905817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322">
            <text:p>322</text:p>
          </table:table-cell>
          <table:table-cell table:formula="of:=[.B325]/[.A325]" office:value-type="float" office:value="1.01577287066246">
            <text:p>1.0157728707</text:p>
          </table:table-cell>
          <table:table-cell office:value-type="float" office:value="322">
            <text:p>322</text:p>
          </table:table-cell>
          <table:table-cell table:formula="of:=[.D325]/[.A325]" office:value-type="float" office:value="1.01577287066246">
            <text:p>1.0157728707</text:p>
          </table:table-cell>
          <table:table-cell office:value-type="float" office:value="313">
            <text:p>313</text:p>
          </table:table-cell>
          <table:table-cell table:formula="of:=[.F325]/[.A325]" office:value-type="float" office:value="0.987381703470031">
            <text:p>0.9873817035</text:p>
          </table:table-cell>
          <table:table-cell office:value-type="float" office:value="323">
            <text:p>323</text:p>
          </table:table-cell>
          <table:table-cell table:formula="of:=[.H325]/[.A325]" office:value-type="float" office:value="1.01892744479495">
            <text:p>1.0189274448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583">
            <text:p>583</text:p>
          </table:table-cell>
          <table:table-cell table:formula="of:=[.B326]/[.A326]" office:value-type="float" office:value="1.02101576182137">
            <text:p>1.0210157618</text:p>
          </table:table-cell>
          <table:table-cell office:value-type="float" office:value="584">
            <text:p>584</text:p>
          </table:table-cell>
          <table:table-cell table:formula="of:=[.D326]/[.A326]" office:value-type="float" office:value="1.02276707530648">
            <text:p>1.0227670753</text:p>
          </table:table-cell>
          <table:table-cell office:value-type="float" office:value="382">
            <text:p>382</text:p>
          </table:table-cell>
          <table:table-cell table:formula="of:=[.F326]/[.A326]" office:value-type="float" office:value="0.669001751313485">
            <text:p>0.6690017513</text:p>
          </table:table-cell>
          <table:table-cell office:value-type="float" office:value="586">
            <text:p>586</text:p>
          </table:table-cell>
          <table:table-cell table:formula="of:=[.H326]/[.A326]" office:value-type="float" office:value="1.02626970227671">
            <text:p>1.026269702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5">
            <text:p>135</text:p>
          </table:table-cell>
          <table:table-cell table:formula="of:=[.B327]/[.A327]" office:value-type="float" office:value="1.01503759398496">
            <text:p>1.015037594</text:p>
          </table:table-cell>
          <table:table-cell office:value-type="float" office:value="137">
            <text:p>137</text:p>
          </table:table-cell>
          <table:table-cell table:formula="of:=[.D327]/[.A327]" office:value-type="float" office:value="1.03007518796992">
            <text:p>1.030075188</text:p>
          </table:table-cell>
          <table:table-cell office:value-type="float" office:value="138">
            <text:p>138</text:p>
          </table:table-cell>
          <table:table-cell table:formula="of:=[.F327]/[.A327]" office:value-type="float" office:value="1.03759398496241">
            <text:p>1.037593985</text:p>
          </table:table-cell>
          <table:table-cell office:value-type="float" office:value="136">
            <text:p>136</text:p>
          </table:table-cell>
          <table:table-cell table:formula="of:=[.H327]/[.A327]" office:value-type="float" office:value="1.02255639097744">
            <text:p>1.02255639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table:formula="of:=[.B328]/[.A328]" office:value-type="float" office:value="1.00584795321637">
            <text:p>1.0058479532</text:p>
          </table:table-cell>
          <table:table-cell office:value-type="float" office:value="173">
            <text:p>173</text:p>
          </table:table-cell>
          <table:table-cell table:formula="of:=[.D328]/[.A328]" office:value-type="float" office:value="1.01169590643275">
            <text:p>1.0116959064</text:p>
          </table:table-cell>
          <table:table-cell office:value-type="float" office:value="209">
            <text:p>209</text:p>
          </table:table-cell>
          <table:table-cell table:formula="of:=[.F328]/[.A328]" office:value-type="float" office:value="1.22222222222222">
            <text:p>1.2222222222</text:p>
          </table:table-cell>
          <table:table-cell office:value-type="float" office:value="174">
            <text:p>174</text:p>
          </table:table-cell>
          <table:table-cell table:formula="of:=[.H328]/[.A328]" office:value-type="float" office:value="1.01754385964912">
            <text:p>1.017543859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9">
            <text:p>249</text:p>
          </table:table-cell>
          <table:table-cell table:formula="of:=[.B329]/[.A329]" office:value-type="float" office:value="1.02049180327869">
            <text:p>1.0204918033</text:p>
          </table:table-cell>
          <table:table-cell office:value-type="float" office:value="245">
            <text:p>245</text:p>
          </table:table-cell>
          <table:table-cell table:formula="of:=[.D329]/[.A329]" office:value-type="float" office:value="1.00409836065574">
            <text:p>1.0040983607</text:p>
          </table:table-cell>
          <table:table-cell office:value-type="float" office:value="243">
            <text:p>243</text:p>
          </table:table-cell>
          <table:table-cell table:formula="of:=[.F329]/[.A329]" office:value-type="float" office:value="0.995901639344262">
            <text:p>0.9959016393</text:p>
          </table:table-cell>
          <table:table-cell office:value-type="float" office:value="248">
            <text:p>248</text:p>
          </table:table-cell>
          <table:table-cell table:formula="of:=[.H329]/[.A329]" office:value-type="float" office:value="1.01639344262295">
            <text:p>1.016393442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table:formula="of:=[.B330]/[.A330]" office:value-type="float" office:value="1.00657894736842">
            <text:p>1.0065789474</text:p>
          </table:table-cell>
          <table:table-cell office:value-type="float" office:value="156">
            <text:p>156</text:p>
          </table:table-cell>
          <table:table-cell table:formula="of:=[.D330]/[.A330]" office:value-type="float" office:value="1.02631578947368">
            <text:p>1.0263157895</text:p>
          </table:table-cell>
          <table:table-cell office:value-type="float" office:value="220">
            <text:p>220</text:p>
          </table:table-cell>
          <table:table-cell table:formula="of:=[.F330]/[.A330]" office:value-type="float" office:value="1.44736842105263">
            <text:p>1.4473684211</text:p>
          </table:table-cell>
          <table:table-cell office:value-type="float" office:value="158">
            <text:p>158</text:p>
          </table:table-cell>
          <table:table-cell table:formula="of:=[.H330]/[.A330]" office:value-type="float" office:value="1.03947368421053">
            <text:p>1.039473684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84">
            <text:p>484</text:p>
          </table:table-cell>
          <table:table-cell table:formula="of:=[.B331]/[.A331]" office:value-type="float" office:value="1.00833333333333">
            <text:p>1.0083333333</text:p>
          </table:table-cell>
          <table:table-cell office:value-type="float" office:value="488">
            <text:p>488</text:p>
          </table:table-cell>
          <table:table-cell table:formula="of:=[.D331]/[.A331]" office:value-type="float" office:value="1.01666666666667">
            <text:p>1.0166666667</text:p>
          </table:table-cell>
          <table:table-cell office:value-type="float" office:value="726">
            <text:p>726</text:p>
          </table:table-cell>
          <table:table-cell table:formula="of:=[.F331]/[.A331]" office:value-type="float" office:value="1.5125">
            <text:p>1.5125</text:p>
          </table:table-cell>
          <table:table-cell office:value-type="float" office:value="484">
            <text:p>484</text:p>
          </table:table-cell>
          <table:table-cell table:formula="of:=[.H331]/[.A331]" office:value-type="float" office:value="1.00833333333333">
            <text:p>1.0083333333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751">
            <text:p>751</text:p>
          </table:table-cell>
          <table:table-cell table:formula="of:=[.B332]/[.A332]" office:value-type="float" office:value="1.00267022696929">
            <text:p>1.002670227</text:p>
          </table:table-cell>
          <table:table-cell office:value-type="float" office:value="756">
            <text:p>756</text:p>
          </table:table-cell>
          <table:table-cell table:formula="of:=[.D332]/[.A332]" office:value-type="float" office:value="1.00934579439252">
            <text:p>1.0093457944</text:p>
          </table:table-cell>
          <table:table-cell office:value-type="float" office:value="870">
            <text:p>870</text:p>
          </table:table-cell>
          <table:table-cell table:formula="of:=[.F332]/[.A332]" office:value-type="float" office:value="1.16154873164219">
            <text:p>1.1615487316</text:p>
          </table:table-cell>
          <table:table-cell office:value-type="float" office:value="756">
            <text:p>756</text:p>
          </table:table-cell>
          <table:table-cell table:formula="of:=[.H332]/[.A332]" office:value-type="float" office:value="1.00934579439252">
            <text:p>1.009345794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65">
            <text:p>165</text:p>
          </table:table-cell>
          <table:table-cell table:formula="of:=[.B333]/[.A333]" office:value-type="float" office:value="0.988023952095808">
            <text:p>0.9880239521</text:p>
          </table:table-cell>
          <table:table-cell office:value-type="float" office:value="170">
            <text:p>170</text:p>
          </table:table-cell>
          <table:table-cell table:formula="of:=[.D333]/[.A333]" office:value-type="float" office:value="1.01796407185629">
            <text:p>1.0179640719</text:p>
          </table:table-cell>
          <table:table-cell office:value-type="float" office:value="179">
            <text:p>179</text:p>
          </table:table-cell>
          <table:table-cell table:formula="of:=[.F333]/[.A333]" office:value-type="float" office:value="1.07185628742515">
            <text:p>1.0718562874</text:p>
          </table:table-cell>
          <table:table-cell office:value-type="float" office:value="165">
            <text:p>165</text:p>
          </table:table-cell>
          <table:table-cell table:formula="of:=[.H333]/[.A333]" office:value-type="float" office:value="0.988023952095808">
            <text:p>0.9880239521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367">
            <text:p>367</text:p>
          </table:table-cell>
          <table:table-cell table:formula="of:=[.B334]/[.A334]" office:value-type="float" office:value="0.997282608695652">
            <text:p>0.9972826087</text:p>
          </table:table-cell>
          <table:table-cell office:value-type="float" office:value="370">
            <text:p>370</text:p>
          </table:table-cell>
          <table:table-cell table:formula="of:=[.D334]/[.A334]" office:value-type="float" office:value="1.0054347826087">
            <text:p>1.0054347826</text:p>
          </table:table-cell>
          <table:table-cell office:value-type="float" office:value="405">
            <text:p>405</text:p>
          </table:table-cell>
          <table:table-cell table:formula="of:=[.F334]/[.A334]" office:value-type="float" office:value="1.10054347826087">
            <text:p>1.1005434783</text:p>
          </table:table-cell>
          <table:table-cell office:value-type="float" office:value="366">
            <text:p>366</text:p>
          </table:table-cell>
          <table:table-cell table:formula="of:=[.H334]/[.A334]" office:value-type="float" office:value="0.994565217391304">
            <text:p>0.994565217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table:formula="of:=[.B335]/[.A335]" office:value-type="float" office:value="1.00819672131148">
            <text:p>1.0081967213</text:p>
          </table:table-cell>
          <table:table-cell office:value-type="float" office:value="250">
            <text:p>250</text:p>
          </table:table-cell>
          <table:table-cell table:formula="of:=[.D335]/[.A335]" office:value-type="float" office:value="1.02459016393443">
            <text:p>1.0245901639</text:p>
          </table:table-cell>
          <table:table-cell office:value-type="float" office:value="350">
            <text:p>350</text:p>
          </table:table-cell>
          <table:table-cell table:formula="of:=[.F335]/[.A335]" office:value-type="float" office:value="1.4344262295082">
            <text:p>1.4344262295</text:p>
          </table:table-cell>
          <table:table-cell office:value-type="float" office:value="245">
            <text:p>245</text:p>
          </table:table-cell>
          <table:table-cell table:formula="of:=[.H335]/[.A335]" office:value-type="float" office:value="1.00409836065574">
            <text:p>1.0040983607</text:p>
          </table:table-cell>
        </table:table-row>
        <table:table-row table:style-name="ro1">
          <table:table-cell table:number-columns-repeated="2" office:value-type="float" office:value="152">
            <text:p>152</text:p>
          </table:table-cell>
          <table:table-cell table:formula="of:=[.B336]/[.A336]" office:value-type="float" office:value="1">
            <text:p>1</text:p>
          </table:table-cell>
          <table:table-cell office:value-type="float" office:value="163">
            <text:p>163</text:p>
          </table:table-cell>
          <table:table-cell table:formula="of:=[.D336]/[.A336]" office:value-type="float" office:value="1.07236842105263">
            <text:p>1.0723684211</text:p>
          </table:table-cell>
          <table:table-cell office:value-type="float" office:value="221">
            <text:p>221</text:p>
          </table:table-cell>
          <table:table-cell table:formula="of:=[.F336]/[.A336]" office:value-type="float" office:value="1.45394736842105">
            <text:p>1.4539473684</text:p>
          </table:table-cell>
          <table:table-cell office:value-type="float" office:value="151">
            <text:p>151</text:p>
          </table:table-cell>
          <table:table-cell table:formula="of:=[.H336]/[.A336]" office:value-type="float" office:value="0.993421052631579">
            <text:p>0.9934210526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table:formula="of:=[.B337]/[.A337]" office:value-type="float" office:value="0.994974874371859">
            <text:p>0.9949748744</text:p>
          </table:table-cell>
          <table:table-cell office:value-type="float" office:value="205">
            <text:p>205</text:p>
          </table:table-cell>
          <table:table-cell table:formula="of:=[.D337]/[.A337]" office:value-type="float" office:value="1.03015075376884">
            <text:p>1.0301507538</text:p>
          </table:table-cell>
          <table:table-cell office:value-type="float" office:value="213">
            <text:p>213</text:p>
          </table:table-cell>
          <table:table-cell table:formula="of:=[.F337]/[.A337]" office:value-type="float" office:value="1.07035175879397">
            <text:p>1.0703517588</text:p>
          </table:table-cell>
          <table:table-cell office:value-type="float" office:value="200">
            <text:p>200</text:p>
          </table:table-cell>
          <table:table-cell table:formula="of:=[.H337]/[.A337]" office:value-type="float" office:value="1.00502512562814">
            <text:p>1.005025125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89">
            <text:p>189</text:p>
          </table:table-cell>
          <table:table-cell table:formula="of:=[.B338]/[.A338]" office:value-type="float" office:value="1.01069518716578">
            <text:p>1.0106951872</text:p>
          </table:table-cell>
          <table:table-cell office:value-type="float" office:value="191">
            <text:p>191</text:p>
          </table:table-cell>
          <table:table-cell table:formula="of:=[.D338]/[.A338]" office:value-type="float" office:value="1.02139037433155">
            <text:p>1.0213903743</text:p>
          </table:table-cell>
          <table:table-cell office:value-type="float" office:value="144">
            <text:p>144</text:p>
          </table:table-cell>
          <table:table-cell table:formula="of:=[.F338]/[.A338]" office:value-type="float" office:value="0.770053475935829">
            <text:p>0.7700534759</text:p>
          </table:table-cell>
          <table:table-cell office:value-type="float" office:value="193">
            <text:p>193</text:p>
          </table:table-cell>
          <table:table-cell table:formula="of:=[.H338]/[.A338]" office:value-type="float" office:value="1.03208556149733">
            <text:p>1.0320855615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751">
            <text:p>751</text:p>
          </table:table-cell>
          <table:table-cell table:formula="of:=[.B339]/[.A339]" office:value-type="float" office:value="1.00670241286863">
            <text:p>1.0067024129</text:p>
          </table:table-cell>
          <table:table-cell office:value-type="float" office:value="756">
            <text:p>756</text:p>
          </table:table-cell>
          <table:table-cell table:formula="of:=[.D339]/[.A339]" office:value-type="float" office:value="1.01340482573727">
            <text:p>1.0134048257</text:p>
          </table:table-cell>
          <table:table-cell office:value-type="float" office:value="785">
            <text:p>785</text:p>
          </table:table-cell>
          <table:table-cell table:formula="of:=[.F339]/[.A339]" office:value-type="float" office:value="1.05227882037534">
            <text:p>1.0522788204</text:p>
          </table:table-cell>
          <table:table-cell office:value-type="float" office:value="760">
            <text:p>760</text:p>
          </table:table-cell>
          <table:table-cell table:formula="of:=[.H339]/[.A339]" office:value-type="float" office:value="1.01876675603217">
            <text:p>1.01876675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7">
            <text:p>257</text:p>
          </table:table-cell>
          <table:table-cell table:formula="of:=[.B340]/[.A340]" office:value-type="float" office:value="1.028">
            <text:p>1.028</text:p>
          </table:table-cell>
          <table:table-cell office:value-type="float" office:value="252">
            <text:p>252</text:p>
          </table:table-cell>
          <table:table-cell table:formula="of:=[.D340]/[.A340]" office:value-type="float" office:value="1.008">
            <text:p>1.008</text:p>
          </table:table-cell>
          <table:table-cell office:value-type="float" office:value="280">
            <text:p>280</text:p>
          </table:table-cell>
          <table:table-cell table:formula="of:=[.F340]/[.A340]" office:value-type="float" office:value="1.12">
            <text:p>1.12</text:p>
          </table:table-cell>
          <table:table-cell office:value-type="float" office:value="251">
            <text:p>251</text:p>
          </table:table-cell>
          <table:table-cell table:formula="of:=[.H340]/[.A340]" office:value-type="float" office:value="1.004">
            <text:p>1.00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5">
            <text:p>165</text:p>
          </table:table-cell>
          <table:table-cell table:formula="of:=[.B341]/[.A341]" office:value-type="float" office:value="1.01851851851852">
            <text:p>1.0185185185</text:p>
          </table:table-cell>
          <table:table-cell office:value-type="float" office:value="164">
            <text:p>164</text:p>
          </table:table-cell>
          <table:table-cell table:formula="of:=[.D341]/[.A341]" office:value-type="float" office:value="1.01234567901235">
            <text:p>1.012345679</text:p>
          </table:table-cell>
          <table:table-cell office:value-type="float" office:value="182">
            <text:p>182</text:p>
          </table:table-cell>
          <table:table-cell table:formula="of:=[.F341]/[.A341]" office:value-type="float" office:value="1.12345679012346">
            <text:p>1.1234567901</text:p>
          </table:table-cell>
          <table:table-cell office:value-type="float" office:value="162">
            <text:p>162</text:p>
          </table:table-cell>
          <table:table-cell table:formula="of:=[.H341]/[.A341]" office:value-type="float" office:value="1">
            <text:p>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99">
            <text:p>199</text:p>
          </table:table-cell>
          <table:table-cell table:formula="of:=[.B342]/[.A342]" office:value-type="float" office:value="1.02577319587629">
            <text:p>1.0257731959</text:p>
          </table:table-cell>
          <table:table-cell office:value-type="float" office:value="195">
            <text:p>195</text:p>
          </table:table-cell>
          <table:table-cell table:formula="of:=[.D342]/[.A342]" office:value-type="float" office:value="1.00515463917526">
            <text:p>1.0051546392</text:p>
          </table:table-cell>
          <table:table-cell office:value-type="float" office:value="288">
            <text:p>288</text:p>
          </table:table-cell>
          <table:table-cell table:formula="of:=[.F342]/[.A342]" office:value-type="float" office:value="1.48453608247423">
            <text:p>1.4845360825</text:p>
          </table:table-cell>
          <table:table-cell office:value-type="float" office:value="197">
            <text:p>197</text:p>
          </table:table-cell>
          <table:table-cell table:formula="of:=[.H342]/[.A342]" office:value-type="float" office:value="1.01546391752577">
            <text:p>1.015463917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09">
            <text:p>309</text:p>
          </table:table-cell>
          <table:table-cell table:formula="of:=[.B343]/[.A343]" office:value-type="float" office:value="1.00651465798046">
            <text:p>1.006514658</text:p>
          </table:table-cell>
          <table:table-cell office:value-type="float" office:value="313">
            <text:p>313</text:p>
          </table:table-cell>
          <table:table-cell table:formula="of:=[.D343]/[.A343]" office:value-type="float" office:value="1.01954397394137">
            <text:p>1.0195439739</text:p>
          </table:table-cell>
          <table:table-cell office:value-type="float" office:value="328">
            <text:p>328</text:p>
          </table:table-cell>
          <table:table-cell table:formula="of:=[.F343]/[.A343]" office:value-type="float" office:value="1.06840390879479">
            <text:p>1.0684039088</text:p>
          </table:table-cell>
          <table:table-cell office:value-type="float" office:value="307">
            <text:p>307</text:p>
          </table:table-cell>
          <table:table-cell table:formula="of:=[.H343]/[.A343]" office:value-type="float" office:value="1">
            <text:p>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7">
            <text:p>137</text:p>
          </table:table-cell>
          <table:table-cell table:formula="of:=[.B344]/[.A344]" office:value-type="float" office:value="1.02238805970149">
            <text:p>1.0223880597</text:p>
          </table:table-cell>
          <table:table-cell office:value-type="float" office:value="142">
            <text:p>142</text:p>
          </table:table-cell>
          <table:table-cell table:formula="of:=[.D344]/[.A344]" office:value-type="float" office:value="1.05970149253731">
            <text:p>1.0597014925</text:p>
          </table:table-cell>
          <table:table-cell office:value-type="float" office:value="138">
            <text:p>138</text:p>
          </table:table-cell>
          <table:table-cell table:formula="of:=[.F344]/[.A344]" office:value-type="float" office:value="1.02985074626866">
            <text:p>1.0298507463</text:p>
          </table:table-cell>
          <table:table-cell office:value-type="float" office:value="135">
            <text:p>135</text:p>
          </table:table-cell>
          <table:table-cell table:formula="of:=[.H344]/[.A344]" office:value-type="float" office:value="1.00746268656716">
            <text:p>1.0074626866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10">
            <text:p>210</text:p>
          </table:table-cell>
          <table:table-cell table:formula="of:=[.B345]/[.A345]" office:value-type="float" office:value="1.00961538461538">
            <text:p>1.0096153846</text:p>
          </table:table-cell>
          <table:table-cell office:value-type="float" office:value="208">
            <text:p>208</text:p>
          </table:table-cell>
          <table:table-cell table:formula="of:=[.D345]/[.A345]" office:value-type="float" office:value="1">
            <text:p>1</text:p>
          </table:table-cell>
          <table:table-cell office:value-type="float" office:value="236">
            <text:p>236</text:p>
          </table:table-cell>
          <table:table-cell table:formula="of:=[.F345]/[.A345]" office:value-type="float" office:value="1.13461538461538">
            <text:p>1.1346153846</text:p>
          </table:table-cell>
          <table:table-cell office:value-type="float" office:value="209">
            <text:p>209</text:p>
          </table:table-cell>
          <table:table-cell table:formula="of:=[.H345]/[.A345]" office:value-type="float" office:value="1.00480769230769">
            <text:p>1.004807692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26">
            <text:p>326</text:p>
          </table:table-cell>
          <table:table-cell table:formula="of:=[.B346]/[.A346]" office:value-type="float" office:value="1.02194357366771">
            <text:p>1.0219435737</text:p>
          </table:table-cell>
          <table:table-cell office:value-type="float" office:value="325">
            <text:p>325</text:p>
          </table:table-cell>
          <table:table-cell table:formula="of:=[.D346]/[.A346]" office:value-type="float" office:value="1.01880877742947">
            <text:p>1.0188087774</text:p>
          </table:table-cell>
          <table:table-cell office:value-type="float" office:value="280">
            <text:p>280</text:p>
          </table:table-cell>
          <table:table-cell table:formula="of:=[.F346]/[.A346]" office:value-type="float" office:value="0.877742946708464">
            <text:p>0.8777429467</text:p>
          </table:table-cell>
          <table:table-cell office:value-type="float" office:value="322">
            <text:p>322</text:p>
          </table:table-cell>
          <table:table-cell table:formula="of:=[.H346]/[.A346]" office:value-type="float" office:value="1.00940438871473">
            <text:p>1.0094043887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98">
            <text:p>198</text:p>
          </table:table-cell>
          <table:table-cell table:formula="of:=[.B347]/[.A347]" office:value-type="float" office:value="1.01538461538462">
            <text:p>1.0153846154</text:p>
          </table:table-cell>
          <table:table-cell office:value-type="float" office:value="194">
            <text:p>194</text:p>
          </table:table-cell>
          <table:table-cell table:formula="of:=[.D347]/[.A347]" office:value-type="float" office:value="0.994871794871795">
            <text:p>0.9948717949</text:p>
          </table:table-cell>
          <table:table-cell office:value-type="float" office:value="246">
            <text:p>246</text:p>
          </table:table-cell>
          <table:table-cell table:formula="of:=[.F347]/[.A347]" office:value-type="float" office:value="1.26153846153846">
            <text:p>1.2615384615</text:p>
          </table:table-cell>
          <table:table-cell office:value-type="float" office:value="193">
            <text:p>193</text:p>
          </table:table-cell>
          <table:table-cell table:formula="of:=[.H347]/[.A347]" office:value-type="float" office:value="0.98974358974359">
            <text:p>0.9897435897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309">
            <text:p>309</text:p>
          </table:table-cell>
          <table:table-cell table:formula="of:=[.B348]/[.A348]" office:value-type="float" office:value="1.00980392156863">
            <text:p>1.0098039216</text:p>
          </table:table-cell>
          <table:table-cell office:value-type="float" office:value="311">
            <text:p>311</text:p>
          </table:table-cell>
          <table:table-cell table:formula="of:=[.D348]/[.A348]" office:value-type="float" office:value="1.01633986928105">
            <text:p>1.0163398693</text:p>
          </table:table-cell>
          <table:table-cell office:value-type="float" office:value="403">
            <text:p>403</text:p>
          </table:table-cell>
          <table:table-cell table:formula="of:=[.F348]/[.A348]" office:value-type="float" office:value="1.31699346405229">
            <text:p>1.3169934641</text:p>
          </table:table-cell>
          <table:table-cell office:value-type="float" office:value="314">
            <text:p>314</text:p>
          </table:table-cell>
          <table:table-cell table:formula="of:=[.H348]/[.A348]" office:value-type="float" office:value="1.02614379084967">
            <text:p>1.0261437908</text:p>
          </table:table-cell>
        </table:table-row>
        <table:table-row table:style-name="ro1">
          <table:table-cell table:number-columns-repeated="2" office:value-type="float" office:value="95">
            <text:p>95</text:p>
          </table:table-cell>
          <table:table-cell table:formula="of:=[.B349]/[.A349]" office:value-type="float" office:value="1">
            <text:p>1</text:p>
          </table:table-cell>
          <table:table-cell office:value-type="float" office:value="98">
            <text:p>98</text:p>
          </table:table-cell>
          <table:table-cell table:formula="of:=[.D349]/[.A349]" office:value-type="float" office:value="1.03157894736842">
            <text:p>1.0315789474</text:p>
          </table:table-cell>
          <table:table-cell office:value-type="float" office:value="110">
            <text:p>110</text:p>
          </table:table-cell>
          <table:table-cell table:formula="of:=[.F349]/[.A349]" office:value-type="float" office:value="1.15789473684211">
            <text:p>1.1578947368</text:p>
          </table:table-cell>
          <table:table-cell office:value-type="float" office:value="98">
            <text:p>98</text:p>
          </table:table-cell>
          <table:table-cell table:formula="of:=[.H349]/[.A349]" office:value-type="float" office:value="1.03157894736842">
            <text:p>1.031578947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71">
            <text:p>271</text:p>
          </table:table-cell>
          <table:table-cell table:formula="of:=[.B350]/[.A350]" office:value-type="float" office:value="1.02264150943396">
            <text:p>1.0226415094</text:p>
          </table:table-cell>
          <table:table-cell office:value-type="float" office:value="270">
            <text:p>270</text:p>
          </table:table-cell>
          <table:table-cell table:formula="of:=[.D350]/[.A350]" office:value-type="float" office:value="1.0188679245283">
            <text:p>1.0188679245</text:p>
          </table:table-cell>
          <table:table-cell office:value-type="float" office:value="340">
            <text:p>340</text:p>
          </table:table-cell>
          <table:table-cell table:formula="of:=[.F350]/[.A350]" office:value-type="float" office:value="1.28301886792453">
            <text:p>1.2830188679</text:p>
          </table:table-cell>
          <table:table-cell office:value-type="float" office:value="276">
            <text:p>276</text:p>
          </table:table-cell>
          <table:table-cell table:formula="of:=[.H350]/[.A350]" office:value-type="float" office:value="1.04150943396226">
            <text:p>1.04150943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32">
            <text:p>132</text:p>
          </table:table-cell>
          <table:table-cell table:formula="of:=[.B351]/[.A351]" office:value-type="float" office:value="1.03125">
            <text:p>1.03125</text:p>
          </table:table-cell>
          <table:table-cell office:value-type="float" office:value="134">
            <text:p>134</text:p>
          </table:table-cell>
          <table:table-cell table:formula="of:=[.D351]/[.A351]" office:value-type="float" office:value="1.046875">
            <text:p>1.046875</text:p>
          </table:table-cell>
          <table:table-cell office:value-type="float" office:value="132">
            <text:p>132</text:p>
          </table:table-cell>
          <table:table-cell table:formula="of:=[.F351]/[.A351]" office:value-type="float" office:value="1.03125">
            <text:p>1.03125</text:p>
          </table:table-cell>
          <table:table-cell office:value-type="float" office:value="131">
            <text:p>131</text:p>
          </table:table-cell>
          <table:table-cell table:formula="of:=[.H351]/[.A351]" office:value-type="float" office:value="1.0234375">
            <text:p>1.023437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8">
            <text:p>188</text:p>
          </table:table-cell>
          <table:table-cell table:formula="of:=[.B352]/[.A352]" office:value-type="float" office:value="1.02173913043478">
            <text:p>1.0217391304</text:p>
          </table:table-cell>
          <table:table-cell office:value-type="float" office:value="186">
            <text:p>186</text:p>
          </table:table-cell>
          <table:table-cell table:formula="of:=[.D352]/[.A352]" office:value-type="float" office:value="1.01086956521739">
            <text:p>1.0108695652</text:p>
          </table:table-cell>
          <table:table-cell office:value-type="float" office:value="212">
            <text:p>212</text:p>
          </table:table-cell>
          <table:table-cell table:formula="of:=[.F352]/[.A352]" office:value-type="float" office:value="1.15217391304348">
            <text:p>1.152173913</text:p>
          </table:table-cell>
          <table:table-cell office:value-type="float" office:value="184">
            <text:p>184</text:p>
          </table:table-cell>
          <table:table-cell table:formula="of:=[.H352]/[.A352]" office:value-type="float" office:value="1">
            <text:p>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6">
            <text:p>146</text:p>
          </table:table-cell>
          <table:table-cell table:formula="of:=[.B353]/[.A353]" office:value-type="float" office:value="1.04285714285714">
            <text:p>1.0428571429</text:p>
          </table:table-cell>
          <table:table-cell office:value-type="float" office:value="143">
            <text:p>143</text:p>
          </table:table-cell>
          <table:table-cell table:formula="of:=[.D353]/[.A353]" office:value-type="float" office:value="1.02142857142857">
            <text:p>1.0214285714</text:p>
          </table:table-cell>
          <table:table-cell office:value-type="float" office:value="148">
            <text:p>148</text:p>
          </table:table-cell>
          <table:table-cell table:formula="of:=[.F353]/[.A353]" office:value-type="float" office:value="1.05714285714286">
            <text:p>1.0571428571</text:p>
          </table:table-cell>
          <table:table-cell office:value-type="float" office:value="139">
            <text:p>139</text:p>
          </table:table-cell>
          <table:table-cell table:formula="of:=[.H353]/[.A353]" office:value-type="float" office:value="0.992857142857143">
            <text:p>0.992857142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formula="of:=[.B354]/[.A354]" office:value-type="float" office:value="1.02380952380952">
            <text:p>1.0238095238</text:p>
          </table:table-cell>
          <table:table-cell office:value-type="float" office:value="87">
            <text:p>87</text:p>
          </table:table-cell>
          <table:table-cell table:formula="of:=[.D354]/[.A354]" office:value-type="float" office:value="1.03571428571429">
            <text:p>1.0357142857</text:p>
          </table:table-cell>
          <table:table-cell office:value-type="float" office:value="131">
            <text:p>131</text:p>
          </table:table-cell>
          <table:table-cell table:formula="of:=[.F354]/[.A354]" office:value-type="float" office:value="1.55952380952381">
            <text:p>1.5595238095</text:p>
          </table:table-cell>
          <table:table-cell office:value-type="float" office:value="85">
            <text:p>85</text:p>
          </table:table-cell>
          <table:table-cell table:formula="of:=[.H354]/[.A354]" office:value-type="float" office:value="1.01190476190476">
            <text:p>1.011904761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table:formula="of:=[.B355]/[.A355]" office:value-type="float" office:value="1.01342281879195">
            <text:p>1.0134228188</text:p>
          </table:table-cell>
          <table:table-cell office:value-type="float" office:value="149">
            <text:p>149</text:p>
          </table:table-cell>
          <table:table-cell table:formula="of:=[.D355]/[.A355]" office:value-type="float" office:value="1">
            <text:p>1</text:p>
          </table:table-cell>
          <table:table-cell office:value-type="float" office:value="190">
            <text:p>190</text:p>
          </table:table-cell>
          <table:table-cell table:formula="of:=[.F355]/[.A355]" office:value-type="float" office:value="1.2751677852349">
            <text:p>1.2751677852</text:p>
          </table:table-cell>
          <table:table-cell office:value-type="float" office:value="147">
            <text:p>147</text:p>
          </table:table-cell>
          <table:table-cell table:formula="of:=[.H355]/[.A355]" office:value-type="float" office:value="0.986577181208054">
            <text:p>0.986577181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formula="of:=[.B356]/[.A356]" office:value-type="float" office:value="1.01694915254237">
            <text:p>1.0169491525</text:p>
          </table:table-cell>
          <table:table-cell office:value-type="float" office:value="300">
            <text:p>300</text:p>
          </table:table-cell>
          <table:table-cell table:formula="of:=[.D356]/[.A356]" office:value-type="float" office:value="1.01694915254237">
            <text:p>1.0169491525</text:p>
          </table:table-cell>
          <table:table-cell office:value-type="float" office:value="490">
            <text:p>490</text:p>
          </table:table-cell>
          <table:table-cell table:formula="of:=[.F356]/[.A356]" office:value-type="float" office:value="1.66101694915254">
            <text:p>1.6610169492</text:p>
          </table:table-cell>
          <table:table-cell office:value-type="float" office:value="297">
            <text:p>297</text:p>
          </table:table-cell>
          <table:table-cell table:formula="of:=[.H356]/[.A356]" office:value-type="float" office:value="1.00677966101695">
            <text:p>1.00677966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17">
            <text:p>217</text:p>
          </table:table-cell>
          <table:table-cell table:formula="of:=[.B357]/[.A357]" office:value-type="float" office:value="1.03333333333333">
            <text:p>1.0333333333</text:p>
          </table:table-cell>
          <table:table-cell office:value-type="float" office:value="217">
            <text:p>217</text:p>
          </table:table-cell>
          <table:table-cell table:formula="of:=[.D357]/[.A357]" office:value-type="float" office:value="1.03333333333333">
            <text:p>1.0333333333</text:p>
          </table:table-cell>
          <table:table-cell office:value-type="float" office:value="322">
            <text:p>322</text:p>
          </table:table-cell>
          <table:table-cell table:formula="of:=[.F357]/[.A357]" office:value-type="float" office:value="1.53333333333333">
            <text:p>1.5333333333</text:p>
          </table:table-cell>
          <table:table-cell office:value-type="float" office:value="224">
            <text:p>224</text:p>
          </table:table-cell>
          <table:table-cell table:formula="of:=[.H357]/[.A357]" office:value-type="float" office:value="1.06666666666667">
            <text:p>1.066666666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73">
            <text:p>273</text:p>
          </table:table-cell>
          <table:table-cell table:formula="of:=[.B358]/[.A358]" office:value-type="float" office:value="1.01486988847584">
            <text:p>1.0148698885</text:p>
          </table:table-cell>
          <table:table-cell office:value-type="float" office:value="276">
            <text:p>276</text:p>
          </table:table-cell>
          <table:table-cell table:formula="of:=[.D358]/[.A358]" office:value-type="float" office:value="1.02602230483271">
            <text:p>1.0260223048</text:p>
          </table:table-cell>
          <table:table-cell office:value-type="float" office:value="377">
            <text:p>377</text:p>
          </table:table-cell>
          <table:table-cell table:formula="of:=[.F358]/[.A358]" office:value-type="float" office:value="1.40148698884758">
            <text:p>1.4014869888</text:p>
          </table:table-cell>
          <table:table-cell office:value-type="float" office:value="272">
            <text:p>272</text:p>
          </table:table-cell>
          <table:table-cell table:formula="of:=[.H358]/[.A358]" office:value-type="float" office:value="1.01115241635688">
            <text:p>1.011152416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table:formula="of:=[.B359]/[.A359]" office:value-type="float" office:value="0.994818652849741">
            <text:p>0.9948186528</text:p>
          </table:table-cell>
          <table:table-cell office:value-type="float" office:value="195">
            <text:p>195</text:p>
          </table:table-cell>
          <table:table-cell table:formula="of:=[.D359]/[.A359]" office:value-type="float" office:value="1.01036269430052">
            <text:p>1.0103626943</text:p>
          </table:table-cell>
          <table:table-cell office:value-type="float" office:value="243">
            <text:p>243</text:p>
          </table:table-cell>
          <table:table-cell table:formula="of:=[.F359]/[.A359]" office:value-type="float" office:value="1.25906735751295">
            <text:p>1.2590673575</text:p>
          </table:table-cell>
          <table:table-cell office:value-type="float" office:value="192">
            <text:p>192</text:p>
          </table:table-cell>
          <table:table-cell table:formula="of:=[.H359]/[.A359]" office:value-type="float" office:value="0.994818652849741">
            <text:p>0.9948186528</text:p>
          </table:table-cell>
        </table:table-row>
        <table:table-row table:style-name="ro1">
          <table:table-cell table:number-columns-repeated="2" office:value-type="float" office:value="98">
            <text:p>98</text:p>
          </table:table-cell>
          <table:table-cell table:formula="of:=[.B360]/[.A360]" office:value-type="float" office:value="1">
            <text:p>1</text:p>
          </table:table-cell>
          <table:table-cell office:value-type="float" office:value="97">
            <text:p>97</text:p>
          </table:table-cell>
          <table:table-cell table:formula="of:=[.D360]/[.A360]" office:value-type="float" office:value="0.989795918367347">
            <text:p>0.9897959184</text:p>
          </table:table-cell>
          <table:table-cell office:value-type="float" office:value="116">
            <text:p>116</text:p>
          </table:table-cell>
          <table:table-cell table:formula="of:=[.F360]/[.A360]" office:value-type="float" office:value="1.18367346938776">
            <text:p>1.1836734694</text:p>
          </table:table-cell>
          <table:table-cell office:value-type="float" office:value="100">
            <text:p>100</text:p>
          </table:table-cell>
          <table:table-cell table:formula="of:=[.H360]/[.A360]" office:value-type="float" office:value="1.02040816326531">
            <text:p>1.0204081633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541">
            <text:p>541</text:p>
          </table:table-cell>
          <table:table-cell table:formula="of:=[.B361]/[.A361]" office:value-type="float" office:value="1.00371057513915">
            <text:p>1.0037105751</text:p>
          </table:table-cell>
          <table:table-cell office:value-type="float" office:value="546">
            <text:p>546</text:p>
          </table:table-cell>
          <table:table-cell table:formula="of:=[.D361]/[.A361]" office:value-type="float" office:value="1.01298701298701">
            <text:p>1.012987013</text:p>
          </table:table-cell>
          <table:table-cell office:value-type="float" office:value="466">
            <text:p>466</text:p>
          </table:table-cell>
          <table:table-cell table:formula="of:=[.F361]/[.A361]" office:value-type="float" office:value="0.86456400742115">
            <text:p>0.8645640074</text:p>
          </table:table-cell>
          <table:table-cell office:value-type="float" office:value="547">
            <text:p>547</text:p>
          </table:table-cell>
          <table:table-cell table:formula="of:=[.H361]/[.A361]" office:value-type="float" office:value="1.01484230055659">
            <text:p>1.014842300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table:formula="of:=[.B362]/[.A362]" office:value-type="float" office:value="1.01351351351351">
            <text:p>1.0135135135</text:p>
          </table:table-cell>
          <table:table-cell office:value-type="float" office:value="148">
            <text:p>148</text:p>
          </table:table-cell>
          <table:table-cell table:formula="of:=[.D362]/[.A362]" office:value-type="float" office:value="1">
            <text:p>1</text:p>
          </table:table-cell>
          <table:table-cell office:value-type="float" office:value="161">
            <text:p>161</text:p>
          </table:table-cell>
          <table:table-cell table:formula="of:=[.F362]/[.A362]" office:value-type="float" office:value="1.08783783783784">
            <text:p>1.0878378378</text:p>
          </table:table-cell>
          <table:table-cell office:value-type="float" office:value="151">
            <text:p>151</text:p>
          </table:table-cell>
          <table:table-cell table:formula="of:=[.H362]/[.A362]" office:value-type="float" office:value="1.02027027027027">
            <text:p>1.0202702703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470">
            <text:p>470</text:p>
          </table:table-cell>
          <table:table-cell table:formula="of:=[.B363]/[.A363]" office:value-type="float" office:value="1.00858369098712">
            <text:p>1.008583691</text:p>
          </table:table-cell>
          <table:table-cell office:value-type="float" office:value="469">
            <text:p>469</text:p>
          </table:table-cell>
          <table:table-cell table:formula="of:=[.D363]/[.A363]" office:value-type="float" office:value="1.00643776824034">
            <text:p>1.0064377682</text:p>
          </table:table-cell>
          <table:table-cell office:value-type="float" office:value="725">
            <text:p>725</text:p>
          </table:table-cell>
          <table:table-cell table:formula="of:=[.F363]/[.A363]" office:value-type="float" office:value="1.55579399141631">
            <text:p>1.5557939914</text:p>
          </table:table-cell>
          <table:table-cell office:value-type="float" office:value="470">
            <text:p>470</text:p>
          </table:table-cell>
          <table:table-cell table:formula="of:=[.H363]/[.A363]" office:value-type="float" office:value="1.00858369098712">
            <text:p>1.008583691</text:p>
          </table:table-cell>
        </table:table-row>
        <table:table-row table:style-name="ro1">
          <table:table-cell table:number-columns-repeated="2" office:value-type="float" office:value="150">
            <text:p>150</text:p>
          </table:table-cell>
          <table:table-cell table:formula="of:=[.B364]/[.A364]" office:value-type="float" office:value="1">
            <text:p>1</text:p>
          </table:table-cell>
          <table:table-cell office:value-type="float" office:value="154">
            <text:p>154</text:p>
          </table:table-cell>
          <table:table-cell table:formula="of:=[.D364]/[.A364]" office:value-type="float" office:value="1.02666666666667">
            <text:p>1.0266666667</text:p>
          </table:table-cell>
          <table:table-cell office:value-type="float" office:value="168">
            <text:p>168</text:p>
          </table:table-cell>
          <table:table-cell table:formula="of:=[.F364]/[.A364]" office:value-type="float" office:value="1.12">
            <text:p>1.12</text:p>
          </table:table-cell>
          <table:table-cell office:value-type="float" office:value="153">
            <text:p>153</text:p>
          </table:table-cell>
          <table:table-cell table:formula="of:=[.H364]/[.A364]" office:value-type="float" office:value="1.02">
            <text:p>1.0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table:formula="of:=[.B365]/[.A365]" office:value-type="float" office:value="1.02173913043478">
            <text:p>1.0217391304</text:p>
          </table:table-cell>
          <table:table-cell office:value-type="float" office:value="140">
            <text:p>140</text:p>
          </table:table-cell>
          <table:table-cell table:formula="of:=[.D365]/[.A365]" office:value-type="float" office:value="1.01449275362319">
            <text:p>1.0144927536</text:p>
          </table:table-cell>
          <table:table-cell office:value-type="float" office:value="145">
            <text:p>145</text:p>
          </table:table-cell>
          <table:table-cell table:formula="of:=[.F365]/[.A365]" office:value-type="float" office:value="1.05072463768116">
            <text:p>1.0507246377</text:p>
          </table:table-cell>
          <table:table-cell office:value-type="float" office:value="138">
            <text:p>138</text:p>
          </table:table-cell>
          <table:table-cell table:formula="of:=[.H365]/[.A365]" office:value-type="float" office:value="1">
            <text:p>1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370">
            <text:p>370</text:p>
          </table:table-cell>
          <table:table-cell table:formula="of:=[.B366]/[.A366]" office:value-type="float" office:value="1.02493074792244">
            <text:p>1.0249307479</text:p>
          </table:table-cell>
          <table:table-cell office:value-type="float" office:value="368">
            <text:p>368</text:p>
          </table:table-cell>
          <table:table-cell table:formula="of:=[.D366]/[.A366]" office:value-type="float" office:value="1.01939058171745">
            <text:p>1.0193905817</text:p>
          </table:table-cell>
          <table:table-cell office:value-type="float" office:value="432">
            <text:p>432</text:p>
          </table:table-cell>
          <table:table-cell table:formula="of:=[.F366]/[.A366]" office:value-type="float" office:value="1.19667590027701">
            <text:p>1.1966759003</text:p>
          </table:table-cell>
          <table:table-cell office:value-type="float" office:value="374">
            <text:p>374</text:p>
          </table:table-cell>
          <table:table-cell table:formula="of:=[.H366]/[.A366]" office:value-type="float" office:value="1.03601108033241">
            <text:p>1.0360110803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21">
            <text:p>421</text:p>
          </table:table-cell>
          <table:table-cell table:formula="of:=[.B367]/[.A367]" office:value-type="float" office:value="1.00717703349282">
            <text:p>1.0071770335</text:p>
          </table:table-cell>
          <table:table-cell office:value-type="float" office:value="422">
            <text:p>422</text:p>
          </table:table-cell>
          <table:table-cell table:formula="of:=[.D367]/[.A367]" office:value-type="float" office:value="1.00956937799043">
            <text:p>1.009569378</text:p>
          </table:table-cell>
          <table:table-cell office:value-type="float" office:value="654">
            <text:p>654</text:p>
          </table:table-cell>
          <table:table-cell table:formula="of:=[.F367]/[.A367]" office:value-type="float" office:value="1.56459330143541">
            <text:p>1.5645933014</text:p>
          </table:table-cell>
          <table:table-cell office:value-type="float" office:value="426">
            <text:p>426</text:p>
          </table:table-cell>
          <table:table-cell table:formula="of:=[.H367]/[.A367]" office:value-type="float" office:value="1.01913875598086">
            <text:p>1.019138756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858">
            <text:p>858</text:p>
          </table:table-cell>
          <table:table-cell table:formula="of:=[.B368]/[.A368]" office:value-type="float" office:value="1.00941176470588">
            <text:p>1.0094117647</text:p>
          </table:table-cell>
          <table:table-cell office:value-type="float" office:value="856">
            <text:p>856</text:p>
          </table:table-cell>
          <table:table-cell table:formula="of:=[.D368]/[.A368]" office:value-type="float" office:value="1.00705882352941">
            <text:p>1.0070588235</text:p>
          </table:table-cell>
          <table:table-cell office:value-type="float" office:value="827">
            <text:p>827</text:p>
          </table:table-cell>
          <table:table-cell table:formula="of:=[.F368]/[.A368]" office:value-type="float" office:value="0.972941176470588">
            <text:p>0.9729411765</text:p>
          </table:table-cell>
          <table:table-cell office:value-type="float" office:value="867">
            <text:p>867</text:p>
          </table:table-cell>
          <table:table-cell table:formula="of:=[.H368]/[.A368]" office:value-type="float" office:value="1.02">
            <text:p>1.0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table:formula="of:=[.B369]/[.A369]" office:value-type="float" office:value="1.0126582278481">
            <text:p>1.0126582278</text:p>
          </table:table-cell>
          <table:table-cell office:value-type="float" office:value="161">
            <text:p>161</text:p>
          </table:table-cell>
          <table:table-cell table:formula="of:=[.D369]/[.A369]" office:value-type="float" office:value="1.01898734177215">
            <text:p>1.0189873418</text:p>
          </table:table-cell>
          <table:table-cell office:value-type="float" office:value="159">
            <text:p>159</text:p>
          </table:table-cell>
          <table:table-cell table:formula="of:=[.F369]/[.A369]" office:value-type="float" office:value="1.00632911392405">
            <text:p>1.0063291139</text:p>
          </table:table-cell>
          <table:table-cell office:value-type="float" office:value="160">
            <text:p>160</text:p>
          </table:table-cell>
          <table:table-cell table:formula="of:=[.H369]/[.A369]" office:value-type="float" office:value="1.0126582278481">
            <text:p>1.0126582278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444">
            <text:p>444</text:p>
          </table:table-cell>
          <table:table-cell table:formula="of:=[.B370]/[.A370]" office:value-type="float" office:value="1.01834862385321">
            <text:p>1.0183486239</text:p>
          </table:table-cell>
          <table:table-cell office:value-type="float" office:value="443">
            <text:p>443</text:p>
          </table:table-cell>
          <table:table-cell table:formula="of:=[.D370]/[.A370]" office:value-type="float" office:value="1.01605504587156">
            <text:p>1.0160550459</text:p>
          </table:table-cell>
          <table:table-cell office:value-type="float" office:value="413">
            <text:p>413</text:p>
          </table:table-cell>
          <table:table-cell table:formula="of:=[.F370]/[.A370]" office:value-type="float" office:value="0.947247706422018">
            <text:p>0.9472477064</text:p>
          </table:table-cell>
          <table:table-cell office:value-type="float" office:value="440">
            <text:p>440</text:p>
          </table:table-cell>
          <table:table-cell table:formula="of:=[.H370]/[.A370]" office:value-type="float" office:value="1.00917431192661">
            <text:p>1.0091743119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582">
            <text:p>582</text:p>
          </table:table-cell>
          <table:table-cell table:formula="of:=[.B371]/[.A371]" office:value-type="float" office:value="0.996575342465753">
            <text:p>0.9965753425</text:p>
          </table:table-cell>
          <table:table-cell office:value-type="float" office:value="579">
            <text:p>579</text:p>
          </table:table-cell>
          <table:table-cell table:formula="of:=[.D371]/[.A371]" office:value-type="float" office:value="0.991438356164383">
            <text:p>0.9914383562</text:p>
          </table:table-cell>
          <table:table-cell office:value-type="float" office:value="592">
            <text:p>592</text:p>
          </table:table-cell>
          <table:table-cell table:formula="of:=[.F371]/[.A371]" office:value-type="float" office:value="1.01369863013699">
            <text:p>1.0136986301</text:p>
          </table:table-cell>
          <table:table-cell office:value-type="float" office:value="581">
            <text:p>581</text:p>
          </table:table-cell>
          <table:table-cell table:formula="of:=[.H371]/[.A371]" office:value-type="float" office:value="0.99486301369863">
            <text:p>0.994863013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04">
            <text:p>304</text:p>
          </table:table-cell>
          <table:table-cell table:formula="of:=[.B372]/[.A372]" office:value-type="float" office:value="1.02013422818792">
            <text:p>1.0201342282</text:p>
          </table:table-cell>
          <table:table-cell office:value-type="float" office:value="305">
            <text:p>305</text:p>
          </table:table-cell>
          <table:table-cell table:formula="of:=[.D372]/[.A372]" office:value-type="float" office:value="1.02348993288591">
            <text:p>1.0234899329</text:p>
          </table:table-cell>
          <table:table-cell office:value-type="float" office:value="339">
            <text:p>339</text:p>
          </table:table-cell>
          <table:table-cell table:formula="of:=[.F372]/[.A372]" office:value-type="float" office:value="1.13758389261745">
            <text:p>1.1375838926</text:p>
          </table:table-cell>
          <table:table-cell office:value-type="float" office:value="304">
            <text:p>304</text:p>
          </table:table-cell>
          <table:table-cell table:formula="of:=[.H372]/[.A372]" office:value-type="float" office:value="1.02013422818792">
            <text:p>1.0201342282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636">
            <text:p>636</text:p>
          </table:table-cell>
          <table:table-cell table:formula="of:=[.B373]/[.A373]" office:value-type="float" office:value="1.01597444089457">
            <text:p>1.0159744409</text:p>
          </table:table-cell>
          <table:table-cell office:value-type="float" office:value="631">
            <text:p>631</text:p>
          </table:table-cell>
          <table:table-cell table:formula="of:=[.D373]/[.A373]" office:value-type="float" office:value="1.00798722044728">
            <text:p>1.0079872204</text:p>
          </table:table-cell>
          <table:table-cell office:value-type="float" office:value="427">
            <text:p>427</text:p>
          </table:table-cell>
          <table:table-cell table:formula="of:=[.F373]/[.A373]" office:value-type="float" office:value="0.682108626198083">
            <text:p>0.6821086262</text:p>
          </table:table-cell>
          <table:table-cell office:value-type="float" office:value="629">
            <text:p>629</text:p>
          </table:table-cell>
          <table:table-cell table:formula="of:=[.H373]/[.A373]" office:value-type="float" office:value="1.00479233226837">
            <text:p>1.004792332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376">
            <text:p>376</text:p>
          </table:table-cell>
          <table:table-cell table:formula="of:=[.B374]/[.A374]" office:value-type="float" office:value="1.0189701897019">
            <text:p>1.0189701897</text:p>
          </table:table-cell>
          <table:table-cell office:value-type="float" office:value="376">
            <text:p>376</text:p>
          </table:table-cell>
          <table:table-cell table:formula="of:=[.D374]/[.A374]" office:value-type="float" office:value="1.0189701897019">
            <text:p>1.0189701897</text:p>
          </table:table-cell>
          <table:table-cell office:value-type="float" office:value="411">
            <text:p>411</text:p>
          </table:table-cell>
          <table:table-cell table:formula="of:=[.F374]/[.A374]" office:value-type="float" office:value="1.11382113821138">
            <text:p>1.1138211382</text:p>
          </table:table-cell>
          <table:table-cell office:value-type="float" office:value="375">
            <text:p>375</text:p>
          </table:table-cell>
          <table:table-cell table:formula="of:=[.H374]/[.A374]" office:value-type="float" office:value="1.01626016260163">
            <text:p>1.016260162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99">
            <text:p>199</text:p>
          </table:table-cell>
          <table:table-cell table:formula="of:=[.B375]/[.A375]" office:value-type="float" office:value="1.03108808290155">
            <text:p>1.0310880829</text:p>
          </table:table-cell>
          <table:table-cell office:value-type="float" office:value="197">
            <text:p>197</text:p>
          </table:table-cell>
          <table:table-cell table:formula="of:=[.D375]/[.A375]" office:value-type="float" office:value="1.02072538860104">
            <text:p>1.0207253886</text:p>
          </table:table-cell>
          <table:table-cell office:value-type="float" office:value="278">
            <text:p>278</text:p>
          </table:table-cell>
          <table:table-cell table:formula="of:=[.F375]/[.A375]" office:value-type="float" office:value="1.44041450777202">
            <text:p>1.4404145078</text:p>
          </table:table-cell>
          <table:table-cell office:value-type="float" office:value="195">
            <text:p>195</text:p>
          </table:table-cell>
          <table:table-cell table:formula="of:=[.H375]/[.A375]" office:value-type="float" office:value="1.01036269430052">
            <text:p>1.010362694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32">
            <text:p>232</text:p>
          </table:table-cell>
          <table:table-cell table:formula="of:=[.B376]/[.A376]" office:value-type="float" office:value="1.01310043668122">
            <text:p>1.0131004367</text:p>
          </table:table-cell>
          <table:table-cell office:value-type="float" office:value="234">
            <text:p>234</text:p>
          </table:table-cell>
          <table:table-cell table:formula="of:=[.D376]/[.A376]" office:value-type="float" office:value="1.02183406113537">
            <text:p>1.0218340611</text:p>
          </table:table-cell>
          <table:table-cell office:value-type="float" office:value="405">
            <text:p>405</text:p>
          </table:table-cell>
          <table:table-cell table:formula="of:=[.F376]/[.A376]" office:value-type="float" office:value="1.76855895196507">
            <text:p>1.768558952</text:p>
          </table:table-cell>
          <table:table-cell office:value-type="float" office:value="232">
            <text:p>232</text:p>
          </table:table-cell>
          <table:table-cell table:formula="of:=[.H376]/[.A376]" office:value-type="float" office:value="1.01310043668122">
            <text:p>1.0131004367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340">
            <text:p>340</text:p>
          </table:table-cell>
          <table:table-cell table:formula="of:=[.B377]/[.A377]" office:value-type="float" office:value="1.01190476190476">
            <text:p>1.0119047619</text:p>
          </table:table-cell>
          <table:table-cell office:value-type="float" office:value="347">
            <text:p>347</text:p>
          </table:table-cell>
          <table:table-cell table:formula="of:=[.D377]/[.A377]" office:value-type="float" office:value="1.0327380952381">
            <text:p>1.0327380952</text:p>
          </table:table-cell>
          <table:table-cell office:value-type="float" office:value="484">
            <text:p>484</text:p>
          </table:table-cell>
          <table:table-cell table:formula="of:=[.F377]/[.A377]" office:value-type="float" office:value="1.44047619047619">
            <text:p>1.4404761905</text:p>
          </table:table-cell>
          <table:table-cell office:value-type="float" office:value="339">
            <text:p>339</text:p>
          </table:table-cell>
          <table:table-cell table:formula="of:=[.H377]/[.A377]" office:value-type="float" office:value="1.00892857142857">
            <text:p>1.008928571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table:formula="of:=[.B378]/[.A378]" office:value-type="float" office:value="1.00763358778626">
            <text:p>1.0076335878</text:p>
          </table:table-cell>
          <table:table-cell office:value-type="float" office:value="137">
            <text:p>137</text:p>
          </table:table-cell>
          <table:table-cell table:formula="of:=[.D378]/[.A378]" office:value-type="float" office:value="1.04580152671756">
            <text:p>1.0458015267</text:p>
          </table:table-cell>
          <table:table-cell office:value-type="float" office:value="131">
            <text:p>131</text:p>
          </table:table-cell>
          <table:table-cell table:formula="of:=[.F378]/[.A378]" office:value-type="float" office:value="1">
            <text:p>1</text:p>
          </table:table-cell>
          <table:table-cell office:value-type="float" office:value="132">
            <text:p>132</text:p>
          </table:table-cell>
          <table:table-cell table:formula="of:=[.H378]/[.A378]" office:value-type="float" office:value="1.00763358778626">
            <text:p>1.007633587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6">
            <text:p>186</text:p>
          </table:table-cell>
          <table:table-cell table:formula="of:=[.B379]/[.A379]" office:value-type="float" office:value="1.02762430939227">
            <text:p>1.0276243094</text:p>
          </table:table-cell>
          <table:table-cell office:value-type="float" office:value="190">
            <text:p>190</text:p>
          </table:table-cell>
          <table:table-cell table:formula="of:=[.D379]/[.A379]" office:value-type="float" office:value="1.04972375690608">
            <text:p>1.0497237569</text:p>
          </table:table-cell>
          <table:table-cell office:value-type="float" office:value="187">
            <text:p>187</text:p>
          </table:table-cell>
          <table:table-cell table:formula="of:=[.F379]/[.A379]" office:value-type="float" office:value="1.03314917127072">
            <text:p>1.0331491713</text:p>
          </table:table-cell>
          <table:table-cell office:value-type="float" office:value="183">
            <text:p>183</text:p>
          </table:table-cell>
          <table:table-cell table:formula="of:=[.H379]/[.A379]" office:value-type="float" office:value="1.01104972375691">
            <text:p>1.0110497238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office:value-type="float" office:value="1705">
            <text:p>1705</text:p>
          </table:table-cell>
          <table:table-cell table:formula="of:=[.B380]/[.A380]" office:value-type="float" office:value="1.01066982809721">
            <text:p>1.0106698281</text:p>
          </table:table-cell>
          <table:table-cell office:value-type="float" office:value="1731">
            <text:p>1731</text:p>
          </table:table-cell>
          <table:table-cell table:formula="of:=[.D380]/[.A380]" office:value-type="float" office:value="1.02608180201541">
            <text:p>1.026081802</text:p>
          </table:table-cell>
          <table:table-cell office:value-type="float" office:value="2903">
            <text:p>2903</text:p>
          </table:table-cell>
          <table:table-cell table:formula="of:=[.F380]/[.A380]" office:value-type="float" office:value="1.72080616478957">
            <text:p>1.7208061648</text:p>
          </table:table-cell>
          <table:table-cell office:value-type="float" office:value="1698">
            <text:p>1698</text:p>
          </table:table-cell>
          <table:table-cell table:formula="of:=[.H380]/[.A380]" office:value-type="float" office:value="1.00652045050385">
            <text:p>1.006520450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02">
            <text:p>202</text:p>
          </table:table-cell>
          <table:table-cell table:formula="of:=[.B381]/[.A381]" office:value-type="float" office:value="1.01507537688442">
            <text:p>1.0150753769</text:p>
          </table:table-cell>
          <table:table-cell office:value-type="float" office:value="205">
            <text:p>205</text:p>
          </table:table-cell>
          <table:table-cell table:formula="of:=[.D381]/[.A381]" office:value-type="float" office:value="1.03015075376884">
            <text:p>1.0301507538</text:p>
          </table:table-cell>
          <table:table-cell office:value-type="float" office:value="210">
            <text:p>210</text:p>
          </table:table-cell>
          <table:table-cell table:formula="of:=[.F381]/[.A381]" office:value-type="float" office:value="1.05527638190955">
            <text:p>1.0552763819</text:p>
          </table:table-cell>
          <table:table-cell office:value-type="float" office:value="202">
            <text:p>202</text:p>
          </table:table-cell>
          <table:table-cell table:formula="of:=[.H381]/[.A381]" office:value-type="float" office:value="1.01507537688442">
            <text:p>1.015075376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91">
            <text:p>191</text:p>
          </table:table-cell>
          <table:table-cell table:formula="of:=[.B382]/[.A382]" office:value-type="float" office:value="1.02139037433155">
            <text:p>1.0213903743</text:p>
          </table:table-cell>
          <table:table-cell office:value-type="float" office:value="190">
            <text:p>190</text:p>
          </table:table-cell>
          <table:table-cell table:formula="of:=[.D382]/[.A382]" office:value-type="float" office:value="1.01604278074866">
            <text:p>1.0160427807</text:p>
          </table:table-cell>
          <table:table-cell office:value-type="float" office:value="262">
            <text:p>262</text:p>
          </table:table-cell>
          <table:table-cell table:formula="of:=[.F382]/[.A382]" office:value-type="float" office:value="1.40106951871658">
            <text:p>1.4010695187</text:p>
          </table:table-cell>
          <table:table-cell office:value-type="float" office:value="189">
            <text:p>189</text:p>
          </table:table-cell>
          <table:table-cell table:formula="of:=[.H382]/[.A382]" office:value-type="float" office:value="1.01069518716578">
            <text:p>1.0106951872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32">
            <text:p>332</text:p>
          </table:table-cell>
          <table:table-cell table:formula="of:=[.B383]/[.A383]" office:value-type="float" office:value="1.00302114803625">
            <text:p>1.003021148</text:p>
          </table:table-cell>
          <table:table-cell office:value-type="float" office:value="329">
            <text:p>329</text:p>
          </table:table-cell>
          <table:table-cell table:formula="of:=[.D383]/[.A383]" office:value-type="float" office:value="0.993957703927492">
            <text:p>0.9939577039</text:p>
          </table:table-cell>
          <table:table-cell office:value-type="float" office:value="409">
            <text:p>409</text:p>
          </table:table-cell>
          <table:table-cell table:formula="of:=[.F383]/[.A383]" office:value-type="float" office:value="1.23564954682779">
            <text:p>1.2356495468</text:p>
          </table:table-cell>
          <table:table-cell office:value-type="float" office:value="336">
            <text:p>336</text:p>
          </table:table-cell>
          <table:table-cell table:formula="of:=[.H383]/[.A383]" office:value-type="float" office:value="1.01510574018127">
            <text:p>1.0151057402</text:p>
          </table:table-cell>
        </table:table-row>
        <table:table-row table:style-name="ro1">
          <table:table-cell table:number-columns-repeated="2" office:value-type="float" office:value="154">
            <text:p>154</text:p>
          </table:table-cell>
          <table:table-cell table:formula="of:=[.B384]/[.A384]" office:value-type="float" office:value="1">
            <text:p>1</text:p>
          </table:table-cell>
          <table:table-cell office:value-type="float" office:value="162">
            <text:p>162</text:p>
          </table:table-cell>
          <table:table-cell table:formula="of:=[.D384]/[.A384]" office:value-type="float" office:value="1.05194805194805">
            <text:p>1.0519480519</text:p>
          </table:table-cell>
          <table:table-cell office:value-type="float" office:value="177">
            <text:p>177</text:p>
          </table:table-cell>
          <table:table-cell table:formula="of:=[.F384]/[.A384]" office:value-type="float" office:value="1.14935064935065">
            <text:p>1.1493506494</text:p>
          </table:table-cell>
          <table:table-cell office:value-type="float" office:value="158">
            <text:p>158</text:p>
          </table:table-cell>
          <table:table-cell table:formula="of:=[.H384]/[.A384]" office:value-type="float" office:value="1.02597402597403">
            <text:p>1.025974026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539">
            <text:p>539</text:p>
          </table:table-cell>
          <table:table-cell table:formula="of:=[.B385]/[.A385]" office:value-type="float" office:value="1.00936329588015">
            <text:p>1.0093632959</text:p>
          </table:table-cell>
          <table:table-cell office:value-type="float" office:value="536">
            <text:p>536</text:p>
          </table:table-cell>
          <table:table-cell table:formula="of:=[.D385]/[.A385]" office:value-type="float" office:value="1.00374531835206">
            <text:p>1.0037453184</text:p>
          </table:table-cell>
          <table:table-cell office:value-type="float" office:value="462">
            <text:p>462</text:p>
          </table:table-cell>
          <table:table-cell table:formula="of:=[.F385]/[.A385]" office:value-type="float" office:value="0.865168539325843">
            <text:p>0.8651685393</text:p>
          </table:table-cell>
          <table:table-cell office:value-type="float" office:value="551">
            <text:p>551</text:p>
          </table:table-cell>
          <table:table-cell table:formula="of:=[.H385]/[.A385]" office:value-type="float" office:value="1.03183520599251">
            <text:p>1.03183520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9">
            <text:p>269</text:p>
          </table:table-cell>
          <table:table-cell table:formula="of:=[.B386]/[.A386]" office:value-type="float" office:value="1.01509433962264">
            <text:p>1.0150943396</text:p>
          </table:table-cell>
          <table:table-cell office:value-type="float" office:value="265">
            <text:p>265</text:p>
          </table:table-cell>
          <table:table-cell table:formula="of:=[.D386]/[.A386]" office:value-type="float" office:value="1">
            <text:p>1</text:p>
          </table:table-cell>
          <table:table-cell office:value-type="float" office:value="271">
            <text:p>271</text:p>
          </table:table-cell>
          <table:table-cell table:formula="of:=[.F386]/[.A386]" office:value-type="float" office:value="1.02264150943396">
            <text:p>1.0226415094</text:p>
          </table:table-cell>
          <table:table-cell office:value-type="float" office:value="268">
            <text:p>268</text:p>
          </table:table-cell>
          <table:table-cell table:formula="of:=[.H386]/[.A386]" office:value-type="float" office:value="1.01132075471698">
            <text:p>1.011320754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97">
            <text:p>197</text:p>
          </table:table-cell>
          <table:table-cell table:formula="of:=[.B387]/[.A387]" office:value-type="float" office:value="1.02604166666667">
            <text:p>1.0260416667</text:p>
          </table:table-cell>
          <table:table-cell office:value-type="float" office:value="200">
            <text:p>200</text:p>
          </table:table-cell>
          <table:table-cell table:formula="of:=[.D387]/[.A387]" office:value-type="float" office:value="1.04166666666667">
            <text:p>1.0416666667</text:p>
          </table:table-cell>
          <table:table-cell office:value-type="float" office:value="253">
            <text:p>253</text:p>
          </table:table-cell>
          <table:table-cell table:formula="of:=[.F387]/[.A387]" office:value-type="float" office:value="1.31770833333333">
            <text:p>1.3177083333</text:p>
          </table:table-cell>
          <table:table-cell office:value-type="float" office:value="201">
            <text:p>201</text:p>
          </table:table-cell>
          <table:table-cell table:formula="of:=[.H387]/[.A387]" office:value-type="float" office:value="1.046875">
            <text:p>1.04687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31">
            <text:p>331</text:p>
          </table:table-cell>
          <table:table-cell table:formula="of:=[.B388]/[.A388]" office:value-type="float" office:value="1.00914634146341">
            <text:p>1.0091463415</text:p>
          </table:table-cell>
          <table:table-cell office:value-type="float" office:value="332">
            <text:p>332</text:p>
          </table:table-cell>
          <table:table-cell table:formula="of:=[.D388]/[.A388]" office:value-type="float" office:value="1.01219512195122">
            <text:p>1.012195122</text:p>
          </table:table-cell>
          <table:table-cell office:value-type="float" office:value="406">
            <text:p>406</text:p>
          </table:table-cell>
          <table:table-cell table:formula="of:=[.F388]/[.A388]" office:value-type="float" office:value="1.23780487804878">
            <text:p>1.237804878</text:p>
          </table:table-cell>
          <table:table-cell office:value-type="float" office:value="336">
            <text:p>336</text:p>
          </table:table-cell>
          <table:table-cell table:formula="of:=[.H388]/[.A388]" office:value-type="float" office:value="1.02439024390244">
            <text:p>1.0243902439</text:p>
          </table:table-cell>
        </table:table-row>
        <table:table-row table:style-name="ro1">
          <table:table-cell table:number-columns-repeated="2" office:value-type="float" office:value="974">
            <text:p>974</text:p>
          </table:table-cell>
          <table:table-cell table:formula="of:=[.B389]/[.A389]" office:value-type="float" office:value="1">
            <text:p>1</text:p>
          </table:table-cell>
          <table:table-cell office:value-type="float" office:value="981">
            <text:p>981</text:p>
          </table:table-cell>
          <table:table-cell table:formula="of:=[.D389]/[.A389]" office:value-type="float" office:value="1.00718685831622">
            <text:p>1.0071868583</text:p>
          </table:table-cell>
          <table:table-cell office:value-type="float" office:value="1266">
            <text:p>1266</text:p>
          </table:table-cell>
          <table:table-cell table:formula="of:=[.F389]/[.A389]" office:value-type="float" office:value="1.29979466119097">
            <text:p>1.2997946612</text:p>
          </table:table-cell>
          <table:table-cell office:value-type="float" office:value="979">
            <text:p>979</text:p>
          </table:table-cell>
          <table:table-cell table:formula="of:=[.H389]/[.A389]" office:value-type="float" office:value="1.00513347022587">
            <text:p>1.005133470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table:formula="of:=[.B390]/[.A390]" office:value-type="float" office:value="0.993197278911565">
            <text:p>0.9931972789</text:p>
          </table:table-cell>
          <table:table-cell office:value-type="float" office:value="146">
            <text:p>146</text:p>
          </table:table-cell>
          <table:table-cell table:formula="of:=[.D390]/[.A390]" office:value-type="float" office:value="0.993197278911565">
            <text:p>0.9931972789</text:p>
          </table:table-cell>
          <table:table-cell office:value-type="float" office:value="160">
            <text:p>160</text:p>
          </table:table-cell>
          <table:table-cell table:formula="of:=[.F390]/[.A390]" office:value-type="float" office:value="1.08843537414966">
            <text:p>1.0884353741</text:p>
          </table:table-cell>
          <table:table-cell office:value-type="float" office:value="148">
            <text:p>148</text:p>
          </table:table-cell>
          <table:table-cell table:formula="of:=[.H390]/[.A390]" office:value-type="float" office:value="1.00680272108844">
            <text:p>1.0068027211</text:p>
          </table:table-cell>
        </table:table-row>
        <table:table-row table:style-name="ro1">
          <table:table-cell table:number-columns-repeated="2" office:value-type="float" office:value="87">
            <text:p>87</text:p>
          </table:table-cell>
          <table:table-cell table:formula="of:=[.B391]/[.A391]" office:value-type="float" office:value="1">
            <text:p>1</text:p>
          </table:table-cell>
          <table:table-cell office:value-type="float" office:value="87">
            <text:p>87</text:p>
          </table:table-cell>
          <table:table-cell table:formula="of:=[.D391]/[.A391]" office:value-type="float" office:value="1">
            <text:p>1</text:p>
          </table:table-cell>
          <table:table-cell office:value-type="float" office:value="94">
            <text:p>94</text:p>
          </table:table-cell>
          <table:table-cell table:formula="of:=[.F391]/[.A391]" office:value-type="float" office:value="1.08045977011494">
            <text:p>1.0804597701</text:p>
          </table:table-cell>
          <table:table-cell office:value-type="float" office:value="92">
            <text:p>92</text:p>
          </table:table-cell>
          <table:table-cell table:formula="of:=[.H391]/[.A391]" office:value-type="float" office:value="1.05747126436782">
            <text:p>1.057471264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99">
            <text:p>299</text:p>
          </table:table-cell>
          <table:table-cell table:formula="of:=[.B392]/[.A392]" office:value-type="float" office:value="1.01013513513514">
            <text:p>1.0101351351</text:p>
          </table:table-cell>
          <table:table-cell office:value-type="float" office:value="304">
            <text:p>304</text:p>
          </table:table-cell>
          <table:table-cell table:formula="of:=[.D392]/[.A392]" office:value-type="float" office:value="1.02702702702703">
            <text:p>1.027027027</text:p>
          </table:table-cell>
          <table:table-cell office:value-type="float" office:value="352">
            <text:p>352</text:p>
          </table:table-cell>
          <table:table-cell table:formula="of:=[.F392]/[.A392]" office:value-type="float" office:value="1.18918918918919">
            <text:p>1.1891891892</text:p>
          </table:table-cell>
          <table:table-cell office:value-type="float" office:value="306">
            <text:p>306</text:p>
          </table:table-cell>
          <table:table-cell table:formula="of:=[.H392]/[.A392]" office:value-type="float" office:value="1.03378378378378">
            <text:p>1.0337837838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399">
            <text:p>399</text:p>
          </table:table-cell>
          <table:table-cell table:formula="of:=[.B393]/[.A393]" office:value-type="float" office:value="1.01012658227848">
            <text:p>1.0101265823</text:p>
          </table:table-cell>
          <table:table-cell office:value-type="float" office:value="399">
            <text:p>399</text:p>
          </table:table-cell>
          <table:table-cell table:formula="of:=[.D393]/[.A393]" office:value-type="float" office:value="1.01012658227848">
            <text:p>1.0101265823</text:p>
          </table:table-cell>
          <table:table-cell office:value-type="float" office:value="411">
            <text:p>411</text:p>
          </table:table-cell>
          <table:table-cell table:formula="of:=[.F393]/[.A393]" office:value-type="float" office:value="1.04050632911392">
            <text:p>1.0405063291</text:p>
          </table:table-cell>
          <table:table-cell office:value-type="float" office:value="404">
            <text:p>404</text:p>
          </table:table-cell>
          <table:table-cell table:formula="of:=[.H393]/[.A393]" office:value-type="float" office:value="1.02278481012658">
            <text:p>1.022784810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table:formula="of:=[.B394]/[.A394]" office:value-type="float" office:value="1.00719424460432">
            <text:p>1.0071942446</text:p>
          </table:table-cell>
          <table:table-cell office:value-type="float" office:value="137">
            <text:p>137</text:p>
          </table:table-cell>
          <table:table-cell table:formula="of:=[.D394]/[.A394]" office:value-type="float" office:value="0.985611510791367">
            <text:p>0.9856115108</text:p>
          </table:table-cell>
          <table:table-cell office:value-type="float" office:value="141">
            <text:p>141</text:p>
          </table:table-cell>
          <table:table-cell table:formula="of:=[.F394]/[.A394]" office:value-type="float" office:value="1.01438848920863">
            <text:p>1.0143884892</text:p>
          </table:table-cell>
          <table:table-cell office:value-type="float" office:value="136">
            <text:p>136</text:p>
          </table:table-cell>
          <table:table-cell table:formula="of:=[.H394]/[.A394]" office:value-type="float" office:value="0.97841726618705">
            <text:p>0.978417266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36">
            <text:p>136</text:p>
          </table:table-cell>
          <table:table-cell table:formula="of:=[.B395]/[.A395]" office:value-type="float" office:value="0.97841726618705">
            <text:p>0.9784172662</text:p>
          </table:table-cell>
          <table:table-cell office:value-type="float" office:value="135">
            <text:p>135</text:p>
          </table:table-cell>
          <table:table-cell table:formula="of:=[.D395]/[.A395]" office:value-type="float" office:value="0.971223021582734">
            <text:p>0.9712230216</text:p>
          </table:table-cell>
          <table:table-cell office:value-type="float" office:value="145">
            <text:p>145</text:p>
          </table:table-cell>
          <table:table-cell table:formula="of:=[.F395]/[.A395]" office:value-type="float" office:value="1.0431654676259">
            <text:p>1.0431654676</text:p>
          </table:table-cell>
          <table:table-cell office:value-type="float" office:value="140">
            <text:p>140</text:p>
          </table:table-cell>
          <table:table-cell table:formula="of:=[.H395]/[.A395]" office:value-type="float" office:value="1.00719424460432">
            <text:p>1.007194244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table:formula="of:=[.B396]/[.A396]" office:value-type="float" office:value="1.01948051948052">
            <text:p>1.0194805195</text:p>
          </table:table-cell>
          <table:table-cell office:value-type="float" office:value="153">
            <text:p>153</text:p>
          </table:table-cell>
          <table:table-cell table:formula="of:=[.D396]/[.A396]" office:value-type="float" office:value="0.993506493506493">
            <text:p>0.9935064935</text:p>
          </table:table-cell>
          <table:table-cell office:value-type="float" office:value="156">
            <text:p>156</text:p>
          </table:table-cell>
          <table:table-cell table:formula="of:=[.F396]/[.A396]" office:value-type="float" office:value="1.01298701298701">
            <text:p>1.012987013</text:p>
          </table:table-cell>
          <table:table-cell office:value-type="float" office:value="155">
            <text:p>155</text:p>
          </table:table-cell>
          <table:table-cell table:formula="of:=[.H396]/[.A396]" office:value-type="float" office:value="1.00649350649351">
            <text:p>1.006493506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3">
            <text:p>123</text:p>
          </table:table-cell>
          <table:table-cell table:formula="of:=[.B397]/[.A397]" office:value-type="float" office:value="1.01652892561983">
            <text:p>1.0165289256</text:p>
          </table:table-cell>
          <table:table-cell office:value-type="float" office:value="119">
            <text:p>119</text:p>
          </table:table-cell>
          <table:table-cell table:formula="of:=[.D397]/[.A397]" office:value-type="float" office:value="0.983471074380165">
            <text:p>0.9834710744</text:p>
          </table:table-cell>
          <table:table-cell office:value-type="float" office:value="168">
            <text:p>168</text:p>
          </table:table-cell>
          <table:table-cell table:formula="of:=[.F397]/[.A397]" office:value-type="float" office:value="1.38842975206612">
            <text:p>1.3884297521</text:p>
          </table:table-cell>
          <table:table-cell office:value-type="float" office:value="123">
            <text:p>123</text:p>
          </table:table-cell>
          <table:table-cell table:formula="of:=[.H397]/[.A397]" office:value-type="float" office:value="1.01652892561983">
            <text:p>1.0165289256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60">
            <text:p>260</text:p>
          </table:table-cell>
          <table:table-cell table:formula="of:=[.B398]/[.A398]" office:value-type="float" office:value="1.0077519379845">
            <text:p>1.007751938</text:p>
          </table:table-cell>
          <table:table-cell office:value-type="float" office:value="259">
            <text:p>259</text:p>
          </table:table-cell>
          <table:table-cell table:formula="of:=[.D398]/[.A398]" office:value-type="float" office:value="1.00387596899225">
            <text:p>1.003875969</text:p>
          </table:table-cell>
          <table:table-cell office:value-type="float" office:value="348">
            <text:p>348</text:p>
          </table:table-cell>
          <table:table-cell table:formula="of:=[.F398]/[.A398]" office:value-type="float" office:value="1.34883720930233">
            <text:p>1.3488372093</text:p>
          </table:table-cell>
          <table:table-cell office:value-type="float" office:value="258">
            <text:p>258</text:p>
          </table:table-cell>
          <table:table-cell table:formula="of:=[.H398]/[.A398]" office:value-type="float" office:value="1">
            <text:p>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table:formula="of:=[.B399]/[.A399]" office:value-type="float" office:value="0.995433789954338">
            <text:p>0.99543379</text:p>
          </table:table-cell>
          <table:table-cell office:value-type="float" office:value="220">
            <text:p>220</text:p>
          </table:table-cell>
          <table:table-cell table:formula="of:=[.D399]/[.A399]" office:value-type="float" office:value="1.00456621004566">
            <text:p>1.00456621</text:p>
          </table:table-cell>
          <table:table-cell office:value-type="float" office:value="277">
            <text:p>277</text:p>
          </table:table-cell>
          <table:table-cell table:formula="of:=[.F399]/[.A399]" office:value-type="float" office:value="1.2648401826484">
            <text:p>1.2648401826</text:p>
          </table:table-cell>
          <table:table-cell office:value-type="float" office:value="220">
            <text:p>220</text:p>
          </table:table-cell>
          <table:table-cell table:formula="of:=[.H399]/[.A399]" office:value-type="float" office:value="1.00456621004566">
            <text:p>1.0045662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table:formula="of:=[.B400]/[.A400]" office:value-type="float" office:value="1.00591715976331">
            <text:p>1.0059171598</text:p>
          </table:table-cell>
          <table:table-cell office:value-type="float" office:value="171">
            <text:p>171</text:p>
          </table:table-cell>
          <table:table-cell table:formula="of:=[.D400]/[.A400]" office:value-type="float" office:value="1.01183431952663">
            <text:p>1.0118343195</text:p>
          </table:table-cell>
          <table:table-cell office:value-type="float" office:value="247">
            <text:p>247</text:p>
          </table:table-cell>
          <table:table-cell table:formula="of:=[.F400]/[.A400]" office:value-type="float" office:value="1.46153846153846">
            <text:p>1.4615384615</text:p>
          </table:table-cell>
          <table:table-cell office:value-type="float" office:value="169">
            <text:p>169</text:p>
          </table:table-cell>
          <table:table-cell table:formula="of:=[.H400]/[.A400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64">
            <text:p>264</text:p>
          </table:table-cell>
          <table:table-cell table:formula="of:=[.B401]/[.A401]" office:value-type="float" office:value="1">
            <text:p>1</text:p>
          </table:table-cell>
          <table:table-cell office:value-type="float" office:value="270">
            <text:p>270</text:p>
          </table:table-cell>
          <table:table-cell table:formula="of:=[.D401]/[.A401]" office:value-type="float" office:value="1.02272727272727">
            <text:p>1.0227272727</text:p>
          </table:table-cell>
          <table:table-cell office:value-type="float" office:value="300">
            <text:p>300</text:p>
          </table:table-cell>
          <table:table-cell table:formula="of:=[.F401]/[.A401]" office:value-type="float" office:value="1.13636363636364">
            <text:p>1.1363636364</text:p>
          </table:table-cell>
          <table:table-cell office:value-type="float" office:value="264">
            <text:p>264</text:p>
          </table:table-cell>
          <table:table-cell table:formula="of:=[.H401]/[.A401]" office:value-type="float" office:value="1">
            <text:p>1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1044">
            <text:p>1044</text:p>
          </table:table-cell>
          <table:table-cell table:formula="of:=[.B402]/[.A402]" office:value-type="float" office:value="1.00675024108004">
            <text:p>1.0067502411</text:p>
          </table:table-cell>
          <table:table-cell office:value-type="float" office:value="1042">
            <text:p>1042</text:p>
          </table:table-cell>
          <table:table-cell table:formula="of:=[.D402]/[.A402]" office:value-type="float" office:value="1.00482160077146">
            <text:p>1.0048216008</text:p>
          </table:table-cell>
          <table:table-cell office:value-type="float" office:value="1339">
            <text:p>1339</text:p>
          </table:table-cell>
          <table:table-cell table:formula="of:=[.F402]/[.A402]" office:value-type="float" office:value="1.29122468659595">
            <text:p>1.2912246866</text:p>
          </table:table-cell>
          <table:table-cell office:value-type="float" office:value="1037">
            <text:p>1037</text:p>
          </table:table-cell>
          <table:table-cell table:formula="of:=[.H402]/[.A402]" office:value-type="float" office:value="1">
            <text:p>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6">
            <text:p>166</text:p>
          </table:table-cell>
          <table:table-cell table:formula="of:=[.B403]/[.A403]" office:value-type="float" office:value="1.0375">
            <text:p>1.0375</text:p>
          </table:table-cell>
          <table:table-cell office:value-type="float" office:value="163">
            <text:p>163</text:p>
          </table:table-cell>
          <table:table-cell table:formula="of:=[.D403]/[.A403]" office:value-type="float" office:value="1.01875">
            <text:p>1.01875</text:p>
          </table:table-cell>
          <table:table-cell office:value-type="float" office:value="155">
            <text:p>155</text:p>
          </table:table-cell>
          <table:table-cell table:formula="of:=[.F403]/[.A403]" office:value-type="float" office:value="0.96875">
            <text:p>0.96875</text:p>
          </table:table-cell>
          <table:table-cell office:value-type="float" office:value="164">
            <text:p>164</text:p>
          </table:table-cell>
          <table:table-cell table:formula="of:=[.H403]/[.A403]" office:value-type="float" office:value="1.025">
            <text:p>1.025</text:p>
          </table:table-cell>
        </table:table-row>
        <table:table-row table:style-name="ro1">
          <table:table-cell table:number-columns-repeated="2" office:value-type="float" office:value="214">
            <text:p>214</text:p>
          </table:table-cell>
          <table:table-cell table:formula="of:=[.B404]/[.A404]" office:value-type="float" office:value="1">
            <text:p>1</text:p>
          </table:table-cell>
          <table:table-cell office:value-type="float" office:value="218">
            <text:p>218</text:p>
          </table:table-cell>
          <table:table-cell table:formula="of:=[.D404]/[.A404]" office:value-type="float" office:value="1.01869158878505">
            <text:p>1.0186915888</text:p>
          </table:table-cell>
          <table:table-cell office:value-type="float" office:value="205">
            <text:p>205</text:p>
          </table:table-cell>
          <table:table-cell table:formula="of:=[.F404]/[.A404]" office:value-type="float" office:value="0.957943925233645">
            <text:p>0.9579439252</text:p>
          </table:table-cell>
          <table:table-cell office:value-type="float" office:value="217">
            <text:p>217</text:p>
          </table:table-cell>
          <table:table-cell table:formula="of:=[.H404]/[.A404]" office:value-type="float" office:value="1.01401869158879">
            <text:p>1.0140186916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60">
            <text:p>160</text:p>
          </table:table-cell>
          <table:table-cell table:formula="of:=[.B405]/[.A405]" office:value-type="float" office:value="0.975609756097561">
            <text:p>0.9756097561</text:p>
          </table:table-cell>
          <table:table-cell office:value-type="float" office:value="163">
            <text:p>163</text:p>
          </table:table-cell>
          <table:table-cell table:formula="of:=[.D405]/[.A405]" office:value-type="float" office:value="0.99390243902439">
            <text:p>0.993902439</text:p>
          </table:table-cell>
          <table:table-cell office:value-type="float" office:value="156">
            <text:p>156</text:p>
          </table:table-cell>
          <table:table-cell table:formula="of:=[.F405]/[.A405]" office:value-type="float" office:value="0.951219512195122">
            <text:p>0.9512195122</text:p>
          </table:table-cell>
          <table:table-cell office:value-type="float" office:value="174">
            <text:p>174</text:p>
          </table:table-cell>
          <table:table-cell table:formula="of:=[.H405]/[.A405]" office:value-type="float" office:value="1.0609756097561">
            <text:p>1.0609756098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504">
            <text:p>504</text:p>
          </table:table-cell>
          <table:table-cell table:formula="of:=[.B406]/[.A406]" office:value-type="float" office:value="1.00398406374502">
            <text:p>1.0039840637</text:p>
          </table:table-cell>
          <table:table-cell office:value-type="float" office:value="507">
            <text:p>507</text:p>
          </table:table-cell>
          <table:table-cell table:formula="of:=[.D406]/[.A406]" office:value-type="float" office:value="1.00996015936255">
            <text:p>1.0099601594</text:p>
          </table:table-cell>
          <table:table-cell office:value-type="float" office:value="709">
            <text:p>709</text:p>
          </table:table-cell>
          <table:table-cell table:formula="of:=[.F406]/[.A406]" office:value-type="float" office:value="1.41235059760956">
            <text:p>1.4123505976</text:p>
          </table:table-cell>
          <table:table-cell office:value-type="float" office:value="500">
            <text:p>500</text:p>
          </table:table-cell>
          <table:table-cell table:formula="of:=[.H406]/[.A406]" office:value-type="float" office:value="0.99601593625498">
            <text:p>0.9960159363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362">
            <text:p>362</text:p>
          </table:table-cell>
          <table:table-cell table:formula="of:=[.B407]/[.A407]" office:value-type="float" office:value="0.981029810298103">
            <text:p>0.9810298103</text:p>
          </table:table-cell>
          <table:table-cell office:value-type="float" office:value="365">
            <text:p>365</text:p>
          </table:table-cell>
          <table:table-cell table:formula="of:=[.D407]/[.A407]" office:value-type="float" office:value="0.989159891598916">
            <text:p>0.9891598916</text:p>
          </table:table-cell>
          <table:table-cell office:value-type="float" office:value="671">
            <text:p>671</text:p>
          </table:table-cell>
          <table:table-cell table:formula="of:=[.F407]/[.A407]" office:value-type="float" office:value="1.81842818428184">
            <text:p>1.8184281843</text:p>
          </table:table-cell>
          <table:table-cell office:value-type="float" office:value="366">
            <text:p>366</text:p>
          </table:table-cell>
          <table:table-cell table:formula="of:=[.H407]/[.A407]" office:value-type="float" office:value="0.991869918699187">
            <text:p>0.9918699187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305">
            <text:p>305</text:p>
          </table:table-cell>
          <table:table-cell table:formula="of:=[.B408]/[.A408]" office:value-type="float" office:value="0.980707395498392">
            <text:p>0.9807073955</text:p>
          </table:table-cell>
          <table:table-cell office:value-type="float" office:value="313">
            <text:p>313</text:p>
          </table:table-cell>
          <table:table-cell table:formula="of:=[.D408]/[.A408]" office:value-type="float" office:value="1.0064308681672">
            <text:p>1.0064308682</text:p>
          </table:table-cell>
          <table:table-cell office:value-type="float" office:value="447">
            <text:p>447</text:p>
          </table:table-cell>
          <table:table-cell table:formula="of:=[.F408]/[.A408]" office:value-type="float" office:value="1.43729903536978">
            <text:p>1.4372990354</text:p>
          </table:table-cell>
          <table:table-cell office:value-type="float" office:value="308">
            <text:p>308</text:p>
          </table:table-cell>
          <table:table-cell table:formula="of:=[.H408]/[.A408]" office:value-type="float" office:value="0.990353697749196">
            <text:p>0.9903536977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1015">
            <text:p>1015</text:p>
          </table:table-cell>
          <table:table-cell table:formula="of:=[.B409]/[.A409]" office:value-type="float" office:value="0.999015748031496">
            <text:p>0.999015748</text:p>
          </table:table-cell>
          <table:table-cell office:value-type="float" office:value="1024">
            <text:p>1024</text:p>
          </table:table-cell>
          <table:table-cell table:formula="of:=[.D409]/[.A409]" office:value-type="float" office:value="1.00787401574803">
            <text:p>1.0078740157</text:p>
          </table:table-cell>
          <table:table-cell office:value-type="float" office:value="615">
            <text:p>615</text:p>
          </table:table-cell>
          <table:table-cell table:formula="of:=[.F409]/[.A409]" office:value-type="float" office:value="0.605314960629921">
            <text:p>0.6053149606</text:p>
          </table:table-cell>
          <table:table-cell office:value-type="float" office:value="1019">
            <text:p>1019</text:p>
          </table:table-cell>
          <table:table-cell table:formula="of:=[.H409]/[.A409]" office:value-type="float" office:value="1.00295275590551">
            <text:p>1.002952755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 table:formula="of:=[.B410]/[.A410]" office:value-type="float" office:value="1.01185770750988">
            <text:p>1.0118577075</text:p>
          </table:table-cell>
          <table:table-cell office:value-type="float" office:value="258">
            <text:p>258</text:p>
          </table:table-cell>
          <table:table-cell table:formula="of:=[.D410]/[.A410]" office:value-type="float" office:value="1.0197628458498">
            <text:p>1.0197628458</text:p>
          </table:table-cell>
          <table:table-cell office:value-type="float" office:value="223">
            <text:p>223</text:p>
          </table:table-cell>
          <table:table-cell table:formula="of:=[.F410]/[.A410]" office:value-type="float" office:value="0.881422924901186">
            <text:p>0.8814229249</text:p>
          </table:table-cell>
          <table:table-cell office:value-type="float" office:value="263">
            <text:p>263</text:p>
          </table:table-cell>
          <table:table-cell table:formula="of:=[.H410]/[.A410]" office:value-type="float" office:value="1.0395256916996">
            <text:p>1.0395256917</text:p>
          </table:table-cell>
        </table:table-row>
        <table:table-row table:style-name="ro1">
          <table:table-cell table:number-columns-repeated="2" office:value-type="float" office:value="298">
            <text:p>298</text:p>
          </table:table-cell>
          <table:table-cell table:formula="of:=[.B411]/[.A411]" office:value-type="float" office:value="1">
            <text:p>1</text:p>
          </table:table-cell>
          <table:table-cell office:value-type="float" office:value="303">
            <text:p>303</text:p>
          </table:table-cell>
          <table:table-cell table:formula="of:=[.D411]/[.A411]" office:value-type="float" office:value="1.01677852348993">
            <text:p>1.0167785235</text:p>
          </table:table-cell>
          <table:table-cell office:value-type="float" office:value="373">
            <text:p>373</text:p>
          </table:table-cell>
          <table:table-cell table:formula="of:=[.F411]/[.A411]" office:value-type="float" office:value="1.25167785234899">
            <text:p>1.2516778523</text:p>
          </table:table-cell>
          <table:table-cell office:value-type="float" office:value="303">
            <text:p>303</text:p>
          </table:table-cell>
          <table:table-cell table:formula="of:=[.H411]/[.A411]" office:value-type="float" office:value="1.01677852348993">
            <text:p>1.016778523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table:formula="of:=[.B412]/[.A412]" office:value-type="float" office:value="1.00632911392405">
            <text:p>1.0063291139</text:p>
          </table:table-cell>
          <table:table-cell office:value-type="float" office:value="160">
            <text:p>160</text:p>
          </table:table-cell>
          <table:table-cell table:formula="of:=[.D412]/[.A412]" office:value-type="float" office:value="1.0126582278481">
            <text:p>1.0126582278</text:p>
          </table:table-cell>
          <table:table-cell office:value-type="float" office:value="190">
            <text:p>190</text:p>
          </table:table-cell>
          <table:table-cell table:formula="of:=[.F412]/[.A412]" office:value-type="float" office:value="1.20253164556962">
            <text:p>1.2025316456</text:p>
          </table:table-cell>
          <table:table-cell office:value-type="float" office:value="161">
            <text:p>161</text:p>
          </table:table-cell>
          <table:table-cell table:formula="of:=[.H412]/[.A412]" office:value-type="float" office:value="1.01898734177215">
            <text:p>1.018987341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table:formula="of:=[.B413]/[.A413]" office:value-type="float" office:value="1.02307692307692">
            <text:p>1.0230769231</text:p>
          </table:table-cell>
          <table:table-cell office:value-type="float" office:value="133">
            <text:p>133</text:p>
          </table:table-cell>
          <table:table-cell table:formula="of:=[.D413]/[.A413]" office:value-type="float" office:value="1.02307692307692">
            <text:p>1.0230769231</text:p>
          </table:table-cell>
          <table:table-cell office:value-type="float" office:value="133">
            <text:p>133</text:p>
          </table:table-cell>
          <table:table-cell table:formula="of:=[.F413]/[.A413]" office:value-type="float" office:value="1.02307692307692">
            <text:p>1.0230769231</text:p>
          </table:table-cell>
          <table:table-cell office:value-type="float" office:value="132">
            <text:p>132</text:p>
          </table:table-cell>
          <table:table-cell table:formula="of:=[.H413]/[.A413]" office:value-type="float" office:value="1.01538461538462">
            <text:p>1.0153846154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374">
            <text:p>374</text:p>
          </table:table-cell>
          <table:table-cell table:formula="of:=[.B414]/[.A414]" office:value-type="float" office:value="1.01081081081081">
            <text:p>1.0108108108</text:p>
          </table:table-cell>
          <table:table-cell office:value-type="float" office:value="375">
            <text:p>375</text:p>
          </table:table-cell>
          <table:table-cell table:formula="of:=[.D414]/[.A414]" office:value-type="float" office:value="1.01351351351351">
            <text:p>1.0135135135</text:p>
          </table:table-cell>
          <table:table-cell office:value-type="float" office:value="312">
            <text:p>312</text:p>
          </table:table-cell>
          <table:table-cell table:formula="of:=[.F414]/[.A414]" office:value-type="float" office:value="0.843243243243243">
            <text:p>0.8432432432</text:p>
          </table:table-cell>
          <table:table-cell office:value-type="float" office:value="381">
            <text:p>381</text:p>
          </table:table-cell>
          <table:table-cell table:formula="of:=[.H414]/[.A414]" office:value-type="float" office:value="1.02972972972973">
            <text:p>1.0297297297</text:p>
          </table:table-cell>
        </table:table-row>
        <table:table-row table:style-name="ro1">
          <table:table-cell table:number-columns-repeated="2" office:value-type="float" office:value="242">
            <text:p>242</text:p>
          </table:table-cell>
          <table:table-cell table:formula="of:=[.B415]/[.A415]" office:value-type="float" office:value="1">
            <text:p>1</text:p>
          </table:table-cell>
          <table:table-cell office:value-type="float" office:value="243">
            <text:p>243</text:p>
          </table:table-cell>
          <table:table-cell table:formula="of:=[.D415]/[.A415]" office:value-type="float" office:value="1.00413223140496">
            <text:p>1.0041322314</text:p>
          </table:table-cell>
          <table:table-cell office:value-type="float" office:value="423">
            <text:p>423</text:p>
          </table:table-cell>
          <table:table-cell table:formula="of:=[.F415]/[.A415]" office:value-type="float" office:value="1.74793388429752">
            <text:p>1.7479338843</text:p>
          </table:table-cell>
          <table:table-cell office:value-type="float" office:value="246">
            <text:p>246</text:p>
          </table:table-cell>
          <table:table-cell table:formula="of:=[.H415]/[.A415]" office:value-type="float" office:value="1.01652892561983">
            <text:p>1.0165289256</text:p>
          </table:table-cell>
        </table:table-row>
        <table:table-row table:style-name="ro1">
          <table:table-cell table:number-columns-repeated="2" office:value-type="float" office:value="192">
            <text:p>192</text:p>
          </table:table-cell>
          <table:table-cell table:formula="of:=[.B416]/[.A416]" office:value-type="float" office:value="1">
            <text:p>1</text:p>
          </table:table-cell>
          <table:table-cell office:value-type="float" office:value="203">
            <text:p>203</text:p>
          </table:table-cell>
          <table:table-cell table:formula="of:=[.D416]/[.A416]" office:value-type="float" office:value="1.05729166666667">
            <text:p>1.0572916667</text:p>
          </table:table-cell>
          <table:table-cell office:value-type="float" office:value="245">
            <text:p>245</text:p>
          </table:table-cell>
          <table:table-cell table:formula="of:=[.F416]/[.A416]" office:value-type="float" office:value="1.27604166666667">
            <text:p>1.2760416667</text:p>
          </table:table-cell>
          <table:table-cell office:value-type="float" office:value="194">
            <text:p>194</text:p>
          </table:table-cell>
          <table:table-cell table:formula="of:=[.H416]/[.A416]" office:value-type="float" office:value="1.01041666666667">
            <text:p>1.010416666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formula="of:=[.B417]/[.A417]" office:value-type="float" office:value="0.994505494505495">
            <text:p>0.9945054945</text:p>
          </table:table-cell>
          <table:table-cell office:value-type="float" office:value="201">
            <text:p>201</text:p>
          </table:table-cell>
          <table:table-cell table:formula="of:=[.D417]/[.A417]" office:value-type="float" office:value="1.1043956043956">
            <text:p>1.1043956044</text:p>
          </table:table-cell>
          <table:table-cell office:value-type="float" office:value="204">
            <text:p>204</text:p>
          </table:table-cell>
          <table:table-cell table:formula="of:=[.F417]/[.A417]" office:value-type="float" office:value="1.12087912087912">
            <text:p>1.1208791209</text:p>
          </table:table-cell>
          <table:table-cell office:value-type="float" office:value="183">
            <text:p>183</text:p>
          </table:table-cell>
          <table:table-cell table:formula="of:=[.H417]/[.A417]" office:value-type="float" office:value="1.00549450549451">
            <text:p>1.0054945055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534">
            <text:p>534</text:p>
          </table:table-cell>
          <table:table-cell table:formula="of:=[.B418]/[.A418]" office:value-type="float" office:value="0.996268656716418">
            <text:p>0.9962686567</text:p>
          </table:table-cell>
          <table:table-cell office:value-type="float" office:value="553">
            <text:p>553</text:p>
          </table:table-cell>
          <table:table-cell table:formula="of:=[.D418]/[.A418]" office:value-type="float" office:value="1.03171641791045">
            <text:p>1.0317164179</text:p>
          </table:table-cell>
          <table:table-cell office:value-type="float" office:value="610">
            <text:p>610</text:p>
          </table:table-cell>
          <table:table-cell table:formula="of:=[.F418]/[.A418]" office:value-type="float" office:value="1.13805970149254">
            <text:p>1.1380597015</text:p>
          </table:table-cell>
          <table:table-cell office:value-type="float" office:value="539">
            <text:p>539</text:p>
          </table:table-cell>
          <table:table-cell table:formula="of:=[.H418]/[.A418]" office:value-type="float" office:value="1.00559701492537">
            <text:p>1.005597014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formula="of:=[.B419]/[.A419]" office:value-type="float" office:value="1.01204819277108">
            <text:p>1.0120481928</text:p>
          </table:table-cell>
          <table:table-cell office:value-type="float" office:value="90">
            <text:p>90</text:p>
          </table:table-cell>
          <table:table-cell table:formula="of:=[.D419]/[.A419]" office:value-type="float" office:value="1.08433734939759">
            <text:p>1.0843373494</text:p>
          </table:table-cell>
          <table:table-cell office:value-type="float" office:value="89">
            <text:p>89</text:p>
          </table:table-cell>
          <table:table-cell table:formula="of:=[.F419]/[.A419]" office:value-type="float" office:value="1.07228915662651">
            <text:p>1.0722891566</text:p>
          </table:table-cell>
          <table:table-cell office:value-type="float" office:value="85">
            <text:p>85</text:p>
          </table:table-cell>
          <table:table-cell table:formula="of:=[.H419]/[.A419]" office:value-type="float" office:value="1.02409638554217">
            <text:p>1.0240963855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640">
            <text:p>640</text:p>
          </table:table-cell>
          <table:table-cell table:formula="of:=[.B420]/[.A420]" office:value-type="float" office:value="1.00470957613815">
            <text:p>1.0047095761</text:p>
          </table:table-cell>
          <table:table-cell office:value-type="float" office:value="644">
            <text:p>644</text:p>
          </table:table-cell>
          <table:table-cell table:formula="of:=[.D420]/[.A420]" office:value-type="float" office:value="1.01098901098901">
            <text:p>1.010989011</text:p>
          </table:table-cell>
          <table:table-cell office:value-type="float" office:value="813">
            <text:p>813</text:p>
          </table:table-cell>
          <table:table-cell table:formula="of:=[.F420]/[.A420]" office:value-type="float" office:value="1.27629513343799">
            <text:p>1.2762951334</text:p>
          </table:table-cell>
          <table:table-cell office:value-type="float" office:value="644">
            <text:p>644</text:p>
          </table:table-cell>
          <table:table-cell table:formula="of:=[.H420]/[.A420]" office:value-type="float" office:value="1.01098901098901">
            <text:p>1.010989011</text:p>
          </table:table-cell>
        </table:table-row>
        <table:table-row table:style-name="ro1">
          <table:table-cell table:number-columns-repeated="2" office:value-type="float" office:value="518">
            <text:p>518</text:p>
          </table:table-cell>
          <table:table-cell table:formula="of:=[.B421]/[.A421]" office:value-type="float" office:value="1">
            <text:p>1</text:p>
          </table:table-cell>
          <table:table-cell office:value-type="float" office:value="515">
            <text:p>515</text:p>
          </table:table-cell>
          <table:table-cell table:formula="of:=[.D421]/[.A421]" office:value-type="float" office:value="0.994208494208494">
            <text:p>0.9942084942</text:p>
          </table:table-cell>
          <table:table-cell office:value-type="float" office:value="584">
            <text:p>584</text:p>
          </table:table-cell>
          <table:table-cell table:formula="of:=[.F421]/[.A421]" office:value-type="float" office:value="1.12741312741313">
            <text:p>1.1274131274</text:p>
          </table:table-cell>
          <table:table-cell office:value-type="float" office:value="519">
            <text:p>519</text:p>
          </table:table-cell>
          <table:table-cell table:formula="of:=[.H421]/[.A421]" office:value-type="float" office:value="1.0019305019305">
            <text:p>1.001930501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table:formula="of:=[.B422]/[.A422]" office:value-type="float" office:value="0.993710691823899">
            <text:p>0.9937106918</text:p>
          </table:table-cell>
          <table:table-cell office:value-type="float" office:value="162">
            <text:p>162</text:p>
          </table:table-cell>
          <table:table-cell table:formula="of:=[.D422]/[.A422]" office:value-type="float" office:value="1.0188679245283">
            <text:p>1.0188679245</text:p>
          </table:table-cell>
          <table:table-cell office:value-type="float" office:value="185">
            <text:p>185</text:p>
          </table:table-cell>
          <table:table-cell table:formula="of:=[.F422]/[.A422]" office:value-type="float" office:value="1.16352201257862">
            <text:p>1.1635220126</text:p>
          </table:table-cell>
          <table:table-cell office:value-type="float" office:value="160">
            <text:p>160</text:p>
          </table:table-cell>
          <table:table-cell table:formula="of:=[.H422]/[.A422]" office:value-type="float" office:value="1.0062893081761">
            <text:p>1.0062893082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90">
            <text:p>290</text:p>
          </table:table-cell>
          <table:table-cell table:formula="of:=[.B423]/[.A423]" office:value-type="float" office:value="1.01398601398601">
            <text:p>1.013986014</text:p>
          </table:table-cell>
          <table:table-cell office:value-type="float" office:value="293">
            <text:p>293</text:p>
          </table:table-cell>
          <table:table-cell table:formula="of:=[.D423]/[.A423]" office:value-type="float" office:value="1.02447552447552">
            <text:p>1.0244755245</text:p>
          </table:table-cell>
          <table:table-cell office:value-type="float" office:value="313">
            <text:p>313</text:p>
          </table:table-cell>
          <table:table-cell table:formula="of:=[.F423]/[.A423]" office:value-type="float" office:value="1.09440559440559">
            <text:p>1.0944055944</text:p>
          </table:table-cell>
          <table:table-cell office:value-type="float" office:value="288">
            <text:p>288</text:p>
          </table:table-cell>
          <table:table-cell table:formula="of:=[.H423]/[.A423]" office:value-type="float" office:value="1.00699300699301">
            <text:p>1.00699300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table:formula="of:=[.B424]/[.A424]" office:value-type="float" office:value="1.02877697841727">
            <text:p>1.0287769784</text:p>
          </table:table-cell>
          <table:table-cell office:value-type="float" office:value="142">
            <text:p>142</text:p>
          </table:table-cell>
          <table:table-cell table:formula="of:=[.D424]/[.A424]" office:value-type="float" office:value="1.02158273381295">
            <text:p>1.0215827338</text:p>
          </table:table-cell>
          <table:table-cell office:value-type="float" office:value="266">
            <text:p>266</text:p>
          </table:table-cell>
          <table:table-cell table:formula="of:=[.F424]/[.A424]" office:value-type="float" office:value="1.9136690647482">
            <text:p>1.9136690647</text:p>
          </table:table-cell>
          <table:table-cell office:value-type="float" office:value="146">
            <text:p>146</text:p>
          </table:table-cell>
          <table:table-cell table:formula="of:=[.H424]/[.A424]" office:value-type="float" office:value="1.05035971223022">
            <text:p>1.0503597122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487">
            <text:p>487</text:p>
          </table:table-cell>
          <table:table-cell table:formula="of:=[.B425]/[.A425]" office:value-type="float" office:value="1.00205761316872">
            <text:p>1.0020576132</text:p>
          </table:table-cell>
          <table:table-cell office:value-type="float" office:value="488">
            <text:p>488</text:p>
          </table:table-cell>
          <table:table-cell table:formula="of:=[.D425]/[.A425]" office:value-type="float" office:value="1.00411522633745">
            <text:p>1.0041152263</text:p>
          </table:table-cell>
          <table:table-cell office:value-type="float" office:value="484">
            <text:p>484</text:p>
          </table:table-cell>
          <table:table-cell table:formula="of:=[.F425]/[.A425]" office:value-type="float" office:value="0.995884773662552">
            <text:p>0.9958847737</text:p>
          </table:table-cell>
          <table:table-cell office:value-type="float" office:value="487">
            <text:p>487</text:p>
          </table:table-cell>
          <table:table-cell table:formula="of:=[.H425]/[.A425]" office:value-type="float" office:value="1.00205761316872">
            <text:p>1.0020576132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51">
            <text:p>351</text:p>
          </table:table-cell>
          <table:table-cell table:formula="of:=[.B426]/[.A426]" office:value-type="float" office:value="1.01152737752161">
            <text:p>1.0115273775</text:p>
          </table:table-cell>
          <table:table-cell office:value-type="float" office:value="352">
            <text:p>352</text:p>
          </table:table-cell>
          <table:table-cell table:formula="of:=[.D426]/[.A426]" office:value-type="float" office:value="1.01440922190202">
            <text:p>1.0144092219</text:p>
          </table:table-cell>
          <table:table-cell office:value-type="float" office:value="364">
            <text:p>364</text:p>
          </table:table-cell>
          <table:table-cell table:formula="of:=[.F426]/[.A426]" office:value-type="float" office:value="1.04899135446686">
            <text:p>1.0489913545</text:p>
          </table:table-cell>
          <table:table-cell office:value-type="float" office:value="350">
            <text:p>350</text:p>
          </table:table-cell>
          <table:table-cell table:formula="of:=[.H426]/[.A426]" office:value-type="float" office:value="1.00864553314121">
            <text:p>1.008645533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393">
            <text:p>393</text:p>
          </table:table-cell>
          <table:table-cell table:formula="of:=[.B427]/[.A427]" office:value-type="float" office:value="1.00769230769231">
            <text:p>1.0076923077</text:p>
          </table:table-cell>
          <table:table-cell office:value-type="float" office:value="394">
            <text:p>394</text:p>
          </table:table-cell>
          <table:table-cell table:formula="of:=[.D427]/[.A427]" office:value-type="float" office:value="1.01025641025641">
            <text:p>1.0102564103</text:p>
          </table:table-cell>
          <table:table-cell office:value-type="float" office:value="459">
            <text:p>459</text:p>
          </table:table-cell>
          <table:table-cell table:formula="of:=[.F427]/[.A427]" office:value-type="float" office:value="1.17692307692308">
            <text:p>1.1769230769</text:p>
          </table:table-cell>
          <table:table-cell office:value-type="float" office:value="398">
            <text:p>398</text:p>
          </table:table-cell>
          <table:table-cell table:formula="of:=[.H427]/[.A427]" office:value-type="float" office:value="1.02051282051282">
            <text:p>1.020512820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table:formula="of:=[.B428]/[.A428]" office:value-type="float" office:value="1.01190476190476">
            <text:p>1.0119047619</text:p>
          </table:table-cell>
          <table:table-cell office:value-type="float" office:value="171">
            <text:p>171</text:p>
          </table:table-cell>
          <table:table-cell table:formula="of:=[.D428]/[.A428]" office:value-type="float" office:value="1.01785714285714">
            <text:p>1.0178571429</text:p>
          </table:table-cell>
          <table:table-cell office:value-type="float" office:value="213">
            <text:p>213</text:p>
          </table:table-cell>
          <table:table-cell table:formula="of:=[.F428]/[.A428]" office:value-type="float" office:value="1.26785714285714">
            <text:p>1.2678571429</text:p>
          </table:table-cell>
          <table:table-cell office:value-type="float" office:value="170">
            <text:p>170</text:p>
          </table:table-cell>
          <table:table-cell table:formula="of:=[.H428]/[.A428]" office:value-type="float" office:value="1.01190476190476">
            <text:p>1.0119047619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376">
            <text:p>376</text:p>
          </table:table-cell>
          <table:table-cell table:formula="of:=[.B429]/[.A429]" office:value-type="float" office:value="1.01621621621622">
            <text:p>1.0162162162</text:p>
          </table:table-cell>
          <table:table-cell office:value-type="float" office:value="373">
            <text:p>373</text:p>
          </table:table-cell>
          <table:table-cell table:formula="of:=[.D429]/[.A429]" office:value-type="float" office:value="1.00810810810811">
            <text:p>1.0081081081</text:p>
          </table:table-cell>
          <table:table-cell office:value-type="float" office:value="336">
            <text:p>336</text:p>
          </table:table-cell>
          <table:table-cell table:formula="of:=[.F429]/[.A429]" office:value-type="float" office:value="0.908108108108108">
            <text:p>0.9081081081</text:p>
          </table:table-cell>
          <table:table-cell office:value-type="float" office:value="371">
            <text:p>371</text:p>
          </table:table-cell>
          <table:table-cell table:formula="of:=[.H429]/[.A429]" office:value-type="float" office:value="1.0027027027027">
            <text:p>1.0027027027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687">
            <text:p>687</text:p>
          </table:table-cell>
          <table:table-cell table:formula="of:=[.B430]/[.A430]" office:value-type="float" office:value="1.00733137829912">
            <text:p>1.0073313783</text:p>
          </table:table-cell>
          <table:table-cell office:value-type="float" office:value="686">
            <text:p>686</text:p>
          </table:table-cell>
          <table:table-cell table:formula="of:=[.D430]/[.A430]" office:value-type="float" office:value="1.0058651026393">
            <text:p>1.0058651026</text:p>
          </table:table-cell>
          <table:table-cell office:value-type="float" office:value="654">
            <text:p>654</text:p>
          </table:table-cell>
          <table:table-cell table:formula="of:=[.F430]/[.A430]" office:value-type="float" office:value="0.958944281524927">
            <text:p>0.9589442815</text:p>
          </table:table-cell>
          <table:table-cell office:value-type="float" office:value="685">
            <text:p>685</text:p>
          </table:table-cell>
          <table:table-cell table:formula="of:=[.H430]/[.A430]" office:value-type="float" office:value="1.00439882697947">
            <text:p>1.004398827</text:p>
          </table:table-cell>
        </table:table-row>
        <table:table-row table:style-name="ro1">
          <table:table-cell table:number-columns-repeated="2" office:value-type="float" office:value="147">
            <text:p>147</text:p>
          </table:table-cell>
          <table:table-cell table:formula="of:=[.B431]/[.A431]" office:value-type="float" office:value="1">
            <text:p>1</text:p>
          </table:table-cell>
          <table:table-cell office:value-type="float" office:value="149">
            <text:p>149</text:p>
          </table:table-cell>
          <table:table-cell table:formula="of:=[.D431]/[.A431]" office:value-type="float" office:value="1.01360544217687">
            <text:p>1.0136054422</text:p>
          </table:table-cell>
          <table:table-cell office:value-type="float" office:value="179">
            <text:p>179</text:p>
          </table:table-cell>
          <table:table-cell table:formula="of:=[.F431]/[.A431]" office:value-type="float" office:value="1.21768707482993">
            <text:p>1.2176870748</text:p>
          </table:table-cell>
          <table:table-cell office:value-type="float" office:value="149">
            <text:p>149</text:p>
          </table:table-cell>
          <table:table-cell table:formula="of:=[.H431]/[.A431]" office:value-type="float" office:value="1.01360544217687">
            <text:p>1.0136054422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397">
            <text:p>397</text:p>
          </table:table-cell>
          <table:table-cell table:formula="of:=[.B432]/[.A432]" office:value-type="float" office:value="1.01017811704835">
            <text:p>1.010178117</text:p>
          </table:table-cell>
          <table:table-cell office:value-type="float" office:value="394">
            <text:p>394</text:p>
          </table:table-cell>
          <table:table-cell table:formula="of:=[.D432]/[.A432]" office:value-type="float" office:value="1.00254452926209">
            <text:p>1.0025445293</text:p>
          </table:table-cell>
          <table:table-cell office:value-type="float" office:value="565">
            <text:p>565</text:p>
          </table:table-cell>
          <table:table-cell table:formula="of:=[.F432]/[.A432]" office:value-type="float" office:value="1.43765903307888">
            <text:p>1.4376590331</text:p>
          </table:table-cell>
          <table:table-cell office:value-type="float" office:value="399">
            <text:p>399</text:p>
          </table:table-cell>
          <table:table-cell table:formula="of:=[.H432]/[.A432]" office:value-type="float" office:value="1.01526717557252">
            <text:p>1.015267175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table:formula="of:=[.B433]/[.A433]" office:value-type="float" office:value="1.00657894736842">
            <text:p>1.0065789474</text:p>
          </table:table-cell>
          <table:table-cell office:value-type="float" office:value="158">
            <text:p>158</text:p>
          </table:table-cell>
          <table:table-cell table:formula="of:=[.D433]/[.A433]" office:value-type="float" office:value="1.03947368421053">
            <text:p>1.0394736842</text:p>
          </table:table-cell>
          <table:table-cell office:value-type="float" office:value="169">
            <text:p>169</text:p>
          </table:table-cell>
          <table:table-cell table:formula="of:=[.F433]/[.A433]" office:value-type="float" office:value="1.11184210526316">
            <text:p>1.1118421053</text:p>
          </table:table-cell>
          <table:table-cell office:value-type="float" office:value="155">
            <text:p>155</text:p>
          </table:table-cell>
          <table:table-cell table:formula="of:=[.H433]/[.A433]" office:value-type="float" office:value="1.01973684210526">
            <text:p>1.0197368421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479">
            <text:p>479</text:p>
          </table:table-cell>
          <table:table-cell table:formula="of:=[.B434]/[.A434]" office:value-type="float" office:value="1.0041928721174">
            <text:p>1.0041928721</text:p>
          </table:table-cell>
          <table:table-cell office:value-type="float" office:value="479">
            <text:p>479</text:p>
          </table:table-cell>
          <table:table-cell table:formula="of:=[.D434]/[.A434]" office:value-type="float" office:value="1.0041928721174">
            <text:p>1.0041928721</text:p>
          </table:table-cell>
          <table:table-cell office:value-type="float" office:value="512">
            <text:p>512</text:p>
          </table:table-cell>
          <table:table-cell table:formula="of:=[.F434]/[.A434]" office:value-type="float" office:value="1.07337526205451">
            <text:p>1.0733752621</text:p>
          </table:table-cell>
          <table:table-cell office:value-type="float" office:value="479">
            <text:p>479</text:p>
          </table:table-cell>
          <table:table-cell table:formula="of:=[.H434]/[.A434]" office:value-type="float" office:value="1.0041928721174">
            <text:p>1.0041928721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964">
            <text:p>964</text:p>
          </table:table-cell>
          <table:table-cell table:formula="of:=[.B435]/[.A435]" office:value-type="float" office:value="0.989733059548255">
            <text:p>0.9897330595</text:p>
          </table:table-cell>
          <table:table-cell office:value-type="float" office:value="970">
            <text:p>970</text:p>
          </table:table-cell>
          <table:table-cell table:formula="of:=[.D435]/[.A435]" office:value-type="float" office:value="0.995893223819302">
            <text:p>0.9958932238</text:p>
          </table:table-cell>
          <table:table-cell office:value-type="float" office:value="995">
            <text:p>995</text:p>
          </table:table-cell>
          <table:table-cell table:formula="of:=[.F435]/[.A435]" office:value-type="float" office:value="1.02156057494867">
            <text:p>1.0215605749</text:p>
          </table:table-cell>
          <table:table-cell office:value-type="float" office:value="962">
            <text:p>962</text:p>
          </table:table-cell>
          <table:table-cell table:formula="of:=[.H435]/[.A435]" office:value-type="float" office:value="0.987679671457906">
            <text:p>0.9876796715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507">
            <text:p>507</text:p>
          </table:table-cell>
          <table:table-cell table:formula="of:=[.B436]/[.A436]" office:value-type="float" office:value="1.01603206412826">
            <text:p>1.0160320641</text:p>
          </table:table-cell>
          <table:table-cell office:value-type="float" office:value="504">
            <text:p>504</text:p>
          </table:table-cell>
          <table:table-cell table:formula="of:=[.D436]/[.A436]" office:value-type="float" office:value="1.01002004008016">
            <text:p>1.0100200401</text:p>
          </table:table-cell>
          <table:table-cell office:value-type="float" office:value="587">
            <text:p>587</text:p>
          </table:table-cell>
          <table:table-cell table:formula="of:=[.F436]/[.A436]" office:value-type="float" office:value="1.17635270541082">
            <text:p>1.1763527054</text:p>
          </table:table-cell>
          <table:table-cell office:value-type="float" office:value="512">
            <text:p>512</text:p>
          </table:table-cell>
          <table:table-cell table:formula="of:=[.H436]/[.A436]" office:value-type="float" office:value="1.02605210420842">
            <text:p>1.026052104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8">
            <text:p>258</text:p>
          </table:table-cell>
          <table:table-cell table:formula="of:=[.B437]/[.A437]" office:value-type="float" office:value="1.01176470588235">
            <text:p>1.0117647059</text:p>
          </table:table-cell>
          <table:table-cell office:value-type="float" office:value="259">
            <text:p>259</text:p>
          </table:table-cell>
          <table:table-cell table:formula="of:=[.D437]/[.A437]" office:value-type="float" office:value="1.0156862745098">
            <text:p>1.0156862745</text:p>
          </table:table-cell>
          <table:table-cell office:value-type="float" office:value="222">
            <text:p>222</text:p>
          </table:table-cell>
          <table:table-cell table:formula="of:=[.F437]/[.A437]" office:value-type="float" office:value="0.870588235294118">
            <text:p>0.8705882353</text:p>
          </table:table-cell>
          <table:table-cell office:value-type="float" office:value="260">
            <text:p>260</text:p>
          </table:table-cell>
          <table:table-cell table:formula="of:=[.H437]/[.A437]" office:value-type="float" office:value="1.01960784313725">
            <text:p>1.0196078431</text:p>
          </table:table-cell>
        </table:table-row>
        <table:table-row table:style-name="ro1">
          <table:table-cell table:number-columns-repeated="2" office:value-type="float" office:value="136">
            <text:p>136</text:p>
          </table:table-cell>
          <table:table-cell table:formula="of:=[.B438]/[.A438]" office:value-type="float" office:value="1">
            <text:p>1</text:p>
          </table:table-cell>
          <table:table-cell office:value-type="float" office:value="136">
            <text:p>136</text:p>
          </table:table-cell>
          <table:table-cell table:formula="of:=[.D438]/[.A438]" office:value-type="float" office:value="1">
            <text:p>1</text:p>
          </table:table-cell>
          <table:table-cell office:value-type="float" office:value="137">
            <text:p>137</text:p>
          </table:table-cell>
          <table:table-cell table:formula="of:=[.F438]/[.A438]" office:value-type="float" office:value="1.00735294117647">
            <text:p>1.0073529412</text:p>
          </table:table-cell>
          <table:table-cell office:value-type="float" office:value="138">
            <text:p>138</text:p>
          </table:table-cell>
          <table:table-cell table:formula="of:=[.H438]/[.A438]" office:value-type="float" office:value="1.01470588235294">
            <text:p>1.0147058824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589">
            <text:p>589</text:p>
          </table:table-cell>
          <table:table-cell table:formula="of:=[.B439]/[.A439]" office:value-type="float" office:value="1.00856164383562">
            <text:p>1.0085616438</text:p>
          </table:table-cell>
          <table:table-cell office:value-type="float" office:value="582">
            <text:p>582</text:p>
          </table:table-cell>
          <table:table-cell table:formula="of:=[.D439]/[.A439]" office:value-type="float" office:value="0.996575342465753">
            <text:p>0.9965753425</text:p>
          </table:table-cell>
          <table:table-cell office:value-type="float" office:value="579">
            <text:p>579</text:p>
          </table:table-cell>
          <table:table-cell table:formula="of:=[.F439]/[.A439]" office:value-type="float" office:value="0.991438356164383">
            <text:p>0.9914383562</text:p>
          </table:table-cell>
          <table:table-cell office:value-type="float" office:value="591">
            <text:p>591</text:p>
          </table:table-cell>
          <table:table-cell table:formula="of:=[.H439]/[.A439]" office:value-type="float" office:value="1.01198630136986">
            <text:p>1.011986301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32">
            <text:p>132</text:p>
          </table:table-cell>
          <table:table-cell table:formula="of:=[.B440]/[.A440]" office:value-type="float" office:value="1.01538461538462">
            <text:p>1.0153846154</text:p>
          </table:table-cell>
          <table:table-cell office:value-type="float" office:value="134">
            <text:p>134</text:p>
          </table:table-cell>
          <table:table-cell table:formula="of:=[.D440]/[.A440]" office:value-type="float" office:value="1.03076923076923">
            <text:p>1.0307692308</text:p>
          </table:table-cell>
          <table:table-cell office:value-type="float" office:value="134">
            <text:p>134</text:p>
          </table:table-cell>
          <table:table-cell table:formula="of:=[.F440]/[.A440]" office:value-type="float" office:value="1.03076923076923">
            <text:p>1.0307692308</text:p>
          </table:table-cell>
          <table:table-cell office:value-type="float" office:value="133">
            <text:p>133</text:p>
          </table:table-cell>
          <table:table-cell table:formula="of:=[.H440]/[.A440]" office:value-type="float" office:value="1.02307692307692">
            <text:p>1.0230769231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374">
            <text:p>374</text:p>
          </table:table-cell>
          <table:table-cell table:formula="of:=[.B441]/[.A441]" office:value-type="float" office:value="1.01081081081081">
            <text:p>1.0108108108</text:p>
          </table:table-cell>
          <table:table-cell office:value-type="float" office:value="378">
            <text:p>378</text:p>
          </table:table-cell>
          <table:table-cell table:formula="of:=[.D441]/[.A441]" office:value-type="float" office:value="1.02162162162162">
            <text:p>1.0216216216</text:p>
          </table:table-cell>
          <table:table-cell office:value-type="float" office:value="259">
            <text:p>259</text:p>
          </table:table-cell>
          <table:table-cell table:formula="of:=[.F441]/[.A441]" office:value-type="float" office:value="0.7">
            <text:p>0.7</text:p>
          </table:table-cell>
          <table:table-cell office:value-type="float" office:value="375">
            <text:p>375</text:p>
          </table:table-cell>
          <table:table-cell table:formula="of:=[.H441]/[.A441]" office:value-type="float" office:value="1.01351351351351">
            <text:p>1.0135135135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382">
            <text:p>382</text:p>
          </table:table-cell>
          <table:table-cell table:formula="of:=[.B442]/[.A442]" office:value-type="float" office:value="1.01595744680851">
            <text:p>1.0159574468</text:p>
          </table:table-cell>
          <table:table-cell office:value-type="float" office:value="384">
            <text:p>384</text:p>
          </table:table-cell>
          <table:table-cell table:formula="of:=[.D442]/[.A442]" office:value-type="float" office:value="1.02127659574468">
            <text:p>1.0212765957</text:p>
          </table:table-cell>
          <table:table-cell office:value-type="float" office:value="523">
            <text:p>523</text:p>
          </table:table-cell>
          <table:table-cell table:formula="of:=[.F442]/[.A442]" office:value-type="float" office:value="1.39095744680851">
            <text:p>1.3909574468</text:p>
          </table:table-cell>
          <table:table-cell office:value-type="float" office:value="376">
            <text:p>376</text:p>
          </table:table-cell>
          <table:table-cell table:formula="of:=[.H442]/[.A442]" office:value-type="float" office:value="1">
            <text:p>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09">
            <text:p>209</text:p>
          </table:table-cell>
          <table:table-cell table:formula="of:=[.B443]/[.A443]" office:value-type="float" office:value="1.01951219512195">
            <text:p>1.0195121951</text:p>
          </table:table-cell>
          <table:table-cell office:value-type="float" office:value="209">
            <text:p>209</text:p>
          </table:table-cell>
          <table:table-cell table:formula="of:=[.D443]/[.A443]" office:value-type="float" office:value="1.01951219512195">
            <text:p>1.0195121951</text:p>
          </table:table-cell>
          <table:table-cell office:value-type="float" office:value="296">
            <text:p>296</text:p>
          </table:table-cell>
          <table:table-cell table:formula="of:=[.F443]/[.A443]" office:value-type="float" office:value="1.44390243902439">
            <text:p>1.443902439</text:p>
          </table:table-cell>
          <table:table-cell office:value-type="float" office:value="207">
            <text:p>207</text:p>
          </table:table-cell>
          <table:table-cell table:formula="of:=[.H443]/[.A443]" office:value-type="float" office:value="1.00975609756098">
            <text:p>1.009756097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table:formula="of:=[.B444]/[.A444]" office:value-type="float" office:value="0.994413407821229">
            <text:p>0.9944134078</text:p>
          </table:table-cell>
          <table:table-cell office:value-type="float" office:value="182">
            <text:p>182</text:p>
          </table:table-cell>
          <table:table-cell table:formula="of:=[.D444]/[.A444]" office:value-type="float" office:value="1.01675977653631">
            <text:p>1.0167597765</text:p>
          </table:table-cell>
          <table:table-cell office:value-type="float" office:value="236">
            <text:p>236</text:p>
          </table:table-cell>
          <table:table-cell table:formula="of:=[.F444]/[.A444]" office:value-type="float" office:value="1.31843575418994">
            <text:p>1.3184357542</text:p>
          </table:table-cell>
          <table:table-cell office:value-type="float" office:value="181">
            <text:p>181</text:p>
          </table:table-cell>
          <table:table-cell table:formula="of:=[.H444]/[.A444]" office:value-type="float" office:value="1.01117318435754">
            <text:p>1.011173184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formula="of:=[.B445]/[.A445]" office:value-type="float" office:value="1.01388888888889">
            <text:p>1.0138888889</text:p>
          </table:table-cell>
          <table:table-cell office:value-type="float" office:value="76">
            <text:p>76</text:p>
          </table:table-cell>
          <table:table-cell table:formula="of:=[.D445]/[.A445]" office:value-type="float" office:value="1.05555555555556">
            <text:p>1.0555555556</text:p>
          </table:table-cell>
          <table:table-cell office:value-type="float" office:value="78">
            <text:p>78</text:p>
          </table:table-cell>
          <table:table-cell table:formula="of:=[.F445]/[.A445]" office:value-type="float" office:value="1.08333333333333">
            <text:p>1.0833333333</text:p>
          </table:table-cell>
          <table:table-cell office:value-type="float" office:value="73">
            <text:p>73</text:p>
          </table:table-cell>
          <table:table-cell table:formula="of:=[.H445]/[.A445]" office:value-type="float" office:value="1.01388888888889">
            <text:p>1.013888888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85">
            <text:p>185</text:p>
          </table:table-cell>
          <table:table-cell table:formula="of:=[.B446]/[.A446]" office:value-type="float" office:value="1.05113636363636">
            <text:p>1.0511363636</text:p>
          </table:table-cell>
          <table:table-cell office:value-type="float" office:value="178">
            <text:p>178</text:p>
          </table:table-cell>
          <table:table-cell table:formula="of:=[.D446]/[.A446]" office:value-type="float" office:value="1.01136363636364">
            <text:p>1.0113636364</text:p>
          </table:table-cell>
          <table:table-cell office:value-type="float" office:value="182">
            <text:p>182</text:p>
          </table:table-cell>
          <table:table-cell table:formula="of:=[.F446]/[.A446]" office:value-type="float" office:value="1.03409090909091">
            <text:p>1.0340909091</text:p>
          </table:table-cell>
          <table:table-cell office:value-type="float" office:value="176">
            <text:p>176</text:p>
          </table:table-cell>
          <table:table-cell table:formula="of:=[.H446]/[.A446]" office:value-type="float" office:value="1">
            <text:p>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formula="of:=[.B447]/[.A447]" office:value-type="float" office:value="1.02173913043478">
            <text:p>1.0217391304</text:p>
          </table:table-cell>
          <table:table-cell office:value-type="float" office:value="96">
            <text:p>96</text:p>
          </table:table-cell>
          <table:table-cell table:formula="of:=[.D447]/[.A447]" office:value-type="float" office:value="1.04347826086957">
            <text:p>1.0434782609</text:p>
          </table:table-cell>
          <table:table-cell office:value-type="float" office:value="130">
            <text:p>130</text:p>
          </table:table-cell>
          <table:table-cell table:formula="of:=[.F447]/[.A447]" office:value-type="float" office:value="1.41304347826087">
            <text:p>1.4130434783</text:p>
          </table:table-cell>
          <table:table-cell office:value-type="float" office:value="95">
            <text:p>95</text:p>
          </table:table-cell>
          <table:table-cell table:formula="of:=[.H447]/[.A447]" office:value-type="float" office:value="1.03260869565217">
            <text:p>1.0326086957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718">
            <text:p>718</text:p>
          </table:table-cell>
          <table:table-cell table:formula="of:=[.B448]/[.A448]" office:value-type="float" office:value="1.0041958041958">
            <text:p>1.0041958042</text:p>
          </table:table-cell>
          <table:table-cell office:value-type="float" office:value="729">
            <text:p>729</text:p>
          </table:table-cell>
          <table:table-cell table:formula="of:=[.D448]/[.A448]" office:value-type="float" office:value="1.01958041958042">
            <text:p>1.0195804196</text:p>
          </table:table-cell>
          <table:table-cell office:value-type="float" office:value="986">
            <text:p>986</text:p>
          </table:table-cell>
          <table:table-cell table:formula="of:=[.F448]/[.A448]" office:value-type="float" office:value="1.37902097902098">
            <text:p>1.379020979</text:p>
          </table:table-cell>
          <table:table-cell office:value-type="float" office:value="721">
            <text:p>721</text:p>
          </table:table-cell>
          <table:table-cell table:formula="of:=[.H448]/[.A448]" office:value-type="float" office:value="1.00839160839161">
            <text:p>1.0083916084</text:p>
          </table:table-cell>
        </table:table-row>
        <table:table-row table:style-name="ro1">
          <table:table-cell table:number-columns-repeated="2" office:value-type="float" office:value="995">
            <text:p>995</text:p>
          </table:table-cell>
          <table:table-cell table:formula="of:=[.B449]/[.A449]" office:value-type="float" office:value="1">
            <text:p>1</text:p>
          </table:table-cell>
          <table:table-cell office:value-type="float" office:value="1004">
            <text:p>1004</text:p>
          </table:table-cell>
          <table:table-cell table:formula="of:=[.D449]/[.A449]" office:value-type="float" office:value="1.00904522613065">
            <text:p>1.0090452261</text:p>
          </table:table-cell>
          <table:table-cell office:value-type="float" office:value="1364">
            <text:p>1364</text:p>
          </table:table-cell>
          <table:table-cell table:formula="of:=[.F449]/[.A449]" office:value-type="float" office:value="1.37085427135678">
            <text:p>1.3708542714</text:p>
          </table:table-cell>
          <table:table-cell office:value-type="float" office:value="995">
            <text:p>995</text:p>
          </table:table-cell>
          <table:table-cell table:formula="of:=[.H449]/[.A449]" office:value-type="float" office:value="1">
            <text:p>1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694">
            <text:p>694</text:p>
          </table:table-cell>
          <table:table-cell table:formula="of:=[.B450]/[.A450]" office:value-type="float" office:value="1.023598820059">
            <text:p>1.0235988201</text:p>
          </table:table-cell>
          <table:table-cell office:value-type="float" office:value="686">
            <text:p>686</text:p>
          </table:table-cell>
          <table:table-cell table:formula="of:=[.D450]/[.A450]" office:value-type="float" office:value="1.0117994100295">
            <text:p>1.01179941</text:p>
          </table:table-cell>
          <table:table-cell office:value-type="float" office:value="814">
            <text:p>814</text:p>
          </table:table-cell>
          <table:table-cell table:formula="of:=[.F450]/[.A450]" office:value-type="float" office:value="1.20058997050147">
            <text:p>1.2005899705</text:p>
          </table:table-cell>
          <table:table-cell office:value-type="float" office:value="673">
            <text:p>673</text:p>
          </table:table-cell>
          <table:table-cell table:formula="of:=[.H450]/[.A450]" office:value-type="float" office:value="0.992625368731563">
            <text:p>0.992625368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5">
            <text:p>145</text:p>
          </table:table-cell>
          <table:table-cell table:formula="of:=[.B451]/[.A451]" office:value-type="float" office:value="0.97972972972973">
            <text:p>0.9797297297</text:p>
          </table:table-cell>
          <table:table-cell office:value-type="float" office:value="146">
            <text:p>146</text:p>
          </table:table-cell>
          <table:table-cell table:formula="of:=[.D451]/[.A451]" office:value-type="float" office:value="0.986486486486487">
            <text:p>0.9864864865</text:p>
          </table:table-cell>
          <table:table-cell office:value-type="float" office:value="154">
            <text:p>154</text:p>
          </table:table-cell>
          <table:table-cell table:formula="of:=[.F451]/[.A451]" office:value-type="float" office:value="1.04054054054054">
            <text:p>1.0405405405</text:p>
          </table:table-cell>
          <table:table-cell office:value-type="float" office:value="143">
            <text:p>143</text:p>
          </table:table-cell>
          <table:table-cell table:formula="of:=[.H451]/[.A451]" office:value-type="float" office:value="0.966216216216216">
            <text:p>0.966216216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39">
            <text:p>339</text:p>
          </table:table-cell>
          <table:table-cell table:formula="of:=[.B452]/[.A452]" office:value-type="float" office:value="0.988338192419825">
            <text:p>0.9883381924</text:p>
          </table:table-cell>
          <table:table-cell office:value-type="float" office:value="342">
            <text:p>342</text:p>
          </table:table-cell>
          <table:table-cell table:formula="of:=[.D452]/[.A452]" office:value-type="float" office:value="0.997084548104956">
            <text:p>0.9970845481</text:p>
          </table:table-cell>
          <table:table-cell office:value-type="float" office:value="324">
            <text:p>324</text:p>
          </table:table-cell>
          <table:table-cell table:formula="of:=[.F452]/[.A452]" office:value-type="float" office:value="0.944606413994169">
            <text:p>0.944606414</text:p>
          </table:table-cell>
          <table:table-cell office:value-type="float" office:value="340">
            <text:p>340</text:p>
          </table:table-cell>
          <table:table-cell table:formula="of:=[.H452]/[.A452]" office:value-type="float" office:value="0.991253644314869">
            <text:p>0.9912536443</text:p>
          </table:table-cell>
        </table:table-row>
        <table:table-row table:style-name="ro1">
          <table:table-cell table:number-columns-repeated="2" office:value-type="float" office:value="195">
            <text:p>195</text:p>
          </table:table-cell>
          <table:table-cell table:formula="of:=[.B453]/[.A453]" office:value-type="float" office:value="1">
            <text:p>1</text:p>
          </table:table-cell>
          <table:table-cell office:value-type="float" office:value="191">
            <text:p>191</text:p>
          </table:table-cell>
          <table:table-cell table:formula="of:=[.D453]/[.A453]" office:value-type="float" office:value="0.979487179487179">
            <text:p>0.9794871795</text:p>
          </table:table-cell>
          <table:table-cell office:value-type="float" office:value="213">
            <text:p>213</text:p>
          </table:table-cell>
          <table:table-cell table:formula="of:=[.F453]/[.A453]" office:value-type="float" office:value="1.09230769230769">
            <text:p>1.0923076923</text:p>
          </table:table-cell>
          <table:table-cell office:value-type="float" office:value="191">
            <text:p>191</text:p>
          </table:table-cell>
          <table:table-cell table:formula="of:=[.H453]/[.A453]" office:value-type="float" office:value="0.979487179487179">
            <text:p>0.9794871795</text:p>
          </table:table-cell>
        </table:table-row>
        <table:table-row table:style-name="ro1">
          <table:table-cell table:number-columns-repeated="2" office:value-type="float" office:value="199">
            <text:p>199</text:p>
          </table:table-cell>
          <table:table-cell table:formula="of:=[.B454]/[.A454]"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D454]/[.A454]" office:value-type="float" office:value="1.00502512562814">
            <text:p>1.0050251256</text:p>
          </table:table-cell>
          <table:table-cell office:value-type="float" office:value="257">
            <text:p>257</text:p>
          </table:table-cell>
          <table:table-cell table:formula="of:=[.F454]/[.A454]" office:value-type="float" office:value="1.29145728643216">
            <text:p>1.2914572864</text:p>
          </table:table-cell>
          <table:table-cell office:value-type="float" office:value="200">
            <text:p>200</text:p>
          </table:table-cell>
          <table:table-cell table:formula="of:=[.H454]/[.A454]" office:value-type="float" office:value="1.00502512562814">
            <text:p>1.005025125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96">
            <text:p>196</text:p>
          </table:table-cell>
          <table:table-cell table:formula="of:=[.B455]/[.A455]" office:value-type="float" office:value="0.98989898989899">
            <text:p>0.9898989899</text:p>
          </table:table-cell>
          <table:table-cell office:value-type="float" office:value="197">
            <text:p>197</text:p>
          </table:table-cell>
          <table:table-cell table:formula="of:=[.D455]/[.A455]" office:value-type="float" office:value="0.994949494949495">
            <text:p>0.9949494949</text:p>
          </table:table-cell>
          <table:table-cell office:value-type="float" office:value="223">
            <text:p>223</text:p>
          </table:table-cell>
          <table:table-cell table:formula="of:=[.F455]/[.A455]" office:value-type="float" office:value="1.12626262626263">
            <text:p>1.1262626263</text:p>
          </table:table-cell>
          <table:table-cell office:value-type="float" office:value="200">
            <text:p>200</text:p>
          </table:table-cell>
          <table:table-cell table:formula="of:=[.H455]/[.A455]" office:value-type="float" office:value="1.01010101010101">
            <text:p>1.010101010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table:formula="of:=[.B456]/[.A456]" office:value-type="float" office:value="0.980263157894737">
            <text:p>0.9802631579</text:p>
          </table:table-cell>
          <table:table-cell office:value-type="float" office:value="155">
            <text:p>155</text:p>
          </table:table-cell>
          <table:table-cell table:formula="of:=[.D456]/[.A456]" office:value-type="float" office:value="1.01973684210526">
            <text:p>1.0197368421</text:p>
          </table:table-cell>
          <table:table-cell office:value-type="float" office:value="164">
            <text:p>164</text:p>
          </table:table-cell>
          <table:table-cell table:formula="of:=[.F456]/[.A456]" office:value-type="float" office:value="1.07894736842105">
            <text:p>1.0789473684</text:p>
          </table:table-cell>
          <table:table-cell office:value-type="float" office:value="159">
            <text:p>159</text:p>
          </table:table-cell>
          <table:table-cell table:formula="of:=[.H456]/[.A456]" office:value-type="float" office:value="1.04605263157895">
            <text:p>1.046052631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26">
            <text:p>326</text:p>
          </table:table-cell>
          <table:table-cell table:formula="of:=[.B457]/[.A457]" office:value-type="float" office:value="0.99390243902439">
            <text:p>0.993902439</text:p>
          </table:table-cell>
          <table:table-cell office:value-type="float" office:value="327">
            <text:p>327</text:p>
          </table:table-cell>
          <table:table-cell table:formula="of:=[.D457]/[.A457]" office:value-type="float" office:value="0.996951219512195">
            <text:p>0.9969512195</text:p>
          </table:table-cell>
          <table:table-cell office:value-type="float" office:value="454">
            <text:p>454</text:p>
          </table:table-cell>
          <table:table-cell table:formula="of:=[.F457]/[.A457]" office:value-type="float" office:value="1.38414634146341">
            <text:p>1.3841463415</text:p>
          </table:table-cell>
          <table:table-cell office:value-type="float" office:value="332">
            <text:p>332</text:p>
          </table:table-cell>
          <table:table-cell table:formula="of:=[.H457]/[.A457]" office:value-type="float" office:value="1.01219512195122">
            <text:p>1.012195122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1360">
            <text:p>1360</text:p>
          </table:table-cell>
          <table:table-cell table:formula="of:=[.B458]/[.A458]" office:value-type="float" office:value="1.00369003690037">
            <text:p>1.0036900369</text:p>
          </table:table-cell>
          <table:table-cell office:value-type="float" office:value="1389">
            <text:p>1389</text:p>
          </table:table-cell>
          <table:table-cell table:formula="of:=[.D458]/[.A458]" office:value-type="float" office:value="1.02509225092251">
            <text:p>1.0250922509</text:p>
          </table:table-cell>
          <table:table-cell office:value-type="float" office:value="1476">
            <text:p>1476</text:p>
          </table:table-cell>
          <table:table-cell table:formula="of:=[.F458]/[.A458]" office:value-type="float" office:value="1.08929889298893">
            <text:p>1.089298893</text:p>
          </table:table-cell>
          <table:table-cell office:value-type="float" office:value="1361">
            <text:p>1361</text:p>
          </table:table-cell>
          <table:table-cell table:formula="of:=[.H458]/[.A458]" office:value-type="float" office:value="1.00442804428044">
            <text:p>1.0044280443</text:p>
          </table:table-cell>
        </table:table-row>
        <table:table-row table:style-name="ro1">
          <table:table-cell table:number-columns-repeated="2" office:value-type="float" office:value="160">
            <text:p>160</text:p>
          </table:table-cell>
          <table:table-cell table:formula="of:=[.B459]/[.A459]" office:value-type="float" office:value="1">
            <text:p>1</text:p>
          </table:table-cell>
          <table:table-cell office:value-type="float" office:value="160">
            <text:p>160</text:p>
          </table:table-cell>
          <table:table-cell table:formula="of:=[.D459]/[.A459]" office:value-type="float" office:value="1">
            <text:p>1</text:p>
          </table:table-cell>
          <table:table-cell office:value-type="float" office:value="164">
            <text:p>164</text:p>
          </table:table-cell>
          <table:table-cell table:formula="of:=[.F459]/[.A459]" office:value-type="float" office:value="1.025">
            <text:p>1.025</text:p>
          </table:table-cell>
          <table:table-cell office:value-type="float" office:value="164">
            <text:p>164</text:p>
          </table:table-cell>
          <table:table-cell table:formula="of:=[.H459]/[.A459]" office:value-type="float" office:value="1.025">
            <text:p>1.02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69">
            <text:p>269</text:p>
          </table:table-cell>
          <table:table-cell table:formula="of:=[.B460]/[.A460]" office:value-type="float" office:value="1.00373134328358">
            <text:p>1.0037313433</text:p>
          </table:table-cell>
          <table:table-cell office:value-type="float" office:value="272">
            <text:p>272</text:p>
          </table:table-cell>
          <table:table-cell table:formula="of:=[.D460]/[.A460]" office:value-type="float" office:value="1.01492537313433">
            <text:p>1.0149253731</text:p>
          </table:table-cell>
          <table:table-cell office:value-type="float" office:value="315">
            <text:p>315</text:p>
          </table:table-cell>
          <table:table-cell table:formula="of:=[.F460]/[.A460]" office:value-type="float" office:value="1.17537313432836">
            <text:p>1.1753731343</text:p>
          </table:table-cell>
          <table:table-cell office:value-type="float" office:value="279">
            <text:p>279</text:p>
          </table:table-cell>
          <table:table-cell table:formula="of:=[.H460]/[.A460]" office:value-type="float" office:value="1.0410447761194">
            <text:p>1.041044776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table:formula="of:=[.B461]/[.A461]" office:value-type="float" office:value="1.00497512437811">
            <text:p>1.0049751244</text:p>
          </table:table-cell>
          <table:table-cell office:value-type="float" office:value="204">
            <text:p>204</text:p>
          </table:table-cell>
          <table:table-cell table:formula="of:=[.D461]/[.A461]" office:value-type="float" office:value="1.01492537313433">
            <text:p>1.0149253731</text:p>
          </table:table-cell>
          <table:table-cell office:value-type="float" office:value="327">
            <text:p>327</text:p>
          </table:table-cell>
          <table:table-cell table:formula="of:=[.F461]/[.A461]" office:value-type="float" office:value="1.62686567164179">
            <text:p>1.6268656716</text:p>
          </table:table-cell>
          <table:table-cell office:value-type="float" office:value="212">
            <text:p>212</text:p>
          </table:table-cell>
          <table:table-cell table:formula="of:=[.H461]/[.A461]" office:value-type="float" office:value="1.0547263681592">
            <text:p>1.0547263682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550">
            <text:p>550</text:p>
          </table:table-cell>
          <table:table-cell table:formula="of:=[.B462]/[.A462]" office:value-type="float" office:value="1.00182149362477">
            <text:p>1.0018214936</text:p>
          </table:table-cell>
          <table:table-cell office:value-type="float" office:value="555">
            <text:p>555</text:p>
          </table:table-cell>
          <table:table-cell table:formula="of:=[.D462]/[.A462]" office:value-type="float" office:value="1.01092896174863">
            <text:p>1.0109289617</text:p>
          </table:table-cell>
          <table:table-cell office:value-type="float" office:value="666">
            <text:p>666</text:p>
          </table:table-cell>
          <table:table-cell table:formula="of:=[.F462]/[.A462]" office:value-type="float" office:value="1.21311475409836">
            <text:p>1.2131147541</text:p>
          </table:table-cell>
          <table:table-cell office:value-type="float" office:value="557">
            <text:p>557</text:p>
          </table:table-cell>
          <table:table-cell table:formula="of:=[.H462]/[.A462]" office:value-type="float" office:value="1.01457194899818">
            <text:p>1.01457194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2">
            <text:p>172</text:p>
          </table:table-cell>
          <table:table-cell table:formula="of:=[.B463]/[.A463]" office:value-type="float" office:value="1.01775147928994">
            <text:p>1.0177514793</text:p>
          </table:table-cell>
          <table:table-cell office:value-type="float" office:value="172">
            <text:p>172</text:p>
          </table:table-cell>
          <table:table-cell table:formula="of:=[.D463]/[.A463]" office:value-type="float" office:value="1.01775147928994">
            <text:p>1.0177514793</text:p>
          </table:table-cell>
          <table:table-cell office:value-type="float" office:value="185">
            <text:p>185</text:p>
          </table:table-cell>
          <table:table-cell table:formula="of:=[.F463]/[.A463]" office:value-type="float" office:value="1.09467455621302">
            <text:p>1.0946745562</text:p>
          </table:table-cell>
          <table:table-cell office:value-type="float" office:value="177">
            <text:p>177</text:p>
          </table:table-cell>
          <table:table-cell table:formula="of:=[.H463]/[.A463]" office:value-type="float" office:value="1.04733727810651">
            <text:p>1.047337278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99">
            <text:p>399</text:p>
          </table:table-cell>
          <table:table-cell table:formula="of:=[.B464]/[.A464]" office:value-type="float" office:value="0.9975">
            <text:p>0.9975</text:p>
          </table:table-cell>
          <table:table-cell office:value-type="float" office:value="402">
            <text:p>402</text:p>
          </table:table-cell>
          <table:table-cell table:formula="of:=[.D464]/[.A464]" office:value-type="float" office:value="1.005">
            <text:p>1.005</text:p>
          </table:table-cell>
          <table:table-cell office:value-type="float" office:value="397">
            <text:p>397</text:p>
          </table:table-cell>
          <table:table-cell table:formula="of:=[.F464]/[.A464]" office:value-type="float" office:value="0.9925">
            <text:p>0.9925</text:p>
          </table:table-cell>
          <table:table-cell office:value-type="float" office:value="404">
            <text:p>404</text:p>
          </table:table-cell>
          <table:table-cell table:formula="of:=[.H464]/[.A464]" office:value-type="float" office:value="1.01">
            <text:p>1.0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table:formula="of:=[.B465]/[.A465]" office:value-type="float" office:value="1.00751879699248">
            <text:p>1.007518797</text:p>
          </table:table-cell>
          <table:table-cell office:value-type="float" office:value="136">
            <text:p>136</text:p>
          </table:table-cell>
          <table:table-cell table:formula="of:=[.D465]/[.A465]" office:value-type="float" office:value="1.02255639097744">
            <text:p>1.022556391</text:p>
          </table:table-cell>
          <table:table-cell office:value-type="float" office:value="136">
            <text:p>136</text:p>
          </table:table-cell>
          <table:table-cell table:formula="of:=[.F465]/[.A465]" office:value-type="float" office:value="1.02255639097744">
            <text:p>1.022556391</text:p>
          </table:table-cell>
          <table:table-cell office:value-type="float" office:value="135">
            <text:p>135</text:p>
          </table:table-cell>
          <table:table-cell table:formula="of:=[.H465]/[.A465]" office:value-type="float" office:value="1.01503759398496">
            <text:p>1.01503759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82">
            <text:p>282</text:p>
          </table:table-cell>
          <table:table-cell table:formula="of:=[.B466]/[.A466]" office:value-type="float" office:value="1.00355871886121">
            <text:p>1.0035587189</text:p>
          </table:table-cell>
          <table:table-cell office:value-type="float" office:value="286">
            <text:p>286</text:p>
          </table:table-cell>
          <table:table-cell table:formula="of:=[.D466]/[.A466]" office:value-type="float" office:value="1.01779359430605">
            <text:p>1.0177935943</text:p>
          </table:table-cell>
          <table:table-cell office:value-type="float" office:value="318">
            <text:p>318</text:p>
          </table:table-cell>
          <table:table-cell table:formula="of:=[.F466]/[.A466]" office:value-type="float" office:value="1.13167259786477">
            <text:p>1.1316725979</text:p>
          </table:table-cell>
          <table:table-cell office:value-type="float" office:value="286">
            <text:p>286</text:p>
          </table:table-cell>
          <table:table-cell table:formula="of:=[.H466]/[.A466]" office:value-type="float" office:value="1.01779359430605">
            <text:p>1.017793594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table:formula="of:=[.B467]/[.A467]" office:value-type="float" office:value="0.992366412213741">
            <text:p>0.9923664122</text:p>
          </table:table-cell>
          <table:table-cell office:value-type="float" office:value="133">
            <text:p>133</text:p>
          </table:table-cell>
          <table:table-cell table:formula="of:=[.D467]/[.A467]" office:value-type="float" office:value="1.01526717557252">
            <text:p>1.0152671756</text:p>
          </table:table-cell>
          <table:table-cell office:value-type="float" office:value="132">
            <text:p>132</text:p>
          </table:table-cell>
          <table:table-cell table:formula="of:=[.F467]/[.A467]" office:value-type="float" office:value="1.00763358778626">
            <text:p>1.0076335878</text:p>
          </table:table-cell>
          <table:table-cell office:value-type="float" office:value="131">
            <text:p>131</text:p>
          </table:table-cell>
          <table:table-cell table:formula="of:=[.H467]/[.A467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27">
            <text:p>127</text:p>
          </table:table-cell>
          <table:table-cell table:formula="of:=[.B468]/[.A468]"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D468]/[.A468]" office:value-type="float" office:value="1.00787401574803">
            <text:p>1.0078740157</text:p>
          </table:table-cell>
          <table:table-cell office:value-type="float" office:value="151">
            <text:p>151</text:p>
          </table:table-cell>
          <table:table-cell table:formula="of:=[.F468]/[.A468]" office:value-type="float" office:value="1.18897637795276">
            <text:p>1.188976378</text:p>
          </table:table-cell>
          <table:table-cell office:value-type="float" office:value="127">
            <text:p>127</text:p>
          </table:table-cell>
          <table:table-cell table:formula="of:=[.H468]/[.A468]" office:value-type="float" office:value="1">
            <text:p>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table:formula="of:=[.B469]/[.A469]" office:value-type="float" office:value="1.00523560209424">
            <text:p>1.0052356021</text:p>
          </table:table-cell>
          <table:table-cell office:value-type="float" office:value="197">
            <text:p>197</text:p>
          </table:table-cell>
          <table:table-cell table:formula="of:=[.D469]/[.A469]" office:value-type="float" office:value="1.03141361256545">
            <text:p>1.0314136126</text:p>
          </table:table-cell>
          <table:table-cell office:value-type="float" office:value="266">
            <text:p>266</text:p>
          </table:table-cell>
          <table:table-cell table:formula="of:=[.F469]/[.A469]" office:value-type="float" office:value="1.39267015706806">
            <text:p>1.3926701571</text:p>
          </table:table-cell>
          <table:table-cell office:value-type="float" office:value="192">
            <text:p>192</text:p>
          </table:table-cell>
          <table:table-cell table:formula="of:=[.H469]/[.A469]" office:value-type="float" office:value="1.00523560209424">
            <text:p>1.005235602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table:formula="of:=[.B470]/[.A470]" office:value-type="float" office:value="1.01515151515152">
            <text:p>1.0151515152</text:p>
          </table:table-cell>
          <table:table-cell office:value-type="float" office:value="135">
            <text:p>135</text:p>
          </table:table-cell>
          <table:table-cell table:formula="of:=[.D470]/[.A470]" office:value-type="float" office:value="1.02272727272727">
            <text:p>1.0227272727</text:p>
          </table:table-cell>
          <table:table-cell office:value-type="float" office:value="134">
            <text:p>134</text:p>
          </table:table-cell>
          <table:table-cell table:formula="of:=[.F470]/[.A470]" office:value-type="float" office:value="1.01515151515152">
            <text:p>1.0151515152</text:p>
          </table:table-cell>
          <table:table-cell office:value-type="float" office:value="135">
            <text:p>135</text:p>
          </table:table-cell>
          <table:table-cell table:formula="of:=[.H470]/[.A470]" office:value-type="float" office:value="1.02272727272727">
            <text:p>1.0227272727</text:p>
          </table:table-cell>
        </table:table-row>
        <table:table-row table:style-name="ro1">
          <table:table-cell table:number-columns-repeated="2" office:value-type="float" office:value="199">
            <text:p>199</text:p>
          </table:table-cell>
          <table:table-cell table:formula="of:=[.B471]/[.A471]" office:value-type="float" office:value="1">
            <text:p>1</text:p>
          </table:table-cell>
          <table:table-cell office:value-type="float" office:value="200">
            <text:p>200</text:p>
          </table:table-cell>
          <table:table-cell table:formula="of:=[.D471]/[.A471]" office:value-type="float" office:value="1.00502512562814">
            <text:p>1.0050251256</text:p>
          </table:table-cell>
          <table:table-cell office:value-type="float" office:value="233">
            <text:p>233</text:p>
          </table:table-cell>
          <table:table-cell table:formula="of:=[.F471]/[.A471]" office:value-type="float" office:value="1.17085427135678">
            <text:p>1.1708542714</text:p>
          </table:table-cell>
          <table:table-cell office:value-type="float" office:value="199">
            <text:p>199</text:p>
          </table:table-cell>
          <table:table-cell table:formula="of:=[.H471]/[.A471]" office:value-type="float" office:value="1">
            <text:p>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0">
            <text:p>170</text:p>
          </table:table-cell>
          <table:table-cell table:formula="of:=[.B472]/[.A472]" office:value-type="float" office:value="0.982658959537572">
            <text:p>0.9826589595</text:p>
          </table:table-cell>
          <table:table-cell office:value-type="float" office:value="175">
            <text:p>175</text:p>
          </table:table-cell>
          <table:table-cell table:formula="of:=[.D472]/[.A472]" office:value-type="float" office:value="1.01156069364162">
            <text:p>1.0115606936</text:p>
          </table:table-cell>
          <table:table-cell office:value-type="float" office:value="177">
            <text:p>177</text:p>
          </table:table-cell>
          <table:table-cell table:formula="of:=[.F472]/[.A472]" office:value-type="float" office:value="1.02312138728324">
            <text:p>1.0231213873</text:p>
          </table:table-cell>
          <table:table-cell office:value-type="float" office:value="171">
            <text:p>171</text:p>
          </table:table-cell>
          <table:table-cell table:formula="of:=[.H472]/[.A472]" office:value-type="float" office:value="0.988439306358382">
            <text:p>0.9884393064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table:formula="of:=[.B473]/[.A473]" office:value-type="float" office:value="1.00526315789474">
            <text:p>1.0052631579</text:p>
          </table:table-cell>
          <table:table-cell office:value-type="float" office:value="193">
            <text:p>193</text:p>
          </table:table-cell>
          <table:table-cell table:formula="of:=[.D473]/[.A473]" office:value-type="float" office:value="1.01578947368421">
            <text:p>1.0157894737</text:p>
          </table:table-cell>
          <table:table-cell office:value-type="float" office:value="249">
            <text:p>249</text:p>
          </table:table-cell>
          <table:table-cell table:formula="of:=[.F473]/[.A473]" office:value-type="float" office:value="1.31052631578947">
            <text:p>1.3105263158</text:p>
          </table:table-cell>
          <table:table-cell office:value-type="float" office:value="193">
            <text:p>193</text:p>
          </table:table-cell>
          <table:table-cell table:formula="of:=[.H473]/[.A473]" office:value-type="float" office:value="1.01578947368421">
            <text:p>1.015789473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table:formula="of:=[.B474]/[.A474]" office:value-type="float" office:value="1.01204819277108">
            <text:p>1.0120481928</text:p>
          </table:table-cell>
          <table:table-cell office:value-type="float" office:value="86">
            <text:p>86</text:p>
          </table:table-cell>
          <table:table-cell table:formula="of:=[.D474]/[.A474]" office:value-type="float" office:value="1.03614457831325">
            <text:p>1.0361445783</text:p>
          </table:table-cell>
          <table:table-cell office:value-type="float" office:value="89">
            <text:p>89</text:p>
          </table:table-cell>
          <table:table-cell table:formula="of:=[.F474]/[.A474]" office:value-type="float" office:value="1.07228915662651">
            <text:p>1.0722891566</text:p>
          </table:table-cell>
          <table:table-cell office:value-type="float" office:value="82">
            <text:p>82</text:p>
          </table:table-cell>
          <table:table-cell table:formula="of:=[.H474]/[.A474]" office:value-type="float" office:value="0.987951807228916">
            <text:p>0.987951807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table:formula="of:=[.B475]/[.A475]" office:value-type="float" office:value="1.02702702702703">
            <text:p>1.027027027</text:p>
          </table:table-cell>
          <table:table-cell office:value-type="float" office:value="114">
            <text:p>114</text:p>
          </table:table-cell>
          <table:table-cell table:formula="of:=[.D475]/[.A475]" office:value-type="float" office:value="1.02702702702703">
            <text:p>1.027027027</text:p>
          </table:table-cell>
          <table:table-cell office:value-type="float" office:value="154">
            <text:p>154</text:p>
          </table:table-cell>
          <table:table-cell table:formula="of:=[.F475]/[.A475]" office:value-type="float" office:value="1.38738738738739">
            <text:p>1.3873873874</text:p>
          </table:table-cell>
          <table:table-cell office:value-type="float" office:value="120">
            <text:p>120</text:p>
          </table:table-cell>
          <table:table-cell table:formula="of:=[.H475]/[.A475]" office:value-type="float" office:value="1.08108108108108">
            <text:p>1.081081081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08">
            <text:p>208</text:p>
          </table:table-cell>
          <table:table-cell table:formula="of:=[.B476]/[.A476]" office:value-type="float" office:value="1.00970873786408">
            <text:p>1.0097087379</text:p>
          </table:table-cell>
          <table:table-cell office:value-type="float" office:value="210">
            <text:p>210</text:p>
          </table:table-cell>
          <table:table-cell table:formula="of:=[.D476]/[.A476]" office:value-type="float" office:value="1.01941747572816">
            <text:p>1.0194174757</text:p>
          </table:table-cell>
          <table:table-cell office:value-type="float" office:value="292">
            <text:p>292</text:p>
          </table:table-cell>
          <table:table-cell table:formula="of:=[.F476]/[.A476]" office:value-type="float" office:value="1.41747572815534">
            <text:p>1.4174757282</text:p>
          </table:table-cell>
          <table:table-cell office:value-type="float" office:value="208">
            <text:p>208</text:p>
          </table:table-cell>
          <table:table-cell table:formula="of:=[.H476]/[.A476]" office:value-type="float" office:value="1.00970873786408">
            <text:p>1.009708737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table:formula="of:=[.B477]/[.A477]" office:value-type="float" office:value="1.01428571428571">
            <text:p>1.0142857143</text:p>
          </table:table-cell>
          <table:table-cell office:value-type="float" office:value="142">
            <text:p>142</text:p>
          </table:table-cell>
          <table:table-cell table:formula="of:=[.D477]/[.A477]" office:value-type="float" office:value="1.01428571428571">
            <text:p>1.0142857143</text:p>
          </table:table-cell>
          <table:table-cell office:value-type="float" office:value="147">
            <text:p>147</text:p>
          </table:table-cell>
          <table:table-cell table:formula="of:=[.F477]/[.A477]" office:value-type="float" office:value="1.05">
            <text:p>1.05</text:p>
          </table:table-cell>
          <table:table-cell office:value-type="float" office:value="142">
            <text:p>142</text:p>
          </table:table-cell>
          <table:table-cell table:formula="of:=[.H477]/[.A477]" office:value-type="float" office:value="1.01428571428571">
            <text:p>1.014285714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table:formula="of:=[.B478]/[.A478]" office:value-type="float" office:value="1.00757575757576">
            <text:p>1.0075757576</text:p>
          </table:table-cell>
          <table:table-cell office:value-type="float" office:value="133">
            <text:p>133</text:p>
          </table:table-cell>
          <table:table-cell table:formula="of:=[.D478]/[.A478]" office:value-type="float" office:value="1.00757575757576">
            <text:p>1.0075757576</text:p>
          </table:table-cell>
          <table:table-cell office:value-type="float" office:value="132">
            <text:p>132</text:p>
          </table:table-cell>
          <table:table-cell table:formula="of:=[.F478]/[.A478]" office:value-type="float" office:value="1">
            <text:p>1</text:p>
          </table:table-cell>
          <table:table-cell office:value-type="float" office:value="132">
            <text:p>132</text:p>
          </table:table-cell>
          <table:table-cell table:formula="of:=[.H478]/[.A478]" office:value-type="float" office:value="1">
            <text:p>1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77">
            <text:p>177</text:p>
          </table:table-cell>
          <table:table-cell table:formula="of:=[.B479]/[.A479]" office:value-type="float" office:value="1.01142857142857">
            <text:p>1.0114285714</text:p>
          </table:table-cell>
          <table:table-cell office:value-type="float" office:value="178">
            <text:p>178</text:p>
          </table:table-cell>
          <table:table-cell table:formula="of:=[.D479]/[.A479]" office:value-type="float" office:value="1.01714285714286">
            <text:p>1.0171428571</text:p>
          </table:table-cell>
          <table:table-cell office:value-type="float" office:value="184">
            <text:p>184</text:p>
          </table:table-cell>
          <table:table-cell table:formula="of:=[.F479]/[.A479]" office:value-type="float" office:value="1.05142857142857">
            <text:p>1.0514285714</text:p>
          </table:table-cell>
          <table:table-cell office:value-type="float" office:value="175">
            <text:p>175</text:p>
          </table:table-cell>
          <table:table-cell table:formula="of:=[.H479]/[.A479]" office:value-type="float" office:value="1">
            <text:p>1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92">
            <text:p>192</text:p>
          </table:table-cell>
          <table:table-cell table:formula="of:=[.B480]/[.A480]" office:value-type="float" office:value="1.01587301587302">
            <text:p>1.0158730159</text:p>
          </table:table-cell>
          <table:table-cell office:value-type="float" office:value="194">
            <text:p>194</text:p>
          </table:table-cell>
          <table:table-cell table:formula="of:=[.D480]/[.A480]" office:value-type="float" office:value="1.02645502645503">
            <text:p>1.0264550265</text:p>
          </table:table-cell>
          <table:table-cell office:value-type="float" office:value="263">
            <text:p>263</text:p>
          </table:table-cell>
          <table:table-cell table:formula="of:=[.F480]/[.A480]" office:value-type="float" office:value="1.39153439153439">
            <text:p>1.3915343915</text:p>
          </table:table-cell>
          <table:table-cell office:value-type="float" office:value="191">
            <text:p>191</text:p>
          </table:table-cell>
          <table:table-cell table:formula="of:=[.H480]/[.A480]" office:value-type="float" office:value="1.01058201058201">
            <text:p>1.010582010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372">
            <text:p>372</text:p>
          </table:table-cell>
          <table:table-cell table:formula="of:=[.B481]/[.A481]" office:value-type="float" office:value="1.00813008130081">
            <text:p>1.0081300813</text:p>
          </table:table-cell>
          <table:table-cell office:value-type="float" office:value="382">
            <text:p>382</text:p>
          </table:table-cell>
          <table:table-cell table:formula="of:=[.D481]/[.A481]" office:value-type="float" office:value="1.03523035230352">
            <text:p>1.0352303523</text:p>
          </table:table-cell>
          <table:table-cell office:value-type="float" office:value="592">
            <text:p>592</text:p>
          </table:table-cell>
          <table:table-cell table:formula="of:=[.F481]/[.A481]" office:value-type="float" office:value="1.60433604336043">
            <text:p>1.6043360434</text:p>
          </table:table-cell>
          <table:table-cell office:value-type="float" office:value="373">
            <text:p>373</text:p>
          </table:table-cell>
          <table:table-cell table:formula="of:=[.H481]/[.A481]" office:value-type="float" office:value="1.01084010840108">
            <text:p>1.0108401084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404">
            <text:p>404</text:p>
          </table:table-cell>
          <table:table-cell table:formula="of:=[.B482]/[.A482]" office:value-type="float" office:value="1.0074812967581">
            <text:p>1.0074812968</text:p>
          </table:table-cell>
          <table:table-cell office:value-type="float" office:value="414">
            <text:p>414</text:p>
          </table:table-cell>
          <table:table-cell table:formula="of:=[.D482]/[.A482]" office:value-type="float" office:value="1.03241895261845">
            <text:p>1.0324189526</text:p>
          </table:table-cell>
          <table:table-cell office:value-type="float" office:value="435">
            <text:p>435</text:p>
          </table:table-cell>
          <table:table-cell table:formula="of:=[.F482]/[.A482]" office:value-type="float" office:value="1.08478802992519">
            <text:p>1.0847880299</text:p>
          </table:table-cell>
          <table:table-cell office:value-type="float" office:value="402">
            <text:p>402</text:p>
          </table:table-cell>
          <table:table-cell table:formula="of:=[.H482]/[.A482]" office:value-type="float" office:value="1.00249376558603">
            <text:p>1.002493765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table:formula="of:=[.B483]/[.A483]" office:value-type="float" office:value="1.02631578947368">
            <text:p>1.0263157895</text:p>
          </table:table-cell>
          <table:table-cell office:value-type="float" office:value="86">
            <text:p>86</text:p>
          </table:table-cell>
          <table:table-cell table:formula="of:=[.D483]/[.A483]" office:value-type="float" office:value="1.13157894736842">
            <text:p>1.1315789474</text:p>
          </table:table-cell>
          <table:table-cell office:value-type="float" office:value="87">
            <text:p>87</text:p>
          </table:table-cell>
          <table:table-cell table:formula="of:=[.F483]/[.A483]" office:value-type="float" office:value="1.14473684210526">
            <text:p>1.1447368421</text:p>
          </table:table-cell>
          <table:table-cell office:value-type="float" office:value="78">
            <text:p>78</text:p>
          </table:table-cell>
          <table:table-cell table:formula="of:=[.H483]/[.A483]" office:value-type="float" office:value="1.02631578947368">
            <text:p>1.026315789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410">
            <text:p>410</text:p>
          </table:table-cell>
          <table:table-cell table:formula="of:=[.B484]/[.A484]" office:value-type="float" office:value="1.01234567901235">
            <text:p>1.012345679</text:p>
          </table:table-cell>
          <table:table-cell office:value-type="float" office:value="421">
            <text:p>421</text:p>
          </table:table-cell>
          <table:table-cell table:formula="of:=[.D484]/[.A484]" office:value-type="float" office:value="1.03950617283951">
            <text:p>1.0395061728</text:p>
          </table:table-cell>
          <table:table-cell office:value-type="float" office:value="327">
            <text:p>327</text:p>
          </table:table-cell>
          <table:table-cell table:formula="of:=[.F484]/[.A484]" office:value-type="float" office:value="0.807407407407407">
            <text:p>0.8074074074</text:p>
          </table:table-cell>
          <table:table-cell office:value-type="float" office:value="410">
            <text:p>410</text:p>
          </table:table-cell>
          <table:table-cell table:formula="of:=[.H484]/[.A484]" office:value-type="float" office:value="1.01234567901235">
            <text:p>1.012345679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453">
            <text:p>453</text:p>
          </table:table-cell>
          <table:table-cell table:formula="of:=[.B485]/[.A485]" office:value-type="float" office:value="1.00443458980044">
            <text:p>1.0044345898</text:p>
          </table:table-cell>
          <table:table-cell office:value-type="float" office:value="452">
            <text:p>452</text:p>
          </table:table-cell>
          <table:table-cell table:formula="of:=[.D485]/[.A485]" office:value-type="float" office:value="1.00221729490022">
            <text:p>1.0022172949</text:p>
          </table:table-cell>
          <table:table-cell office:value-type="float" office:value="710">
            <text:p>710</text:p>
          </table:table-cell>
          <table:table-cell table:formula="of:=[.F485]/[.A485]" office:value-type="float" office:value="1.57427937915743">
            <text:p>1.5742793792</text:p>
          </table:table-cell>
          <table:table-cell office:value-type="float" office:value="452">
            <text:p>452</text:p>
          </table:table-cell>
          <table:table-cell table:formula="of:=[.H485]/[.A485]" office:value-type="float" office:value="1.00221729490022">
            <text:p>1.002217294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formula="of:=[.B486]/[.A486]" office:value-type="float" office:value="1.01111111111111">
            <text:p>1.0111111111</text:p>
          </table:table-cell>
          <table:table-cell office:value-type="float" office:value="181">
            <text:p>181</text:p>
          </table:table-cell>
          <table:table-cell table:formula="of:=[.D486]/[.A486]" office:value-type="float" office:value="1.00555555555556">
            <text:p>1.0055555556</text:p>
          </table:table-cell>
          <table:table-cell office:value-type="float" office:value="392">
            <text:p>392</text:p>
          </table:table-cell>
          <table:table-cell table:formula="of:=[.F486]/[.A486]" office:value-type="float" office:value="2.17777777777778">
            <text:p>2.1777777778</text:p>
          </table:table-cell>
          <table:table-cell office:value-type="float" office:value="187">
            <text:p>187</text:p>
          </table:table-cell>
          <table:table-cell table:formula="of:=[.H486]/[.A486]" office:value-type="float" office:value="1.03888888888889">
            <text:p>1.038888888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table:formula="of:=[.B487]/[.A487]" office:value-type="float" office:value="1.0078125">
            <text:p>1.0078125</text:p>
          </table:table-cell>
          <table:table-cell office:value-type="float" office:value="129">
            <text:p>129</text:p>
          </table:table-cell>
          <table:table-cell table:formula="of:=[.D487]/[.A487]" office:value-type="float" office:value="1.0078125">
            <text:p>1.0078125</text:p>
          </table:table-cell>
          <table:table-cell office:value-type="float" office:value="194">
            <text:p>194</text:p>
          </table:table-cell>
          <table:table-cell table:formula="of:=[.F487]/[.A487]" office:value-type="float" office:value="1.515625">
            <text:p>1.515625</text:p>
          </table:table-cell>
          <table:table-cell office:value-type="float" office:value="132">
            <text:p>132</text:p>
          </table:table-cell>
          <table:table-cell table:formula="of:=[.H487]/[.A487]" office:value-type="float" office:value="1.03125">
            <text:p>1.03125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681">
            <text:p>681</text:p>
          </table:table-cell>
          <table:table-cell table:formula="of:=[.B488]/[.A488]" office:value-type="float" office:value="1.00888888888889">
            <text:p>1.0088888889</text:p>
          </table:table-cell>
          <table:table-cell office:value-type="float" office:value="681">
            <text:p>681</text:p>
          </table:table-cell>
          <table:table-cell table:formula="of:=[.D488]/[.A488]" office:value-type="float" office:value="1.00888888888889">
            <text:p>1.0088888889</text:p>
          </table:table-cell>
          <table:table-cell office:value-type="float" office:value="863">
            <text:p>863</text:p>
          </table:table-cell>
          <table:table-cell table:formula="of:=[.F488]/[.A488]" office:value-type="float" office:value="1.27851851851852">
            <text:p>1.2785185185</text:p>
          </table:table-cell>
          <table:table-cell office:value-type="float" office:value="686">
            <text:p>686</text:p>
          </table:table-cell>
          <table:table-cell table:formula="of:=[.H488]/[.A488]" office:value-type="float" office:value="1.0162962962963">
            <text:p>1.0162962963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65">
            <text:p>265</text:p>
          </table:table-cell>
          <table:table-cell table:formula="of:=[.B489]/[.A489]" office:value-type="float" office:value="1.01532567049808">
            <text:p>1.0153256705</text:p>
          </table:table-cell>
          <table:table-cell office:value-type="float" office:value="264">
            <text:p>264</text:p>
          </table:table-cell>
          <table:table-cell table:formula="of:=[.D489]/[.A489]" office:value-type="float" office:value="1.01149425287356">
            <text:p>1.0114942529</text:p>
          </table:table-cell>
          <table:table-cell office:value-type="float" office:value="283">
            <text:p>283</text:p>
          </table:table-cell>
          <table:table-cell table:formula="of:=[.F489]/[.A489]" office:value-type="float" office:value="1.08429118773946">
            <text:p>1.0842911877</text:p>
          </table:table-cell>
          <table:table-cell office:value-type="float" office:value="266">
            <text:p>266</text:p>
          </table:table-cell>
          <table:table-cell table:formula="of:=[.H489]/[.A489]" office:value-type="float" office:value="1.01915708812261">
            <text:p>1.019157088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00">
            <text:p>200</text:p>
          </table:table-cell>
          <table:table-cell table:formula="of:=[.B490]/[.A490]" office:value-type="float" office:value="1.01522842639594">
            <text:p>1.0152284264</text:p>
          </table:table-cell>
          <table:table-cell office:value-type="float" office:value="202">
            <text:p>202</text:p>
          </table:table-cell>
          <table:table-cell table:formula="of:=[.D490]/[.A490]" office:value-type="float" office:value="1.0253807106599">
            <text:p>1.0253807107</text:p>
          </table:table-cell>
          <table:table-cell office:value-type="float" office:value="231">
            <text:p>231</text:p>
          </table:table-cell>
          <table:table-cell table:formula="of:=[.F490]/[.A490]" office:value-type="float" office:value="1.17258883248731">
            <text:p>1.1725888325</text:p>
          </table:table-cell>
          <table:table-cell office:value-type="float" office:value="203">
            <text:p>203</text:p>
          </table:table-cell>
          <table:table-cell table:formula="of:=[.H490]/[.A490]" office:value-type="float" office:value="1.03045685279188">
            <text:p>1.0304568528</text:p>
          </table:table-cell>
        </table:table-row>
        <table:table-row table:style-name="ro1">
          <table:table-cell table:number-columns-repeated="2" office:value-type="float" office:value="190">
            <text:p>190</text:p>
          </table:table-cell>
          <table:table-cell table:formula="of:=[.B491]/[.A491]"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[.D491]/[.A491]" office:value-type="float" office:value="1.02631578947368">
            <text:p>1.0263157895</text:p>
          </table:table-cell>
          <table:table-cell office:value-type="float" office:value="201">
            <text:p>201</text:p>
          </table:table-cell>
          <table:table-cell table:formula="of:=[.F491]/[.A491]" office:value-type="float" office:value="1.05789473684211">
            <text:p>1.0578947368</text:p>
          </table:table-cell>
          <table:table-cell office:value-type="float" office:value="192">
            <text:p>192</text:p>
          </table:table-cell>
          <table:table-cell table:formula="of:=[.H491]/[.A491]" office:value-type="float" office:value="1.01052631578947">
            <text:p>1.0105263158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330">
            <text:p>330</text:p>
          </table:table-cell>
          <table:table-cell table:formula="of:=[.B492]/[.A492]" office:value-type="float" office:value="1.00917431192661">
            <text:p>1.0091743119</text:p>
          </table:table-cell>
          <table:table-cell office:value-type="float" office:value="328">
            <text:p>328</text:p>
          </table:table-cell>
          <table:table-cell table:formula="of:=[.D492]/[.A492]" office:value-type="float" office:value="1.00305810397554">
            <text:p>1.003058104</text:p>
          </table:table-cell>
          <table:table-cell office:value-type="float" office:value="480">
            <text:p>480</text:p>
          </table:table-cell>
          <table:table-cell table:formula="of:=[.F492]/[.A492]" office:value-type="float" office:value="1.46788990825688">
            <text:p>1.4678899083</text:p>
          </table:table-cell>
          <table:table-cell office:value-type="float" office:value="335">
            <text:p>335</text:p>
          </table:table-cell>
          <table:table-cell table:formula="of:=[.H492]/[.A492]" office:value-type="float" office:value="1.02446483180428">
            <text:p>1.0244648318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1200">
            <text:p>1200</text:p>
          </table:table-cell>
          <table:table-cell table:formula="of:=[.B493]/[.A493]" office:value-type="float" office:value="1.00334448160535">
            <text:p>1.0033444816</text:p>
          </table:table-cell>
          <table:table-cell office:value-type="float" office:value="1203">
            <text:p>1203</text:p>
          </table:table-cell>
          <table:table-cell table:formula="of:=[.D493]/[.A493]" office:value-type="float" office:value="1.00585284280936">
            <text:p>1.0058528428</text:p>
          </table:table-cell>
          <table:table-cell office:value-type="float" office:value="1609">
            <text:p>1609</text:p>
          </table:table-cell>
          <table:table-cell table:formula="of:=[.F493]/[.A493]" office:value-type="float" office:value="1.34531772575251">
            <text:p>1.3453177258</text:p>
          </table:table-cell>
          <table:table-cell office:value-type="float" office:value="1193">
            <text:p>1193</text:p>
          </table:table-cell>
          <table:table-cell table:formula="of:=[.H493]/[.A493]" office:value-type="float" office:value="0.997491638795987">
            <text:p>0.997491638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table:formula="of:=[.B494]/[.A494]" office:value-type="float" office:value="1.00751879699248">
            <text:p>1.007518797</text:p>
          </table:table-cell>
          <table:table-cell office:value-type="float" office:value="135">
            <text:p>135</text:p>
          </table:table-cell>
          <table:table-cell table:formula="of:=[.D494]/[.A494]" office:value-type="float" office:value="1.01503759398496">
            <text:p>1.015037594</text:p>
          </table:table-cell>
          <table:table-cell office:value-type="float" office:value="138">
            <text:p>138</text:p>
          </table:table-cell>
          <table:table-cell table:formula="of:=[.F494]/[.A494]" office:value-type="float" office:value="1.03759398496241">
            <text:p>1.037593985</text:p>
          </table:table-cell>
          <table:table-cell office:value-type="float" office:value="134">
            <text:p>134</text:p>
          </table:table-cell>
          <table:table-cell table:formula="of:=[.H494]/[.A494]" office:value-type="float" office:value="1.00751879699248">
            <text:p>1.007518797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44">
            <text:p>344</text:p>
          </table:table-cell>
          <table:table-cell table:formula="of:=[.B495]/[.A495]" office:value-type="float" office:value="0.997101449275362">
            <text:p>0.9971014493</text:p>
          </table:table-cell>
          <table:table-cell office:value-type="float" office:value="348">
            <text:p>348</text:p>
          </table:table-cell>
          <table:table-cell table:formula="of:=[.D495]/[.A495]" office:value-type="float" office:value="1.00869565217391">
            <text:p>1.0086956522</text:p>
          </table:table-cell>
          <table:table-cell office:value-type="float" office:value="347">
            <text:p>347</text:p>
          </table:table-cell>
          <table:table-cell table:formula="of:=[.F495]/[.A495]" office:value-type="float" office:value="1.00579710144928">
            <text:p>1.0057971014</text:p>
          </table:table-cell>
          <table:table-cell office:value-type="float" office:value="351">
            <text:p>351</text:p>
          </table:table-cell>
          <table:table-cell table:formula="of:=[.H495]/[.A495]" office:value-type="float" office:value="1.01739130434783">
            <text:p>1.0173913043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550">
            <text:p>550</text:p>
          </table:table-cell>
          <table:table-cell table:formula="of:=[.B496]/[.A496]" office:value-type="float" office:value="0.998185117967332">
            <text:p>0.998185118</text:p>
          </table:table-cell>
          <table:table-cell office:value-type="float" office:value="566">
            <text:p>566</text:p>
          </table:table-cell>
          <table:table-cell table:formula="of:=[.D496]/[.A496]" office:value-type="float" office:value="1.02722323049002">
            <text:p>1.0272232305</text:p>
          </table:table-cell>
          <table:table-cell office:value-type="float" office:value="570">
            <text:p>570</text:p>
          </table:table-cell>
          <table:table-cell table:formula="of:=[.F496]/[.A496]" office:value-type="float" office:value="1.03448275862069">
            <text:p>1.0344827586</text:p>
          </table:table-cell>
          <table:table-cell office:value-type="float" office:value="553">
            <text:p>553</text:p>
          </table:table-cell>
          <table:table-cell table:formula="of:=[.H496]/[.A496]" office:value-type="float" office:value="1.00362976406534">
            <text:p>1.003629764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34">
            <text:p>134</text:p>
          </table:table-cell>
          <table:table-cell table:formula="of:=[.B497]/[.A497]" office:value-type="float" office:value="1.03875968992248">
            <text:p>1.0387596899</text:p>
          </table:table-cell>
          <table:table-cell office:value-type="float" office:value="132">
            <text:p>132</text:p>
          </table:table-cell>
          <table:table-cell table:formula="of:=[.D497]/[.A497]" office:value-type="float" office:value="1.02325581395349">
            <text:p>1.023255814</text:p>
          </table:table-cell>
          <table:table-cell office:value-type="float" office:value="130">
            <text:p>130</text:p>
          </table:table-cell>
          <table:table-cell table:formula="of:=[.F497]/[.A497]" office:value-type="float" office:value="1.0077519379845">
            <text:p>1.007751938</text:p>
          </table:table-cell>
          <table:table-cell office:value-type="float" office:value="131">
            <text:p>131</text:p>
          </table:table-cell>
          <table:table-cell table:formula="of:=[.H497]/[.A497]" office:value-type="float" office:value="1.01550387596899">
            <text:p>1.015503876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502">
            <text:p>502</text:p>
          </table:table-cell>
          <table:table-cell table:formula="of:=[.B498]/[.A498]" office:value-type="float" office:value="1.01006036217304">
            <text:p>1.0100603622</text:p>
          </table:table-cell>
          <table:table-cell office:value-type="float" office:value="497">
            <text:p>497</text:p>
          </table:table-cell>
          <table:table-cell table:formula="of:=[.D498]/[.A498]" office:value-type="float" office:value="1">
            <text:p>1</text:p>
          </table:table-cell>
          <table:table-cell office:value-type="float" office:value="532">
            <text:p>532</text:p>
          </table:table-cell>
          <table:table-cell table:formula="of:=[.F498]/[.A498]" office:value-type="float" office:value="1.07042253521127">
            <text:p>1.0704225352</text:p>
          </table:table-cell>
          <table:table-cell office:value-type="float" office:value="497">
            <text:p>497</text:p>
          </table:table-cell>
          <table:table-cell table:formula="of:=[.H498]/[.A498]" office:value-type="float" office:value="1">
            <text:p>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table:formula="of:=[.B499]/[.A499]" office:value-type="float" office:value="1.01470588235294">
            <text:p>1.0147058824</text:p>
          </table:table-cell>
          <table:table-cell office:value-type="float" office:value="134">
            <text:p>134</text:p>
          </table:table-cell>
          <table:table-cell table:formula="of:=[.D499]/[.A499]" office:value-type="float" office:value="0.985294117647059">
            <text:p>0.9852941176</text:p>
          </table:table-cell>
          <table:table-cell office:value-type="float" office:value="144">
            <text:p>144</text:p>
          </table:table-cell>
          <table:table-cell table:formula="of:=[.F499]/[.A499]" office:value-type="float" office:value="1.05882352941176">
            <text:p>1.0588235294</text:p>
          </table:table-cell>
          <table:table-cell office:value-type="float" office:value="137">
            <text:p>137</text:p>
          </table:table-cell>
          <table:table-cell table:formula="of:=[.H499]/[.A499]" office:value-type="float" office:value="1.00735294117647">
            <text:p>1.007352941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table:formula="of:=[.B500]/[.A500]" office:value-type="float" office:value="1.04040404040404">
            <text:p>1.0404040404</text:p>
          </table:table-cell>
          <table:table-cell office:value-type="float" office:value="101">
            <text:p>101</text:p>
          </table:table-cell>
          <table:table-cell table:formula="of:=[.D500]/[.A500]" office:value-type="float" office:value="1.02020202020202">
            <text:p>1.0202020202</text:p>
          </table:table-cell>
          <table:table-cell office:value-type="float" office:value="142">
            <text:p>142</text:p>
          </table:table-cell>
          <table:table-cell table:formula="of:=[.F500]/[.A500]" office:value-type="float" office:value="1.43434343434343">
            <text:p>1.4343434343</text:p>
          </table:table-cell>
          <table:table-cell office:value-type="float" office:value="104">
            <text:p>104</text:p>
          </table:table-cell>
          <table:table-cell table:formula="of:=[.H500]/[.A500]" office:value-type="float" office:value="1.05050505050505">
            <text:p>1.050505050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347">
            <text:p>347</text:p>
          </table:table-cell>
          <table:table-cell table:formula="of:=[.B501]/[.A501]" office:value-type="float" office:value="1.01166180758017">
            <text:p>1.0116618076</text:p>
          </table:table-cell>
          <table:table-cell office:value-type="float" office:value="353">
            <text:p>353</text:p>
          </table:table-cell>
          <table:table-cell table:formula="of:=[.D501]/[.A501]" office:value-type="float" office:value="1.02915451895044">
            <text:p>1.029154519</text:p>
          </table:table-cell>
          <table:table-cell office:value-type="float" office:value="380">
            <text:p>380</text:p>
          </table:table-cell>
          <table:table-cell table:formula="of:=[.F501]/[.A501]" office:value-type="float" office:value="1.10787172011662">
            <text:p>1.1078717201</text:p>
          </table:table-cell>
          <table:table-cell office:value-type="float" office:value="352">
            <text:p>352</text:p>
          </table:table-cell>
          <table:table-cell table:formula="of:=[.H501]/[.A501]" office:value-type="float" office:value="1.02623906705539">
            <text:p>1.026239067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table:formula="of:=[.B502]/[.A502]" office:value-type="float" office:value="1.01680672268908">
            <text:p>1.0168067227</text:p>
          </table:table-cell>
          <table:table-cell office:value-type="float" office:value="122">
            <text:p>122</text:p>
          </table:table-cell>
          <table:table-cell table:formula="of:=[.D502]/[.A502]" office:value-type="float" office:value="1.02521008403361">
            <text:p>1.025210084</text:p>
          </table:table-cell>
          <table:table-cell office:value-type="float" office:value="140">
            <text:p>140</text:p>
          </table:table-cell>
          <table:table-cell table:formula="of:=[.F502]/[.A502]" office:value-type="float" office:value="1.17647058823529">
            <text:p>1.1764705882</text:p>
          </table:table-cell>
          <table:table-cell office:value-type="float" office:value="121">
            <text:p>121</text:p>
          </table:table-cell>
          <table:table-cell table:formula="of:=[.H502]/[.A502]" office:value-type="float" office:value="1.01680672268908">
            <text:p>1.0168067227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357">
            <text:p>357</text:p>
          </table:table-cell>
          <table:table-cell table:formula="of:=[.B503]/[.A503]" office:value-type="float" office:value="1.05309734513274">
            <text:p>1.0530973451</text:p>
          </table:table-cell>
          <table:table-cell office:value-type="float" office:value="345">
            <text:p>345</text:p>
          </table:table-cell>
          <table:table-cell table:formula="of:=[.D503]/[.A503]" office:value-type="float" office:value="1.01769911504425">
            <text:p>1.017699115</text:p>
          </table:table-cell>
          <table:table-cell office:value-type="float" office:value="336">
            <text:p>336</text:p>
          </table:table-cell>
          <table:table-cell table:formula="of:=[.F503]/[.A503]" office:value-type="float" office:value="0.991150442477876">
            <text:p>0.9911504425</text:p>
          </table:table-cell>
          <table:table-cell office:value-type="float" office:value="343">
            <text:p>343</text:p>
          </table:table-cell>
          <table:table-cell table:formula="of:=[.H503]/[.A503]" office:value-type="float" office:value="1.0117994100295">
            <text:p>1.01179941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330">
            <text:p>330</text:p>
          </table:table-cell>
          <table:table-cell table:formula="of:=[.B504]/[.A504]" office:value-type="float" office:value="1.00917431192661">
            <text:p>1.0091743119</text:p>
          </table:table-cell>
          <table:table-cell office:value-type="float" office:value="335">
            <text:p>335</text:p>
          </table:table-cell>
          <table:table-cell table:formula="of:=[.D504]/[.A504]" office:value-type="float" office:value="1.02446483180428">
            <text:p>1.0244648318</text:p>
          </table:table-cell>
          <table:table-cell office:value-type="float" office:value="396">
            <text:p>396</text:p>
          </table:table-cell>
          <table:table-cell table:formula="of:=[.F504]/[.A504]" office:value-type="float" office:value="1.21100917431193">
            <text:p>1.2110091743</text:p>
          </table:table-cell>
          <table:table-cell office:value-type="float" office:value="337">
            <text:p>337</text:p>
          </table:table-cell>
          <table:table-cell table:formula="of:=[.H504]/[.A504]" office:value-type="float" office:value="1.03058103975535">
            <text:p>1.030581039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table:formula="of:=[.B505]/[.A505]" office:value-type="float" office:value="1.00621118012422">
            <text:p>1.0062111801</text:p>
          </table:table-cell>
          <table:table-cell office:value-type="float" office:value="164">
            <text:p>164</text:p>
          </table:table-cell>
          <table:table-cell table:formula="of:=[.D505]/[.A505]" office:value-type="float" office:value="1.01863354037267">
            <text:p>1.0186335404</text:p>
          </table:table-cell>
          <table:table-cell office:value-type="float" office:value="152">
            <text:p>152</text:p>
          </table:table-cell>
          <table:table-cell table:formula="of:=[.F505]/[.A505]" office:value-type="float" office:value="0.944099378881988">
            <text:p>0.9440993789</text:p>
          </table:table-cell>
          <table:table-cell office:value-type="float" office:value="160">
            <text:p>160</text:p>
          </table:table-cell>
          <table:table-cell table:formula="of:=[.H505]/[.A505]" office:value-type="float" office:value="0.993788819875776">
            <text:p>0.993788819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table:formula="of:=[.B506]/[.A506]" office:value-type="float" office:value="1.01829268292683">
            <text:p>1.0182926829</text:p>
          </table:table-cell>
          <table:table-cell office:value-type="float" office:value="164">
            <text:p>164</text:p>
          </table:table-cell>
          <table:table-cell table:formula="of:=[.D506]/[.A506]" office:value-type="float" office:value="1">
            <text:p>1</text:p>
          </table:table-cell>
          <table:table-cell office:value-type="float" office:value="170">
            <text:p>170</text:p>
          </table:table-cell>
          <table:table-cell table:formula="of:=[.F506]/[.A506]" office:value-type="float" office:value="1.03658536585366">
            <text:p>1.0365853659</text:p>
          </table:table-cell>
          <table:table-cell office:value-type="float" office:value="163">
            <text:p>163</text:p>
          </table:table-cell>
          <table:table-cell table:formula="of:=[.H506]/[.A506]" office:value-type="float" office:value="0.99390243902439">
            <text:p>0.993902439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table:formula="of:=[.B507]/[.A507]" office:value-type="float" office:value="1.00571428571429">
            <text:p>1.0057142857</text:p>
          </table:table-cell>
          <table:table-cell office:value-type="float" office:value="179">
            <text:p>179</text:p>
          </table:table-cell>
          <table:table-cell table:formula="of:=[.D507]/[.A507]" office:value-type="float" office:value="1.02285714285714">
            <text:p>1.0228571429</text:p>
          </table:table-cell>
          <table:table-cell office:value-type="float" office:value="172">
            <text:p>172</text:p>
          </table:table-cell>
          <table:table-cell table:formula="of:=[.F507]/[.A507]" office:value-type="float" office:value="0.982857142857143">
            <text:p>0.9828571429</text:p>
          </table:table-cell>
          <table:table-cell office:value-type="float" office:value="178">
            <text:p>178</text:p>
          </table:table-cell>
          <table:table-cell table:formula="of:=[.H507]/[.A507]" office:value-type="float" office:value="1.01714285714286">
            <text:p>1.017142857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03">
            <text:p>203</text:p>
          </table:table-cell>
          <table:table-cell table:formula="of:=[.B508]/[.A508]" office:value-type="float" office:value="1.015">
            <text:p>1.015</text:p>
          </table:table-cell>
          <table:table-cell office:value-type="float" office:value="200">
            <text:p>200</text:p>
          </table:table-cell>
          <table:table-cell table:formula="of:=[.D508]/[.A508]" office:value-type="float" office:value="1">
            <text:p>1</text:p>
          </table:table-cell>
          <table:table-cell office:value-type="float" office:value="229">
            <text:p>229</text:p>
          </table:table-cell>
          <table:table-cell table:formula="of:=[.F508]/[.A508]" office:value-type="float" office:value="1.145">
            <text:p>1.145</text:p>
          </table:table-cell>
          <table:table-cell office:value-type="float" office:value="201">
            <text:p>201</text:p>
          </table:table-cell>
          <table:table-cell table:formula="of:=[.H508]/[.A508]" office:value-type="float" office:value="1.005">
            <text:p>1.005</text:p>
          </table:table-cell>
        </table:table-row>
        <table:table-row table:style-name="ro1">
          <table:table-cell table:number-columns-repeated="2" office:value-type="float" office:value="159">
            <text:p>159</text:p>
          </table:table-cell>
          <table:table-cell table:formula="of:=[.B509]/[.A509]" office:value-type="float" office:value="1">
            <text:p>1</text:p>
          </table:table-cell>
          <table:table-cell office:value-type="float" office:value="160">
            <text:p>160</text:p>
          </table:table-cell>
          <table:table-cell table:formula="of:=[.D509]/[.A509]" office:value-type="float" office:value="1.0062893081761">
            <text:p>1.0062893082</text:p>
          </table:table-cell>
          <table:table-cell office:value-type="float" office:value="219">
            <text:p>219</text:p>
          </table:table-cell>
          <table:table-cell table:formula="of:=[.F509]/[.A509]" office:value-type="float" office:value="1.37735849056604">
            <text:p>1.3773584906</text:p>
          </table:table-cell>
          <table:table-cell office:value-type="float" office:value="159">
            <text:p>159</text:p>
          </table:table-cell>
          <table:table-cell table:formula="of:=[.H509]/[.A509]" office:value-type="float" office:value="1">
            <text:p>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6">
            <text:p>276</text:p>
          </table:table-cell>
          <table:table-cell table:formula="of:=[.B510]/[.A510]" office:value-type="float" office:value="1.01845018450185">
            <text:p>1.0184501845</text:p>
          </table:table-cell>
          <table:table-cell office:value-type="float" office:value="277">
            <text:p>277</text:p>
          </table:table-cell>
          <table:table-cell table:formula="of:=[.D510]/[.A510]" office:value-type="float" office:value="1.02214022140221">
            <text:p>1.0221402214</text:p>
          </table:table-cell>
          <table:table-cell office:value-type="float" office:value="293">
            <text:p>293</text:p>
          </table:table-cell>
          <table:table-cell table:formula="of:=[.F510]/[.A510]" office:value-type="float" office:value="1.08118081180812">
            <text:p>1.0811808118</text:p>
          </table:table-cell>
          <table:table-cell office:value-type="float" office:value="273">
            <text:p>273</text:p>
          </table:table-cell>
          <table:table-cell table:formula="of:=[.H510]/[.A510]" office:value-type="float" office:value="1.00738007380074">
            <text:p>1.0073800738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12">
            <text:p>212</text:p>
          </table:table-cell>
          <table:table-cell table:formula="of:=[.B511]/[.A511]" office:value-type="float" office:value="1.02912621359223">
            <text:p>1.0291262136</text:p>
          </table:table-cell>
          <table:table-cell office:value-type="float" office:value="213">
            <text:p>213</text:p>
          </table:table-cell>
          <table:table-cell table:formula="of:=[.D511]/[.A511]" office:value-type="float" office:value="1.03398058252427">
            <text:p>1.0339805825</text:p>
          </table:table-cell>
          <table:table-cell office:value-type="float" office:value="257">
            <text:p>257</text:p>
          </table:table-cell>
          <table:table-cell table:formula="of:=[.F511]/[.A511]" office:value-type="float" office:value="1.24757281553398">
            <text:p>1.2475728155</text:p>
          </table:table-cell>
          <table:table-cell office:value-type="float" office:value="210">
            <text:p>210</text:p>
          </table:table-cell>
          <table:table-cell table:formula="of:=[.H511]/[.A511]" office:value-type="float" office:value="1.01941747572816">
            <text:p>1.0194174757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505">
            <text:p>505</text:p>
          </table:table-cell>
          <table:table-cell table:formula="of:=[.B512]/[.A512]" office:value-type="float" office:value="1.0140562248996">
            <text:p>1.0140562249</text:p>
          </table:table-cell>
          <table:table-cell office:value-type="float" office:value="514">
            <text:p>514</text:p>
          </table:table-cell>
          <table:table-cell table:formula="of:=[.D512]/[.A512]" office:value-type="float" office:value="1.03212851405622">
            <text:p>1.0321285141</text:p>
          </table:table-cell>
          <table:table-cell office:value-type="float" office:value="628">
            <text:p>628</text:p>
          </table:table-cell>
          <table:table-cell table:formula="of:=[.F512]/[.A512]" office:value-type="float" office:value="1.26104417670683">
            <text:p>1.2610441767</text:p>
          </table:table-cell>
          <table:table-cell office:value-type="float" office:value="510">
            <text:p>510</text:p>
          </table:table-cell>
          <table:table-cell table:formula="of:=[.H512]/[.A512]" office:value-type="float" office:value="1.02409638554217">
            <text:p>1.024096385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24">
            <text:p>224</text:p>
          </table:table-cell>
          <table:table-cell table:formula="of:=[.B513]/[.A513]" office:value-type="float" office:value="1.01357466063348">
            <text:p>1.0135746606</text:p>
          </table:table-cell>
          <table:table-cell office:value-type="float" office:value="228">
            <text:p>228</text:p>
          </table:table-cell>
          <table:table-cell table:formula="of:=[.D513]/[.A513]" office:value-type="float" office:value="1.0316742081448">
            <text:p>1.0316742081</text:p>
          </table:table-cell>
          <table:table-cell office:value-type="float" office:value="297">
            <text:p>297</text:p>
          </table:table-cell>
          <table:table-cell table:formula="of:=[.F513]/[.A513]" office:value-type="float" office:value="1.34389140271493">
            <text:p>1.3438914027</text:p>
          </table:table-cell>
          <table:table-cell office:value-type="float" office:value="223">
            <text:p>223</text:p>
          </table:table-cell>
          <table:table-cell table:formula="of:=[.H513]/[.A513]" office:value-type="float" office:value="1.00904977375566">
            <text:p>1.009049773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table:formula="of:=[.B514]/[.A514]" office:value-type="float" office:value="1.01428571428571">
            <text:p>1.0142857143</text:p>
          </table:table-cell>
          <table:table-cell office:value-type="float" office:value="146">
            <text:p>146</text:p>
          </table:table-cell>
          <table:table-cell table:formula="of:=[.D514]/[.A514]" office:value-type="float" office:value="1.04285714285714">
            <text:p>1.0428571429</text:p>
          </table:table-cell>
          <table:table-cell office:value-type="float" office:value="230">
            <text:p>230</text:p>
          </table:table-cell>
          <table:table-cell table:formula="of:=[.F514]/[.A514]" office:value-type="float" office:value="1.64285714285714">
            <text:p>1.6428571429</text:p>
          </table:table-cell>
          <table:table-cell office:value-type="float" office:value="145">
            <text:p>145</text:p>
          </table:table-cell>
          <table:table-cell table:formula="of:=[.H514]/[.A514]" office:value-type="float" office:value="1.03571428571429">
            <text:p>1.035714285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89">
            <text:p>289</text:p>
          </table:table-cell>
          <table:table-cell table:formula="of:=[.B515]/[.A515]" office:value-type="float" office:value="1.0140350877193">
            <text:p>1.0140350877</text:p>
          </table:table-cell>
          <table:table-cell office:value-type="float" office:value="302">
            <text:p>302</text:p>
          </table:table-cell>
          <table:table-cell table:formula="of:=[.D515]/[.A515]" office:value-type="float" office:value="1.05964912280702">
            <text:p>1.0596491228</text:p>
          </table:table-cell>
          <table:table-cell office:value-type="float" office:value="380">
            <text:p>380</text:p>
          </table:table-cell>
          <table:table-cell table:formula="of:=[.F515]/[.A515]" office:value-type="float" office:value="1.33333333333333">
            <text:p>1.3333333333</text:p>
          </table:table-cell>
          <table:table-cell office:value-type="float" office:value="293">
            <text:p>293</text:p>
          </table:table-cell>
          <table:table-cell table:formula="of:=[.H515]/[.A515]" office:value-type="float" office:value="1.0280701754386">
            <text:p>1.028070175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317">
            <text:p>317</text:p>
          </table:table-cell>
          <table:table-cell table:formula="of:=[.B516]/[.A516]" office:value-type="float" office:value="1.00316455696203">
            <text:p>1.003164557</text:p>
          </table:table-cell>
          <table:table-cell office:value-type="float" office:value="322">
            <text:p>322</text:p>
          </table:table-cell>
          <table:table-cell table:formula="of:=[.D516]/[.A516]" office:value-type="float" office:value="1.01898734177215">
            <text:p>1.0189873418</text:p>
          </table:table-cell>
          <table:table-cell office:value-type="float" office:value="409">
            <text:p>409</text:p>
          </table:table-cell>
          <table:table-cell table:formula="of:=[.F516]/[.A516]" office:value-type="float" office:value="1.29430379746835">
            <text:p>1.2943037975</text:p>
          </table:table-cell>
          <table:table-cell office:value-type="float" office:value="320">
            <text:p>320</text:p>
          </table:table-cell>
          <table:table-cell table:formula="of:=[.H516]/[.A516]" office:value-type="float" office:value="1.0126582278481">
            <text:p>1.0126582278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337">
            <text:p>337</text:p>
          </table:table-cell>
          <table:table-cell table:formula="of:=[.B517]/[.A517]" office:value-type="float" office:value="1.00898203592814">
            <text:p>1.0089820359</text:p>
          </table:table-cell>
          <table:table-cell office:value-type="float" office:value="340">
            <text:p>340</text:p>
          </table:table-cell>
          <table:table-cell table:formula="of:=[.D517]/[.A517]" office:value-type="float" office:value="1.01796407185629">
            <text:p>1.0179640719</text:p>
          </table:table-cell>
          <table:table-cell office:value-type="float" office:value="551">
            <text:p>551</text:p>
          </table:table-cell>
          <table:table-cell table:formula="of:=[.F517]/[.A517]" office:value-type="float" office:value="1.6497005988024">
            <text:p>1.6497005988</text:p>
          </table:table-cell>
          <table:table-cell office:value-type="float" office:value="341">
            <text:p>341</text:p>
          </table:table-cell>
          <table:table-cell table:formula="of:=[.H517]/[.A517]" office:value-type="float" office:value="1.02095808383234">
            <text:p>1.020958083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table:formula="of:=[.B518]/[.A518]" office:value-type="float" office:value="0.975308641975309">
            <text:p>0.975308642</text:p>
          </table:table-cell>
          <table:table-cell office:value-type="float" office:value="81">
            <text:p>81</text:p>
          </table:table-cell>
          <table:table-cell table:formula="of:=[.D518]/[.A518]" office:value-type="float" office:value="1">
            <text:p>1</text:p>
          </table:table-cell>
          <table:table-cell office:value-type="float" office:value="102">
            <text:p>102</text:p>
          </table:table-cell>
          <table:table-cell table:formula="of:=[.F518]/[.A518]" office:value-type="float" office:value="1.25925925925926">
            <text:p>1.2592592593</text:p>
          </table:table-cell>
          <table:table-cell office:value-type="float" office:value="80">
            <text:p>80</text:p>
          </table:table-cell>
          <table:table-cell table:formula="of:=[.H518]/[.A518]" office:value-type="float" office:value="0.987654320987654">
            <text:p>0.98765432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28">
            <text:p>228</text:p>
          </table:table-cell>
          <table:table-cell table:formula="of:=[.B519]/[.A519]" office:value-type="float" office:value="1.00884955752212">
            <text:p>1.0088495575</text:p>
          </table:table-cell>
          <table:table-cell office:value-type="float" office:value="233">
            <text:p>233</text:p>
          </table:table-cell>
          <table:table-cell table:formula="of:=[.D519]/[.A519]" office:value-type="float" office:value="1.03097345132743">
            <text:p>1.0309734513</text:p>
          </table:table-cell>
          <table:table-cell office:value-type="float" office:value="294">
            <text:p>294</text:p>
          </table:table-cell>
          <table:table-cell table:formula="of:=[.F519]/[.A519]" office:value-type="float" office:value="1.30088495575221">
            <text:p>1.3008849558</text:p>
          </table:table-cell>
          <table:table-cell office:value-type="float" office:value="228">
            <text:p>228</text:p>
          </table:table-cell>
          <table:table-cell table:formula="of:=[.H519]/[.A519]" office:value-type="float" office:value="1.00884955752212">
            <text:p>1.0088495575</text:p>
          </table:table-cell>
        </table:table-row>
        <table:table-row table:style-name="ro1">
          <table:table-cell table:number-columns-repeated="2" office:value-type="float" office:value="135">
            <text:p>135</text:p>
          </table:table-cell>
          <table:table-cell table:formula="of:=[.B520]/[.A520]"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[.D520]/[.A520]" office:value-type="float" office:value="1.02962962962963">
            <text:p>1.0296296296</text:p>
          </table:table-cell>
          <table:table-cell office:value-type="float" office:value="137">
            <text:p>137</text:p>
          </table:table-cell>
          <table:table-cell table:formula="of:=[.F520]/[.A520]" office:value-type="float" office:value="1.01481481481481">
            <text:p>1.0148148148</text:p>
          </table:table-cell>
          <table:table-cell office:value-type="float" office:value="136">
            <text:p>136</text:p>
          </table:table-cell>
          <table:table-cell table:formula="of:=[.H520]/[.A520]" office:value-type="float" office:value="1.00740740740741">
            <text:p>1.0074074074</text:p>
          </table:table-cell>
        </table:table-row>
        <table:table-row table:style-name="ro1">
          <table:table-cell table:number-columns-repeated="2" office:value-type="float" office:value="132">
            <text:p>132</text:p>
          </table:table-cell>
          <table:table-cell table:formula="of:=[.B521]/[.A521]" office:value-type="float" office:value="1">
            <text:p>1</text:p>
          </table:table-cell>
          <table:table-cell office:value-type="float" office:value="135">
            <text:p>135</text:p>
          </table:table-cell>
          <table:table-cell table:formula="of:=[.D521]/[.A521]" office:value-type="float" office:value="1.02272727272727">
            <text:p>1.0227272727</text:p>
          </table:table-cell>
          <table:table-cell office:value-type="float" office:value="132">
            <text:p>132</text:p>
          </table:table-cell>
          <table:table-cell table:formula="of:=[.F521]/[.A521]" office:value-type="float" office:value="1">
            <text:p>1</text:p>
          </table:table-cell>
          <table:table-cell office:value-type="float" office:value="136">
            <text:p>136</text:p>
          </table:table-cell>
          <table:table-cell table:formula="of:=[.H521]/[.A521]" office:value-type="float" office:value="1.03030303030303">
            <text:p>1.030303030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table:formula="of:=[.B522]/[.A522]" office:value-type="float" office:value="0.99390243902439">
            <text:p>0.993902439</text:p>
          </table:table-cell>
          <table:table-cell office:value-type="float" office:value="162">
            <text:p>162</text:p>
          </table:table-cell>
          <table:table-cell table:formula="of:=[.D522]/[.A522]" office:value-type="float" office:value="0.98780487804878">
            <text:p>0.987804878</text:p>
          </table:table-cell>
          <table:table-cell office:value-type="float" office:value="215">
            <text:p>215</text:p>
          </table:table-cell>
          <table:table-cell table:formula="of:=[.F522]/[.A522]" office:value-type="float" office:value="1.3109756097561">
            <text:p>1.3109756098</text:p>
          </table:table-cell>
          <table:table-cell office:value-type="float" office:value="167">
            <text:p>167</text:p>
          </table:table-cell>
          <table:table-cell table:formula="of:=[.H522]/[.A522]" office:value-type="float" office:value="1.01829268292683">
            <text:p>1.018292682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table:formula="of:=[.B523]/[.A523]" office:value-type="float" office:value="1.00751879699248">
            <text:p>1.007518797</text:p>
          </table:table-cell>
          <table:table-cell office:value-type="float" office:value="136">
            <text:p>136</text:p>
          </table:table-cell>
          <table:table-cell table:formula="of:=[.D523]/[.A523]" office:value-type="float" office:value="1.02255639097744">
            <text:p>1.022556391</text:p>
          </table:table-cell>
          <table:table-cell office:value-type="float" office:value="135">
            <text:p>135</text:p>
          </table:table-cell>
          <table:table-cell table:formula="of:=[.F523]/[.A523]" office:value-type="float" office:value="1.01503759398496">
            <text:p>1.015037594</text:p>
          </table:table-cell>
          <table:table-cell office:value-type="float" office:value="132">
            <text:p>132</text:p>
          </table:table-cell>
          <table:table-cell table:formula="of:=[.H523]/[.A523]" office:value-type="float" office:value="0.992481203007519">
            <text:p>0.99248120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8">
            <text:p>138</text:p>
          </table:table-cell>
          <table:table-cell table:formula="of:=[.B524]/[.A524]" office:value-type="float" office:value="1.02985074626866">
            <text:p>1.0298507463</text:p>
          </table:table-cell>
          <table:table-cell office:value-type="float" office:value="137">
            <text:p>137</text:p>
          </table:table-cell>
          <table:table-cell table:formula="of:=[.D524]/[.A524]" office:value-type="float" office:value="1.02238805970149">
            <text:p>1.0223880597</text:p>
          </table:table-cell>
          <table:table-cell office:value-type="float" office:value="138">
            <text:p>138</text:p>
          </table:table-cell>
          <table:table-cell table:formula="of:=[.F524]/[.A524]" office:value-type="float" office:value="1.02985074626866">
            <text:p>1.0298507463</text:p>
          </table:table-cell>
          <table:table-cell office:value-type="float" office:value="135">
            <text:p>135</text:p>
          </table:table-cell>
          <table:table-cell table:formula="of:=[.H524]/[.A524]" office:value-type="float" office:value="1.00746268656716">
            <text:p>1.007462686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formula="of:=[.B525]/[.A525]" office:value-type="float" office:value="1.02173913043478">
            <text:p>1.0217391304</text:p>
          </table:table-cell>
          <table:table-cell office:value-type="float" office:value="48">
            <text:p>48</text:p>
          </table:table-cell>
          <table:table-cell table:formula="of:=[.D525]/[.A525]" office:value-type="float" office:value="1.04347826086957">
            <text:p>1.0434782609</text:p>
          </table:table-cell>
          <table:table-cell office:value-type="float" office:value="78">
            <text:p>78</text:p>
          </table:table-cell>
          <table:table-cell table:formula="of:=[.F525]/[.A525]" office:value-type="float" office:value="1.69565217391304">
            <text:p>1.6956521739</text:p>
          </table:table-cell>
          <table:table-cell office:value-type="float" office:value="50">
            <text:p>50</text:p>
          </table:table-cell>
          <table:table-cell table:formula="of:=[.H525]/[.A525]" office:value-type="float" office:value="1.08695652173913">
            <text:p>1.086956521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77">
            <text:p>177</text:p>
          </table:table-cell>
          <table:table-cell table:formula="of:=[.B526]/[.A526]" office:value-type="float" office:value="0.972527472527472">
            <text:p>0.9725274725</text:p>
          </table:table-cell>
          <table:table-cell office:value-type="float" office:value="183">
            <text:p>183</text:p>
          </table:table-cell>
          <table:table-cell table:formula="of:=[.D526]/[.A526]" office:value-type="float" office:value="1.00549450549451">
            <text:p>1.0054945055</text:p>
          </table:table-cell>
          <table:table-cell office:value-type="float" office:value="207">
            <text:p>207</text:p>
          </table:table-cell>
          <table:table-cell table:formula="of:=[.F526]/[.A526]" office:value-type="float" office:value="1.13736263736264">
            <text:p>1.1373626374</text:p>
          </table:table-cell>
          <table:table-cell office:value-type="float" office:value="178">
            <text:p>178</text:p>
          </table:table-cell>
          <table:table-cell table:formula="of:=[.H526]/[.A526]" office:value-type="float" office:value="0.978021978021978">
            <text:p>0.97802197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85">
            <text:p>185</text:p>
          </table:table-cell>
          <table:table-cell table:formula="of:=[.B527]/[.A527]" office:value-type="float" office:value="0.989304812834225">
            <text:p>0.9893048128</text:p>
          </table:table-cell>
          <table:table-cell office:value-type="float" office:value="190">
            <text:p>190</text:p>
          </table:table-cell>
          <table:table-cell table:formula="of:=[.D527]/[.A527]" office:value-type="float" office:value="1.01604278074866">
            <text:p>1.0160427807</text:p>
          </table:table-cell>
          <table:table-cell office:value-type="float" office:value="216">
            <text:p>216</text:p>
          </table:table-cell>
          <table:table-cell table:formula="of:=[.F527]/[.A527]" office:value-type="float" office:value="1.15508021390374">
            <text:p>1.1550802139</text:p>
          </table:table-cell>
          <table:table-cell office:value-type="float" office:value="188">
            <text:p>188</text:p>
          </table:table-cell>
          <table:table-cell table:formula="of:=[.H527]/[.A527]" office:value-type="float" office:value="1.00534759358289">
            <text:p>1.0053475936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5">
            <text:p>155</text:p>
          </table:table-cell>
          <table:table-cell table:formula="of:=[.B528]/[.A528]" office:value-type="float" office:value="0.974842767295598">
            <text:p>0.9748427673</text:p>
          </table:table-cell>
          <table:table-cell office:value-type="float" office:value="162">
            <text:p>162</text:p>
          </table:table-cell>
          <table:table-cell table:formula="of:=[.D528]/[.A528]" office:value-type="float" office:value="1.0188679245283">
            <text:p>1.0188679245</text:p>
          </table:table-cell>
          <table:table-cell office:value-type="float" office:value="192">
            <text:p>192</text:p>
          </table:table-cell>
          <table:table-cell table:formula="of:=[.F528]/[.A528]" office:value-type="float" office:value="1.20754716981132">
            <text:p>1.2075471698</text:p>
          </table:table-cell>
          <table:table-cell office:value-type="float" office:value="158">
            <text:p>158</text:p>
          </table:table-cell>
          <table:table-cell table:formula="of:=[.H528]/[.A528]" office:value-type="float" office:value="0.993710691823899">
            <text:p>0.9937106918</text:p>
          </table:table-cell>
        </table:table-row>
        <table:table-row table:style-name="ro1">
          <table:table-cell table:number-columns-repeated="2" office:value-type="float" office:value="633">
            <text:p>633</text:p>
          </table:table-cell>
          <table:table-cell table:formula="of:=[.B529]/[.A529]" office:value-type="float" office:value="1">
            <text:p>1</text:p>
          </table:table-cell>
          <table:table-cell office:value-type="float" office:value="633">
            <text:p>633</text:p>
          </table:table-cell>
          <table:table-cell table:formula="of:=[.D529]/[.A529]" office:value-type="float" office:value="1">
            <text:p>1</text:p>
          </table:table-cell>
          <table:table-cell office:value-type="float" office:value="755">
            <text:p>755</text:p>
          </table:table-cell>
          <table:table-cell table:formula="of:=[.F529]/[.A529]" office:value-type="float" office:value="1.19273301737757">
            <text:p>1.1927330174</text:p>
          </table:table-cell>
          <table:table-cell office:value-type="float" office:value="634">
            <text:p>634</text:p>
          </table:table-cell>
          <table:table-cell table:formula="of:=[.H529]/[.A529]" office:value-type="float" office:value="1.00157977883096">
            <text:p>1.001579778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table:formula="of:=[.B530]/[.A530]" office:value-type="float" office:value="1.03947368421053">
            <text:p>1.0394736842</text:p>
          </table:table-cell>
          <table:table-cell office:value-type="float" office:value="77">
            <text:p>77</text:p>
          </table:table-cell>
          <table:table-cell table:formula="of:=[.D530]/[.A530]" office:value-type="float" office:value="1.01315789473684">
            <text:p>1.0131578947</text:p>
          </table:table-cell>
          <table:table-cell office:value-type="float" office:value="84">
            <text:p>84</text:p>
          </table:table-cell>
          <table:table-cell table:formula="of:=[.F530]/[.A530]" office:value-type="float" office:value="1.10526315789474">
            <text:p>1.1052631579</text:p>
          </table:table-cell>
          <table:table-cell office:value-type="float" office:value="75">
            <text:p>75</text:p>
          </table:table-cell>
          <table:table-cell table:formula="of:=[.H530]/[.A530]" office:value-type="float" office:value="0.986842105263158">
            <text:p>0.9868421053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700">
            <text:p>700</text:p>
          </table:table-cell>
          <table:table-cell table:formula="of:=[.B531]/[.A531]" office:value-type="float" office:value="0.995732574679943">
            <text:p>0.9957325747</text:p>
          </table:table-cell>
          <table:table-cell office:value-type="float" office:value="708">
            <text:p>708</text:p>
          </table:table-cell>
          <table:table-cell table:formula="of:=[.D531]/[.A531]" office:value-type="float" office:value="1.00711237553343">
            <text:p>1.0071123755</text:p>
          </table:table-cell>
          <table:table-cell office:value-type="float" office:value="960">
            <text:p>960</text:p>
          </table:table-cell>
          <table:table-cell table:formula="of:=[.F531]/[.A531]" office:value-type="float" office:value="1.36557610241821">
            <text:p>1.3655761024</text:p>
          </table:table-cell>
          <table:table-cell office:value-type="float" office:value="716">
            <text:p>716</text:p>
          </table:table-cell>
          <table:table-cell table:formula="of:=[.H531]/[.A531]" office:value-type="float" office:value="1.01849217638691">
            <text:p>1.0184921764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82">
            <text:p>282</text:p>
          </table:table-cell>
          <table:table-cell table:formula="of:=[.B532]/[.A532]" office:value-type="float" office:value="0.979166666666667">
            <text:p>0.9791666667</text:p>
          </table:table-cell>
          <table:table-cell office:value-type="float" office:value="281">
            <text:p>281</text:p>
          </table:table-cell>
          <table:table-cell table:formula="of:=[.D532]/[.A532]" office:value-type="float" office:value="0.975694444444444">
            <text:p>0.9756944444</text:p>
          </table:table-cell>
          <table:table-cell office:value-type="float" office:value="321">
            <text:p>321</text:p>
          </table:table-cell>
          <table:table-cell table:formula="of:=[.F532]/[.A532]" office:value-type="float" office:value="1.11458333333333">
            <text:p>1.1145833333</text:p>
          </table:table-cell>
          <table:table-cell office:value-type="float" office:value="285">
            <text:p>285</text:p>
          </table:table-cell>
          <table:table-cell table:formula="of:=[.H532]/[.A532]" office:value-type="float" office:value="0.989583333333333">
            <text:p>0.989583333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table:formula="of:=[.B533]/[.A533]" office:value-type="float" office:value="0.966216216216216">
            <text:p>0.9662162162</text:p>
          </table:table-cell>
          <table:table-cell office:value-type="float" office:value="143">
            <text:p>143</text:p>
          </table:table-cell>
          <table:table-cell table:formula="of:=[.D533]/[.A533]" office:value-type="float" office:value="0.966216216216216">
            <text:p>0.9662162162</text:p>
          </table:table-cell>
          <table:table-cell office:value-type="float" office:value="155">
            <text:p>155</text:p>
          </table:table-cell>
          <table:table-cell table:formula="of:=[.F533]/[.A533]" office:value-type="float" office:value="1.0472972972973">
            <text:p>1.0472972973</text:p>
          </table:table-cell>
          <table:table-cell office:value-type="float" office:value="145">
            <text:p>145</text:p>
          </table:table-cell>
          <table:table-cell table:formula="of:=[.H533]/[.A533]" office:value-type="float" office:value="0.97972972972973">
            <text:p>0.9797297297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559">
            <text:p>559</text:p>
          </table:table-cell>
          <table:table-cell table:formula="of:=[.B534]/[.A534]" office:value-type="float" office:value="0.994661921708185">
            <text:p>0.9946619217</text:p>
          </table:table-cell>
          <table:table-cell office:value-type="float" office:value="564">
            <text:p>564</text:p>
          </table:table-cell>
          <table:table-cell table:formula="of:=[.D534]/[.A534]" office:value-type="float" office:value="1.00355871886121">
            <text:p>1.0035587189</text:p>
          </table:table-cell>
          <table:table-cell office:value-type="float" office:value="672">
            <text:p>672</text:p>
          </table:table-cell>
          <table:table-cell table:formula="of:=[.F534]/[.A534]" office:value-type="float" office:value="1.19572953736655">
            <text:p>1.1957295374</text:p>
          </table:table-cell>
          <table:table-cell office:value-type="float" office:value="565">
            <text:p>565</text:p>
          </table:table-cell>
          <table:table-cell table:formula="of:=[.H534]/[.A534]" office:value-type="float" office:value="1.00533807829181">
            <text:p>1.0053380783</text:p>
          </table:table-cell>
        </table:table-row>
        <table:table-row table:style-name="ro1">
          <table:table-cell table:number-columns-repeated="2" office:value-type="float" office:value="131">
            <text:p>131</text:p>
          </table:table-cell>
          <table:table-cell table:formula="of:=[.B535]/[.A535]" office:value-type="float" office:value="1">
            <text:p>1</text:p>
          </table:table-cell>
          <table:table-cell office:value-type="float" office:value="133">
            <text:p>133</text:p>
          </table:table-cell>
          <table:table-cell table:formula="of:=[.D535]/[.A535]" office:value-type="float" office:value="1.01526717557252">
            <text:p>1.0152671756</text:p>
          </table:table-cell>
          <table:table-cell office:value-type="float" office:value="129">
            <text:p>129</text:p>
          </table:table-cell>
          <table:table-cell table:formula="of:=[.F535]/[.A535]" office:value-type="float" office:value="0.984732824427481">
            <text:p>0.9847328244</text:p>
          </table:table-cell>
          <table:table-cell office:value-type="float" office:value="133">
            <text:p>133</text:p>
          </table:table-cell>
          <table:table-cell table:formula="of:=[.H535]/[.A535]" office:value-type="float" office:value="1.01526717557252">
            <text:p>1.0152671756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1094">
            <text:p>1094</text:p>
          </table:table-cell>
          <table:table-cell table:formula="of:=[.B536]/[.A536]" office:value-type="float" office:value="0.997265268915223">
            <text:p>0.9972652689</text:p>
          </table:table-cell>
          <table:table-cell office:value-type="float" office:value="1116">
            <text:p>1116</text:p>
          </table:table-cell>
          <table:table-cell table:formula="of:=[.D536]/[.A536]" office:value-type="float" office:value="1.01731996353692">
            <text:p>1.0173199635</text:p>
          </table:table-cell>
          <table:table-cell office:value-type="float" office:value="1353">
            <text:p>1353</text:p>
          </table:table-cell>
          <table:table-cell table:formula="of:=[.F536]/[.A536]" office:value-type="float" office:value="1.23336371923428">
            <text:p>1.2333637192</text:p>
          </table:table-cell>
          <table:table-cell office:value-type="float" office:value="1113">
            <text:p>1113</text:p>
          </table:table-cell>
          <table:table-cell table:formula="of:=[.H536]/[.A536]" office:value-type="float" office:value="1.01458523245214">
            <text:p>1.0145852325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438">
            <text:p>438</text:p>
          </table:table-cell>
          <table:table-cell table:formula="of:=[.B537]/[.A537]" office:value-type="float" office:value="1.00689655172414">
            <text:p>1.0068965517</text:p>
          </table:table-cell>
          <table:table-cell office:value-type="float" office:value="442">
            <text:p>442</text:p>
          </table:table-cell>
          <table:table-cell table:formula="of:=[.D537]/[.A537]" office:value-type="float" office:value="1.01609195402299">
            <text:p>1.016091954</text:p>
          </table:table-cell>
          <table:table-cell office:value-type="float" office:value="530">
            <text:p>530</text:p>
          </table:table-cell>
          <table:table-cell table:formula="of:=[.F537]/[.A537]" office:value-type="float" office:value="1.2183908045977">
            <text:p>1.2183908046</text:p>
          </table:table-cell>
          <table:table-cell office:value-type="float" office:value="441">
            <text:p>441</text:p>
          </table:table-cell>
          <table:table-cell table:formula="of:=[.H537]/[.A537]" office:value-type="float" office:value="1.01379310344828">
            <text:p>1.013793103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7">
            <text:p>187</text:p>
          </table:table-cell>
          <table:table-cell table:formula="of:=[.B538]/[.A538]" office:value-type="float" office:value="1.01081081081081">
            <text:p>1.0108108108</text:p>
          </table:table-cell>
          <table:table-cell office:value-type="float" office:value="191">
            <text:p>191</text:p>
          </table:table-cell>
          <table:table-cell table:formula="of:=[.D538]/[.A538]" office:value-type="float" office:value="1.03243243243243">
            <text:p>1.0324324324</text:p>
          </table:table-cell>
          <table:table-cell office:value-type="float" office:value="229">
            <text:p>229</text:p>
          </table:table-cell>
          <table:table-cell table:formula="of:=[.F538]/[.A538]" office:value-type="float" office:value="1.23783783783784">
            <text:p>1.2378378378</text:p>
          </table:table-cell>
          <table:table-cell office:value-type="float" office:value="188">
            <text:p>188</text:p>
          </table:table-cell>
          <table:table-cell table:formula="of:=[.H538]/[.A538]" office:value-type="float" office:value="1.01621621621622">
            <text:p>1.016216216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table:formula="of:=[.B539]/[.A539]" office:value-type="float" office:value="1.01117318435754">
            <text:p>1.0111731844</text:p>
          </table:table-cell>
          <table:table-cell office:value-type="float" office:value="184">
            <text:p>184</text:p>
          </table:table-cell>
          <table:table-cell table:formula="of:=[.D539]/[.A539]" office:value-type="float" office:value="1.02793296089385">
            <text:p>1.0279329609</text:p>
          </table:table-cell>
          <table:table-cell office:value-type="float" office:value="207">
            <text:p>207</text:p>
          </table:table-cell>
          <table:table-cell table:formula="of:=[.F539]/[.A539]" office:value-type="float" office:value="1.15642458100559">
            <text:p>1.156424581</text:p>
          </table:table-cell>
          <table:table-cell office:value-type="float" office:value="181">
            <text:p>181</text:p>
          </table:table-cell>
          <table:table-cell table:formula="of:=[.H539]/[.A539]" office:value-type="float" office:value="1.01117318435754">
            <text:p>1.0111731844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421">
            <text:p>421</text:p>
          </table:table-cell>
          <table:table-cell table:formula="of:=[.B540]/[.A540]" office:value-type="float" office:value="1.01937046004843">
            <text:p>1.01937046</text:p>
          </table:table-cell>
          <table:table-cell office:value-type="float" office:value="426">
            <text:p>426</text:p>
          </table:table-cell>
          <table:table-cell table:formula="of:=[.D540]/[.A540]" office:value-type="float" office:value="1.03147699757869">
            <text:p>1.0314769976</text:p>
          </table:table-cell>
          <table:table-cell office:value-type="float" office:value="447">
            <text:p>447</text:p>
          </table:table-cell>
          <table:table-cell table:formula="of:=[.F540]/[.A540]" office:value-type="float" office:value="1.08232445520581">
            <text:p>1.0823244552</text:p>
          </table:table-cell>
          <table:table-cell office:value-type="float" office:value="418">
            <text:p>418</text:p>
          </table:table-cell>
          <table:table-cell table:formula="of:=[.H540]/[.A540]" office:value-type="float" office:value="1.01210653753027">
            <text:p>1.012106537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table:formula="of:=[.B541]/[.A541]" office:value-type="float" office:value="1.01171875">
            <text:p>1.01171875</text:p>
          </table:table-cell>
          <table:table-cell office:value-type="float" office:value="260">
            <text:p>260</text:p>
          </table:table-cell>
          <table:table-cell table:formula="of:=[.D541]/[.A541]" office:value-type="float" office:value="1.015625">
            <text:p>1.015625</text:p>
          </table:table-cell>
          <table:table-cell office:value-type="float" office:value="388">
            <text:p>388</text:p>
          </table:table-cell>
          <table:table-cell table:formula="of:=[.F541]/[.A541]" office:value-type="float" office:value="1.515625">
            <text:p>1.515625</text:p>
          </table:table-cell>
          <table:table-cell office:value-type="float" office:value="263">
            <text:p>263</text:p>
          </table:table-cell>
          <table:table-cell table:formula="of:=[.H541]/[.A541]" office:value-type="float" office:value="1.02734375">
            <text:p>1.02734375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15">
            <text:p>315</text:p>
          </table:table-cell>
          <table:table-cell table:formula="of:=[.B542]/[.A542]" office:value-type="float" office:value="1.01612903225806">
            <text:p>1.0161290323</text:p>
          </table:table-cell>
          <table:table-cell office:value-type="float" office:value="316">
            <text:p>316</text:p>
          </table:table-cell>
          <table:table-cell table:formula="of:=[.D542]/[.A542]" office:value-type="float" office:value="1.01935483870968">
            <text:p>1.0193548387</text:p>
          </table:table-cell>
          <table:table-cell office:value-type="float" office:value="404">
            <text:p>404</text:p>
          </table:table-cell>
          <table:table-cell table:formula="of:=[.F542]/[.A542]" office:value-type="float" office:value="1.30322580645161">
            <text:p>1.3032258065</text:p>
          </table:table-cell>
          <table:table-cell office:value-type="float" office:value="315">
            <text:p>315</text:p>
          </table:table-cell>
          <table:table-cell table:formula="of:=[.H542]/[.A542]" office:value-type="float" office:value="1.01612903225806">
            <text:p>1.0161290323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5">
            <text:p>245</text:p>
          </table:table-cell>
          <table:table-cell table:formula="of:=[.B543]/[.A543]" office:value-type="float" office:value="1.01239669421488">
            <text:p>1.0123966942</text:p>
          </table:table-cell>
          <table:table-cell office:value-type="float" office:value="245">
            <text:p>245</text:p>
          </table:table-cell>
          <table:table-cell table:formula="of:=[.D543]/[.A543]" office:value-type="float" office:value="1.01239669421488">
            <text:p>1.0123966942</text:p>
          </table:table-cell>
          <table:table-cell office:value-type="float" office:value="299">
            <text:p>299</text:p>
          </table:table-cell>
          <table:table-cell table:formula="of:=[.F543]/[.A543]" office:value-type="float" office:value="1.23553719008264">
            <text:p>1.2355371901</text:p>
          </table:table-cell>
          <table:table-cell office:value-type="float" office:value="248">
            <text:p>248</text:p>
          </table:table-cell>
          <table:table-cell table:formula="of:=[.H543]/[.A543]" office:value-type="float" office:value="1.02479338842975">
            <text:p>1.024793388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9">
            <text:p>179</text:p>
          </table:table-cell>
          <table:table-cell table:formula="of:=[.B544]/[.A544]" office:value-type="float" office:value="1.03468208092486">
            <text:p>1.0346820809</text:p>
          </table:table-cell>
          <table:table-cell office:value-type="float" office:value="177">
            <text:p>177</text:p>
          </table:table-cell>
          <table:table-cell table:formula="of:=[.D544]/[.A544]" office:value-type="float" office:value="1.02312138728324">
            <text:p>1.0231213873</text:p>
          </table:table-cell>
          <table:table-cell office:value-type="float" office:value="208">
            <text:p>208</text:p>
          </table:table-cell>
          <table:table-cell table:formula="of:=[.F544]/[.A544]" office:value-type="float" office:value="1.20231213872832">
            <text:p>1.2023121387</text:p>
          </table:table-cell>
          <table:table-cell office:value-type="float" office:value="176">
            <text:p>176</text:p>
          </table:table-cell>
          <table:table-cell table:formula="of:=[.H544]/[.A544]" office:value-type="float" office:value="1.01734104046243">
            <text:p>1.017341040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62">
            <text:p>362</text:p>
          </table:table-cell>
          <table:table-cell table:formula="of:=[.B545]/[.A545]" office:value-type="float" office:value="1.00555555555556">
            <text:p>1.0055555556</text:p>
          </table:table-cell>
          <table:table-cell office:value-type="float" office:value="365">
            <text:p>365</text:p>
          </table:table-cell>
          <table:table-cell table:formula="of:=[.D545]/[.A545]" office:value-type="float" office:value="1.01388888888889">
            <text:p>1.0138888889</text:p>
          </table:table-cell>
          <table:table-cell office:value-type="float" office:value="462">
            <text:p>462</text:p>
          </table:table-cell>
          <table:table-cell table:formula="of:=[.F545]/[.A545]" office:value-type="float" office:value="1.28333333333333">
            <text:p>1.2833333333</text:p>
          </table:table-cell>
          <table:table-cell office:value-type="float" office:value="362">
            <text:p>362</text:p>
          </table:table-cell>
          <table:table-cell table:formula="of:=[.H545]/[.A545]" office:value-type="float" office:value="1.00555555555556">
            <text:p>1.005555555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3">
            <text:p>123</text:p>
          </table:table-cell>
          <table:table-cell table:formula="of:=[.B546]/[.A546]" office:value-type="float" office:value="1.04237288135593">
            <text:p>1.0423728814</text:p>
          </table:table-cell>
          <table:table-cell office:value-type="float" office:value="121">
            <text:p>121</text:p>
          </table:table-cell>
          <table:table-cell table:formula="of:=[.D546]/[.A546]" office:value-type="float" office:value="1.02542372881356">
            <text:p>1.0254237288</text:p>
          </table:table-cell>
          <table:table-cell office:value-type="float" office:value="179">
            <text:p>179</text:p>
          </table:table-cell>
          <table:table-cell table:formula="of:=[.F546]/[.A546]" office:value-type="float" office:value="1.51694915254237">
            <text:p>1.5169491525</text:p>
          </table:table-cell>
          <table:table-cell office:value-type="float" office:value="122">
            <text:p>122</text:p>
          </table:table-cell>
          <table:table-cell table:formula="of:=[.H546]/[.A546]" office:value-type="float" office:value="1.03389830508475">
            <text:p>1.033898305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table:formula="of:=[.B547]/[.A547]" office:value-type="float" office:value="1.02127659574468">
            <text:p>1.0212765957</text:p>
          </table:table-cell>
          <table:table-cell office:value-type="float" office:value="143">
            <text:p>143</text:p>
          </table:table-cell>
          <table:table-cell table:formula="of:=[.D547]/[.A547]" office:value-type="float" office:value="1.01418439716312">
            <text:p>1.0141843972</text:p>
          </table:table-cell>
          <table:table-cell office:value-type="float" office:value="259">
            <text:p>259</text:p>
          </table:table-cell>
          <table:table-cell table:formula="of:=[.F547]/[.A547]" office:value-type="float" office:value="1.83687943262411">
            <text:p>1.8368794326</text:p>
          </table:table-cell>
          <table:table-cell office:value-type="float" office:value="146">
            <text:p>146</text:p>
          </table:table-cell>
          <table:table-cell table:formula="of:=[.H547]/[.A547]" office:value-type="float" office:value="1.0354609929078">
            <text:p>1.035460992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formula="of:=[.B548]/[.A548]" office:value-type="float" office:value="0.986111111111111">
            <text:p>0.9861111111</text:p>
          </table:table-cell>
          <table:table-cell office:value-type="float" office:value="146">
            <text:p>146</text:p>
          </table:table-cell>
          <table:table-cell table:formula="of:=[.D548]/[.A548]" office:value-type="float" office:value="1.01388888888889">
            <text:p>1.0138888889</text:p>
          </table:table-cell>
          <table:table-cell office:value-type="float" office:value="149">
            <text:p>149</text:p>
          </table:table-cell>
          <table:table-cell table:formula="of:=[.F548]/[.A548]" office:value-type="float" office:value="1.03472222222222">
            <text:p>1.0347222222</text:p>
          </table:table-cell>
          <table:table-cell office:value-type="float" office:value="144">
            <text:p>144</text:p>
          </table:table-cell>
          <table:table-cell table:formula="of:=[.H548]/[.A548]" office:value-type="float" office:value="1">
            <text:p>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table:formula="of:=[.B549]/[.A549]" office:value-type="float" office:value="0.965116279069767">
            <text:p>0.9651162791</text:p>
          </table:table-cell>
          <table:table-cell office:value-type="float" office:value="165">
            <text:p>165</text:p>
          </table:table-cell>
          <table:table-cell table:formula="of:=[.D549]/[.A549]" office:value-type="float" office:value="0.959302325581395">
            <text:p>0.9593023256</text:p>
          </table:table-cell>
          <table:table-cell office:value-type="float" office:value="155">
            <text:p>155</text:p>
          </table:table-cell>
          <table:table-cell table:formula="of:=[.F549]/[.A549]" office:value-type="float" office:value="0.901162790697674">
            <text:p>0.9011627907</text:p>
          </table:table-cell>
          <table:table-cell office:value-type="float" office:value="166">
            <text:p>166</text:p>
          </table:table-cell>
          <table:table-cell table:formula="of:=[.H549]/[.A549]" office:value-type="float" office:value="0.965116279069767">
            <text:p>0.965116279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table:formula="of:=[.B550]/[.A550]" office:value-type="float" office:value="0.996563573883162">
            <text:p>0.9965635739</text:p>
          </table:table-cell>
          <table:table-cell office:value-type="float" office:value="290">
            <text:p>290</text:p>
          </table:table-cell>
          <table:table-cell table:formula="of:=[.D550]/[.A550]" office:value-type="float" office:value="0.996563573883162">
            <text:p>0.9965635739</text:p>
          </table:table-cell>
          <table:table-cell office:value-type="float" office:value="391">
            <text:p>391</text:p>
          </table:table-cell>
          <table:table-cell table:formula="of:=[.F550]/[.A550]" office:value-type="float" office:value="1.34364261168385">
            <text:p>1.3436426117</text:p>
          </table:table-cell>
          <table:table-cell office:value-type="float" office:value="294">
            <text:p>294</text:p>
          </table:table-cell>
          <table:table-cell table:formula="of:=[.H550]/[.A550]" office:value-type="float" office:value="1.01030927835052">
            <text:p>1.0103092784</text:p>
          </table:table-cell>
        </table:table-row>
        <table:table-row table:style-name="ro1">
          <table:table-cell table:number-columns-repeated="2" office:value-type="float" office:value="144">
            <text:p>144</text:p>
          </table:table-cell>
          <table:table-cell table:formula="of:=[.B551]/[.A551]" office:value-type="float" office:value="1">
            <text:p>1</text:p>
          </table:table-cell>
          <table:table-cell office:value-type="float" office:value="146">
            <text:p>146</text:p>
          </table:table-cell>
          <table:table-cell table:formula="of:=[.D551]/[.A551]" office:value-type="float" office:value="1.01388888888889">
            <text:p>1.0138888889</text:p>
          </table:table-cell>
          <table:table-cell office:value-type="float" office:value="162">
            <text:p>162</text:p>
          </table:table-cell>
          <table:table-cell table:formula="of:=[.F551]/[.A551]" office:value-type="float" office:value="1.125">
            <text:p>1.125</text:p>
          </table:table-cell>
          <table:table-cell office:value-type="float" office:value="148">
            <text:p>148</text:p>
          </table:table-cell>
          <table:table-cell table:formula="of:=[.H551]/[.A551]" office:value-type="float" office:value="1.02777777777778">
            <text:p>1.027777777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table:formula="of:=[.B552]/[.A552]" office:value-type="float" office:value="0.977777777777778">
            <text:p>0.9777777778</text:p>
          </table:table-cell>
          <table:table-cell office:value-type="float" office:value="88">
            <text:p>88</text:p>
          </table:table-cell>
          <table:table-cell table:formula="of:=[.D552]/[.A552]" office:value-type="float" office:value="0.977777777777778">
            <text:p>0.9777777778</text:p>
          </table:table-cell>
          <table:table-cell office:value-type="float" office:value="88">
            <text:p>88</text:p>
          </table:table-cell>
          <table:table-cell table:formula="of:=[.F552]/[.A552]" office:value-type="float" office:value="0.977777777777778">
            <text:p>0.9777777778</text:p>
          </table:table-cell>
          <table:table-cell office:value-type="float" office:value="89">
            <text:p>89</text:p>
          </table:table-cell>
          <table:table-cell table:formula="of:=[.H552]/[.A552]" office:value-type="float" office:value="0.988888888888889">
            <text:p>0.988888888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87">
            <text:p>287</text:p>
          </table:table-cell>
          <table:table-cell table:formula="of:=[.B553]/[.A553]" office:value-type="float" office:value="1.0177304964539">
            <text:p>1.0177304965</text:p>
          </table:table-cell>
          <table:table-cell office:value-type="float" office:value="283">
            <text:p>283</text:p>
          </table:table-cell>
          <table:table-cell table:formula="of:=[.D553]/[.A553]" office:value-type="float" office:value="1.00354609929078">
            <text:p>1.0035460993</text:p>
          </table:table-cell>
          <table:table-cell office:value-type="float" office:value="336">
            <text:p>336</text:p>
          </table:table-cell>
          <table:table-cell table:formula="of:=[.F553]/[.A553]" office:value-type="float" office:value="1.19148936170213">
            <text:p>1.1914893617</text:p>
          </table:table-cell>
          <table:table-cell office:value-type="float" office:value="286">
            <text:p>286</text:p>
          </table:table-cell>
          <table:table-cell table:formula="of:=[.H553]/[.A553]" office:value-type="float" office:value="1.01418439716312">
            <text:p>1.014184397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table:formula="of:=[.B554]/[.A554]" office:value-type="float" office:value="1.0045045045045">
            <text:p>1.0045045045</text:p>
          </table:table-cell>
          <table:table-cell office:value-type="float" office:value="227">
            <text:p>227</text:p>
          </table:table-cell>
          <table:table-cell table:formula="of:=[.D554]/[.A554]" office:value-type="float" office:value="1.02252252252252">
            <text:p>1.0225225225</text:p>
          </table:table-cell>
          <table:table-cell office:value-type="float" office:value="297">
            <text:p>297</text:p>
          </table:table-cell>
          <table:table-cell table:formula="of:=[.F554]/[.A554]" office:value-type="float" office:value="1.33783783783784">
            <text:p>1.3378378378</text:p>
          </table:table-cell>
          <table:table-cell office:value-type="float" office:value="227">
            <text:p>227</text:p>
          </table:table-cell>
          <table:table-cell table:formula="of:=[.H554]/[.A554]" office:value-type="float" office:value="1.02252252252252">
            <text:p>1.0225225225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597">
            <text:p>597</text:p>
          </table:table-cell>
          <table:table-cell table:formula="of:=[.B555]/[.A555]" office:value-type="float" office:value="1.01015228426396">
            <text:p>1.0101522843</text:p>
          </table:table-cell>
          <table:table-cell office:value-type="float" office:value="596">
            <text:p>596</text:p>
          </table:table-cell>
          <table:table-cell table:formula="of:=[.D555]/[.A555]" office:value-type="float" office:value="1.00846023688663">
            <text:p>1.0084602369</text:p>
          </table:table-cell>
          <table:table-cell office:value-type="float" office:value="744">
            <text:p>744</text:p>
          </table:table-cell>
          <table:table-cell table:formula="of:=[.F555]/[.A555]" office:value-type="float" office:value="1.25888324873096">
            <text:p>1.2588832487</text:p>
          </table:table-cell>
          <table:table-cell office:value-type="float" office:value="603">
            <text:p>603</text:p>
          </table:table-cell>
          <table:table-cell table:formula="of:=[.H555]/[.A555]" office:value-type="float" office:value="1.02030456852792">
            <text:p>1.020304568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79">
            <text:p>179</text:p>
          </table:table-cell>
          <table:table-cell table:formula="of:=[.B556]/[.A556]" office:value-type="float" office:value="1.02285714285714">
            <text:p>1.0228571429</text:p>
          </table:table-cell>
          <table:table-cell office:value-type="float" office:value="178">
            <text:p>178</text:p>
          </table:table-cell>
          <table:table-cell table:formula="of:=[.D556]/[.A556]" office:value-type="float" office:value="1.01714285714286">
            <text:p>1.0171428571</text:p>
          </table:table-cell>
          <table:table-cell office:value-type="float" office:value="237">
            <text:p>237</text:p>
          </table:table-cell>
          <table:table-cell table:formula="of:=[.F556]/[.A556]" office:value-type="float" office:value="1.35428571428571">
            <text:p>1.3542857143</text:p>
          </table:table-cell>
          <table:table-cell office:value-type="float" office:value="180">
            <text:p>180</text:p>
          </table:table-cell>
          <table:table-cell table:formula="of:=[.H556]/[.A556]" office:value-type="float" office:value="1.02857142857143">
            <text:p>1.0285714286</text:p>
          </table:table-cell>
        </table:table-row>
        <table:table-row table:style-name="ro1">
          <table:table-cell table:number-columns-repeated="2" office:value-type="float" office:value="142">
            <text:p>142</text:p>
          </table:table-cell>
          <table:table-cell table:formula="of:=[.B557]/[.A557]" office:value-type="float" office:value="1">
            <text:p>1</text:p>
          </table:table-cell>
          <table:table-cell office:value-type="float" office:value="141">
            <text:p>141</text:p>
          </table:table-cell>
          <table:table-cell table:formula="of:=[.D557]/[.A557]" office:value-type="float" office:value="0.992957746478873">
            <text:p>0.9929577465</text:p>
          </table:table-cell>
          <table:table-cell office:value-type="float" office:value="152">
            <text:p>152</text:p>
          </table:table-cell>
          <table:table-cell table:formula="of:=[.F557]/[.A557]" office:value-type="float" office:value="1.07042253521127">
            <text:p>1.0704225352</text:p>
          </table:table-cell>
          <table:table-cell office:value-type="float" office:value="137">
            <text:p>137</text:p>
          </table:table-cell>
          <table:table-cell table:formula="of:=[.H557]/[.A557]" office:value-type="float" office:value="0.964788732394366">
            <text:p>0.964788732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formula="of:=[.B558]/[.A558]" office:value-type="float" office:value="1.01010101010101">
            <text:p>1.0101010101</text:p>
          </table:table-cell>
          <table:table-cell office:value-type="float" office:value="97">
            <text:p>97</text:p>
          </table:table-cell>
          <table:table-cell table:formula="of:=[.D558]/[.A558]" office:value-type="float" office:value="0.97979797979798">
            <text:p>0.9797979798</text:p>
          </table:table-cell>
          <table:table-cell office:value-type="float" office:value="117">
            <text:p>117</text:p>
          </table:table-cell>
          <table:table-cell table:formula="of:=[.F558]/[.A558]" office:value-type="float" office:value="1.18181818181818">
            <text:p>1.1818181818</text:p>
          </table:table-cell>
          <table:table-cell office:value-type="float" office:value="101">
            <text:p>101</text:p>
          </table:table-cell>
          <table:table-cell table:formula="of:=[.H558]/[.A558]" office:value-type="float" office:value="1.02020202020202">
            <text:p>1.020202020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9">
            <text:p>139</text:p>
          </table:table-cell>
          <table:table-cell table:formula="of:=[.B559]/[.A559]" office:value-type="float" office:value="1.01459854014599">
            <text:p>1.0145985401</text:p>
          </table:table-cell>
          <table:table-cell office:value-type="float" office:value="139">
            <text:p>139</text:p>
          </table:table-cell>
          <table:table-cell table:formula="of:=[.D559]/[.A559]" office:value-type="float" office:value="1.01459854014599">
            <text:p>1.0145985401</text:p>
          </table:table-cell>
          <table:table-cell office:value-type="float" office:value="168">
            <text:p>168</text:p>
          </table:table-cell>
          <table:table-cell table:formula="of:=[.F559]/[.A559]" office:value-type="float" office:value="1.22627737226277">
            <text:p>1.2262773723</text:p>
          </table:table-cell>
          <table:table-cell office:value-type="float" office:value="139">
            <text:p>139</text:p>
          </table:table-cell>
          <table:table-cell table:formula="of:=[.H559]/[.A559]" office:value-type="float" office:value="1.01459854014599">
            <text:p>1.0145985401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1300">
            <text:p>1300</text:p>
          </table:table-cell>
          <table:table-cell table:formula="of:=[.B560]/[.A560]" office:value-type="float" office:value="1.00697134004648">
            <text:p>1.00697134</text:p>
          </table:table-cell>
          <table:table-cell office:value-type="float" office:value="1296">
            <text:p>1296</text:p>
          </table:table-cell>
          <table:table-cell table:formula="of:=[.D560]/[.A560]" office:value-type="float" office:value="1.00387296669249">
            <text:p>1.0038729667</text:p>
          </table:table-cell>
          <table:table-cell office:value-type="float" office:value="1713">
            <text:p>1713</text:p>
          </table:table-cell>
          <table:table-cell table:formula="of:=[.F560]/[.A560]" office:value-type="float" office:value="1.32687838884586">
            <text:p>1.3268783888</text:p>
          </table:table-cell>
          <table:table-cell office:value-type="float" office:value="1305">
            <text:p>1305</text:p>
          </table:table-cell>
          <table:table-cell table:formula="of:=[.H560]/[.A560]" office:value-type="float" office:value="1.01084430673896">
            <text:p>1.010844306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15">
            <text:p>215</text:p>
          </table:table-cell>
          <table:table-cell table:formula="of:=[.B561]/[.A561]" office:value-type="float" office:value="0.981735159817351">
            <text:p>0.9817351598</text:p>
          </table:table-cell>
          <table:table-cell office:value-type="float" office:value="219">
            <text:p>219</text:p>
          </table:table-cell>
          <table:table-cell table:formula="of:=[.D561]/[.A561]" office:value-type="float" office:value="1">
            <text:p>1</text:p>
          </table:table-cell>
          <table:table-cell office:value-type="float" office:value="230">
            <text:p>230</text:p>
          </table:table-cell>
          <table:table-cell table:formula="of:=[.F561]/[.A561]" office:value-type="float" office:value="1.05022831050228">
            <text:p>1.0502283105</text:p>
          </table:table-cell>
          <table:table-cell office:value-type="float" office:value="215">
            <text:p>215</text:p>
          </table:table-cell>
          <table:table-cell table:formula="of:=[.H561]/[.A561]" office:value-type="float" office:value="0.981735159817351">
            <text:p>0.9817351598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table:formula="of:=[.B562]/[.A562]" office:value-type="float" office:value="1.0036496350365">
            <text:p>1.003649635</text:p>
          </table:table-cell>
          <table:table-cell office:value-type="float" office:value="273">
            <text:p>273</text:p>
          </table:table-cell>
          <table:table-cell table:formula="of:=[.D562]/[.A562]" office:value-type="float" office:value="0.996350364963504">
            <text:p>0.996350365</text:p>
          </table:table-cell>
          <table:table-cell office:value-type="float" office:value="332">
            <text:p>332</text:p>
          </table:table-cell>
          <table:table-cell table:formula="of:=[.F562]/[.A562]" office:value-type="float" office:value="1.21167883211679">
            <text:p>1.2116788321</text:p>
          </table:table-cell>
          <table:table-cell office:value-type="float" office:value="280">
            <text:p>280</text:p>
          </table:table-cell>
          <table:table-cell table:formula="of:=[.H562]/[.A562]" office:value-type="float" office:value="1.02189781021898">
            <text:p>1.0218978102</text:p>
          </table:table-cell>
        </table:table-row>
        <table:table-row table:style-name="ro1">
          <table:table-cell table:number-columns-repeated="2" office:value-type="float" office:value="84">
            <text:p>84</text:p>
          </table:table-cell>
          <table:table-cell table:formula="of:=[.B563]/[.A563]" office:value-type="float" office:value="1">
            <text:p>1</text:p>
          </table:table-cell>
          <table:table-cell office:value-type="float" office:value="86">
            <text:p>86</text:p>
          </table:table-cell>
          <table:table-cell table:formula="of:=[.D563]/[.A563]" office:value-type="float" office:value="1.02380952380952">
            <text:p>1.0238095238</text:p>
          </table:table-cell>
          <table:table-cell office:value-type="float" office:value="92">
            <text:p>92</text:p>
          </table:table-cell>
          <table:table-cell table:formula="of:=[.F563]/[.A563]" office:value-type="float" office:value="1.0952380952381">
            <text:p>1.0952380952</text:p>
          </table:table-cell>
          <table:table-cell office:value-type="float" office:value="85">
            <text:p>85</text:p>
          </table:table-cell>
          <table:table-cell table:formula="of:=[.H563]/[.A563]" office:value-type="float" office:value="1.01190476190476">
            <text:p>1.011904761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table:formula="of:=[.B564]/[.A564]" office:value-type="float" office:value="0.994974874371859">
            <text:p>0.9949748744</text:p>
          </table:table-cell>
          <table:table-cell office:value-type="float" office:value="197">
            <text:p>197</text:p>
          </table:table-cell>
          <table:table-cell table:formula="of:=[.D564]/[.A564]" office:value-type="float" office:value="0.989949748743718">
            <text:p>0.9899497487</text:p>
          </table:table-cell>
          <table:table-cell office:value-type="float" office:value="226">
            <text:p>226</text:p>
          </table:table-cell>
          <table:table-cell table:formula="of:=[.F564]/[.A564]" office:value-type="float" office:value="1.1356783919598">
            <text:p>1.135678392</text:p>
          </table:table-cell>
          <table:table-cell office:value-type="float" office:value="202">
            <text:p>202</text:p>
          </table:table-cell>
          <table:table-cell table:formula="of:=[.H564]/[.A564]" office:value-type="float" office:value="1.01507537688442">
            <text:p>1.0150753769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900">
            <text:p>900</text:p>
          </table:table-cell>
          <table:table-cell table:formula="of:=[.B565]/[.A565]" office:value-type="float" office:value="0.997782705099778">
            <text:p>0.9977827051</text:p>
          </table:table-cell>
          <table:table-cell office:value-type="float" office:value="908">
            <text:p>908</text:p>
          </table:table-cell>
          <table:table-cell table:formula="of:=[.D565]/[.A565]" office:value-type="float" office:value="1.00665188470067">
            <text:p>1.0066518847</text:p>
          </table:table-cell>
          <table:table-cell office:value-type="float" office:value="960">
            <text:p>960</text:p>
          </table:table-cell>
          <table:table-cell table:formula="of:=[.F565]/[.A565]" office:value-type="float" office:value="1.06430155210643">
            <text:p>1.0643015521</text:p>
          </table:table-cell>
          <table:table-cell office:value-type="float" office:value="906">
            <text:p>906</text:p>
          </table:table-cell>
          <table:table-cell table:formula="of:=[.H565]/[.A565]" office:value-type="float" office:value="1.00443458980044">
            <text:p>1.0044345898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639">
            <text:p>639</text:p>
          </table:table-cell>
          <table:table-cell table:formula="of:=[.B566]/[.A566]" office:value-type="float" office:value="1.00788643533123">
            <text:p>1.0078864353</text:p>
          </table:table-cell>
          <table:table-cell office:value-type="float" office:value="645">
            <text:p>645</text:p>
          </table:table-cell>
          <table:table-cell table:formula="of:=[.D566]/[.A566]" office:value-type="float" office:value="1.01735015772871">
            <text:p>1.0173501577</text:p>
          </table:table-cell>
          <table:table-cell office:value-type="float" office:value="805">
            <text:p>805</text:p>
          </table:table-cell>
          <table:table-cell table:formula="of:=[.F566]/[.A566]" office:value-type="float" office:value="1.26971608832808">
            <text:p>1.2697160883</text:p>
          </table:table-cell>
          <table:table-cell office:value-type="float" office:value="637">
            <text:p>637</text:p>
          </table:table-cell>
          <table:table-cell table:formula="of:=[.H566]/[.A566]" office:value-type="float" office:value="1.00473186119874">
            <text:p>1.0047318612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621">
            <text:p>621</text:p>
          </table:table-cell>
          <table:table-cell table:formula="of:=[.B567]/[.A567]" office:value-type="float" office:value="1.01470588235294">
            <text:p>1.0147058824</text:p>
          </table:table-cell>
          <table:table-cell office:value-type="float" office:value="628">
            <text:p>628</text:p>
          </table:table-cell>
          <table:table-cell table:formula="of:=[.D567]/[.A567]" office:value-type="float" office:value="1.02614379084967">
            <text:p>1.0261437908</text:p>
          </table:table-cell>
          <table:table-cell office:value-type="float" office:value="576">
            <text:p>576</text:p>
          </table:table-cell>
          <table:table-cell table:formula="of:=[.F567]/[.A567]" office:value-type="float" office:value="0.941176470588235">
            <text:p>0.9411764706</text:p>
          </table:table-cell>
          <table:table-cell office:value-type="float" office:value="622">
            <text:p>622</text:p>
          </table:table-cell>
          <table:table-cell table:formula="of:=[.H567]/[.A567]" office:value-type="float" office:value="1.01633986928105">
            <text:p>1.016339869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table:formula="of:=[.B568]/[.A568]" office:value-type="float" office:value="1.01229508196721">
            <text:p>1.012295082</text:p>
          </table:table-cell>
          <table:table-cell office:value-type="float" office:value="249">
            <text:p>249</text:p>
          </table:table-cell>
          <table:table-cell table:formula="of:=[.D568]/[.A568]" office:value-type="float" office:value="1.02049180327869">
            <text:p>1.0204918033</text:p>
          </table:table-cell>
          <table:table-cell office:value-type="float" office:value="222">
            <text:p>222</text:p>
          </table:table-cell>
          <table:table-cell table:formula="of:=[.F568]/[.A568]" office:value-type="float" office:value="0.90983606557377">
            <text:p>0.9098360656</text:p>
          </table:table-cell>
          <table:table-cell office:value-type="float" office:value="247">
            <text:p>247</text:p>
          </table:table-cell>
          <table:table-cell table:formula="of:=[.H568]/[.A568]" office:value-type="float" office:value="1.01229508196721">
            <text:p>1.01229508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table:formula="of:=[.B569]/[.A569]" office:value-type="float" office:value="1.01234567901235">
            <text:p>1.012345679</text:p>
          </table:table-cell>
          <table:table-cell office:value-type="float" office:value="171">
            <text:p>171</text:p>
          </table:table-cell>
          <table:table-cell table:formula="of:=[.D569]/[.A569]" office:value-type="float" office:value="1.05555555555556">
            <text:p>1.0555555556</text:p>
          </table:table-cell>
          <table:table-cell office:value-type="float" office:value="187">
            <text:p>187</text:p>
          </table:table-cell>
          <table:table-cell table:formula="of:=[.F569]/[.A569]" office:value-type="float" office:value="1.15432098765432">
            <text:p>1.1543209877</text:p>
          </table:table-cell>
          <table:table-cell office:value-type="float" office:value="162">
            <text:p>162</text:p>
          </table:table-cell>
          <table:table-cell table:formula="of:=[.H569]/[.A569]" office:value-type="float" office:value="1">
            <text:p>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7">
            <text:p>137</text:p>
          </table:table-cell>
          <table:table-cell table:formula="of:=[.B570]/[.A570]" office:value-type="float" office:value="1.01481481481481">
            <text:p>1.0148148148</text:p>
          </table:table-cell>
          <table:table-cell office:value-type="float" office:value="135">
            <text:p>135</text:p>
          </table:table-cell>
          <table:table-cell table:formula="of:=[.D570]/[.A570]" office:value-type="float" office:value="1">
            <text:p>1</text:p>
          </table:table-cell>
          <table:table-cell office:value-type="float" office:value="140">
            <text:p>140</text:p>
          </table:table-cell>
          <table:table-cell table:formula="of:=[.F570]/[.A570]" office:value-type="float" office:value="1.03703703703704">
            <text:p>1.037037037</text:p>
          </table:table-cell>
          <table:table-cell office:value-type="float" office:value="135">
            <text:p>135</text:p>
          </table:table-cell>
          <table:table-cell table:formula="of:=[.H570]/[.A570]" office:value-type="float" office:value="1">
            <text:p>1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457">
            <text:p>457</text:p>
          </table:table-cell>
          <table:table-cell table:formula="of:=[.B571]/[.A571]" office:value-type="float" office:value="1.02927927927928">
            <text:p>1.0292792793</text:p>
          </table:table-cell>
          <table:table-cell office:value-type="float" office:value="451">
            <text:p>451</text:p>
          </table:table-cell>
          <table:table-cell table:formula="of:=[.D571]/[.A571]" office:value-type="float" office:value="1.01576576576577">
            <text:p>1.0157657658</text:p>
          </table:table-cell>
          <table:table-cell office:value-type="float" office:value="344">
            <text:p>344</text:p>
          </table:table-cell>
          <table:table-cell table:formula="of:=[.F571]/[.A571]" office:value-type="float" office:value="0.774774774774775">
            <text:p>0.7747747748</text:p>
          </table:table-cell>
          <table:table-cell office:value-type="float" office:value="451">
            <text:p>451</text:p>
          </table:table-cell>
          <table:table-cell table:formula="of:=[.H571]/[.A571]" office:value-type="float" office:value="1.01576576576577">
            <text:p>1.015765765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table:formula="of:=[.B572]/[.A572]" office:value-type="float" office:value="1.06024096385542">
            <text:p>1.0602409639</text:p>
          </table:table-cell>
          <table:table-cell office:value-type="float" office:value="84">
            <text:p>84</text:p>
          </table:table-cell>
          <table:table-cell table:formula="of:=[.D572]/[.A572]" office:value-type="float" office:value="1.01204819277108">
            <text:p>1.0120481928</text:p>
          </table:table-cell>
          <table:table-cell office:value-type="float" office:value="88">
            <text:p>88</text:p>
          </table:table-cell>
          <table:table-cell table:formula="of:=[.F572]/[.A572]" office:value-type="float" office:value="1.06024096385542">
            <text:p>1.0602409639</text:p>
          </table:table-cell>
          <table:table-cell office:value-type="float" office:value="87">
            <text:p>87</text:p>
          </table:table-cell>
          <table:table-cell table:formula="of:=[.H572]/[.A572]" office:value-type="float" office:value="1.04819277108434">
            <text:p>1.048192771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formula="of:=[.B573]/[.A573]" office:value-type="float" office:value="1.00740740740741">
            <text:p>1.0074074074</text:p>
          </table:table-cell>
          <table:table-cell office:value-type="float" office:value="137">
            <text:p>137</text:p>
          </table:table-cell>
          <table:table-cell table:formula="of:=[.D573]/[.A573]" office:value-type="float" office:value="1.01481481481481">
            <text:p>1.0148148148</text:p>
          </table:table-cell>
          <table:table-cell office:value-type="float" office:value="138">
            <text:p>138</text:p>
          </table:table-cell>
          <table:table-cell table:formula="of:=[.F573]/[.A573]" office:value-type="float" office:value="1.02222222222222">
            <text:p>1.0222222222</text:p>
          </table:table-cell>
          <table:table-cell office:value-type="float" office:value="137">
            <text:p>137</text:p>
          </table:table-cell>
          <table:table-cell table:formula="of:=[.H573]/[.A573]" office:value-type="float" office:value="1.01481481481481">
            <text:p>1.014814814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table:formula="of:=[.B574]/[.A574]" office:value-type="float" office:value="1.00406504065041">
            <text:p>1.0040650407</text:p>
          </table:table-cell>
          <table:table-cell office:value-type="float" office:value="254">
            <text:p>254</text:p>
          </table:table-cell>
          <table:table-cell table:formula="of:=[.D574]/[.A574]" office:value-type="float" office:value="1.03252032520325">
            <text:p>1.0325203252</text:p>
          </table:table-cell>
          <table:table-cell office:value-type="float" office:value="258">
            <text:p>258</text:p>
          </table:table-cell>
          <table:table-cell table:formula="of:=[.F574]/[.A574]" office:value-type="float" office:value="1.04878048780488">
            <text:p>1.0487804878</text:p>
          </table:table-cell>
          <table:table-cell office:value-type="float" office:value="247">
            <text:p>247</text:p>
          </table:table-cell>
          <table:table-cell table:formula="of:=[.H574]/[.A574]" office:value-type="float" office:value="1.00406504065041">
            <text:p>1.004065040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27">
            <text:p>227</text:p>
          </table:table-cell>
          <table:table-cell table:formula="of:=[.B575]/[.A575]" office:value-type="float" office:value="1.00888888888889">
            <text:p>1.0088888889</text:p>
          </table:table-cell>
          <table:table-cell office:value-type="float" office:value="233">
            <text:p>233</text:p>
          </table:table-cell>
          <table:table-cell table:formula="of:=[.D575]/[.A575]" office:value-type="float" office:value="1.03555555555556">
            <text:p>1.0355555556</text:p>
          </table:table-cell>
          <table:table-cell office:value-type="float" office:value="349">
            <text:p>349</text:p>
          </table:table-cell>
          <table:table-cell table:formula="of:=[.F575]/[.A575]" office:value-type="float" office:value="1.55111111111111">
            <text:p>1.5511111111</text:p>
          </table:table-cell>
          <table:table-cell office:value-type="float" office:value="229">
            <text:p>229</text:p>
          </table:table-cell>
          <table:table-cell table:formula="of:=[.H575]/[.A575]" office:value-type="float" office:value="1.01777777777778">
            <text:p>1.017777777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35">
            <text:p>135</text:p>
          </table:table-cell>
          <table:table-cell table:formula="of:=[.B576]/[.A576]" office:value-type="float" office:value="1.02272727272727">
            <text:p>1.0227272727</text:p>
          </table:table-cell>
          <table:table-cell office:value-type="float" office:value="138">
            <text:p>138</text:p>
          </table:table-cell>
          <table:table-cell table:formula="of:=[.D576]/[.A576]" office:value-type="float" office:value="1.04545454545455">
            <text:p>1.0454545455</text:p>
          </table:table-cell>
          <table:table-cell office:value-type="float" office:value="134">
            <text:p>134</text:p>
          </table:table-cell>
          <table:table-cell table:formula="of:=[.F576]/[.A576]" office:value-type="float" office:value="1.01515151515152">
            <text:p>1.0151515152</text:p>
          </table:table-cell>
          <table:table-cell office:value-type="float" office:value="135">
            <text:p>135</text:p>
          </table:table-cell>
          <table:table-cell table:formula="of:=[.H576]/[.A576]" office:value-type="float" office:value="1.02272727272727">
            <text:p>1.0227272727</text:p>
          </table:table-cell>
        </table:table-row>
        <table:table-row table:style-name="ro1">
          <table:table-cell table:number-columns-repeated="2" office:value-type="float" office:value="281">
            <text:p>281</text:p>
          </table:table-cell>
          <table:table-cell table:formula="of:=[.B577]/[.A577]" office:value-type="float" office:value="1">
            <text:p>1</text:p>
          </table:table-cell>
          <table:table-cell office:value-type="float" office:value="290">
            <text:p>290</text:p>
          </table:table-cell>
          <table:table-cell table:formula="of:=[.D577]/[.A577]" office:value-type="float" office:value="1.03202846975089">
            <text:p>1.0320284698</text:p>
          </table:table-cell>
          <table:table-cell office:value-type="float" office:value="308">
            <text:p>308</text:p>
          </table:table-cell>
          <table:table-cell table:formula="of:=[.F577]/[.A577]" office:value-type="float" office:value="1.09608540925267">
            <text:p>1.0960854093</text:p>
          </table:table-cell>
          <table:table-cell office:value-type="float" office:value="282">
            <text:p>282</text:p>
          </table:table-cell>
          <table:table-cell table:formula="of:=[.H577]/[.A577]" office:value-type="float" office:value="1.00355871886121">
            <text:p>1.003558718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6">
            <text:p>136</text:p>
          </table:table-cell>
          <table:table-cell table:formula="of:=[.B578]/[.A578]" office:value-type="float" office:value="1.02255639097744">
            <text:p>1.022556391</text:p>
          </table:table-cell>
          <table:table-cell office:value-type="float" office:value="141">
            <text:p>141</text:p>
          </table:table-cell>
          <table:table-cell table:formula="of:=[.D578]/[.A578]" office:value-type="float" office:value="1.06015037593985">
            <text:p>1.0601503759</text:p>
          </table:table-cell>
          <table:table-cell office:value-type="float" office:value="136">
            <text:p>136</text:p>
          </table:table-cell>
          <table:table-cell table:formula="of:=[.F578]/[.A578]" office:value-type="float" office:value="1.02255639097744">
            <text:p>1.022556391</text:p>
          </table:table-cell>
          <table:table-cell office:value-type="float" office:value="135">
            <text:p>135</text:p>
          </table:table-cell>
          <table:table-cell table:formula="of:=[.H578]/[.A578]" office:value-type="float" office:value="1.01503759398496">
            <text:p>1.01503759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table:formula="of:=[.B579]/[.A579]" office:value-type="float" office:value="1.00869565217391">
            <text:p>1.0086956522</text:p>
          </table:table-cell>
          <table:table-cell office:value-type="float" office:value="238">
            <text:p>238</text:p>
          </table:table-cell>
          <table:table-cell table:formula="of:=[.D579]/[.A579]" office:value-type="float" office:value="1.03478260869565">
            <text:p>1.0347826087</text:p>
          </table:table-cell>
          <table:table-cell office:value-type="float" office:value="331">
            <text:p>331</text:p>
          </table:table-cell>
          <table:table-cell table:formula="of:=[.F579]/[.A579]" office:value-type="float" office:value="1.43913043478261">
            <text:p>1.4391304348</text:p>
          </table:table-cell>
          <table:table-cell office:value-type="float" office:value="232">
            <text:p>232</text:p>
          </table:table-cell>
          <table:table-cell table:formula="of:=[.H579]/[.A579]" office:value-type="float" office:value="1.00869565217391">
            <text:p>1.008695652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table:formula="of:=[.B580]/[.A580]" office:value-type="float" office:value="1.00487804878049">
            <text:p>1.0048780488</text:p>
          </table:table-cell>
          <table:table-cell office:value-type="float" office:value="206">
            <text:p>206</text:p>
          </table:table-cell>
          <table:table-cell table:formula="of:=[.D580]/[.A580]" office:value-type="float" office:value="1.00487804878049">
            <text:p>1.0048780488</text:p>
          </table:table-cell>
          <table:table-cell office:value-type="float" office:value="248">
            <text:p>248</text:p>
          </table:table-cell>
          <table:table-cell table:formula="of:=[.F580]/[.A580]" office:value-type="float" office:value="1.20975609756098">
            <text:p>1.2097560976</text:p>
          </table:table-cell>
          <table:table-cell office:value-type="float" office:value="213">
            <text:p>213</text:p>
          </table:table-cell>
          <table:table-cell table:formula="of:=[.H580]/[.A580]" office:value-type="float" office:value="1.0390243902439">
            <text:p>1.0390243902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560">
            <text:p>560</text:p>
          </table:table-cell>
          <table:table-cell table:formula="of:=[.B581]/[.A581]" office:value-type="float" office:value="1.00719424460432">
            <text:p>1.0071942446</text:p>
          </table:table-cell>
          <table:table-cell office:value-type="float" office:value="557">
            <text:p>557</text:p>
          </table:table-cell>
          <table:table-cell table:formula="of:=[.D581]/[.A581]" office:value-type="float" office:value="1.00179856115108">
            <text:p>1.0017985612</text:p>
          </table:table-cell>
          <table:table-cell office:value-type="float" office:value="874">
            <text:p>874</text:p>
          </table:table-cell>
          <table:table-cell table:formula="of:=[.F581]/[.A581]" office:value-type="float" office:value="1.57194244604317">
            <text:p>1.571942446</text:p>
          </table:table-cell>
          <table:table-cell office:value-type="float" office:value="564">
            <text:p>564</text:p>
          </table:table-cell>
          <table:table-cell table:formula="of:=[.H581]/[.A581]" office:value-type="float" office:value="1.01438848920863">
            <text:p>1.0143884892</text:p>
          </table:table-cell>
        </table:table-row>
        <table:table-row table:style-name="ro1">
          <table:table-cell table:number-columns-repeated="2" office:value-type="float" office:value="273">
            <text:p>273</text:p>
          </table:table-cell>
          <table:table-cell table:formula="of:=[.B582]/[.A582]" office:value-type="float" office:value="1">
            <text:p>1</text:p>
          </table:table-cell>
          <table:table-cell office:value-type="float" office:value="274">
            <text:p>274</text:p>
          </table:table-cell>
          <table:table-cell table:formula="of:=[.D582]/[.A582]" office:value-type="float" office:value="1.003663003663">
            <text:p>1.0036630037</text:p>
          </table:table-cell>
          <table:table-cell office:value-type="float" office:value="400">
            <text:p>400</text:p>
          </table:table-cell>
          <table:table-cell table:formula="of:=[.F582]/[.A582]" office:value-type="float" office:value="1.46520146520147">
            <text:p>1.4652014652</text:p>
          </table:table-cell>
          <table:table-cell office:value-type="float" office:value="279">
            <text:p>279</text:p>
          </table:table-cell>
          <table:table-cell table:formula="of:=[.H582]/[.A582]" office:value-type="float" office:value="1.02197802197802">
            <text:p>1.02197802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3">
            <text:p>133</text:p>
          </table:table-cell>
          <table:table-cell table:formula="of:=[.B583]/[.A583]" office:value-type="float" office:value="0.977941176470588">
            <text:p>0.9779411765</text:p>
          </table:table-cell>
          <table:table-cell office:value-type="float" office:value="136">
            <text:p>136</text:p>
          </table:table-cell>
          <table:table-cell table:formula="of:=[.D583]/[.A583]" office:value-type="float" office:value="1">
            <text:p>1</text:p>
          </table:table-cell>
          <table:table-cell office:value-type="float" office:value="136">
            <text:p>136</text:p>
          </table:table-cell>
          <table:table-cell table:formula="of:=[.F583]/[.A583]" office:value-type="float" office:value="1">
            <text:p>1</text:p>
          </table:table-cell>
          <table:table-cell office:value-type="float" office:value="145">
            <text:p>145</text:p>
          </table:table-cell>
          <table:table-cell table:formula="of:=[.H583]/[.A583]" office:value-type="float" office:value="1.06617647058824">
            <text:p>1.0661764706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table:formula="of:=[.B584]/[.A584]" office:value-type="float" office:value="1.00469483568075">
            <text:p>1.0046948357</text:p>
          </table:table-cell>
          <table:table-cell office:value-type="float" office:value="221">
            <text:p>221</text:p>
          </table:table-cell>
          <table:table-cell table:formula="of:=[.D584]/[.A584]" office:value-type="float" office:value="1.03755868544601">
            <text:p>1.0375586854</text:p>
          </table:table-cell>
          <table:table-cell office:value-type="float" office:value="223">
            <text:p>223</text:p>
          </table:table-cell>
          <table:table-cell table:formula="of:=[.F584]/[.A584]" office:value-type="float" office:value="1.04694835680751">
            <text:p>1.0469483568</text:p>
          </table:table-cell>
          <table:table-cell office:value-type="float" office:value="217">
            <text:p>217</text:p>
          </table:table-cell>
          <table:table-cell table:formula="of:=[.H584]/[.A584]" office:value-type="float" office:value="1.018779342723">
            <text:p>1.0187793427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547">
            <text:p>547</text:p>
          </table:table-cell>
          <table:table-cell table:formula="of:=[.B585]/[.A585]" office:value-type="float" office:value="0.994545454545455">
            <text:p>0.9945454545</text:p>
          </table:table-cell>
          <table:table-cell office:value-type="float" office:value="550">
            <text:p>550</text:p>
          </table:table-cell>
          <table:table-cell table:formula="of:=[.D585]/[.A585]" office:value-type="float" office:value="1">
            <text:p>1</text:p>
          </table:table-cell>
          <table:table-cell office:value-type="float" office:value="509">
            <text:p>509</text:p>
          </table:table-cell>
          <table:table-cell table:formula="of:=[.F585]/[.A585]" office:value-type="float" office:value="0.925454545454545">
            <text:p>0.9254545455</text:p>
          </table:table-cell>
          <table:table-cell office:value-type="float" office:value="544">
            <text:p>544</text:p>
          </table:table-cell>
          <table:table-cell table:formula="of:=[.H585]/[.A585]" office:value-type="float" office:value="0.989090909090909">
            <text:p>0.989090909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93">
            <text:p>193</text:p>
          </table:table-cell>
          <table:table-cell table:formula="of:=[.B586]/[.A586]" office:value-type="float" office:value="1.01047120418848">
            <text:p>1.0104712042</text:p>
          </table:table-cell>
          <table:table-cell office:value-type="float" office:value="195">
            <text:p>195</text:p>
          </table:table-cell>
          <table:table-cell table:formula="of:=[.D586]/[.A586]" office:value-type="float" office:value="1.02094240837696">
            <text:p>1.0209424084</text:p>
          </table:table-cell>
          <table:table-cell office:value-type="float" office:value="326">
            <text:p>326</text:p>
          </table:table-cell>
          <table:table-cell table:formula="of:=[.F586]/[.A586]" office:value-type="float" office:value="1.70680628272251">
            <text:p>1.7068062827</text:p>
          </table:table-cell>
          <table:table-cell office:value-type="float" office:value="196">
            <text:p>196</text:p>
          </table:table-cell>
          <table:table-cell table:formula="of:=[.H586]/[.A586]" office:value-type="float" office:value="1.0261780104712">
            <text:p>1.0261780105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69">
            <text:p>269</text:p>
          </table:table-cell>
          <table:table-cell table:formula="of:=[.B587]/[.A587]" office:value-type="float" office:value="0.988970588235294">
            <text:p>0.9889705882</text:p>
          </table:table-cell>
          <table:table-cell office:value-type="float" office:value="267">
            <text:p>267</text:p>
          </table:table-cell>
          <table:table-cell table:formula="of:=[.D587]/[.A587]" office:value-type="float" office:value="0.981617647058823">
            <text:p>0.9816176471</text:p>
          </table:table-cell>
          <table:table-cell office:value-type="float" office:value="425">
            <text:p>425</text:p>
          </table:table-cell>
          <table:table-cell table:formula="of:=[.F587]/[.A587]" office:value-type="float" office:value="1.5625">
            <text:p>1.5625</text:p>
          </table:table-cell>
          <table:table-cell office:value-type="float" office:value="277">
            <text:p>277</text:p>
          </table:table-cell>
          <table:table-cell table:formula="of:=[.H587]/[.A587]" office:value-type="float" office:value="1.01838235294118">
            <text:p>1.018382352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formula="of:=[.B588]/[.A588]" office:value-type="float" office:value="0.956521739130435">
            <text:p>0.9565217391</text:p>
          </table:table-cell>
          <table:table-cell office:value-type="float" office:value="22">
            <text:p>22</text:p>
          </table:table-cell>
          <table:table-cell table:formula="of:=[.D588]/[.A588]" office:value-type="float" office:value="0.956521739130435">
            <text:p>0.9565217391</text:p>
          </table:table-cell>
          <table:table-cell office:value-type="float" office:value="34">
            <text:p>34</text:p>
          </table:table-cell>
          <table:table-cell table:formula="of:=[.F588]/[.A588]" office:value-type="float" office:value="1.47826086956522">
            <text:p>1.4782608696</text:p>
          </table:table-cell>
          <table:table-cell office:value-type="float" office:value="23">
            <text:p>23</text:p>
          </table:table-cell>
          <table:table-cell table:formula="of:=[.H588]/[.A588]" office:value-type="float" office:value="1">
            <text:p>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table:formula="of:=[.B589]/[.A589]" office:value-type="float" office:value="0.99290780141844">
            <text:p>0.9929078014</text:p>
          </table:table-cell>
          <table:table-cell office:value-type="float" office:value="143">
            <text:p>143</text:p>
          </table:table-cell>
          <table:table-cell table:formula="of:=[.D589]/[.A589]" office:value-type="float" office:value="1.01418439716312">
            <text:p>1.0141843972</text:p>
          </table:table-cell>
          <table:table-cell office:value-type="float" office:value="151">
            <text:p>151</text:p>
          </table:table-cell>
          <table:table-cell table:formula="of:=[.F589]/[.A589]" office:value-type="float" office:value="1.0709219858156">
            <text:p>1.0709219858</text:p>
          </table:table-cell>
          <table:table-cell office:value-type="float" office:value="141">
            <text:p>141</text:p>
          </table:table-cell>
          <table:table-cell table:formula="of:=[.H589]/[.A589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59">
            <text:p>259</text:p>
          </table:table-cell>
          <table:table-cell table:formula="of:=[.B590]/[.A590]" office:value-type="float" office:value="1">
            <text:p>1</text:p>
          </table:table-cell>
          <table:table-cell office:value-type="float" office:value="263">
            <text:p>263</text:p>
          </table:table-cell>
          <table:table-cell table:formula="of:=[.D590]/[.A590]" office:value-type="float" office:value="1.01544401544402">
            <text:p>1.0154440154</text:p>
          </table:table-cell>
          <table:table-cell office:value-type="float" office:value="376">
            <text:p>376</text:p>
          </table:table-cell>
          <table:table-cell table:formula="of:=[.F590]/[.A590]" office:value-type="float" office:value="1.45173745173745">
            <text:p>1.4517374517</text:p>
          </table:table-cell>
          <table:table-cell office:value-type="float" office:value="263">
            <text:p>263</text:p>
          </table:table-cell>
          <table:table-cell table:formula="of:=[.H590]/[.A590]" office:value-type="float" office:value="1.01544401544402">
            <text:p>1.015444015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90">
            <text:p>190</text:p>
          </table:table-cell>
          <table:table-cell table:formula="of:=[.B591]/[.A591]" office:value-type="float" office:value="0.984455958549223">
            <text:p>0.9844559585</text:p>
          </table:table-cell>
          <table:table-cell office:value-type="float" office:value="196">
            <text:p>196</text:p>
          </table:table-cell>
          <table:table-cell table:formula="of:=[.D591]/[.A591]" office:value-type="float" office:value="1.01554404145078">
            <text:p>1.0155440415</text:p>
          </table:table-cell>
          <table:table-cell office:value-type="float" office:value="254">
            <text:p>254</text:p>
          </table:table-cell>
          <table:table-cell table:formula="of:=[.F591]/[.A591]" office:value-type="float" office:value="1.3160621761658">
            <text:p>1.3160621762</text:p>
          </table:table-cell>
          <table:table-cell office:value-type="float" office:value="194">
            <text:p>194</text:p>
          </table:table-cell>
          <table:table-cell table:formula="of:=[.H591]/[.A591]" office:value-type="float" office:value="1.00518134715026">
            <text:p>1.005181347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393">
            <text:p>393</text:p>
          </table:table-cell>
          <table:table-cell table:formula="of:=[.B592]/[.A592]" office:value-type="float" office:value="1.00769230769231">
            <text:p>1.0076923077</text:p>
          </table:table-cell>
          <table:table-cell office:value-type="float" office:value="393">
            <text:p>393</text:p>
          </table:table-cell>
          <table:table-cell table:formula="of:=[.D592]/[.A592]" office:value-type="float" office:value="1.00769230769231">
            <text:p>1.0076923077</text:p>
          </table:table-cell>
          <table:table-cell office:value-type="float" office:value="614">
            <text:p>614</text:p>
          </table:table-cell>
          <table:table-cell table:formula="of:=[.F592]/[.A592]" office:value-type="float" office:value="1.57435897435897">
            <text:p>1.5743589744</text:p>
          </table:table-cell>
          <table:table-cell office:value-type="float" office:value="394">
            <text:p>394</text:p>
          </table:table-cell>
          <table:table-cell table:formula="of:=[.H592]/[.A592]" office:value-type="float" office:value="1.01025641025641">
            <text:p>1.0102564103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527">
            <text:p>527</text:p>
          </table:table-cell>
          <table:table-cell table:formula="of:=[.B593]/[.A593]" office:value-type="float" office:value="0.998106060606061">
            <text:p>0.9981060606</text:p>
          </table:table-cell>
          <table:table-cell office:value-type="float" office:value="535">
            <text:p>535</text:p>
          </table:table-cell>
          <table:table-cell table:formula="of:=[.D593]/[.A593]" office:value-type="float" office:value="1.01325757575758">
            <text:p>1.0132575758</text:p>
          </table:table-cell>
          <table:table-cell office:value-type="float" office:value="911">
            <text:p>911</text:p>
          </table:table-cell>
          <table:table-cell table:formula="of:=[.F593]/[.A593]" office:value-type="float" office:value="1.72537878787879">
            <text:p>1.7253787879</text:p>
          </table:table-cell>
          <table:table-cell office:value-type="float" office:value="530">
            <text:p>530</text:p>
          </table:table-cell>
          <table:table-cell table:formula="of:=[.H593]/[.A593]" office:value-type="float" office:value="1.00378787878788">
            <text:p>1.003787878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96">
            <text:p>196</text:p>
          </table:table-cell>
          <table:table-cell table:formula="of:=[.B594]/[.A594]" office:value-type="float" office:value="0.98">
            <text:p>0.98</text:p>
          </table:table-cell>
          <table:table-cell office:value-type="float" office:value="200">
            <text:p>200</text:p>
          </table:table-cell>
          <table:table-cell table:formula="of:=[.D594]/[.A594]" office:value-type="float" office:value="1">
            <text:p>1</text:p>
          </table:table-cell>
          <table:table-cell office:value-type="float" office:value="266">
            <text:p>266</text:p>
          </table:table-cell>
          <table:table-cell table:formula="of:=[.F594]/[.A594]" office:value-type="float" office:value="1.33">
            <text:p>1.33</text:p>
          </table:table-cell>
          <table:table-cell office:value-type="float" office:value="201">
            <text:p>201</text:p>
          </table:table-cell>
          <table:table-cell table:formula="of:=[.H594]/[.A594]" office:value-type="float" office:value="1.005">
            <text:p>1.00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8">
            <text:p>188</text:p>
          </table:table-cell>
          <table:table-cell table:formula="of:=[.B595]/[.A595]" office:value-type="float" office:value="0.954314720812183">
            <text:p>0.9543147208</text:p>
          </table:table-cell>
          <table:table-cell office:value-type="float" office:value="179">
            <text:p>179</text:p>
          </table:table-cell>
          <table:table-cell table:formula="of:=[.D595]/[.A595]" office:value-type="float" office:value="0.908629441624365">
            <text:p>0.9086294416</text:p>
          </table:table-cell>
          <table:table-cell office:value-type="float" office:value="220">
            <text:p>220</text:p>
          </table:table-cell>
          <table:table-cell table:formula="of:=[.F595]/[.A595]" office:value-type="float" office:value="1.11675126903553">
            <text:p>1.116751269</text:p>
          </table:table-cell>
          <table:table-cell office:value-type="float" office:value="182">
            <text:p>182</text:p>
          </table:table-cell>
          <table:table-cell table:formula="of:=[.H595]/[.A595]" office:value-type="float" office:value="0.923857868020304">
            <text:p>0.92385786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table:formula="of:=[.B596]/[.A596]" office:value-type="float" office:value="1.01470588235294">
            <text:p>1.0147058824</text:p>
          </table:table-cell>
          <table:table-cell office:value-type="float" office:value="131">
            <text:p>131</text:p>
          </table:table-cell>
          <table:table-cell table:formula="of:=[.D596]/[.A596]" office:value-type="float" office:value="0.963235294117647">
            <text:p>0.9632352941</text:p>
          </table:table-cell>
          <table:table-cell office:value-type="float" office:value="131">
            <text:p>131</text:p>
          </table:table-cell>
          <table:table-cell table:formula="of:=[.F596]/[.A596]" office:value-type="float" office:value="0.963235294117647">
            <text:p>0.9632352941</text:p>
          </table:table-cell>
          <table:table-cell office:value-type="float" office:value="133">
            <text:p>133</text:p>
          </table:table-cell>
          <table:table-cell table:formula="of:=[.H596]/[.A596]" office:value-type="float" office:value="0.977941176470588">
            <text:p>0.977941176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table:formula="of:=[.B597]/[.A597]" office:value-type="float" office:value="0.99438202247191">
            <text:p>0.9943820225</text:p>
          </table:table-cell>
          <table:table-cell office:value-type="float" office:value="177">
            <text:p>177</text:p>
          </table:table-cell>
          <table:table-cell table:formula="of:=[.D597]/[.A597]" office:value-type="float" office:value="0.99438202247191">
            <text:p>0.9943820225</text:p>
          </table:table-cell>
          <table:table-cell office:value-type="float" office:value="224">
            <text:p>224</text:p>
          </table:table-cell>
          <table:table-cell table:formula="of:=[.F597]/[.A597]" office:value-type="float" office:value="1.25842696629213">
            <text:p>1.2584269663</text:p>
          </table:table-cell>
          <table:table-cell office:value-type="float" office:value="177">
            <text:p>177</text:p>
          </table:table-cell>
          <table:table-cell table:formula="of:=[.H597]/[.A597]" office:value-type="float" office:value="0.99438202247191">
            <text:p>0.994382022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table:formula="of:=[.B598]/[.A598]" office:value-type="float" office:value="1.00813008130081">
            <text:p>1.0081300813</text:p>
          </table:table-cell>
          <table:table-cell office:value-type="float" office:value="124">
            <text:p>124</text:p>
          </table:table-cell>
          <table:table-cell table:formula="of:=[.D598]/[.A598]" office:value-type="float" office:value="1.00813008130081">
            <text:p>1.0081300813</text:p>
          </table:table-cell>
          <table:table-cell office:value-type="float" office:value="119">
            <text:p>119</text:p>
          </table:table-cell>
          <table:table-cell table:formula="of:=[.F598]/[.A598]" office:value-type="float" office:value="0.967479674796748">
            <text:p>0.9674796748</text:p>
          </table:table-cell>
          <table:table-cell office:value-type="float" office:value="123">
            <text:p>123</text:p>
          </table:table-cell>
          <table:table-cell table:formula="of:=[.H598]/[.A598]" office:value-type="float" office:value="1">
            <text:p>1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408">
            <text:p>408</text:p>
          </table:table-cell>
          <table:table-cell table:formula="of:=[.B599]/[.A599]" office:value-type="float" office:value="1.002457002457">
            <text:p>1.0024570025</text:p>
          </table:table-cell>
          <table:table-cell office:value-type="float" office:value="407">
            <text:p>407</text:p>
          </table:table-cell>
          <table:table-cell table:formula="of:=[.D599]/[.A599]" office:value-type="float" office:value="1">
            <text:p>1</text:p>
          </table:table-cell>
          <table:table-cell office:value-type="float" office:value="518">
            <text:p>518</text:p>
          </table:table-cell>
          <table:table-cell table:formula="of:=[.F599]/[.A599]" office:value-type="float" office:value="1.27272727272727">
            <text:p>1.2727272727</text:p>
          </table:table-cell>
          <table:table-cell office:value-type="float" office:value="409">
            <text:p>409</text:p>
          </table:table-cell>
          <table:table-cell table:formula="of:=[.H599]/[.A599]" office:value-type="float" office:value="1.004914004914">
            <text:p>1.004914004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57">
            <text:p>357</text:p>
          </table:table-cell>
          <table:table-cell table:formula="of:=[.B600]/[.A600]" office:value-type="float" office:value="1.00280898876405">
            <text:p>1.0028089888</text:p>
          </table:table-cell>
          <table:table-cell office:value-type="float" office:value="359">
            <text:p>359</text:p>
          </table:table-cell>
          <table:table-cell table:formula="of:=[.D600]/[.A600]" office:value-type="float" office:value="1.00842696629213">
            <text:p>1.0084269663</text:p>
          </table:table-cell>
          <table:table-cell office:value-type="float" office:value="484">
            <text:p>484</text:p>
          </table:table-cell>
          <table:table-cell table:formula="of:=[.F600]/[.A600]" office:value-type="float" office:value="1.35955056179775">
            <text:p>1.3595505618</text:p>
          </table:table-cell>
          <table:table-cell office:value-type="float" office:value="359">
            <text:p>359</text:p>
          </table:table-cell>
          <table:table-cell table:formula="of:=[.H600]/[.A600]" office:value-type="float" office:value="1.00842696629213">
            <text:p>1.0084269663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587">
            <text:p>587</text:p>
          </table:table-cell>
          <table:table-cell table:formula="of:=[.B601]/[.A601]" office:value-type="float" office:value="0.99660441426146">
            <text:p>0.9966044143</text:p>
          </table:table-cell>
          <table:table-cell office:value-type="float" office:value="592">
            <text:p>592</text:p>
          </table:table-cell>
          <table:table-cell table:formula="of:=[.D601]/[.A601]" office:value-type="float" office:value="1.00509337860781">
            <text:p>1.0050933786</text:p>
          </table:table-cell>
          <table:table-cell office:value-type="float" office:value="802">
            <text:p>802</text:p>
          </table:table-cell>
          <table:table-cell table:formula="of:=[.F601]/[.A601]" office:value-type="float" office:value="1.3616298811545">
            <text:p>1.3616298812</text:p>
          </table:table-cell>
          <table:table-cell office:value-type="float" office:value="591">
            <text:p>591</text:p>
          </table:table-cell>
          <table:table-cell table:formula="of:=[.H601]/[.A601]" office:value-type="float" office:value="1.00339558573854">
            <text:p>1.0033955857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table:formula="of:=[.B602]/[.A602]" office:value-type="float" office:value="0.995073891625616">
            <text:p>0.9950738916</text:p>
          </table:table-cell>
          <table:table-cell office:value-type="float" office:value="207">
            <text:p>207</text:p>
          </table:table-cell>
          <table:table-cell table:formula="of:=[.D602]/[.A602]" office:value-type="float" office:value="1.01970443349754">
            <text:p>1.0197044335</text:p>
          </table:table-cell>
          <table:table-cell office:value-type="float" office:value="265">
            <text:p>265</text:p>
          </table:table-cell>
          <table:table-cell table:formula="of:=[.F602]/[.A602]" office:value-type="float" office:value="1.30541871921182">
            <text:p>1.3054187192</text:p>
          </table:table-cell>
          <table:table-cell office:value-type="float" office:value="202">
            <text:p>202</text:p>
          </table:table-cell>
          <table:table-cell table:formula="of:=[.H602]/[.A602]" office:value-type="float" office:value="0.995073891625616">
            <text:p>0.995073891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formula="of:=[.B603]/[.A603]" office:value-type="float" office:value="1.0126582278481">
            <text:p>1.0126582278</text:p>
          </table:table-cell>
          <table:table-cell office:value-type="float" office:value="79">
            <text:p>79</text:p>
          </table:table-cell>
          <table:table-cell table:formula="of:=[.D603]/[.A603]" office:value-type="float" office:value="1">
            <text:p>1</text:p>
          </table:table-cell>
          <table:table-cell office:value-type="float" office:value="84">
            <text:p>84</text:p>
          </table:table-cell>
          <table:table-cell table:formula="of:=[.F603]/[.A603]" office:value-type="float" office:value="1.06329113924051">
            <text:p>1.0632911392</text:p>
          </table:table-cell>
          <table:table-cell office:value-type="float" office:value="80">
            <text:p>80</text:p>
          </table:table-cell>
          <table:table-cell table:formula="of:=[.H603]/[.A603]" office:value-type="float" office:value="1.0126582278481">
            <text:p>1.0126582278</text:p>
          </table:table-cell>
        </table:table-row>
        <table:table-row table:style-name="ro1">
          <table:table-cell table:number-columns-repeated="2" office:value-type="float" office:value="179">
            <text:p>179</text:p>
          </table:table-cell>
          <table:table-cell table:formula="of:=[.B604]/[.A604]" office:value-type="float" office:value="1">
            <text:p>1</text:p>
          </table:table-cell>
          <table:table-cell office:value-type="float" office:value="181">
            <text:p>181</text:p>
          </table:table-cell>
          <table:table-cell table:formula="of:=[.D604]/[.A604]" office:value-type="float" office:value="1.01117318435754">
            <text:p>1.0111731844</text:p>
          </table:table-cell>
          <table:table-cell office:value-type="float" office:value="197">
            <text:p>197</text:p>
          </table:table-cell>
          <table:table-cell table:formula="of:=[.F604]/[.A604]" office:value-type="float" office:value="1.10055865921788">
            <text:p>1.1005586592</text:p>
          </table:table-cell>
          <table:table-cell office:value-type="float" office:value="183">
            <text:p>183</text:p>
          </table:table-cell>
          <table:table-cell table:formula="of:=[.H604]/[.A604]" office:value-type="float" office:value="1.02234636871508">
            <text:p>1.022346368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table:formula="of:=[.B605]/[.A605]" office:value-type="float" office:value="1.01290322580645">
            <text:p>1.0129032258</text:p>
          </table:table-cell>
          <table:table-cell office:value-type="float" office:value="155">
            <text:p>155</text:p>
          </table:table-cell>
          <table:table-cell table:formula="of:=[.D605]/[.A605]" office:value-type="float" office:value="1">
            <text:p>1</text:p>
          </table:table-cell>
          <table:table-cell office:value-type="float" office:value="175">
            <text:p>175</text:p>
          </table:table-cell>
          <table:table-cell table:formula="of:=[.F605]/[.A605]" office:value-type="float" office:value="1.12903225806452">
            <text:p>1.1290322581</text:p>
          </table:table-cell>
          <table:table-cell office:value-type="float" office:value="157">
            <text:p>157</text:p>
          </table:table-cell>
          <table:table-cell table:formula="of:=[.H605]/[.A605]" office:value-type="float" office:value="1.01290322580645">
            <text:p>1.0129032258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table:formula="of:=[.B606]/[.A606]" office:value-type="float" office:value="1.01324503311258">
            <text:p>1.0132450331</text:p>
          </table:table-cell>
          <table:table-cell office:value-type="float" office:value="152">
            <text:p>152</text:p>
          </table:table-cell>
          <table:table-cell table:formula="of:=[.D606]/[.A606]" office:value-type="float" office:value="1.00662251655629">
            <text:p>1.0066225166</text:p>
          </table:table-cell>
          <table:table-cell office:value-type="float" office:value="166">
            <text:p>166</text:p>
          </table:table-cell>
          <table:table-cell table:formula="of:=[.F606]/[.A606]" office:value-type="float" office:value="1.09933774834437">
            <text:p>1.0993377483</text:p>
          </table:table-cell>
          <table:table-cell office:value-type="float" office:value="151">
            <text:p>151</text:p>
          </table:table-cell>
          <table:table-cell table:formula="of:=[.H606]/[.A606]" office:value-type="float" office:value="1">
            <text:p>1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454">
            <text:p>454</text:p>
          </table:table-cell>
          <table:table-cell table:formula="of:=[.B607]/[.A607]" office:value-type="float" office:value="1.01339285714286">
            <text:p>1.0133928571</text:p>
          </table:table-cell>
          <table:table-cell office:value-type="float" office:value="456">
            <text:p>456</text:p>
          </table:table-cell>
          <table:table-cell table:formula="of:=[.D607]/[.A607]" office:value-type="float" office:value="1.01785714285714">
            <text:p>1.0178571429</text:p>
          </table:table-cell>
          <table:table-cell office:value-type="float" office:value="610">
            <text:p>610</text:p>
          </table:table-cell>
          <table:table-cell table:formula="of:=[.F607]/[.A607]" office:value-type="float" office:value="1.36160714285714">
            <text:p>1.3616071429</text:p>
          </table:table-cell>
          <table:table-cell office:value-type="float" office:value="461">
            <text:p>461</text:p>
          </table:table-cell>
          <table:table-cell table:formula="of:=[.H607]/[.A607]" office:value-type="float" office:value="1.02901785714286">
            <text:p>1.029017857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table:formula="of:=[.B608]/[.A608]" office:value-type="float" office:value="0.99625468164794">
            <text:p>0.9962546816</text:p>
          </table:table-cell>
          <table:table-cell office:value-type="float" office:value="270">
            <text:p>270</text:p>
          </table:table-cell>
          <table:table-cell table:formula="of:=[.D608]/[.A608]" office:value-type="float" office:value="1.01123595505618">
            <text:p>1.0112359551</text:p>
          </table:table-cell>
          <table:table-cell office:value-type="float" office:value="333">
            <text:p>333</text:p>
          </table:table-cell>
          <table:table-cell table:formula="of:=[.F608]/[.A608]" office:value-type="float" office:value="1.24719101123596">
            <text:p>1.2471910112</text:p>
          </table:table-cell>
          <table:table-cell office:value-type="float" office:value="267">
            <text:p>267</text:p>
          </table:table-cell>
          <table:table-cell table:formula="of:=[.H608]/[.A608]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table:formula="of:=[.B609]/[.A609]" office:value-type="float" office:value="1.00787401574803">
            <text:p>1.0078740157</text:p>
          </table:table-cell>
          <table:table-cell office:value-type="float" office:value="131">
            <text:p>131</text:p>
          </table:table-cell>
          <table:table-cell table:formula="of:=[.D609]/[.A609]" office:value-type="float" office:value="1.03149606299213">
            <text:p>1.031496063</text:p>
          </table:table-cell>
          <table:table-cell office:value-type="float" office:value="188">
            <text:p>188</text:p>
          </table:table-cell>
          <table:table-cell table:formula="of:=[.F609]/[.A609]" office:value-type="float" office:value="1.48031496062992">
            <text:p>1.4803149606</text:p>
          </table:table-cell>
          <table:table-cell office:value-type="float" office:value="130">
            <text:p>130</text:p>
          </table:table-cell>
          <table:table-cell table:formula="of:=[.H609]/[.A609]" office:value-type="float" office:value="1.02362204724409">
            <text:p>1.0236220472</text:p>
          </table:table-cell>
        </table:table-row>
        <table:table-row table:style-name="ro1">
          <table:table-cell table:number-columns-repeated="2" office:value-type="float" office:value="620">
            <text:p>620</text:p>
          </table:table-cell>
          <table:table-cell table:formula="of:=[.B610]/[.A610]" office:value-type="float" office:value="1">
            <text:p>1</text:p>
          </table:table-cell>
          <table:table-cell office:value-type="float" office:value="634">
            <text:p>634</text:p>
          </table:table-cell>
          <table:table-cell table:formula="of:=[.D610]/[.A610]" office:value-type="float" office:value="1.02258064516129">
            <text:p>1.0225806452</text:p>
          </table:table-cell>
          <table:table-cell office:value-type="float" office:value="625">
            <text:p>625</text:p>
          </table:table-cell>
          <table:table-cell table:formula="of:=[.F610]/[.A610]" office:value-type="float" office:value="1.00806451612903">
            <text:p>1.0080645161</text:p>
          </table:table-cell>
          <table:table-cell office:value-type="float" office:value="623">
            <text:p>623</text:p>
          </table:table-cell>
          <table:table-cell table:formula="of:=[.H610]/[.A610]" office:value-type="float" office:value="1.00483870967742">
            <text:p>1.0048387097</text:p>
          </table:table-cell>
        </table:table-row>
        <table:table-row table:style-name="ro1">
          <table:table-cell table:number-columns-repeated="2" office:value-type="float" office:value="119">
            <text:p>119</text:p>
          </table:table-cell>
          <table:table-cell table:formula="of:=[.B611]/[.A611]" office:value-type="float" office:value="1">
            <text:p>1</text:p>
          </table:table-cell>
          <table:table-cell office:value-type="float" office:value="120">
            <text:p>120</text:p>
          </table:table-cell>
          <table:table-cell table:formula="of:=[.D611]/[.A611]" office:value-type="float" office:value="1.00840336134454">
            <text:p>1.0084033613</text:p>
          </table:table-cell>
          <table:table-cell office:value-type="float" office:value="114">
            <text:p>114</text:p>
          </table:table-cell>
          <table:table-cell table:formula="of:=[.F611]/[.A611]" office:value-type="float" office:value="0.957983193277311">
            <text:p>0.9579831933</text:p>
          </table:table-cell>
          <table:table-cell office:value-type="float" office:value="121">
            <text:p>121</text:p>
          </table:table-cell>
          <table:table-cell table:formula="of:=[.H611]/[.A611]" office:value-type="float" office:value="1.01680672268908">
            <text:p>1.016806722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62">
            <text:p>162</text:p>
          </table:table-cell>
          <table:table-cell table:formula="of:=[.B612]/[.A612]" office:value-type="float" office:value="1.03184713375796">
            <text:p>1.0318471338</text:p>
          </table:table-cell>
          <table:table-cell office:value-type="float" office:value="163">
            <text:p>163</text:p>
          </table:table-cell>
          <table:table-cell table:formula="of:=[.D612]/[.A612]" office:value-type="float" office:value="1.03821656050955">
            <text:p>1.0382165605</text:p>
          </table:table-cell>
          <table:table-cell office:value-type="float" office:value="196">
            <text:p>196</text:p>
          </table:table-cell>
          <table:table-cell table:formula="of:=[.F612]/[.A612]" office:value-type="float" office:value="1.2484076433121">
            <text:p>1.2484076433</text:p>
          </table:table-cell>
          <table:table-cell office:value-type="float" office:value="158">
            <text:p>158</text:p>
          </table:table-cell>
          <table:table-cell table:formula="of:=[.H612]/[.A612]" office:value-type="float" office:value="1.00636942675159">
            <text:p>1.006369426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60">
            <text:p>260</text:p>
          </table:table-cell>
          <table:table-cell table:formula="of:=[.B613]/[.A613]" office:value-type="float" office:value="1.01960784313725">
            <text:p>1.0196078431</text:p>
          </table:table-cell>
          <table:table-cell office:value-type="float" office:value="260">
            <text:p>260</text:p>
          </table:table-cell>
          <table:table-cell table:formula="of:=[.D613]/[.A613]" office:value-type="float" office:value="1.01960784313725">
            <text:p>1.0196078431</text:p>
          </table:table-cell>
          <table:table-cell office:value-type="float" office:value="355">
            <text:p>355</text:p>
          </table:table-cell>
          <table:table-cell table:formula="of:=[.F613]/[.A613]" office:value-type="float" office:value="1.3921568627451">
            <text:p>1.3921568627</text:p>
          </table:table-cell>
          <table:table-cell office:value-type="float" office:value="257">
            <text:p>257</text:p>
          </table:table-cell>
          <table:table-cell table:formula="of:=[.H613]/[.A613]" office:value-type="float" office:value="1.0078431372549">
            <text:p>1.0078431373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63">
            <text:p>263</text:p>
          </table:table-cell>
          <table:table-cell table:formula="of:=[.B614]/[.A614]" office:value-type="float" office:value="1.04365079365079">
            <text:p>1.0436507937</text:p>
          </table:table-cell>
          <table:table-cell office:value-type="float" office:value="255">
            <text:p>255</text:p>
          </table:table-cell>
          <table:table-cell table:formula="of:=[.D614]/[.A614]" office:value-type="float" office:value="1.01190476190476">
            <text:p>1.0119047619</text:p>
          </table:table-cell>
          <table:table-cell office:value-type="float" office:value="357">
            <text:p>357</text:p>
          </table:table-cell>
          <table:table-cell table:formula="of:=[.F614]/[.A614]" office:value-type="float" office:value="1.41666666666667">
            <text:p>1.4166666667</text:p>
          </table:table-cell>
          <table:table-cell office:value-type="float" office:value="256">
            <text:p>256</text:p>
          </table:table-cell>
          <table:table-cell table:formula="of:=[.H614]/[.A614]" office:value-type="float" office:value="1.01587301587302">
            <text:p>1.0158730159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6">
            <text:p>176</text:p>
          </table:table-cell>
          <table:table-cell table:formula="of:=[.B615]/[.A615]" office:value-type="float" office:value="1.02923976608187">
            <text:p>1.0292397661</text:p>
          </table:table-cell>
          <table:table-cell office:value-type="float" office:value="173">
            <text:p>173</text:p>
          </table:table-cell>
          <table:table-cell table:formula="of:=[.D615]/[.A615]" office:value-type="float" office:value="1.01169590643275">
            <text:p>1.0116959064</text:p>
          </table:table-cell>
          <table:table-cell office:value-type="float" office:value="181">
            <text:p>181</text:p>
          </table:table-cell>
          <table:table-cell table:formula="of:=[.F615]/[.A615]" office:value-type="float" office:value="1.05847953216374">
            <text:p>1.0584795322</text:p>
          </table:table-cell>
          <table:table-cell office:value-type="float" office:value="174">
            <text:p>174</text:p>
          </table:table-cell>
          <table:table-cell table:formula="of:=[.H615]/[.A615]" office:value-type="float" office:value="1.01754385964912">
            <text:p>1.017543859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64">
            <text:p>164</text:p>
          </table:table-cell>
          <table:table-cell table:formula="of:=[.B616]/[.A616]" office:value-type="float" office:value="1.13103448275862">
            <text:p>1.1310344828</text:p>
          </table:table-cell>
          <table:table-cell office:value-type="float" office:value="146">
            <text:p>146</text:p>
          </table:table-cell>
          <table:table-cell table:formula="of:=[.D616]/[.A616]" office:value-type="float" office:value="1.00689655172414">
            <text:p>1.0068965517</text:p>
          </table:table-cell>
          <table:table-cell office:value-type="float" office:value="162">
            <text:p>162</text:p>
          </table:table-cell>
          <table:table-cell table:formula="of:=[.F616]/[.A616]" office:value-type="float" office:value="1.11724137931034">
            <text:p>1.1172413793</text:p>
          </table:table-cell>
          <table:table-cell office:value-type="float" office:value="147">
            <text:p>147</text:p>
          </table:table-cell>
          <table:table-cell table:formula="of:=[.H616]/[.A616]" office:value-type="float" office:value="1.01379310344828">
            <text:p>1.0137931034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337">
            <text:p>337</text:p>
          </table:table-cell>
          <table:table-cell table:formula="of:=[.B617]/[.A617]" office:value-type="float" office:value="1.04334365325077">
            <text:p>1.0433436533</text:p>
          </table:table-cell>
          <table:table-cell office:value-type="float" office:value="328">
            <text:p>328</text:p>
          </table:table-cell>
          <table:table-cell table:formula="of:=[.D617]/[.A617]" office:value-type="float" office:value="1.01547987616099">
            <text:p>1.0154798762</text:p>
          </table:table-cell>
          <table:table-cell office:value-type="float" office:value="411">
            <text:p>411</text:p>
          </table:table-cell>
          <table:table-cell table:formula="of:=[.F617]/[.A617]" office:value-type="float" office:value="1.27244582043344">
            <text:p>1.2724458204</text:p>
          </table:table-cell>
          <table:table-cell office:value-type="float" office:value="327">
            <text:p>327</text:p>
          </table:table-cell>
          <table:table-cell table:formula="of:=[.H617]/[.A617]" office:value-type="float" office:value="1.01238390092879">
            <text:p>1.012383900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478">
            <text:p>478</text:p>
          </table:table-cell>
          <table:table-cell table:formula="of:=[.B618]/[.A618]" office:value-type="float" office:value="1.03239740820734">
            <text:p>1.0323974082</text:p>
          </table:table-cell>
          <table:table-cell office:value-type="float" office:value="468">
            <text:p>468</text:p>
          </table:table-cell>
          <table:table-cell table:formula="of:=[.D618]/[.A618]" office:value-type="float" office:value="1.01079913606911">
            <text:p>1.0107991361</text:p>
          </table:table-cell>
          <table:table-cell office:value-type="float" office:value="513">
            <text:p>513</text:p>
          </table:table-cell>
          <table:table-cell table:formula="of:=[.F618]/[.A618]" office:value-type="float" office:value="1.10799136069114">
            <text:p>1.1079913607</text:p>
          </table:table-cell>
          <table:table-cell office:value-type="float" office:value="466">
            <text:p>466</text:p>
          </table:table-cell>
          <table:table-cell table:formula="of:=[.H618]/[.A618]" office:value-type="float" office:value="1.00647948164147">
            <text:p>1.006479481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2">
            <text:p>112</text:p>
          </table:table-cell>
          <table:table-cell table:formula="of:=[.B619]/[.A619]" office:value-type="float" office:value="1.02752293577982">
            <text:p>1.0275229358</text:p>
          </table:table-cell>
          <table:table-cell office:value-type="float" office:value="115">
            <text:p>115</text:p>
          </table:table-cell>
          <table:table-cell table:formula="of:=[.D619]/[.A619]" office:value-type="float" office:value="1.05504587155963">
            <text:p>1.0550458716</text:p>
          </table:table-cell>
          <table:table-cell office:value-type="float" office:value="125">
            <text:p>125</text:p>
          </table:table-cell>
          <table:table-cell table:formula="of:=[.F619]/[.A619]" office:value-type="float" office:value="1.14678899082569">
            <text:p>1.1467889908</text:p>
          </table:table-cell>
          <table:table-cell office:value-type="float" office:value="110">
            <text:p>110</text:p>
          </table:table-cell>
          <table:table-cell table:formula="of:=[.H619]/[.A619]" office:value-type="float" office:value="1.00917431192661">
            <text:p>1.0091743119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76">
            <text:p>276</text:p>
          </table:table-cell>
          <table:table-cell table:formula="of:=[.B620]/[.A620]" office:value-type="float" office:value="1.02985074626866">
            <text:p>1.0298507463</text:p>
          </table:table-cell>
          <table:table-cell office:value-type="float" office:value="275">
            <text:p>275</text:p>
          </table:table-cell>
          <table:table-cell table:formula="of:=[.D620]/[.A620]" office:value-type="float" office:value="1.02611940298507">
            <text:p>1.026119403</text:p>
          </table:table-cell>
          <table:table-cell office:value-type="float" office:value="289">
            <text:p>289</text:p>
          </table:table-cell>
          <table:table-cell table:formula="of:=[.F620]/[.A620]" office:value-type="float" office:value="1.07835820895522">
            <text:p>1.078358209</text:p>
          </table:table-cell>
          <table:table-cell office:value-type="float" office:value="270">
            <text:p>270</text:p>
          </table:table-cell>
          <table:table-cell table:formula="of:=[.H620]/[.A620]" office:value-type="float" office:value="1.00746268656716">
            <text:p>1.0074626866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1364">
            <text:p>1364</text:p>
          </table:table-cell>
          <table:table-cell table:formula="of:=[.B621]/[.A621]" office:value-type="float" office:value="1.02556390977444">
            <text:p>1.0255639098</text:p>
          </table:table-cell>
          <table:table-cell office:value-type="float" office:value="1363">
            <text:p>1363</text:p>
          </table:table-cell>
          <table:table-cell table:formula="of:=[.D621]/[.A621]" office:value-type="float" office:value="1.02481203007519">
            <text:p>1.0248120301</text:p>
          </table:table-cell>
          <table:table-cell office:value-type="float" office:value="1749">
            <text:p>1749</text:p>
          </table:table-cell>
          <table:table-cell table:formula="of:=[.F621]/[.A621]" office:value-type="float" office:value="1.31503759398496">
            <text:p>1.315037594</text:p>
          </table:table-cell>
          <table:table-cell office:value-type="float" office:value="1334">
            <text:p>1334</text:p>
          </table:table-cell>
          <table:table-cell table:formula="of:=[.H621]/[.A621]" office:value-type="float" office:value="1.00300751879699">
            <text:p>1.003007518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table:formula="of:=[.B622]/[.A622]" office:value-type="float" office:value="1.00440528634361">
            <text:p>1.0044052863</text:p>
          </table:table-cell>
          <table:table-cell office:value-type="float" office:value="239">
            <text:p>239</text:p>
          </table:table-cell>
          <table:table-cell table:formula="of:=[.D622]/[.A622]" office:value-type="float" office:value="1.05286343612335">
            <text:p>1.0528634361</text:p>
          </table:table-cell>
          <table:table-cell office:value-type="float" office:value="285">
            <text:p>285</text:p>
          </table:table-cell>
          <table:table-cell table:formula="of:=[.F622]/[.A622]" office:value-type="float" office:value="1.25550660792952">
            <text:p>1.2555066079</text:p>
          </table:table-cell>
          <table:table-cell office:value-type="float" office:value="230">
            <text:p>230</text:p>
          </table:table-cell>
          <table:table-cell table:formula="of:=[.H622]/[.A622]" office:value-type="float" office:value="1.01321585903084">
            <text:p>1.01321585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36">
            <text:p>236</text:p>
          </table:table-cell>
          <table:table-cell table:formula="of:=[.B623]/[.A623]" office:value-type="float" office:value="1.02164502164502">
            <text:p>1.0216450216</text:p>
          </table:table-cell>
          <table:table-cell office:value-type="float" office:value="242">
            <text:p>242</text:p>
          </table:table-cell>
          <table:table-cell table:formula="of:=[.D623]/[.A623]" office:value-type="float" office:value="1.04761904761905">
            <text:p>1.0476190476</text:p>
          </table:table-cell>
          <table:table-cell office:value-type="float" office:value="380">
            <text:p>380</text:p>
          </table:table-cell>
          <table:table-cell table:formula="of:=[.F623]/[.A623]" office:value-type="float" office:value="1.64502164502165">
            <text:p>1.645021645</text:p>
          </table:table-cell>
          <table:table-cell office:value-type="float" office:value="236">
            <text:p>236</text:p>
          </table:table-cell>
          <table:table-cell table:formula="of:=[.H623]/[.A623]" office:value-type="float" office:value="1.02164502164502">
            <text:p>1.0216450216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706">
            <text:p>706</text:p>
          </table:table-cell>
          <table:table-cell table:formula="of:=[.B624]/[.A624]" office:value-type="float" office:value="1.00284090909091">
            <text:p>1.0028409091</text:p>
          </table:table-cell>
          <table:table-cell office:value-type="float" office:value="710">
            <text:p>710</text:p>
          </table:table-cell>
          <table:table-cell table:formula="of:=[.D624]/[.A624]" office:value-type="float" office:value="1.00852272727273">
            <text:p>1.0085227273</text:p>
          </table:table-cell>
          <table:table-cell office:value-type="float" office:value="835">
            <text:p>835</text:p>
          </table:table-cell>
          <table:table-cell table:formula="of:=[.F624]/[.A624]" office:value-type="float" office:value="1.18607954545455">
            <text:p>1.1860795455</text:p>
          </table:table-cell>
          <table:table-cell office:value-type="float" office:value="706">
            <text:p>706</text:p>
          </table:table-cell>
          <table:table-cell table:formula="of:=[.H624]/[.A624]" office:value-type="float" office:value="1.00284090909091">
            <text:p>1.002840909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23">
            <text:p>223</text:p>
          </table:table-cell>
          <table:table-cell table:formula="of:=[.B625]/[.A625]" office:value-type="float" office:value="1.02293577981651">
            <text:p>1.0229357798</text:p>
          </table:table-cell>
          <table:table-cell office:value-type="float" office:value="226">
            <text:p>226</text:p>
          </table:table-cell>
          <table:table-cell table:formula="of:=[.D625]/[.A625]" office:value-type="float" office:value="1.03669724770642">
            <text:p>1.0366972477</text:p>
          </table:table-cell>
          <table:table-cell office:value-type="float" office:value="252">
            <text:p>252</text:p>
          </table:table-cell>
          <table:table-cell table:formula="of:=[.F625]/[.A625]" office:value-type="float" office:value="1.15596330275229">
            <text:p>1.1559633028</text:p>
          </table:table-cell>
          <table:table-cell office:value-type="float" office:value="226">
            <text:p>226</text:p>
          </table:table-cell>
          <table:table-cell table:formula="of:=[.H625]/[.A625]" office:value-type="float" office:value="1.03669724770642">
            <text:p>1.0366972477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741">
            <text:p>741</text:p>
          </table:table-cell>
          <table:table-cell table:formula="of:=[.B626]/[.A626]" office:value-type="float" office:value="1.00406504065041">
            <text:p>1.0040650407</text:p>
          </table:table-cell>
          <table:table-cell office:value-type="float" office:value="747">
            <text:p>747</text:p>
          </table:table-cell>
          <table:table-cell table:formula="of:=[.D626]/[.A626]" office:value-type="float" office:value="1.01219512195122">
            <text:p>1.012195122</text:p>
          </table:table-cell>
          <table:table-cell office:value-type="float" office:value="827">
            <text:p>827</text:p>
          </table:table-cell>
          <table:table-cell table:formula="of:=[.F626]/[.A626]" office:value-type="float" office:value="1.12059620596206">
            <text:p>1.120596206</text:p>
          </table:table-cell>
          <table:table-cell office:value-type="float" office:value="745">
            <text:p>745</text:p>
          </table:table-cell>
          <table:table-cell table:formula="of:=[.H626]/[.A626]" office:value-type="float" office:value="1.00948509485095">
            <text:p>1.009485094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table:formula="of:=[.B627]/[.A627]" office:value-type="float" office:value="1.0059880239521">
            <text:p>1.005988024</text:p>
          </table:table-cell>
          <table:table-cell office:value-type="float" office:value="171">
            <text:p>171</text:p>
          </table:table-cell>
          <table:table-cell table:formula="of:=[.D627]/[.A627]" office:value-type="float" office:value="1.02395209580838">
            <text:p>1.0239520958</text:p>
          </table:table-cell>
          <table:table-cell office:value-type="float" office:value="155">
            <text:p>155</text:p>
          </table:table-cell>
          <table:table-cell table:formula="of:=[.F627]/[.A627]" office:value-type="float" office:value="0.92814371257485">
            <text:p>0.9281437126</text:p>
          </table:table-cell>
          <table:table-cell office:value-type="float" office:value="169">
            <text:p>169</text:p>
          </table:table-cell>
          <table:table-cell table:formula="of:=[.H627]/[.A627]" office:value-type="float" office:value="1.01197604790419">
            <text:p>1.0119760479</text:p>
          </table:table-cell>
        </table:table-row>
        <table:table-row table:style-name="ro1">
          <table:table-cell table:number-columns-repeated="2" office:value-type="float" office:value="184">
            <text:p>184</text:p>
          </table:table-cell>
          <table:table-cell table:formula="of:=[.B628]/[.A628]" office:value-type="float" office:value="1">
            <text:p>1</text:p>
          </table:table-cell>
          <table:table-cell office:value-type="float" office:value="184">
            <text:p>184</text:p>
          </table:table-cell>
          <table:table-cell table:formula="of:=[.D628]/[.A628]" office:value-type="float" office:value="1">
            <text:p>1</text:p>
          </table:table-cell>
          <table:table-cell office:value-type="float" office:value="237">
            <text:p>237</text:p>
          </table:table-cell>
          <table:table-cell table:formula="of:=[.F628]/[.A628]" office:value-type="float" office:value="1.28804347826087">
            <text:p>1.2880434783</text:p>
          </table:table-cell>
          <table:table-cell office:value-type="float" office:value="183">
            <text:p>183</text:p>
          </table:table-cell>
          <table:table-cell table:formula="of:=[.H628]/[.A628]" office:value-type="float" office:value="0.994565217391304">
            <text:p>0.994565217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table:formula="of:=[.B629]/[.A629]" office:value-type="float" office:value="1.00558659217877">
            <text:p>1.0055865922</text:p>
          </table:table-cell>
          <table:table-cell office:value-type="float" office:value="182">
            <text:p>182</text:p>
          </table:table-cell>
          <table:table-cell table:formula="of:=[.D629]/[.A629]" office:value-type="float" office:value="1.01675977653631">
            <text:p>1.0167597765</text:p>
          </table:table-cell>
          <table:table-cell office:value-type="float" office:value="259">
            <text:p>259</text:p>
          </table:table-cell>
          <table:table-cell table:formula="of:=[.F629]/[.A629]" office:value-type="float" office:value="1.44692737430168">
            <text:p>1.4469273743</text:p>
          </table:table-cell>
          <table:table-cell office:value-type="float" office:value="184">
            <text:p>184</text:p>
          </table:table-cell>
          <table:table-cell table:formula="of:=[.H629]/[.A629]" office:value-type="float" office:value="1.02793296089385">
            <text:p>1.027932960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6">
            <text:p>136</text:p>
          </table:table-cell>
          <table:table-cell table:formula="of:=[.B630]/[.A630]" office:value-type="float" office:value="0.971428571428571">
            <text:p>0.9714285714</text:p>
          </table:table-cell>
          <table:table-cell office:value-type="float" office:value="139">
            <text:p>139</text:p>
          </table:table-cell>
          <table:table-cell table:formula="of:=[.D630]/[.A630]" office:value-type="float" office:value="0.992857142857143">
            <text:p>0.9928571429</text:p>
          </table:table-cell>
          <table:table-cell office:value-type="float" office:value="148">
            <text:p>148</text:p>
          </table:table-cell>
          <table:table-cell table:formula="of:=[.F630]/[.A630]" office:value-type="float" office:value="1.05714285714286">
            <text:p>1.0571428571</text:p>
          </table:table-cell>
          <table:table-cell office:value-type="float" office:value="137">
            <text:p>137</text:p>
          </table:table-cell>
          <table:table-cell table:formula="of:=[.H630]/[.A630]" office:value-type="float" office:value="0.978571428571429">
            <text:p>0.978571428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40">
            <text:p>140</text:p>
          </table:table-cell>
          <table:table-cell table:formula="of:=[.B631]/[.A631]" office:value-type="float" office:value="0.972222222222222">
            <text:p>0.9722222222</text:p>
          </table:table-cell>
          <table:table-cell office:value-type="float" office:value="144">
            <text:p>144</text:p>
          </table:table-cell>
          <table:table-cell table:formula="of:=[.D631]/[.A631]" office:value-type="float" office:value="1">
            <text:p>1</text:p>
          </table:table-cell>
          <table:table-cell office:value-type="float" office:value="147">
            <text:p>147</text:p>
          </table:table-cell>
          <table:table-cell table:formula="of:=[.F631]/[.A631]" office:value-type="float" office:value="1.02083333333333">
            <text:p>1.0208333333</text:p>
          </table:table-cell>
          <table:table-cell office:value-type="float" office:value="140">
            <text:p>140</text:p>
          </table:table-cell>
          <table:table-cell table:formula="of:=[.H631]/[.A631]" office:value-type="float" office:value="0.972222222222222">
            <text:p>0.972222222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327">
            <text:p>327</text:p>
          </table:table-cell>
          <table:table-cell table:formula="of:=[.B632]/[.A632]" office:value-type="float" office:value="1.01238390092879">
            <text:p>1.0123839009</text:p>
          </table:table-cell>
          <table:table-cell office:value-type="float" office:value="328">
            <text:p>328</text:p>
          </table:table-cell>
          <table:table-cell table:formula="of:=[.D632]/[.A632]" office:value-type="float" office:value="1.01547987616099">
            <text:p>1.0154798762</text:p>
          </table:table-cell>
          <table:table-cell office:value-type="float" office:value="356">
            <text:p>356</text:p>
          </table:table-cell>
          <table:table-cell table:formula="of:=[.F632]/[.A632]" office:value-type="float" office:value="1.10216718266254">
            <text:p>1.1021671827</text:p>
          </table:table-cell>
          <table:table-cell office:value-type="float" office:value="324">
            <text:p>324</text:p>
          </table:table-cell>
          <table:table-cell table:formula="of:=[.H632]/[.A632]" office:value-type="float" office:value="1.0030959752322">
            <text:p>1.003095975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table:formula="of:=[.B633]/[.A633]" office:value-type="float" office:value="1.00662251655629">
            <text:p>1.0066225166</text:p>
          </table:table-cell>
          <table:table-cell office:value-type="float" office:value="151">
            <text:p>151</text:p>
          </table:table-cell>
          <table:table-cell table:formula="of:=[.D633]/[.A633]" office:value-type="float" office:value="1">
            <text:p>1</text:p>
          </table:table-cell>
          <table:table-cell office:value-type="float" office:value="166">
            <text:p>166</text:p>
          </table:table-cell>
          <table:table-cell table:formula="of:=[.F633]/[.A633]" office:value-type="float" office:value="1.09933774834437">
            <text:p>1.0993377483</text:p>
          </table:table-cell>
          <table:table-cell office:value-type="float" office:value="150">
            <text:p>150</text:p>
          </table:table-cell>
          <table:table-cell table:formula="of:=[.H633]/[.A633]" office:value-type="float" office:value="0.993377483443708">
            <text:p>0.993377483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1">
            <text:p>101</text:p>
          </table:table-cell>
          <table:table-cell table:formula="of:=[.B634]/[.A634]" office:value-type="float" office:value="1.03061224489796">
            <text:p>1.0306122449</text:p>
          </table:table-cell>
          <table:table-cell office:value-type="float" office:value="99">
            <text:p>99</text:p>
          </table:table-cell>
          <table:table-cell table:formula="of:=[.D634]/[.A634]" office:value-type="float" office:value="1.01020408163265">
            <text:p>1.0102040816</text:p>
          </table:table-cell>
          <table:table-cell office:value-type="float" office:value="99">
            <text:p>99</text:p>
          </table:table-cell>
          <table:table-cell table:formula="of:=[.F634]/[.A634]" office:value-type="float" office:value="1.01020408163265">
            <text:p>1.0102040816</text:p>
          </table:table-cell>
          <table:table-cell office:value-type="float" office:value="99">
            <text:p>99</text:p>
          </table:table-cell>
          <table:table-cell table:formula="of:=[.H634]/[.A634]" office:value-type="float" office:value="1.01020408163265">
            <text:p>1.010204081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table:formula="of:=[.B635]/[.A635]" office:value-type="float" office:value="1.00529100529101">
            <text:p>1.0052910053</text:p>
          </table:table-cell>
          <table:table-cell office:value-type="float" office:value="191">
            <text:p>191</text:p>
          </table:table-cell>
          <table:table-cell table:formula="of:=[.D635]/[.A635]" office:value-type="float" office:value="1.01058201058201">
            <text:p>1.0105820106</text:p>
          </table:table-cell>
          <table:table-cell office:value-type="float" office:value="258">
            <text:p>258</text:p>
          </table:table-cell>
          <table:table-cell table:formula="of:=[.F635]/[.A635]" office:value-type="float" office:value="1.36507936507937">
            <text:p>1.3650793651</text:p>
          </table:table-cell>
          <table:table-cell office:value-type="float" office:value="192">
            <text:p>192</text:p>
          </table:table-cell>
          <table:table-cell table:formula="of:=[.H635]/[.A635]" office:value-type="float" office:value="1.01587301587302">
            <text:p>1.015873015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table:formula="of:=[.B636]/[.A636]" office:value-type="float" office:value="1.01290322580645">
            <text:p>1.0129032258</text:p>
          </table:table-cell>
          <table:table-cell office:value-type="float" office:value="159">
            <text:p>159</text:p>
          </table:table-cell>
          <table:table-cell table:formula="of:=[.D636]/[.A636]" office:value-type="float" office:value="1.0258064516129">
            <text:p>1.0258064516</text:p>
          </table:table-cell>
          <table:table-cell office:value-type="float" office:value="177">
            <text:p>177</text:p>
          </table:table-cell>
          <table:table-cell table:formula="of:=[.F636]/[.A636]" office:value-type="float" office:value="1.14193548387097">
            <text:p>1.1419354839</text:p>
          </table:table-cell>
          <table:table-cell office:value-type="float" office:value="160">
            <text:p>160</text:p>
          </table:table-cell>
          <table:table-cell table:formula="of:=[.H636]/[.A636]" office:value-type="float" office:value="1.03225806451613">
            <text:p>1.032258064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table:formula="of:=[.B637]/[.A637]" office:value-type="float" office:value="1.008">
            <text:p>1.008</text:p>
          </table:table-cell>
          <table:table-cell office:value-type="float" office:value="256">
            <text:p>256</text:p>
          </table:table-cell>
          <table:table-cell table:formula="of:=[.D637]/[.A637]" office:value-type="float" office:value="1.024">
            <text:p>1.024</text:p>
          </table:table-cell>
          <table:table-cell office:value-type="float" office:value="307">
            <text:p>307</text:p>
          </table:table-cell>
          <table:table-cell table:formula="of:=[.F637]/[.A637]" office:value-type="float" office:value="1.228">
            <text:p>1.228</text:p>
          </table:table-cell>
          <table:table-cell office:value-type="float" office:value="251">
            <text:p>251</text:p>
          </table:table-cell>
          <table:table-cell table:formula="of:=[.H637]/[.A637]" office:value-type="float" office:value="1.004">
            <text:p>1.00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12">
            <text:p>212</text:p>
          </table:table-cell>
          <table:table-cell table:formula="of:=[.B638]/[.A638]" office:value-type="float" office:value="1.02415458937198">
            <text:p>1.0241545894</text:p>
          </table:table-cell>
          <table:table-cell office:value-type="float" office:value="212">
            <text:p>212</text:p>
          </table:table-cell>
          <table:table-cell table:formula="of:=[.D638]/[.A638]" office:value-type="float" office:value="1.02415458937198">
            <text:p>1.0241545894</text:p>
          </table:table-cell>
          <table:table-cell office:value-type="float" office:value="372">
            <text:p>372</text:p>
          </table:table-cell>
          <table:table-cell table:formula="of:=[.F638]/[.A638]" office:value-type="float" office:value="1.79710144927536">
            <text:p>1.7971014493</text:p>
          </table:table-cell>
          <table:table-cell office:value-type="float" office:value="209">
            <text:p>209</text:p>
          </table:table-cell>
          <table:table-cell table:formula="of:=[.H638]/[.A638]" office:value-type="float" office:value="1.00966183574879">
            <text:p>1.009661835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32">
            <text:p>132</text:p>
          </table:table-cell>
          <table:table-cell table:formula="of:=[.B639]/[.A639]" office:value-type="float" office:value="1.01538461538462">
            <text:p>1.0153846154</text:p>
          </table:table-cell>
          <table:table-cell office:value-type="float" office:value="135">
            <text:p>135</text:p>
          </table:table-cell>
          <table:table-cell table:formula="of:=[.D639]/[.A639]" office:value-type="float" office:value="1.03846153846154">
            <text:p>1.0384615385</text:p>
          </table:table-cell>
          <table:table-cell office:value-type="float" office:value="131">
            <text:p>131</text:p>
          </table:table-cell>
          <table:table-cell table:formula="of:=[.F639]/[.A639]" office:value-type="float" office:value="1.00769230769231">
            <text:p>1.0076923077</text:p>
          </table:table-cell>
          <table:table-cell office:value-type="float" office:value="133">
            <text:p>133</text:p>
          </table:table-cell>
          <table:table-cell table:formula="of:=[.H639]/[.A639]" office:value-type="float" office:value="1.02307692307692">
            <text:p>1.023076923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71">
            <text:p>271</text:p>
          </table:table-cell>
          <table:table-cell table:formula="of:=[.B640]/[.A640]" office:value-type="float" office:value="1.0187969924812">
            <text:p>1.0187969925</text:p>
          </table:table-cell>
          <table:table-cell office:value-type="float" office:value="275">
            <text:p>275</text:p>
          </table:table-cell>
          <table:table-cell table:formula="of:=[.D640]/[.A640]" office:value-type="float" office:value="1.03383458646617">
            <text:p>1.0338345865</text:p>
          </table:table-cell>
          <table:table-cell office:value-type="float" office:value="302">
            <text:p>302</text:p>
          </table:table-cell>
          <table:table-cell table:formula="of:=[.F640]/[.A640]" office:value-type="float" office:value="1.13533834586466">
            <text:p>1.1353383459</text:p>
          </table:table-cell>
          <table:table-cell office:value-type="float" office:value="274">
            <text:p>274</text:p>
          </table:table-cell>
          <table:table-cell table:formula="of:=[.H640]/[.A640]" office:value-type="float" office:value="1.03007518796992">
            <text:p>1.03007518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table:formula="of:=[.B641]/[.A641]" office:value-type="float" office:value="1.00714285714286">
            <text:p>1.0071428571</text:p>
          </table:table-cell>
          <table:table-cell office:value-type="float" office:value="151">
            <text:p>151</text:p>
          </table:table-cell>
          <table:table-cell table:formula="of:=[.D641]/[.A641]" office:value-type="float" office:value="1.07857142857143">
            <text:p>1.0785714286</text:p>
          </table:table-cell>
          <table:table-cell office:value-type="float" office:value="152">
            <text:p>152</text:p>
          </table:table-cell>
          <table:table-cell table:formula="of:=[.F641]/[.A641]" office:value-type="float" office:value="1.08571428571429">
            <text:p>1.0857142857</text:p>
          </table:table-cell>
          <table:table-cell office:value-type="float" office:value="142">
            <text:p>142</text:p>
          </table:table-cell>
          <table:table-cell table:formula="of:=[.H641]/[.A641]" office:value-type="float" office:value="1.01428571428571">
            <text:p>1.014285714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9">
            <text:p>159</text:p>
          </table:table-cell>
          <table:table-cell table:formula="of:=[.B642]/[.A642]" office:value-type="float" office:value="1.03246753246753">
            <text:p>1.0324675325</text:p>
          </table:table-cell>
          <table:table-cell office:value-type="float" office:value="159">
            <text:p>159</text:p>
          </table:table-cell>
          <table:table-cell table:formula="of:=[.D642]/[.A642]" office:value-type="float" office:value="1.03246753246753">
            <text:p>1.0324675325</text:p>
          </table:table-cell>
          <table:table-cell office:value-type="float" office:value="240">
            <text:p>240</text:p>
          </table:table-cell>
          <table:table-cell table:formula="of:=[.F642]/[.A642]" office:value-type="float" office:value="1.55844155844156">
            <text:p>1.5584415584</text:p>
          </table:table-cell>
          <table:table-cell office:value-type="float" office:value="159">
            <text:p>159</text:p>
          </table:table-cell>
          <table:table-cell table:formula="of:=[.H642]/[.A642]" office:value-type="float" office:value="1.03246753246753">
            <text:p>1.032467532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table:formula="of:=[.B643]/[.A643]" office:value-type="float" office:value="1.03787878787879">
            <text:p>1.0378787879</text:p>
          </table:table-cell>
          <table:table-cell office:value-type="float" office:value="137">
            <text:p>137</text:p>
          </table:table-cell>
          <table:table-cell table:formula="of:=[.D643]/[.A643]" office:value-type="float" office:value="1.03787878787879">
            <text:p>1.0378787879</text:p>
          </table:table-cell>
          <table:table-cell office:value-type="float" office:value="131">
            <text:p>131</text:p>
          </table:table-cell>
          <table:table-cell table:formula="of:=[.F643]/[.A643]" office:value-type="float" office:value="0.992424242424242">
            <text:p>0.9924242424</text:p>
          </table:table-cell>
          <table:table-cell office:value-type="float" office:value="133">
            <text:p>133</text:p>
          </table:table-cell>
          <table:table-cell table:formula="of:=[.H643]/[.A643]" office:value-type="float" office:value="1.00757575757576">
            <text:p>1.007575757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08">
            <text:p>208</text:p>
          </table:table-cell>
          <table:table-cell table:formula="of:=[.B644]/[.A644]" office:value-type="float" office:value="1.00970873786408">
            <text:p>1.0097087379</text:p>
          </table:table-cell>
          <table:table-cell office:value-type="float" office:value="210">
            <text:p>210</text:p>
          </table:table-cell>
          <table:table-cell table:formula="of:=[.D644]/[.A644]" office:value-type="float" office:value="1.01941747572816">
            <text:p>1.0194174757</text:p>
          </table:table-cell>
          <table:table-cell office:value-type="float" office:value="275">
            <text:p>275</text:p>
          </table:table-cell>
          <table:table-cell table:formula="of:=[.F644]/[.A644]" office:value-type="float" office:value="1.33495145631068">
            <text:p>1.3349514563</text:p>
          </table:table-cell>
          <table:table-cell office:value-type="float" office:value="208">
            <text:p>208</text:p>
          </table:table-cell>
          <table:table-cell table:formula="of:=[.H644]/[.A644]" office:value-type="float" office:value="1.00970873786408">
            <text:p>1.009708737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table:formula="of:=[.B645]/[.A645]" office:value-type="float" office:value="1.01960784313725">
            <text:p>1.0196078431</text:p>
          </table:table-cell>
          <table:table-cell office:value-type="float" office:value="154">
            <text:p>154</text:p>
          </table:table-cell>
          <table:table-cell table:formula="of:=[.D645]/[.A645]" office:value-type="float" office:value="1.00653594771242">
            <text:p>1.0065359477</text:p>
          </table:table-cell>
          <table:table-cell office:value-type="float" office:value="180">
            <text:p>180</text:p>
          </table:table-cell>
          <table:table-cell table:formula="of:=[.F645]/[.A645]" office:value-type="float" office:value="1.17647058823529">
            <text:p>1.1764705882</text:p>
          </table:table-cell>
          <table:table-cell office:value-type="float" office:value="152">
            <text:p>152</text:p>
          </table:table-cell>
          <table:table-cell table:formula="of:=[.H645]/[.A645]" office:value-type="float" office:value="0.993464052287582">
            <text:p>0.993464052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32">
            <text:p>232</text:p>
          </table:table-cell>
          <table:table-cell table:formula="of:=[.B646]/[.A646]" office:value-type="float" office:value="1.02202643171806">
            <text:p>1.0220264317</text:p>
          </table:table-cell>
          <table:table-cell office:value-type="float" office:value="236">
            <text:p>236</text:p>
          </table:table-cell>
          <table:table-cell table:formula="of:=[.D646]/[.A646]" office:value-type="float" office:value="1.03964757709251">
            <text:p>1.0396475771</text:p>
          </table:table-cell>
          <table:table-cell office:value-type="float" office:value="287">
            <text:p>287</text:p>
          </table:table-cell>
          <table:table-cell table:formula="of:=[.F646]/[.A646]" office:value-type="float" office:value="1.26431718061674">
            <text:p>1.2643171806</text:p>
          </table:table-cell>
          <table:table-cell office:value-type="float" office:value="238">
            <text:p>238</text:p>
          </table:table-cell>
          <table:table-cell table:formula="of:=[.H646]/[.A646]" office:value-type="float" office:value="1.04845814977974">
            <text:p>1.048458149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54">
            <text:p>254</text:p>
          </table:table-cell>
          <table:table-cell table:formula="of:=[.B647]/[.A647]" office:value-type="float" office:value="1.03252032520325">
            <text:p>1.0325203252</text:p>
          </table:table-cell>
          <table:table-cell office:value-type="float" office:value="249">
            <text:p>249</text:p>
          </table:table-cell>
          <table:table-cell table:formula="of:=[.D647]/[.A647]" office:value-type="float" office:value="1.01219512195122">
            <text:p>1.012195122</text:p>
          </table:table-cell>
          <table:table-cell office:value-type="float" office:value="345">
            <text:p>345</text:p>
          </table:table-cell>
          <table:table-cell table:formula="of:=[.F647]/[.A647]" office:value-type="float" office:value="1.40243902439024">
            <text:p>1.4024390244</text:p>
          </table:table-cell>
          <table:table-cell office:value-type="float" office:value="254">
            <text:p>254</text:p>
          </table:table-cell>
          <table:table-cell table:formula="of:=[.H647]/[.A647]" office:value-type="float" office:value="1.03252032520325">
            <text:p>1.0325203252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521">
            <text:p>521</text:p>
          </table:table-cell>
          <table:table-cell table:formula="of:=[.B648]/[.A648]" office:value-type="float" office:value="1.0296442687747">
            <text:p>1.0296442688</text:p>
          </table:table-cell>
          <table:table-cell office:value-type="float" office:value="513">
            <text:p>513</text:p>
          </table:table-cell>
          <table:table-cell table:formula="of:=[.D648]/[.A648]" office:value-type="float" office:value="1.01383399209486">
            <text:p>1.0138339921</text:p>
          </table:table-cell>
          <table:table-cell office:value-type="float" office:value="646">
            <text:p>646</text:p>
          </table:table-cell>
          <table:table-cell table:formula="of:=[.F648]/[.A648]" office:value-type="float" office:value="1.27667984189723">
            <text:p>1.2766798419</text:p>
          </table:table-cell>
          <table:table-cell office:value-type="float" office:value="521">
            <text:p>521</text:p>
          </table:table-cell>
          <table:table-cell table:formula="of:=[.H648]/[.A648]" office:value-type="float" office:value="1.0296442687747">
            <text:p>1.0296442688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table:formula="of:=[.B649]/[.A649]" office:value-type="float" office:value="1.01063829787234">
            <text:p>1.0106382979</text:p>
          </table:table-cell>
          <table:table-cell office:value-type="float" office:value="191">
            <text:p>191</text:p>
          </table:table-cell>
          <table:table-cell table:formula="of:=[.D649]/[.A649]" office:value-type="float" office:value="1.01595744680851">
            <text:p>1.0159574468</text:p>
          </table:table-cell>
          <table:table-cell office:value-type="float" office:value="240">
            <text:p>240</text:p>
          </table:table-cell>
          <table:table-cell table:formula="of:=[.F649]/[.A649]" office:value-type="float" office:value="1.27659574468085">
            <text:p>1.2765957447</text:p>
          </table:table-cell>
          <table:table-cell office:value-type="float" office:value="188">
            <text:p>188</text:p>
          </table:table-cell>
          <table:table-cell table:formula="of:=[.H649]/[.A649]" office:value-type="float" office:value="1">
            <text:p>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44">
            <text:p>344</text:p>
          </table:table-cell>
          <table:table-cell table:formula="of:=[.B650]/[.A650]" office:value-type="float" office:value="1.02686567164179">
            <text:p>1.0268656716</text:p>
          </table:table-cell>
          <table:table-cell office:value-type="float" office:value="340">
            <text:p>340</text:p>
          </table:table-cell>
          <table:table-cell table:formula="of:=[.D650]/[.A650]" office:value-type="float" office:value="1.01492537313433">
            <text:p>1.0149253731</text:p>
          </table:table-cell>
          <table:table-cell office:value-type="float" office:value="244">
            <text:p>244</text:p>
          </table:table-cell>
          <table:table-cell table:formula="of:=[.F650]/[.A650]" office:value-type="float" office:value="0.728358208955224">
            <text:p>0.728358209</text:p>
          </table:table-cell>
          <table:table-cell office:value-type="float" office:value="353">
            <text:p>353</text:p>
          </table:table-cell>
          <table:table-cell table:formula="of:=[.H650]/[.A650]" office:value-type="float" office:value="1.05373134328358">
            <text:p>1.053731343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table:formula="of:=[.B651]/[.A651]" office:value-type="float" office:value="1.00564971751412">
            <text:p>1.0056497175</text:p>
          </table:table-cell>
          <table:table-cell office:value-type="float" office:value="178">
            <text:p>178</text:p>
          </table:table-cell>
          <table:table-cell table:formula="of:=[.D651]/[.A651]" office:value-type="float" office:value="1.00564971751412">
            <text:p>1.0056497175</text:p>
          </table:table-cell>
          <table:table-cell office:value-type="float" office:value="219">
            <text:p>219</text:p>
          </table:table-cell>
          <table:table-cell table:formula="of:=[.F651]/[.A651]" office:value-type="float" office:value="1.23728813559322">
            <text:p>1.2372881356</text:p>
          </table:table-cell>
          <table:table-cell office:value-type="float" office:value="178">
            <text:p>178</text:p>
          </table:table-cell>
          <table:table-cell table:formula="of:=[.H651]/[.A651]" office:value-type="float" office:value="1.00564971751412">
            <text:p>1.005649717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formula="of:=[.B652]/[.A652]" office:value-type="float" office:value="1.00704225352113">
            <text:p>1.0070422535</text:p>
          </table:table-cell>
          <table:table-cell office:value-type="float" office:value="145">
            <text:p>145</text:p>
          </table:table-cell>
          <table:table-cell table:formula="of:=[.D652]/[.A652]" office:value-type="float" office:value="1.02112676056338">
            <text:p>1.0211267606</text:p>
          </table:table-cell>
          <table:table-cell office:value-type="float" office:value="155">
            <text:p>155</text:p>
          </table:table-cell>
          <table:table-cell table:formula="of:=[.F652]/[.A652]" office:value-type="float" office:value="1.09154929577465">
            <text:p>1.0915492958</text:p>
          </table:table-cell>
          <table:table-cell office:value-type="float" office:value="144">
            <text:p>144</text:p>
          </table:table-cell>
          <table:table-cell table:formula="of:=[.H652]/[.A652]" office:value-type="float" office:value="1.01408450704225">
            <text:p>1.014084507</text:p>
          </table:table-cell>
        </table:table-row>
        <table:table-row table:style-name="ro1">
          <table:table-cell table:number-columns-repeated="2" office:value-type="float" office:value="642">
            <text:p>642</text:p>
          </table:table-cell>
          <table:table-cell table:formula="of:=[.B653]/[.A653]" office:value-type="float" office:value="1">
            <text:p>1</text:p>
          </table:table-cell>
          <table:table-cell office:value-type="float" office:value="636">
            <text:p>636</text:p>
          </table:table-cell>
          <table:table-cell table:formula="of:=[.D653]/[.A653]" office:value-type="float" office:value="0.990654205607477">
            <text:p>0.9906542056</text:p>
          </table:table-cell>
          <table:table-cell office:value-type="float" office:value="679">
            <text:p>679</text:p>
          </table:table-cell>
          <table:table-cell table:formula="of:=[.F653]/[.A653]" office:value-type="float" office:value="1.05763239875389">
            <text:p>1.0576323988</text:p>
          </table:table-cell>
          <table:table-cell office:value-type="float" office:value="632">
            <text:p>632</text:p>
          </table:table-cell>
          <table:table-cell table:formula="of:=[.H653]/[.A653]" office:value-type="float" office:value="0.984423676012461">
            <text:p>0.984423676</text:p>
          </table:table-cell>
        </table:table-row>
        <table:table-row table:style-name="ro1">
          <table:table-cell table:number-columns-repeated="2" office:value-type="float" office:value="197">
            <text:p>197</text:p>
          </table:table-cell>
          <table:table-cell table:formula="of:=[.B654]/[.A654]" office:value-type="float" office:value="1">
            <text:p>1</text:p>
          </table:table-cell>
          <table:table-cell office:value-type="float" office:value="198">
            <text:p>198</text:p>
          </table:table-cell>
          <table:table-cell table:formula="of:=[.D654]/[.A654]" office:value-type="float" office:value="1.00507614213198">
            <text:p>1.0050761421</text:p>
          </table:table-cell>
          <table:table-cell office:value-type="float" office:value="330">
            <text:p>330</text:p>
          </table:table-cell>
          <table:table-cell table:formula="of:=[.F654]/[.A654]" office:value-type="float" office:value="1.6751269035533">
            <text:p>1.6751269036</text:p>
          </table:table-cell>
          <table:table-cell office:value-type="float" office:value="199">
            <text:p>199</text:p>
          </table:table-cell>
          <table:table-cell table:formula="of:=[.H654]/[.A654]" office:value-type="float" office:value="1.01015228426396">
            <text:p>1.010152284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table:formula="of:=[.B655]/[.A655]" office:value-type="float" office:value="1.03030303030303">
            <text:p>1.0303030303</text:p>
          </table:table-cell>
          <table:table-cell office:value-type="float" office:value="66">
            <text:p>66</text:p>
          </table:table-cell>
          <table:table-cell table:formula="of:=[.D655]/[.A655]" office:value-type="float" office:value="1">
            <text:p>1</text:p>
          </table:table-cell>
          <table:table-cell office:value-type="float" office:value="130">
            <text:p>130</text:p>
          </table:table-cell>
          <table:table-cell table:formula="of:=[.F655]/[.A655]" office:value-type="float" office:value="1.96969696969697">
            <text:p>1.9696969697</text:p>
          </table:table-cell>
          <table:table-cell office:value-type="float" office:value="67">
            <text:p>67</text:p>
          </table:table-cell>
          <table:table-cell table:formula="of:=[.H655]/[.A655]" office:value-type="float" office:value="1.01515151515152">
            <text:p>1.0151515152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table:formula="of:=[.B656]/[.A656]" office:value-type="float" office:value="0.996363636363636">
            <text:p>0.9963636364</text:p>
          </table:table-cell>
          <table:table-cell office:value-type="float" office:value="275">
            <text:p>275</text:p>
          </table:table-cell>
          <table:table-cell table:formula="of:=[.D656]/[.A656]" office:value-type="float" office:value="1">
            <text:p>1</text:p>
          </table:table-cell>
          <table:table-cell office:value-type="float" office:value="375">
            <text:p>375</text:p>
          </table:table-cell>
          <table:table-cell table:formula="of:=[.F656]/[.A656]" office:value-type="float" office:value="1.36363636363636">
            <text:p>1.3636363636</text:p>
          </table:table-cell>
          <table:table-cell office:value-type="float" office:value="283">
            <text:p>283</text:p>
          </table:table-cell>
          <table:table-cell table:formula="of:=[.H656]/[.A656]" office:value-type="float" office:value="1.02909090909091">
            <text:p>1.0290909091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39">
            <text:p>239</text:p>
          </table:table-cell>
          <table:table-cell table:formula="of:=[.B657]/[.A657]" office:value-type="float" office:value="1.01271186440678">
            <text:p>1.0127118644</text:p>
          </table:table-cell>
          <table:table-cell office:value-type="float" office:value="236">
            <text:p>236</text:p>
          </table:table-cell>
          <table:table-cell table:formula="of:=[.D657]/[.A657]" office:value-type="float" office:value="1">
            <text:p>1</text:p>
          </table:table-cell>
          <table:table-cell office:value-type="float" office:value="332">
            <text:p>332</text:p>
          </table:table-cell>
          <table:table-cell table:formula="of:=[.F657]/[.A657]" office:value-type="float" office:value="1.40677966101695">
            <text:p>1.406779661</text:p>
          </table:table-cell>
          <table:table-cell office:value-type="float" office:value="242">
            <text:p>242</text:p>
          </table:table-cell>
          <table:table-cell table:formula="of:=[.H657]/[.A657]" office:value-type="float" office:value="1.02542372881356">
            <text:p>1.0254237288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94">
            <text:p>294</text:p>
          </table:table-cell>
          <table:table-cell table:formula="of:=[.B658]/[.A658]" office:value-type="float" office:value="1.01030927835052">
            <text:p>1.0103092784</text:p>
          </table:table-cell>
          <table:table-cell office:value-type="float" office:value="296">
            <text:p>296</text:p>
          </table:table-cell>
          <table:table-cell table:formula="of:=[.D658]/[.A658]" office:value-type="float" office:value="1.01718213058419">
            <text:p>1.0171821306</text:p>
          </table:table-cell>
          <table:table-cell office:value-type="float" office:value="298">
            <text:p>298</text:p>
          </table:table-cell>
          <table:table-cell table:formula="of:=[.F658]/[.A658]" office:value-type="float" office:value="1.02405498281787">
            <text:p>1.0240549828</text:p>
          </table:table-cell>
          <table:table-cell office:value-type="float" office:value="295">
            <text:p>295</text:p>
          </table:table-cell>
          <table:table-cell table:formula="of:=[.H658]/[.A658]" office:value-type="float" office:value="1.01374570446735">
            <text:p>1.013745704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table:formula="of:=[.B659]/[.A659]" office:value-type="float" office:value="1.00645161290323">
            <text:p>1.0064516129</text:p>
          </table:table-cell>
          <table:table-cell office:value-type="float" office:value="155">
            <text:p>155</text:p>
          </table:table-cell>
          <table:table-cell table:formula="of:=[.D659]/[.A659]" office:value-type="float" office:value="1">
            <text:p>1</text:p>
          </table:table-cell>
          <table:table-cell office:value-type="float" office:value="206">
            <text:p>206</text:p>
          </table:table-cell>
          <table:table-cell table:formula="of:=[.F659]/[.A659]" office:value-type="float" office:value="1.32903225806452">
            <text:p>1.3290322581</text:p>
          </table:table-cell>
          <table:table-cell office:value-type="float" office:value="155">
            <text:p>155</text:p>
          </table:table-cell>
          <table:table-cell table:formula="of:=[.H659]/[.A659]" office:value-type="float" office:value="1">
            <text:p>1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378">
            <text:p>378</text:p>
          </table:table-cell>
          <table:table-cell table:formula="of:=[.B660]/[.A660]" office:value-type="float" office:value="1.0026525198939">
            <text:p>1.0026525199</text:p>
          </table:table-cell>
          <table:table-cell office:value-type="float" office:value="376">
            <text:p>376</text:p>
          </table:table-cell>
          <table:table-cell table:formula="of:=[.D660]/[.A660]" office:value-type="float" office:value="0.997347480106101">
            <text:p>0.9973474801</text:p>
          </table:table-cell>
          <table:table-cell office:value-type="float" office:value="553">
            <text:p>553</text:p>
          </table:table-cell>
          <table:table-cell table:formula="of:=[.F660]/[.A660]" office:value-type="float" office:value="1.46684350132626">
            <text:p>1.4668435013</text:p>
          </table:table-cell>
          <table:table-cell office:value-type="float" office:value="382">
            <text:p>382</text:p>
          </table:table-cell>
          <table:table-cell table:formula="of:=[.H660]/[.A660]" office:value-type="float" office:value="1.0132625994695">
            <text:p>1.013262599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table:formula="of:=[.B661]/[.A661]" office:value-type="float" office:value="1.00675675675676">
            <text:p>1.0067567568</text:p>
          </table:table-cell>
          <table:table-cell office:value-type="float" office:value="156">
            <text:p>156</text:p>
          </table:table-cell>
          <table:table-cell table:formula="of:=[.D661]/[.A661]" office:value-type="float" office:value="1.05405405405405">
            <text:p>1.0540540541</text:p>
          </table:table-cell>
          <table:table-cell office:value-type="float" office:value="174">
            <text:p>174</text:p>
          </table:table-cell>
          <table:table-cell table:formula="of:=[.F661]/[.A661]" office:value-type="float" office:value="1.17567567567568">
            <text:p>1.1756756757</text:p>
          </table:table-cell>
          <table:table-cell office:value-type="float" office:value="147">
            <text:p>147</text:p>
          </table:table-cell>
          <table:table-cell table:formula="of:=[.H661]/[.A661]" office:value-type="float" office:value="0.993243243243243">
            <text:p>0.9932432432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20">
            <text:p>220</text:p>
          </table:table-cell>
          <table:table-cell table:formula="of:=[.B662]/[.A662]" office:value-type="float" office:value="1.01382488479263">
            <text:p>1.0138248848</text:p>
          </table:table-cell>
          <table:table-cell office:value-type="float" office:value="224">
            <text:p>224</text:p>
          </table:table-cell>
          <table:table-cell table:formula="of:=[.D662]/[.A662]" office:value-type="float" office:value="1.03225806451613">
            <text:p>1.0322580645</text:p>
          </table:table-cell>
          <table:table-cell office:value-type="float" office:value="157">
            <text:p>157</text:p>
          </table:table-cell>
          <table:table-cell table:formula="of:=[.F662]/[.A662]" office:value-type="float" office:value="0.723502304147465">
            <text:p>0.7235023041</text:p>
          </table:table-cell>
          <table:table-cell office:value-type="float" office:value="222">
            <text:p>222</text:p>
          </table:table-cell>
          <table:table-cell table:formula="of:=[.H662]/[.A662]" office:value-type="float" office:value="1.02304147465438">
            <text:p>1.0230414747</text:p>
          </table:table-cell>
        </table:table-row>
        <table:table-row table:style-name="ro1">
          <table:table-cell table:number-columns-repeated="2" office:value-type="float" office:value="138">
            <text:p>138</text:p>
          </table:table-cell>
          <table:table-cell table:formula="of:=[.B663]/[.A663]" office:value-type="float" office:value="1">
            <text:p>1</text:p>
          </table:table-cell>
          <table:table-cell office:value-type="float" office:value="140">
            <text:p>140</text:p>
          </table:table-cell>
          <table:table-cell table:formula="of:=[.D663]/[.A663]" office:value-type="float" office:value="1.01449275362319">
            <text:p>1.0144927536</text:p>
          </table:table-cell>
          <table:table-cell office:value-type="float" office:value="140">
            <text:p>140</text:p>
          </table:table-cell>
          <table:table-cell table:formula="of:=[.F663]/[.A663]" office:value-type="float" office:value="1.01449275362319">
            <text:p>1.0144927536</text:p>
          </table:table-cell>
          <table:table-cell office:value-type="float" office:value="137">
            <text:p>137</text:p>
          </table:table-cell>
          <table:table-cell table:formula="of:=[.H663]/[.A663]" office:value-type="float" office:value="0.992753623188406">
            <text:p>0.9927536232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816">
            <text:p>816</text:p>
          </table:table-cell>
          <table:table-cell table:formula="of:=[.B664]/[.A664]" office:value-type="float" office:value="1.00990099009901">
            <text:p>1.0099009901</text:p>
          </table:table-cell>
          <table:table-cell office:value-type="float" office:value="811">
            <text:p>811</text:p>
          </table:table-cell>
          <table:table-cell table:formula="of:=[.D664]/[.A664]" office:value-type="float" office:value="1.00371287128713">
            <text:p>1.0037128713</text:p>
          </table:table-cell>
          <table:table-cell office:value-type="float" office:value="1059">
            <text:p>1059</text:p>
          </table:table-cell>
          <table:table-cell table:formula="of:=[.F664]/[.A664]" office:value-type="float" office:value="1.31064356435644">
            <text:p>1.3106435644</text:p>
          </table:table-cell>
          <table:table-cell office:value-type="float" office:value="815">
            <text:p>815</text:p>
          </table:table-cell>
          <table:table-cell table:formula="of:=[.H664]/[.A664]" office:value-type="float" office:value="1.00866336633663">
            <text:p>1.008663366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table:formula="of:=[.B665]/[.A665]" office:value-type="float" office:value="1.0126582278481">
            <text:p>1.0126582278</text:p>
          </table:table-cell>
          <table:table-cell office:value-type="float" office:value="159">
            <text:p>159</text:p>
          </table:table-cell>
          <table:table-cell table:formula="of:=[.D665]/[.A665]" office:value-type="float" office:value="1.00632911392405">
            <text:p>1.0063291139</text:p>
          </table:table-cell>
          <table:table-cell office:value-type="float" office:value="186">
            <text:p>186</text:p>
          </table:table-cell>
          <table:table-cell table:formula="of:=[.F665]/[.A665]" office:value-type="float" office:value="1.17721518987342">
            <text:p>1.1772151899</text:p>
          </table:table-cell>
          <table:table-cell office:value-type="float" office:value="163">
            <text:p>163</text:p>
          </table:table-cell>
          <table:table-cell table:formula="of:=[.H665]/[.A665]" office:value-type="float" office:value="1.03164556962025">
            <text:p>1.0316455696</text:p>
          </table:table-cell>
        </table:table-row>
        <table:table-row table:style-name="ro1">
          <table:table-cell table:number-columns-repeated="2" office:value-type="float" office:value="239">
            <text:p>239</text:p>
          </table:table-cell>
          <table:table-cell table:formula="of:=[.B666]/[.A666]" office:value-type="float" office:value="1">
            <text:p>1</text:p>
          </table:table-cell>
          <table:table-cell office:value-type="float" office:value="240">
            <text:p>240</text:p>
          </table:table-cell>
          <table:table-cell table:formula="of:=[.D666]/[.A666]" office:value-type="float" office:value="1.00418410041841">
            <text:p>1.0041841004</text:p>
          </table:table-cell>
          <table:table-cell office:value-type="float" office:value="332">
            <text:p>332</text:p>
          </table:table-cell>
          <table:table-cell table:formula="of:=[.F666]/[.A666]" office:value-type="float" office:value="1.38912133891213">
            <text:p>1.3891213389</text:p>
          </table:table-cell>
          <table:table-cell office:value-type="float" office:value="245">
            <text:p>245</text:p>
          </table:table-cell>
          <table:table-cell table:formula="of:=[.H666]/[.A666]" office:value-type="float" office:value="1.02510460251046">
            <text:p>1.025104602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table:formula="of:=[.B667]/[.A667]" office:value-type="float" office:value="0.985714285714286">
            <text:p>0.9857142857</text:p>
          </table:table-cell>
          <table:table-cell office:value-type="float" office:value="141">
            <text:p>141</text:p>
          </table:table-cell>
          <table:table-cell table:formula="of:=[.D667]/[.A667]" office:value-type="float" office:value="1.00714285714286">
            <text:p>1.0071428571</text:p>
          </table:table-cell>
          <table:table-cell office:value-type="float" office:value="142">
            <text:p>142</text:p>
          </table:table-cell>
          <table:table-cell table:formula="of:=[.F667]/[.A667]" office:value-type="float" office:value="1.01428571428571">
            <text:p>1.0142857143</text:p>
          </table:table-cell>
          <table:table-cell office:value-type="float" office:value="138">
            <text:p>138</text:p>
          </table:table-cell>
          <table:table-cell table:formula="of:=[.H667]/[.A667]" office:value-type="float" office:value="0.985714285714286">
            <text:p>0.985714285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4">
            <text:p>144</text:p>
          </table:table-cell>
          <table:table-cell table:formula="of:=[.B668]/[.A668]" office:value-type="float" office:value="1.04347826086957">
            <text:p>1.0434782609</text:p>
          </table:table-cell>
          <table:table-cell office:value-type="float" office:value="143">
            <text:p>143</text:p>
          </table:table-cell>
          <table:table-cell table:formula="of:=[.D668]/[.A668]" office:value-type="float" office:value="1.03623188405797">
            <text:p>1.0362318841</text:p>
          </table:table-cell>
          <table:table-cell office:value-type="float" office:value="156">
            <text:p>156</text:p>
          </table:table-cell>
          <table:table-cell table:formula="of:=[.F668]/[.A668]" office:value-type="float" office:value="1.1304347826087">
            <text:p>1.1304347826</text:p>
          </table:table-cell>
          <table:table-cell office:value-type="float" office:value="143">
            <text:p>143</text:p>
          </table:table-cell>
          <table:table-cell table:formula="of:=[.H668]/[.A668]" office:value-type="float" office:value="1.03623188405797">
            <text:p>1.036231884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406">
            <text:p>406</text:p>
          </table:table-cell>
          <table:table-cell table:formula="of:=[.B669]/[.A669]" office:value-type="float" office:value="1.00744416873449">
            <text:p>1.0074441687</text:p>
          </table:table-cell>
          <table:table-cell office:value-type="float" office:value="408">
            <text:p>408</text:p>
          </table:table-cell>
          <table:table-cell table:formula="of:=[.D669]/[.A669]" office:value-type="float" office:value="1.01240694789082">
            <text:p>1.0124069479</text:p>
          </table:table-cell>
          <table:table-cell office:value-type="float" office:value="565">
            <text:p>565</text:p>
          </table:table-cell>
          <table:table-cell table:formula="of:=[.F669]/[.A669]" office:value-type="float" office:value="1.40198511166253">
            <text:p>1.4019851117</text:p>
          </table:table-cell>
          <table:table-cell office:value-type="float" office:value="408">
            <text:p>408</text:p>
          </table:table-cell>
          <table:table-cell table:formula="of:=[.H669]/[.A669]" office:value-type="float" office:value="1.01240694789082">
            <text:p>1.012406947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01">
            <text:p>301</text:p>
          </table:table-cell>
          <table:table-cell table:formula="of:=[.B670]/[.A670]" office:value-type="float" office:value="1.0066889632107">
            <text:p>1.0066889632</text:p>
          </table:table-cell>
          <table:table-cell office:value-type="float" office:value="300">
            <text:p>300</text:p>
          </table:table-cell>
          <table:table-cell table:formula="of:=[.D670]/[.A670]" office:value-type="float" office:value="1.00334448160535">
            <text:p>1.0033444816</text:p>
          </table:table-cell>
          <table:table-cell office:value-type="float" office:value="326">
            <text:p>326</text:p>
          </table:table-cell>
          <table:table-cell table:formula="of:=[.F670]/[.A670]" office:value-type="float" office:value="1.09030100334448">
            <text:p>1.0903010033</text:p>
          </table:table-cell>
          <table:table-cell office:value-type="float" office:value="307">
            <text:p>307</text:p>
          </table:table-cell>
          <table:table-cell table:formula="of:=[.H670]/[.A670]" office:value-type="float" office:value="1.02675585284281">
            <text:p>1.0267558528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41">
            <text:p>241</text:p>
          </table:table-cell>
          <table:table-cell table:formula="of:=[.B671]/[.A671]" office:value-type="float" office:value="1.0343347639485">
            <text:p>1.0343347639</text:p>
          </table:table-cell>
          <table:table-cell office:value-type="float" office:value="238">
            <text:p>238</text:p>
          </table:table-cell>
          <table:table-cell table:formula="of:=[.D671]/[.A671]" office:value-type="float" office:value="1.02145922746781">
            <text:p>1.0214592275</text:p>
          </table:table-cell>
          <table:table-cell office:value-type="float" office:value="412">
            <text:p>412</text:p>
          </table:table-cell>
          <table:table-cell table:formula="of:=[.F671]/[.A671]" office:value-type="float" office:value="1.76824034334764">
            <text:p>1.7682403433</text:p>
          </table:table-cell>
          <table:table-cell office:value-type="float" office:value="238">
            <text:p>238</text:p>
          </table:table-cell>
          <table:table-cell table:formula="of:=[.H671]/[.A671]" office:value-type="float" office:value="1.02145922746781">
            <text:p>1.021459227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48">
            <text:p>148</text:p>
          </table:table-cell>
          <table:table-cell table:formula="of:=[.B672]/[.A672]" office:value-type="float" office:value="1.06474820143885">
            <text:p>1.0647482014</text:p>
          </table:table-cell>
          <table:table-cell office:value-type="float" office:value="139">
            <text:p>139</text:p>
          </table:table-cell>
          <table:table-cell table:formula="of:=[.D672]/[.A672]" office:value-type="float" office:value="1">
            <text:p>1</text:p>
          </table:table-cell>
          <table:table-cell office:value-type="float" office:value="145">
            <text:p>145</text:p>
          </table:table-cell>
          <table:table-cell table:formula="of:=[.F672]/[.A672]" office:value-type="float" office:value="1.0431654676259">
            <text:p>1.0431654676</text:p>
          </table:table-cell>
          <table:table-cell office:value-type="float" office:value="140">
            <text:p>140</text:p>
          </table:table-cell>
          <table:table-cell table:formula="of:=[.H672]/[.A672]" office:value-type="float" office:value="1.00719424460432">
            <text:p>1.0071942446</text:p>
          </table:table-cell>
        </table:table-row>
        <table:table-row table:style-name="ro1">
          <table:table-cell table:number-columns-repeated="2" office:value-type="float" office:value="141">
            <text:p>141</text:p>
          </table:table-cell>
          <table:table-cell table:formula="of:=[.B673]/[.A673]" office:value-type="float" office:value="1">
            <text:p>1</text:p>
          </table:table-cell>
          <table:table-cell office:value-type="float" office:value="143">
            <text:p>143</text:p>
          </table:table-cell>
          <table:table-cell table:formula="of:=[.D673]/[.A673]" office:value-type="float" office:value="1.01418439716312">
            <text:p>1.0141843972</text:p>
          </table:table-cell>
          <table:table-cell office:value-type="float" office:value="143">
            <text:p>143</text:p>
          </table:table-cell>
          <table:table-cell table:formula="of:=[.F673]/[.A673]" office:value-type="float" office:value="1.01418439716312">
            <text:p>1.0141843972</text:p>
          </table:table-cell>
          <table:table-cell office:value-type="float" office:value="147">
            <text:p>147</text:p>
          </table:table-cell>
          <table:table-cell table:formula="of:=[.H673]/[.A673]" office:value-type="float" office:value="1.04255319148936">
            <text:p>1.042553191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table:formula="of:=[.B674]/[.A674]" office:value-type="float" office:value="1.01973684210526">
            <text:p>1.0197368421</text:p>
          </table:table-cell>
          <table:table-cell office:value-type="float" office:value="155">
            <text:p>155</text:p>
          </table:table-cell>
          <table:table-cell table:formula="of:=[.D674]/[.A674]" office:value-type="float" office:value="1.01973684210526">
            <text:p>1.0197368421</text:p>
          </table:table-cell>
          <table:table-cell office:value-type="float" office:value="157">
            <text:p>157</text:p>
          </table:table-cell>
          <table:table-cell table:formula="of:=[.F674]/[.A674]" office:value-type="float" office:value="1.03289473684211">
            <text:p>1.0328947368</text:p>
          </table:table-cell>
          <table:table-cell office:value-type="float" office:value="157">
            <text:p>157</text:p>
          </table:table-cell>
          <table:table-cell table:formula="of:=[.H674]/[.A674]" office:value-type="float" office:value="1.03289473684211">
            <text:p>1.0328947368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719">
            <text:p>719</text:p>
          </table:table-cell>
          <table:table-cell table:formula="of:=[.B675]/[.A675]" office:value-type="float" office:value="1.00841514726508">
            <text:p>1.0084151473</text:p>
          </table:table-cell>
          <table:table-cell office:value-type="float" office:value="724">
            <text:p>724</text:p>
          </table:table-cell>
          <table:table-cell table:formula="of:=[.D675]/[.A675]" office:value-type="float" office:value="1.01542776998597">
            <text:p>1.01542777</text:p>
          </table:table-cell>
          <table:table-cell office:value-type="float" office:value="1094">
            <text:p>1094</text:p>
          </table:table-cell>
          <table:table-cell table:formula="of:=[.F675]/[.A675]" office:value-type="float" office:value="1.5343618513324">
            <text:p>1.5343618513</text:p>
          </table:table-cell>
          <table:table-cell office:value-type="float" office:value="727">
            <text:p>727</text:p>
          </table:table-cell>
          <table:table-cell table:formula="of:=[.H675]/[.A675]" office:value-type="float" office:value="1.01963534361851">
            <text:p>1.019635343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06">
            <text:p>206</text:p>
          </table:table-cell>
          <table:table-cell table:formula="of:=[.B676]/[.A676]" office:value-type="float" office:value="1.01477832512315">
            <text:p>1.0147783251</text:p>
          </table:table-cell>
          <table:table-cell office:value-type="float" office:value="206">
            <text:p>206</text:p>
          </table:table-cell>
          <table:table-cell table:formula="of:=[.D676]/[.A676]" office:value-type="float" office:value="1.01477832512315">
            <text:p>1.0147783251</text:p>
          </table:table-cell>
          <table:table-cell office:value-type="float" office:value="253">
            <text:p>253</text:p>
          </table:table-cell>
          <table:table-cell table:formula="of:=[.F676]/[.A676]" office:value-type="float" office:value="1.24630541871921">
            <text:p>1.2463054187</text:p>
          </table:table-cell>
          <table:table-cell office:value-type="float" office:value="208">
            <text:p>208</text:p>
          </table:table-cell>
          <table:table-cell table:formula="of:=[.H676]/[.A676]" office:value-type="float" office:value="1.02463054187192">
            <text:p>1.0246305419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640">
            <text:p>640</text:p>
          </table:table-cell>
          <table:table-cell table:formula="of:=[.B677]/[.A677]" office:value-type="float" office:value="1.00787401574803">
            <text:p>1.0078740157</text:p>
          </table:table-cell>
          <table:table-cell office:value-type="float" office:value="635">
            <text:p>635</text:p>
          </table:table-cell>
          <table:table-cell table:formula="of:=[.D677]/[.A677]" office:value-type="float" office:value="1">
            <text:p>1</text:p>
          </table:table-cell>
          <table:table-cell office:value-type="float" office:value="737">
            <text:p>737</text:p>
          </table:table-cell>
          <table:table-cell table:formula="of:=[.F677]/[.A677]" office:value-type="float" office:value="1.16062992125984">
            <text:p>1.1606299213</text:p>
          </table:table-cell>
          <table:table-cell office:value-type="float" office:value="636">
            <text:p>636</text:p>
          </table:table-cell>
          <table:table-cell table:formula="of:=[.H677]/[.A677]" office:value-type="float" office:value="1.00157480314961">
            <text:p>1.0015748031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923">
            <text:p>923</text:p>
          </table:table-cell>
          <table:table-cell table:formula="of:=[.B678]/[.A678]" office:value-type="float" office:value="1.00874316939891">
            <text:p>1.0087431694</text:p>
          </table:table-cell>
          <table:table-cell office:value-type="float" office:value="925">
            <text:p>925</text:p>
          </table:table-cell>
          <table:table-cell table:formula="of:=[.D678]/[.A678]" office:value-type="float" office:value="1.01092896174863">
            <text:p>1.0109289617</text:p>
          </table:table-cell>
          <table:table-cell office:value-type="float" office:value="1152">
            <text:p>1152</text:p>
          </table:table-cell>
          <table:table-cell table:formula="of:=[.F678]/[.A678]" office:value-type="float" office:value="1.25901639344262">
            <text:p>1.2590163934</text:p>
          </table:table-cell>
          <table:table-cell office:value-type="float" office:value="916">
            <text:p>916</text:p>
          </table:table-cell>
          <table:table-cell table:formula="of:=[.H678]/[.A678]" office:value-type="float" office:value="1.00109289617486">
            <text:p>1.0010928962</text:p>
          </table:table-cell>
        </table:table-row>
        <table:table-row table:style-name="ro1">
          <table:table-cell table:number-columns-repeated="2" office:value-type="float" office:value="170">
            <text:p>170</text:p>
          </table:table-cell>
          <table:table-cell table:formula="of:=[.B679]/[.A679]" office:value-type="float" office:value="1">
            <text:p>1</text:p>
          </table:table-cell>
          <table:table-cell office:value-type="float" office:value="174">
            <text:p>174</text:p>
          </table:table-cell>
          <table:table-cell table:formula="of:=[.D679]/[.A679]" office:value-type="float" office:value="1.02352941176471">
            <text:p>1.0235294118</text:p>
          </table:table-cell>
          <table:table-cell office:value-type="float" office:value="160">
            <text:p>160</text:p>
          </table:table-cell>
          <table:table-cell table:formula="of:=[.F679]/[.A679]" office:value-type="float" office:value="0.941176470588235">
            <text:p>0.9411764706</text:p>
          </table:table-cell>
          <table:table-cell office:value-type="float" office:value="171">
            <text:p>171</text:p>
          </table:table-cell>
          <table:table-cell table:formula="of:=[.H679]/[.A679]" office:value-type="float" office:value="1.00588235294118">
            <text:p>1.005882352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table:formula="of:=[.B680]/[.A680]" office:value-type="float" office:value="1.01904761904762">
            <text:p>1.019047619</text:p>
          </table:table-cell>
          <table:table-cell office:value-type="float" office:value="108">
            <text:p>108</text:p>
          </table:table-cell>
          <table:table-cell table:formula="of:=[.D680]/[.A680]" office:value-type="float" office:value="1.02857142857143">
            <text:p>1.0285714286</text:p>
          </table:table-cell>
          <table:table-cell office:value-type="float" office:value="160">
            <text:p>160</text:p>
          </table:table-cell>
          <table:table-cell table:formula="of:=[.F680]/[.A680]" office:value-type="float" office:value="1.52380952380952">
            <text:p>1.5238095238</text:p>
          </table:table-cell>
          <table:table-cell office:value-type="float" office:value="107">
            <text:p>107</text:p>
          </table:table-cell>
          <table:table-cell table:formula="of:=[.H680]/[.A680]" office:value-type="float" office:value="1.01904761904762">
            <text:p>1.019047619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758">
            <text:p>758</text:p>
          </table:table-cell>
          <table:table-cell table:formula="of:=[.B681]/[.A681]" office:value-type="float" office:value="1.00797872340426">
            <text:p>1.0079787234</text:p>
          </table:table-cell>
          <table:table-cell office:value-type="float" office:value="761">
            <text:p>761</text:p>
          </table:table-cell>
          <table:table-cell table:formula="of:=[.D681]/[.A681]" office:value-type="float" office:value="1.01196808510638">
            <text:p>1.0119680851</text:p>
          </table:table-cell>
          <table:table-cell office:value-type="float" office:value="678">
            <text:p>678</text:p>
          </table:table-cell>
          <table:table-cell table:formula="of:=[.F681]/[.A681]" office:value-type="float" office:value="0.901595744680851">
            <text:p>0.9015957447</text:p>
          </table:table-cell>
          <table:table-cell office:value-type="float" office:value="765">
            <text:p>765</text:p>
          </table:table-cell>
          <table:table-cell table:formula="of:=[.H681]/[.A681]" office:value-type="float" office:value="1.01728723404255">
            <text:p>1.01728723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table:formula="of:=[.B682]/[.A682]" office:value-type="float" office:value="1.00462962962963">
            <text:p>1.0046296296</text:p>
          </table:table-cell>
          <table:table-cell office:value-type="float" office:value="220">
            <text:p>220</text:p>
          </table:table-cell>
          <table:table-cell table:formula="of:=[.D682]/[.A682]" office:value-type="float" office:value="1.01851851851852">
            <text:p>1.0185185185</text:p>
          </table:table-cell>
          <table:table-cell office:value-type="float" office:value="295">
            <text:p>295</text:p>
          </table:table-cell>
          <table:table-cell table:formula="of:=[.F682]/[.A682]" office:value-type="float" office:value="1.36574074074074">
            <text:p>1.3657407407</text:p>
          </table:table-cell>
          <table:table-cell office:value-type="float" office:value="229">
            <text:p>229</text:p>
          </table:table-cell>
          <table:table-cell table:formula="of:=[.H682]/[.A682]" office:value-type="float" office:value="1.06018518518519">
            <text:p>1.0601851852</text:p>
          </table:table-cell>
        </table:table-row>
        <table:table-row table:style-name="ro1">
          <table:table-cell table:number-columns-repeated="2" office:value-type="float" office:value="82">
            <text:p>82</text:p>
          </table:table-cell>
          <table:table-cell table:formula="of:=[.B683]/[.A683]" office:value-type="float" office:value="1">
            <text:p>1</text:p>
          </table:table-cell>
          <table:table-cell office:value-type="float" office:value="86">
            <text:p>86</text:p>
          </table:table-cell>
          <table:table-cell table:formula="of:=[.D683]/[.A683]" office:value-type="float" office:value="1.04878048780488">
            <text:p>1.0487804878</text:p>
          </table:table-cell>
          <table:table-cell office:value-type="float" office:value="96">
            <text:p>96</text:p>
          </table:table-cell>
          <table:table-cell table:formula="of:=[.F683]/[.A683]" office:value-type="float" office:value="1.17073170731707">
            <text:p>1.1707317073</text:p>
          </table:table-cell>
          <table:table-cell office:value-type="float" office:value="82">
            <text:p>82</text:p>
          </table:table-cell>
          <table:table-cell table:formula="of:=[.H683]/[.A683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64">
            <text:p>164</text:p>
          </table:table-cell>
          <table:table-cell table:formula="of:=[.B684]/[.A684]" office:value-type="float" office:value="1">
            <text:p>1</text:p>
          </table:table-cell>
          <table:table-cell office:value-type="float" office:value="170">
            <text:p>170</text:p>
          </table:table-cell>
          <table:table-cell table:formula="of:=[.D684]/[.A684]" office:value-type="float" office:value="1.03658536585366">
            <text:p>1.0365853659</text:p>
          </table:table-cell>
          <table:table-cell office:value-type="float" office:value="222">
            <text:p>222</text:p>
          </table:table-cell>
          <table:table-cell table:formula="of:=[.F684]/[.A684]" office:value-type="float" office:value="1.35365853658537">
            <text:p>1.3536585366</text:p>
          </table:table-cell>
          <table:table-cell office:value-type="float" office:value="166">
            <text:p>166</text:p>
          </table:table-cell>
          <table:table-cell table:formula="of:=[.H684]/[.A684]" office:value-type="float" office:value="1.01219512195122">
            <text:p>1.01219512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36">
            <text:p>236</text:p>
          </table:table-cell>
          <table:table-cell table:formula="of:=[.B685]/[.A685]" office:value-type="float" office:value="1.00854700854701">
            <text:p>1.0085470085</text:p>
          </table:table-cell>
          <table:table-cell office:value-type="float" office:value="240">
            <text:p>240</text:p>
          </table:table-cell>
          <table:table-cell table:formula="of:=[.D685]/[.A685]" office:value-type="float" office:value="1.02564102564103">
            <text:p>1.0256410256</text:p>
          </table:table-cell>
          <table:table-cell office:value-type="float" office:value="265">
            <text:p>265</text:p>
          </table:table-cell>
          <table:table-cell table:formula="of:=[.F685]/[.A685]" office:value-type="float" office:value="1.13247863247863">
            <text:p>1.1324786325</text:p>
          </table:table-cell>
          <table:table-cell office:value-type="float" office:value="237">
            <text:p>237</text:p>
          </table:table-cell>
          <table:table-cell table:formula="of:=[.H685]/[.A685]" office:value-type="float" office:value="1.01282051282051">
            <text:p>1.012820512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table:formula="of:=[.B686]/[.A686]" office:value-type="float" office:value="1.02112676056338">
            <text:p>1.0211267606</text:p>
          </table:table-cell>
          <table:table-cell office:value-type="float" office:value="148">
            <text:p>148</text:p>
          </table:table-cell>
          <table:table-cell table:formula="of:=[.D686]/[.A686]" office:value-type="float" office:value="1.04225352112676">
            <text:p>1.0422535211</text:p>
          </table:table-cell>
          <table:table-cell office:value-type="float" office:value="161">
            <text:p>161</text:p>
          </table:table-cell>
          <table:table-cell table:formula="of:=[.F686]/[.A686]" office:value-type="float" office:value="1.13380281690141">
            <text:p>1.1338028169</text:p>
          </table:table-cell>
          <table:table-cell office:value-type="float" office:value="144">
            <text:p>144</text:p>
          </table:table-cell>
          <table:table-cell table:formula="of:=[.H686]/[.A686]" office:value-type="float" office:value="1.01408450704225">
            <text:p>1.01408450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table:formula="of:=[.B687]/[.A687]" office:value-type="float" office:value="0.993670886075949">
            <text:p>0.9936708861</text:p>
          </table:table-cell>
          <table:table-cell office:value-type="float" office:value="161">
            <text:p>161</text:p>
          </table:table-cell>
          <table:table-cell table:formula="of:=[.D687]/[.A687]" office:value-type="float" office:value="1.01898734177215">
            <text:p>1.0189873418</text:p>
          </table:table-cell>
          <table:table-cell office:value-type="float" office:value="180">
            <text:p>180</text:p>
          </table:table-cell>
          <table:table-cell table:formula="of:=[.F687]/[.A687]" office:value-type="float" office:value="1.13924050632911">
            <text:p>1.1392405063</text:p>
          </table:table-cell>
          <table:table-cell office:value-type="float" office:value="160">
            <text:p>160</text:p>
          </table:table-cell>
          <table:table-cell table:formula="of:=[.H687]/[.A687]" office:value-type="float" office:value="1.0126582278481">
            <text:p>1.012658227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62">
            <text:p>262</text:p>
          </table:table-cell>
          <table:table-cell table:formula="of:=[.B688]/[.A688]" office:value-type="float" office:value="1.01945525291829">
            <text:p>1.0194552529</text:p>
          </table:table-cell>
          <table:table-cell office:value-type="float" office:value="278">
            <text:p>278</text:p>
          </table:table-cell>
          <table:table-cell table:formula="of:=[.D688]/[.A688]" office:value-type="float" office:value="1.08171206225681">
            <text:p>1.0817120623</text:p>
          </table:table-cell>
          <table:table-cell office:value-type="float" office:value="335">
            <text:p>335</text:p>
          </table:table-cell>
          <table:table-cell table:formula="of:=[.F688]/[.A688]" office:value-type="float" office:value="1.30350194552529">
            <text:p>1.3035019455</text:p>
          </table:table-cell>
          <table:table-cell office:value-type="float" office:value="260">
            <text:p>260</text:p>
          </table:table-cell>
          <table:table-cell table:formula="of:=[.H688]/[.A688]" office:value-type="float" office:value="1.01167315175097">
            <text:p>1.011673151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41">
            <text:p>341</text:p>
          </table:table-cell>
          <table:table-cell table:formula="of:=[.B689]/[.A689]" office:value-type="float" office:value="1.00887573964497">
            <text:p>1.0088757396</text:p>
          </table:table-cell>
          <table:table-cell office:value-type="float" office:value="343">
            <text:p>343</text:p>
          </table:table-cell>
          <table:table-cell table:formula="of:=[.D689]/[.A689]" office:value-type="float" office:value="1.01479289940828">
            <text:p>1.0147928994</text:p>
          </table:table-cell>
          <table:table-cell office:value-type="float" office:value="358">
            <text:p>358</text:p>
          </table:table-cell>
          <table:table-cell table:formula="of:=[.F689]/[.A689]" office:value-type="float" office:value="1.05917159763314">
            <text:p>1.0591715976</text:p>
          </table:table-cell>
          <table:table-cell office:value-type="float" office:value="342">
            <text:p>342</text:p>
          </table:table-cell>
          <table:table-cell table:formula="of:=[.H689]/[.A689]" office:value-type="float" office:value="1.01183431952663">
            <text:p>1.0118343195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527">
            <text:p>527</text:p>
          </table:table-cell>
          <table:table-cell table:formula="of:=[.B690]/[.A690]" office:value-type="float" office:value="1.0095785440613">
            <text:p>1.0095785441</text:p>
          </table:table-cell>
          <table:table-cell office:value-type="float" office:value="527">
            <text:p>527</text:p>
          </table:table-cell>
          <table:table-cell table:formula="of:=[.D690]/[.A690]" office:value-type="float" office:value="1.0095785440613">
            <text:p>1.0095785441</text:p>
          </table:table-cell>
          <table:table-cell office:value-type="float" office:value="551">
            <text:p>551</text:p>
          </table:table-cell>
          <table:table-cell table:formula="of:=[.F690]/[.A690]" office:value-type="float" office:value="1.05555555555556">
            <text:p>1.0555555556</text:p>
          </table:table-cell>
          <table:table-cell office:value-type="float" office:value="529">
            <text:p>529</text:p>
          </table:table-cell>
          <table:table-cell table:formula="of:=[.H690]/[.A690]" office:value-type="float" office:value="1.01340996168582">
            <text:p>1.0134099617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383">
            <text:p>383</text:p>
          </table:table-cell>
          <table:table-cell table:formula="of:=[.B691]/[.A691]" office:value-type="float" office:value="1.00524934383202">
            <text:p>1.0052493438</text:p>
          </table:table-cell>
          <table:table-cell office:value-type="float" office:value="387">
            <text:p>387</text:p>
          </table:table-cell>
          <table:table-cell table:formula="of:=[.D691]/[.A691]" office:value-type="float" office:value="1.01574803149606">
            <text:p>1.0157480315</text:p>
          </table:table-cell>
          <table:table-cell office:value-type="float" office:value="479">
            <text:p>479</text:p>
          </table:table-cell>
          <table:table-cell table:formula="of:=[.F691]/[.A691]" office:value-type="float" office:value="1.25721784776903">
            <text:p>1.2572178478</text:p>
          </table:table-cell>
          <table:table-cell office:value-type="float" office:value="386">
            <text:p>386</text:p>
          </table:table-cell>
          <table:table-cell table:formula="of:=[.H691]/[.A691]" office:value-type="float" office:value="1.01312335958005">
            <text:p>1.013123359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table:formula="of:=[.B692]/[.A692]" office:value-type="float" office:value="0.994565217391304">
            <text:p>0.9945652174</text:p>
          </table:table-cell>
          <table:table-cell office:value-type="float" office:value="187">
            <text:p>187</text:p>
          </table:table-cell>
          <table:table-cell table:formula="of:=[.D692]/[.A692]" office:value-type="float" office:value="1.01630434782609">
            <text:p>1.0163043478</text:p>
          </table:table-cell>
          <table:table-cell office:value-type="float" office:value="283">
            <text:p>283</text:p>
          </table:table-cell>
          <table:table-cell table:formula="of:=[.F692]/[.A692]" office:value-type="float" office:value="1.53804347826087">
            <text:p>1.5380434783</text:p>
          </table:table-cell>
          <table:table-cell office:value-type="float" office:value="187">
            <text:p>187</text:p>
          </table:table-cell>
          <table:table-cell table:formula="of:=[.H692]/[.A692]" office:value-type="float" office:value="1.01630434782609">
            <text:p>1.0163043478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437">
            <text:p>437</text:p>
          </table:table-cell>
          <table:table-cell table:formula="of:=[.B693]/[.A693]" office:value-type="float" office:value="1.00229357798165">
            <text:p>1.002293578</text:p>
          </table:table-cell>
          <table:table-cell office:value-type="float" office:value="443">
            <text:p>443</text:p>
          </table:table-cell>
          <table:table-cell table:formula="of:=[.D693]/[.A693]" office:value-type="float" office:value="1.01605504587156">
            <text:p>1.0160550459</text:p>
          </table:table-cell>
          <table:table-cell office:value-type="float" office:value="552">
            <text:p>552</text:p>
          </table:table-cell>
          <table:table-cell table:formula="of:=[.F693]/[.A693]" office:value-type="float" office:value="1.26605504587156">
            <text:p>1.2660550459</text:p>
          </table:table-cell>
          <table:table-cell office:value-type="float" office:value="435">
            <text:p>435</text:p>
          </table:table-cell>
          <table:table-cell table:formula="of:=[.H693]/[.A693]" office:value-type="float" office:value="0.997706422018349">
            <text:p>0.997706422</text:p>
          </table:table-cell>
        </table:table-row>
        <table:table-row table:style-name="ro1">
          <table:table-cell table:number-columns-repeated="2" office:value-type="float" office:value="150">
            <text:p>150</text:p>
          </table:table-cell>
          <table:table-cell table:formula="of:=[.B694]/[.A694]" office:value-type="float" office:value="1">
            <text:p>1</text:p>
          </table:table-cell>
          <table:table-cell office:value-type="float" office:value="152">
            <text:p>152</text:p>
          </table:table-cell>
          <table:table-cell table:formula="of:=[.D694]/[.A694]" office:value-type="float" office:value="1.01333333333333">
            <text:p>1.0133333333</text:p>
          </table:table-cell>
          <table:table-cell office:value-type="float" office:value="160">
            <text:p>160</text:p>
          </table:table-cell>
          <table:table-cell table:formula="of:=[.F694]/[.A694]" office:value-type="float" office:value="1.06666666666667">
            <text:p>1.0666666667</text:p>
          </table:table-cell>
          <table:table-cell office:value-type="float" office:value="151">
            <text:p>151</text:p>
          </table:table-cell>
          <table:table-cell table:formula="of:=[.H694]/[.A694]" office:value-type="float" office:value="1.00666666666667">
            <text:p>1.006666666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table:formula="of:=[.B695]/[.A695]" office:value-type="float" office:value="1.00709219858156">
            <text:p>1.0070921986</text:p>
          </table:table-cell>
          <table:table-cell office:value-type="float" office:value="147">
            <text:p>147</text:p>
          </table:table-cell>
          <table:table-cell table:formula="of:=[.D695]/[.A695]" office:value-type="float" office:value="1.04255319148936">
            <text:p>1.0425531915</text:p>
          </table:table-cell>
          <table:table-cell office:value-type="float" office:value="155">
            <text:p>155</text:p>
          </table:table-cell>
          <table:table-cell table:formula="of:=[.F695]/[.A695]" office:value-type="float" office:value="1.09929078014184">
            <text:p>1.0992907801</text:p>
          </table:table-cell>
          <table:table-cell office:value-type="float" office:value="139">
            <text:p>139</text:p>
          </table:table-cell>
          <table:table-cell table:formula="of:=[.H695]/[.A695]" office:value-type="float" office:value="0.985815602836879">
            <text:p>0.9858156028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449">
            <text:p>449</text:p>
          </table:table-cell>
          <table:table-cell table:formula="of:=[.B696]/[.A696]" office:value-type="float" office:value="1.01126126126126">
            <text:p>1.0112612613</text:p>
          </table:table-cell>
          <table:table-cell office:value-type="float" office:value="457">
            <text:p>457</text:p>
          </table:table-cell>
          <table:table-cell table:formula="of:=[.D696]/[.A696]" office:value-type="float" office:value="1.02927927927928">
            <text:p>1.0292792793</text:p>
          </table:table-cell>
          <table:table-cell office:value-type="float" office:value="532">
            <text:p>532</text:p>
          </table:table-cell>
          <table:table-cell table:formula="of:=[.F696]/[.A696]" office:value-type="float" office:value="1.1981981981982">
            <text:p>1.1981981982</text:p>
          </table:table-cell>
          <table:table-cell office:value-type="float" office:value="451">
            <text:p>451</text:p>
          </table:table-cell>
          <table:table-cell table:formula="of:=[.H696]/[.A696]" office:value-type="float" office:value="1.01576576576577">
            <text:p>1.015765765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88">
            <text:p>288</text:p>
          </table:table-cell>
          <table:table-cell table:formula="of:=[.B697]/[.A697]" office:value-type="float" office:value="1.01408450704225">
            <text:p>1.014084507</text:p>
          </table:table-cell>
          <table:table-cell office:value-type="float" office:value="289">
            <text:p>289</text:p>
          </table:table-cell>
          <table:table-cell table:formula="of:=[.D697]/[.A697]" office:value-type="float" office:value="1.01760563380282">
            <text:p>1.0176056338</text:p>
          </table:table-cell>
          <table:table-cell office:value-type="float" office:value="333">
            <text:p>333</text:p>
          </table:table-cell>
          <table:table-cell table:formula="of:=[.F697]/[.A697]" office:value-type="float" office:value="1.17253521126761">
            <text:p>1.1725352113</text:p>
          </table:table-cell>
          <table:table-cell office:value-type="float" office:value="293">
            <text:p>293</text:p>
          </table:table-cell>
          <table:table-cell table:formula="of:=[.H697]/[.A697]" office:value-type="float" office:value="1.03169014084507">
            <text:p>1.0316901408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318">
            <text:p>318</text:p>
          </table:table-cell>
          <table:table-cell table:formula="of:=[.B698]/[.A698]" office:value-type="float" office:value="1.00632911392405">
            <text:p>1.0063291139</text:p>
          </table:table-cell>
          <table:table-cell office:value-type="float" office:value="323">
            <text:p>323</text:p>
          </table:table-cell>
          <table:table-cell table:formula="of:=[.D698]/[.A698]" office:value-type="float" office:value="1.02215189873418">
            <text:p>1.0221518987</text:p>
          </table:table-cell>
          <table:table-cell office:value-type="float" office:value="364">
            <text:p>364</text:p>
          </table:table-cell>
          <table:table-cell table:formula="of:=[.F698]/[.A698]" office:value-type="float" office:value="1.15189873417722">
            <text:p>1.1518987342</text:p>
          </table:table-cell>
          <table:table-cell office:value-type="float" office:value="330">
            <text:p>330</text:p>
          </table:table-cell>
          <table:table-cell table:formula="of:=[.H698]/[.A698]" office:value-type="float" office:value="1.04430379746835">
            <text:p>1.044303797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formula="of:=[.B699]/[.A699]" office:value-type="float" office:value="1.03846153846154">
            <text:p>1.0384615385</text:p>
          </table:table-cell>
          <table:table-cell office:value-type="float" office:value="27">
            <text:p>27</text:p>
          </table:table-cell>
          <table:table-cell table:formula="of:=[.D699]/[.A699]" office:value-type="float" office:value="1.03846153846154">
            <text:p>1.0384615385</text:p>
          </table:table-cell>
          <table:table-cell office:value-type="float" office:value="44">
            <text:p>44</text:p>
          </table:table-cell>
          <table:table-cell table:formula="of:=[.F699]/[.A699]" office:value-type="float" office:value="1.69230769230769">
            <text:p>1.6923076923</text:p>
          </table:table-cell>
          <table:table-cell office:value-type="float" office:value="27">
            <text:p>27</text:p>
          </table:table-cell>
          <table:table-cell table:formula="of:=[.H699]/[.A699]" office:value-type="float" office:value="1.03846153846154">
            <text:p>1.038461538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formula="of:=[.B700]/[.A700]" office:value-type="float" office:value="1.01428571428571">
            <text:p>1.0142857143</text:p>
          </table:table-cell>
          <table:table-cell office:value-type="float" office:value="73">
            <text:p>73</text:p>
          </table:table-cell>
          <table:table-cell table:formula="of:=[.D700]/[.A700]" office:value-type="float" office:value="1.04285714285714">
            <text:p>1.0428571429</text:p>
          </table:table-cell>
          <table:table-cell office:value-type="float" office:value="72">
            <text:p>72</text:p>
          </table:table-cell>
          <table:table-cell table:formula="of:=[.F700]/[.A700]" office:value-type="float" office:value="1.02857142857143">
            <text:p>1.0285714286</text:p>
          </table:table-cell>
          <table:table-cell office:value-type="float" office:value="73">
            <text:p>73</text:p>
          </table:table-cell>
          <table:table-cell table:formula="of:=[.H700]/[.A700]" office:value-type="float" office:value="1.04285714285714">
            <text:p>1.0428571429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489">
            <text:p>489</text:p>
          </table:table-cell>
          <table:table-cell table:formula="of:=[.B701]/[.A701]" office:value-type="float" office:value="1.00204918032787">
            <text:p>1.0020491803</text:p>
          </table:table-cell>
          <table:table-cell office:value-type="float" office:value="494">
            <text:p>494</text:p>
          </table:table-cell>
          <table:table-cell table:formula="of:=[.D701]/[.A701]" office:value-type="float" office:value="1.01229508196721">
            <text:p>1.012295082</text:p>
          </table:table-cell>
          <table:table-cell office:value-type="float" office:value="394">
            <text:p>394</text:p>
          </table:table-cell>
          <table:table-cell table:formula="of:=[.F701]/[.A701]" office:value-type="float" office:value="0.807377049180328">
            <text:p>0.8073770492</text:p>
          </table:table-cell>
          <table:table-cell office:value-type="float" office:value="491">
            <text:p>491</text:p>
          </table:table-cell>
          <table:table-cell table:formula="of:=[.H701]/[.A701]" office:value-type="float" office:value="1.00614754098361">
            <text:p>1.006147541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837">
            <text:p>837</text:p>
          </table:table-cell>
          <table:table-cell table:formula="of:=[.B702]/[.A702]" office:value-type="float" office:value="1.00480192076831">
            <text:p>1.0048019208</text:p>
          </table:table-cell>
          <table:table-cell office:value-type="float" office:value="845">
            <text:p>845</text:p>
          </table:table-cell>
          <table:table-cell table:formula="of:=[.D702]/[.A702]" office:value-type="float" office:value="1.01440576230492">
            <text:p>1.0144057623</text:p>
          </table:table-cell>
          <table:table-cell office:value-type="float" office:value="990">
            <text:p>990</text:p>
          </table:table-cell>
          <table:table-cell table:formula="of:=[.F702]/[.A702]" office:value-type="float" office:value="1.18847539015606">
            <text:p>1.1884753902</text:p>
          </table:table-cell>
          <table:table-cell office:value-type="float" office:value="838">
            <text:p>838</text:p>
          </table:table-cell>
          <table:table-cell table:formula="of:=[.H702]/[.A702]" office:value-type="float" office:value="1.00600240096038">
            <text:p>1.006002401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483">
            <text:p>483</text:p>
          </table:table-cell>
          <table:table-cell table:formula="of:=[.B703]/[.A703]" office:value-type="float" office:value="1.00835073068894">
            <text:p>1.0083507307</text:p>
          </table:table-cell>
          <table:table-cell office:value-type="float" office:value="494">
            <text:p>494</text:p>
          </table:table-cell>
          <table:table-cell table:formula="of:=[.D703]/[.A703]" office:value-type="float" office:value="1.03131524008351">
            <text:p>1.0313152401</text:p>
          </table:table-cell>
          <table:table-cell office:value-type="float" office:value="540">
            <text:p>540</text:p>
          </table:table-cell>
          <table:table-cell table:formula="of:=[.F703]/[.A703]" office:value-type="float" office:value="1.12734864300626">
            <text:p>1.127348643</text:p>
          </table:table-cell>
          <table:table-cell office:value-type="float" office:value="484">
            <text:p>484</text:p>
          </table:table-cell>
          <table:table-cell table:formula="of:=[.H703]/[.A703]" office:value-type="float" office:value="1.01043841336117">
            <text:p>1.010438413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formula="of:=[.B704]/[.A704]" office:value-type="float" office:value="1.00729927007299">
            <text:p>1.0072992701</text:p>
          </table:table-cell>
          <table:table-cell office:value-type="float" office:value="139">
            <text:p>139</text:p>
          </table:table-cell>
          <table:table-cell table:formula="of:=[.D704]/[.A704]" office:value-type="float" office:value="1.01459854014599">
            <text:p>1.0145985401</text:p>
          </table:table-cell>
          <table:table-cell office:value-type="float" office:value="140">
            <text:p>140</text:p>
          </table:table-cell>
          <table:table-cell table:formula="of:=[.F704]/[.A704]" office:value-type="float" office:value="1.02189781021898">
            <text:p>1.0218978102</text:p>
          </table:table-cell>
          <table:table-cell office:value-type="float" office:value="136">
            <text:p>136</text:p>
          </table:table-cell>
          <table:table-cell table:formula="of:=[.H704]/[.A704]" office:value-type="float" office:value="0.992700729927007">
            <text:p>0.992700729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table:formula="of:=[.B705]/[.A705]" office:value-type="float" office:value="0.99468085106383">
            <text:p>0.9946808511</text:p>
          </table:table-cell>
          <table:table-cell office:value-type="float" office:value="189">
            <text:p>189</text:p>
          </table:table-cell>
          <table:table-cell table:formula="of:=[.D705]/[.A705]" office:value-type="float" office:value="1.00531914893617">
            <text:p>1.0053191489</text:p>
          </table:table-cell>
          <table:table-cell office:value-type="float" office:value="220">
            <text:p>220</text:p>
          </table:table-cell>
          <table:table-cell table:formula="of:=[.F705]/[.A705]" office:value-type="float" office:value="1.17021276595745">
            <text:p>1.170212766</text:p>
          </table:table-cell>
          <table:table-cell office:value-type="float" office:value="190">
            <text:p>190</text:p>
          </table:table-cell>
          <table:table-cell table:formula="of:=[.H705]/[.A705]" office:value-type="float" office:value="1.01063829787234">
            <text:p>1.0106382979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711">
            <text:p>711</text:p>
          </table:table-cell>
          <table:table-cell table:formula="of:=[.B706]/[.A706]" office:value-type="float" office:value="1.01571428571429">
            <text:p>1.0157142857</text:p>
          </table:table-cell>
          <table:table-cell office:value-type="float" office:value="714">
            <text:p>714</text:p>
          </table:table-cell>
          <table:table-cell table:formula="of:=[.D706]/[.A706]" office:value-type="float" office:value="1.02">
            <text:p>1.02</text:p>
          </table:table-cell>
          <table:table-cell office:value-type="float" office:value="444">
            <text:p>444</text:p>
          </table:table-cell>
          <table:table-cell table:formula="of:=[.F706]/[.A706]" office:value-type="float" office:value="0.634285714285714">
            <text:p>0.6342857143</text:p>
          </table:table-cell>
          <table:table-cell office:value-type="float" office:value="706">
            <text:p>706</text:p>
          </table:table-cell>
          <table:table-cell table:formula="of:=[.H706]/[.A706]" office:value-type="float" office:value="1.00857142857143">
            <text:p>1.008571428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8">
            <text:p>178</text:p>
          </table:table-cell>
          <table:table-cell table:formula="of:=[.B707]/[.A707]" office:value-type="float" office:value="1.01136363636364">
            <text:p>1.0113636364</text:p>
          </table:table-cell>
          <table:table-cell office:value-type="float" office:value="178">
            <text:p>178</text:p>
          </table:table-cell>
          <table:table-cell table:formula="of:=[.D707]/[.A707]" office:value-type="float" office:value="1.01136363636364">
            <text:p>1.0113636364</text:p>
          </table:table-cell>
          <table:table-cell office:value-type="float" office:value="264">
            <text:p>264</text:p>
          </table:table-cell>
          <table:table-cell table:formula="of:=[.F707]/[.A707]" office:value-type="float" office:value="1.5">
            <text:p>1.5</text:p>
          </table:table-cell>
          <table:table-cell office:value-type="float" office:value="178">
            <text:p>178</text:p>
          </table:table-cell>
          <table:table-cell table:formula="of:=[.H707]/[.A707]" office:value-type="float" office:value="1.01136363636364">
            <text:p>1.011363636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formula="of:=[.B708]/[.A708]" office:value-type="float" office:value="1.00704225352113">
            <text:p>1.0070422535</text:p>
          </table:table-cell>
          <table:table-cell office:value-type="float" office:value="141">
            <text:p>141</text:p>
          </table:table-cell>
          <table:table-cell table:formula="of:=[.D708]/[.A708]" office:value-type="float" office:value="0.992957746478873">
            <text:p>0.9929577465</text:p>
          </table:table-cell>
          <table:table-cell office:value-type="float" office:value="154">
            <text:p>154</text:p>
          </table:table-cell>
          <table:table-cell table:formula="of:=[.F708]/[.A708]" office:value-type="float" office:value="1.08450704225352">
            <text:p>1.0845070423</text:p>
          </table:table-cell>
          <table:table-cell office:value-type="float" office:value="143">
            <text:p>143</text:p>
          </table:table-cell>
          <table:table-cell table:formula="of:=[.H708]/[.A708]" office:value-type="float" office:value="1.00704225352113">
            <text:p>1.0070422535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28">
            <text:p>228</text:p>
          </table:table-cell>
          <table:table-cell table:formula="of:=[.B709]/[.A709]" office:value-type="float" office:value="1.01785714285714">
            <text:p>1.0178571429</text:p>
          </table:table-cell>
          <table:table-cell office:value-type="float" office:value="225">
            <text:p>225</text:p>
          </table:table-cell>
          <table:table-cell table:formula="of:=[.D709]/[.A709]" office:value-type="float" office:value="1.00446428571429">
            <text:p>1.0044642857</text:p>
          </table:table-cell>
          <table:table-cell office:value-type="float" office:value="263">
            <text:p>263</text:p>
          </table:table-cell>
          <table:table-cell table:formula="of:=[.F709]/[.A709]" office:value-type="float" office:value="1.17410714285714">
            <text:p>1.1741071429</text:p>
          </table:table-cell>
          <table:table-cell office:value-type="float" office:value="229">
            <text:p>229</text:p>
          </table:table-cell>
          <table:table-cell table:formula="of:=[.H709]/[.A709]" office:value-type="float" office:value="1.02232142857143">
            <text:p>1.0223214286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30">
            <text:p>230</text:p>
          </table:table-cell>
          <table:table-cell table:formula="of:=[.B710]/[.A710]" office:value-type="float" office:value="1.01321585903084">
            <text:p>1.013215859</text:p>
          </table:table-cell>
          <table:table-cell office:value-type="float" office:value="224">
            <text:p>224</text:p>
          </table:table-cell>
          <table:table-cell table:formula="of:=[.D710]/[.A710]" office:value-type="float" office:value="0.986784140969163">
            <text:p>0.986784141</text:p>
          </table:table-cell>
          <table:table-cell office:value-type="float" office:value="205">
            <text:p>205</text:p>
          </table:table-cell>
          <table:table-cell table:formula="of:=[.F710]/[.A710]" office:value-type="float" office:value="0.903083700440529">
            <text:p>0.9030837004</text:p>
          </table:table-cell>
          <table:table-cell office:value-type="float" office:value="229">
            <text:p>229</text:p>
          </table:table-cell>
          <table:table-cell table:formula="of:=[.H710]/[.A710]" office:value-type="float" office:value="1.00881057268722">
            <text:p>1.0088105727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546">
            <text:p>546</text:p>
          </table:table-cell>
          <table:table-cell table:formula="of:=[.B711]/[.A711]" office:value-type="float" office:value="1.01298701298701">
            <text:p>1.012987013</text:p>
          </table:table-cell>
          <table:table-cell office:value-type="float" office:value="544">
            <text:p>544</text:p>
          </table:table-cell>
          <table:table-cell table:formula="of:=[.D711]/[.A711]" office:value-type="float" office:value="1.00927643784787">
            <text:p>1.0092764378</text:p>
          </table:table-cell>
          <table:table-cell office:value-type="float" office:value="487">
            <text:p>487</text:p>
          </table:table-cell>
          <table:table-cell table:formula="of:=[.F711]/[.A711]" office:value-type="float" office:value="0.903525046382189">
            <text:p>0.9035250464</text:p>
          </table:table-cell>
          <table:table-cell office:value-type="float" office:value="546">
            <text:p>546</text:p>
          </table:table-cell>
          <table:table-cell table:formula="of:=[.H711]/[.A711]" office:value-type="float" office:value="1.01298701298701">
            <text:p>1.01298701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444">
            <text:p>444</text:p>
          </table:table-cell>
          <table:table-cell table:formula="of:=[.B712]/[.A712]" office:value-type="float" office:value="0.997752808988764">
            <text:p>0.997752809</text:p>
          </table:table-cell>
          <table:table-cell office:value-type="float" office:value="454">
            <text:p>454</text:p>
          </table:table-cell>
          <table:table-cell table:formula="of:=[.D712]/[.A712]" office:value-type="float" office:value="1.02022471910112">
            <text:p>1.0202247191</text:p>
          </table:table-cell>
          <table:table-cell office:value-type="float" office:value="598">
            <text:p>598</text:p>
          </table:table-cell>
          <table:table-cell table:formula="of:=[.F712]/[.A712]" office:value-type="float" office:value="1.3438202247191">
            <text:p>1.3438202247</text:p>
          </table:table-cell>
          <table:table-cell office:value-type="float" office:value="449">
            <text:p>449</text:p>
          </table:table-cell>
          <table:table-cell table:formula="of:=[.H712]/[.A712]" office:value-type="float" office:value="1.00898876404494">
            <text:p>1.008988764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615">
            <text:p>615</text:p>
          </table:table-cell>
          <table:table-cell table:formula="of:=[.B713]/[.A713]" office:value-type="float" office:value="1.00654664484452">
            <text:p>1.0065466448</text:p>
          </table:table-cell>
          <table:table-cell office:value-type="float" office:value="626">
            <text:p>626</text:p>
          </table:table-cell>
          <table:table-cell table:formula="of:=[.D713]/[.A713]" office:value-type="float" office:value="1.02454991816694">
            <text:p>1.0245499182</text:p>
          </table:table-cell>
          <table:table-cell office:value-type="float" office:value="646">
            <text:p>646</text:p>
          </table:table-cell>
          <table:table-cell table:formula="of:=[.F713]/[.A713]" office:value-type="float" office:value="1.05728314238953">
            <text:p>1.0572831424</text:p>
          </table:table-cell>
          <table:table-cell office:value-type="float" office:value="616">
            <text:p>616</text:p>
          </table:table-cell>
          <table:table-cell table:formula="of:=[.H713]/[.A713]" office:value-type="float" office:value="1.00818330605565">
            <text:p>1.008183306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20">
            <text:p>220</text:p>
          </table:table-cell>
          <table:table-cell table:formula="of:=[.B714]/[.A714]" office:value-type="float" office:value="1.00917431192661">
            <text:p>1.0091743119</text:p>
          </table:table-cell>
          <table:table-cell office:value-type="float" office:value="220">
            <text:p>220</text:p>
          </table:table-cell>
          <table:table-cell table:formula="of:=[.D714]/[.A714]" office:value-type="float" office:value="1.00917431192661">
            <text:p>1.0091743119</text:p>
          </table:table-cell>
          <table:table-cell office:value-type="float" office:value="332">
            <text:p>332</text:p>
          </table:table-cell>
          <table:table-cell table:formula="of:=[.F714]/[.A714]" office:value-type="float" office:value="1.52293577981651">
            <text:p>1.5229357798</text:p>
          </table:table-cell>
          <table:table-cell office:value-type="float" office:value="219">
            <text:p>219</text:p>
          </table:table-cell>
          <table:table-cell table:formula="of:=[.H714]/[.A714]" office:value-type="float" office:value="1.0045871559633">
            <text:p>1.00458715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table:formula="of:=[.B715]/[.A715]" office:value-type="float" office:value="1.00591715976331">
            <text:p>1.0059171598</text:p>
          </table:table-cell>
          <table:table-cell office:value-type="float" office:value="175">
            <text:p>175</text:p>
          </table:table-cell>
          <table:table-cell table:formula="of:=[.D715]/[.A715]" office:value-type="float" office:value="1.03550295857988">
            <text:p>1.0355029586</text:p>
          </table:table-cell>
          <table:table-cell office:value-type="float" office:value="165">
            <text:p>165</text:p>
          </table:table-cell>
          <table:table-cell table:formula="of:=[.F715]/[.A715]" office:value-type="float" office:value="0.976331360946745">
            <text:p>0.9763313609</text:p>
          </table:table-cell>
          <table:table-cell office:value-type="float" office:value="168">
            <text:p>168</text:p>
          </table:table-cell>
          <table:table-cell table:formula="of:=[.H715]/[.A715]" office:value-type="float" office:value="0.994082840236686">
            <text:p>0.994082840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table:formula="of:=[.B716]/[.A716]" office:value-type="float" office:value="1.02013422818792">
            <text:p>1.0201342282</text:p>
          </table:table-cell>
          <table:table-cell office:value-type="float" office:value="153">
            <text:p>153</text:p>
          </table:table-cell>
          <table:table-cell table:formula="of:=[.D716]/[.A716]" office:value-type="float" office:value="1.02684563758389">
            <text:p>1.0268456376</text:p>
          </table:table-cell>
          <table:table-cell office:value-type="float" office:value="181">
            <text:p>181</text:p>
          </table:table-cell>
          <table:table-cell table:formula="of:=[.F716]/[.A716]" office:value-type="float" office:value="1.21476510067114">
            <text:p>1.2147651007</text:p>
          </table:table-cell>
          <table:table-cell office:value-type="float" office:value="150">
            <text:p>150</text:p>
          </table:table-cell>
          <table:table-cell table:formula="of:=[.H716]/[.A716]" office:value-type="float" office:value="1.00671140939597">
            <text:p>1.0067114094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492">
            <text:p>492</text:p>
          </table:table-cell>
          <table:table-cell table:formula="of:=[.B717]/[.A717]" office:value-type="float" office:value="1.00819672131148">
            <text:p>1.0081967213</text:p>
          </table:table-cell>
          <table:table-cell office:value-type="float" office:value="495">
            <text:p>495</text:p>
          </table:table-cell>
          <table:table-cell table:formula="of:=[.D717]/[.A717]" office:value-type="float" office:value="1.01434426229508">
            <text:p>1.0143442623</text:p>
          </table:table-cell>
          <table:table-cell office:value-type="float" office:value="583">
            <text:p>583</text:p>
          </table:table-cell>
          <table:table-cell table:formula="of:=[.F717]/[.A717]" office:value-type="float" office:value="1.19467213114754">
            <text:p>1.1946721311</text:p>
          </table:table-cell>
          <table:table-cell office:value-type="float" office:value="497">
            <text:p>497</text:p>
          </table:table-cell>
          <table:table-cell table:formula="of:=[.H717]/[.A717]" office:value-type="float" office:value="1.01844262295082">
            <text:p>1.01844262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5">
            <text:p>275</text:p>
          </table:table-cell>
          <table:table-cell table:formula="of:=[.B718]/[.A718]" office:value-type="float" office:value="1.0036496350365">
            <text:p>1.003649635</text:p>
          </table:table-cell>
          <table:table-cell office:value-type="float" office:value="279">
            <text:p>279</text:p>
          </table:table-cell>
          <table:table-cell table:formula="of:=[.D718]/[.A718]" office:value-type="float" office:value="1.01824817518248">
            <text:p>1.0182481752</text:p>
          </table:table-cell>
          <table:table-cell office:value-type="float" office:value="293">
            <text:p>293</text:p>
          </table:table-cell>
          <table:table-cell table:formula="of:=[.F718]/[.A718]" office:value-type="float" office:value="1.06934306569343">
            <text:p>1.0693430657</text:p>
          </table:table-cell>
          <table:table-cell office:value-type="float" office:value="276">
            <text:p>276</text:p>
          </table:table-cell>
          <table:table-cell table:formula="of:=[.H718]/[.A718]" office:value-type="float" office:value="1.00729927007299">
            <text:p>1.0072992701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1130">
            <text:p>1130</text:p>
          </table:table-cell>
          <table:table-cell table:formula="of:=[.B719]/[.A719]" office:value-type="float" office:value="1.00177304964539">
            <text:p>1.0017730496</text:p>
          </table:table-cell>
          <table:table-cell office:value-type="float" office:value="1141">
            <text:p>1141</text:p>
          </table:table-cell>
          <table:table-cell table:formula="of:=[.D719]/[.A719]" office:value-type="float" office:value="1.01152482269504">
            <text:p>1.0115248227</text:p>
          </table:table-cell>
          <table:table-cell office:value-type="float" office:value="1552">
            <text:p>1552</text:p>
          </table:table-cell>
          <table:table-cell table:formula="of:=[.F719]/[.A719]" office:value-type="float" office:value="1.3758865248227">
            <text:p>1.3758865248</text:p>
          </table:table-cell>
          <table:table-cell office:value-type="float" office:value="1136">
            <text:p>1136</text:p>
          </table:table-cell>
          <table:table-cell table:formula="of:=[.H719]/[.A719]" office:value-type="float" office:value="1.00709219858156">
            <text:p>1.0070921986</text:p>
          </table:table-cell>
        </table:table-row>
        <table:table-row table:style-name="ro1">
          <table:table-cell table:number-columns-repeated="2" office:value-type="float" office:value="362">
            <text:p>362</text:p>
          </table:table-cell>
          <table:table-cell table:formula="of:=[.B720]/[.A720]" office:value-type="float" office:value="1">
            <text:p>1</text:p>
          </table:table-cell>
          <table:table-cell office:value-type="float" office:value="364">
            <text:p>364</text:p>
          </table:table-cell>
          <table:table-cell table:formula="of:=[.D720]/[.A720]" office:value-type="float" office:value="1.00552486187845">
            <text:p>1.0055248619</text:p>
          </table:table-cell>
          <table:table-cell office:value-type="float" office:value="553">
            <text:p>553</text:p>
          </table:table-cell>
          <table:table-cell table:formula="of:=[.F720]/[.A720]" office:value-type="float" office:value="1.52762430939227">
            <text:p>1.5276243094</text:p>
          </table:table-cell>
          <table:table-cell office:value-type="float" office:value="371">
            <text:p>371</text:p>
          </table:table-cell>
          <table:table-cell table:formula="of:=[.H720]/[.A720]" office:value-type="float" office:value="1.02486187845304">
            <text:p>1.024861878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06">
            <text:p>206</text:p>
          </table:table-cell>
          <table:table-cell table:formula="of:=[.B721]/[.A721]" office:value-type="float" office:value="1.00980392156863">
            <text:p>1.0098039216</text:p>
          </table:table-cell>
          <table:table-cell office:value-type="float" office:value="205">
            <text:p>205</text:p>
          </table:table-cell>
          <table:table-cell table:formula="of:=[.D721]/[.A721]" office:value-type="float" office:value="1.00490196078431">
            <text:p>1.0049019608</text:p>
          </table:table-cell>
          <table:table-cell office:value-type="float" office:value="232">
            <text:p>232</text:p>
          </table:table-cell>
          <table:table-cell table:formula="of:=[.F721]/[.A721]" office:value-type="float" office:value="1.13725490196078">
            <text:p>1.137254902</text:p>
          </table:table-cell>
          <table:table-cell office:value-type="float" office:value="208">
            <text:p>208</text:p>
          </table:table-cell>
          <table:table-cell table:formula="of:=[.H721]/[.A721]" office:value-type="float" office:value="1.01960784313725">
            <text:p>1.019607843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0">
            <text:p>150</text:p>
          </table:table-cell>
          <table:table-cell table:formula="of:=[.B722]/[.A722]" office:value-type="float" office:value="1.02040816326531">
            <text:p>1.0204081633</text:p>
          </table:table-cell>
          <table:table-cell office:value-type="float" office:value="151">
            <text:p>151</text:p>
          </table:table-cell>
          <table:table-cell table:formula="of:=[.D722]/[.A722]" office:value-type="float" office:value="1.02721088435374">
            <text:p>1.0272108844</text:p>
          </table:table-cell>
          <table:table-cell office:value-type="float" office:value="193">
            <text:p>193</text:p>
          </table:table-cell>
          <table:table-cell table:formula="of:=[.F722]/[.A722]" office:value-type="float" office:value="1.31292517006803">
            <text:p>1.3129251701</text:p>
          </table:table-cell>
          <table:table-cell office:value-type="float" office:value="150">
            <text:p>150</text:p>
          </table:table-cell>
          <table:table-cell table:formula="of:=[.H722]/[.A722]" office:value-type="float" office:value="1.02040816326531">
            <text:p>1.020408163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8">
            <text:p>278</text:p>
          </table:table-cell>
          <table:table-cell table:formula="of:=[.B723]/[.A723]" office:value-type="float" office:value="1.01090909090909">
            <text:p>1.0109090909</text:p>
          </table:table-cell>
          <table:table-cell office:value-type="float" office:value="276">
            <text:p>276</text:p>
          </table:table-cell>
          <table:table-cell table:formula="of:=[.D723]/[.A723]" office:value-type="float" office:value="1.00363636363636">
            <text:p>1.0036363636</text:p>
          </table:table-cell>
          <table:table-cell office:value-type="float" office:value="195">
            <text:p>195</text:p>
          </table:table-cell>
          <table:table-cell table:formula="of:=[.F723]/[.A723]" office:value-type="float" office:value="0.709090909090909">
            <text:p>0.7090909091</text:p>
          </table:table-cell>
          <table:table-cell office:value-type="float" office:value="282">
            <text:p>282</text:p>
          </table:table-cell>
          <table:table-cell table:formula="of:=[.H723]/[.A723]" office:value-type="float" office:value="1.02545454545455">
            <text:p>1.025454545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table:formula="of:=[.B724]/[.A724]" office:value-type="float" office:value="0.992753623188406">
            <text:p>0.9927536232</text:p>
          </table:table-cell>
          <table:table-cell office:value-type="float" office:value="139">
            <text:p>139</text:p>
          </table:table-cell>
          <table:table-cell table:formula="of:=[.D724]/[.A724]" office:value-type="float" office:value="1.00724637681159">
            <text:p>1.0072463768</text:p>
          </table:table-cell>
          <table:table-cell office:value-type="float" office:value="142">
            <text:p>142</text:p>
          </table:table-cell>
          <table:table-cell table:formula="of:=[.F724]/[.A724]" office:value-type="float" office:value="1.02898550724638">
            <text:p>1.0289855072</text:p>
          </table:table-cell>
          <table:table-cell office:value-type="float" office:value="138">
            <text:p>138</text:p>
          </table:table-cell>
          <table:table-cell table:formula="of:=[.H724]/[.A724]" office:value-type="float" office:value="1">
            <text:p>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table:formula="of:=[.B725]/[.A725]" office:value-type="float" office:value="1.00492610837438">
            <text:p>1.0049261084</text:p>
          </table:table-cell>
          <table:table-cell office:value-type="float" office:value="210">
            <text:p>210</text:p>
          </table:table-cell>
          <table:table-cell table:formula="of:=[.D725]/[.A725]" office:value-type="float" office:value="1.03448275862069">
            <text:p>1.0344827586</text:p>
          </table:table-cell>
          <table:table-cell office:value-type="float" office:value="237">
            <text:p>237</text:p>
          </table:table-cell>
          <table:table-cell table:formula="of:=[.F725]/[.A725]" office:value-type="float" office:value="1.16748768472906">
            <text:p>1.1674876847</text:p>
          </table:table-cell>
          <table:table-cell office:value-type="float" office:value="207">
            <text:p>207</text:p>
          </table:table-cell>
          <table:table-cell table:formula="of:=[.H725]/[.A725]" office:value-type="float" office:value="1.01970443349754">
            <text:p>1.019704433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11">
            <text:p>311</text:p>
          </table:table-cell>
          <table:table-cell table:formula="of:=[.B726]/[.A726]" office:value-type="float" office:value="1.01302931596091">
            <text:p>1.013029316</text:p>
          </table:table-cell>
          <table:table-cell office:value-type="float" office:value="319">
            <text:p>319</text:p>
          </table:table-cell>
          <table:table-cell table:formula="of:=[.D726]/[.A726]" office:value-type="float" office:value="1.03908794788274">
            <text:p>1.0390879479</text:p>
          </table:table-cell>
          <table:table-cell office:value-type="float" office:value="377">
            <text:p>377</text:p>
          </table:table-cell>
          <table:table-cell table:formula="of:=[.F726]/[.A726]" office:value-type="float" office:value="1.22801302931596">
            <text:p>1.2280130293</text:p>
          </table:table-cell>
          <table:table-cell office:value-type="float" office:value="310">
            <text:p>310</text:p>
          </table:table-cell>
          <table:table-cell table:formula="of:=[.H726]/[.A726]" office:value-type="float" office:value="1.00977198697068">
            <text:p>1.009771987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900">
            <text:p>900</text:p>
          </table:table-cell>
          <table:table-cell table:formula="of:=[.B727]/[.A727]" office:value-type="float" office:value="1.00671140939597">
            <text:p>1.0067114094</text:p>
          </table:table-cell>
          <table:table-cell office:value-type="float" office:value="912">
            <text:p>912</text:p>
          </table:table-cell>
          <table:table-cell table:formula="of:=[.D727]/[.A727]" office:value-type="float" office:value="1.02013422818792">
            <text:p>1.0201342282</text:p>
          </table:table-cell>
          <table:table-cell office:value-type="float" office:value="860">
            <text:p>860</text:p>
          </table:table-cell>
          <table:table-cell table:formula="of:=[.F727]/[.A727]" office:value-type="float" office:value="0.961968680089485">
            <text:p>0.9619686801</text:p>
          </table:table-cell>
          <table:table-cell office:value-type="float" office:value="897">
            <text:p>897</text:p>
          </table:table-cell>
          <table:table-cell table:formula="of:=[.H727]/[.A727]" office:value-type="float" office:value="1.00335570469799">
            <text:p>1.003355704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91">
            <text:p>291</text:p>
          </table:table-cell>
          <table:table-cell table:formula="of:=[.B728]/[.A728]" office:value-type="float" office:value="1.00692041522491">
            <text:p>1.0069204152</text:p>
          </table:table-cell>
          <table:table-cell office:value-type="float" office:value="303">
            <text:p>303</text:p>
          </table:table-cell>
          <table:table-cell table:formula="of:=[.D728]/[.A728]" office:value-type="float" office:value="1.04844290657439">
            <text:p>1.0484429066</text:p>
          </table:table-cell>
          <table:table-cell office:value-type="float" office:value="479">
            <text:p>479</text:p>
          </table:table-cell>
          <table:table-cell table:formula="of:=[.F728]/[.A728]" office:value-type="float" office:value="1.65743944636678">
            <text:p>1.6574394464</text:p>
          </table:table-cell>
          <table:table-cell office:value-type="float" office:value="289">
            <text:p>289</text:p>
          </table:table-cell>
          <table:table-cell table:formula="of:=[.H728]/[.A728]" office:value-type="float" office:value="1">
            <text:p>1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436">
            <text:p>436</text:p>
          </table:table-cell>
          <table:table-cell table:formula="of:=[.B729]/[.A729]" office:value-type="float" office:value="1.00460829493088">
            <text:p>1.0046082949</text:p>
          </table:table-cell>
          <table:table-cell office:value-type="float" office:value="448">
            <text:p>448</text:p>
          </table:table-cell>
          <table:table-cell table:formula="of:=[.D729]/[.A729]" office:value-type="float" office:value="1.03225806451613">
            <text:p>1.0322580645</text:p>
          </table:table-cell>
          <table:table-cell office:value-type="float" office:value="651">
            <text:p>651</text:p>
          </table:table-cell>
          <table:table-cell table:formula="of:=[.F729]/[.A729]" office:value-type="float" office:value="1.5">
            <text:p>1.5</text:p>
          </table:table-cell>
          <table:table-cell office:value-type="float" office:value="439">
            <text:p>439</text:p>
          </table:table-cell>
          <table:table-cell table:formula="of:=[.H729]/[.A729]" office:value-type="float" office:value="1.01152073732719">
            <text:p>1.0115207373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1256">
            <text:p>1256</text:p>
          </table:table-cell>
          <table:table-cell table:formula="of:=[.B730]/[.A730]" office:value-type="float" office:value="1.0096463022508">
            <text:p>1.0096463023</text:p>
          </table:table-cell>
          <table:table-cell office:value-type="float" office:value="1262">
            <text:p>1262</text:p>
          </table:table-cell>
          <table:table-cell table:formula="of:=[.D730]/[.A730]" office:value-type="float" office:value="1.01446945337621">
            <text:p>1.0144694534</text:p>
          </table:table-cell>
          <table:table-cell office:value-type="float" office:value="1477">
            <text:p>1477</text:p>
          </table:table-cell>
          <table:table-cell table:formula="of:=[.F730]/[.A730]" office:value-type="float" office:value="1.18729903536978">
            <text:p>1.1872990354</text:p>
          </table:table-cell>
          <table:table-cell office:value-type="float" office:value="1250">
            <text:p>1250</text:p>
          </table:table-cell>
          <table:table-cell table:formula="of:=[.H730]/[.A730]" office:value-type="float" office:value="1.0048231511254">
            <text:p>1.004823151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table:formula="of:=[.B731]/[.A731]" office:value-type="float" office:value="0.993377483443708">
            <text:p>0.9933774834</text:p>
          </table:table-cell>
          <table:table-cell office:value-type="float" office:value="153">
            <text:p>153</text:p>
          </table:table-cell>
          <table:table-cell table:formula="of:=[.D731]/[.A731]" office:value-type="float" office:value="1.01324503311258">
            <text:p>1.0132450331</text:p>
          </table:table-cell>
          <table:table-cell office:value-type="float" office:value="180">
            <text:p>180</text:p>
          </table:table-cell>
          <table:table-cell table:formula="of:=[.F731]/[.A731]" office:value-type="float" office:value="1.19205298013245">
            <text:p>1.1920529801</text:p>
          </table:table-cell>
          <table:table-cell office:value-type="float" office:value="150">
            <text:p>150</text:p>
          </table:table-cell>
          <table:table-cell table:formula="of:=[.H731]/[.A731]" office:value-type="float" office:value="0.993377483443708">
            <text:p>0.9933774834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34">
            <text:p>234</text:p>
          </table:table-cell>
          <table:table-cell table:formula="of:=[.B732]/[.A732]" office:value-type="float" office:value="1.00862068965517">
            <text:p>1.0086206897</text:p>
          </table:table-cell>
          <table:table-cell office:value-type="float" office:value="231">
            <text:p>231</text:p>
          </table:table-cell>
          <table:table-cell table:formula="of:=[.D732]/[.A732]" office:value-type="float" office:value="0.995689655172414">
            <text:p>0.9956896552</text:p>
          </table:table-cell>
          <table:table-cell office:value-type="float" office:value="237">
            <text:p>237</text:p>
          </table:table-cell>
          <table:table-cell table:formula="of:=[.F732]/[.A732]" office:value-type="float" office:value="1.02155172413793">
            <text:p>1.0215517241</text:p>
          </table:table-cell>
          <table:table-cell office:value-type="float" office:value="233">
            <text:p>233</text:p>
          </table:table-cell>
          <table:table-cell table:formula="of:=[.H732]/[.A732]" office:value-type="float" office:value="1.00431034482759">
            <text:p>1.004310344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table:formula="of:=[.B733]/[.A733]" office:value-type="float" office:value="1.00854700854701">
            <text:p>1.0085470085</text:p>
          </table:table-cell>
          <table:table-cell office:value-type="float" office:value="118">
            <text:p>118</text:p>
          </table:table-cell>
          <table:table-cell table:formula="of:=[.D733]/[.A733]" office:value-type="float" office:value="1.00854700854701">
            <text:p>1.0085470085</text:p>
          </table:table-cell>
          <table:table-cell office:value-type="float" office:value="145">
            <text:p>145</text:p>
          </table:table-cell>
          <table:table-cell table:formula="of:=[.F733]/[.A733]" office:value-type="float" office:value="1.23931623931624">
            <text:p>1.2393162393</text:p>
          </table:table-cell>
          <table:table-cell office:value-type="float" office:value="123">
            <text:p>123</text:p>
          </table:table-cell>
          <table:table-cell table:formula="of:=[.H733]/[.A733]" office:value-type="float" office:value="1.05128205128205">
            <text:p>1.0512820513</text:p>
          </table:table-cell>
        </table:table-row>
        <table:table-row table:style-name="ro1">
          <table:table-cell table:number-columns-repeated="2" office:value-type="float" office:value="143">
            <text:p>143</text:p>
          </table:table-cell>
          <table:table-cell table:formula="of:=[.B734]/[.A734]" office:value-type="float" office:value="1">
            <text:p>1</text:p>
          </table:table-cell>
          <table:table-cell office:value-type="float" office:value="143">
            <text:p>143</text:p>
          </table:table-cell>
          <table:table-cell table:formula="of:=[.D734]/[.A734]" office:value-type="float" office:value="1">
            <text:p>1</text:p>
          </table:table-cell>
          <table:table-cell office:value-type="float" office:value="146">
            <text:p>146</text:p>
          </table:table-cell>
          <table:table-cell table:formula="of:=[.F734]/[.A734]" office:value-type="float" office:value="1.02097902097902">
            <text:p>1.020979021</text:p>
          </table:table-cell>
          <table:table-cell office:value-type="float" office:value="145">
            <text:p>145</text:p>
          </table:table-cell>
          <table:table-cell table:formula="of:=[.H734]/[.A734]" office:value-type="float" office:value="1.01398601398601">
            <text:p>1.013986014</text:p>
          </table:table-cell>
        </table:table-row>
        <table:table-row table:style-name="ro1">
          <table:table-cell table:number-columns-repeated="2" office:value-type="float" office:value="177">
            <text:p>177</text:p>
          </table:table-cell>
          <table:table-cell table:formula="of:=[.B735]/[.A735]" office:value-type="float" office:value="1">
            <text:p>1</text:p>
          </table:table-cell>
          <table:table-cell office:value-type="float" office:value="181">
            <text:p>181</text:p>
          </table:table-cell>
          <table:table-cell table:formula="of:=[.D735]/[.A735]" office:value-type="float" office:value="1.0225988700565">
            <text:p>1.0225988701</text:p>
          </table:table-cell>
          <table:table-cell office:value-type="float" office:value="171">
            <text:p>171</text:p>
          </table:table-cell>
          <table:table-cell table:formula="of:=[.F735]/[.A735]" office:value-type="float" office:value="0.966101694915254">
            <text:p>0.9661016949</text:p>
          </table:table-cell>
          <table:table-cell office:value-type="float" office:value="179">
            <text:p>179</text:p>
          </table:table-cell>
          <table:table-cell table:formula="of:=[.H735]/[.A735]" office:value-type="float" office:value="1.01129943502825">
            <text:p>1.011299435</text:p>
          </table:table-cell>
        </table:table-row>
        <table:table-row table:style-name="ro1">
          <table:table-cell table:number-columns-repeated="2" office:value-type="float" office:value="1235">
            <text:p>1235</text:p>
          </table:table-cell>
          <table:table-cell table:formula="of:=[.B736]/[.A736]" office:value-type="float" office:value="1">
            <text:p>1</text:p>
          </table:table-cell>
          <table:table-cell office:value-type="float" office:value="1254">
            <text:p>1254</text:p>
          </table:table-cell>
          <table:table-cell table:formula="of:=[.D736]/[.A736]" office:value-type="float" office:value="1.01538461538462">
            <text:p>1.0153846154</text:p>
          </table:table-cell>
          <table:table-cell office:value-type="float" office:value="1558">
            <text:p>1558</text:p>
          </table:table-cell>
          <table:table-cell table:formula="of:=[.F736]/[.A736]" office:value-type="float" office:value="1.26153846153846">
            <text:p>1.2615384615</text:p>
          </table:table-cell>
          <table:table-cell office:value-type="float" office:value="1248">
            <text:p>1248</text:p>
          </table:table-cell>
          <table:table-cell table:formula="of:=[.H736]/[.A736]" office:value-type="float" office:value="1.01052631578947">
            <text:p>1.0105263158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381">
            <text:p>381</text:p>
          </table:table-cell>
          <table:table-cell table:formula="of:=[.B737]/[.A737]" office:value-type="float" office:value="1.00793650793651">
            <text:p>1.0079365079</text:p>
          </table:table-cell>
          <table:table-cell office:value-type="float" office:value="384">
            <text:p>384</text:p>
          </table:table-cell>
          <table:table-cell table:formula="of:=[.D737]/[.A737]" office:value-type="float" office:value="1.01587301587302">
            <text:p>1.0158730159</text:p>
          </table:table-cell>
          <table:table-cell office:value-type="float" office:value="486">
            <text:p>486</text:p>
          </table:table-cell>
          <table:table-cell table:formula="of:=[.F737]/[.A737]" office:value-type="float" office:value="1.28571428571429">
            <text:p>1.2857142857</text:p>
          </table:table-cell>
          <table:table-cell office:value-type="float" office:value="380">
            <text:p>380</text:p>
          </table:table-cell>
          <table:table-cell table:formula="of:=[.H737]/[.A737]" office:value-type="float" office:value="1.00529100529101">
            <text:p>1.005291005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formula="of:=[.B738]/[.A738]" office:value-type="float" office:value="0.989130434782609">
            <text:p>0.9891304348</text:p>
          </table:table-cell>
          <table:table-cell office:value-type="float" office:value="91">
            <text:p>91</text:p>
          </table:table-cell>
          <table:table-cell table:formula="of:=[.D738]/[.A738]" office:value-type="float" office:value="0.989130434782609">
            <text:p>0.9891304348</text:p>
          </table:table-cell>
          <table:table-cell office:value-type="float" office:value="127">
            <text:p>127</text:p>
          </table:table-cell>
          <table:table-cell table:formula="of:=[.F738]/[.A738]" office:value-type="float" office:value="1.3804347826087">
            <text:p>1.3804347826</text:p>
          </table:table-cell>
          <table:table-cell office:value-type="float" office:value="94">
            <text:p>94</text:p>
          </table:table-cell>
          <table:table-cell table:formula="of:=[.H738]/[.A738]" office:value-type="float" office:value="1.02173913043478">
            <text:p>1.021739130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formula="of:=[.B739]/[.A739]" office:value-type="float" office:value="1.01351351351351">
            <text:p>1.0135135135</text:p>
          </table:table-cell>
          <table:table-cell office:value-type="float" office:value="75">
            <text:p>75</text:p>
          </table:table-cell>
          <table:table-cell table:formula="of:=[.D739]/[.A739]" office:value-type="float" office:value="1.01351351351351">
            <text:p>1.0135135135</text:p>
          </table:table-cell>
          <table:table-cell office:value-type="float" office:value="78">
            <text:p>78</text:p>
          </table:table-cell>
          <table:table-cell table:formula="of:=[.F739]/[.A739]" office:value-type="float" office:value="1.05405405405405">
            <text:p>1.0540540541</text:p>
          </table:table-cell>
          <table:table-cell office:value-type="float" office:value="74">
            <text:p>74</text:p>
          </table:table-cell>
          <table:table-cell table:formula="of:=[.H739]/[.A739]" office:value-type="float" office:value="1">
            <text:p>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02">
            <text:p>302</text:p>
          </table:table-cell>
          <table:table-cell table:formula="of:=[.B740]/[.A740]" office:value-type="float" office:value="0.980519480519481">
            <text:p>0.9805194805</text:p>
          </table:table-cell>
          <table:table-cell office:value-type="float" office:value="307">
            <text:p>307</text:p>
          </table:table-cell>
          <table:table-cell table:formula="of:=[.D740]/[.A740]" office:value-type="float" office:value="0.996753246753247">
            <text:p>0.9967532468</text:p>
          </table:table-cell>
          <table:table-cell office:value-type="float" office:value="367">
            <text:p>367</text:p>
          </table:table-cell>
          <table:table-cell table:formula="of:=[.F740]/[.A740]" office:value-type="float" office:value="1.19155844155844">
            <text:p>1.1915584416</text:p>
          </table:table-cell>
          <table:table-cell office:value-type="float" office:value="310">
            <text:p>310</text:p>
          </table:table-cell>
          <table:table-cell table:formula="of:=[.H740]/[.A740]" office:value-type="float" office:value="1.00649350649351">
            <text:p>1.006493506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table:formula="of:=[.B741]/[.A741]" office:value-type="float" office:value="1.01315789473684">
            <text:p>1.0131578947</text:p>
          </table:table-cell>
          <table:table-cell office:value-type="float" office:value="156">
            <text:p>156</text:p>
          </table:table-cell>
          <table:table-cell table:formula="of:=[.D741]/[.A741]" office:value-type="float" office:value="1.02631578947368">
            <text:p>1.0263157895</text:p>
          </table:table-cell>
          <table:table-cell office:value-type="float" office:value="179">
            <text:p>179</text:p>
          </table:table-cell>
          <table:table-cell table:formula="of:=[.F741]/[.A741]" office:value-type="float" office:value="1.17763157894737">
            <text:p>1.1776315789</text:p>
          </table:table-cell>
          <table:table-cell office:value-type="float" office:value="152">
            <text:p>152</text:p>
          </table:table-cell>
          <table:table-cell table:formula="of:=[.H741]/[.A741]" office:value-type="float" office:value="1">
            <text:p>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table:formula="of:=[.B742]/[.A742]" office:value-type="float" office:value="1.00625">
            <text:p>1.00625</text:p>
          </table:table-cell>
          <table:table-cell office:value-type="float" office:value="159">
            <text:p>159</text:p>
          </table:table-cell>
          <table:table-cell table:formula="of:=[.D742]/[.A742]" office:value-type="float" office:value="0.99375">
            <text:p>0.99375</text:p>
          </table:table-cell>
          <table:table-cell office:value-type="float" office:value="194">
            <text:p>194</text:p>
          </table:table-cell>
          <table:table-cell table:formula="of:=[.F742]/[.A742]" office:value-type="float" office:value="1.2125">
            <text:p>1.2125</text:p>
          </table:table-cell>
          <table:table-cell office:value-type="float" office:value="161">
            <text:p>161</text:p>
          </table:table-cell>
          <table:table-cell table:formula="of:=[.H742]/[.A742]" office:value-type="float" office:value="1.00625">
            <text:p>1.00625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73">
            <text:p>273</text:p>
          </table:table-cell>
          <table:table-cell table:formula="of:=[.B743]/[.A743]" office:value-type="float" office:value="0.989130434782609">
            <text:p>0.9891304348</text:p>
          </table:table-cell>
          <table:table-cell office:value-type="float" office:value="275">
            <text:p>275</text:p>
          </table:table-cell>
          <table:table-cell table:formula="of:=[.D743]/[.A743]" office:value-type="float" office:value="0.996376811594203">
            <text:p>0.9963768116</text:p>
          </table:table-cell>
          <table:table-cell office:value-type="float" office:value="237">
            <text:p>237</text:p>
          </table:table-cell>
          <table:table-cell table:formula="of:=[.F743]/[.A743]" office:value-type="float" office:value="0.858695652173913">
            <text:p>0.8586956522</text:p>
          </table:table-cell>
          <table:table-cell office:value-type="float" office:value="274">
            <text:p>274</text:p>
          </table:table-cell>
          <table:table-cell table:formula="of:=[.H743]/[.A743]" office:value-type="float" office:value="0.992753623188406">
            <text:p>0.9927536232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1094">
            <text:p>1094</text:p>
          </table:table-cell>
          <table:table-cell table:formula="of:=[.B744]/[.A744]" office:value-type="float" office:value="1.00459136822773">
            <text:p>1.0045913682</text:p>
          </table:table-cell>
          <table:table-cell office:value-type="float" office:value="1088">
            <text:p>1088</text:p>
          </table:table-cell>
          <table:table-cell table:formula="of:=[.D744]/[.A744]" office:value-type="float" office:value="0.999081726354454">
            <text:p>0.9990817264</text:p>
          </table:table-cell>
          <table:table-cell office:value-type="float" office:value="1381">
            <text:p>1381</text:p>
          </table:table-cell>
          <table:table-cell table:formula="of:=[.F744]/[.A744]" office:value-type="float" office:value="1.26813590449954">
            <text:p>1.2681359045</text:p>
          </table:table-cell>
          <table:table-cell office:value-type="float" office:value="1087">
            <text:p>1087</text:p>
          </table:table-cell>
          <table:table-cell table:formula="of:=[.H744]/[.A744]" office:value-type="float" office:value="0.998163452708907">
            <text:p>0.9981634527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626">
            <text:p>626</text:p>
          </table:table-cell>
          <table:table-cell table:formula="of:=[.B745]/[.A745]" office:value-type="float" office:value="0.988941548183254">
            <text:p>0.9889415482</text:p>
          </table:table-cell>
          <table:table-cell office:value-type="float" office:value="624">
            <text:p>624</text:p>
          </table:table-cell>
          <table:table-cell table:formula="of:=[.D745]/[.A745]" office:value-type="float" office:value="0.985781990521327">
            <text:p>0.9857819905</text:p>
          </table:table-cell>
          <table:table-cell office:value-type="float" office:value="797">
            <text:p>797</text:p>
          </table:table-cell>
          <table:table-cell table:formula="of:=[.F745]/[.A745]" office:value-type="float" office:value="1.25908372827804">
            <text:p>1.2590837283</text:p>
          </table:table-cell>
          <table:table-cell office:value-type="float" office:value="621">
            <text:p>621</text:p>
          </table:table-cell>
          <table:table-cell table:formula="of:=[.H745]/[.A745]" office:value-type="float" office:value="0.981042654028436">
            <text:p>0.98104265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4">
            <text:p>194</text:p>
          </table:table-cell>
          <table:table-cell table:formula="of:=[.B746]/[.A746]" office:value-type="float" office:value="0.989795918367347">
            <text:p>0.9897959184</text:p>
          </table:table-cell>
          <table:table-cell office:value-type="float" office:value="192">
            <text:p>192</text:p>
          </table:table-cell>
          <table:table-cell table:formula="of:=[.D746]/[.A746]" office:value-type="float" office:value="0.979591836734694">
            <text:p>0.9795918367</text:p>
          </table:table-cell>
          <table:table-cell office:value-type="float" office:value="382">
            <text:p>382</text:p>
          </table:table-cell>
          <table:table-cell table:formula="of:=[.F746]/[.A746]" office:value-type="float" office:value="1.94897959183673">
            <text:p>1.9489795918</text:p>
          </table:table-cell>
          <table:table-cell office:value-type="float" office:value="192">
            <text:p>192</text:p>
          </table:table-cell>
          <table:table-cell table:formula="of:=[.H746]/[.A746]" office:value-type="float" office:value="0.979591836734694">
            <text:p>0.979591836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table:formula="of:=[.B747]/[.A747]" office:value-type="float" office:value="0.987421383647799">
            <text:p>0.9874213836</text:p>
          </table:table-cell>
          <table:table-cell office:value-type="float" office:value="160">
            <text:p>160</text:p>
          </table:table-cell>
          <table:table-cell table:formula="of:=[.D747]/[.A747]" office:value-type="float" office:value="1.0062893081761">
            <text:p>1.0062893082</text:p>
          </table:table-cell>
          <table:table-cell office:value-type="float" office:value="190">
            <text:p>190</text:p>
          </table:table-cell>
          <table:table-cell table:formula="of:=[.F747]/[.A747]" office:value-type="float" office:value="1.19496855345912">
            <text:p>1.1949685535</text:p>
          </table:table-cell>
          <table:table-cell office:value-type="float" office:value="162">
            <text:p>162</text:p>
          </table:table-cell>
          <table:table-cell table:formula="of:=[.H747]/[.A747]" office:value-type="float" office:value="1.0188679245283">
            <text:p>1.018867924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6">
            <text:p>246</text:p>
          </table:table-cell>
          <table:table-cell table:formula="of:=[.B748]/[.A748]" office:value-type="float" office:value="1.00819672131148">
            <text:p>1.0081967213</text:p>
          </table:table-cell>
          <table:table-cell office:value-type="float" office:value="242">
            <text:p>242</text:p>
          </table:table-cell>
          <table:table-cell table:formula="of:=[.D748]/[.A748]" office:value-type="float" office:value="0.991803278688525">
            <text:p>0.9918032787</text:p>
          </table:table-cell>
          <table:table-cell office:value-type="float" office:value="240">
            <text:p>240</text:p>
          </table:table-cell>
          <table:table-cell table:formula="of:=[.F748]/[.A748]" office:value-type="float" office:value="0.983606557377049">
            <text:p>0.9836065574</text:p>
          </table:table-cell>
          <table:table-cell office:value-type="float" office:value="244">
            <text:p>244</text:p>
          </table:table-cell>
          <table:table-cell table:formula="of:=[.H748]/[.A748]" office:value-type="float" office:value="1">
            <text:p>1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79">
            <text:p>579</text:p>
          </table:table-cell>
          <table:table-cell table:formula="of:=[.B749]/[.A749]" office:value-type="float" office:value="1.00346620450607">
            <text:p>1.0034662045</text:p>
          </table:table-cell>
          <table:table-cell office:value-type="float" office:value="577">
            <text:p>577</text:p>
          </table:table-cell>
          <table:table-cell table:formula="of:=[.D749]/[.A749]" office:value-type="float" office:value="1">
            <text:p>1</text:p>
          </table:table-cell>
          <table:table-cell office:value-type="float" office:value="845">
            <text:p>845</text:p>
          </table:table-cell>
          <table:table-cell table:formula="of:=[.F749]/[.A749]" office:value-type="float" office:value="1.46447140381283">
            <text:p>1.4644714038</text:p>
          </table:table-cell>
          <table:table-cell office:value-type="float" office:value="576">
            <text:p>576</text:p>
          </table:table-cell>
          <table:table-cell table:formula="of:=[.H749]/[.A749]" office:value-type="float" office:value="0.998266897746967">
            <text:p>0.998266897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8">
            <text:p>178</text:p>
          </table:table-cell>
          <table:table-cell table:formula="of:=[.B750]/[.A750]" office:value-type="float" office:value="1.01136363636364">
            <text:p>1.0113636364</text:p>
          </table:table-cell>
          <table:table-cell office:value-type="float" office:value="179">
            <text:p>179</text:p>
          </table:table-cell>
          <table:table-cell table:formula="of:=[.D750]/[.A750]" office:value-type="float" office:value="1.01704545454545">
            <text:p>1.0170454545</text:p>
          </table:table-cell>
          <table:table-cell office:value-type="float" office:value="200">
            <text:p>200</text:p>
          </table:table-cell>
          <table:table-cell table:formula="of:=[.F750]/[.A750]" office:value-type="float" office:value="1.13636363636364">
            <text:p>1.1363636364</text:p>
          </table:table-cell>
          <table:table-cell office:value-type="float" office:value="181">
            <text:p>181</text:p>
          </table:table-cell>
          <table:table-cell table:formula="of:=[.H750]/[.A750]" office:value-type="float" office:value="1.02840909090909">
            <text:p>1.0284090909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26">
            <text:p>226</text:p>
          </table:table-cell>
          <table:table-cell table:formula="of:=[.B751]/[.A751]" office:value-type="float" office:value="1.01801801801802">
            <text:p>1.018018018</text:p>
          </table:table-cell>
          <table:table-cell office:value-type="float" office:value="226">
            <text:p>226</text:p>
          </table:table-cell>
          <table:table-cell table:formula="of:=[.D751]/[.A751]" office:value-type="float" office:value="1.01801801801802">
            <text:p>1.018018018</text:p>
          </table:table-cell>
          <table:table-cell office:value-type="float" office:value="323">
            <text:p>323</text:p>
          </table:table-cell>
          <table:table-cell table:formula="of:=[.F751]/[.A751]" office:value-type="float" office:value="1.45495495495496">
            <text:p>1.454954955</text:p>
          </table:table-cell>
          <table:table-cell office:value-type="float" office:value="228">
            <text:p>228</text:p>
          </table:table-cell>
          <table:table-cell table:formula="of:=[.H751]/[.A751]" office:value-type="float" office:value="1.02702702702703">
            <text:p>1.02702702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B752]/[.A752]" office:value-type="float" office:value="1.04347826086957">
            <text:p>1.0434782609</text:p>
          </table:table-cell>
          <table:table-cell office:value-type="float" office:value="23">
            <text:p>23</text:p>
          </table:table-cell>
          <table:table-cell table:formula="of:=[.D752]/[.A752]"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[.F752]/[.A752]" office:value-type="float" office:value="1.43478260869565">
            <text:p>1.4347826087</text:p>
          </table:table-cell>
          <table:table-cell office:value-type="float" office:value="25">
            <text:p>25</text:p>
          </table:table-cell>
          <table:table-cell table:formula="of:=[.H752]/[.A752]" office:value-type="float" office:value="1.08695652173913">
            <text:p>1.086956521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formula="of:=[.B753]/[.A753]" office:value-type="float" office:value="1.00740740740741">
            <text:p>1.0074074074</text:p>
          </table:table-cell>
          <table:table-cell office:value-type="float" office:value="139">
            <text:p>139</text:p>
          </table:table-cell>
          <table:table-cell table:formula="of:=[.D753]/[.A753]" office:value-type="float" office:value="1.02962962962963">
            <text:p>1.0296296296</text:p>
          </table:table-cell>
          <table:table-cell office:value-type="float" office:value="136">
            <text:p>136</text:p>
          </table:table-cell>
          <table:table-cell table:formula="of:=[.F753]/[.A753]" office:value-type="float" office:value="1.00740740740741">
            <text:p>1.0074074074</text:p>
          </table:table-cell>
          <table:table-cell office:value-type="float" office:value="135">
            <text:p>135</text:p>
          </table:table-cell>
          <table:table-cell table:formula="of:=[.H753]/[.A753]" office:value-type="float" office:value="1">
            <text:p>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table:formula="of:=[.B754]/[.A754]" office:value-type="float" office:value="1.00591715976331">
            <text:p>1.0059171598</text:p>
          </table:table-cell>
          <table:table-cell office:value-type="float" office:value="173">
            <text:p>173</text:p>
          </table:table-cell>
          <table:table-cell table:formula="of:=[.D754]/[.A754]" office:value-type="float" office:value="1.02366863905325">
            <text:p>1.0236686391</text:p>
          </table:table-cell>
          <table:table-cell office:value-type="float" office:value="233">
            <text:p>233</text:p>
          </table:table-cell>
          <table:table-cell table:formula="of:=[.F754]/[.A754]" office:value-type="float" office:value="1.37869822485207">
            <text:p>1.3786982249</text:p>
          </table:table-cell>
          <table:table-cell office:value-type="float" office:value="169">
            <text:p>169</text:p>
          </table:table-cell>
          <table:table-cell table:formula="of:=[.H754]/[.A754]" office:value-type="float" office:value="1">
            <text:p>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formula="of:=[.B755]/[.A755]" office:value-type="float" office:value="1.00724637681159">
            <text:p>1.0072463768</text:p>
          </table:table-cell>
          <table:table-cell office:value-type="float" office:value="141">
            <text:p>141</text:p>
          </table:table-cell>
          <table:table-cell table:formula="of:=[.D755]/[.A755]" office:value-type="float" office:value="1.02173913043478">
            <text:p>1.0217391304</text:p>
          </table:table-cell>
          <table:table-cell office:value-type="float" office:value="137">
            <text:p>137</text:p>
          </table:table-cell>
          <table:table-cell table:formula="of:=[.F755]/[.A755]" office:value-type="float" office:value="0.992753623188406">
            <text:p>0.9927536232</text:p>
          </table:table-cell>
          <table:table-cell office:value-type="float" office:value="138">
            <text:p>138</text:p>
          </table:table-cell>
          <table:table-cell table:formula="of:=[.H755]/[.A755]" office:value-type="float" office:value="1">
            <text:p>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433">
            <text:p>433</text:p>
          </table:table-cell>
          <table:table-cell table:formula="of:=[.B756]/[.A756]" office:value-type="float" office:value="0.984090909090909">
            <text:p>0.9840909091</text:p>
          </table:table-cell>
          <table:table-cell office:value-type="float" office:value="436">
            <text:p>436</text:p>
          </table:table-cell>
          <table:table-cell table:formula="of:=[.D756]/[.A756]" office:value-type="float" office:value="0.990909090909091">
            <text:p>0.9909090909</text:p>
          </table:table-cell>
          <table:table-cell office:value-type="float" office:value="255">
            <text:p>255</text:p>
          </table:table-cell>
          <table:table-cell table:formula="of:=[.F756]/[.A756]" office:value-type="float" office:value="0.579545454545455">
            <text:p>0.5795454545</text:p>
          </table:table-cell>
          <table:table-cell office:value-type="float" office:value="434">
            <text:p>434</text:p>
          </table:table-cell>
          <table:table-cell table:formula="of:=[.H756]/[.A756]" office:value-type="float" office:value="0.986363636363636">
            <text:p>0.9863636364</text:p>
          </table:table-cell>
        </table:table-row>
        <table:table-row table:style-name="ro1">
          <table:table-cell table:number-columns-repeated="2" office:value-type="float" office:value="172">
            <text:p>172</text:p>
          </table:table-cell>
          <table:table-cell table:formula="of:=[.B757]/[.A757]" office:value-type="float" office:value="1">
            <text:p>1</text:p>
          </table:table-cell>
          <table:table-cell office:value-type="float" office:value="176">
            <text:p>176</text:p>
          </table:table-cell>
          <table:table-cell table:formula="of:=[.D757]/[.A757]" office:value-type="float" office:value="1.02325581395349">
            <text:p>1.023255814</text:p>
          </table:table-cell>
          <table:table-cell office:value-type="float" office:value="209">
            <text:p>209</text:p>
          </table:table-cell>
          <table:table-cell table:formula="of:=[.F757]/[.A757]" office:value-type="float" office:value="1.21511627906977">
            <text:p>1.2151162791</text:p>
          </table:table-cell>
          <table:table-cell office:value-type="float" office:value="175">
            <text:p>175</text:p>
          </table:table-cell>
          <table:table-cell table:formula="of:=[.H757]/[.A757]" office:value-type="float" office:value="1.01744186046512">
            <text:p>1.017441860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table:formula="of:=[.B758]/[.A758]" office:value-type="float" office:value="1.00632911392405">
            <text:p>1.0063291139</text:p>
          </table:table-cell>
          <table:table-cell office:value-type="float" office:value="157">
            <text:p>157</text:p>
          </table:table-cell>
          <table:table-cell table:formula="of:=[.D758]/[.A758]" office:value-type="float" office:value="0.993670886075949">
            <text:p>0.9936708861</text:p>
          </table:table-cell>
          <table:table-cell office:value-type="float" office:value="163">
            <text:p>163</text:p>
          </table:table-cell>
          <table:table-cell table:formula="of:=[.F758]/[.A758]" office:value-type="float" office:value="1.03164556962025">
            <text:p>1.0316455696</text:p>
          </table:table-cell>
          <table:table-cell office:value-type="float" office:value="159">
            <text:p>159</text:p>
          </table:table-cell>
          <table:table-cell table:formula="of:=[.H758]/[.A758]" office:value-type="float" office:value="1.00632911392405">
            <text:p>1.0063291139</text:p>
          </table:table-cell>
        </table:table-row>
        <table:table-row table:style-name="ro1">
          <table:table-cell table:number-columns-repeated="2" office:value-type="float" office:value="192">
            <text:p>192</text:p>
          </table:table-cell>
          <table:table-cell table:formula="of:=[.B759]/[.A759]" office:value-type="float" office:value="1">
            <text:p>1</text:p>
          </table:table-cell>
          <table:table-cell office:value-type="float" office:value="192">
            <text:p>192</text:p>
          </table:table-cell>
          <table:table-cell table:formula="of:=[.D759]/[.A759]" office:value-type="float" office:value="1">
            <text:p>1</text:p>
          </table:table-cell>
          <table:table-cell office:value-type="float" office:value="239">
            <text:p>239</text:p>
          </table:table-cell>
          <table:table-cell table:formula="of:=[.F759]/[.A759]" office:value-type="float" office:value="1.24479166666667">
            <text:p>1.2447916667</text:p>
          </table:table-cell>
          <table:table-cell office:value-type="float" office:value="191">
            <text:p>191</text:p>
          </table:table-cell>
          <table:table-cell table:formula="of:=[.H759]/[.A759]" office:value-type="float" office:value="0.994791666666667">
            <text:p>0.9947916667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692">
            <text:p>692</text:p>
          </table:table-cell>
          <table:table-cell table:formula="of:=[.B760]/[.A760]" office:value-type="float" office:value="0.997118155619596">
            <text:p>0.9971181556</text:p>
          </table:table-cell>
          <table:table-cell office:value-type="float" office:value="710">
            <text:p>710</text:p>
          </table:table-cell>
          <table:table-cell table:formula="of:=[.D760]/[.A760]" office:value-type="float" office:value="1.02305475504323">
            <text:p>1.023054755</text:p>
          </table:table-cell>
          <table:table-cell office:value-type="float" office:value="998">
            <text:p>998</text:p>
          </table:table-cell>
          <table:table-cell table:formula="of:=[.F760]/[.A760]" office:value-type="float" office:value="1.43804034582133">
            <text:p>1.4380403458</text:p>
          </table:table-cell>
          <table:table-cell office:value-type="float" office:value="702">
            <text:p>702</text:p>
          </table:table-cell>
          <table:table-cell table:formula="of:=[.H760]/[.A760]" office:value-type="float" office:value="1.01152737752161">
            <text:p>1.011527377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table:formula="of:=[.B761]/[.A761]" office:value-type="float" office:value="1.00625">
            <text:p>1.00625</text:p>
          </table:table-cell>
          <table:table-cell office:value-type="float" office:value="167">
            <text:p>167</text:p>
          </table:table-cell>
          <table:table-cell table:formula="of:=[.D761]/[.A761]" office:value-type="float" office:value="1.04375">
            <text:p>1.04375</text:p>
          </table:table-cell>
          <table:table-cell office:value-type="float" office:value="206">
            <text:p>206</text:p>
          </table:table-cell>
          <table:table-cell table:formula="of:=[.F761]/[.A761]" office:value-type="float" office:value="1.2875">
            <text:p>1.2875</text:p>
          </table:table-cell>
          <table:table-cell office:value-type="float" office:value="162">
            <text:p>162</text:p>
          </table:table-cell>
          <table:table-cell table:formula="of:=[.H761]/[.A761]" office:value-type="float" office:value="1.0125">
            <text:p>1.0125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321">
            <text:p>321</text:p>
          </table:table-cell>
          <table:table-cell table:formula="of:=[.B762]/[.A762]" office:value-type="float" office:value="1.01904761904762">
            <text:p>1.019047619</text:p>
          </table:table-cell>
          <table:table-cell office:value-type="float" office:value="325">
            <text:p>325</text:p>
          </table:table-cell>
          <table:table-cell table:formula="of:=[.D762]/[.A762]" office:value-type="float" office:value="1.03174603174603">
            <text:p>1.0317460317</text:p>
          </table:table-cell>
          <table:table-cell office:value-type="float" office:value="480">
            <text:p>480</text:p>
          </table:table-cell>
          <table:table-cell table:formula="of:=[.F762]/[.A762]" office:value-type="float" office:value="1.52380952380952">
            <text:p>1.5238095238</text:p>
          </table:table-cell>
          <table:table-cell office:value-type="float" office:value="321">
            <text:p>321</text:p>
          </table:table-cell>
          <table:table-cell table:formula="of:=[.H762]/[.A762]" office:value-type="float" office:value="1.01904761904762">
            <text:p>1.019047619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443">
            <text:p>443</text:p>
          </table:table-cell>
          <table:table-cell table:formula="of:=[.B763]/[.A763]" office:value-type="float" office:value="1.00681818181818">
            <text:p>1.0068181818</text:p>
          </table:table-cell>
          <table:table-cell office:value-type="float" office:value="443">
            <text:p>443</text:p>
          </table:table-cell>
          <table:table-cell table:formula="of:=[.D763]/[.A763]" office:value-type="float" office:value="1.00681818181818">
            <text:p>1.0068181818</text:p>
          </table:table-cell>
          <table:table-cell office:value-type="float" office:value="551">
            <text:p>551</text:p>
          </table:table-cell>
          <table:table-cell table:formula="of:=[.F763]/[.A763]" office:value-type="float" office:value="1.25227272727273">
            <text:p>1.2522727273</text:p>
          </table:table-cell>
          <table:table-cell office:value-type="float" office:value="449">
            <text:p>449</text:p>
          </table:table-cell>
          <table:table-cell table:formula="of:=[.H763]/[.A763]" office:value-type="float" office:value="1.02045454545455">
            <text:p>1.0204545455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482">
            <text:p>482</text:p>
          </table:table-cell>
          <table:table-cell table:formula="of:=[.B764]/[.A764]" office:value-type="float" office:value="1.01902748414376">
            <text:p>1.0190274841</text:p>
          </table:table-cell>
          <table:table-cell office:value-type="float" office:value="480">
            <text:p>480</text:p>
          </table:table-cell>
          <table:table-cell table:formula="of:=[.D764]/[.A764]" office:value-type="float" office:value="1.01479915433404">
            <text:p>1.0147991543</text:p>
          </table:table-cell>
          <table:table-cell office:value-type="float" office:value="533">
            <text:p>533</text:p>
          </table:table-cell>
          <table:table-cell table:formula="of:=[.F764]/[.A764]" office:value-type="float" office:value="1.12684989429175">
            <text:p>1.1268498943</text:p>
          </table:table-cell>
          <table:table-cell office:value-type="float" office:value="486">
            <text:p>486</text:p>
          </table:table-cell>
          <table:table-cell table:formula="of:=[.H764]/[.A764]" office:value-type="float" office:value="1.02748414376321">
            <text:p>1.0274841438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39">
            <text:p>339</text:p>
          </table:table-cell>
          <table:table-cell table:formula="of:=[.B765]/[.A765]" office:value-type="float" office:value="1.00295857988166">
            <text:p>1.0029585799</text:p>
          </table:table-cell>
          <table:table-cell office:value-type="float" office:value="342">
            <text:p>342</text:p>
          </table:table-cell>
          <table:table-cell table:formula="of:=[.D765]/[.A765]" office:value-type="float" office:value="1.01183431952663">
            <text:p>1.0118343195</text:p>
          </table:table-cell>
          <table:table-cell office:value-type="float" office:value="475">
            <text:p>475</text:p>
          </table:table-cell>
          <table:table-cell table:formula="of:=[.F765]/[.A765]" office:value-type="float" office:value="1.40532544378698">
            <text:p>1.4053254438</text:p>
          </table:table-cell>
          <table:table-cell office:value-type="float" office:value="343">
            <text:p>343</text:p>
          </table:table-cell>
          <table:table-cell table:formula="of:=[.H765]/[.A765]" office:value-type="float" office:value="1.01479289940828">
            <text:p>1.0147928994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378">
            <text:p>378</text:p>
          </table:table-cell>
          <table:table-cell table:formula="of:=[.B766]/[.A766]" office:value-type="float" office:value="1.01612903225806">
            <text:p>1.0161290323</text:p>
          </table:table-cell>
          <table:table-cell office:value-type="float" office:value="378">
            <text:p>378</text:p>
          </table:table-cell>
          <table:table-cell table:formula="of:=[.D766]/[.A766]" office:value-type="float" office:value="1.01612903225806">
            <text:p>1.0161290323</text:p>
          </table:table-cell>
          <table:table-cell office:value-type="float" office:value="517">
            <text:p>517</text:p>
          </table:table-cell>
          <table:table-cell table:formula="of:=[.F766]/[.A766]" office:value-type="float" office:value="1.38978494623656">
            <text:p>1.3897849462</text:p>
          </table:table-cell>
          <table:table-cell office:value-type="float" office:value="381">
            <text:p>381</text:p>
          </table:table-cell>
          <table:table-cell table:formula="of:=[.H766]/[.A766]" office:value-type="float" office:value="1.0241935483871">
            <text:p>1.0241935484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483">
            <text:p>483</text:p>
          </table:table-cell>
          <table:table-cell table:formula="of:=[.B767]/[.A767]" office:value-type="float" office:value="0.997933884297521">
            <text:p>0.9979338843</text:p>
          </table:table-cell>
          <table:table-cell office:value-type="float" office:value="484">
            <text:p>484</text:p>
          </table:table-cell>
          <table:table-cell table:formula="of:=[.D767]/[.A767]" office:value-type="float" office:value="1">
            <text:p>1</text:p>
          </table:table-cell>
          <table:table-cell office:value-type="float" office:value="613">
            <text:p>613</text:p>
          </table:table-cell>
          <table:table-cell table:formula="of:=[.F767]/[.A767]" office:value-type="float" office:value="1.26652892561983">
            <text:p>1.2665289256</text:p>
          </table:table-cell>
          <table:table-cell office:value-type="float" office:value="487">
            <text:p>487</text:p>
          </table:table-cell>
          <table:table-cell table:formula="of:=[.H767]/[.A767]" office:value-type="float" office:value="1.00619834710744">
            <text:p>1.0061983471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426">
            <text:p>426</text:p>
          </table:table-cell>
          <table:table-cell table:formula="of:=[.B768]/[.A768]" office:value-type="float" office:value="1.01670644391408">
            <text:p>1.0167064439</text:p>
          </table:table-cell>
          <table:table-cell office:value-type="float" office:value="423">
            <text:p>423</text:p>
          </table:table-cell>
          <table:table-cell table:formula="of:=[.D768]/[.A768]" office:value-type="float" office:value="1.00954653937948">
            <text:p>1.0095465394</text:p>
          </table:table-cell>
          <table:table-cell office:value-type="float" office:value="391">
            <text:p>391</text:p>
          </table:table-cell>
          <table:table-cell table:formula="of:=[.F768]/[.A768]" office:value-type="float" office:value="0.933174224343675">
            <text:p>0.9331742243</text:p>
          </table:table-cell>
          <table:table-cell office:value-type="float" office:value="424">
            <text:p>424</text:p>
          </table:table-cell>
          <table:table-cell table:formula="of:=[.H768]/[.A768]" office:value-type="float" office:value="1.01193317422434">
            <text:p>1.0119331742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567">
            <text:p>567</text:p>
          </table:table-cell>
          <table:table-cell table:formula="of:=[.B769]/[.A769]" office:value-type="float" office:value="1.01069518716578">
            <text:p>1.0106951872</text:p>
          </table:table-cell>
          <table:table-cell office:value-type="float" office:value="580">
            <text:p>580</text:p>
          </table:table-cell>
          <table:table-cell table:formula="of:=[.D769]/[.A769]" office:value-type="float" office:value="1.03386809269162">
            <text:p>1.0338680927</text:p>
          </table:table-cell>
          <table:table-cell office:value-type="float" office:value="649">
            <text:p>649</text:p>
          </table:table-cell>
          <table:table-cell table:formula="of:=[.F769]/[.A769]" office:value-type="float" office:value="1.15686274509804">
            <text:p>1.1568627451</text:p>
          </table:table-cell>
          <table:table-cell office:value-type="float" office:value="566">
            <text:p>566</text:p>
          </table:table-cell>
          <table:table-cell table:formula="of:=[.H769]/[.A769]" office:value-type="float" office:value="1.00891265597148">
            <text:p>1.008912656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58">
            <text:p>358</text:p>
          </table:table-cell>
          <table:table-cell table:formula="of:=[.B770]/[.A770]" office:value-type="float" office:value="1.00561797752809">
            <text:p>1.0056179775</text:p>
          </table:table-cell>
          <table:table-cell office:value-type="float" office:value="359">
            <text:p>359</text:p>
          </table:table-cell>
          <table:table-cell table:formula="of:=[.D770]/[.A770]" office:value-type="float" office:value="1.00842696629213">
            <text:p>1.0084269663</text:p>
          </table:table-cell>
          <table:table-cell office:value-type="float" office:value="397">
            <text:p>397</text:p>
          </table:table-cell>
          <table:table-cell table:formula="of:=[.F770]/[.A770]" office:value-type="float" office:value="1.11516853932584">
            <text:p>1.1151685393</text:p>
          </table:table-cell>
          <table:table-cell office:value-type="float" office:value="359">
            <text:p>359</text:p>
          </table:table-cell>
          <table:table-cell table:formula="of:=[.H770]/[.A770]" office:value-type="float" office:value="1.00842696629213">
            <text:p>1.008426966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377">
            <text:p>377</text:p>
          </table:table-cell>
          <table:table-cell table:formula="of:=[.B771]/[.A771]" office:value-type="float" office:value="1.01072386058981">
            <text:p>1.0107238606</text:p>
          </table:table-cell>
          <table:table-cell office:value-type="float" office:value="375">
            <text:p>375</text:p>
          </table:table-cell>
          <table:table-cell table:formula="of:=[.D771]/[.A771]" office:value-type="float" office:value="1.00536193029491">
            <text:p>1.0053619303</text:p>
          </table:table-cell>
          <table:table-cell office:value-type="float" office:value="471">
            <text:p>471</text:p>
          </table:table-cell>
          <table:table-cell table:formula="of:=[.F771]/[.A771]" office:value-type="float" office:value="1.2627345844504">
            <text:p>1.2627345845</text:p>
          </table:table-cell>
          <table:table-cell office:value-type="float" office:value="377">
            <text:p>377</text:p>
          </table:table-cell>
          <table:table-cell table:formula="of:=[.H771]/[.A771]" office:value-type="float" office:value="1.01072386058981">
            <text:p>1.0107238606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32">
            <text:p>332</text:p>
          </table:table-cell>
          <table:table-cell table:formula="of:=[.B772]/[.A772]" office:value-type="float" office:value="1.00606060606061">
            <text:p>1.0060606061</text:p>
          </table:table-cell>
          <table:table-cell office:value-type="float" office:value="326">
            <text:p>326</text:p>
          </table:table-cell>
          <table:table-cell table:formula="of:=[.D772]/[.A772]" office:value-type="float" office:value="0.987878787878788">
            <text:p>0.9878787879</text:p>
          </table:table-cell>
          <table:table-cell office:value-type="float" office:value="475">
            <text:p>475</text:p>
          </table:table-cell>
          <table:table-cell table:formula="of:=[.F772]/[.A772]" office:value-type="float" office:value="1.43939393939394">
            <text:p>1.4393939394</text:p>
          </table:table-cell>
          <table:table-cell office:value-type="float" office:value="331">
            <text:p>331</text:p>
          </table:table-cell>
          <table:table-cell table:formula="of:=[.H772]/[.A772]" office:value-type="float" office:value="1.0030303030303">
            <text:p>1.003030303</text:p>
          </table:table-cell>
        </table:table-row>
        <table:table-row table:style-name="ro1">
          <table:table-cell table:number-columns-repeated="2" office:value-type="float" office:value="201">
            <text:p>201</text:p>
          </table:table-cell>
          <table:table-cell table:formula="of:=[.B773]/[.A773]" office:value-type="float" office:value="1">
            <text:p>1</text:p>
          </table:table-cell>
          <table:table-cell office:value-type="float" office:value="205">
            <text:p>205</text:p>
          </table:table-cell>
          <table:table-cell table:formula="of:=[.D773]/[.A773]" office:value-type="float" office:value="1.01990049751244">
            <text:p>1.0199004975</text:p>
          </table:table-cell>
          <table:table-cell office:value-type="float" office:value="305">
            <text:p>305</text:p>
          </table:table-cell>
          <table:table-cell table:formula="of:=[.F773]/[.A773]" office:value-type="float" office:value="1.51741293532338">
            <text:p>1.5174129353</text:p>
          </table:table-cell>
          <table:table-cell office:value-type="float" office:value="201">
            <text:p>201</text:p>
          </table:table-cell>
          <table:table-cell table:formula="of:=[.H773]/[.A773]" office:value-type="float" office:value="1">
            <text:p>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07">
            <text:p>307</text:p>
          </table:table-cell>
          <table:table-cell table:formula="of:=[.B774]/[.A774]" office:value-type="float" office:value="0.996753246753247">
            <text:p>0.9967532468</text:p>
          </table:table-cell>
          <table:table-cell office:value-type="float" office:value="312">
            <text:p>312</text:p>
          </table:table-cell>
          <table:table-cell table:formula="of:=[.D774]/[.A774]" office:value-type="float" office:value="1.01298701298701">
            <text:p>1.012987013</text:p>
          </table:table-cell>
          <table:table-cell office:value-type="float" office:value="444">
            <text:p>444</text:p>
          </table:table-cell>
          <table:table-cell table:formula="of:=[.F774]/[.A774]" office:value-type="float" office:value="1.44155844155844">
            <text:p>1.4415584416</text:p>
          </table:table-cell>
          <table:table-cell office:value-type="float" office:value="314">
            <text:p>314</text:p>
          </table:table-cell>
          <table:table-cell table:formula="of:=[.H774]/[.A774]" office:value-type="float" office:value="1.01948051948052">
            <text:p>1.0194805195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42">
            <text:p>342</text:p>
          </table:table-cell>
          <table:table-cell table:formula="of:=[.B775]/[.A775]" office:value-type="float" office:value="1.00293255131965">
            <text:p>1.0029325513</text:p>
          </table:table-cell>
          <table:table-cell office:value-type="float" office:value="349">
            <text:p>349</text:p>
          </table:table-cell>
          <table:table-cell table:formula="of:=[.D775]/[.A775]" office:value-type="float" office:value="1.02346041055718">
            <text:p>1.0234604106</text:p>
          </table:table-cell>
          <table:table-cell office:value-type="float" office:value="374">
            <text:p>374</text:p>
          </table:table-cell>
          <table:table-cell table:formula="of:=[.F775]/[.A775]" office:value-type="float" office:value="1.09677419354839">
            <text:p>1.0967741935</text:p>
          </table:table-cell>
          <table:table-cell office:value-type="float" office:value="341">
            <text:p>341</text:p>
          </table:table-cell>
          <table:table-cell table:formula="of:=[.H775]/[.A775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5">
            <text:p>15</text:p>
          </table:table-cell>
          <table:table-cell table:formula="of:=[.B776]/[.A776]"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D776]/[.A776]" office:value-type="float" office:value="1.06666666666667">
            <text:p>1.0666666667</text:p>
          </table:table-cell>
          <table:table-cell office:value-type="float" office:value="21">
            <text:p>21</text:p>
          </table:table-cell>
          <table:table-cell table:formula="of:=[.F776]/[.A776]" office:value-type="float" office:value="1.4">
            <text:p>1.4</text:p>
          </table:table-cell>
          <table:table-cell office:value-type="float" office:value="15">
            <text:p>15</text:p>
          </table:table-cell>
          <table:table-cell table:formula="of:=[.H776]/[.A776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62">
            <text:p>162</text:p>
          </table:table-cell>
          <table:table-cell table:formula="of:=[.B777]/[.A777]" office:value-type="float" office:value="1">
            <text:p>1</text:p>
          </table:table-cell>
          <table:table-cell office:value-type="float" office:value="167">
            <text:p>167</text:p>
          </table:table-cell>
          <table:table-cell table:formula="of:=[.D777]/[.A777]" office:value-type="float" office:value="1.03086419753086">
            <text:p>1.0308641975</text:p>
          </table:table-cell>
          <table:table-cell office:value-type="float" office:value="200">
            <text:p>200</text:p>
          </table:table-cell>
          <table:table-cell table:formula="of:=[.F777]/[.A777]" office:value-type="float" office:value="1.23456790123457">
            <text:p>1.2345679012</text:p>
          </table:table-cell>
          <table:table-cell office:value-type="float" office:value="163">
            <text:p>163</text:p>
          </table:table-cell>
          <table:table-cell table:formula="of:=[.H777]/[.A777]" office:value-type="float" office:value="1.00617283950617">
            <text:p>1.0061728395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48">
            <text:p>348</text:p>
          </table:table-cell>
          <table:table-cell table:formula="of:=[.B778]/[.A778]" office:value-type="float" office:value="1.00869565217391">
            <text:p>1.0086956522</text:p>
          </table:table-cell>
          <table:table-cell office:value-type="float" office:value="350">
            <text:p>350</text:p>
          </table:table-cell>
          <table:table-cell table:formula="of:=[.D778]/[.A778]" office:value-type="float" office:value="1.01449275362319">
            <text:p>1.0144927536</text:p>
          </table:table-cell>
          <table:table-cell office:value-type="float" office:value="444">
            <text:p>444</text:p>
          </table:table-cell>
          <table:table-cell table:formula="of:=[.F778]/[.A778]" office:value-type="float" office:value="1.28695652173913">
            <text:p>1.2869565217</text:p>
          </table:table-cell>
          <table:table-cell office:value-type="float" office:value="346">
            <text:p>346</text:p>
          </table:table-cell>
          <table:table-cell table:formula="of:=[.H778]/[.A778]" office:value-type="float" office:value="1.00289855072464">
            <text:p>1.0028985507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393">
            <text:p>393</text:p>
          </table:table-cell>
          <table:table-cell table:formula="of:=[.B779]/[.A779]" office:value-type="float" office:value="1.00255102040816">
            <text:p>1.0025510204</text:p>
          </table:table-cell>
          <table:table-cell office:value-type="float" office:value="404">
            <text:p>404</text:p>
          </table:table-cell>
          <table:table-cell table:formula="of:=[.D779]/[.A779]" office:value-type="float" office:value="1.03061224489796">
            <text:p>1.0306122449</text:p>
          </table:table-cell>
          <table:table-cell office:value-type="float" office:value="478">
            <text:p>478</text:p>
          </table:table-cell>
          <table:table-cell table:formula="of:=[.F779]/[.A779]" office:value-type="float" office:value="1.21938775510204">
            <text:p>1.2193877551</text:p>
          </table:table-cell>
          <table:table-cell office:value-type="float" office:value="397">
            <text:p>397</text:p>
          </table:table-cell>
          <table:table-cell table:formula="of:=[.H779]/[.A779]" office:value-type="float" office:value="1.01275510204082">
            <text:p>1.012755102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794">
            <text:p>794</text:p>
          </table:table-cell>
          <table:table-cell table:formula="of:=[.B780]/[.A780]" office:value-type="float" office:value="1.00252525252525">
            <text:p>1.0025252525</text:p>
          </table:table-cell>
          <table:table-cell office:value-type="float" office:value="806">
            <text:p>806</text:p>
          </table:table-cell>
          <table:table-cell table:formula="of:=[.D780]/[.A780]" office:value-type="float" office:value="1.01767676767677">
            <text:p>1.0176767677</text:p>
          </table:table-cell>
          <table:table-cell office:value-type="float" office:value="978">
            <text:p>978</text:p>
          </table:table-cell>
          <table:table-cell table:formula="of:=[.F780]/[.A780]" office:value-type="float" office:value="1.23484848484848">
            <text:p>1.2348484848</text:p>
          </table:table-cell>
          <table:table-cell office:value-type="float" office:value="795">
            <text:p>795</text:p>
          </table:table-cell>
          <table:table-cell table:formula="of:=[.H780]/[.A780]" office:value-type="float" office:value="1.00378787878788">
            <text:p>1.0037878788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390">
            <text:p>390</text:p>
          </table:table-cell>
          <table:table-cell table:formula="of:=[.B781]/[.A781]" office:value-type="float" office:value="1.01298701298701">
            <text:p>1.012987013</text:p>
          </table:table-cell>
          <table:table-cell office:value-type="float" office:value="395">
            <text:p>395</text:p>
          </table:table-cell>
          <table:table-cell table:formula="of:=[.D781]/[.A781]" office:value-type="float" office:value="1.02597402597403">
            <text:p>1.025974026</text:p>
          </table:table-cell>
          <table:table-cell office:value-type="float" office:value="383">
            <text:p>383</text:p>
          </table:table-cell>
          <table:table-cell table:formula="of:=[.F781]/[.A781]" office:value-type="float" office:value="0.994805194805195">
            <text:p>0.9948051948</text:p>
          </table:table-cell>
          <table:table-cell office:value-type="float" office:value="390">
            <text:p>390</text:p>
          </table:table-cell>
          <table:table-cell table:formula="of:=[.H781]/[.A781]" office:value-type="float" office:value="1.01298701298701">
            <text:p>1.012987013</text:p>
          </table:table-cell>
        </table:table-row>
        <table:table-row table:style-name="ro1">
          <table:table-cell table:number-columns-repeated="2" office:value-type="float" office:value="419">
            <text:p>419</text:p>
          </table:table-cell>
          <table:table-cell table:formula="of:=[.B782]/[.A782]" office:value-type="float" office:value="1">
            <text:p>1</text:p>
          </table:table-cell>
          <table:table-cell office:value-type="float" office:value="423">
            <text:p>423</text:p>
          </table:table-cell>
          <table:table-cell table:formula="of:=[.D782]/[.A782]" office:value-type="float" office:value="1.00954653937948">
            <text:p>1.0095465394</text:p>
          </table:table-cell>
          <table:table-cell office:value-type="float" office:value="484">
            <text:p>484</text:p>
          </table:table-cell>
          <table:table-cell table:formula="of:=[.F782]/[.A782]" office:value-type="float" office:value="1.15513126491647">
            <text:p>1.1551312649</text:p>
          </table:table-cell>
          <table:table-cell office:value-type="float" office:value="433">
            <text:p>433</text:p>
          </table:table-cell>
          <table:table-cell table:formula="of:=[.H782]/[.A782]" office:value-type="float" office:value="1.03341288782816">
            <text:p>1.033412887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table:formula="of:=[.B783]/[.A783]" office:value-type="float" office:value="1.01910828025478">
            <text:p>1.0191082803</text:p>
          </table:table-cell>
          <table:table-cell office:value-type="float" office:value="163">
            <text:p>163</text:p>
          </table:table-cell>
          <table:table-cell table:formula="of:=[.D783]/[.A783]" office:value-type="float" office:value="1.03821656050955">
            <text:p>1.0382165605</text:p>
          </table:table-cell>
          <table:table-cell office:value-type="float" office:value="177">
            <text:p>177</text:p>
          </table:table-cell>
          <table:table-cell table:formula="of:=[.F783]/[.A783]" office:value-type="float" office:value="1.12738853503185">
            <text:p>1.127388535</text:p>
          </table:table-cell>
          <table:table-cell office:value-type="float" office:value="163">
            <text:p>163</text:p>
          </table:table-cell>
          <table:table-cell table:formula="of:=[.H783]/[.A783]" office:value-type="float" office:value="1.03821656050955">
            <text:p>1.0382165605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8">
            <text:p>258</text:p>
          </table:table-cell>
          <table:table-cell table:formula="of:=[.B784]/[.A784]" office:value-type="float" office:value="1.00389105058366">
            <text:p>1.0038910506</text:p>
          </table:table-cell>
          <table:table-cell office:value-type="float" office:value="266">
            <text:p>266</text:p>
          </table:table-cell>
          <table:table-cell table:formula="of:=[.D784]/[.A784]" office:value-type="float" office:value="1.03501945525292">
            <text:p>1.0350194553</text:p>
          </table:table-cell>
          <table:table-cell office:value-type="float" office:value="285">
            <text:p>285</text:p>
          </table:table-cell>
          <table:table-cell table:formula="of:=[.F784]/[.A784]" office:value-type="float" office:value="1.10894941634241">
            <text:p>1.1089494163</text:p>
          </table:table-cell>
          <table:table-cell office:value-type="float" office:value="262">
            <text:p>262</text:p>
          </table:table-cell>
          <table:table-cell table:formula="of:=[.H784]/[.A784]" office:value-type="float" office:value="1.01945525291829">
            <text:p>1.019455252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84">
            <text:p>284</text:p>
          </table:table-cell>
          <table:table-cell table:formula="of:=[.B785]/[.A785]" office:value-type="float" office:value="1.00709219858156">
            <text:p>1.0070921986</text:p>
          </table:table-cell>
          <table:table-cell office:value-type="float" office:value="293">
            <text:p>293</text:p>
          </table:table-cell>
          <table:table-cell table:formula="of:=[.D785]/[.A785]" office:value-type="float" office:value="1.03900709219858">
            <text:p>1.0390070922</text:p>
          </table:table-cell>
          <table:table-cell office:value-type="float" office:value="360">
            <text:p>360</text:p>
          </table:table-cell>
          <table:table-cell table:formula="of:=[.F785]/[.A785]" office:value-type="float" office:value="1.27659574468085">
            <text:p>1.2765957447</text:p>
          </table:table-cell>
          <table:table-cell office:value-type="float" office:value="292">
            <text:p>292</text:p>
          </table:table-cell>
          <table:table-cell table:formula="of:=[.H785]/[.A785]" office:value-type="float" office:value="1.0354609929078">
            <text:p>1.0354609929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508">
            <text:p>508</text:p>
          </table:table-cell>
          <table:table-cell table:formula="of:=[.B786]/[.A786]" office:value-type="float" office:value="1.02834008097166">
            <text:p>1.028340081</text:p>
          </table:table-cell>
          <table:table-cell office:value-type="float" office:value="507">
            <text:p>507</text:p>
          </table:table-cell>
          <table:table-cell table:formula="of:=[.D786]/[.A786]" office:value-type="float" office:value="1.02631578947368">
            <text:p>1.0263157895</text:p>
          </table:table-cell>
          <table:table-cell office:value-type="float" office:value="562">
            <text:p>562</text:p>
          </table:table-cell>
          <table:table-cell table:formula="of:=[.F786]/[.A786]" office:value-type="float" office:value="1.13765182186235">
            <text:p>1.1376518219</text:p>
          </table:table-cell>
          <table:table-cell office:value-type="float" office:value="503">
            <text:p>503</text:p>
          </table:table-cell>
          <table:table-cell table:formula="of:=[.H786]/[.A786]" office:value-type="float" office:value="1.01821862348178">
            <text:p>1.0182186235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table:formula="of:=[.B787]/[.A787]" office:value-type="float" office:value="0.994974874371859">
            <text:p>0.9949748744</text:p>
          </table:table-cell>
          <table:table-cell office:value-type="float" office:value="196">
            <text:p>196</text:p>
          </table:table-cell>
          <table:table-cell table:formula="of:=[.D787]/[.A787]" office:value-type="float" office:value="0.984924623115578">
            <text:p>0.9849246231</text:p>
          </table:table-cell>
          <table:table-cell office:value-type="float" office:value="199">
            <text:p>199</text:p>
          </table:table-cell>
          <table:table-cell table:formula="of:=[.F787]/[.A787]" office:value-type="float" office:value="1">
            <text:p>1</text:p>
          </table:table-cell>
          <table:table-cell office:value-type="float" office:value="197">
            <text:p>197</text:p>
          </table:table-cell>
          <table:table-cell table:formula="of:=[.H787]/[.A787]" office:value-type="float" office:value="0.989949748743718">
            <text:p>0.9899497487</text:p>
          </table:table-cell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formula="of:=[.B788]/[.A788]" office:value-type="float" office:value="1">
            <text:p>1</text:p>
          </table:table-cell>
          <table:table-cell office:value-type="float" office:value="73">
            <text:p>73</text:p>
          </table:table-cell>
          <table:table-cell table:formula="of:=[.D788]/[.A788]" office:value-type="float" office:value="1.04285714285714">
            <text:p>1.0428571429</text:p>
          </table:table-cell>
          <table:table-cell office:value-type="float" office:value="70">
            <text:p>70</text:p>
          </table:table-cell>
          <table:table-cell table:formula="of:=[.F788]/[.A788]" office:value-type="float" office:value="1">
            <text:p>1</text:p>
          </table:table-cell>
          <table:table-cell office:value-type="float" office:value="72">
            <text:p>72</text:p>
          </table:table-cell>
          <table:table-cell table:formula="of:=[.H788]/[.A788]" office:value-type="float" office:value="1.02857142857143">
            <text:p>1.0285714286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table:formula="of:=[.B789]/[.A789]" office:value-type="float" office:value="1.00425531914894">
            <text:p>1.0042553191</text:p>
          </table:table-cell>
          <table:table-cell office:value-type="float" office:value="236">
            <text:p>236</text:p>
          </table:table-cell>
          <table:table-cell table:formula="of:=[.D789]/[.A789]" office:value-type="float" office:value="1.00425531914894">
            <text:p>1.0042553191</text:p>
          </table:table-cell>
          <table:table-cell office:value-type="float" office:value="270">
            <text:p>270</text:p>
          </table:table-cell>
          <table:table-cell table:formula="of:=[.F789]/[.A789]" office:value-type="float" office:value="1.14893617021277">
            <text:p>1.1489361702</text:p>
          </table:table-cell>
          <table:table-cell office:value-type="float" office:value="240">
            <text:p>240</text:p>
          </table:table-cell>
          <table:table-cell table:formula="of:=[.H789]/[.A789]" office:value-type="float" office:value="1.02127659574468">
            <text:p>1.0212765957</text:p>
          </table:table-cell>
        </table:table-row>
        <table:table-row table:style-name="ro1">
          <table:table-cell table:number-columns-repeated="2" office:value-type="float" office:value="217">
            <text:p>217</text:p>
          </table:table-cell>
          <table:table-cell table:formula="of:=[.B790]/[.A790]" office:value-type="float" office:value="1">
            <text:p>1</text:p>
          </table:table-cell>
          <table:table-cell office:value-type="float" office:value="221">
            <text:p>221</text:p>
          </table:table-cell>
          <table:table-cell table:formula="of:=[.D790]/[.A790]" office:value-type="float" office:value="1.0184331797235">
            <text:p>1.0184331797</text:p>
          </table:table-cell>
          <table:table-cell office:value-type="float" office:value="290">
            <text:p>290</text:p>
          </table:table-cell>
          <table:table-cell table:formula="of:=[.F790]/[.A790]" office:value-type="float" office:value="1.33640552995392">
            <text:p>1.33640553</text:p>
          </table:table-cell>
          <table:table-cell office:value-type="float" office:value="219">
            <text:p>219</text:p>
          </table:table-cell>
          <table:table-cell table:formula="of:=[.H790]/[.A790]" office:value-type="float" office:value="1.00921658986175">
            <text:p>1.0092165899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35">
            <text:p>135</text:p>
          </table:table-cell>
          <table:table-cell table:formula="of:=[.B791]/[.A791]" office:value-type="float" office:value="1.02272727272727">
            <text:p>1.0227272727</text:p>
          </table:table-cell>
          <table:table-cell office:value-type="float" office:value="135">
            <text:p>135</text:p>
          </table:table-cell>
          <table:table-cell table:formula="of:=[.D791]/[.A791]" office:value-type="float" office:value="1.02272727272727">
            <text:p>1.0227272727</text:p>
          </table:table-cell>
          <table:table-cell office:value-type="float" office:value="136">
            <text:p>136</text:p>
          </table:table-cell>
          <table:table-cell table:formula="of:=[.F791]/[.A791]" office:value-type="float" office:value="1.03030303030303">
            <text:p>1.0303030303</text:p>
          </table:table-cell>
          <table:table-cell office:value-type="float" office:value="135">
            <text:p>135</text:p>
          </table:table-cell>
          <table:table-cell table:formula="of:=[.H791]/[.A791]" office:value-type="float" office:value="1.02272727272727">
            <text:p>1.0227272727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61">
            <text:p>261</text:p>
          </table:table-cell>
          <table:table-cell table:formula="of:=[.B792]/[.A792]" office:value-type="float" office:value="1.01556420233463">
            <text:p>1.0155642023</text:p>
          </table:table-cell>
          <table:table-cell office:value-type="float" office:value="259">
            <text:p>259</text:p>
          </table:table-cell>
          <table:table-cell table:formula="of:=[.D792]/[.A792]" office:value-type="float" office:value="1.00778210116732">
            <text:p>1.0077821012</text:p>
          </table:table-cell>
          <table:table-cell office:value-type="float" office:value="422">
            <text:p>422</text:p>
          </table:table-cell>
          <table:table-cell table:formula="of:=[.F792]/[.A792]" office:value-type="float" office:value="1.6420233463035">
            <text:p>1.6420233463</text:p>
          </table:table-cell>
          <table:table-cell office:value-type="float" office:value="261">
            <text:p>261</text:p>
          </table:table-cell>
          <table:table-cell table:formula="of:=[.H792]/[.A792]" office:value-type="float" office:value="1.01556420233463">
            <text:p>1.015564202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5">
            <text:p>245</text:p>
          </table:table-cell>
          <table:table-cell table:formula="of:=[.B793]/[.A793]" office:value-type="float" office:value="1.0082304526749">
            <text:p>1.0082304527</text:p>
          </table:table-cell>
          <table:table-cell office:value-type="float" office:value="245">
            <text:p>245</text:p>
          </table:table-cell>
          <table:table-cell table:formula="of:=[.D793]/[.A793]" office:value-type="float" office:value="1.0082304526749">
            <text:p>1.0082304527</text:p>
          </table:table-cell>
          <table:table-cell office:value-type="float" office:value="369">
            <text:p>369</text:p>
          </table:table-cell>
          <table:table-cell table:formula="of:=[.F793]/[.A793]" office:value-type="float" office:value="1.51851851851852">
            <text:p>1.5185185185</text:p>
          </table:table-cell>
          <table:table-cell office:value-type="float" office:value="246">
            <text:p>246</text:p>
          </table:table-cell>
          <table:table-cell table:formula="of:=[.H793]/[.A793]" office:value-type="float" office:value="1.01234567901235">
            <text:p>1.012345679</text:p>
          </table:table-cell>
        </table:table-row>
        <table:table-row table:style-name="ro1">
          <table:table-cell table:number-columns-repeated="2" office:value-type="float" office:value="134">
            <text:p>134</text:p>
          </table:table-cell>
          <table:table-cell table:formula="of:=[.B794]/[.A794]" office:value-type="float" office:value="1">
            <text:p>1</text:p>
          </table:table-cell>
          <table:table-cell office:value-type="float" office:value="135">
            <text:p>135</text:p>
          </table:table-cell>
          <table:table-cell table:formula="of:=[.D794]/[.A794]" office:value-type="float" office:value="1.00746268656716">
            <text:p>1.0074626866</text:p>
          </table:table-cell>
          <table:table-cell office:value-type="float" office:value="133">
            <text:p>133</text:p>
          </table:table-cell>
          <table:table-cell table:formula="of:=[.F794]/[.A794]" office:value-type="float" office:value="0.992537313432836">
            <text:p>0.9925373134</text:p>
          </table:table-cell>
          <table:table-cell office:value-type="float" office:value="137">
            <text:p>137</text:p>
          </table:table-cell>
          <table:table-cell table:formula="of:=[.H794]/[.A794]" office:value-type="float" office:value="1.02238805970149">
            <text:p>1.0223880597</text:p>
          </table:table-cell>
        </table:table-row>
        <table:table-row table:style-name="ro1">
          <table:table-cell table:number-columns-repeated="2" office:value-type="float" office:value="159">
            <text:p>159</text:p>
          </table:table-cell>
          <table:table-cell table:formula="of:=[.B795]/[.A795]" office:value-type="float" office:value="1">
            <text:p>1</text:p>
          </table:table-cell>
          <table:table-cell office:value-type="float" office:value="158">
            <text:p>158</text:p>
          </table:table-cell>
          <table:table-cell table:formula="of:=[.D795]/[.A795]" office:value-type="float" office:value="0.993710691823899">
            <text:p>0.9937106918</text:p>
          </table:table-cell>
          <table:table-cell office:value-type="float" office:value="161">
            <text:p>161</text:p>
          </table:table-cell>
          <table:table-cell table:formula="of:=[.F795]/[.A795]" office:value-type="float" office:value="1.0125786163522">
            <text:p>1.0125786164</text:p>
          </table:table-cell>
          <table:table-cell office:value-type="float" office:value="160">
            <text:p>160</text:p>
          </table:table-cell>
          <table:table-cell table:formula="of:=[.H795]/[.A795]" office:value-type="float" office:value="1.0062893081761">
            <text:p>1.006289308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36">
            <text:p>136</text:p>
          </table:table-cell>
          <table:table-cell table:formula="of:=[.B796]/[.A796]" office:value-type="float" office:value="0.925170068027211">
            <text:p>0.925170068</text:p>
          </table:table-cell>
          <table:table-cell office:value-type="float" office:value="137">
            <text:p>137</text:p>
          </table:table-cell>
          <table:table-cell table:formula="of:=[.D796]/[.A796]" office:value-type="float" office:value="0.931972789115646">
            <text:p>0.9319727891</text:p>
          </table:table-cell>
          <table:table-cell office:value-type="float" office:value="145">
            <text:p>145</text:p>
          </table:table-cell>
          <table:table-cell table:formula="of:=[.F796]/[.A796]" office:value-type="float" office:value="0.986394557823129">
            <text:p>0.9863945578</text:p>
          </table:table-cell>
          <table:table-cell office:value-type="float" office:value="139">
            <text:p>139</text:p>
          </table:table-cell>
          <table:table-cell table:formula="of:=[.H796]/[.A796]" office:value-type="float" office:value="0.945578231292517">
            <text:p>0.945578231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table:formula="of:=[.B797]/[.A797]" office:value-type="float" office:value="0.991071428571429">
            <text:p>0.9910714286</text:p>
          </table:table-cell>
          <table:table-cell office:value-type="float" office:value="110">
            <text:p>110</text:p>
          </table:table-cell>
          <table:table-cell table:formula="of:=[.D797]/[.A797]" office:value-type="float" office:value="0.982142857142857">
            <text:p>0.9821428571</text:p>
          </table:table-cell>
          <table:table-cell office:value-type="float" office:value="132">
            <text:p>132</text:p>
          </table:table-cell>
          <table:table-cell table:formula="of:=[.F797]/[.A797]" office:value-type="float" office:value="1.17857142857143">
            <text:p>1.1785714286</text:p>
          </table:table-cell>
          <table:table-cell office:value-type="float" office:value="113">
            <text:p>113</text:p>
          </table:table-cell>
          <table:table-cell table:formula="of:=[.H797]/[.A797]" office:value-type="float" office:value="1.00892857142857">
            <text:p>1.008928571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table:formula="of:=[.B798]/[.A798]" office:value-type="float" office:value="1.02702702702703">
            <text:p>1.027027027</text:p>
          </table:table-cell>
          <table:table-cell office:value-type="float" office:value="148">
            <text:p>148</text:p>
          </table:table-cell>
          <table:table-cell table:formula="of:=[.D798]/[.A798]" office:value-type="float" office:value="1">
            <text:p>1</text:p>
          </table:table-cell>
          <table:table-cell office:value-type="float" office:value="165">
            <text:p>165</text:p>
          </table:table-cell>
          <table:table-cell table:formula="of:=[.F798]/[.A798]" office:value-type="float" office:value="1.11486486486487">
            <text:p>1.1148648649</text:p>
          </table:table-cell>
          <table:table-cell office:value-type="float" office:value="147">
            <text:p>147</text:p>
          </table:table-cell>
          <table:table-cell table:formula="of:=[.H798]/[.A798]" office:value-type="float" office:value="0.993243243243243">
            <text:p>0.993243243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4">
            <text:p>134</text:p>
          </table:table-cell>
          <table:table-cell table:formula="of:=[.B799]/[.A799]" office:value-type="float" office:value="0.985294117647059">
            <text:p>0.9852941176</text:p>
          </table:table-cell>
          <table:table-cell office:value-type="float" office:value="137">
            <text:p>137</text:p>
          </table:table-cell>
          <table:table-cell table:formula="of:=[.D799]/[.A799]" office:value-type="float" office:value="1.00735294117647">
            <text:p>1.0073529412</text:p>
          </table:table-cell>
          <table:table-cell office:value-type="float" office:value="137">
            <text:p>137</text:p>
          </table:table-cell>
          <table:table-cell table:formula="of:=[.F799]/[.A799]" office:value-type="float" office:value="1.00735294117647">
            <text:p>1.0073529412</text:p>
          </table:table-cell>
          <table:table-cell office:value-type="float" office:value="139">
            <text:p>139</text:p>
          </table:table-cell>
          <table:table-cell table:formula="of:=[.H799]/[.A799]" office:value-type="float" office:value="1.02205882352941">
            <text:p>1.0220588235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975">
            <text:p>975</text:p>
          </table:table-cell>
          <table:table-cell table:formula="of:=[.B800]/[.A800]" office:value-type="float" office:value="1.00827300930714">
            <text:p>1.0082730093</text:p>
          </table:table-cell>
          <table:table-cell office:value-type="float" office:value="980">
            <text:p>980</text:p>
          </table:table-cell>
          <table:table-cell table:formula="of:=[.D800]/[.A800]" office:value-type="float" office:value="1.0134436401241">
            <text:p>1.0134436401</text:p>
          </table:table-cell>
          <table:table-cell office:value-type="float" office:value="1210">
            <text:p>1210</text:p>
          </table:table-cell>
          <table:table-cell table:formula="of:=[.F800]/[.A800]" office:value-type="float" office:value="1.25129265770424">
            <text:p>1.2512926577</text:p>
          </table:table-cell>
          <table:table-cell office:value-type="float" office:value="977">
            <text:p>977</text:p>
          </table:table-cell>
          <table:table-cell table:formula="of:=[.H800]/[.A800]" office:value-type="float" office:value="1.01034126163392">
            <text:p>1.010341261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table:formula="of:=[.B801]/[.A801]" office:value-type="float" office:value="1.00602409638554">
            <text:p>1.0060240964</text:p>
          </table:table-cell>
          <table:table-cell office:value-type="float" office:value="173">
            <text:p>173</text:p>
          </table:table-cell>
          <table:table-cell table:formula="of:=[.D801]/[.A801]" office:value-type="float" office:value="1.0421686746988">
            <text:p>1.0421686747</text:p>
          </table:table-cell>
          <table:table-cell office:value-type="float" office:value="262">
            <text:p>262</text:p>
          </table:table-cell>
          <table:table-cell table:formula="of:=[.F801]/[.A801]" office:value-type="float" office:value="1.57831325301205">
            <text:p>1.578313253</text:p>
          </table:table-cell>
          <table:table-cell office:value-type="float" office:value="168">
            <text:p>168</text:p>
          </table:table-cell>
          <table:table-cell table:formula="of:=[.H801]/[.A801]" office:value-type="float" office:value="1.01204819277108">
            <text:p>1.0120481928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table:formula="of:=[.B802]/[.A802]" office:value-type="float" office:value="0.971428571428571">
            <text:p>0.9714285714</text:p>
          </table:table-cell>
          <table:table-cell office:value-type="float" office:value="103">
            <text:p>103</text:p>
          </table:table-cell>
          <table:table-cell table:formula="of:=[.D802]/[.A802]" office:value-type="float" office:value="0.980952380952381">
            <text:p>0.980952381</text:p>
          </table:table-cell>
          <table:table-cell office:value-type="float" office:value="137">
            <text:p>137</text:p>
          </table:table-cell>
          <table:table-cell table:formula="of:=[.F802]/[.A802]" office:value-type="float" office:value="1.3047619047619">
            <text:p>1.3047619048</text:p>
          </table:table-cell>
          <table:table-cell office:value-type="float" office:value="105">
            <text:p>105</text:p>
          </table:table-cell>
          <table:table-cell table:formula="of:=[.H802]/[.A802]" office:value-type="float" office:value="1">
            <text:p>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table:formula="of:=[.B803]/[.A803]" office:value-type="float" office:value="0.985815602836879">
            <text:p>0.9858156028</text:p>
          </table:table-cell>
          <table:table-cell office:value-type="float" office:value="143">
            <text:p>143</text:p>
          </table:table-cell>
          <table:table-cell table:formula="of:=[.D803]/[.A803]" office:value-type="float" office:value="1.01418439716312">
            <text:p>1.0141843972</text:p>
          </table:table-cell>
          <table:table-cell office:value-type="float" office:value="146">
            <text:p>146</text:p>
          </table:table-cell>
          <table:table-cell table:formula="of:=[.F803]/[.A803]" office:value-type="float" office:value="1.0354609929078">
            <text:p>1.0354609929</text:p>
          </table:table-cell>
          <table:table-cell office:value-type="float" office:value="139">
            <text:p>139</text:p>
          </table:table-cell>
          <table:table-cell table:formula="of:=[.H803]/[.A803]" office:value-type="float" office:value="0.985815602836879">
            <text:p>0.9858156028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400">
            <text:p>400</text:p>
          </table:table-cell>
          <table:table-cell table:formula="of:=[.B804]/[.A804]" office:value-type="float" office:value="1.01010101010101">
            <text:p>1.0101010101</text:p>
          </table:table-cell>
          <table:table-cell office:value-type="float" office:value="402">
            <text:p>402</text:p>
          </table:table-cell>
          <table:table-cell table:formula="of:=[.D804]/[.A804]" office:value-type="float" office:value="1.01515151515152">
            <text:p>1.0151515152</text:p>
          </table:table-cell>
          <table:table-cell office:value-type="float" office:value="444">
            <text:p>444</text:p>
          </table:table-cell>
          <table:table-cell table:formula="of:=[.F804]/[.A804]" office:value-type="float" office:value="1.12121212121212">
            <text:p>1.1212121212</text:p>
          </table:table-cell>
          <table:table-cell office:value-type="float" office:value="402">
            <text:p>402</text:p>
          </table:table-cell>
          <table:table-cell table:formula="of:=[.H804]/[.A804]" office:value-type="float" office:value="1.01515151515152">
            <text:p>1.0151515152</text:p>
          </table:table-cell>
        </table:table-row>
        <table:table-row table:style-name="ro1">
          <table:table-cell table:number-columns-repeated="2" office:value-type="float" office:value="116">
            <text:p>116</text:p>
          </table:table-cell>
          <table:table-cell table:formula="of:=[.B805]/[.A805]" office:value-type="float" office:value="1">
            <text:p>1</text:p>
          </table:table-cell>
          <table:table-cell office:value-type="float" office:value="115">
            <text:p>115</text:p>
          </table:table-cell>
          <table:table-cell table:formula="of:=[.D805]/[.A805]" office:value-type="float" office:value="0.991379310344828">
            <text:p>0.9913793103</text:p>
          </table:table-cell>
          <table:table-cell office:value-type="float" office:value="144">
            <text:p>144</text:p>
          </table:table-cell>
          <table:table-cell table:formula="of:=[.F805]/[.A805]" office:value-type="float" office:value="1.24137931034483">
            <text:p>1.2413793103</text:p>
          </table:table-cell>
          <table:table-cell office:value-type="float" office:value="116">
            <text:p>116</text:p>
          </table:table-cell>
          <table:table-cell table:formula="of:=[.H805]/[.A805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47">
            <text:p>247</text:p>
          </table:table-cell>
          <table:table-cell table:formula="of:=[.B806]/[.A806]" office:value-type="float" office:value="1">
            <text:p>1</text:p>
          </table:table-cell>
          <table:table-cell office:value-type="float" office:value="252">
            <text:p>252</text:p>
          </table:table-cell>
          <table:table-cell table:formula="of:=[.D806]/[.A806]" office:value-type="float" office:value="1.02024291497976">
            <text:p>1.020242915</text:p>
          </table:table-cell>
          <table:table-cell office:value-type="float" office:value="355">
            <text:p>355</text:p>
          </table:table-cell>
          <table:table-cell table:formula="of:=[.F806]/[.A806]" office:value-type="float" office:value="1.43724696356275">
            <text:p>1.4372469636</text:p>
          </table:table-cell>
          <table:table-cell office:value-type="float" office:value="251">
            <text:p>251</text:p>
          </table:table-cell>
          <table:table-cell table:formula="of:=[.H806]/[.A806]" office:value-type="float" office:value="1.01619433198381">
            <text:p>1.016194332</text:p>
          </table:table-cell>
        </table:table-row>
        <table:table-row table:style-name="ro1">
          <table:table-cell table:number-columns-repeated="2" office:value-type="float" office:value="97">
            <text:p>97</text:p>
          </table:table-cell>
          <table:table-cell table:formula="of:=[.B807]/[.A807]" office:value-type="float" office:value="1">
            <text:p>1</text:p>
          </table:table-cell>
          <table:table-cell office:value-type="float" office:value="99">
            <text:p>99</text:p>
          </table:table-cell>
          <table:table-cell table:formula="of:=[.D807]/[.A807]" office:value-type="float" office:value="1.02061855670103">
            <text:p>1.0206185567</text:p>
          </table:table-cell>
          <table:table-cell office:value-type="float" office:value="139">
            <text:p>139</text:p>
          </table:table-cell>
          <table:table-cell table:formula="of:=[.F807]/[.A807]" office:value-type="float" office:value="1.43298969072165">
            <text:p>1.4329896907</text:p>
          </table:table-cell>
          <table:table-cell office:value-type="float" office:value="98">
            <text:p>98</text:p>
          </table:table-cell>
          <table:table-cell table:formula="of:=[.H807]/[.A807]" office:value-type="float" office:value="1.01030927835052">
            <text:p>1.010309278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table:formula="of:=[.B808]/[.A808]" office:value-type="float" office:value="0.992537313432836">
            <text:p>0.9925373134</text:p>
          </table:table-cell>
          <table:table-cell office:value-type="float" office:value="135">
            <text:p>135</text:p>
          </table:table-cell>
          <table:table-cell table:formula="of:=[.D808]/[.A808]" office:value-type="float" office:value="1.00746268656716">
            <text:p>1.0074626866</text:p>
          </table:table-cell>
          <table:table-cell office:value-type="float" office:value="137">
            <text:p>137</text:p>
          </table:table-cell>
          <table:table-cell table:formula="of:=[.F808]/[.A808]" office:value-type="float" office:value="1.02238805970149">
            <text:p>1.0223880597</text:p>
          </table:table-cell>
          <table:table-cell office:value-type="float" office:value="134">
            <text:p>134</text:p>
          </table:table-cell>
          <table:table-cell table:formula="of:=[.H808]/[.A808]" office:value-type="float" office:value="1">
            <text:p>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440">
            <text:p>440</text:p>
          </table:table-cell>
          <table:table-cell table:formula="of:=[.B809]/[.A809]" office:value-type="float" office:value="1.00917431192661">
            <text:p>1.0091743119</text:p>
          </table:table-cell>
          <table:table-cell office:value-type="float" office:value="441">
            <text:p>441</text:p>
          </table:table-cell>
          <table:table-cell table:formula="of:=[.D809]/[.A809]" office:value-type="float" office:value="1.01146788990826">
            <text:p>1.0114678899</text:p>
          </table:table-cell>
          <table:table-cell office:value-type="float" office:value="615">
            <text:p>615</text:p>
          </table:table-cell>
          <table:table-cell table:formula="of:=[.F809]/[.A809]" office:value-type="float" office:value="1.4105504587156">
            <text:p>1.4105504587</text:p>
          </table:table-cell>
          <table:table-cell office:value-type="float" office:value="432">
            <text:p>432</text:p>
          </table:table-cell>
          <table:table-cell table:formula="of:=[.H809]/[.A809]" office:value-type="float" office:value="0.990825688073394">
            <text:p>0.990825688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07">
            <text:p>207</text:p>
          </table:table-cell>
          <table:table-cell table:formula="of:=[.B810]/[.A810]" office:value-type="float" office:value="0.985714285714286">
            <text:p>0.9857142857</text:p>
          </table:table-cell>
          <table:table-cell office:value-type="float" office:value="212">
            <text:p>212</text:p>
          </table:table-cell>
          <table:table-cell table:formula="of:=[.D810]/[.A810]" office:value-type="float" office:value="1.00952380952381">
            <text:p>1.0095238095</text:p>
          </table:table-cell>
          <table:table-cell office:value-type="float" office:value="200">
            <text:p>200</text:p>
          </table:table-cell>
          <table:table-cell table:formula="of:=[.F810]/[.A810]" office:value-type="float" office:value="0.952380952380952">
            <text:p>0.9523809524</text:p>
          </table:table-cell>
          <table:table-cell office:value-type="float" office:value="210">
            <text:p>210</text:p>
          </table:table-cell>
          <table:table-cell table:formula="of:=[.H810]/[.A810]" office:value-type="float" office:value="1">
            <text:p>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table:formula="of:=[.B811]/[.A811]" office:value-type="float" office:value="1.01595744680851">
            <text:p>1.0159574468</text:p>
          </table:table-cell>
          <table:table-cell office:value-type="float" office:value="192">
            <text:p>192</text:p>
          </table:table-cell>
          <table:table-cell table:formula="of:=[.D811]/[.A811]" office:value-type="float" office:value="1.02127659574468">
            <text:p>1.0212765957</text:p>
          </table:table-cell>
          <table:table-cell office:value-type="float" office:value="233">
            <text:p>233</text:p>
          </table:table-cell>
          <table:table-cell table:formula="of:=[.F811]/[.A811]" office:value-type="float" office:value="1.23936170212766">
            <text:p>1.2393617021</text:p>
          </table:table-cell>
          <table:table-cell office:value-type="float" office:value="189">
            <text:p>189</text:p>
          </table:table-cell>
          <table:table-cell table:formula="of:=[.H811]/[.A811]" office:value-type="float" office:value="1.00531914893617">
            <text:p>1.005319148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table:formula="of:=[.B812]/[.A812]" office:value-type="float" office:value="0.993975903614458">
            <text:p>0.9939759036</text:p>
          </table:table-cell>
          <table:table-cell office:value-type="float" office:value="166">
            <text:p>166</text:p>
          </table:table-cell>
          <table:table-cell table:formula="of:=[.D812]/[.A812]" office:value-type="float" office:value="1">
            <text:p>1</text:p>
          </table:table-cell>
          <table:table-cell office:value-type="float" office:value="186">
            <text:p>186</text:p>
          </table:table-cell>
          <table:table-cell table:formula="of:=[.F812]/[.A812]" office:value-type="float" office:value="1.12048192771084">
            <text:p>1.1204819277</text:p>
          </table:table-cell>
          <table:table-cell office:value-type="float" office:value="167">
            <text:p>167</text:p>
          </table:table-cell>
          <table:table-cell table:formula="of:=[.H812]/[.A812]" office:value-type="float" office:value="1.00602409638554">
            <text:p>1.0060240964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429">
            <text:p>429</text:p>
          </table:table-cell>
          <table:table-cell table:formula="of:=[.B813]/[.A813]" office:value-type="float" office:value="0.990762124711316">
            <text:p>0.9907621247</text:p>
          </table:table-cell>
          <table:table-cell office:value-type="float" office:value="438">
            <text:p>438</text:p>
          </table:table-cell>
          <table:table-cell table:formula="of:=[.D813]/[.A813]" office:value-type="float" office:value="1.01154734411085">
            <text:p>1.0115473441</text:p>
          </table:table-cell>
          <table:table-cell office:value-type="float" office:value="318">
            <text:p>318</text:p>
          </table:table-cell>
          <table:table-cell table:formula="of:=[.F813]/[.A813]" office:value-type="float" office:value="0.734411085450346">
            <text:p>0.7344110855</text:p>
          </table:table-cell>
          <table:table-cell office:value-type="float" office:value="432">
            <text:p>432</text:p>
          </table:table-cell>
          <table:table-cell table:formula="of:=[.H813]/[.A813]" office:value-type="float" office:value="0.997690531177829">
            <text:p>0.997690531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table:formula="of:=[.B814]/[.A814]" office:value-type="float" office:value="1.02439024390244">
            <text:p>1.0243902439</text:p>
          </table:table-cell>
          <table:table-cell office:value-type="float" office:value="87">
            <text:p>87</text:p>
          </table:table-cell>
          <table:table-cell table:formula="of:=[.D814]/[.A814]" office:value-type="float" office:value="1.0609756097561">
            <text:p>1.0609756098</text:p>
          </table:table-cell>
          <table:table-cell office:value-type="float" office:value="96">
            <text:p>96</text:p>
          </table:table-cell>
          <table:table-cell table:formula="of:=[.F814]/[.A814]" office:value-type="float" office:value="1.17073170731707">
            <text:p>1.1707317073</text:p>
          </table:table-cell>
          <table:table-cell office:value-type="float" office:value="85">
            <text:p>85</text:p>
          </table:table-cell>
          <table:table-cell table:formula="of:=[.H814]/[.A814]" office:value-type="float" office:value="1.03658536585366">
            <text:p>1.0365853659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table:formula="of:=[.B815]/[.A815]" office:value-type="float" office:value="0.99438202247191">
            <text:p>0.9943820225</text:p>
          </table:table-cell>
          <table:table-cell office:value-type="float" office:value="180">
            <text:p>180</text:p>
          </table:table-cell>
          <table:table-cell table:formula="of:=[.D815]/[.A815]" office:value-type="float" office:value="1.01123595505618">
            <text:p>1.0112359551</text:p>
          </table:table-cell>
          <table:table-cell office:value-type="float" office:value="206">
            <text:p>206</text:p>
          </table:table-cell>
          <table:table-cell table:formula="of:=[.F815]/[.A815]" office:value-type="float" office:value="1.15730337078652">
            <text:p>1.1573033708</text:p>
          </table:table-cell>
          <table:table-cell office:value-type="float" office:value="180">
            <text:p>180</text:p>
          </table:table-cell>
          <table:table-cell table:formula="of:=[.H815]/[.A815]" office:value-type="float" office:value="1.01123595505618">
            <text:p>1.011235955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table:formula="of:=[.B816]/[.A816]" office:value-type="float" office:value="0.993710691823899">
            <text:p>0.9937106918</text:p>
          </table:table-cell>
          <table:table-cell office:value-type="float" office:value="161">
            <text:p>161</text:p>
          </table:table-cell>
          <table:table-cell table:formula="of:=[.D816]/[.A816]" office:value-type="float" office:value="1.0125786163522">
            <text:p>1.0125786164</text:p>
          </table:table-cell>
          <table:table-cell office:value-type="float" office:value="171">
            <text:p>171</text:p>
          </table:table-cell>
          <table:table-cell table:formula="of:=[.F816]/[.A816]" office:value-type="float" office:value="1.07547169811321">
            <text:p>1.0754716981</text:p>
          </table:table-cell>
          <table:table-cell office:value-type="float" office:value="159">
            <text:p>159</text:p>
          </table:table-cell>
          <table:table-cell table:formula="of:=[.H816]/[.A816]" office:value-type="float" office:value="1">
            <text:p>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445">
            <text:p>445</text:p>
          </table:table-cell>
          <table:table-cell table:formula="of:=[.B817]/[.A817]" office:value-type="float" office:value="1.01136363636364">
            <text:p>1.0113636364</text:p>
          </table:table-cell>
          <table:table-cell office:value-type="float" office:value="447">
            <text:p>447</text:p>
          </table:table-cell>
          <table:table-cell table:formula="of:=[.D817]/[.A817]" office:value-type="float" office:value="1.01590909090909">
            <text:p>1.0159090909</text:p>
          </table:table-cell>
          <table:table-cell office:value-type="float" office:value="691">
            <text:p>691</text:p>
          </table:table-cell>
          <table:table-cell table:formula="of:=[.F817]/[.A817]" office:value-type="float" office:value="1.57045454545455">
            <text:p>1.5704545455</text:p>
          </table:table-cell>
          <table:table-cell office:value-type="float" office:value="445">
            <text:p>445</text:p>
          </table:table-cell>
          <table:table-cell table:formula="of:=[.H817]/[.A817]" office:value-type="float" office:value="1.01136363636364">
            <text:p>1.0113636364</text:p>
          </table:table-cell>
        </table:table-row>
        <table:table-row table:style-name="ro1">
          <table:table-cell table:number-columns-repeated="2" office:value-type="float" office:value="145">
            <text:p>145</text:p>
          </table:table-cell>
          <table:table-cell table:formula="of:=[.B818]/[.A818]" office:value-type="float" office:value="1">
            <text:p>1</text:p>
          </table:table-cell>
          <table:table-cell office:value-type="float" office:value="148">
            <text:p>148</text:p>
          </table:table-cell>
          <table:table-cell table:formula="of:=[.D818]/[.A818]" office:value-type="float" office:value="1.02068965517241">
            <text:p>1.0206896552</text:p>
          </table:table-cell>
          <table:table-cell office:value-type="float" office:value="163">
            <text:p>163</text:p>
          </table:table-cell>
          <table:table-cell table:formula="of:=[.F818]/[.A818]" office:value-type="float" office:value="1.12413793103448">
            <text:p>1.124137931</text:p>
          </table:table-cell>
          <table:table-cell office:value-type="float" office:value="147">
            <text:p>147</text:p>
          </table:table-cell>
          <table:table-cell table:formula="of:=[.H818]/[.A818]" office:value-type="float" office:value="1.01379310344828">
            <text:p>1.0137931034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328">
            <text:p>328</text:p>
          </table:table-cell>
          <table:table-cell table:formula="of:=[.B819]/[.A819]" office:value-type="float" office:value="1.00613496932515">
            <text:p>1.0061349693</text:p>
          </table:table-cell>
          <table:table-cell office:value-type="float" office:value="330">
            <text:p>330</text:p>
          </table:table-cell>
          <table:table-cell table:formula="of:=[.D819]/[.A819]" office:value-type="float" office:value="1.01226993865031">
            <text:p>1.0122699387</text:p>
          </table:table-cell>
          <table:table-cell office:value-type="float" office:value="420">
            <text:p>420</text:p>
          </table:table-cell>
          <table:table-cell table:formula="of:=[.F819]/[.A819]" office:value-type="float" office:value="1.28834355828221">
            <text:p>1.2883435583</text:p>
          </table:table-cell>
          <table:table-cell office:value-type="float" office:value="329">
            <text:p>329</text:p>
          </table:table-cell>
          <table:table-cell table:formula="of:=[.H819]/[.A819]" office:value-type="float" office:value="1.00920245398773">
            <text:p>1.009202454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39">
            <text:p>339</text:p>
          </table:table-cell>
          <table:table-cell table:formula="of:=[.B820]/[.A820]" office:value-type="float" office:value="0.994134897360704">
            <text:p>0.9941348974</text:p>
          </table:table-cell>
          <table:table-cell office:value-type="float" office:value="347">
            <text:p>347</text:p>
          </table:table-cell>
          <table:table-cell table:formula="of:=[.D820]/[.A820]" office:value-type="float" office:value="1.01759530791789">
            <text:p>1.0175953079</text:p>
          </table:table-cell>
          <table:table-cell office:value-type="float" office:value="276">
            <text:p>276</text:p>
          </table:table-cell>
          <table:table-cell table:formula="of:=[.F820]/[.A820]" office:value-type="float" office:value="0.809384164222874">
            <text:p>0.8093841642</text:p>
          </table:table-cell>
          <table:table-cell office:value-type="float" office:value="345">
            <text:p>345</text:p>
          </table:table-cell>
          <table:table-cell table:formula="of:=[.H820]/[.A820]" office:value-type="float" office:value="1.01173020527859">
            <text:p>1.0117302053</text:p>
          </table:table-cell>
        </table:table-row>
        <table:table-row table:style-name="ro1">
          <table:table-cell table:number-columns-repeated="2" office:value-type="float" office:value="186">
            <text:p>186</text:p>
          </table:table-cell>
          <table:table-cell table:formula="of:=[.B821]/[.A821]" office:value-type="float" office:value="1">
            <text:p>1</text:p>
          </table:table-cell>
          <table:table-cell office:value-type="float" office:value="190">
            <text:p>190</text:p>
          </table:table-cell>
          <table:table-cell table:formula="of:=[.D821]/[.A821]" office:value-type="float" office:value="1.02150537634409">
            <text:p>1.0215053763</text:p>
          </table:table-cell>
          <table:table-cell office:value-type="float" office:value="205">
            <text:p>205</text:p>
          </table:table-cell>
          <table:table-cell table:formula="of:=[.F821]/[.A821]" office:value-type="float" office:value="1.10215053763441">
            <text:p>1.1021505376</text:p>
          </table:table-cell>
          <table:table-cell office:value-type="float" office:value="187">
            <text:p>187</text:p>
          </table:table-cell>
          <table:table-cell table:formula="of:=[.H821]/[.A821]" office:value-type="float" office:value="1.00537634408602">
            <text:p>1.005376344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table:formula="of:=[.B822]/[.A822]" office:value-type="float" office:value="1.02127659574468">
            <text:p>1.0212765957</text:p>
          </table:table-cell>
          <table:table-cell office:value-type="float" office:value="143">
            <text:p>143</text:p>
          </table:table-cell>
          <table:table-cell table:formula="of:=[.D822]/[.A822]" office:value-type="float" office:value="1.01418439716312">
            <text:p>1.0141843972</text:p>
          </table:table-cell>
          <table:table-cell office:value-type="float" office:value="149">
            <text:p>149</text:p>
          </table:table-cell>
          <table:table-cell table:formula="of:=[.F822]/[.A822]" office:value-type="float" office:value="1.05673758865248">
            <text:p>1.0567375887</text:p>
          </table:table-cell>
          <table:table-cell office:value-type="float" office:value="143">
            <text:p>143</text:p>
          </table:table-cell>
          <table:table-cell table:formula="of:=[.H822]/[.A822]" office:value-type="float" office:value="1.01418439716312">
            <text:p>1.0141843972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70">
            <text:p>570</text:p>
          </table:table-cell>
          <table:table-cell table:formula="of:=[.B823]/[.A823]" office:value-type="float" office:value="1.01063829787234">
            <text:p>1.0106382979</text:p>
          </table:table-cell>
          <table:table-cell office:value-type="float" office:value="569">
            <text:p>569</text:p>
          </table:table-cell>
          <table:table-cell table:formula="of:=[.D823]/[.A823]" office:value-type="float" office:value="1.00886524822695">
            <text:p>1.0088652482</text:p>
          </table:table-cell>
          <table:table-cell office:value-type="float" office:value="667">
            <text:p>667</text:p>
          </table:table-cell>
          <table:table-cell table:formula="of:=[.F823]/[.A823]" office:value-type="float" office:value="1.18262411347518">
            <text:p>1.1826241135</text:p>
          </table:table-cell>
          <table:table-cell office:value-type="float" office:value="571">
            <text:p>571</text:p>
          </table:table-cell>
          <table:table-cell table:formula="of:=[.H823]/[.A823]" office:value-type="float" office:value="1.01241134751773">
            <text:p>1.012411347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table:formula="of:=[.B824]/[.A824]" office:value-type="float" office:value="1.01470588235294">
            <text:p>1.0147058824</text:p>
          </table:table-cell>
          <table:table-cell office:value-type="float" office:value="136">
            <text:p>136</text:p>
          </table:table-cell>
          <table:table-cell table:formula="of:=[.D824]/[.A824]"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[.F824]/[.A824]" office:value-type="float" office:value="1.02205882352941">
            <text:p>1.0220588235</text:p>
          </table:table-cell>
          <table:table-cell office:value-type="float" office:value="139">
            <text:p>139</text:p>
          </table:table-cell>
          <table:table-cell table:formula="of:=[.H824]/[.A824]" office:value-type="float" office:value="1.02205882352941">
            <text:p>1.022058823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table:formula="of:=[.B825]/[.A825]" office:value-type="float" office:value="1.00555555555556">
            <text:p>1.0055555556</text:p>
          </table:table-cell>
          <table:table-cell office:value-type="float" office:value="183">
            <text:p>183</text:p>
          </table:table-cell>
          <table:table-cell table:formula="of:=[.D825]/[.A825]" office:value-type="float" office:value="1.01666666666667">
            <text:p>1.0166666667</text:p>
          </table:table-cell>
          <table:table-cell office:value-type="float" office:value="242">
            <text:p>242</text:p>
          </table:table-cell>
          <table:table-cell table:formula="of:=[.F825]/[.A825]" office:value-type="float" office:value="1.34444444444444">
            <text:p>1.3444444444</text:p>
          </table:table-cell>
          <table:table-cell office:value-type="float" office:value="185">
            <text:p>185</text:p>
          </table:table-cell>
          <table:table-cell table:formula="of:=[.H825]/[.A825]" office:value-type="float" office:value="1.02777777777778">
            <text:p>1.027777777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304">
            <text:p>304</text:p>
          </table:table-cell>
          <table:table-cell table:formula="of:=[.B826]/[.A826]" office:value-type="float" office:value="1.003300330033">
            <text:p>1.00330033</text:p>
          </table:table-cell>
          <table:table-cell office:value-type="float" office:value="314">
            <text:p>314</text:p>
          </table:table-cell>
          <table:table-cell table:formula="of:=[.D826]/[.A826]" office:value-type="float" office:value="1.03630363036304">
            <text:p>1.0363036304</text:p>
          </table:table-cell>
          <table:table-cell office:value-type="float" office:value="419">
            <text:p>419</text:p>
          </table:table-cell>
          <table:table-cell table:formula="of:=[.F826]/[.A826]" office:value-type="float" office:value="1.38283828382838">
            <text:p>1.3828382838</text:p>
          </table:table-cell>
          <table:table-cell office:value-type="float" office:value="306">
            <text:p>306</text:p>
          </table:table-cell>
          <table:table-cell table:formula="of:=[.H826]/[.A826]" office:value-type="float" office:value="1.00990099009901">
            <text:p>1.009900990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table:formula="of:=[.B827]/[.A827]" office:value-type="float" office:value="1.00518134715026">
            <text:p>1.0051813472</text:p>
          </table:table-cell>
          <table:table-cell office:value-type="float" office:value="193">
            <text:p>193</text:p>
          </table:table-cell>
          <table:table-cell table:formula="of:=[.D827]/[.A827]" office:value-type="float" office:value="1">
            <text:p>1</text:p>
          </table:table-cell>
          <table:table-cell office:value-type="float" office:value="240">
            <text:p>240</text:p>
          </table:table-cell>
          <table:table-cell table:formula="of:=[.F827]/[.A827]" office:value-type="float" office:value="1.24352331606218">
            <text:p>1.2435233161</text:p>
          </table:table-cell>
          <table:table-cell office:value-type="float" office:value="196">
            <text:p>196</text:p>
          </table:table-cell>
          <table:table-cell table:formula="of:=[.H827]/[.A827]" office:value-type="float" office:value="1.01554404145078">
            <text:p>1.0155440415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901">
            <text:p>901</text:p>
          </table:table-cell>
          <table:table-cell table:formula="of:=[.B828]/[.A828]" office:value-type="float" office:value="1.00334075723831">
            <text:p>1.0033407572</text:p>
          </table:table-cell>
          <table:table-cell office:value-type="float" office:value="908">
            <text:p>908</text:p>
          </table:table-cell>
          <table:table-cell table:formula="of:=[.D828]/[.A828]" office:value-type="float" office:value="1.01113585746102">
            <text:p>1.0111358575</text:p>
          </table:table-cell>
          <table:table-cell office:value-type="float" office:value="977">
            <text:p>977</text:p>
          </table:table-cell>
          <table:table-cell table:formula="of:=[.F828]/[.A828]" office:value-type="float" office:value="1.08797327394209">
            <text:p>1.0879732739</text:p>
          </table:table-cell>
          <table:table-cell office:value-type="float" office:value="903">
            <text:p>903</text:p>
          </table:table-cell>
          <table:table-cell table:formula="of:=[.H828]/[.A828]" office:value-type="float" office:value="1.00556792873051">
            <text:p>1.0055679287</text:p>
          </table:table-cell>
        </table:table-row>
        <table:table-row table:style-name="ro1">
          <table:table-cell table:number-columns-repeated="2" office:value-type="float" office:value="102">
            <text:p>102</text:p>
          </table:table-cell>
          <table:table-cell table:formula="of:=[.B829]/[.A829]" office:value-type="float" office:value="1">
            <text:p>1</text:p>
          </table:table-cell>
          <table:table-cell office:value-type="float" office:value="102">
            <text:p>102</text:p>
          </table:table-cell>
          <table:table-cell table:formula="of:=[.D829]/[.A829]" office:value-type="float" office:value="1">
            <text:p>1</text:p>
          </table:table-cell>
          <table:table-cell office:value-type="float" office:value="136">
            <text:p>136</text:p>
          </table:table-cell>
          <table:table-cell table:formula="of:=[.F829]/[.A829]" office:value-type="float" office:value="1.33333333333333">
            <text:p>1.3333333333</text:p>
          </table:table-cell>
          <table:table-cell office:value-type="float" office:value="106">
            <text:p>106</text:p>
          </table:table-cell>
          <table:table-cell table:formula="of:=[.H829]/[.A829]" office:value-type="float" office:value="1.03921568627451">
            <text:p>1.039215686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5">
            <text:p>135</text:p>
          </table:table-cell>
          <table:table-cell table:formula="of:=[.B830]/[.A830]" office:value-type="float" office:value="0.978260869565217">
            <text:p>0.9782608696</text:p>
          </table:table-cell>
          <table:table-cell office:value-type="float" office:value="138">
            <text:p>138</text:p>
          </table:table-cell>
          <table:table-cell table:formula="of:=[.D830]/[.A830]" office:value-type="float" office:value="1">
            <text:p>1</text:p>
          </table:table-cell>
          <table:table-cell office:value-type="float" office:value="147">
            <text:p>147</text:p>
          </table:table-cell>
          <table:table-cell table:formula="of:=[.F830]/[.A830]" office:value-type="float" office:value="1.06521739130435">
            <text:p>1.0652173913</text:p>
          </table:table-cell>
          <table:table-cell office:value-type="float" office:value="141">
            <text:p>141</text:p>
          </table:table-cell>
          <table:table-cell table:formula="of:=[.H830]/[.A830]" office:value-type="float" office:value="1.02173913043478">
            <text:p>1.0217391304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338">
            <text:p>338</text:p>
          </table:table-cell>
          <table:table-cell table:formula="of:=[.B831]/[.A831]" office:value-type="float" office:value="1.01501501501502">
            <text:p>1.015015015</text:p>
          </table:table-cell>
          <table:table-cell office:value-type="float" office:value="341">
            <text:p>341</text:p>
          </table:table-cell>
          <table:table-cell table:formula="of:=[.D831]/[.A831]" office:value-type="float" office:value="1.02402402402402">
            <text:p>1.024024024</text:p>
          </table:table-cell>
          <table:table-cell office:value-type="float" office:value="281">
            <text:p>281</text:p>
          </table:table-cell>
          <table:table-cell table:formula="of:=[.F831]/[.A831]" office:value-type="float" office:value="0.843843843843844">
            <text:p>0.8438438438</text:p>
          </table:table-cell>
          <table:table-cell office:value-type="float" office:value="338">
            <text:p>338</text:p>
          </table:table-cell>
          <table:table-cell table:formula="of:=[.H831]/[.A831]" office:value-type="float" office:value="1.01501501501502">
            <text:p>1.01501501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6">
            <text:p>126</text:p>
          </table:table-cell>
          <table:table-cell table:formula="of:=[.B832]/[.A832]" office:value-type="float" office:value="0.992125984251969">
            <text:p>0.9921259843</text:p>
          </table:table-cell>
          <table:table-cell office:value-type="float" office:value="127">
            <text:p>127</text:p>
          </table:table-cell>
          <table:table-cell table:formula="of:=[.D832]/[.A832]" office:value-type="float" office:value="1">
            <text:p>1</text:p>
          </table:table-cell>
          <table:table-cell office:value-type="float" office:value="174">
            <text:p>174</text:p>
          </table:table-cell>
          <table:table-cell table:formula="of:=[.F832]/[.A832]" office:value-type="float" office:value="1.37007874015748">
            <text:p>1.3700787402</text:p>
          </table:table-cell>
          <table:table-cell office:value-type="float" office:value="128">
            <text:p>128</text:p>
          </table:table-cell>
          <table:table-cell table:formula="of:=[.H832]/[.A832]" office:value-type="float" office:value="1.00787401574803">
            <text:p>1.0078740157</text:p>
          </table:table-cell>
        </table:table-row>
        <table:table-row table:style-name="ro1">
          <table:table-cell table:number-columns-repeated="2" office:value-type="float" office:value="91">
            <text:p>91</text:p>
          </table:table-cell>
          <table:table-cell table:formula="of:=[.B833]/[.A833]" office:value-type="float" office:value="1">
            <text:p>1</text:p>
          </table:table-cell>
          <table:table-cell office:value-type="float" office:value="89">
            <text:p>89</text:p>
          </table:table-cell>
          <table:table-cell table:formula="of:=[.D833]/[.A833]" office:value-type="float" office:value="0.978021978021978">
            <text:p>0.978021978</text:p>
          </table:table-cell>
          <table:table-cell office:value-type="float" office:value="108">
            <text:p>108</text:p>
          </table:table-cell>
          <table:table-cell table:formula="of:=[.F833]/[.A833]" office:value-type="float" office:value="1.18681318681319">
            <text:p>1.1868131868</text:p>
          </table:table-cell>
          <table:table-cell office:value-type="float" office:value="92">
            <text:p>92</text:p>
          </table:table-cell>
          <table:table-cell table:formula="of:=[.H833]/[.A833]" office:value-type="float" office:value="1.01098901098901">
            <text:p>1.01098901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table:formula="of:=[.B834]/[.A834]" office:value-type="float" office:value="0.99">
            <text:p>0.99</text:p>
          </table:table-cell>
          <table:table-cell office:value-type="float" office:value="99">
            <text:p>99</text:p>
          </table:table-cell>
          <table:table-cell table:formula="of:=[.D834]/[.A834]" office:value-type="float" office:value="0.99">
            <text:p>0.99</text:p>
          </table:table-cell>
          <table:table-cell office:value-type="float" office:value="135">
            <text:p>135</text:p>
          </table:table-cell>
          <table:table-cell table:formula="of:=[.F834]/[.A834]" office:value-type="float" office:value="1.35">
            <text:p>1.35</text:p>
          </table:table-cell>
          <table:table-cell office:value-type="float" office:value="106">
            <text:p>106</text:p>
          </table:table-cell>
          <table:table-cell table:formula="of:=[.H834]/[.A834]" office:value-type="float" office:value="1.06">
            <text:p>1.0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table:formula="of:=[.B835]/[.A835]" office:value-type="float" office:value="1.00735294117647">
            <text:p>1.0073529412</text:p>
          </table:table-cell>
          <table:table-cell office:value-type="float" office:value="137">
            <text:p>137</text:p>
          </table:table-cell>
          <table:table-cell table:formula="of:=[.D835]/[.A835]" office:value-type="float" office:value="1.00735294117647">
            <text:p>1.0073529412</text:p>
          </table:table-cell>
          <table:table-cell office:value-type="float" office:value="144">
            <text:p>144</text:p>
          </table:table-cell>
          <table:table-cell table:formula="of:=[.F835]/[.A835]" office:value-type="float" office:value="1.05882352941176">
            <text:p>1.0588235294</text:p>
          </table:table-cell>
          <table:table-cell office:value-type="float" office:value="137">
            <text:p>137</text:p>
          </table:table-cell>
          <table:table-cell table:formula="of:=[.H835]/[.A835]" office:value-type="float" office:value="1.00735294117647">
            <text:p>1.007352941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table:formula="of:=[.B836]/[.A836]" office:value-type="float" office:value="0.995073891625616">
            <text:p>0.9950738916</text:p>
          </table:table-cell>
          <table:table-cell office:value-type="float" office:value="204">
            <text:p>204</text:p>
          </table:table-cell>
          <table:table-cell table:formula="of:=[.D836]/[.A836]" office:value-type="float" office:value="1.00492610837438">
            <text:p>1.0049261084</text:p>
          </table:table-cell>
          <table:table-cell office:value-type="float" office:value="177">
            <text:p>177</text:p>
          </table:table-cell>
          <table:table-cell table:formula="of:=[.F836]/[.A836]" office:value-type="float" office:value="0.87192118226601">
            <text:p>0.8719211823</text:p>
          </table:table-cell>
          <table:table-cell office:value-type="float" office:value="203">
            <text:p>203</text:p>
          </table:table-cell>
          <table:table-cell table:formula="of:=[.H836]/[.A836]" office:value-type="float" office:value="1">
            <text:p>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5">
            <text:p>175</text:p>
          </table:table-cell>
          <table:table-cell table:formula="of:=[.B837]/[.A837]" office:value-type="float" office:value="0.988700564971751">
            <text:p>0.988700565</text:p>
          </table:table-cell>
          <table:table-cell office:value-type="float" office:value="179">
            <text:p>179</text:p>
          </table:table-cell>
          <table:table-cell table:formula="of:=[.D837]/[.A837]" office:value-type="float" office:value="1.01129943502825">
            <text:p>1.011299435</text:p>
          </table:table-cell>
          <table:table-cell office:value-type="float" office:value="215">
            <text:p>215</text:p>
          </table:table-cell>
          <table:table-cell table:formula="of:=[.F837]/[.A837]" office:value-type="float" office:value="1.21468926553672">
            <text:p>1.2146892655</text:p>
          </table:table-cell>
          <table:table-cell office:value-type="float" office:value="174">
            <text:p>174</text:p>
          </table:table-cell>
          <table:table-cell table:formula="of:=[.H837]/[.A837]" office:value-type="float" office:value="0.983050847457627">
            <text:p>0.9830508475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67">
            <text:p>267</text:p>
          </table:table-cell>
          <table:table-cell table:formula="of:=[.B838]/[.A838]" office:value-type="float" office:value="1.00375939849624">
            <text:p>1.0037593985</text:p>
          </table:table-cell>
          <table:table-cell office:value-type="float" office:value="269">
            <text:p>269</text:p>
          </table:table-cell>
          <table:table-cell table:formula="of:=[.D838]/[.A838]" office:value-type="float" office:value="1.01127819548872">
            <text:p>1.0112781955</text:p>
          </table:table-cell>
          <table:table-cell office:value-type="float" office:value="274">
            <text:p>274</text:p>
          </table:table-cell>
          <table:table-cell table:formula="of:=[.F838]/[.A838]" office:value-type="float" office:value="1.03007518796992">
            <text:p>1.030075188</text:p>
          </table:table-cell>
          <table:table-cell office:value-type="float" office:value="268">
            <text:p>268</text:p>
          </table:table-cell>
          <table:table-cell table:formula="of:=[.H838]/[.A838]" office:value-type="float" office:value="1.00751879699248">
            <text:p>1.007518797</text:p>
          </table:table-cell>
        </table:table-row>
        <table:table-row table:style-name="ro1">
          <table:table-cell table:number-columns-repeated="2" office:value-type="float" office:value="139">
            <text:p>139</text:p>
          </table:table-cell>
          <table:table-cell table:formula="of:=[.B839]/[.A839]" office:value-type="float" office:value="1">
            <text:p>1</text:p>
          </table:table-cell>
          <table:table-cell office:value-type="float" office:value="138">
            <text:p>138</text:p>
          </table:table-cell>
          <table:table-cell table:formula="of:=[.D839]/[.A839]" office:value-type="float" office:value="0.992805755395684">
            <text:p>0.9928057554</text:p>
          </table:table-cell>
          <table:table-cell office:value-type="float" office:value="147">
            <text:p>147</text:p>
          </table:table-cell>
          <table:table-cell table:formula="of:=[.F839]/[.A839]" office:value-type="float" office:value="1.05755395683453">
            <text:p>1.0575539568</text:p>
          </table:table-cell>
          <table:table-cell office:value-type="float" office:value="138">
            <text:p>138</text:p>
          </table:table-cell>
          <table:table-cell table:formula="of:=[.H839]/[.A839]" office:value-type="float" office:value="0.992805755395684">
            <text:p>0.992805755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table:formula="of:=[.B840]/[.A840]" office:value-type="float" office:value="1.00649350649351">
            <text:p>1.0064935065</text:p>
          </table:table-cell>
          <table:table-cell office:value-type="float" office:value="155">
            <text:p>155</text:p>
          </table:table-cell>
          <table:table-cell table:formula="of:=[.D840]/[.A840]" office:value-type="float" office:value="1.00649350649351">
            <text:p>1.0064935065</text:p>
          </table:table-cell>
          <table:table-cell office:value-type="float" office:value="160">
            <text:p>160</text:p>
          </table:table-cell>
          <table:table-cell table:formula="of:=[.F840]/[.A840]" office:value-type="float" office:value="1.03896103896104">
            <text:p>1.038961039</text:p>
          </table:table-cell>
          <table:table-cell office:value-type="float" office:value="153">
            <text:p>153</text:p>
          </table:table-cell>
          <table:table-cell table:formula="of:=[.H840]/[.A840]" office:value-type="float" office:value="0.993506493506493">
            <text:p>0.9935064935</text:p>
          </table:table-cell>
        </table:table-row>
        <table:table-row table:style-name="ro1">
          <table:table-cell table:number-columns-repeated="2" office:value-type="float" office:value="71">
            <text:p>71</text:p>
          </table:table-cell>
          <table:table-cell table:formula="of:=[.B841]/[.A841]"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D841]/[.A841]" office:value-type="float" office:value="0.985915492957746">
            <text:p>0.985915493</text:p>
          </table:table-cell>
          <table:table-cell office:value-type="float" office:value="72">
            <text:p>72</text:p>
          </table:table-cell>
          <table:table-cell table:formula="of:=[.F841]/[.A841]" office:value-type="float" office:value="1.01408450704225">
            <text:p>1.014084507</text:p>
          </table:table-cell>
          <table:table-cell office:value-type="float" office:value="72">
            <text:p>72</text:p>
          </table:table-cell>
          <table:table-cell table:formula="of:=[.H841]/[.A841]" office:value-type="float" office:value="1.01408450704225">
            <text:p>1.01408450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table:formula="of:=[.B842]/[.A842]" office:value-type="float" office:value="0.996515679442509">
            <text:p>0.9965156794</text:p>
          </table:table-cell>
          <table:table-cell office:value-type="float" office:value="289">
            <text:p>289</text:p>
          </table:table-cell>
          <table:table-cell table:formula="of:=[.D842]/[.A842]" office:value-type="float" office:value="1.00696864111498">
            <text:p>1.0069686411</text:p>
          </table:table-cell>
          <table:table-cell office:value-type="float" office:value="392">
            <text:p>392</text:p>
          </table:table-cell>
          <table:table-cell table:formula="of:=[.F842]/[.A842]" office:value-type="float" office:value="1.36585365853659">
            <text:p>1.3658536585</text:p>
          </table:table-cell>
          <table:table-cell office:value-type="float" office:value="290">
            <text:p>290</text:p>
          </table:table-cell>
          <table:table-cell table:formula="of:=[.H842]/[.A842]" office:value-type="float" office:value="1.01045296167247">
            <text:p>1.010452961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table:formula="of:=[.B843]/[.A843]" office:value-type="float" office:value="1.01960784313725">
            <text:p>1.0196078431</text:p>
          </table:table-cell>
          <table:table-cell office:value-type="float" office:value="154">
            <text:p>154</text:p>
          </table:table-cell>
          <table:table-cell table:formula="of:=[.D843]/[.A843]" office:value-type="float" office:value="1.00653594771242">
            <text:p>1.0065359477</text:p>
          </table:table-cell>
          <table:table-cell office:value-type="float" office:value="210">
            <text:p>210</text:p>
          </table:table-cell>
          <table:table-cell table:formula="of:=[.F843]/[.A843]" office:value-type="float" office:value="1.37254901960784">
            <text:p>1.3725490196</text:p>
          </table:table-cell>
          <table:table-cell office:value-type="float" office:value="156">
            <text:p>156</text:p>
          </table:table-cell>
          <table:table-cell table:formula="of:=[.H843]/[.A843]" office:value-type="float" office:value="1.01960784313725">
            <text:p>1.0196078431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526">
            <text:p>526</text:p>
          </table:table-cell>
          <table:table-cell table:formula="of:=[.B844]/[.A844]" office:value-type="float" office:value="1.00190476190476">
            <text:p>1.0019047619</text:p>
          </table:table-cell>
          <table:table-cell office:value-type="float" office:value="527">
            <text:p>527</text:p>
          </table:table-cell>
          <table:table-cell table:formula="of:=[.D844]/[.A844]" office:value-type="float" office:value="1.00380952380952">
            <text:p>1.0038095238</text:p>
          </table:table-cell>
          <table:table-cell office:value-type="float" office:value="640">
            <text:p>640</text:p>
          </table:table-cell>
          <table:table-cell table:formula="of:=[.F844]/[.A844]" office:value-type="float" office:value="1.21904761904762">
            <text:p>1.219047619</text:p>
          </table:table-cell>
          <table:table-cell office:value-type="float" office:value="531">
            <text:p>531</text:p>
          </table:table-cell>
          <table:table-cell table:formula="of:=[.H844]/[.A844]" office:value-type="float" office:value="1.01142857142857">
            <text:p>1.011428571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89">
            <text:p>189</text:p>
          </table:table-cell>
          <table:table-cell table:formula="of:=[.B845]/[.A845]" office:value-type="float" office:value="1.01069518716578">
            <text:p>1.0106951872</text:p>
          </table:table-cell>
          <table:table-cell office:value-type="float" office:value="190">
            <text:p>190</text:p>
          </table:table-cell>
          <table:table-cell table:formula="of:=[.D845]/[.A845]" office:value-type="float" office:value="1.01604278074866">
            <text:p>1.0160427807</text:p>
          </table:table-cell>
          <table:table-cell office:value-type="float" office:value="326">
            <text:p>326</text:p>
          </table:table-cell>
          <table:table-cell table:formula="of:=[.F845]/[.A845]" office:value-type="float" office:value="1.74331550802139">
            <text:p>1.743315508</text:p>
          </table:table-cell>
          <table:table-cell office:value-type="float" office:value="193">
            <text:p>193</text:p>
          </table:table-cell>
          <table:table-cell table:formula="of:=[.H845]/[.A845]" office:value-type="float" office:value="1.03208556149733">
            <text:p>1.0320855615</text:p>
          </table:table-cell>
        </table:table-row>
        <table:table-row table:style-name="ro1">
          <table:table-cell table:number-columns-repeated="2" office:value-type="float" office:value="233">
            <text:p>233</text:p>
          </table:table-cell>
          <table:table-cell table:formula="of:=[.B846]/[.A846]" office:value-type="float" office:value="1">
            <text:p>1</text:p>
          </table:table-cell>
          <table:table-cell office:value-type="float" office:value="236">
            <text:p>236</text:p>
          </table:table-cell>
          <table:table-cell table:formula="of:=[.D846]/[.A846]" office:value-type="float" office:value="1.01287553648069">
            <text:p>1.0128755365</text:p>
          </table:table-cell>
          <table:table-cell office:value-type="float" office:value="356">
            <text:p>356</text:p>
          </table:table-cell>
          <table:table-cell table:formula="of:=[.F846]/[.A846]" office:value-type="float" office:value="1.52789699570815">
            <text:p>1.5278969957</text:p>
          </table:table-cell>
          <table:table-cell office:value-type="float" office:value="244">
            <text:p>244</text:p>
          </table:table-cell>
          <table:table-cell table:formula="of:=[.H846]/[.A846]" office:value-type="float" office:value="1.04721030042918">
            <text:p>1.047210300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table:formula="of:=[.B847]/[.A847]" office:value-type="float" office:value="0.994252873563218">
            <text:p>0.9942528736</text:p>
          </table:table-cell>
          <table:table-cell office:value-type="float" office:value="176">
            <text:p>176</text:p>
          </table:table-cell>
          <table:table-cell table:formula="of:=[.D847]/[.A847]" office:value-type="float" office:value="1.01149425287356">
            <text:p>1.0114942529</text:p>
          </table:table-cell>
          <table:table-cell office:value-type="float" office:value="218">
            <text:p>218</text:p>
          </table:table-cell>
          <table:table-cell table:formula="of:=[.F847]/[.A847]" office:value-type="float" office:value="1.25287356321839">
            <text:p>1.2528735632</text:p>
          </table:table-cell>
          <table:table-cell office:value-type="float" office:value="177">
            <text:p>177</text:p>
          </table:table-cell>
          <table:table-cell table:formula="of:=[.H847]/[.A847]" office:value-type="float" office:value="1.01724137931034">
            <text:p>1.017241379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2">
            <text:p>162</text:p>
          </table:table-cell>
          <table:table-cell table:formula="of:=[.B848]/[.A848]" office:value-type="float" office:value="0.981818181818182">
            <text:p>0.9818181818</text:p>
          </table:table-cell>
          <table:table-cell office:value-type="float" office:value="165">
            <text:p>165</text:p>
          </table:table-cell>
          <table:table-cell table:formula="of:=[.D848]/[.A848]" office:value-type="float" office:value="1">
            <text:p>1</text:p>
          </table:table-cell>
          <table:table-cell office:value-type="float" office:value="202">
            <text:p>202</text:p>
          </table:table-cell>
          <table:table-cell table:formula="of:=[.F848]/[.A848]" office:value-type="float" office:value="1.22424242424242">
            <text:p>1.2242424242</text:p>
          </table:table-cell>
          <table:table-cell office:value-type="float" office:value="166">
            <text:p>166</text:p>
          </table:table-cell>
          <table:table-cell table:formula="of:=[.H848]/[.A848]" office:value-type="float" office:value="1.00606060606061">
            <text:p>1.006060606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table:formula="of:=[.B849]/[.A849]" office:value-type="float" office:value="0.986842105263158">
            <text:p>0.9868421053</text:p>
          </table:table-cell>
          <table:table-cell office:value-type="float" office:value="153">
            <text:p>153</text:p>
          </table:table-cell>
          <table:table-cell table:formula="of:=[.D849]/[.A849]" office:value-type="float" office:value="1.00657894736842">
            <text:p>1.0065789474</text:p>
          </table:table-cell>
          <table:table-cell office:value-type="float" office:value="164">
            <text:p>164</text:p>
          </table:table-cell>
          <table:table-cell table:formula="of:=[.F849]/[.A849]" office:value-type="float" office:value="1.07894736842105">
            <text:p>1.0789473684</text:p>
          </table:table-cell>
          <table:table-cell office:value-type="float" office:value="153">
            <text:p>153</text:p>
          </table:table-cell>
          <table:table-cell table:formula="of:=[.H849]/[.A849]" office:value-type="float" office:value="1.00657894736842">
            <text:p>1.0065789474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47">
            <text:p>347</text:p>
          </table:table-cell>
          <table:table-cell table:formula="of:=[.B850]/[.A850]" office:value-type="float" office:value="1.01461988304094">
            <text:p>1.014619883</text:p>
          </table:table-cell>
          <table:table-cell office:value-type="float" office:value="348">
            <text:p>348</text:p>
          </table:table-cell>
          <table:table-cell table:formula="of:=[.D850]/[.A850]" office:value-type="float" office:value="1.01754385964912">
            <text:p>1.0175438596</text:p>
          </table:table-cell>
          <table:table-cell office:value-type="float" office:value="437">
            <text:p>437</text:p>
          </table:table-cell>
          <table:table-cell table:formula="of:=[.F850]/[.A850]" office:value-type="float" office:value="1.27777777777778">
            <text:p>1.2777777778</text:p>
          </table:table-cell>
          <table:table-cell office:value-type="float" office:value="349">
            <text:p>349</text:p>
          </table:table-cell>
          <table:table-cell table:formula="of:=[.H850]/[.A850]" office:value-type="float" office:value="1.02046783625731">
            <text:p>1.020467836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15">
            <text:p>315</text:p>
          </table:table-cell>
          <table:table-cell table:formula="of:=[.B851]/[.A851]" office:value-type="float" office:value="1.0031847133758">
            <text:p>1.0031847134</text:p>
          </table:table-cell>
          <table:table-cell office:value-type="float" office:value="321">
            <text:p>321</text:p>
          </table:table-cell>
          <table:table-cell table:formula="of:=[.D851]/[.A851]" office:value-type="float" office:value="1.02229299363057">
            <text:p>1.0222929936</text:p>
          </table:table-cell>
          <table:table-cell office:value-type="float" office:value="216">
            <text:p>216</text:p>
          </table:table-cell>
          <table:table-cell table:formula="of:=[.F851]/[.A851]" office:value-type="float" office:value="0.687898089171974">
            <text:p>0.6878980892</text:p>
          </table:table-cell>
          <table:table-cell office:value-type="float" office:value="313">
            <text:p>313</text:p>
          </table:table-cell>
          <table:table-cell table:formula="of:=[.H851]/[.A851]" office:value-type="float" office:value="0.996815286624204">
            <text:p>0.996815286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table:formula="of:=[.B852]/[.A852]" office:value-type="float" office:value="1.02247191011236">
            <text:p>1.0224719101</text:p>
          </table:table-cell>
          <table:table-cell office:value-type="float" office:value="91">
            <text:p>91</text:p>
          </table:table-cell>
          <table:table-cell table:formula="of:=[.D852]/[.A852]" office:value-type="float" office:value="1.02247191011236">
            <text:p>1.0224719101</text:p>
          </table:table-cell>
          <table:table-cell office:value-type="float" office:value="99">
            <text:p>99</text:p>
          </table:table-cell>
          <table:table-cell table:formula="of:=[.F852]/[.A852]" office:value-type="float" office:value="1.1123595505618">
            <text:p>1.1123595506</text:p>
          </table:table-cell>
          <table:table-cell office:value-type="float" office:value="90">
            <text:p>90</text:p>
          </table:table-cell>
          <table:table-cell table:formula="of:=[.H852]/[.A852]" office:value-type="float" office:value="1.01123595505618">
            <text:p>1.0112359551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445">
            <text:p>445</text:p>
          </table:table-cell>
          <table:table-cell table:formula="of:=[.B853]/[.A853]" office:value-type="float" office:value="1.00451467268623">
            <text:p>1.0045146727</text:p>
          </table:table-cell>
          <table:table-cell office:value-type="float" office:value="460">
            <text:p>460</text:p>
          </table:table-cell>
          <table:table-cell table:formula="of:=[.D853]/[.A853]" office:value-type="float" office:value="1.03837471783296">
            <text:p>1.0383747178</text:p>
          </table:table-cell>
          <table:table-cell office:value-type="float" office:value="706">
            <text:p>706</text:p>
          </table:table-cell>
          <table:table-cell table:formula="of:=[.F853]/[.A853]" office:value-type="float" office:value="1.59367945823928">
            <text:p>1.5936794582</text:p>
          </table:table-cell>
          <table:table-cell office:value-type="float" office:value="453">
            <text:p>453</text:p>
          </table:table-cell>
          <table:table-cell table:formula="of:=[.H853]/[.A853]" office:value-type="float" office:value="1.02257336343115">
            <text:p>1.0225733634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87">
            <text:p>587</text:p>
          </table:table-cell>
          <table:table-cell table:formula="of:=[.B854]/[.A854]" office:value-type="float" office:value="1.01032702237522">
            <text:p>1.0103270224</text:p>
          </table:table-cell>
          <table:table-cell office:value-type="float" office:value="603">
            <text:p>603</text:p>
          </table:table-cell>
          <table:table-cell table:formula="of:=[.D854]/[.A854]" office:value-type="float" office:value="1.03786574870912">
            <text:p>1.0378657487</text:p>
          </table:table-cell>
          <table:table-cell office:value-type="float" office:value="835">
            <text:p>835</text:p>
          </table:table-cell>
          <table:table-cell table:formula="of:=[.F854]/[.A854]" office:value-type="float" office:value="1.43717728055077">
            <text:p>1.4371772806</text:p>
          </table:table-cell>
          <table:table-cell office:value-type="float" office:value="592">
            <text:p>592</text:p>
          </table:table-cell>
          <table:table-cell table:formula="of:=[.H854]/[.A854]" office:value-type="float" office:value="1.01893287435456">
            <text:p>1.018932874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92">
            <text:p>192</text:p>
          </table:table-cell>
          <table:table-cell table:formula="of:=[.B855]/[.A855]" office:value-type="float" office:value="1.01587301587302">
            <text:p>1.0158730159</text:p>
          </table:table-cell>
          <table:table-cell office:value-type="float" office:value="195">
            <text:p>195</text:p>
          </table:table-cell>
          <table:table-cell table:formula="of:=[.D855]/[.A855]" office:value-type="float" office:value="1.03174603174603">
            <text:p>1.0317460317</text:p>
          </table:table-cell>
          <table:table-cell office:value-type="float" office:value="272">
            <text:p>272</text:p>
          </table:table-cell>
          <table:table-cell table:formula="of:=[.F855]/[.A855]" office:value-type="float" office:value="1.43915343915344">
            <text:p>1.4391534392</text:p>
          </table:table-cell>
          <table:table-cell office:value-type="float" office:value="191">
            <text:p>191</text:p>
          </table:table-cell>
          <table:table-cell table:formula="of:=[.H855]/[.A855]" office:value-type="float" office:value="1.01058201058201">
            <text:p>1.0105820106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570">
            <text:p>570</text:p>
          </table:table-cell>
          <table:table-cell table:formula="of:=[.B856]/[.A856]" office:value-type="float" office:value="1.01423487544484">
            <text:p>1.0142348754</text:p>
          </table:table-cell>
          <table:table-cell office:value-type="float" office:value="580">
            <text:p>580</text:p>
          </table:table-cell>
          <table:table-cell table:formula="of:=[.D856]/[.A856]" office:value-type="float" office:value="1.03202846975089">
            <text:p>1.0320284698</text:p>
          </table:table-cell>
          <table:table-cell office:value-type="float" office:value="532">
            <text:p>532</text:p>
          </table:table-cell>
          <table:table-cell table:formula="of:=[.F856]/[.A856]" office:value-type="float" office:value="0.94661921708185">
            <text:p>0.9466192171</text:p>
          </table:table-cell>
          <table:table-cell office:value-type="float" office:value="570">
            <text:p>570</text:p>
          </table:table-cell>
          <table:table-cell table:formula="of:=[.H856]/[.A856]" office:value-type="float" office:value="1.01423487544484">
            <text:p>1.0142348754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24">
            <text:p>224</text:p>
          </table:table-cell>
          <table:table-cell table:formula="of:=[.B857]/[.A857]" office:value-type="float" office:value="1.00900900900901">
            <text:p>1.009009009</text:p>
          </table:table-cell>
          <table:table-cell office:value-type="float" office:value="226">
            <text:p>226</text:p>
          </table:table-cell>
          <table:table-cell table:formula="of:=[.D857]/[.A857]" office:value-type="float" office:value="1.01801801801802">
            <text:p>1.018018018</text:p>
          </table:table-cell>
          <table:table-cell office:value-type="float" office:value="338">
            <text:p>338</text:p>
          </table:table-cell>
          <table:table-cell table:formula="of:=[.F857]/[.A857]" office:value-type="float" office:value="1.52252252252252">
            <text:p>1.5225225225</text:p>
          </table:table-cell>
          <table:table-cell office:value-type="float" office:value="224">
            <text:p>224</text:p>
          </table:table-cell>
          <table:table-cell table:formula="of:=[.H857]/[.A857]" office:value-type="float" office:value="1.00900900900901">
            <text:p>1.009009009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916">
            <text:p>916</text:p>
          </table:table-cell>
          <table:table-cell table:formula="of:=[.B858]/[.A858]" office:value-type="float" office:value="1.01664816870144">
            <text:p>1.0166481687</text:p>
          </table:table-cell>
          <table:table-cell office:value-type="float" office:value="909">
            <text:p>909</text:p>
          </table:table-cell>
          <table:table-cell table:formula="of:=[.D858]/[.A858]" office:value-type="float" office:value="1.00887902330744">
            <text:p>1.0088790233</text:p>
          </table:table-cell>
          <table:table-cell office:value-type="float" office:value="1145">
            <text:p>1145</text:p>
          </table:table-cell>
          <table:table-cell table:formula="of:=[.F858]/[.A858]" office:value-type="float" office:value="1.2708102108768">
            <text:p>1.2708102109</text:p>
          </table:table-cell>
          <table:table-cell office:value-type="float" office:value="904">
            <text:p>904</text:p>
          </table:table-cell>
          <table:table-cell table:formula="of:=[.H858]/[.A858]" office:value-type="float" office:value="1.00332963374029">
            <text:p>1.003329633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  <table:table-cell table:formula="of:=[.B859]/[.A859]" office:value-type="float" office:value="1.01666666666667">
            <text:p>1.0166666667</text:p>
          </table:table-cell>
          <table:table-cell office:value-type="float" office:value="191">
            <text:p>191</text:p>
          </table:table-cell>
          <table:table-cell table:formula="of:=[.D859]/[.A859]" office:value-type="float" office:value="1.06111111111111">
            <text:p>1.0611111111</text:p>
          </table:table-cell>
          <table:table-cell office:value-type="float" office:value="279">
            <text:p>279</text:p>
          </table:table-cell>
          <table:table-cell table:formula="of:=[.F859]/[.A859]" office:value-type="float" office:value="1.55">
            <text:p>1.55</text:p>
          </table:table-cell>
          <table:table-cell office:value-type="float" office:value="181">
            <text:p>181</text:p>
          </table:table-cell>
          <table:table-cell table:formula="of:=[.H859]/[.A859]" office:value-type="float" office:value="1.00555555555556">
            <text:p>1.005555555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table:formula="of:=[.B860]/[.A860]" office:value-type="float" office:value="0.972602739726027">
            <text:p>0.9726027397</text:p>
          </table:table-cell>
          <table:table-cell office:value-type="float" office:value="146">
            <text:p>146</text:p>
          </table:table-cell>
          <table:table-cell table:formula="of:=[.D860]/[.A860]" office:value-type="float" office:value="1">
            <text:p>1</text:p>
          </table:table-cell>
          <table:table-cell office:value-type="float" office:value="146">
            <text:p>146</text:p>
          </table:table-cell>
          <table:table-cell table:formula="of:=[.F860]/[.A860]" office:value-type="float" office:value="1">
            <text:p>1</text:p>
          </table:table-cell>
          <table:table-cell office:value-type="float" office:value="146">
            <text:p>146</text:p>
          </table:table-cell>
          <table:table-cell table:formula="of:=[.H860]/[.A860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28">
            <text:p>328</text:p>
          </table:table-cell>
          <table:table-cell table:formula="of:=[.B861]/[.A861]" office:value-type="float" office:value="1">
            <text:p>1</text:p>
          </table:table-cell>
          <table:table-cell office:value-type="float" office:value="328">
            <text:p>328</text:p>
          </table:table-cell>
          <table:table-cell table:formula="of:=[.D861]/[.A861]" office:value-type="float" office:value="1">
            <text:p>1</text:p>
          </table:table-cell>
          <table:table-cell office:value-type="float" office:value="365">
            <text:p>365</text:p>
          </table:table-cell>
          <table:table-cell table:formula="of:=[.F861]/[.A861]" office:value-type="float" office:value="1.11280487804878">
            <text:p>1.112804878</text:p>
          </table:table-cell>
          <table:table-cell office:value-type="float" office:value="334">
            <text:p>334</text:p>
          </table:table-cell>
          <table:table-cell table:formula="of:=[.H861]/[.A861]" office:value-type="float" office:value="1.01829268292683">
            <text:p>1.0182926829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788">
            <text:p>788</text:p>
          </table:table-cell>
          <table:table-cell table:formula="of:=[.B862]/[.A862]" office:value-type="float" office:value="1.0012706480305">
            <text:p>1.001270648</text:p>
          </table:table-cell>
          <table:table-cell office:value-type="float" office:value="810">
            <text:p>810</text:p>
          </table:table-cell>
          <table:table-cell table:formula="of:=[.D862]/[.A862]" office:value-type="float" office:value="1.0292249047014">
            <text:p>1.0292249047</text:p>
          </table:table-cell>
          <table:table-cell office:value-type="float" office:value="998">
            <text:p>998</text:p>
          </table:table-cell>
          <table:table-cell table:formula="of:=[.F862]/[.A862]" office:value-type="float" office:value="1.26810673443456">
            <text:p>1.2681067344</text:p>
          </table:table-cell>
          <table:table-cell office:value-type="float" office:value="803">
            <text:p>803</text:p>
          </table:table-cell>
          <table:table-cell table:formula="of:=[.H862]/[.A862]" office:value-type="float" office:value="1.02033036848793">
            <text:p>1.020330368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44">
            <text:p>244</text:p>
          </table:table-cell>
          <table:table-cell table:formula="of:=[.B863]/[.A863]" office:value-type="float" office:value="0.976">
            <text:p>0.976</text:p>
          </table:table-cell>
          <table:table-cell office:value-type="float" office:value="247">
            <text:p>247</text:p>
          </table:table-cell>
          <table:table-cell table:formula="of:=[.D863]/[.A863]" office:value-type="float" office:value="0.988">
            <text:p>0.988</text:p>
          </table:table-cell>
          <table:table-cell office:value-type="float" office:value="290">
            <text:p>290</text:p>
          </table:table-cell>
          <table:table-cell table:formula="of:=[.F863]/[.A863]" office:value-type="float" office:value="1.16">
            <text:p>1.16</text:p>
          </table:table-cell>
          <table:table-cell office:value-type="float" office:value="244">
            <text:p>244</text:p>
          </table:table-cell>
          <table:table-cell table:formula="of:=[.H863]/[.A863]" office:value-type="float" office:value="0.976">
            <text:p>0.976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table:formula="of:=[.B864]/[.A864]" office:value-type="float" office:value="1.00462962962963">
            <text:p>1.0046296296</text:p>
          </table:table-cell>
          <table:table-cell office:value-type="float" office:value="217">
            <text:p>217</text:p>
          </table:table-cell>
          <table:table-cell table:formula="of:=[.D864]/[.A864]" office:value-type="float" office:value="1.00462962962963">
            <text:p>1.0046296296</text:p>
          </table:table-cell>
          <table:table-cell office:value-type="float" office:value="308">
            <text:p>308</text:p>
          </table:table-cell>
          <table:table-cell table:formula="of:=[.F864]/[.A864]" office:value-type="float" office:value="1.42592592592593">
            <text:p>1.4259259259</text:p>
          </table:table-cell>
          <table:table-cell office:value-type="float" office:value="217">
            <text:p>217</text:p>
          </table:table-cell>
          <table:table-cell table:formula="of:=[.H864]/[.A864]" office:value-type="float" office:value="1.00462962962963">
            <text:p>1.004629629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06">
            <text:p>306</text:p>
          </table:table-cell>
          <table:table-cell table:formula="of:=[.B865]/[.A865]" office:value-type="float" office:value="1.00327868852459">
            <text:p>1.0032786885</text:p>
          </table:table-cell>
          <table:table-cell office:value-type="float" office:value="303">
            <text:p>303</text:p>
          </table:table-cell>
          <table:table-cell table:formula="of:=[.D865]/[.A865]" office:value-type="float" office:value="0.99344262295082">
            <text:p>0.993442623</text:p>
          </table:table-cell>
          <table:table-cell office:value-type="float" office:value="343">
            <text:p>343</text:p>
          </table:table-cell>
          <table:table-cell table:formula="of:=[.F865]/[.A865]" office:value-type="float" office:value="1.12459016393443">
            <text:p>1.1245901639</text:p>
          </table:table-cell>
          <table:table-cell office:value-type="float" office:value="305">
            <text:p>305</text:p>
          </table:table-cell>
          <table:table-cell table:formula="of:=[.H865]/[.A865]" office:value-type="float" office:value="1">
            <text:p>1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782">
            <text:p>782</text:p>
          </table:table-cell>
          <table:table-cell table:formula="of:=[.B866]/[.A866]" office:value-type="float" office:value="0.998722860791826">
            <text:p>0.9987228608</text:p>
          </table:table-cell>
          <table:table-cell office:value-type="float" office:value="784">
            <text:p>784</text:p>
          </table:table-cell>
          <table:table-cell table:formula="of:=[.D866]/[.A866]" office:value-type="float" office:value="1.00127713920817">
            <text:p>1.0012771392</text:p>
          </table:table-cell>
          <table:table-cell office:value-type="float" office:value="1229">
            <text:p>1229</text:p>
          </table:table-cell>
          <table:table-cell table:formula="of:=[.F866]/[.A866]" office:value-type="float" office:value="1.56960408684547">
            <text:p>1.5696040868</text:p>
          </table:table-cell>
          <table:table-cell office:value-type="float" office:value="785">
            <text:p>785</text:p>
          </table:table-cell>
          <table:table-cell table:formula="of:=[.H866]/[.A866]" office:value-type="float" office:value="1.00255427841635">
            <text:p>1.0025542784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49">
            <text:p>349</text:p>
          </table:table-cell>
          <table:table-cell table:formula="of:=[.B867]/[.A867]" office:value-type="float" office:value="1.01159420289855">
            <text:p>1.0115942029</text:p>
          </table:table-cell>
          <table:table-cell office:value-type="float" office:value="349">
            <text:p>349</text:p>
          </table:table-cell>
          <table:table-cell table:formula="of:=[.D867]/[.A867]" office:value-type="float" office:value="1.01159420289855">
            <text:p>1.0115942029</text:p>
          </table:table-cell>
          <table:table-cell office:value-type="float" office:value="431">
            <text:p>431</text:p>
          </table:table-cell>
          <table:table-cell table:formula="of:=[.F867]/[.A867]" office:value-type="float" office:value="1.24927536231884">
            <text:p>1.2492753623</text:p>
          </table:table-cell>
          <table:table-cell office:value-type="float" office:value="349">
            <text:p>349</text:p>
          </table:table-cell>
          <table:table-cell table:formula="of:=[.H867]/[.A867]" office:value-type="float" office:value="1.01159420289855">
            <text:p>1.0115942029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689">
            <text:p>689</text:p>
          </table:table-cell>
          <table:table-cell table:formula="of:=[.B868]/[.A868]" office:value-type="float" office:value="0.998550724637681">
            <text:p>0.9985507246</text:p>
          </table:table-cell>
          <table:table-cell office:value-type="float" office:value="691">
            <text:p>691</text:p>
          </table:table-cell>
          <table:table-cell table:formula="of:=[.D868]/[.A868]" office:value-type="float" office:value="1.00144927536232">
            <text:p>1.0014492754</text:p>
          </table:table-cell>
          <table:table-cell office:value-type="float" office:value="846">
            <text:p>846</text:p>
          </table:table-cell>
          <table:table-cell table:formula="of:=[.F868]/[.A868]" office:value-type="float" office:value="1.22608695652174">
            <text:p>1.2260869565</text:p>
          </table:table-cell>
          <table:table-cell office:value-type="float" office:value="689">
            <text:p>689</text:p>
          </table:table-cell>
          <table:table-cell table:formula="of:=[.H868]/[.A868]" office:value-type="float" office:value="0.998550724637681">
            <text:p>0.998550724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table:formula="of:=[.B869]/[.A869]" office:value-type="float" office:value="1.01219512195122">
            <text:p>1.012195122</text:p>
          </table:table-cell>
          <table:table-cell office:value-type="float" office:value="83">
            <text:p>83</text:p>
          </table:table-cell>
          <table:table-cell table:formula="of:=[.D869]/[.A869]" office:value-type="float" office:value="1.01219512195122">
            <text:p>1.012195122</text:p>
          </table:table-cell>
          <table:table-cell office:value-type="float" office:value="91">
            <text:p>91</text:p>
          </table:table-cell>
          <table:table-cell table:formula="of:=[.F869]/[.A869]" office:value-type="float" office:value="1.10975609756098">
            <text:p>1.1097560976</text:p>
          </table:table-cell>
          <table:table-cell office:value-type="float" office:value="87">
            <text:p>87</text:p>
          </table:table-cell>
          <table:table-cell table:formula="of:=[.H869]/[.A869]" office:value-type="float" office:value="1.0609756097561">
            <text:p>1.0609756098</text:p>
          </table:table-cell>
        </table:table-row>
        <table:table-row table:style-name="ro1">
          <table:table-cell table:number-columns-repeated="2" office:value-type="float" office:value="73">
            <text:p>73</text:p>
          </table:table-cell>
          <table:table-cell table:formula="of:=[.B870]/[.A870]"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[.D870]/[.A870]" office:value-type="float" office:value="1.02739726027397">
            <text:p>1.0273972603</text:p>
          </table:table-cell>
          <table:table-cell office:value-type="float" office:value="75">
            <text:p>75</text:p>
          </table:table-cell>
          <table:table-cell table:formula="of:=[.F870]/[.A870]" office:value-type="float" office:value="1.02739726027397">
            <text:p>1.0273972603</text:p>
          </table:table-cell>
          <table:table-cell office:value-type="float" office:value="77">
            <text:p>77</text:p>
          </table:table-cell>
          <table:table-cell table:formula="of:=[.H870]/[.A870]" office:value-type="float" office:value="1.05479452054795">
            <text:p>1.0547945205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383">
            <text:p>383</text:p>
          </table:table-cell>
          <table:table-cell table:formula="of:=[.B871]/[.A871]" office:value-type="float" office:value="0.997395833333333">
            <text:p>0.9973958333</text:p>
          </table:table-cell>
          <table:table-cell office:value-type="float" office:value="386">
            <text:p>386</text:p>
          </table:table-cell>
          <table:table-cell table:formula="of:=[.D871]/[.A871]" office:value-type="float" office:value="1.00520833333333">
            <text:p>1.0052083333</text:p>
          </table:table-cell>
          <table:table-cell office:value-type="float" office:value="439">
            <text:p>439</text:p>
          </table:table-cell>
          <table:table-cell table:formula="of:=[.F871]/[.A871]" office:value-type="float" office:value="1.14322916666667">
            <text:p>1.1432291667</text:p>
          </table:table-cell>
          <table:table-cell office:value-type="float" office:value="394">
            <text:p>394</text:p>
          </table:table-cell>
          <table:table-cell table:formula="of:=[.H871]/[.A871]" office:value-type="float" office:value="1.02604166666667">
            <text:p>1.026041666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30">
            <text:p>330</text:p>
          </table:table-cell>
          <table:table-cell table:formula="of:=[.B872]/[.A872]" office:value-type="float" office:value="1.00609756097561">
            <text:p>1.006097561</text:p>
          </table:table-cell>
          <table:table-cell office:value-type="float" office:value="334">
            <text:p>334</text:p>
          </table:table-cell>
          <table:table-cell table:formula="of:=[.D872]/[.A872]" office:value-type="float" office:value="1.01829268292683">
            <text:p>1.0182926829</text:p>
          </table:table-cell>
          <table:table-cell office:value-type="float" office:value="366">
            <text:p>366</text:p>
          </table:table-cell>
          <table:table-cell table:formula="of:=[.F872]/[.A872]" office:value-type="float" office:value="1.11585365853659">
            <text:p>1.1158536585</text:p>
          </table:table-cell>
          <table:table-cell office:value-type="float" office:value="333">
            <text:p>333</text:p>
          </table:table-cell>
          <table:table-cell table:formula="of:=[.H872]/[.A872]" office:value-type="float" office:value="1.01524390243902">
            <text:p>1.015243902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table:formula="of:=[.B873]/[.A873]" office:value-type="float" office:value="1.00549450549451">
            <text:p>1.0054945055</text:p>
          </table:table-cell>
          <table:table-cell office:value-type="float" office:value="188">
            <text:p>188</text:p>
          </table:table-cell>
          <table:table-cell table:formula="of:=[.D873]/[.A873]" office:value-type="float" office:value="1.03296703296703">
            <text:p>1.032967033</text:p>
          </table:table-cell>
          <table:table-cell office:value-type="float" office:value="198">
            <text:p>198</text:p>
          </table:table-cell>
          <table:table-cell table:formula="of:=[.F873]/[.A873]" office:value-type="float" office:value="1.08791208791209">
            <text:p>1.0879120879</text:p>
          </table:table-cell>
          <table:table-cell office:value-type="float" office:value="186">
            <text:p>186</text:p>
          </table:table-cell>
          <table:table-cell table:formula="of:=[.H873]/[.A873]" office:value-type="float" office:value="1.02197802197802">
            <text:p>1.02197802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87">
            <text:p>287</text:p>
          </table:table-cell>
          <table:table-cell table:formula="of:=[.B874]/[.A874]" office:value-type="float" office:value="1.00701754385965">
            <text:p>1.0070175439</text:p>
          </table:table-cell>
          <table:table-cell office:value-type="float" office:value="292">
            <text:p>292</text:p>
          </table:table-cell>
          <table:table-cell table:formula="of:=[.D874]/[.A874]" office:value-type="float" office:value="1.02456140350877">
            <text:p>1.0245614035</text:p>
          </table:table-cell>
          <table:table-cell office:value-type="float" office:value="519">
            <text:p>519</text:p>
          </table:table-cell>
          <table:table-cell table:formula="of:=[.F874]/[.A874]" office:value-type="float" office:value="1.82105263157895">
            <text:p>1.8210526316</text:p>
          </table:table-cell>
          <table:table-cell office:value-type="float" office:value="290">
            <text:p>290</text:p>
          </table:table-cell>
          <table:table-cell table:formula="of:=[.H874]/[.A874]" office:value-type="float" office:value="1.01754385964912">
            <text:p>1.0175438596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formula="of:=[.B875]/[.A875]" office:value-type="float" office:value="1.00740740740741">
            <text:p>1.0074074074</text:p>
          </table:table-cell>
          <table:table-cell office:value-type="float" office:value="142">
            <text:p>142</text:p>
          </table:table-cell>
          <table:table-cell table:formula="of:=[.D875]/[.A875]" office:value-type="float" office:value="1.05185185185185">
            <text:p>1.0518518519</text:p>
          </table:table-cell>
          <table:table-cell office:value-type="float" office:value="136">
            <text:p>136</text:p>
          </table:table-cell>
          <table:table-cell table:formula="of:=[.F875]/[.A875]" office:value-type="float" office:value="1.00740740740741">
            <text:p>1.0074074074</text:p>
          </table:table-cell>
          <table:table-cell office:value-type="float" office:value="139">
            <text:p>139</text:p>
          </table:table-cell>
          <table:table-cell table:formula="of:=[.H875]/[.A875]" office:value-type="float" office:value="1.02962962962963">
            <text:p>1.0296296296</text:p>
          </table:table-cell>
        </table:table-row>
        <table:table-row table:style-name="ro1">
          <table:table-cell table:number-columns-repeated="2" office:value-type="float" office:value="143">
            <text:p>143</text:p>
          </table:table-cell>
          <table:table-cell table:formula="of:=[.B876]/[.A876]" office:value-type="float" office:value="1">
            <text:p>1</text:p>
          </table:table-cell>
          <table:table-cell office:value-type="float" office:value="148">
            <text:p>148</text:p>
          </table:table-cell>
          <table:table-cell table:formula="of:=[.D876]/[.A876]" office:value-type="float" office:value="1.03496503496504">
            <text:p>1.034965035</text:p>
          </table:table-cell>
          <table:table-cell office:value-type="float" office:value="149">
            <text:p>149</text:p>
          </table:table-cell>
          <table:table-cell table:formula="of:=[.F876]/[.A876]" office:value-type="float" office:value="1.04195804195804">
            <text:p>1.041958042</text:p>
          </table:table-cell>
          <table:table-cell office:value-type="float" office:value="145">
            <text:p>145</text:p>
          </table:table-cell>
          <table:table-cell table:formula="of:=[.H876]/[.A876]" office:value-type="float" office:value="1.01398601398601">
            <text:p>1.013986014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433">
            <text:p>433</text:p>
          </table:table-cell>
          <table:table-cell table:formula="of:=[.B877]/[.A877]" office:value-type="float" office:value="1.00231481481481">
            <text:p>1.0023148148</text:p>
          </table:table-cell>
          <table:table-cell office:value-type="float" office:value="441">
            <text:p>441</text:p>
          </table:table-cell>
          <table:table-cell table:formula="of:=[.D877]/[.A877]" office:value-type="float" office:value="1.02083333333333">
            <text:p>1.0208333333</text:p>
          </table:table-cell>
          <table:table-cell office:value-type="float" office:value="566">
            <text:p>566</text:p>
          </table:table-cell>
          <table:table-cell table:formula="of:=[.F877]/[.A877]" office:value-type="float" office:value="1.31018518518519">
            <text:p>1.3101851852</text:p>
          </table:table-cell>
          <table:table-cell office:value-type="float" office:value="441">
            <text:p>441</text:p>
          </table:table-cell>
          <table:table-cell table:formula="of:=[.H877]/[.A877]" office:value-type="float" office:value="1.02083333333333">
            <text:p>1.0208333333</text:p>
          </table:table-cell>
        </table:table-row>
        <table:table-row table:style-name="ro1">
          <table:table-cell table:number-columns-repeated="2" office:value-type="float" office:value="226">
            <text:p>226</text:p>
          </table:table-cell>
          <table:table-cell table:formula="of:=[.B878]/[.A878]" office:value-type="float" office:value="1">
            <text:p>1</text:p>
          </table:table-cell>
          <table:table-cell office:value-type="float" office:value="239">
            <text:p>239</text:p>
          </table:table-cell>
          <table:table-cell table:formula="of:=[.D878]/[.A878]" office:value-type="float" office:value="1.05752212389381">
            <text:p>1.0575221239</text:p>
          </table:table-cell>
          <table:table-cell office:value-type="float" office:value="293">
            <text:p>293</text:p>
          </table:table-cell>
          <table:table-cell table:formula="of:=[.F878]/[.A878]" office:value-type="float" office:value="1.29646017699115">
            <text:p>1.296460177</text:p>
          </table:table-cell>
          <table:table-cell office:value-type="float" office:value="233">
            <text:p>233</text:p>
          </table:table-cell>
          <table:table-cell table:formula="of:=[.H878]/[.A878]" office:value-type="float" office:value="1.03097345132743">
            <text:p>1.030973451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521">
            <text:p>521</text:p>
          </table:table-cell>
          <table:table-cell table:formula="of:=[.B879]/[.A879]" office:value-type="float" office:value="1.017578125">
            <text:p>1.017578125</text:p>
          </table:table-cell>
          <table:table-cell office:value-type="float" office:value="523">
            <text:p>523</text:p>
          </table:table-cell>
          <table:table-cell table:formula="of:=[.D879]/[.A879]" office:value-type="float" office:value="1.021484375">
            <text:p>1.021484375</text:p>
          </table:table-cell>
          <table:table-cell office:value-type="float" office:value="417">
            <text:p>417</text:p>
          </table:table-cell>
          <table:table-cell table:formula="of:=[.F879]/[.A879]" office:value-type="float" office:value="0.814453125">
            <text:p>0.814453125</text:p>
          </table:table-cell>
          <table:table-cell office:value-type="float" office:value="511">
            <text:p>511</text:p>
          </table:table-cell>
          <table:table-cell table:formula="of:=[.H879]/[.A879]" office:value-type="float" office:value="0.998046875">
            <text:p>0.99804687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672">
            <text:p>672</text:p>
          </table:table-cell>
          <table:table-cell table:formula="of:=[.B880]/[.A880]" office:value-type="float" office:value="1.03384615384615">
            <text:p>1.0338461538</text:p>
          </table:table-cell>
          <table:table-cell office:value-type="float" office:value="654">
            <text:p>654</text:p>
          </table:table-cell>
          <table:table-cell table:formula="of:=[.D880]/[.A880]" office:value-type="float" office:value="1.00615384615385">
            <text:p>1.0061538462</text:p>
          </table:table-cell>
          <table:table-cell office:value-type="float" office:value="663">
            <text:p>663</text:p>
          </table:table-cell>
          <table:table-cell table:formula="of:=[.F880]/[.A880]" office:value-type="float" office:value="1.02">
            <text:p>1.02</text:p>
          </table:table-cell>
          <table:table-cell office:value-type="float" office:value="655">
            <text:p>655</text:p>
          </table:table-cell>
          <table:table-cell table:formula="of:=[.H880]/[.A880]" office:value-type="float" office:value="1.00769230769231">
            <text:p>1.007692307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table:formula="of:=[.B881]/[.A881]" office:value-type="float" office:value="1.02057613168724">
            <text:p>1.0205761317</text:p>
          </table:table-cell>
          <table:table-cell office:value-type="float" office:value="261">
            <text:p>261</text:p>
          </table:table-cell>
          <table:table-cell table:formula="of:=[.D881]/[.A881]" office:value-type="float" office:value="1.07407407407407">
            <text:p>1.0740740741</text:p>
          </table:table-cell>
          <table:table-cell office:value-type="float" office:value="262">
            <text:p>262</text:p>
          </table:table-cell>
          <table:table-cell table:formula="of:=[.F881]/[.A881]" office:value-type="float" office:value="1.07818930041152">
            <text:p>1.0781893004</text:p>
          </table:table-cell>
          <table:table-cell office:value-type="float" office:value="243">
            <text:p>243</text:p>
          </table:table-cell>
          <table:table-cell table:formula="of:=[.H881]/[.A881]" office:value-type="float" office:value="1">
            <text:p>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table:formula="of:=[.B882]/[.A882]" office:value-type="float" office:value="1.03225806451613">
            <text:p>1.0322580645</text:p>
          </table:table-cell>
          <table:table-cell office:value-type="float" office:value="97">
            <text:p>97</text:p>
          </table:table-cell>
          <table:table-cell table:formula="of:=[.D882]/[.A882]" office:value-type="float" office:value="1.04301075268817">
            <text:p>1.0430107527</text:p>
          </table:table-cell>
          <table:table-cell office:value-type="float" office:value="101">
            <text:p>101</text:p>
          </table:table-cell>
          <table:table-cell table:formula="of:=[.F882]/[.A882]" office:value-type="float" office:value="1.08602150537634">
            <text:p>1.0860215054</text:p>
          </table:table-cell>
          <table:table-cell office:value-type="float" office:value="94">
            <text:p>94</text:p>
          </table:table-cell>
          <table:table-cell table:formula="of:=[.H882]/[.A882]" office:value-type="float" office:value="1.01075268817204">
            <text:p>1.010752688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11">
            <text:p>211</text:p>
          </table:table-cell>
          <table:table-cell table:formula="of:=[.B883]/[.A883]" office:value-type="float" office:value="1.01932367149758">
            <text:p>1.0193236715</text:p>
          </table:table-cell>
          <table:table-cell office:value-type="float" office:value="218">
            <text:p>218</text:p>
          </table:table-cell>
          <table:table-cell table:formula="of:=[.D883]/[.A883]" office:value-type="float" office:value="1.05314009661836">
            <text:p>1.0531400966</text:p>
          </table:table-cell>
          <table:table-cell office:value-type="float" office:value="288">
            <text:p>288</text:p>
          </table:table-cell>
          <table:table-cell table:formula="of:=[.F883]/[.A883]" office:value-type="float" office:value="1.39130434782609">
            <text:p>1.3913043478</text:p>
          </table:table-cell>
          <table:table-cell office:value-type="float" office:value="209">
            <text:p>209</text:p>
          </table:table-cell>
          <table:table-cell table:formula="of:=[.H883]/[.A883]" office:value-type="float" office:value="1.00966183574879">
            <text:p>1.00966183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355">
            <text:p>355</text:p>
          </table:table-cell>
          <table:table-cell table:formula="of:=[.B884]/[.A884]" office:value-type="float" office:value="1.0056657223796">
            <text:p>1.0056657224</text:p>
          </table:table-cell>
          <table:table-cell office:value-type="float" office:value="356">
            <text:p>356</text:p>
          </table:table-cell>
          <table:table-cell table:formula="of:=[.D884]/[.A884]" office:value-type="float" office:value="1.00849858356941">
            <text:p>1.0084985836</text:p>
          </table:table-cell>
          <table:table-cell office:value-type="float" office:value="416">
            <text:p>416</text:p>
          </table:table-cell>
          <table:table-cell table:formula="of:=[.F884]/[.A884]" office:value-type="float" office:value="1.17847025495751">
            <text:p>1.178470255</text:p>
          </table:table-cell>
          <table:table-cell office:value-type="float" office:value="357">
            <text:p>357</text:p>
          </table:table-cell>
          <table:table-cell table:formula="of:=[.H884]/[.A884]" office:value-type="float" office:value="1.01133144475921">
            <text:p>1.011331444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table:formula="of:=[.B885]/[.A885]" office:value-type="float" office:value="1.00518134715026">
            <text:p>1.0051813472</text:p>
          </table:table-cell>
          <table:table-cell office:value-type="float" office:value="197">
            <text:p>197</text:p>
          </table:table-cell>
          <table:table-cell table:formula="of:=[.D885]/[.A885]" office:value-type="float" office:value="1.02072538860104">
            <text:p>1.0207253886</text:p>
          </table:table-cell>
          <table:table-cell office:value-type="float" office:value="208">
            <text:p>208</text:p>
          </table:table-cell>
          <table:table-cell table:formula="of:=[.F885]/[.A885]" office:value-type="float" office:value="1.07772020725389">
            <text:p>1.0777202073</text:p>
          </table:table-cell>
          <table:table-cell office:value-type="float" office:value="195">
            <text:p>195</text:p>
          </table:table-cell>
          <table:table-cell table:formula="of:=[.H885]/[.A885]" office:value-type="float" office:value="1.01036269430052">
            <text:p>1.0103626943</text:p>
          </table:table-cell>
        </table:table-row>
        <table:table-row table:style-name="ro1">
          <table:table-cell table:number-columns-repeated="2" office:value-type="float" office:value="137">
            <text:p>137</text:p>
          </table:table-cell>
          <table:table-cell table:formula="of:=[.B886]/[.A886]" office:value-type="float" office:value="1">
            <text:p>1</text:p>
          </table:table-cell>
          <table:table-cell office:value-type="float" office:value="136">
            <text:p>136</text:p>
          </table:table-cell>
          <table:table-cell table:formula="of:=[.D886]/[.A886]" office:value-type="float" office:value="0.992700729927007">
            <text:p>0.9927007299</text:p>
          </table:table-cell>
          <table:table-cell office:value-type="float" office:value="191">
            <text:p>191</text:p>
          </table:table-cell>
          <table:table-cell table:formula="of:=[.F886]/[.A886]" office:value-type="float" office:value="1.39416058394161">
            <text:p>1.3941605839</text:p>
          </table:table-cell>
          <table:table-cell office:value-type="float" office:value="137">
            <text:p>137</text:p>
          </table:table-cell>
          <table:table-cell table:formula="of:=[.H886]/[.A886]" office:value-type="float" office:value="1">
            <text:p>1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520">
            <text:p>520</text:p>
          </table:table-cell>
          <table:table-cell table:formula="of:=[.B887]/[.A887]" office:value-type="float" office:value="1.003861003861">
            <text:p>1.0038610039</text:p>
          </table:table-cell>
          <table:table-cell office:value-type="float" office:value="525">
            <text:p>525</text:p>
          </table:table-cell>
          <table:table-cell table:formula="of:=[.D887]/[.A887]" office:value-type="float" office:value="1.01351351351351">
            <text:p>1.0135135135</text:p>
          </table:table-cell>
          <table:table-cell office:value-type="float" office:value="591">
            <text:p>591</text:p>
          </table:table-cell>
          <table:table-cell table:formula="of:=[.F887]/[.A887]" office:value-type="float" office:value="1.14092664092664">
            <text:p>1.1409266409</text:p>
          </table:table-cell>
          <table:table-cell office:value-type="float" office:value="525">
            <text:p>525</text:p>
          </table:table-cell>
          <table:table-cell table:formula="of:=[.H887]/[.A887]" office:value-type="float" office:value="1.01351351351351">
            <text:p>1.013513513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97">
            <text:p>297</text:p>
          </table:table-cell>
          <table:table-cell table:formula="of:=[.B888]/[.A888]" office:value-type="float" office:value="0.964285714285714">
            <text:p>0.9642857143</text:p>
          </table:table-cell>
          <table:table-cell office:value-type="float" office:value="301">
            <text:p>301</text:p>
          </table:table-cell>
          <table:table-cell table:formula="of:=[.D888]/[.A888]" office:value-type="float" office:value="0.977272727272727">
            <text:p>0.9772727273</text:p>
          </table:table-cell>
          <table:table-cell office:value-type="float" office:value="419">
            <text:p>419</text:p>
          </table:table-cell>
          <table:table-cell table:formula="of:=[.F888]/[.A888]" office:value-type="float" office:value="1.36038961038961">
            <text:p>1.3603896104</text:p>
          </table:table-cell>
          <table:table-cell office:value-type="float" office:value="300">
            <text:p>300</text:p>
          </table:table-cell>
          <table:table-cell table:formula="of:=[.H888]/[.A888]" office:value-type="float" office:value="0.974025974025974">
            <text:p>0.974025974</text:p>
          </table:table-cell>
        </table:table-row>
        <table:table-row table:style-name="ro1">
          <table:table-cell table:number-columns-repeated="2" office:value-type="float" office:value="148">
            <text:p>148</text:p>
          </table:table-cell>
          <table:table-cell table:formula="of:=[.B889]/[.A889]" office:value-type="float" office:value="1">
            <text:p>1</text:p>
          </table:table-cell>
          <table:table-cell office:value-type="float" office:value="149">
            <text:p>149</text:p>
          </table:table-cell>
          <table:table-cell table:formula="of:=[.D889]/[.A889]" office:value-type="float" office:value="1.00675675675676">
            <text:p>1.0067567568</text:p>
          </table:table-cell>
          <table:table-cell office:value-type="float" office:value="170">
            <text:p>170</text:p>
          </table:table-cell>
          <table:table-cell table:formula="of:=[.F889]/[.A889]" office:value-type="float" office:value="1.14864864864865">
            <text:p>1.1486486486</text:p>
          </table:table-cell>
          <table:table-cell office:value-type="float" office:value="149">
            <text:p>149</text:p>
          </table:table-cell>
          <table:table-cell table:formula="of:=[.H889]/[.A889]" office:value-type="float" office:value="1.00675675675676">
            <text:p>1.006756756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table:formula="of:=[.B890]/[.A890]" office:value-type="float" office:value="1.00564971751412">
            <text:p>1.0056497175</text:p>
          </table:table-cell>
          <table:table-cell office:value-type="float" office:value="179">
            <text:p>179</text:p>
          </table:table-cell>
          <table:table-cell table:formula="of:=[.D890]/[.A890]" office:value-type="float" office:value="1.01129943502825">
            <text:p>1.011299435</text:p>
          </table:table-cell>
          <table:table-cell office:value-type="float" office:value="216">
            <text:p>216</text:p>
          </table:table-cell>
          <table:table-cell table:formula="of:=[.F890]/[.A890]" office:value-type="float" office:value="1.22033898305085">
            <text:p>1.2203389831</text:p>
          </table:table-cell>
          <table:table-cell office:value-type="float" office:value="180">
            <text:p>180</text:p>
          </table:table-cell>
          <table:table-cell table:formula="of:=[.H890]/[.A890]" office:value-type="float" office:value="1.01694915254237">
            <text:p>1.0169491525</text:p>
          </table:table-cell>
        </table:table-row>
        <table:table-row table:style-name="ro1">
          <table:table-cell table:number-columns-repeated="2" office:value-type="float" office:value="184">
            <text:p>184</text:p>
          </table:table-cell>
          <table:table-cell table:formula="of:=[.B891]/[.A891]" office:value-type="float" office:value="1">
            <text:p>1</text:p>
          </table:table-cell>
          <table:table-cell office:value-type="float" office:value="183">
            <text:p>183</text:p>
          </table:table-cell>
          <table:table-cell table:formula="of:=[.D891]/[.A891]" office:value-type="float" office:value="0.994565217391304">
            <text:p>0.9945652174</text:p>
          </table:table-cell>
          <table:table-cell office:value-type="float" office:value="226">
            <text:p>226</text:p>
          </table:table-cell>
          <table:table-cell table:formula="of:=[.F891]/[.A891]" office:value-type="float" office:value="1.22826086956522">
            <text:p>1.2282608696</text:p>
          </table:table-cell>
          <table:table-cell office:value-type="float" office:value="188">
            <text:p>188</text:p>
          </table:table-cell>
          <table:table-cell table:formula="of:=[.H891]/[.A891]" office:value-type="float" office:value="1.02173913043478">
            <text:p>1.0217391304</text:p>
          </table:table-cell>
        </table:table-row>
        <table:table-row table:style-name="ro1">
          <table:table-cell table:number-columns-repeated="2" office:value-type="float" office:value="233">
            <text:p>233</text:p>
          </table:table-cell>
          <table:table-cell table:formula="of:=[.B892]/[.A892]" office:value-type="float" office:value="1">
            <text:p>1</text:p>
          </table:table-cell>
          <table:table-cell office:value-type="float" office:value="234">
            <text:p>234</text:p>
          </table:table-cell>
          <table:table-cell table:formula="of:=[.D892]/[.A892]" office:value-type="float" office:value="1.00429184549356">
            <text:p>1.0042918455</text:p>
          </table:table-cell>
          <table:table-cell office:value-type="float" office:value="266">
            <text:p>266</text:p>
          </table:table-cell>
          <table:table-cell table:formula="of:=[.F892]/[.A892]" office:value-type="float" office:value="1.14163090128755">
            <text:p>1.1416309013</text:p>
          </table:table-cell>
          <table:table-cell office:value-type="float" office:value="238">
            <text:p>238</text:p>
          </table:table-cell>
          <table:table-cell table:formula="of:=[.H892]/[.A892]" office:value-type="float" office:value="1.02145922746781">
            <text:p>1.021459227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table:formula="of:=[.B893]/[.A893]" office:value-type="float" office:value="1.01293103448276">
            <text:p>1.0129310345</text:p>
          </table:table-cell>
          <table:table-cell office:value-type="float" office:value="235">
            <text:p>235</text:p>
          </table:table-cell>
          <table:table-cell table:formula="of:=[.D893]/[.A893]" office:value-type="float" office:value="1.01293103448276">
            <text:p>1.0129310345</text:p>
          </table:table-cell>
          <table:table-cell office:value-type="float" office:value="266">
            <text:p>266</text:p>
          </table:table-cell>
          <table:table-cell table:formula="of:=[.F893]/[.A893]" office:value-type="float" office:value="1.14655172413793">
            <text:p>1.1465517241</text:p>
          </table:table-cell>
          <table:table-cell office:value-type="float" office:value="236">
            <text:p>236</text:p>
          </table:table-cell>
          <table:table-cell table:formula="of:=[.H893]/[.A893]" office:value-type="float" office:value="1.01724137931034">
            <text:p>1.017241379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table:formula="of:=[.B894]/[.A894]" office:value-type="float" office:value="1.02916666666667">
            <text:p>1.0291666667</text:p>
          </table:table-cell>
          <table:table-cell office:value-type="float" office:value="239">
            <text:p>239</text:p>
          </table:table-cell>
          <table:table-cell table:formula="of:=[.D894]/[.A894]" office:value-type="float" office:value="0.995833333333333">
            <text:p>0.9958333333</text:p>
          </table:table-cell>
          <table:table-cell office:value-type="float" office:value="241">
            <text:p>241</text:p>
          </table:table-cell>
          <table:table-cell table:formula="of:=[.F894]/[.A894]" office:value-type="float" office:value="1.00416666666667">
            <text:p>1.0041666667</text:p>
          </table:table-cell>
          <table:table-cell office:value-type="float" office:value="259">
            <text:p>259</text:p>
          </table:table-cell>
          <table:table-cell table:formula="of:=[.H894]/[.A894]" office:value-type="float" office:value="1.07916666666667">
            <text:p>1.0791666667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389">
            <text:p>389</text:p>
          </table:table-cell>
          <table:table-cell table:formula="of:=[.B895]/[.A895]" office:value-type="float" office:value="1.01038961038961">
            <text:p>1.0103896104</text:p>
          </table:table-cell>
          <table:table-cell office:value-type="float" office:value="388">
            <text:p>388</text:p>
          </table:table-cell>
          <table:table-cell table:formula="of:=[.D895]/[.A895]" office:value-type="float" office:value="1.00779220779221">
            <text:p>1.0077922078</text:p>
          </table:table-cell>
          <table:table-cell office:value-type="float" office:value="467">
            <text:p>467</text:p>
          </table:table-cell>
          <table:table-cell table:formula="of:=[.F895]/[.A895]" office:value-type="float" office:value="1.21298701298701">
            <text:p>1.212987013</text:p>
          </table:table-cell>
          <table:table-cell office:value-type="float" office:value="404">
            <text:p>404</text:p>
          </table:table-cell>
          <table:table-cell table:formula="of:=[.H895]/[.A895]" office:value-type="float" office:value="1.04935064935065">
            <text:p>1.049350649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11">
            <text:p>211</text:p>
          </table:table-cell>
          <table:table-cell table:formula="of:=[.B896]/[.A896]" office:value-type="float" office:value="0.985981308411215">
            <text:p>0.9859813084</text:p>
          </table:table-cell>
          <table:table-cell office:value-type="float" office:value="217">
            <text:p>217</text:p>
          </table:table-cell>
          <table:table-cell table:formula="of:=[.D896]/[.A896]" office:value-type="float" office:value="1.01401869158879">
            <text:p>1.0140186916</text:p>
          </table:table-cell>
          <table:table-cell office:value-type="float" office:value="269">
            <text:p>269</text:p>
          </table:table-cell>
          <table:table-cell table:formula="of:=[.F896]/[.A896]" office:value-type="float" office:value="1.25700934579439">
            <text:p>1.2570093458</text:p>
          </table:table-cell>
          <table:table-cell office:value-type="float" office:value="215">
            <text:p>215</text:p>
          </table:table-cell>
          <table:table-cell table:formula="of:=[.H896]/[.A896]" office:value-type="float" office:value="1.00467289719626">
            <text:p>1.0046728972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1303">
            <text:p>1303</text:p>
          </table:table-cell>
          <table:table-cell table:formula="of:=[.B897]/[.A897]" office:value-type="float" office:value="0.997702909647779">
            <text:p>0.9977029096</text:p>
          </table:table-cell>
          <table:table-cell office:value-type="float" office:value="1314">
            <text:p>1314</text:p>
          </table:table-cell>
          <table:table-cell table:formula="of:=[.D897]/[.A897]" office:value-type="float" office:value="1.00612557427259">
            <text:p>1.0061255743</text:p>
          </table:table-cell>
          <table:table-cell office:value-type="float" office:value="1546">
            <text:p>1546</text:p>
          </table:table-cell>
          <table:table-cell table:formula="of:=[.F897]/[.A897]" office:value-type="float" office:value="1.18376722817764">
            <text:p>1.1837672282</text:p>
          </table:table-cell>
          <table:table-cell office:value-type="float" office:value="1323">
            <text:p>1323</text:p>
          </table:table-cell>
          <table:table-cell table:formula="of:=[.H897]/[.A897]" office:value-type="float" office:value="1.01301684532925">
            <text:p>1.0130168453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87">
            <text:p>287</text:p>
          </table:table-cell>
          <table:table-cell table:formula="of:=[.B898]/[.A898]" office:value-type="float" office:value="1.00701754385965">
            <text:p>1.0070175439</text:p>
          </table:table-cell>
          <table:table-cell office:value-type="float" office:value="295">
            <text:p>295</text:p>
          </table:table-cell>
          <table:table-cell table:formula="of:=[.D898]/[.A898]" office:value-type="float" office:value="1.03508771929825">
            <text:p>1.0350877193</text:p>
          </table:table-cell>
          <table:table-cell office:value-type="float" office:value="262">
            <text:p>262</text:p>
          </table:table-cell>
          <table:table-cell table:formula="of:=[.F898]/[.A898]" office:value-type="float" office:value="0.919298245614035">
            <text:p>0.9192982456</text:p>
          </table:table-cell>
          <table:table-cell office:value-type="float" office:value="294">
            <text:p>294</text:p>
          </table:table-cell>
          <table:table-cell table:formula="of:=[.H898]/[.A898]" office:value-type="float" office:value="1.03157894736842">
            <text:p>1.0315789474</text:p>
          </table:table-cell>
        </table:table-row>
        <table:table-row table:style-name="ro1">
          <table:table-cell table:number-columns-repeated="2" office:value-type="float" office:value="753">
            <text:p>753</text:p>
          </table:table-cell>
          <table:table-cell table:formula="of:=[.B899]/[.A899]" office:value-type="float" office:value="1">
            <text:p>1</text:p>
          </table:table-cell>
          <table:table-cell office:value-type="float" office:value="756">
            <text:p>756</text:p>
          </table:table-cell>
          <table:table-cell table:formula="of:=[.D899]/[.A899]" office:value-type="float" office:value="1.00398406374502">
            <text:p>1.0039840637</text:p>
          </table:table-cell>
          <table:table-cell office:value-type="float" office:value="943">
            <text:p>943</text:p>
          </table:table-cell>
          <table:table-cell table:formula="of:=[.F899]/[.A899]" office:value-type="float" office:value="1.2523240371846">
            <text:p>1.2523240372</text:p>
          </table:table-cell>
          <table:table-cell office:value-type="float" office:value="750">
            <text:p>750</text:p>
          </table:table-cell>
          <table:table-cell table:formula="of:=[.H899]/[.A899]" office:value-type="float" office:value="0.99601593625498">
            <text:p>0.996015936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7">
            <text:p>137</text:p>
          </table:table-cell>
          <table:table-cell table:formula="of:=[.B900]/[.A900]" office:value-type="float" office:value="1.01481481481481">
            <text:p>1.0148148148</text:p>
          </table:table-cell>
          <table:table-cell office:value-type="float" office:value="141">
            <text:p>141</text:p>
          </table:table-cell>
          <table:table-cell table:formula="of:=[.D900]/[.A900]" office:value-type="float" office:value="1.04444444444444">
            <text:p>1.0444444444</text:p>
          </table:table-cell>
          <table:table-cell office:value-type="float" office:value="183">
            <text:p>183</text:p>
          </table:table-cell>
          <table:table-cell table:formula="of:=[.F900]/[.A900]" office:value-type="float" office:value="1.35555555555556">
            <text:p>1.3555555556</text:p>
          </table:table-cell>
          <table:table-cell office:value-type="float" office:value="139">
            <text:p>139</text:p>
          </table:table-cell>
          <table:table-cell table:formula="of:=[.H900]/[.A900]" office:value-type="float" office:value="1.02962962962963">
            <text:p>1.0296296296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770">
            <text:p>770</text:p>
          </table:table-cell>
          <table:table-cell table:formula="of:=[.B901]/[.A901]" office:value-type="float" office:value="1.01583113456464">
            <text:p>1.0158311346</text:p>
          </table:table-cell>
          <table:table-cell office:value-type="float" office:value="776">
            <text:p>776</text:p>
          </table:table-cell>
          <table:table-cell table:formula="of:=[.D901]/[.A901]" office:value-type="float" office:value="1.02374670184697">
            <text:p>1.0237467018</text:p>
          </table:table-cell>
          <table:table-cell office:value-type="float" office:value="942">
            <text:p>942</text:p>
          </table:table-cell>
          <table:table-cell table:formula="of:=[.F901]/[.A901]" office:value-type="float" office:value="1.24274406332454">
            <text:p>1.2427440633</text:p>
          </table:table-cell>
          <table:table-cell office:value-type="float" office:value="758">
            <text:p>758</text:p>
          </table:table-cell>
          <table:table-cell table:formula="of:=[.H901]/[.A901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16">
            <text:p>216</text:p>
          </table:table-cell>
          <table:table-cell table:formula="of:=[.B902]/[.A902]" office:value-type="float" office:value="1">
            <text:p>1</text:p>
          </table:table-cell>
          <table:table-cell office:value-type="float" office:value="222">
            <text:p>222</text:p>
          </table:table-cell>
          <table:table-cell table:formula="of:=[.D902]/[.A902]" office:value-type="float" office:value="1.02777777777778">
            <text:p>1.0277777778</text:p>
          </table:table-cell>
          <table:table-cell office:value-type="float" office:value="294">
            <text:p>294</text:p>
          </table:table-cell>
          <table:table-cell table:formula="of:=[.F902]/[.A902]" office:value-type="float" office:value="1.36111111111111">
            <text:p>1.3611111111</text:p>
          </table:table-cell>
          <table:table-cell office:value-type="float" office:value="219">
            <text:p>219</text:p>
          </table:table-cell>
          <table:table-cell table:formula="of:=[.H902]/[.A902]" office:value-type="float" office:value="1.01388888888889">
            <text:p>1.0138888889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table:formula="of:=[.B903]/[.A903]" office:value-type="float" office:value="1.00581395348837">
            <text:p>1.0058139535</text:p>
          </table:table-cell>
          <table:table-cell office:value-type="float" office:value="174">
            <text:p>174</text:p>
          </table:table-cell>
          <table:table-cell table:formula="of:=[.D903]/[.A903]" office:value-type="float" office:value="1.01162790697674">
            <text:p>1.011627907</text:p>
          </table:table-cell>
          <table:table-cell office:value-type="float" office:value="222">
            <text:p>222</text:p>
          </table:table-cell>
          <table:table-cell table:formula="of:=[.F903]/[.A903]" office:value-type="float" office:value="1.2906976744186">
            <text:p>1.2906976744</text:p>
          </table:table-cell>
          <table:table-cell office:value-type="float" office:value="173">
            <text:p>173</text:p>
          </table:table-cell>
          <table:table-cell table:formula="of:=[.H903]/[.A903]" office:value-type="float" office:value="1.00581395348837">
            <text:p>1.005813953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table:formula="of:=[.B904]/[.A904]" office:value-type="float" office:value="0.986928104575163">
            <text:p>0.9869281046</text:p>
          </table:table-cell>
          <table:table-cell office:value-type="float" office:value="154">
            <text:p>154</text:p>
          </table:table-cell>
          <table:table-cell table:formula="of:=[.D904]/[.A904]" office:value-type="float" office:value="1.00653594771242">
            <text:p>1.0065359477</text:p>
          </table:table-cell>
          <table:table-cell office:value-type="float" office:value="161">
            <text:p>161</text:p>
          </table:table-cell>
          <table:table-cell table:formula="of:=[.F904]/[.A904]" office:value-type="float" office:value="1.05228758169935">
            <text:p>1.0522875817</text:p>
          </table:table-cell>
          <table:table-cell office:value-type="float" office:value="158">
            <text:p>158</text:p>
          </table:table-cell>
          <table:table-cell table:formula="of:=[.H904]/[.A904]" office:value-type="float" office:value="1.03267973856209">
            <text:p>1.0326797386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7">
            <text:p>177</text:p>
          </table:table-cell>
          <table:table-cell table:formula="of:=[.B905]/[.A905]" office:value-type="float" office:value="0.983333333333333">
            <text:p>0.9833333333</text:p>
          </table:table-cell>
          <table:table-cell office:value-type="float" office:value="182">
            <text:p>182</text:p>
          </table:table-cell>
          <table:table-cell table:formula="of:=[.D905]/[.A905]" office:value-type="float" office:value="1.01111111111111">
            <text:p>1.0111111111</text:p>
          </table:table-cell>
          <table:table-cell office:value-type="float" office:value="207">
            <text:p>207</text:p>
          </table:table-cell>
          <table:table-cell table:formula="of:=[.F905]/[.A905]" office:value-type="float" office:value="1.15">
            <text:p>1.15</text:p>
          </table:table-cell>
          <table:table-cell office:value-type="float" office:value="180">
            <text:p>180</text:p>
          </table:table-cell>
          <table:table-cell table:formula="of:=[.H905]/[.A905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465">
            <text:p>465</text:p>
          </table:table-cell>
          <table:table-cell table:formula="of:=[.B906]/[.A906]" office:value-type="float" office:value="1">
            <text:p>1</text:p>
          </table:table-cell>
          <table:table-cell office:value-type="float" office:value="476">
            <text:p>476</text:p>
          </table:table-cell>
          <table:table-cell table:formula="of:=[.D906]/[.A906]" office:value-type="float" office:value="1.02365591397849">
            <text:p>1.023655914</text:p>
          </table:table-cell>
          <table:table-cell office:value-type="float" office:value="617">
            <text:p>617</text:p>
          </table:table-cell>
          <table:table-cell table:formula="of:=[.F906]/[.A906]" office:value-type="float" office:value="1.32688172043011">
            <text:p>1.3268817204</text:p>
          </table:table-cell>
          <table:table-cell office:value-type="float" office:value="469">
            <text:p>469</text:p>
          </table:table-cell>
          <table:table-cell table:formula="of:=[.H906]/[.A906]" office:value-type="float" office:value="1.00860215053763">
            <text:p>1.0086021505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834">
            <text:p>834</text:p>
          </table:table-cell>
          <table:table-cell table:formula="of:=[.B907]/[.A907]" office:value-type="float" office:value="0.997607655502392">
            <text:p>0.9976076555</text:p>
          </table:table-cell>
          <table:table-cell office:value-type="float" office:value="849">
            <text:p>849</text:p>
          </table:table-cell>
          <table:table-cell table:formula="of:=[.D907]/[.A907]" office:value-type="float" office:value="1.01555023923445">
            <text:p>1.0155502392</text:p>
          </table:table-cell>
          <table:table-cell office:value-type="float" office:value="971">
            <text:p>971</text:p>
          </table:table-cell>
          <table:table-cell table:formula="of:=[.F907]/[.A907]" office:value-type="float" office:value="1.16148325358852">
            <text:p>1.1614832536</text:p>
          </table:table-cell>
          <table:table-cell office:value-type="float" office:value="836">
            <text:p>836</text:p>
          </table:table-cell>
          <table:table-cell table:formula="of:=[.H907]/[.A907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17">
            <text:p>217</text:p>
          </table:table-cell>
          <table:table-cell table:formula="of:=[.B908]/[.A908]" office:value-type="float" office:value="1">
            <text:p>1</text:p>
          </table:table-cell>
          <table:table-cell office:value-type="float" office:value="222">
            <text:p>222</text:p>
          </table:table-cell>
          <table:table-cell table:formula="of:=[.D908]/[.A908]" office:value-type="float" office:value="1.02304147465438">
            <text:p>1.0230414747</text:p>
          </table:table-cell>
          <table:table-cell office:value-type="float" office:value="266">
            <text:p>266</text:p>
          </table:table-cell>
          <table:table-cell table:formula="of:=[.F908]/[.A908]" office:value-type="float" office:value="1.2258064516129">
            <text:p>1.2258064516</text:p>
          </table:table-cell>
          <table:table-cell office:value-type="float" office:value="224">
            <text:p>224</text:p>
          </table:table-cell>
          <table:table-cell table:formula="of:=[.H908]/[.A908]" office:value-type="float" office:value="1.03225806451613">
            <text:p>1.0322580645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17">
            <text:p>217</text:p>
          </table:table-cell>
          <table:table-cell table:formula="of:=[.B909]/[.A909]" office:value-type="float" office:value="0.990867579908676">
            <text:p>0.9908675799</text:p>
          </table:table-cell>
          <table:table-cell office:value-type="float" office:value="218">
            <text:p>218</text:p>
          </table:table-cell>
          <table:table-cell table:formula="of:=[.D909]/[.A909]" office:value-type="float" office:value="0.995433789954338">
            <text:p>0.99543379</text:p>
          </table:table-cell>
          <table:table-cell office:value-type="float" office:value="357">
            <text:p>357</text:p>
          </table:table-cell>
          <table:table-cell table:formula="of:=[.F909]/[.A909]" office:value-type="float" office:value="1.63013698630137">
            <text:p>1.6301369863</text:p>
          </table:table-cell>
          <table:table-cell office:value-type="float" office:value="226">
            <text:p>226</text:p>
          </table:table-cell>
          <table:table-cell table:formula="of:=[.H909]/[.A909]" office:value-type="float" office:value="1.03196347031963">
            <text:p>1.031963470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table:formula="of:=[.B910]/[.A910]" office:value-type="float" office:value="0.986486486486487">
            <text:p>0.9864864865</text:p>
          </table:table-cell>
          <table:table-cell office:value-type="float" office:value="153">
            <text:p>153</text:p>
          </table:table-cell>
          <table:table-cell table:formula="of:=[.D910]/[.A910]" office:value-type="float" office:value="1.03378378378378">
            <text:p>1.0337837838</text:p>
          </table:table-cell>
          <table:table-cell office:value-type="float" office:value="178">
            <text:p>178</text:p>
          </table:table-cell>
          <table:table-cell table:formula="of:=[.F910]/[.A910]" office:value-type="float" office:value="1.2027027027027">
            <text:p>1.2027027027</text:p>
          </table:table-cell>
          <table:table-cell office:value-type="float" office:value="148">
            <text:p>148</text:p>
          </table:table-cell>
          <table:table-cell table:formula="of:=[.H910]/[.A910]" office:value-type="float" office:value="1">
            <text:p>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58">
            <text:p>258</text:p>
          </table:table-cell>
          <table:table-cell table:formula="of:=[.B911]/[.A911]" office:value-type="float" office:value="0.984732824427481">
            <text:p>0.9847328244</text:p>
          </table:table-cell>
          <table:table-cell office:value-type="float" office:value="262">
            <text:p>262</text:p>
          </table:table-cell>
          <table:table-cell table:formula="of:=[.D911]/[.A911]" office:value-type="float" office:value="1">
            <text:p>1</text:p>
          </table:table-cell>
          <table:table-cell office:value-type="float" office:value="351">
            <text:p>351</text:p>
          </table:table-cell>
          <table:table-cell table:formula="of:=[.F911]/[.A911]" office:value-type="float" office:value="1.33969465648855">
            <text:p>1.3396946565</text:p>
          </table:table-cell>
          <table:table-cell office:value-type="float" office:value="265">
            <text:p>265</text:p>
          </table:table-cell>
          <table:table-cell table:formula="of:=[.H911]/[.A911]" office:value-type="float" office:value="1.01145038167939">
            <text:p>1.0114503817</text:p>
          </table:table-cell>
        </table:table-row>
        <table:table-row table:style-name="ro1">
          <table:table-cell table:number-columns-repeated="2" office:value-type="float" office:value="179">
            <text:p>179</text:p>
          </table:table-cell>
          <table:table-cell table:formula="of:=[.B912]/[.A912]" office:value-type="float" office:value="1">
            <text:p>1</text:p>
          </table:table-cell>
          <table:table-cell office:value-type="float" office:value="183">
            <text:p>183</text:p>
          </table:table-cell>
          <table:table-cell table:formula="of:=[.D912]/[.A912]" office:value-type="float" office:value="1.02234636871508">
            <text:p>1.0223463687</text:p>
          </table:table-cell>
          <table:table-cell office:value-type="float" office:value="240">
            <text:p>240</text:p>
          </table:table-cell>
          <table:table-cell table:formula="of:=[.F912]/[.A912]" office:value-type="float" office:value="1.34078212290503">
            <text:p>1.3407821229</text:p>
          </table:table-cell>
          <table:table-cell office:value-type="float" office:value="186">
            <text:p>186</text:p>
          </table:table-cell>
          <table:table-cell table:formula="of:=[.H912]/[.A912]" office:value-type="float" office:value="1.0391061452514">
            <text:p>1.039106145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table:formula="of:=[.B913]/[.A913]" office:value-type="float" office:value="1.00632911392405">
            <text:p>1.0063291139</text:p>
          </table:table-cell>
          <table:table-cell office:value-type="float" office:value="161">
            <text:p>161</text:p>
          </table:table-cell>
          <table:table-cell table:formula="of:=[.D913]/[.A913]" office:value-type="float" office:value="1.01898734177215">
            <text:p>1.0189873418</text:p>
          </table:table-cell>
          <table:table-cell office:value-type="float" office:value="185">
            <text:p>185</text:p>
          </table:table-cell>
          <table:table-cell table:formula="of:=[.F913]/[.A913]" office:value-type="float" office:value="1.17088607594937">
            <text:p>1.1708860759</text:p>
          </table:table-cell>
          <table:table-cell office:value-type="float" office:value="160">
            <text:p>160</text:p>
          </table:table-cell>
          <table:table-cell table:formula="of:=[.H913]/[.A913]" office:value-type="float" office:value="1.0126582278481">
            <text:p>1.0126582278</text:p>
          </table:table-cell>
        </table:table-row>
        <table:table-row table:style-name="ro1">
          <table:table-cell table:number-columns-repeated="2" office:value-type="float" office:value="170">
            <text:p>170</text:p>
          </table:table-cell>
          <table:table-cell table:formula="of:=[.B914]/[.A914]" office:value-type="float" office:value="1">
            <text:p>1</text:p>
          </table:table-cell>
          <table:table-cell office:value-type="float" office:value="172">
            <text:p>172</text:p>
          </table:table-cell>
          <table:table-cell table:formula="of:=[.D914]/[.A914]" office:value-type="float" office:value="1.01176470588235">
            <text:p>1.0117647059</text:p>
          </table:table-cell>
          <table:table-cell office:value-type="float" office:value="146">
            <text:p>146</text:p>
          </table:table-cell>
          <table:table-cell table:formula="of:=[.F914]/[.A914]" office:value-type="float" office:value="0.858823529411765">
            <text:p>0.8588235294</text:p>
          </table:table-cell>
          <table:table-cell office:value-type="float" office:value="170">
            <text:p>170</text:p>
          </table:table-cell>
          <table:table-cell table:formula="of:=[.H914]/[.A914]" office:value-type="float" office:value="1">
            <text:p>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table:formula="of:=[.B915]/[.A915]" office:value-type="float" office:value="0.994897959183673">
            <text:p>0.9948979592</text:p>
          </table:table-cell>
          <table:table-cell office:value-type="float" office:value="195">
            <text:p>195</text:p>
          </table:table-cell>
          <table:table-cell table:formula="of:=[.D915]/[.A915]" office:value-type="float" office:value="0.994897959183673">
            <text:p>0.9948979592</text:p>
          </table:table-cell>
          <table:table-cell office:value-type="float" office:value="220">
            <text:p>220</text:p>
          </table:table-cell>
          <table:table-cell table:formula="of:=[.F915]/[.A915]" office:value-type="float" office:value="1.12244897959184">
            <text:p>1.1224489796</text:p>
          </table:table-cell>
          <table:table-cell office:value-type="float" office:value="198">
            <text:p>198</text:p>
          </table:table-cell>
          <table:table-cell table:formula="of:=[.H915]/[.A915]" office:value-type="float" office:value="1.01020408163265">
            <text:p>1.0102040816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03">
            <text:p>203</text:p>
          </table:table-cell>
          <table:table-cell table:formula="of:=[.B916]/[.A916]" office:value-type="float" office:value="0.990243902439024">
            <text:p>0.9902439024</text:p>
          </table:table-cell>
          <table:table-cell office:value-type="float" office:value="204">
            <text:p>204</text:p>
          </table:table-cell>
          <table:table-cell table:formula="of:=[.D916]/[.A916]" office:value-type="float" office:value="0.995121951219512">
            <text:p>0.9951219512</text:p>
          </table:table-cell>
          <table:table-cell office:value-type="float" office:value="229">
            <text:p>229</text:p>
          </table:table-cell>
          <table:table-cell table:formula="of:=[.F916]/[.A916]" office:value-type="float" office:value="1.11707317073171">
            <text:p>1.1170731707</text:p>
          </table:table-cell>
          <table:table-cell office:value-type="float" office:value="213">
            <text:p>213</text:p>
          </table:table-cell>
          <table:table-cell table:formula="of:=[.H916]/[.A916]" office:value-type="float" office:value="1.0390243902439">
            <text:p>1.039024390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table:formula="of:=[.B917]/[.A917]" office:value-type="float" office:value="1.01149425287356">
            <text:p>1.0114942529</text:p>
          </table:table-cell>
          <table:table-cell office:value-type="float" office:value="89">
            <text:p>89</text:p>
          </table:table-cell>
          <table:table-cell table:formula="of:=[.D917]/[.A917]" office:value-type="float" office:value="1.02298850574713">
            <text:p>1.0229885057</text:p>
          </table:table-cell>
          <table:table-cell office:value-type="float" office:value="157">
            <text:p>157</text:p>
          </table:table-cell>
          <table:table-cell table:formula="of:=[.F917]/[.A917]" office:value-type="float" office:value="1.80459770114943">
            <text:p>1.8045977011</text:p>
          </table:table-cell>
          <table:table-cell office:value-type="float" office:value="89">
            <text:p>89</text:p>
          </table:table-cell>
          <table:table-cell table:formula="of:=[.H917]/[.A917]" office:value-type="float" office:value="1.02298850574713">
            <text:p>1.0229885057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635">
            <text:p>635</text:p>
          </table:table-cell>
          <table:table-cell table:formula="of:=[.B918]/[.A918]" office:value-type="float" office:value="0.990639625585023">
            <text:p>0.9906396256</text:p>
          </table:table-cell>
          <table:table-cell office:value-type="float" office:value="643">
            <text:p>643</text:p>
          </table:table-cell>
          <table:table-cell table:formula="of:=[.D918]/[.A918]" office:value-type="float" office:value="1.00312012480499">
            <text:p>1.0031201248</text:p>
          </table:table-cell>
          <table:table-cell office:value-type="float" office:value="669">
            <text:p>669</text:p>
          </table:table-cell>
          <table:table-cell table:formula="of:=[.F918]/[.A918]" office:value-type="float" office:value="1.04368174726989">
            <text:p>1.0436817473</text:p>
          </table:table-cell>
          <table:table-cell office:value-type="float" office:value="638">
            <text:p>638</text:p>
          </table:table-cell>
          <table:table-cell table:formula="of:=[.H918]/[.A918]" office:value-type="float" office:value="0.995319812792512">
            <text:p>0.9953198128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929">
            <text:p>929</text:p>
          </table:table-cell>
          <table:table-cell table:formula="of:=[.B919]/[.A919]" office:value-type="float" office:value="0.997851772287862">
            <text:p>0.9978517723</text:p>
          </table:table-cell>
          <table:table-cell office:value-type="float" office:value="940">
            <text:p>940</text:p>
          </table:table-cell>
          <table:table-cell table:formula="of:=[.D919]/[.A919]" office:value-type="float" office:value="1.00966702470462">
            <text:p>1.0096670247</text:p>
          </table:table-cell>
          <table:table-cell office:value-type="float" office:value="1153">
            <text:p>1153</text:p>
          </table:table-cell>
          <table:table-cell table:formula="of:=[.F919]/[.A919]" office:value-type="float" office:value="1.23845327604726">
            <text:p>1.238453276</text:p>
          </table:table-cell>
          <table:table-cell office:value-type="float" office:value="939">
            <text:p>939</text:p>
          </table:table-cell>
          <table:table-cell table:formula="of:=[.H919]/[.A919]" office:value-type="float" office:value="1.00859291084855">
            <text:p>1.0085929108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462">
            <text:p>462</text:p>
          </table:table-cell>
          <table:table-cell table:formula="of:=[.B920]/[.A920]" office:value-type="float" office:value="0.987179487179487">
            <text:p>0.9871794872</text:p>
          </table:table-cell>
          <table:table-cell office:value-type="float" office:value="468">
            <text:p>468</text:p>
          </table:table-cell>
          <table:table-cell table:formula="of:=[.D920]/[.A920]" office:value-type="float" office:value="1">
            <text:p>1</text:p>
          </table:table-cell>
          <table:table-cell office:value-type="float" office:value="429">
            <text:p>429</text:p>
          </table:table-cell>
          <table:table-cell table:formula="of:=[.F920]/[.A920]" office:value-type="float" office:value="0.916666666666667">
            <text:p>0.9166666667</text:p>
          </table:table-cell>
          <table:table-cell office:value-type="float" office:value="467">
            <text:p>467</text:p>
          </table:table-cell>
          <table:table-cell table:formula="of:=[.H920]/[.A920]" office:value-type="float" office:value="0.997863247863248">
            <text:p>0.997863247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13">
            <text:p>213</text:p>
          </table:table-cell>
          <table:table-cell table:formula="of:=[.B921]/[.A921]" office:value-type="float" office:value="0.981566820276498">
            <text:p>0.9815668203</text:p>
          </table:table-cell>
          <table:table-cell office:value-type="float" office:value="215">
            <text:p>215</text:p>
          </table:table-cell>
          <table:table-cell table:formula="of:=[.D921]/[.A921]" office:value-type="float" office:value="0.990783410138249">
            <text:p>0.9907834101</text:p>
          </table:table-cell>
          <table:table-cell office:value-type="float" office:value="264">
            <text:p>264</text:p>
          </table:table-cell>
          <table:table-cell table:formula="of:=[.F921]/[.A921]" office:value-type="float" office:value="1.21658986175115">
            <text:p>1.2165898618</text:p>
          </table:table-cell>
          <table:table-cell office:value-type="float" office:value="215">
            <text:p>215</text:p>
          </table:table-cell>
          <table:table-cell table:formula="of:=[.H921]/[.A921]" office:value-type="float" office:value="0.990783410138249">
            <text:p>0.990783410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table:formula="of:=[.B922]/[.A922]" office:value-type="float" office:value="1.00617283950617">
            <text:p>1.0061728395</text:p>
          </table:table-cell>
          <table:table-cell office:value-type="float" office:value="164">
            <text:p>164</text:p>
          </table:table-cell>
          <table:table-cell table:formula="of:=[.D922]/[.A922]" office:value-type="float" office:value="1.01234567901235">
            <text:p>1.012345679</text:p>
          </table:table-cell>
          <table:table-cell office:value-type="float" office:value="180">
            <text:p>180</text:p>
          </table:table-cell>
          <table:table-cell table:formula="of:=[.F922]/[.A922]" office:value-type="float" office:value="1.11111111111111">
            <text:p>1.1111111111</text:p>
          </table:table-cell>
          <table:table-cell office:value-type="float" office:value="164">
            <text:p>164</text:p>
          </table:table-cell>
          <table:table-cell table:formula="of:=[.H922]/[.A922]" office:value-type="float" office:value="1.01234567901235">
            <text:p>1.012345679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table:formula="of:=[.B923]/[.A923]" office:value-type="float" office:value="0.994219653179191">
            <text:p>0.9942196532</text:p>
          </table:table-cell>
          <table:table-cell office:value-type="float" office:value="173">
            <text:p>173</text:p>
          </table:table-cell>
          <table:table-cell table:formula="of:=[.D923]/[.A923]" office:value-type="float" office:value="1">
            <text:p>1</text:p>
          </table:table-cell>
          <table:table-cell office:value-type="float" office:value="229">
            <text:p>229</text:p>
          </table:table-cell>
          <table:table-cell table:formula="of:=[.F923]/[.A923]" office:value-type="float" office:value="1.32369942196532">
            <text:p>1.323699422</text:p>
          </table:table-cell>
          <table:table-cell office:value-type="float" office:value="175">
            <text:p>175</text:p>
          </table:table-cell>
          <table:table-cell table:formula="of:=[.H923]/[.A923]" office:value-type="float" office:value="1.01156069364162">
            <text:p>1.011560693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table:formula="of:=[.B924]/[.A924]" office:value-type="float" office:value="1.01935483870968">
            <text:p>1.0193548387</text:p>
          </table:table-cell>
          <table:table-cell office:value-type="float" office:value="158">
            <text:p>158</text:p>
          </table:table-cell>
          <table:table-cell table:formula="of:=[.D924]/[.A924]" office:value-type="float" office:value="1.01935483870968">
            <text:p>1.0193548387</text:p>
          </table:table-cell>
          <table:table-cell office:value-type="float" office:value="128">
            <text:p>128</text:p>
          </table:table-cell>
          <table:table-cell table:formula="of:=[.F924]/[.A924]" office:value-type="float" office:value="0.825806451612903">
            <text:p>0.8258064516</text:p>
          </table:table-cell>
          <table:table-cell office:value-type="float" office:value="157">
            <text:p>157</text:p>
          </table:table-cell>
          <table:table-cell table:formula="of:=[.H924]/[.A924]" office:value-type="float" office:value="1.01290322580645">
            <text:p>1.0129032258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table:formula="of:=[.B925]/[.A925]" office:value-type="float" office:value="1.00467289719626">
            <text:p>1.0046728972</text:p>
          </table:table-cell>
          <table:table-cell office:value-type="float" office:value="224">
            <text:p>224</text:p>
          </table:table-cell>
          <table:table-cell table:formula="of:=[.D925]/[.A925]" office:value-type="float" office:value="1.04672897196262">
            <text:p>1.046728972</text:p>
          </table:table-cell>
          <table:table-cell office:value-type="float" office:value="296">
            <text:p>296</text:p>
          </table:table-cell>
          <table:table-cell table:formula="of:=[.F925]/[.A925]" office:value-type="float" office:value="1.38317757009346">
            <text:p>1.3831775701</text:p>
          </table:table-cell>
          <table:table-cell office:value-type="float" office:value="216">
            <text:p>216</text:p>
          </table:table-cell>
          <table:table-cell table:formula="of:=[.H925]/[.A925]" office:value-type="float" office:value="1.00934579439252">
            <text:p>1.0093457944</text:p>
          </table:table-cell>
        </table:table-row>
        <table:table-row table:style-name="ro1">
          <table:table-cell table:number-columns-repeated="2" office:value-type="float" office:value="177">
            <text:p>177</text:p>
          </table:table-cell>
          <table:table-cell table:formula="of:=[.B926]/[.A926]" office:value-type="float" office:value="1">
            <text:p>1</text:p>
          </table:table-cell>
          <table:table-cell office:value-type="float" office:value="185">
            <text:p>185</text:p>
          </table:table-cell>
          <table:table-cell table:formula="of:=[.D926]/[.A926]" office:value-type="float" office:value="1.04519774011299">
            <text:p>1.0451977401</text:p>
          </table:table-cell>
          <table:table-cell office:value-type="float" office:value="187">
            <text:p>187</text:p>
          </table:table-cell>
          <table:table-cell table:formula="of:=[.F926]/[.A926]" office:value-type="float" office:value="1.05649717514124">
            <text:p>1.0564971751</text:p>
          </table:table-cell>
          <table:table-cell office:value-type="float" office:value="176">
            <text:p>176</text:p>
          </table:table-cell>
          <table:table-cell table:formula="of:=[.H926]/[.A926]" office:value-type="float" office:value="0.994350282485876">
            <text:p>0.994350282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8">
            <text:p>158</text:p>
          </table:table-cell>
          <table:table-cell table:formula="of:=[.B927]/[.A927]" office:value-type="float" office:value="1.01282051282051">
            <text:p>1.0128205128</text:p>
          </table:table-cell>
          <table:table-cell office:value-type="float" office:value="157">
            <text:p>157</text:p>
          </table:table-cell>
          <table:table-cell table:formula="of:=[.D927]/[.A927]" office:value-type="float" office:value="1.00641025641026">
            <text:p>1.0064102564</text:p>
          </table:table-cell>
          <table:table-cell office:value-type="float" office:value="179">
            <text:p>179</text:p>
          </table:table-cell>
          <table:table-cell table:formula="of:=[.F927]/[.A927]" office:value-type="float" office:value="1.1474358974359">
            <text:p>1.1474358974</text:p>
          </table:table-cell>
          <table:table-cell office:value-type="float" office:value="156">
            <text:p>156</text:p>
          </table:table-cell>
          <table:table-cell table:formula="of:=[.H927]/[.A927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91">
            <text:p>191</text:p>
          </table:table-cell>
          <table:table-cell table:formula="of:=[.B928]/[.A928]" office:value-type="float" office:value="1">
            <text:p>1</text:p>
          </table:table-cell>
          <table:table-cell office:value-type="float" office:value="194">
            <text:p>194</text:p>
          </table:table-cell>
          <table:table-cell table:formula="of:=[.D928]/[.A928]" office:value-type="float" office:value="1.01570680628272">
            <text:p>1.0157068063</text:p>
          </table:table-cell>
          <table:table-cell office:value-type="float" office:value="205">
            <text:p>205</text:p>
          </table:table-cell>
          <table:table-cell table:formula="of:=[.F928]/[.A928]" office:value-type="float" office:value="1.07329842931937">
            <text:p>1.0732984293</text:p>
          </table:table-cell>
          <table:table-cell office:value-type="float" office:value="191">
            <text:p>191</text:p>
          </table:table-cell>
          <table:table-cell table:formula="of:=[.H928]/[.A928]" office:value-type="float" office:value="1">
            <text:p>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table:formula="of:=[.B929]/[.A929]" office:value-type="float" office:value="1.01307189542484">
            <text:p>1.0130718954</text:p>
          </table:table-cell>
          <table:table-cell office:value-type="float" office:value="152">
            <text:p>152</text:p>
          </table:table-cell>
          <table:table-cell table:formula="of:=[.D929]/[.A929]" office:value-type="float" office:value="0.993464052287582">
            <text:p>0.9934640523</text:p>
          </table:table-cell>
          <table:table-cell office:value-type="float" office:value="162">
            <text:p>162</text:p>
          </table:table-cell>
          <table:table-cell table:formula="of:=[.F929]/[.A929]" office:value-type="float" office:value="1.05882352941176">
            <text:p>1.0588235294</text:p>
          </table:table-cell>
          <table:table-cell office:value-type="float" office:value="156">
            <text:p>156</text:p>
          </table:table-cell>
          <table:table-cell table:formula="of:=[.H929]/[.A929]" office:value-type="float" office:value="1.01960784313725">
            <text:p>1.0196078431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52">
            <text:p>252</text:p>
          </table:table-cell>
          <table:table-cell table:formula="of:=[.B930]/[.A930]" office:value-type="float" office:value="1.06329113924051">
            <text:p>1.0632911392</text:p>
          </table:table-cell>
          <table:table-cell office:value-type="float" office:value="240">
            <text:p>240</text:p>
          </table:table-cell>
          <table:table-cell table:formula="of:=[.D930]/[.A930]" office:value-type="float" office:value="1.0126582278481">
            <text:p>1.0126582278</text:p>
          </table:table-cell>
          <table:table-cell office:value-type="float" office:value="343">
            <text:p>343</text:p>
          </table:table-cell>
          <table:table-cell table:formula="of:=[.F930]/[.A930]" office:value-type="float" office:value="1.44725738396624">
            <text:p>1.447257384</text:p>
          </table:table-cell>
          <table:table-cell office:value-type="float" office:value="239">
            <text:p>239</text:p>
          </table:table-cell>
          <table:table-cell table:formula="of:=[.H930]/[.A930]" office:value-type="float" office:value="1.0084388185654">
            <text:p>1.008438818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6">
            <text:p>176</text:p>
          </table:table-cell>
          <table:table-cell table:formula="of:=[.B931]/[.A931]" office:value-type="float" office:value="1.01734104046243">
            <text:p>1.0173410405</text:p>
          </table:table-cell>
          <table:table-cell office:value-type="float" office:value="182">
            <text:p>182</text:p>
          </table:table-cell>
          <table:table-cell table:formula="of:=[.D931]/[.A931]" office:value-type="float" office:value="1.05202312138728">
            <text:p>1.0520231214</text:p>
          </table:table-cell>
          <table:table-cell office:value-type="float" office:value="208">
            <text:p>208</text:p>
          </table:table-cell>
          <table:table-cell table:formula="of:=[.F931]/[.A931]" office:value-type="float" office:value="1.20231213872832">
            <text:p>1.2023121387</text:p>
          </table:table-cell>
          <table:table-cell office:value-type="float" office:value="176">
            <text:p>176</text:p>
          </table:table-cell>
          <table:table-cell table:formula="of:=[.H931]/[.A931]" office:value-type="float" office:value="1.01734104046243">
            <text:p>1.017341040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531">
            <text:p>531</text:p>
          </table:table-cell>
          <table:table-cell table:formula="of:=[.B932]/[.A932]" office:value-type="float" office:value="1.00188679245283">
            <text:p>1.0018867925</text:p>
          </table:table-cell>
          <table:table-cell office:value-type="float" office:value="535">
            <text:p>535</text:p>
          </table:table-cell>
          <table:table-cell table:formula="of:=[.D932]/[.A932]" office:value-type="float" office:value="1.00943396226415">
            <text:p>1.0094339623</text:p>
          </table:table-cell>
          <table:table-cell office:value-type="float" office:value="785">
            <text:p>785</text:p>
          </table:table-cell>
          <table:table-cell table:formula="of:=[.F932]/[.A932]" office:value-type="float" office:value="1.4811320754717">
            <text:p>1.4811320755</text:p>
          </table:table-cell>
          <table:table-cell office:value-type="float" office:value="533">
            <text:p>533</text:p>
          </table:table-cell>
          <table:table-cell table:formula="of:=[.H932]/[.A932]" office:value-type="float" office:value="1.00566037735849">
            <text:p>1.005660377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table:formula="of:=[.B933]/[.A933]" office:value-type="float" office:value="1.00699300699301">
            <text:p>1.006993007</text:p>
          </table:table-cell>
          <table:table-cell office:value-type="float" office:value="147">
            <text:p>147</text:p>
          </table:table-cell>
          <table:table-cell table:formula="of:=[.D933]/[.A933]" office:value-type="float" office:value="1.02797202797203">
            <text:p>1.027972028</text:p>
          </table:table-cell>
          <table:table-cell office:value-type="float" office:value="150">
            <text:p>150</text:p>
          </table:table-cell>
          <table:table-cell table:formula="of:=[.F933]/[.A933]" office:value-type="float" office:value="1.04895104895105">
            <text:p>1.048951049</text:p>
          </table:table-cell>
          <table:table-cell office:value-type="float" office:value="145">
            <text:p>145</text:p>
          </table:table-cell>
          <table:table-cell table:formula="of:=[.H933]/[.A933]" office:value-type="float" office:value="1.01398601398601">
            <text:p>1.013986014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439">
            <text:p>439</text:p>
          </table:table-cell>
          <table:table-cell table:formula="of:=[.B934]/[.A934]" office:value-type="float" office:value="1.01856148491879">
            <text:p>1.0185614849</text:p>
          </table:table-cell>
          <table:table-cell office:value-type="float" office:value="438">
            <text:p>438</text:p>
          </table:table-cell>
          <table:table-cell table:formula="of:=[.D934]/[.A934]" office:value-type="float" office:value="1.01624129930394">
            <text:p>1.0162412993</text:p>
          </table:table-cell>
          <table:table-cell office:value-type="float" office:value="474">
            <text:p>474</text:p>
          </table:table-cell>
          <table:table-cell table:formula="of:=[.F934]/[.A934]" office:value-type="float" office:value="1.09976798143852">
            <text:p>1.0997679814</text:p>
          </table:table-cell>
          <table:table-cell office:value-type="float" office:value="436">
            <text:p>436</text:p>
          </table:table-cell>
          <table:table-cell table:formula="of:=[.H934]/[.A934]" office:value-type="float" office:value="1.01160092807425">
            <text:p>1.011600928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table:formula="of:=[.B935]/[.A935]" office:value-type="float" office:value="1.00613496932515">
            <text:p>1.0061349693</text:p>
          </table:table-cell>
          <table:table-cell office:value-type="float" office:value="166">
            <text:p>166</text:p>
          </table:table-cell>
          <table:table-cell table:formula="of:=[.D935]/[.A935]" office:value-type="float" office:value="1.01840490797546">
            <text:p>1.018404908</text:p>
          </table:table-cell>
          <table:table-cell office:value-type="float" office:value="181">
            <text:p>181</text:p>
          </table:table-cell>
          <table:table-cell table:formula="of:=[.F935]/[.A935]" office:value-type="float" office:value="1.11042944785276">
            <text:p>1.1104294479</text:p>
          </table:table-cell>
          <table:table-cell office:value-type="float" office:value="164">
            <text:p>164</text:p>
          </table:table-cell>
          <table:table-cell table:formula="of:=[.H935]/[.A935]" office:value-type="float" office:value="1.00613496932515">
            <text:p>1.006134969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09">
            <text:p>309</text:p>
          </table:table-cell>
          <table:table-cell table:formula="of:=[.B936]/[.A936]" office:value-type="float" office:value="1.00324675324675">
            <text:p>1.0032467532</text:p>
          </table:table-cell>
          <table:table-cell office:value-type="float" office:value="316">
            <text:p>316</text:p>
          </table:table-cell>
          <table:table-cell table:formula="of:=[.D936]/[.A936]" office:value-type="float" office:value="1.02597402597403">
            <text:p>1.025974026</text:p>
          </table:table-cell>
          <table:table-cell office:value-type="float" office:value="397">
            <text:p>397</text:p>
          </table:table-cell>
          <table:table-cell table:formula="of:=[.F936]/[.A936]" office:value-type="float" office:value="1.28896103896104">
            <text:p>1.288961039</text:p>
          </table:table-cell>
          <table:table-cell office:value-type="float" office:value="311">
            <text:p>311</text:p>
          </table:table-cell>
          <table:table-cell table:formula="of:=[.H936]/[.A936]" office:value-type="float" office:value="1.00974025974026">
            <text:p>1.0097402597</text:p>
          </table:table-cell>
        </table:table-row>
        <table:table-row table:style-name="ro1">
          <table:table-cell table:number-columns-repeated="2" office:value-type="float" office:value="184">
            <text:p>184</text:p>
          </table:table-cell>
          <table:table-cell table:formula="of:=[.B937]/[.A937]" office:value-type="float" office:value="1">
            <text:p>1</text:p>
          </table:table-cell>
          <table:table-cell office:value-type="float" office:value="187">
            <text:p>187</text:p>
          </table:table-cell>
          <table:table-cell table:formula="of:=[.D937]/[.A937]" office:value-type="float" office:value="1.01630434782609">
            <text:p>1.0163043478</text:p>
          </table:table-cell>
          <table:table-cell office:value-type="float" office:value="260">
            <text:p>260</text:p>
          </table:table-cell>
          <table:table-cell table:formula="of:=[.F937]/[.A937]" office:value-type="float" office:value="1.41304347826087">
            <text:p>1.4130434783</text:p>
          </table:table-cell>
          <table:table-cell office:value-type="float" office:value="187">
            <text:p>187</text:p>
          </table:table-cell>
          <table:table-cell table:formula="of:=[.H937]/[.A937]" office:value-type="float" office:value="1.01630434782609">
            <text:p>1.0163043478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325">
            <text:p>325</text:p>
          </table:table-cell>
          <table:table-cell table:formula="of:=[.B938]/[.A938]" office:value-type="float" office:value="1.00308641975309">
            <text:p>1.0030864198</text:p>
          </table:table-cell>
          <table:table-cell office:value-type="float" office:value="331">
            <text:p>331</text:p>
          </table:table-cell>
          <table:table-cell table:formula="of:=[.D938]/[.A938]" office:value-type="float" office:value="1.02160493827161">
            <text:p>1.0216049383</text:p>
          </table:table-cell>
          <table:table-cell office:value-type="float" office:value="383">
            <text:p>383</text:p>
          </table:table-cell>
          <table:table-cell table:formula="of:=[.F938]/[.A938]" office:value-type="float" office:value="1.1820987654321">
            <text:p>1.1820987654</text:p>
          </table:table-cell>
          <table:table-cell office:value-type="float" office:value="329">
            <text:p>329</text:p>
          </table:table-cell>
          <table:table-cell table:formula="of:=[.H938]/[.A938]" office:value-type="float" office:value="1.01543209876543">
            <text:p>1.015432098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table:formula="of:=[.B939]/[.A939]" office:value-type="float" office:value="1.02083333333333">
            <text:p>1.0208333333</text:p>
          </table:table-cell>
          <table:table-cell office:value-type="float" office:value="246">
            <text:p>246</text:p>
          </table:table-cell>
          <table:table-cell table:formula="of:=[.D939]/[.A939]" office:value-type="float" office:value="1.025">
            <text:p>1.025</text:p>
          </table:table-cell>
          <table:table-cell office:value-type="float" office:value="279">
            <text:p>279</text:p>
          </table:table-cell>
          <table:table-cell table:formula="of:=[.F939]/[.A939]" office:value-type="float" office:value="1.1625">
            <text:p>1.1625</text:p>
          </table:table-cell>
          <table:table-cell office:value-type="float" office:value="245">
            <text:p>245</text:p>
          </table:table-cell>
          <table:table-cell table:formula="of:=[.H939]/[.A939]" office:value-type="float" office:value="1.02083333333333">
            <text:p>1.0208333333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771">
            <text:p>771</text:p>
          </table:table-cell>
          <table:table-cell table:formula="of:=[.B940]/[.A940]" office:value-type="float" office:value="0.992277992277992">
            <text:p>0.9922779923</text:p>
          </table:table-cell>
          <table:table-cell office:value-type="float" office:value="778">
            <text:p>778</text:p>
          </table:table-cell>
          <table:table-cell table:formula="of:=[.D940]/[.A940]" office:value-type="float" office:value="1.001287001287">
            <text:p>1.0012870013</text:p>
          </table:table-cell>
          <table:table-cell office:value-type="float" office:value="841">
            <text:p>841</text:p>
          </table:table-cell>
          <table:table-cell table:formula="of:=[.F940]/[.A940]" office:value-type="float" office:value="1.08236808236808">
            <text:p>1.0823680824</text:p>
          </table:table-cell>
          <table:table-cell office:value-type="float" office:value="773">
            <text:p>773</text:p>
          </table:table-cell>
          <table:table-cell table:formula="of:=[.H940]/[.A940]" office:value-type="float" office:value="0.994851994851995">
            <text:p>0.994851994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table:formula="of:=[.B941]/[.A941]" office:value-type="float" office:value="0.994082840236686">
            <text:p>0.9940828402</text:p>
          </table:table-cell>
          <table:table-cell office:value-type="float" office:value="168">
            <text:p>168</text:p>
          </table:table-cell>
          <table:table-cell table:formula="of:=[.D941]/[.A941]" office:value-type="float" office:value="0.994082840236686">
            <text:p>0.9940828402</text:p>
          </table:table-cell>
          <table:table-cell office:value-type="float" office:value="189">
            <text:p>189</text:p>
          </table:table-cell>
          <table:table-cell table:formula="of:=[.F941]/[.A941]" office:value-type="float" office:value="1.11834319526627">
            <text:p>1.1183431953</text:p>
          </table:table-cell>
          <table:table-cell office:value-type="float" office:value="168">
            <text:p>168</text:p>
          </table:table-cell>
          <table:table-cell table:formula="of:=[.H941]/[.A941]" office:value-type="float" office:value="0.994082840236686">
            <text:p>0.994082840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table:formula="of:=[.B942]/[.A942]" office:value-type="float" office:value="0.977011494252874">
            <text:p>0.9770114943</text:p>
          </table:table-cell>
          <table:table-cell office:value-type="float" office:value="85">
            <text:p>85</text:p>
          </table:table-cell>
          <table:table-cell table:formula="of:=[.D942]/[.A942]" office:value-type="float" office:value="0.977011494252874">
            <text:p>0.9770114943</text:p>
          </table:table-cell>
          <table:table-cell office:value-type="float" office:value="88">
            <text:p>88</text:p>
          </table:table-cell>
          <table:table-cell table:formula="of:=[.F942]/[.A942]" office:value-type="float" office:value="1.01149425287356">
            <text:p>1.0114942529</text:p>
          </table:table-cell>
          <table:table-cell office:value-type="float" office:value="86">
            <text:p>86</text:p>
          </table:table-cell>
          <table:table-cell table:formula="of:=[.H942]/[.A942]" office:value-type="float" office:value="0.988505747126437">
            <text:p>0.9885057471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514">
            <text:p>514</text:p>
          </table:table-cell>
          <table:table-cell table:formula="of:=[.B943]/[.A943]" office:value-type="float" office:value="1.00587084148728">
            <text:p>1.0058708415</text:p>
          </table:table-cell>
          <table:table-cell office:value-type="float" office:value="517">
            <text:p>517</text:p>
          </table:table-cell>
          <table:table-cell table:formula="of:=[.D943]/[.A943]" office:value-type="float" office:value="1.01174168297456">
            <text:p>1.011741683</text:p>
          </table:table-cell>
          <table:table-cell office:value-type="float" office:value="587">
            <text:p>587</text:p>
          </table:table-cell>
          <table:table-cell table:formula="of:=[.F943]/[.A943]" office:value-type="float" office:value="1.14872798434442">
            <text:p>1.1487279843</text:p>
          </table:table-cell>
          <table:table-cell office:value-type="float" office:value="513">
            <text:p>513</text:p>
          </table:table-cell>
          <table:table-cell table:formula="of:=[.H943]/[.A943]" office:value-type="float" office:value="1.00391389432485">
            <text:p>1.0039138943</text:p>
          </table:table-cell>
        </table:table-row>
        <table:table-row table:style-name="ro1">
          <table:table-cell table:number-columns-repeated="2" office:value-type="float" office:value="122">
            <text:p>122</text:p>
          </table:table-cell>
          <table:table-cell table:formula="of:=[.B944]/[.A944]" office:value-type="float" office:value="1">
            <text:p>1</text:p>
          </table:table-cell>
          <table:table-cell office:value-type="float" office:value="122">
            <text:p>122</text:p>
          </table:table-cell>
          <table:table-cell table:formula="of:=[.D944]/[.A944]" office:value-type="float" office:value="1">
            <text:p>1</text:p>
          </table:table-cell>
          <table:table-cell office:value-type="float" office:value="185">
            <text:p>185</text:p>
          </table:table-cell>
          <table:table-cell table:formula="of:=[.F944]/[.A944]" office:value-type="float" office:value="1.51639344262295">
            <text:p>1.5163934426</text:p>
          </table:table-cell>
          <table:table-cell office:value-type="float" office:value="122">
            <text:p>122</text:p>
          </table:table-cell>
          <table:table-cell table:formula="of:=[.H944]/[.A944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40">
            <text:p>340</text:p>
          </table:table-cell>
          <table:table-cell table:formula="of:=[.B945]/[.A945]" office:value-type="float" office:value="1">
            <text:p>1</text:p>
          </table:table-cell>
          <table:table-cell office:value-type="float" office:value="339">
            <text:p>339</text:p>
          </table:table-cell>
          <table:table-cell table:formula="of:=[.D945]/[.A945]" office:value-type="float" office:value="0.997058823529412">
            <text:p>0.9970588235</text:p>
          </table:table-cell>
          <table:table-cell office:value-type="float" office:value="375">
            <text:p>375</text:p>
          </table:table-cell>
          <table:table-cell table:formula="of:=[.F945]/[.A945]" office:value-type="float" office:value="1.10294117647059">
            <text:p>1.1029411765</text:p>
          </table:table-cell>
          <table:table-cell office:value-type="float" office:value="335">
            <text:p>335</text:p>
          </table:table-cell>
          <table:table-cell table:formula="of:=[.H945]/[.A945]" office:value-type="float" office:value="0.985294117647059">
            <text:p>0.9852941176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354">
            <text:p>354</text:p>
          </table:table-cell>
          <table:table-cell table:formula="of:=[.B946]/[.A946]" office:value-type="float" office:value="1.00568181818182">
            <text:p>1.0056818182</text:p>
          </table:table-cell>
          <table:table-cell office:value-type="float" office:value="357">
            <text:p>357</text:p>
          </table:table-cell>
          <table:table-cell table:formula="of:=[.D946]/[.A946]" office:value-type="float" office:value="1.01420454545455">
            <text:p>1.0142045455</text:p>
          </table:table-cell>
          <table:table-cell office:value-type="float" office:value="467">
            <text:p>467</text:p>
          </table:table-cell>
          <table:table-cell table:formula="of:=[.F946]/[.A946]" office:value-type="float" office:value="1.32670454545455">
            <text:p>1.3267045455</text:p>
          </table:table-cell>
          <table:table-cell office:value-type="float" office:value="357">
            <text:p>357</text:p>
          </table:table-cell>
          <table:table-cell table:formula="of:=[.H946]/[.A946]" office:value-type="float" office:value="1.01420454545455">
            <text:p>1.0142045455</text:p>
          </table:table-cell>
        </table:table-row>
        <table:table-row table:style-name="ro1">
          <table:table-cell table:number-columns-repeated="2" office:value-type="float" office:value="127">
            <text:p>127</text:p>
          </table:table-cell>
          <table:table-cell table:formula="of:=[.B947]/[.A947]" office:value-type="float" office:value="1">
            <text:p>1</text:p>
          </table:table-cell>
          <table:table-cell office:value-type="float" office:value="130">
            <text:p>130</text:p>
          </table:table-cell>
          <table:table-cell table:formula="of:=[.D947]/[.A947]" office:value-type="float" office:value="1.02362204724409">
            <text:p>1.0236220472</text:p>
          </table:table-cell>
          <table:table-cell office:value-type="float" office:value="120">
            <text:p>120</text:p>
          </table:table-cell>
          <table:table-cell table:formula="of:=[.F947]/[.A947]" office:value-type="float" office:value="0.944881889763779">
            <text:p>0.9448818898</text:p>
          </table:table-cell>
          <table:table-cell office:value-type="float" office:value="128">
            <text:p>128</text:p>
          </table:table-cell>
          <table:table-cell table:formula="of:=[.H947]/[.A947]" office:value-type="float" office:value="1.00787401574803">
            <text:p>1.0078740157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1273">
            <text:p>1273</text:p>
          </table:table-cell>
          <table:table-cell table:formula="of:=[.B948]/[.A948]" office:value-type="float" office:value="0.997648902821317">
            <text:p>0.9976489028</text:p>
          </table:table-cell>
          <table:table-cell office:value-type="float" office:value="1290">
            <text:p>1290</text:p>
          </table:table-cell>
          <table:table-cell table:formula="of:=[.D948]/[.A948]" office:value-type="float" office:value="1.01097178683386">
            <text:p>1.0109717868</text:p>
          </table:table-cell>
          <table:table-cell office:value-type="float" office:value="1464">
            <text:p>1464</text:p>
          </table:table-cell>
          <table:table-cell table:formula="of:=[.F948]/[.A948]" office:value-type="float" office:value="1.14733542319749">
            <text:p>1.1473354232</text:p>
          </table:table-cell>
          <table:table-cell office:value-type="float" office:value="1279">
            <text:p>1279</text:p>
          </table:table-cell>
          <table:table-cell table:formula="of:=[.H948]/[.A948]" office:value-type="float" office:value="1.00235109717868">
            <text:p>1.0023510972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48">
            <text:p>348</text:p>
          </table:table-cell>
          <table:table-cell table:formula="of:=[.B949]/[.A949]" office:value-type="float" office:value="1.0028818443804">
            <text:p>1.0028818444</text:p>
          </table:table-cell>
          <table:table-cell office:value-type="float" office:value="350">
            <text:p>350</text:p>
          </table:table-cell>
          <table:table-cell table:formula="of:=[.D949]/[.A949]" office:value-type="float" office:value="1.00864553314121">
            <text:p>1.0086455331</text:p>
          </table:table-cell>
          <table:table-cell office:value-type="float" office:value="365">
            <text:p>365</text:p>
          </table:table-cell>
          <table:table-cell table:formula="of:=[.F949]/[.A949]" office:value-type="float" office:value="1.05187319884726">
            <text:p>1.0518731988</text:p>
          </table:table-cell>
          <table:table-cell office:value-type="float" office:value="356">
            <text:p>356</text:p>
          </table:table-cell>
          <table:table-cell table:formula="of:=[.H949]/[.A949]" office:value-type="float" office:value="1.02593659942363">
            <text:p>1.0259365994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table:formula="of:=[.B950]/[.A950]" office:value-type="float" office:value="1.01298701298701">
            <text:p>1.012987013</text:p>
          </table:table-cell>
          <table:table-cell office:value-type="float" office:value="155">
            <text:p>155</text:p>
          </table:table-cell>
          <table:table-cell table:formula="of:=[.D950]/[.A950]" office:value-type="float" office:value="1.00649350649351">
            <text:p>1.0064935065</text:p>
          </table:table-cell>
          <table:table-cell office:value-type="float" office:value="167">
            <text:p>167</text:p>
          </table:table-cell>
          <table:table-cell table:formula="of:=[.F950]/[.A950]" office:value-type="float" office:value="1.08441558441558">
            <text:p>1.0844155844</text:p>
          </table:table-cell>
          <table:table-cell office:value-type="float" office:value="155">
            <text:p>155</text:p>
          </table:table-cell>
          <table:table-cell table:formula="of:=[.H950]/[.A950]" office:value-type="float" office:value="1.00649350649351">
            <text:p>1.0064935065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456">
            <text:p>456</text:p>
          </table:table-cell>
          <table:table-cell table:formula="of:=[.B951]/[.A951]" office:value-type="float" office:value="1.0021978021978">
            <text:p>1.0021978022</text:p>
          </table:table-cell>
          <table:table-cell office:value-type="float" office:value="458">
            <text:p>458</text:p>
          </table:table-cell>
          <table:table-cell table:formula="of:=[.D951]/[.A951]" office:value-type="float" office:value="1.00659340659341">
            <text:p>1.0065934066</text:p>
          </table:table-cell>
          <table:table-cell office:value-type="float" office:value="568">
            <text:p>568</text:p>
          </table:table-cell>
          <table:table-cell table:formula="of:=[.F951]/[.A951]" office:value-type="float" office:value="1.24835164835165">
            <text:p>1.2483516484</text:p>
          </table:table-cell>
          <table:table-cell office:value-type="float" office:value="462">
            <text:p>462</text:p>
          </table:table-cell>
          <table:table-cell table:formula="of:=[.H951]/[.A951]" office:value-type="float" office:value="1.01538461538462">
            <text:p>1.015384615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table:formula="of:=[.B952]/[.A952]" office:value-type="float" office:value="0.979020979020979">
            <text:p>0.979020979</text:p>
          </table:table-cell>
          <table:table-cell office:value-type="float" office:value="142">
            <text:p>142</text:p>
          </table:table-cell>
          <table:table-cell table:formula="of:=[.D952]/[.A952]" office:value-type="float" office:value="0.993006993006993">
            <text:p>0.993006993</text:p>
          </table:table-cell>
          <table:table-cell office:value-type="float" office:value="153">
            <text:p>153</text:p>
          </table:table-cell>
          <table:table-cell table:formula="of:=[.F952]/[.A952]" office:value-type="float" office:value="1.06993006993007">
            <text:p>1.0699300699</text:p>
          </table:table-cell>
          <table:table-cell office:value-type="float" office:value="143">
            <text:p>143</text:p>
          </table:table-cell>
          <table:table-cell table:formula="of:=[.H952]/[.A952]"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table:formula="of:=[.B953]/[.A953]" office:value-type="float" office:value="0.989010989010989">
            <text:p>0.989010989</text:p>
          </table:table-cell>
          <table:table-cell office:value-type="float" office:value="89">
            <text:p>89</text:p>
          </table:table-cell>
          <table:table-cell table:formula="of:=[.D953]/[.A953]" office:value-type="float" office:value="0.978021978021978">
            <text:p>0.978021978</text:p>
          </table:table-cell>
          <table:table-cell office:value-type="float" office:value="107">
            <text:p>107</text:p>
          </table:table-cell>
          <table:table-cell table:formula="of:=[.F953]/[.A953]" office:value-type="float" office:value="1.17582417582418">
            <text:p>1.1758241758</text:p>
          </table:table-cell>
          <table:table-cell office:value-type="float" office:value="88">
            <text:p>88</text:p>
          </table:table-cell>
          <table:table-cell table:formula="of:=[.H953]/[.A953]" office:value-type="float" office:value="0.967032967032967">
            <text:p>0.967032967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75">
            <text:p>175</text:p>
          </table:table-cell>
          <table:table-cell table:formula="of:=[.B954]/[.A954]" office:value-type="float" office:value="1.0233918128655">
            <text:p>1.0233918129</text:p>
          </table:table-cell>
          <table:table-cell office:value-type="float" office:value="172">
            <text:p>172</text:p>
          </table:table-cell>
          <table:table-cell table:formula="of:=[.D954]/[.A954]" office:value-type="float" office:value="1.00584795321637">
            <text:p>1.0058479532</text:p>
          </table:table-cell>
          <table:table-cell office:value-type="float" office:value="245">
            <text:p>245</text:p>
          </table:table-cell>
          <table:table-cell table:formula="of:=[.F954]/[.A954]" office:value-type="float" office:value="1.4327485380117">
            <text:p>1.432748538</text:p>
          </table:table-cell>
          <table:table-cell office:value-type="float" office:value="177">
            <text:p>177</text:p>
          </table:table-cell>
          <table:table-cell table:formula="of:=[.H954]/[.A954]" office:value-type="float" office:value="1.03508771929825">
            <text:p>1.0350877193</text:p>
          </table:table-cell>
        </table:table-row>
        <table:table-row table:style-name="ro1">
          <table:table-cell table:number-columns-repeated="2" office:value-type="float" office:value="250">
            <text:p>250</text:p>
          </table:table-cell>
          <table:table-cell table:formula="of:=[.B955]/[.A955]" office:value-type="float" office:value="1">
            <text:p>1</text:p>
          </table:table-cell>
          <table:table-cell office:value-type="float" office:value="253">
            <text:p>253</text:p>
          </table:table-cell>
          <table:table-cell table:formula="of:=[.D955]/[.A955]" office:value-type="float" office:value="1.012">
            <text:p>1.012</text:p>
          </table:table-cell>
          <table:table-cell office:value-type="float" office:value="314">
            <text:p>314</text:p>
          </table:table-cell>
          <table:table-cell table:formula="of:=[.F955]/[.A955]" office:value-type="float" office:value="1.256">
            <text:p>1.256</text:p>
          </table:table-cell>
          <table:table-cell office:value-type="float" office:value="254">
            <text:p>254</text:p>
          </table:table-cell>
          <table:table-cell table:formula="of:=[.H955]/[.A955]" office:value-type="float" office:value="1.016">
            <text:p>1.01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1">
            <text:p>101</text:p>
          </table:table-cell>
          <table:table-cell table:formula="of:=[.B956]/[.A956]" office:value-type="float" office:value="0.961904761904762">
            <text:p>0.9619047619</text:p>
          </table:table-cell>
          <table:table-cell office:value-type="float" office:value="101">
            <text:p>101</text:p>
          </table:table-cell>
          <table:table-cell table:formula="of:=[.D956]/[.A956]" office:value-type="float" office:value="0.961904761904762">
            <text:p>0.9619047619</text:p>
          </table:table-cell>
          <table:table-cell office:value-type="float" office:value="116">
            <text:p>116</text:p>
          </table:table-cell>
          <table:table-cell table:formula="of:=[.F956]/[.A956]" office:value-type="float" office:value="1.1047619047619">
            <text:p>1.1047619048</text:p>
          </table:table-cell>
          <table:table-cell office:value-type="float" office:value="104">
            <text:p>104</text:p>
          </table:table-cell>
          <table:table-cell table:formula="of:=[.H956]/[.A956]" office:value-type="float" office:value="0.990476190476191">
            <text:p>0.9904761905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582">
            <text:p>582</text:p>
          </table:table-cell>
          <table:table-cell table:formula="of:=[.B957]/[.A957]" office:value-type="float" office:value="1.00172117039587">
            <text:p>1.0017211704</text:p>
          </table:table-cell>
          <table:table-cell office:value-type="float" office:value="587">
            <text:p>587</text:p>
          </table:table-cell>
          <table:table-cell table:formula="of:=[.D957]/[.A957]" office:value-type="float" office:value="1.01032702237522">
            <text:p>1.0103270224</text:p>
          </table:table-cell>
          <table:table-cell office:value-type="float" office:value="578">
            <text:p>578</text:p>
          </table:table-cell>
          <table:table-cell table:formula="of:=[.F957]/[.A957]" office:value-type="float" office:value="0.994836488812392">
            <text:p>0.9948364888</text:p>
          </table:table-cell>
          <table:table-cell office:value-type="float" office:value="591">
            <text:p>591</text:p>
          </table:table-cell>
          <table:table-cell table:formula="of:=[.H957]/[.A957]" office:value-type="float" office:value="1.01721170395869">
            <text:p>1.01721170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4">
            <text:p>144</text:p>
          </table:table-cell>
          <table:table-cell table:formula="of:=[.B958]/[.A958]" office:value-type="float" office:value="0.986301369863014">
            <text:p>0.9863013699</text:p>
          </table:table-cell>
          <table:table-cell office:value-type="float" office:value="147">
            <text:p>147</text:p>
          </table:table-cell>
          <table:table-cell table:formula="of:=[.D958]/[.A958]" office:value-type="float" office:value="1.00684931506849">
            <text:p>1.0068493151</text:p>
          </table:table-cell>
          <table:table-cell office:value-type="float" office:value="162">
            <text:p>162</text:p>
          </table:table-cell>
          <table:table-cell table:formula="of:=[.F958]/[.A958]" office:value-type="float" office:value="1.10958904109589">
            <text:p>1.1095890411</text:p>
          </table:table-cell>
          <table:table-cell office:value-type="float" office:value="148">
            <text:p>148</text:p>
          </table:table-cell>
          <table:table-cell table:formula="of:=[.H958]/[.A958]" office:value-type="float" office:value="1.01369863013699">
            <text:p>1.013698630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64">
            <text:p>164</text:p>
          </table:table-cell>
          <table:table-cell table:formula="of:=[.B959]/[.A959]" office:value-type="float" office:value="0.976190476190476">
            <text:p>0.9761904762</text:p>
          </table:table-cell>
          <table:table-cell office:value-type="float" office:value="171">
            <text:p>171</text:p>
          </table:table-cell>
          <table:table-cell table:formula="of:=[.D959]/[.A959]" office:value-type="float" office:value="1.01785714285714">
            <text:p>1.0178571429</text:p>
          </table:table-cell>
          <table:table-cell office:value-type="float" office:value="203">
            <text:p>203</text:p>
          </table:table-cell>
          <table:table-cell table:formula="of:=[.F959]/[.A959]" office:value-type="float" office:value="1.20833333333333">
            <text:p>1.2083333333</text:p>
          </table:table-cell>
          <table:table-cell office:value-type="float" office:value="168">
            <text:p>168</text:p>
          </table:table-cell>
          <table:table-cell table:formula="of:=[.H959]/[.A959]" office:value-type="float" office:value="1">
            <text:p>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table:formula="of:=[.B960]/[.A960]" office:value-type="float" office:value="0.996296296296296">
            <text:p>0.9962962963</text:p>
          </table:table-cell>
          <table:table-cell office:value-type="float" office:value="275">
            <text:p>275</text:p>
          </table:table-cell>
          <table:table-cell table:formula="of:=[.D960]/[.A960]" office:value-type="float" office:value="1.01851851851852">
            <text:p>1.0185185185</text:p>
          </table:table-cell>
          <table:table-cell office:value-type="float" office:value="291">
            <text:p>291</text:p>
          </table:table-cell>
          <table:table-cell table:formula="of:=[.F960]/[.A960]" office:value-type="float" office:value="1.07777777777778">
            <text:p>1.0777777778</text:p>
          </table:table-cell>
          <table:table-cell office:value-type="float" office:value="280">
            <text:p>280</text:p>
          </table:table-cell>
          <table:table-cell table:formula="of:=[.H960]/[.A960]" office:value-type="float" office:value="1.03703703703704">
            <text:p>1.037037037</text:p>
          </table:table-cell>
        </table:table-row>
        <table:table-row table:style-name="ro1">
          <table:table-cell table:number-columns-repeated="2" office:value-type="float" office:value="187">
            <text:p>187</text:p>
          </table:table-cell>
          <table:table-cell table:formula="of:=[.B961]/[.A961]" office:value-type="float" office:value="1">
            <text:p>1</text:p>
          </table:table-cell>
          <table:table-cell office:value-type="float" office:value="192">
            <text:p>192</text:p>
          </table:table-cell>
          <table:table-cell table:formula="of:=[.D961]/[.A961]" office:value-type="float" office:value="1.02673796791444">
            <text:p>1.0267379679</text:p>
          </table:table-cell>
          <table:table-cell office:value-type="float" office:value="255">
            <text:p>255</text:p>
          </table:table-cell>
          <table:table-cell table:formula="of:=[.F961]/[.A961]" office:value-type="float" office:value="1.36363636363636">
            <text:p>1.3636363636</text:p>
          </table:table-cell>
          <table:table-cell office:value-type="float" office:value="194">
            <text:p>194</text:p>
          </table:table-cell>
          <table:table-cell table:formula="of:=[.H961]/[.A961]" office:value-type="float" office:value="1.03743315508021">
            <text:p>1.037433155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  <table:table-cell table:formula="of:=[.B962]/[.A962]" office:value-type="float" office:value="1.02112676056338">
            <text:p>1.0211267606</text:p>
          </table:table-cell>
          <table:table-cell office:value-type="float" office:value="147">
            <text:p>147</text:p>
          </table:table-cell>
          <table:table-cell table:formula="of:=[.D962]/[.A962]" office:value-type="float" office:value="1.03521126760563">
            <text:p>1.0352112676</text:p>
          </table:table-cell>
          <table:table-cell office:value-type="float" office:value="154">
            <text:p>154</text:p>
          </table:table-cell>
          <table:table-cell table:formula="of:=[.F962]/[.A962]" office:value-type="float" office:value="1.08450704225352">
            <text:p>1.0845070423</text:p>
          </table:table-cell>
          <table:table-cell office:value-type="float" office:value="146">
            <text:p>146</text:p>
          </table:table-cell>
          <table:table-cell table:formula="of:=[.H962]/[.A962]" office:value-type="float" office:value="1.02816901408451">
            <text:p>1.028169014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table:formula="of:=[.B963]/[.A963]" office:value-type="float" office:value="0.993788819875776">
            <text:p>0.9937888199</text:p>
          </table:table-cell>
          <table:table-cell office:value-type="float" office:value="165">
            <text:p>165</text:p>
          </table:table-cell>
          <table:table-cell table:formula="of:=[.D963]/[.A963]" office:value-type="float" office:value="1.02484472049689">
            <text:p>1.0248447205</text:p>
          </table:table-cell>
          <table:table-cell office:value-type="float" office:value="176">
            <text:p>176</text:p>
          </table:table-cell>
          <table:table-cell table:formula="of:=[.F963]/[.A963]" office:value-type="float" office:value="1.09316770186335">
            <text:p>1.0931677019</text:p>
          </table:table-cell>
          <table:table-cell office:value-type="float" office:value="164">
            <text:p>164</text:p>
          </table:table-cell>
          <table:table-cell table:formula="of:=[.H963]/[.A963]" office:value-type="float" office:value="1.01863354037267">
            <text:p>1.018633540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table:formula="of:=[.B964]/[.A964]" office:value-type="float" office:value="1.01395348837209">
            <text:p>1.0139534884</text:p>
          </table:table-cell>
          <table:table-cell office:value-type="float" office:value="220">
            <text:p>220</text:p>
          </table:table-cell>
          <table:table-cell table:formula="of:=[.D964]/[.A964]" office:value-type="float" office:value="1.02325581395349">
            <text:p>1.023255814</text:p>
          </table:table-cell>
          <table:table-cell office:value-type="float" office:value="314">
            <text:p>314</text:p>
          </table:table-cell>
          <table:table-cell table:formula="of:=[.F964]/[.A964]" office:value-type="float" office:value="1.46046511627907">
            <text:p>1.4604651163</text:p>
          </table:table-cell>
          <table:table-cell office:value-type="float" office:value="218">
            <text:p>218</text:p>
          </table:table-cell>
          <table:table-cell table:formula="of:=[.H964]/[.A964]" office:value-type="float" office:value="1.01395348837209">
            <text:p>1.013953488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39">
            <text:p>139</text:p>
          </table:table-cell>
          <table:table-cell table:formula="of:=[.B965]/[.A965]" office:value-type="float" office:value="0.97887323943662">
            <text:p>0.9788732394</text:p>
          </table:table-cell>
          <table:table-cell office:value-type="float" office:value="144">
            <text:p>144</text:p>
          </table:table-cell>
          <table:table-cell table:formula="of:=[.D965]/[.A965]" office:value-type="float" office:value="1.01408450704225">
            <text:p>1.014084507</text:p>
          </table:table-cell>
          <table:table-cell office:value-type="float" office:value="147">
            <text:p>147</text:p>
          </table:table-cell>
          <table:table-cell table:formula="of:=[.F965]/[.A965]" office:value-type="float" office:value="1.03521126760563">
            <text:p>1.0352112676</text:p>
          </table:table-cell>
          <table:table-cell office:value-type="float" office:value="140">
            <text:p>140</text:p>
          </table:table-cell>
          <table:table-cell table:formula="of:=[.H965]/[.A965]" office:value-type="float" office:value="0.985915492957746">
            <text:p>0.98591549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table:formula="of:=[.B966]/[.A966]" office:value-type="float" office:value="0.995515695067265">
            <text:p>0.9955156951</text:p>
          </table:table-cell>
          <table:table-cell office:value-type="float" office:value="231">
            <text:p>231</text:p>
          </table:table-cell>
          <table:table-cell table:formula="of:=[.D966]/[.A966]" office:value-type="float" office:value="1.03587443946188">
            <text:p>1.0358744395</text:p>
          </table:table-cell>
          <table:table-cell office:value-type="float" office:value="269">
            <text:p>269</text:p>
          </table:table-cell>
          <table:table-cell table:formula="of:=[.F966]/[.A966]" office:value-type="float" office:value="1.20627802690583">
            <text:p>1.2062780269</text:p>
          </table:table-cell>
          <table:table-cell office:value-type="float" office:value="226">
            <text:p>226</text:p>
          </table:table-cell>
          <table:table-cell table:formula="of:=[.H966]/[.A966]" office:value-type="float" office:value="1.01345291479821">
            <text:p>1.0134529148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310">
            <text:p>310</text:p>
          </table:table-cell>
          <table:table-cell table:formula="of:=[.B967]/[.A967]" office:value-type="float" office:value="0.990415335463259">
            <text:p>0.9904153355</text:p>
          </table:table-cell>
          <table:table-cell office:value-type="float" office:value="318">
            <text:p>318</text:p>
          </table:table-cell>
          <table:table-cell table:formula="of:=[.D967]/[.A967]" office:value-type="float" office:value="1.01597444089457">
            <text:p>1.0159744409</text:p>
          </table:table-cell>
          <table:table-cell office:value-type="float" office:value="418">
            <text:p>418</text:p>
          </table:table-cell>
          <table:table-cell table:formula="of:=[.F967]/[.A967]" office:value-type="float" office:value="1.33546325878594">
            <text:p>1.3354632588</text:p>
          </table:table-cell>
          <table:table-cell office:value-type="float" office:value="321">
            <text:p>321</text:p>
          </table:table-cell>
          <table:table-cell table:formula="of:=[.H967]/[.A967]" office:value-type="float" office:value="1.02555910543131">
            <text:p>1.0255591054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689">
            <text:p>689</text:p>
          </table:table-cell>
          <table:table-cell table:formula="of:=[.B968]/[.A968]" office:value-type="float" office:value="1.00583941605839">
            <text:p>1.0058394161</text:p>
          </table:table-cell>
          <table:table-cell office:value-type="float" office:value="696">
            <text:p>696</text:p>
          </table:table-cell>
          <table:table-cell table:formula="of:=[.D968]/[.A968]" office:value-type="float" office:value="1.01605839416058">
            <text:p>1.0160583942</text:p>
          </table:table-cell>
          <table:table-cell office:value-type="float" office:value="909">
            <text:p>909</text:p>
          </table:table-cell>
          <table:table-cell table:formula="of:=[.F968]/[.A968]" office:value-type="float" office:value="1.32700729927007">
            <text:p>1.3270072993</text:p>
          </table:table-cell>
          <table:table-cell office:value-type="float" office:value="696">
            <text:p>696</text:p>
          </table:table-cell>
          <table:table-cell table:formula="of:=[.H968]/[.A968]" office:value-type="float" office:value="1.01605839416058">
            <text:p>1.0160583942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626">
            <text:p>626</text:p>
          </table:table-cell>
          <table:table-cell table:formula="of:=[.B969]/[.A969]" office:value-type="float" office:value="1.01788617886179">
            <text:p>1.0178861789</text:p>
          </table:table-cell>
          <table:table-cell office:value-type="float" office:value="627">
            <text:p>627</text:p>
          </table:table-cell>
          <table:table-cell table:formula="of:=[.D969]/[.A969]" office:value-type="float" office:value="1.01951219512195">
            <text:p>1.0195121951</text:p>
          </table:table-cell>
          <table:table-cell office:value-type="float" office:value="691">
            <text:p>691</text:p>
          </table:table-cell>
          <table:table-cell table:formula="of:=[.F969]/[.A969]" office:value-type="float" office:value="1.12357723577236">
            <text:p>1.1235772358</text:p>
          </table:table-cell>
          <table:table-cell office:value-type="float" office:value="632">
            <text:p>632</text:p>
          </table:table-cell>
          <table:table-cell table:formula="of:=[.H969]/[.A969]" office:value-type="float" office:value="1.02764227642276">
            <text:p>1.027642276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32">
            <text:p>232</text:p>
          </table:table-cell>
          <table:table-cell table:formula="of:=[.B970]/[.A970]" office:value-type="float" office:value="1.00869565217391">
            <text:p>1.0086956522</text:p>
          </table:table-cell>
          <table:table-cell office:value-type="float" office:value="238">
            <text:p>238</text:p>
          </table:table-cell>
          <table:table-cell table:formula="of:=[.D970]/[.A970]" office:value-type="float" office:value="1.03478260869565">
            <text:p>1.0347826087</text:p>
          </table:table-cell>
          <table:table-cell office:value-type="float" office:value="172">
            <text:p>172</text:p>
          </table:table-cell>
          <table:table-cell table:formula="of:=[.F970]/[.A970]" office:value-type="float" office:value="0.747826086956522">
            <text:p>0.747826087</text:p>
          </table:table-cell>
          <table:table-cell office:value-type="float" office:value="232">
            <text:p>232</text:p>
          </table:table-cell>
          <table:table-cell table:formula="of:=[.H970]/[.A970]" office:value-type="float" office:value="1.00869565217391">
            <text:p>1.0086956522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551">
            <text:p>551</text:p>
          </table:table-cell>
          <table:table-cell table:formula="of:=[.B971]/[.A971]" office:value-type="float" office:value="0.998188405797101">
            <text:p>0.9981884058</text:p>
          </table:table-cell>
          <table:table-cell office:value-type="float" office:value="559">
            <text:p>559</text:p>
          </table:table-cell>
          <table:table-cell table:formula="of:=[.D971]/[.A971]" office:value-type="float" office:value="1.01268115942029">
            <text:p>1.0126811594</text:p>
          </table:table-cell>
          <table:table-cell office:value-type="float" office:value="416">
            <text:p>416</text:p>
          </table:table-cell>
          <table:table-cell table:formula="of:=[.F971]/[.A971]" office:value-type="float" office:value="0.753623188405797">
            <text:p>0.7536231884</text:p>
          </table:table-cell>
          <table:table-cell office:value-type="float" office:value="574">
            <text:p>574</text:p>
          </table:table-cell>
          <table:table-cell table:formula="of:=[.H971]/[.A971]" office:value-type="float" office:value="1.03985507246377">
            <text:p>1.039855072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1">
            <text:p>171</text:p>
          </table:table-cell>
          <table:table-cell table:formula="of:=[.B972]/[.A972]" office:value-type="float" office:value="0.982758620689655">
            <text:p>0.9827586207</text:p>
          </table:table-cell>
          <table:table-cell office:value-type="float" office:value="173">
            <text:p>173</text:p>
          </table:table-cell>
          <table:table-cell table:formula="of:=[.D972]/[.A972]" office:value-type="float" office:value="0.994252873563218">
            <text:p>0.9942528736</text:p>
          </table:table-cell>
          <table:table-cell office:value-type="float" office:value="225">
            <text:p>225</text:p>
          </table:table-cell>
          <table:table-cell table:formula="of:=[.F972]/[.A972]" office:value-type="float" office:value="1.29310344827586">
            <text:p>1.2931034483</text:p>
          </table:table-cell>
          <table:table-cell office:value-type="float" office:value="179">
            <text:p>179</text:p>
          </table:table-cell>
          <table:table-cell table:formula="of:=[.H972]/[.A972]" office:value-type="float" office:value="1.02873563218391">
            <text:p>1.028735632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table:formula="of:=[.B973]/[.A973]" office:value-type="float" office:value="0.981481481481482">
            <text:p>0.9814814815</text:p>
          </table:table-cell>
          <table:table-cell office:value-type="float" office:value="111">
            <text:p>111</text:p>
          </table:table-cell>
          <table:table-cell table:formula="of:=[.D973]/[.A973]" office:value-type="float" office:value="1.02777777777778">
            <text:p>1.0277777778</text:p>
          </table:table-cell>
          <table:table-cell office:value-type="float" office:value="137">
            <text:p>137</text:p>
          </table:table-cell>
          <table:table-cell table:formula="of:=[.F973]/[.A973]" office:value-type="float" office:value="1.26851851851852">
            <text:p>1.2685185185</text:p>
          </table:table-cell>
          <table:table-cell office:value-type="float" office:value="112">
            <text:p>112</text:p>
          </table:table-cell>
          <table:table-cell table:formula="of:=[.H973]/[.A973]" office:value-type="float" office:value="1.03703703703704">
            <text:p>1.037037037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79">
            <text:p>179</text:p>
          </table:table-cell>
          <table:table-cell table:formula="of:=[.B974]/[.A974]" office:value-type="float" office:value="0.988950276243094">
            <text:p>0.9889502762</text:p>
          </table:table-cell>
          <table:table-cell office:value-type="float" office:value="184">
            <text:p>184</text:p>
          </table:table-cell>
          <table:table-cell table:formula="of:=[.D974]/[.A974]" office:value-type="float" office:value="1.01657458563536">
            <text:p>1.0165745856</text:p>
          </table:table-cell>
          <table:table-cell office:value-type="float" office:value="207">
            <text:p>207</text:p>
          </table:table-cell>
          <table:table-cell table:formula="of:=[.F974]/[.A974]" office:value-type="float" office:value="1.14364640883978">
            <text:p>1.1436464088</text:p>
          </table:table-cell>
          <table:table-cell office:value-type="float" office:value="185">
            <text:p>185</text:p>
          </table:table-cell>
          <table:table-cell table:formula="of:=[.H974]/[.A974]" office:value-type="float" office:value="1.02209944751381">
            <text:p>1.022099447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table:formula="of:=[.B975]/[.A975]" office:value-type="float" office:value="0.990476190476191">
            <text:p>0.9904761905</text:p>
          </table:table-cell>
          <table:table-cell office:value-type="float" office:value="105">
            <text:p>105</text:p>
          </table:table-cell>
          <table:table-cell table:formula="of:=[.D975]/[.A975]" office:value-type="float" office:value="1">
            <text:p>1</text:p>
          </table:table-cell>
          <table:table-cell office:value-type="float" office:value="144">
            <text:p>144</text:p>
          </table:table-cell>
          <table:table-cell table:formula="of:=[.F975]/[.A975]" office:value-type="float" office:value="1.37142857142857">
            <text:p>1.3714285714</text:p>
          </table:table-cell>
          <table:table-cell office:value-type="float" office:value="106">
            <text:p>106</text:p>
          </table:table-cell>
          <table:table-cell table:formula="of:=[.H975]/[.A975]" office:value-type="float" office:value="1.00952380952381">
            <text:p>1.009523809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1010">
            <text:p>1010</text:p>
          </table:table-cell>
          <table:table-cell table:formula="of:=[.B976]/[.A976]" office:value-type="float" office:value="0.99802371541502">
            <text:p>0.9980237154</text:p>
          </table:table-cell>
          <table:table-cell office:value-type="float" office:value="1036">
            <text:p>1036</text:p>
          </table:table-cell>
          <table:table-cell table:formula="of:=[.D976]/[.A976]" office:value-type="float" office:value="1.02371541501976">
            <text:p>1.023715415</text:p>
          </table:table-cell>
          <table:table-cell office:value-type="float" office:value="1097">
            <text:p>1097</text:p>
          </table:table-cell>
          <table:table-cell table:formula="of:=[.F976]/[.A976]" office:value-type="float" office:value="1.08399209486166">
            <text:p>1.0839920949</text:p>
          </table:table-cell>
          <table:table-cell office:value-type="float" office:value="1021">
            <text:p>1021</text:p>
          </table:table-cell>
          <table:table-cell table:formula="of:=[.H976]/[.A976]" office:value-type="float" office:value="1.00889328063241">
            <text:p>1.0088932806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01">
            <text:p>201</text:p>
          </table:table-cell>
          <table:table-cell table:formula="of:=[.B977]/[.A977]" office:value-type="float" office:value="1.01005025125628">
            <text:p>1.0100502513</text:p>
          </table:table-cell>
          <table:table-cell office:value-type="float" office:value="201">
            <text:p>201</text:p>
          </table:table-cell>
          <table:table-cell table:formula="of:=[.D977]/[.A977]" office:value-type="float" office:value="1.01005025125628">
            <text:p>1.0100502513</text:p>
          </table:table-cell>
          <table:table-cell office:value-type="float" office:value="239">
            <text:p>239</text:p>
          </table:table-cell>
          <table:table-cell table:formula="of:=[.F977]/[.A977]" office:value-type="float" office:value="1.20100502512563">
            <text:p>1.2010050251</text:p>
          </table:table-cell>
          <table:table-cell office:value-type="float" office:value="199">
            <text:p>199</text:p>
          </table:table-cell>
          <table:table-cell table:formula="of:=[.H977]/[.A977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213">
            <text:p>213</text:p>
          </table:table-cell>
          <table:table-cell table:formula="of:=[.B978]/[.A978]" office:value-type="float" office:value="1">
            <text:p>1</text:p>
          </table:table-cell>
          <table:table-cell office:value-type="float" office:value="217">
            <text:p>217</text:p>
          </table:table-cell>
          <table:table-cell table:formula="of:=[.D978]/[.A978]" office:value-type="float" office:value="1.018779342723">
            <text:p>1.0187793427</text:p>
          </table:table-cell>
          <table:table-cell office:value-type="float" office:value="315">
            <text:p>315</text:p>
          </table:table-cell>
          <table:table-cell table:formula="of:=[.F978]/[.A978]" office:value-type="float" office:value="1.47887323943662">
            <text:p>1.4788732394</text:p>
          </table:table-cell>
          <table:table-cell office:value-type="float" office:value="213">
            <text:p>213</text:p>
          </table:table-cell>
          <table:table-cell table:formula="of:=[.H978]/[.A978]" office:value-type="float" office:value="1">
            <text:p>1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1116">
            <text:p>1116</text:p>
          </table:table-cell>
          <table:table-cell table:formula="of:=[.B979]/[.A979]" office:value-type="float" office:value="1.00995475113122">
            <text:p>1.0099547511</text:p>
          </table:table-cell>
          <table:table-cell office:value-type="float" office:value="1110">
            <text:p>1110</text:p>
          </table:table-cell>
          <table:table-cell table:formula="of:=[.D979]/[.A979]" office:value-type="float" office:value="1.00452488687783">
            <text:p>1.0045248869</text:p>
          </table:table-cell>
          <table:table-cell office:value-type="float" office:value="1139">
            <text:p>1139</text:p>
          </table:table-cell>
          <table:table-cell table:formula="of:=[.F979]/[.A979]" office:value-type="float" office:value="1.03076923076923">
            <text:p>1.0307692308</text:p>
          </table:table-cell>
          <table:table-cell office:value-type="float" office:value="1104">
            <text:p>1104</text:p>
          </table:table-cell>
          <table:table-cell table:formula="of:=[.H979]/[.A979]" office:value-type="float" office:value="0.999095022624434">
            <text:p>0.999095022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56">
            <text:p>256</text:p>
          </table:table-cell>
          <table:table-cell table:formula="of:=[.B980]/[.A980]" office:value-type="float" office:value="0.984615384615385">
            <text:p>0.9846153846</text:p>
          </table:table-cell>
          <table:table-cell office:value-type="float" office:value="260">
            <text:p>260</text:p>
          </table:table-cell>
          <table:table-cell table:formula="of:=[.D980]/[.A980]" office:value-type="float" office:value="1">
            <text:p>1</text:p>
          </table:table-cell>
          <table:table-cell office:value-type="float" office:value="293">
            <text:p>293</text:p>
          </table:table-cell>
          <table:table-cell table:formula="of:=[.F980]/[.A980]" office:value-type="float" office:value="1.12692307692308">
            <text:p>1.1269230769</text:p>
          </table:table-cell>
          <table:table-cell office:value-type="float" office:value="256">
            <text:p>256</text:p>
          </table:table-cell>
          <table:table-cell table:formula="of:=[.H980]/[.A980]" office:value-type="float" office:value="0.984615384615385">
            <text:p>0.9846153846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table:formula="of:=[.B981]/[.A981]" office:value-type="float" office:value="0.995098039215686">
            <text:p>0.9950980392</text:p>
          </table:table-cell>
          <table:table-cell office:value-type="float" office:value="204">
            <text:p>204</text:p>
          </table:table-cell>
          <table:table-cell table:formula="of:=[.D981]/[.A981]" office:value-type="float" office:value="1">
            <text:p>1</text:p>
          </table:table-cell>
          <table:table-cell office:value-type="float" office:value="228">
            <text:p>228</text:p>
          </table:table-cell>
          <table:table-cell table:formula="of:=[.F981]/[.A981]" office:value-type="float" office:value="1.11764705882353">
            <text:p>1.1176470588</text:p>
          </table:table-cell>
          <table:table-cell office:value-type="float" office:value="201">
            <text:p>201</text:p>
          </table:table-cell>
          <table:table-cell table:formula="of:=[.H981]/[.A981]" office:value-type="float" office:value="0.985294117647059">
            <text:p>0.985294117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table:formula="of:=[.B982]/[.A982]" office:value-type="float" office:value="1.01408450704225">
            <text:p>1.014084507</text:p>
          </table:table-cell>
          <table:table-cell office:value-type="float" office:value="140">
            <text:p>140</text:p>
          </table:table-cell>
          <table:table-cell table:formula="of:=[.D982]/[.A982]" office:value-type="float" office:value="0.985915492957746">
            <text:p>0.985915493</text:p>
          </table:table-cell>
          <table:table-cell office:value-type="float" office:value="147">
            <text:p>147</text:p>
          </table:table-cell>
          <table:table-cell table:formula="of:=[.F982]/[.A982]" office:value-type="float" office:value="1.03521126760563">
            <text:p>1.0352112676</text:p>
          </table:table-cell>
          <table:table-cell office:value-type="float" office:value="139">
            <text:p>139</text:p>
          </table:table-cell>
          <table:table-cell table:formula="of:=[.H982]/[.A982]" office:value-type="float" office:value="0.97887323943662">
            <text:p>0.9788732394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889">
            <text:p>889</text:p>
          </table:table-cell>
          <table:table-cell table:formula="of:=[.B983]/[.A983]" office:value-type="float" office:value="1.01716247139588">
            <text:p>1.0171624714</text:p>
          </table:table-cell>
          <table:table-cell office:value-type="float" office:value="877">
            <text:p>877</text:p>
          </table:table-cell>
          <table:table-cell table:formula="of:=[.D983]/[.A983]" office:value-type="float" office:value="1.00343249427918">
            <text:p>1.0034324943</text:p>
          </table:table-cell>
          <table:table-cell office:value-type="float" office:value="1110">
            <text:p>1110</text:p>
          </table:table-cell>
          <table:table-cell table:formula="of:=[.F983]/[.A983]" office:value-type="float" office:value="1.27002288329519">
            <text:p>1.2700228833</text:p>
          </table:table-cell>
          <table:table-cell office:value-type="float" office:value="875">
            <text:p>875</text:p>
          </table:table-cell>
          <table:table-cell table:formula="of:=[.H983]/[.A983]" office:value-type="float" office:value="1.00114416475973">
            <text:p>1.0011441648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402">
            <text:p>402</text:p>
          </table:table-cell>
          <table:table-cell table:formula="of:=[.B984]/[.A984]" office:value-type="float" office:value="1.00751879699248">
            <text:p>1.007518797</text:p>
          </table:table-cell>
          <table:table-cell office:value-type="float" office:value="404">
            <text:p>404</text:p>
          </table:table-cell>
          <table:table-cell table:formula="of:=[.D984]/[.A984]" office:value-type="float" office:value="1.0125313283208">
            <text:p>1.0125313283</text:p>
          </table:table-cell>
          <table:table-cell office:value-type="float" office:value="461">
            <text:p>461</text:p>
          </table:table-cell>
          <table:table-cell table:formula="of:=[.F984]/[.A984]" office:value-type="float" office:value="1.15538847117795">
            <text:p>1.1553884712</text:p>
          </table:table-cell>
          <table:table-cell office:value-type="float" office:value="411">
            <text:p>411</text:p>
          </table:table-cell>
          <table:table-cell table:formula="of:=[.H984]/[.A984]" office:value-type="float" office:value="1.03007518796992">
            <text:p>1.030075188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82">
            <text:p>182</text:p>
          </table:table-cell>
          <table:table-cell table:formula="of:=[.B985]/[.A985]" office:value-type="float" office:value="1.01675977653631">
            <text:p>1.0167597765</text:p>
          </table:table-cell>
          <table:table-cell office:value-type="float" office:value="181">
            <text:p>181</text:p>
          </table:table-cell>
          <table:table-cell table:formula="of:=[.D985]/[.A985]" office:value-type="float" office:value="1.01117318435754">
            <text:p>1.0111731844</text:p>
          </table:table-cell>
          <table:table-cell office:value-type="float" office:value="197">
            <text:p>197</text:p>
          </table:table-cell>
          <table:table-cell table:formula="of:=[.F985]/[.A985]" office:value-type="float" office:value="1.10055865921788">
            <text:p>1.1005586592</text:p>
          </table:table-cell>
          <table:table-cell office:value-type="float" office:value="181">
            <text:p>181</text:p>
          </table:table-cell>
          <table:table-cell table:formula="of:=[.H985]/[.A985]" office:value-type="float" office:value="1.01117318435754">
            <text:p>1.0111731844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8">
            <text:p>188</text:p>
          </table:table-cell>
          <table:table-cell table:formula="of:=[.B986]/[.A986]" office:value-type="float" office:value="1.01621621621622">
            <text:p>1.0162162162</text:p>
          </table:table-cell>
          <table:table-cell office:value-type="float" office:value="189">
            <text:p>189</text:p>
          </table:table-cell>
          <table:table-cell table:formula="of:=[.D986]/[.A986]" office:value-type="float" office:value="1.02162162162162">
            <text:p>1.0216216216</text:p>
          </table:table-cell>
          <table:table-cell office:value-type="float" office:value="201">
            <text:p>201</text:p>
          </table:table-cell>
          <table:table-cell table:formula="of:=[.F986]/[.A986]" office:value-type="float" office:value="1.08648648648649">
            <text:p>1.0864864865</text:p>
          </table:table-cell>
          <table:table-cell office:value-type="float" office:value="188">
            <text:p>188</text:p>
          </table:table-cell>
          <table:table-cell table:formula="of:=[.H986]/[.A986]" office:value-type="float" office:value="1.01621621621622">
            <text:p>1.0162162162</text:p>
          </table:table-cell>
        </table:table-row>
        <table:table-row table:style-name="ro1">
          <table:table-cell table:number-columns-repeated="2" office:value-type="float" office:value="229">
            <text:p>229</text:p>
          </table:table-cell>
          <table:table-cell table:formula="of:=[.B987]/[.A987]" office:value-type="float" office:value="1">
            <text:p>1</text:p>
          </table:table-cell>
          <table:table-cell office:value-type="float" office:value="231">
            <text:p>231</text:p>
          </table:table-cell>
          <table:table-cell table:formula="of:=[.D987]/[.A987]" office:value-type="float" office:value="1.00873362445415">
            <text:p>1.0087336245</text:p>
          </table:table-cell>
          <table:table-cell office:value-type="float" office:value="224">
            <text:p>224</text:p>
          </table:table-cell>
          <table:table-cell table:formula="of:=[.F987]/[.A987]" office:value-type="float" office:value="0.978165938864629">
            <text:p>0.9781659389</text:p>
          </table:table-cell>
          <table:table-cell office:value-type="float" office:value="233">
            <text:p>233</text:p>
          </table:table-cell>
          <table:table-cell table:formula="of:=[.H987]/[.A987]" office:value-type="float" office:value="1.0174672489083">
            <text:p>1.0174672489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table:formula="of:=[.B988]/[.A988]" office:value-type="float" office:value="0.995762711864407">
            <text:p>0.9957627119</text:p>
          </table:table-cell>
          <table:table-cell office:value-type="float" office:value="230">
            <text:p>230</text:p>
          </table:table-cell>
          <table:table-cell table:formula="of:=[.D988]/[.A988]" office:value-type="float" office:value="0.974576271186441">
            <text:p>0.9745762712</text:p>
          </table:table-cell>
          <table:table-cell office:value-type="float" office:value="252">
            <text:p>252</text:p>
          </table:table-cell>
          <table:table-cell table:formula="of:=[.F988]/[.A988]" office:value-type="float" office:value="1.06779661016949">
            <text:p>1.0677966102</text:p>
          </table:table-cell>
          <table:table-cell office:value-type="float" office:value="236">
            <text:p>236</text:p>
          </table:table-cell>
          <table:table-cell table:formula="of:=[.H988]/[.A988]" office:value-type="float" office:value="1">
            <text:p>1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93">
            <text:p>493</text:p>
          </table:table-cell>
          <table:table-cell table:formula="of:=[.B989]/[.A989]" office:value-type="float" office:value="0.964774951076321">
            <text:p>0.9647749511</text:p>
          </table:table-cell>
          <table:table-cell office:value-type="float" office:value="498">
            <text:p>498</text:p>
          </table:table-cell>
          <table:table-cell table:formula="of:=[.D989]/[.A989]" office:value-type="float" office:value="0.974559686888454">
            <text:p>0.9745596869</text:p>
          </table:table-cell>
          <table:table-cell office:value-type="float" office:value="558">
            <text:p>558</text:p>
          </table:table-cell>
          <table:table-cell table:formula="of:=[.F989]/[.A989]" office:value-type="float" office:value="1.09197651663405">
            <text:p>1.0919765166</text:p>
          </table:table-cell>
          <table:table-cell office:value-type="float" office:value="504">
            <text:p>504</text:p>
          </table:table-cell>
          <table:table-cell table:formula="of:=[.H989]/[.A989]" office:value-type="float" office:value="0.986301369863014">
            <text:p>0.9863013699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997">
            <text:p>997</text:p>
          </table:table-cell>
          <table:table-cell table:formula="of:=[.B990]/[.A990]" office:value-type="float" office:value="0.996003996003996">
            <text:p>0.996003996</text:p>
          </table:table-cell>
          <table:table-cell office:value-type="float" office:value="997">
            <text:p>997</text:p>
          </table:table-cell>
          <table:table-cell table:formula="of:=[.D990]/[.A990]" office:value-type="float" office:value="0.996003996003996">
            <text:p>0.996003996</text:p>
          </table:table-cell>
          <table:table-cell office:value-type="float" office:value="1253">
            <text:p>1253</text:p>
          </table:table-cell>
          <table:table-cell table:formula="of:=[.F990]/[.A990]" office:value-type="float" office:value="1.25174825174825">
            <text:p>1.2517482517</text:p>
          </table:table-cell>
          <table:table-cell office:value-type="float" office:value="1005">
            <text:p>1005</text:p>
          </table:table-cell>
          <table:table-cell table:formula="of:=[.H990]/[.A990]" office:value-type="float" office:value="1.003996003996">
            <text:p>1.003996004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469">
            <text:p>469</text:p>
          </table:table-cell>
          <table:table-cell table:formula="of:=[.B991]/[.A991]" office:value-type="float" office:value="1.00643776824034">
            <text:p>1.0064377682</text:p>
          </table:table-cell>
          <table:table-cell office:value-type="float" office:value="470">
            <text:p>470</text:p>
          </table:table-cell>
          <table:table-cell table:formula="of:=[.D991]/[.A991]" office:value-type="float" office:value="1.00858369098712">
            <text:p>1.008583691</text:p>
          </table:table-cell>
          <table:table-cell office:value-type="float" office:value="686">
            <text:p>686</text:p>
          </table:table-cell>
          <table:table-cell table:formula="of:=[.F991]/[.A991]" office:value-type="float" office:value="1.47210300429185">
            <text:p>1.4721030043</text:p>
          </table:table-cell>
          <table:table-cell office:value-type="float" office:value="472">
            <text:p>472</text:p>
          </table:table-cell>
          <table:table-cell table:formula="of:=[.H991]/[.A991]" office:value-type="float" office:value="1.01287553648069">
            <text:p>1.012875536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table:formula="of:=[.B992]/[.A992]" office:value-type="float" office:value="0.980132450331126">
            <text:p>0.9801324503</text:p>
          </table:table-cell>
          <table:table-cell office:value-type="float" office:value="150">
            <text:p>150</text:p>
          </table:table-cell>
          <table:table-cell table:formula="of:=[.D992]/[.A992]" office:value-type="float" office:value="0.993377483443708">
            <text:p>0.9933774834</text:p>
          </table:table-cell>
          <table:table-cell office:value-type="float" office:value="151">
            <text:p>151</text:p>
          </table:table-cell>
          <table:table-cell table:formula="of:=[.F992]/[.A992]" office:value-type="float" office:value="1">
            <text:p>1</text:p>
          </table:table-cell>
          <table:table-cell office:value-type="float" office:value="149">
            <text:p>149</text:p>
          </table:table-cell>
          <table:table-cell table:formula="of:=[.H992]/[.A992]" office:value-type="float" office:value="0.986754966887417">
            <text:p>0.986754966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formula="of:=[.B993]/[.A993]" office:value-type="float" office:value="0.926229508196721">
            <text:p>0.9262295082</text:p>
          </table:table-cell>
          <table:table-cell office:value-type="float" office:value="111">
            <text:p>111</text:p>
          </table:table-cell>
          <table:table-cell table:formula="of:=[.D993]/[.A993]" office:value-type="float" office:value="0.90983606557377">
            <text:p>0.9098360656</text:p>
          </table:table-cell>
          <table:table-cell office:value-type="float" office:value="131">
            <text:p>131</text:p>
          </table:table-cell>
          <table:table-cell table:formula="of:=[.F993]/[.A993]" office:value-type="float" office:value="1.07377049180328">
            <text:p>1.0737704918</text:p>
          </table:table-cell>
          <table:table-cell office:value-type="float" office:value="113">
            <text:p>113</text:p>
          </table:table-cell>
          <table:table-cell table:formula="of:=[.H993]/[.A993]" office:value-type="float" office:value="0.926229508196721">
            <text:p>0.926229508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66">
            <text:p>266</text:p>
          </table:table-cell>
          <table:table-cell table:formula="of:=[.B994]/[.A994]" office:value-type="float" office:value="0.992537313432836">
            <text:p>0.9925373134</text:p>
          </table:table-cell>
          <table:table-cell office:value-type="float" office:value="270">
            <text:p>270</text:p>
          </table:table-cell>
          <table:table-cell table:formula="of:=[.D994]/[.A994]" office:value-type="float" office:value="1.00746268656716">
            <text:p>1.0074626866</text:p>
          </table:table-cell>
          <table:table-cell office:value-type="float" office:value="352">
            <text:p>352</text:p>
          </table:table-cell>
          <table:table-cell table:formula="of:=[.F994]/[.A994]" office:value-type="float" office:value="1.3134328358209">
            <text:p>1.3134328358</text:p>
          </table:table-cell>
          <table:table-cell office:value-type="float" office:value="266">
            <text:p>266</text:p>
          </table:table-cell>
          <table:table-cell table:formula="of:=[.H994]/[.A994]" office:value-type="float" office:value="0.992537313432836">
            <text:p>0.992537313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394">
            <text:p>394</text:p>
          </table:table-cell>
          <table:table-cell table:formula="of:=[.B995]/[.A995]" office:value-type="float" office:value="1.0076726342711">
            <text:p>1.0076726343</text:p>
          </table:table-cell>
          <table:table-cell office:value-type="float" office:value="396">
            <text:p>396</text:p>
          </table:table-cell>
          <table:table-cell table:formula="of:=[.D995]/[.A995]" office:value-type="float" office:value="1.01278772378517">
            <text:p>1.0127877238</text:p>
          </table:table-cell>
          <table:table-cell office:value-type="float" office:value="502">
            <text:p>502</text:p>
          </table:table-cell>
          <table:table-cell table:formula="of:=[.F995]/[.A995]" office:value-type="float" office:value="1.28388746803069">
            <text:p>1.283887468</text:p>
          </table:table-cell>
          <table:table-cell office:value-type="float" office:value="400">
            <text:p>400</text:p>
          </table:table-cell>
          <table:table-cell table:formula="of:=[.H995]/[.A995]" office:value-type="float" office:value="1.0230179028133">
            <text:p>1.0230179028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418">
            <text:p>418</text:p>
          </table:table-cell>
          <table:table-cell table:formula="of:=[.B996]/[.A996]" office:value-type="float" office:value="0.992874109263658">
            <text:p>0.9928741093</text:p>
          </table:table-cell>
          <table:table-cell office:value-type="float" office:value="421">
            <text:p>421</text:p>
          </table:table-cell>
          <table:table-cell table:formula="of:=[.D996]/[.A996]" office:value-type="float" office:value="1">
            <text:p>1</text:p>
          </table:table-cell>
          <table:table-cell office:value-type="float" office:value="579">
            <text:p>579</text:p>
          </table:table-cell>
          <table:table-cell table:formula="of:=[.F996]/[.A996]" office:value-type="float" office:value="1.37529691211401">
            <text:p>1.3752969121</text:p>
          </table:table-cell>
          <table:table-cell office:value-type="float" office:value="424">
            <text:p>424</text:p>
          </table:table-cell>
          <table:table-cell table:formula="of:=[.H996]/[.A996]" office:value-type="float" office:value="1.00712589073634">
            <text:p>1.0071258907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table:formula="of:=[.B997]/[.A997]" office:value-type="float" office:value="1.0048309178744">
            <text:p>1.0048309179</text:p>
          </table:table-cell>
          <table:table-cell office:value-type="float" office:value="204">
            <text:p>204</text:p>
          </table:table-cell>
          <table:table-cell table:formula="of:=[.D997]/[.A997]" office:value-type="float" office:value="0.985507246376812">
            <text:p>0.9855072464</text:p>
          </table:table-cell>
          <table:table-cell office:value-type="float" office:value="188">
            <text:p>188</text:p>
          </table:table-cell>
          <table:table-cell table:formula="of:=[.F997]/[.A997]" office:value-type="float" office:value="0.908212560386473">
            <text:p>0.9082125604</text:p>
          </table:table-cell>
          <table:table-cell office:value-type="float" office:value="210">
            <text:p>210</text:p>
          </table:table-cell>
          <table:table-cell table:formula="of:=[.H997]/[.A997]" office:value-type="float" office:value="1.01449275362319">
            <text:p>1.0144927536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917">
            <text:p>917</text:p>
          </table:table-cell>
          <table:table-cell table:formula="of:=[.B998]/[.A998]" office:value-type="float" office:value="0.993499458288191">
            <text:p>0.9934994583</text:p>
          </table:table-cell>
          <table:table-cell office:value-type="float" office:value="926">
            <text:p>926</text:p>
          </table:table-cell>
          <table:table-cell table:formula="of:=[.D998]/[.A998]" office:value-type="float" office:value="1.0032502708559">
            <text:p>1.0032502709</text:p>
          </table:table-cell>
          <table:table-cell office:value-type="float" office:value="905">
            <text:p>905</text:p>
          </table:table-cell>
          <table:table-cell table:formula="of:=[.F998]/[.A998]" office:value-type="float" office:value="0.980498374864572">
            <text:p>0.9804983749</text:p>
          </table:table-cell>
          <table:table-cell office:value-type="float" office:value="926">
            <text:p>926</text:p>
          </table:table-cell>
          <table:table-cell table:formula="of:=[.H998]/[.A998]" office:value-type="float" office:value="1.0032502708559">
            <text:p>1.003250270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table:formula="of:=[.B999]/[.A999]" office:value-type="float" office:value="0.993103448275862">
            <text:p>0.9931034483</text:p>
          </table:table-cell>
          <table:table-cell office:value-type="float" office:value="146">
            <text:p>146</text:p>
          </table:table-cell>
          <table:table-cell table:formula="of:=[.D999]/[.A999]" office:value-type="float" office:value="1.00689655172414">
            <text:p>1.0068965517</text:p>
          </table:table-cell>
          <table:table-cell office:value-type="float" office:value="176">
            <text:p>176</text:p>
          </table:table-cell>
          <table:table-cell table:formula="of:=[.F999]/[.A999]" office:value-type="float" office:value="1.21379310344828">
            <text:p>1.2137931034</text:p>
          </table:table-cell>
          <table:table-cell office:value-type="float" office:value="146">
            <text:p>146</text:p>
          </table:table-cell>
          <table:table-cell table:formula="of:=[.H999]/[.A999]" office:value-type="float" office:value="1.00689655172414">
            <text:p>1.006896551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82">
            <text:p>182</text:p>
          </table:table-cell>
          <table:table-cell table:formula="of:=[.B1000]/[.A1000]" office:value-type="float" office:value="0.989130434782609">
            <text:p>0.9891304348</text:p>
          </table:table-cell>
          <table:table-cell office:value-type="float" office:value="187">
            <text:p>187</text:p>
          </table:table-cell>
          <table:table-cell table:formula="of:=[.D1000]/[.A1000]" office:value-type="float" office:value="1.01630434782609">
            <text:p>1.0163043478</text:p>
          </table:table-cell>
          <table:table-cell office:value-type="float" office:value="213">
            <text:p>213</text:p>
          </table:table-cell>
          <table:table-cell table:formula="of:=[.F1000]/[.A1000]" office:value-type="float" office:value="1.15760869565217">
            <text:p>1.1576086957</text:p>
          </table:table-cell>
          <table:table-cell office:value-type="float" office:value="187">
            <text:p>187</text:p>
          </table:table-cell>
          <table:table-cell table:formula="of:=[.H1000]/[.A1000]" office:value-type="float" office:value="1.01630434782609">
            <text:p>1.0163043478</text:p>
          </table:table-cell>
        </table:table-row>
        <table:table-row table:style-name="ro1">
          <table:table-cell table:number-columns-repeated="2" office:value-type="float" office:value="150">
            <text:p>150</text:p>
          </table:table-cell>
          <table:table-cell table:formula="of:=[.B1001]/[.A1001]" office:value-type="float" office:value="1">
            <text:p>1</text:p>
          </table:table-cell>
          <table:table-cell office:value-type="float" office:value="152">
            <text:p>152</text:p>
          </table:table-cell>
          <table:table-cell table:formula="of:=[.D1001]/[.A1001]" office:value-type="float" office:value="1.01333333333333">
            <text:p>1.0133333333</text:p>
          </table:table-cell>
          <table:table-cell office:value-type="float" office:value="160">
            <text:p>160</text:p>
          </table:table-cell>
          <table:table-cell table:formula="of:=[.F1001]/[.A1001]" office:value-type="float" office:value="1.06666666666667">
            <text:p>1.0666666667</text:p>
          </table:table-cell>
          <table:table-cell office:value-type="float" office:value="152">
            <text:p>152</text:p>
          </table:table-cell>
          <table:table-cell table:formula="of:=[.H1001]/[.A1001]" office:value-type="float" office:value="1.01333333333333">
            <text:p>1.013333333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table:formula="of:=[.B1002]/[.A1002]" office:value-type="float" office:value="1.0046511627907">
            <text:p>1.0046511628</text:p>
          </table:table-cell>
          <table:table-cell office:value-type="float" office:value="215">
            <text:p>215</text:p>
          </table:table-cell>
          <table:table-cell table:formula="of:=[.D1002]/[.A1002]" office:value-type="float" office:value="1">
            <text:p>1</text:p>
          </table:table-cell>
          <table:table-cell office:value-type="float" office:value="231">
            <text:p>231</text:p>
          </table:table-cell>
          <table:table-cell table:formula="of:=[.F1002]/[.A1002]" office:value-type="float" office:value="1.07441860465116">
            <text:p>1.0744186047</text:p>
          </table:table-cell>
          <table:table-cell office:value-type="float" office:value="215">
            <text:p>215</text:p>
          </table:table-cell>
          <table:table-cell table:formula="of:=[.H1002]/[.A1002]" office:value-type="float" office:value="1">
            <text:p>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407">
            <text:p>407</text:p>
          </table:table-cell>
          <table:table-cell table:formula="of:=[.B1003]/[.A1003]" office:value-type="float" office:value="0.997549019607843">
            <text:p>0.9975490196</text:p>
          </table:table-cell>
          <table:table-cell office:value-type="float" office:value="407">
            <text:p>407</text:p>
          </table:table-cell>
          <table:table-cell table:formula="of:=[.D1003]/[.A1003]" office:value-type="float" office:value="0.997549019607843">
            <text:p>0.9975490196</text:p>
          </table:table-cell>
          <table:table-cell office:value-type="float" office:value="509">
            <text:p>509</text:p>
          </table:table-cell>
          <table:table-cell table:formula="of:=[.F1003]/[.A1003]" office:value-type="float" office:value="1.24754901960784">
            <text:p>1.2475490196</text:p>
          </table:table-cell>
          <table:table-cell office:value-type="float" office:value="406">
            <text:p>406</text:p>
          </table:table-cell>
          <table:table-cell table:formula="of:=[.H1003]/[.A1003]" office:value-type="float" office:value="0.995098039215686">
            <text:p>0.9950980392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473">
            <text:p>473</text:p>
          </table:table-cell>
          <table:table-cell table:formula="of:=[.B1004]/[.A1004]" office:value-type="float" office:value="0.989539748953975">
            <text:p>0.989539749</text:p>
          </table:table-cell>
          <table:table-cell office:value-type="float" office:value="476">
            <text:p>476</text:p>
          </table:table-cell>
          <table:table-cell table:formula="of:=[.D1004]/[.A1004]" office:value-type="float" office:value="0.99581589958159">
            <text:p>0.9958158996</text:p>
          </table:table-cell>
          <table:table-cell office:value-type="float" office:value="592">
            <text:p>592</text:p>
          </table:table-cell>
          <table:table-cell table:formula="of:=[.F1004]/[.A1004]" office:value-type="float" office:value="1.23849372384937">
            <text:p>1.2384937238</text:p>
          </table:table-cell>
          <table:table-cell office:value-type="float" office:value="475">
            <text:p>475</text:p>
          </table:table-cell>
          <table:table-cell table:formula="of:=[.H1004]/[.A1004]" office:value-type="float" office:value="0.993723849372385">
            <text:p>0.993723849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table:formula="of:=[.B1005]/[.A1005]" office:value-type="float" office:value="1.00719424460432">
            <text:p>1.0071942446</text:p>
          </table:table-cell>
          <table:table-cell office:value-type="float" office:value="140">
            <text:p>140</text:p>
          </table:table-cell>
          <table:table-cell table:formula="of:=[.D1005]/[.A1005]" office:value-type="float" office:value="1.00719424460432">
            <text:p>1.0071942446</text:p>
          </table:table-cell>
          <table:table-cell office:value-type="float" office:value="196">
            <text:p>196</text:p>
          </table:table-cell>
          <table:table-cell table:formula="of:=[.F1005]/[.A1005]" office:value-type="float" office:value="1.41007194244604">
            <text:p>1.4100719424</text:p>
          </table:table-cell>
          <table:table-cell office:value-type="float" office:value="140">
            <text:p>140</text:p>
          </table:table-cell>
          <table:table-cell table:formula="of:=[.H1005]/[.A1005]" office:value-type="float" office:value="1.00719424460432">
            <text:p>1.007194244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96">
            <text:p>296</text:p>
          </table:table-cell>
          <table:table-cell table:formula="of:=[.B1006]/[.A1006]" office:value-type="float" office:value="0.961038961038961">
            <text:p>0.961038961</text:p>
          </table:table-cell>
          <table:table-cell office:value-type="float" office:value="303">
            <text:p>303</text:p>
          </table:table-cell>
          <table:table-cell table:formula="of:=[.D1006]/[.A1006]" office:value-type="float" office:value="0.983766233766234">
            <text:p>0.9837662338</text:p>
          </table:table-cell>
          <table:table-cell office:value-type="float" office:value="387">
            <text:p>387</text:p>
          </table:table-cell>
          <table:table-cell table:formula="of:=[.F1006]/[.A1006]" office:value-type="float" office:value="1.25649350649351">
            <text:p>1.2564935065</text:p>
          </table:table-cell>
          <table:table-cell office:value-type="float" office:value="304">
            <text:p>304</text:p>
          </table:table-cell>
          <table:table-cell table:formula="of:=[.H1006]/[.A1006]" office:value-type="float" office:value="0.987012987012987">
            <text:p>0.98701298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formula="of:=[.B1007]/[.A1007]" office:value-type="float" office:value="0.986111111111111">
            <text:p>0.9861111111</text:p>
          </table:table-cell>
          <table:table-cell office:value-type="float" office:value="148">
            <text:p>148</text:p>
          </table:table-cell>
          <table:table-cell table:formula="of:=[.D1007]/[.A1007]" office:value-type="float" office:value="1.02777777777778">
            <text:p>1.0277777778</text:p>
          </table:table-cell>
          <table:table-cell office:value-type="float" office:value="143">
            <text:p>143</text:p>
          </table:table-cell>
          <table:table-cell table:formula="of:=[.F1007]/[.A1007]" office:value-type="float" office:value="0.993055555555556">
            <text:p>0.9930555556</text:p>
          </table:table-cell>
          <table:table-cell office:value-type="float" office:value="144">
            <text:p>144</text:p>
          </table:table-cell>
          <table:table-cell table:formula="of:=[.H1007]/[.A1007]" office:value-type="float" office:value="1">
            <text:p>1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4">
            <text:p>154</text:p>
          </table:table-cell>
          <table:table-cell table:formula="of:=[.B1008]/[.A1008]" office:value-type="float" office:value="0.987179487179487">
            <text:p>0.9871794872</text:p>
          </table:table-cell>
          <table:table-cell office:value-type="float" office:value="158">
            <text:p>158</text:p>
          </table:table-cell>
          <table:table-cell table:formula="of:=[.D1008]/[.A1008]" office:value-type="float" office:value="1.01282051282051">
            <text:p>1.0128205128</text:p>
          </table:table-cell>
          <table:table-cell office:value-type="float" office:value="169">
            <text:p>169</text:p>
          </table:table-cell>
          <table:table-cell table:formula="of:=[.F1008]/[.A1008]" office:value-type="float" office:value="1.08333333333333">
            <text:p>1.0833333333</text:p>
          </table:table-cell>
          <table:table-cell office:value-type="float" office:value="158">
            <text:p>158</text:p>
          </table:table-cell>
          <table:table-cell table:formula="of:=[.H1008]/[.A1008]" office:value-type="float" office:value="1.01282051282051">
            <text:p>1.0128205128</text:p>
          </table:table-cell>
        </table:table-row>
        <table:table-row table:style-name="ro1">
          <table:table-cell table:number-columns-repeated="2" office:value-type="float" office:value="229">
            <text:p>229</text:p>
          </table:table-cell>
          <table:table-cell table:formula="of:=[.B1009]/[.A1009]" office:value-type="float" office:value="1">
            <text:p>1</text:p>
          </table:table-cell>
          <table:table-cell office:value-type="float" office:value="229">
            <text:p>229</text:p>
          </table:table-cell>
          <table:table-cell table:formula="of:=[.D1009]/[.A1009]" office:value-type="float" office:value="1">
            <text:p>1</text:p>
          </table:table-cell>
          <table:table-cell office:value-type="float" office:value="295">
            <text:p>295</text:p>
          </table:table-cell>
          <table:table-cell table:formula="of:=[.F1009]/[.A1009]" office:value-type="float" office:value="1.2882096069869">
            <text:p>1.288209607</text:p>
          </table:table-cell>
          <table:table-cell office:value-type="float" office:value="229">
            <text:p>229</text:p>
          </table:table-cell>
          <table:table-cell table:formula="of:=[.H1009]/[.A1009]" office:value-type="float" office:value="1">
            <text:p>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table:formula="of:=[.B1010]/[.A1010]" office:value-type="float" office:value="0.996478873239437">
            <text:p>0.9964788732</text:p>
          </table:table-cell>
          <table:table-cell office:value-type="float" office:value="289">
            <text:p>289</text:p>
          </table:table-cell>
          <table:table-cell table:formula="of:=[.D1010]/[.A1010]" office:value-type="float" office:value="1.01760563380282">
            <text:p>1.0176056338</text:p>
          </table:table-cell>
          <table:table-cell office:value-type="float" office:value="383">
            <text:p>383</text:p>
          </table:table-cell>
          <table:table-cell table:formula="of:=[.F1010]/[.A1010]" office:value-type="float" office:value="1.34859154929577">
            <text:p>1.3485915493</text:p>
          </table:table-cell>
          <table:table-cell office:value-type="float" office:value="283">
            <text:p>283</text:p>
          </table:table-cell>
          <table:table-cell table:formula="of:=[.H1010]/[.A1010]" office:value-type="float" office:value="0.996478873239437">
            <text:p>0.9964788732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657">
            <text:p>657</text:p>
          </table:table-cell>
          <table:table-cell table:formula="of:=[.B1011]/[.A1011]" office:value-type="float" office:value="0.992447129909366">
            <text:p>0.9924471299</text:p>
          </table:table-cell>
          <table:table-cell office:value-type="float" office:value="666">
            <text:p>666</text:p>
          </table:table-cell>
          <table:table-cell table:formula="of:=[.D1011]/[.A1011]" office:value-type="float" office:value="1.00604229607251">
            <text:p>1.0060422961</text:p>
          </table:table-cell>
          <table:table-cell office:value-type="float" office:value="887">
            <text:p>887</text:p>
          </table:table-cell>
          <table:table-cell table:formula="of:=[.F1011]/[.A1011]" office:value-type="float" office:value="1.33987915407855">
            <text:p>1.3398791541</text:p>
          </table:table-cell>
          <table:table-cell office:value-type="float" office:value="672">
            <text:p>672</text:p>
          </table:table-cell>
          <table:table-cell table:formula="of:=[.H1011]/[.A1011]" office:value-type="float" office:value="1.01510574018127">
            <text:p>1.015105740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table:formula="of:=[.B1012]/[.A1012]" office:value-type="float" office:value="0.996">
            <text:p>0.996</text:p>
          </table:table-cell>
          <table:table-cell office:value-type="float" office:value="250">
            <text:p>250</text:p>
          </table:table-cell>
          <table:table-cell table:formula="of:=[.D1012]/[.A1012]" office:value-type="float" office:value="1">
            <text:p>1</text:p>
          </table:table-cell>
          <table:table-cell office:value-type="float" office:value="316">
            <text:p>316</text:p>
          </table:table-cell>
          <table:table-cell table:formula="of:=[.F1012]/[.A1012]" office:value-type="float" office:value="1.264">
            <text:p>1.264</text:p>
          </table:table-cell>
          <table:table-cell office:value-type="float" office:value="257">
            <text:p>257</text:p>
          </table:table-cell>
          <table:table-cell table:formula="of:=[.H1012]/[.A1012]" office:value-type="float" office:value="1.028">
            <text:p>1.028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480">
            <text:p>480</text:p>
          </table:table-cell>
          <table:table-cell table:formula="of:=[.B1013]/[.A1013]" office:value-type="float" office:value="1.00208768267223">
            <text:p>1.0020876827</text:p>
          </table:table-cell>
          <table:table-cell office:value-type="float" office:value="473">
            <text:p>473</text:p>
          </table:table-cell>
          <table:table-cell table:formula="of:=[.D1013]/[.A1013]" office:value-type="float" office:value="0.987473903966597">
            <text:p>0.987473904</text:p>
          </table:table-cell>
          <table:table-cell office:value-type="float" office:value="679">
            <text:p>679</text:p>
          </table:table-cell>
          <table:table-cell table:formula="of:=[.F1013]/[.A1013]" office:value-type="float" office:value="1.41753653444676">
            <text:p>1.4175365344</text:p>
          </table:table-cell>
          <table:table-cell office:value-type="float" office:value="483">
            <text:p>483</text:p>
          </table:table-cell>
          <table:table-cell table:formula="of:=[.H1013]/[.A1013]" office:value-type="float" office:value="1.00835073068894">
            <text:p>1.008350730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306">
            <text:p>306</text:p>
          </table:table-cell>
          <table:table-cell table:formula="of:=[.B1014]/[.A1014]" office:value-type="float" office:value="1.00657894736842">
            <text:p>1.0065789474</text:p>
          </table:table-cell>
          <table:table-cell office:value-type="float" office:value="308">
            <text:p>308</text:p>
          </table:table-cell>
          <table:table-cell table:formula="of:=[.D1014]/[.A1014]" office:value-type="float" office:value="1.01315789473684">
            <text:p>1.0131578947</text:p>
          </table:table-cell>
          <table:table-cell office:value-type="float" office:value="388">
            <text:p>388</text:p>
          </table:table-cell>
          <table:table-cell table:formula="of:=[.F1014]/[.A1014]" office:value-type="float" office:value="1.27631578947368">
            <text:p>1.2763157895</text:p>
          </table:table-cell>
          <table:table-cell office:value-type="float" office:value="311">
            <text:p>311</text:p>
          </table:table-cell>
          <table:table-cell table:formula="of:=[.H1014]/[.A1014]" office:value-type="float" office:value="1.02302631578947">
            <text:p>1.023026315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table:formula="of:=[.B1015]/[.A1015]" office:value-type="float" office:value="1.01369863013699">
            <text:p>1.0136986301</text:p>
          </table:table-cell>
          <table:table-cell office:value-type="float" office:value="148">
            <text:p>148</text:p>
          </table:table-cell>
          <table:table-cell table:formula="of:=[.D1015]/[.A1015]" office:value-type="float" office:value="1.01369863013699">
            <text:p>1.0136986301</text:p>
          </table:table-cell>
          <table:table-cell office:value-type="float" office:value="157">
            <text:p>157</text:p>
          </table:table-cell>
          <table:table-cell table:formula="of:=[.F1015]/[.A1015]" office:value-type="float" office:value="1.07534246575342">
            <text:p>1.0753424658</text:p>
          </table:table-cell>
          <table:table-cell office:value-type="float" office:value="156">
            <text:p>156</text:p>
          </table:table-cell>
          <table:table-cell table:formula="of:=[.H1015]/[.A1015]" office:value-type="float" office:value="1.06849315068493">
            <text:p>1.0684931507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682">
            <text:p>682</text:p>
          </table:table-cell>
          <table:table-cell table:formula="of:=[.B1016]/[.A1016]" office:value-type="float" office:value="1.00589970501475">
            <text:p>1.005899705</text:p>
          </table:table-cell>
          <table:table-cell office:value-type="float" office:value="684">
            <text:p>684</text:p>
          </table:table-cell>
          <table:table-cell table:formula="of:=[.D1016]/[.A1016]" office:value-type="float" office:value="1.00884955752212">
            <text:p>1.0088495575</text:p>
          </table:table-cell>
          <table:table-cell office:value-type="float" office:value="480">
            <text:p>480</text:p>
          </table:table-cell>
          <table:table-cell table:formula="of:=[.F1016]/[.A1016]" office:value-type="float" office:value="0.707964601769911">
            <text:p>0.7079646018</text:p>
          </table:table-cell>
          <table:table-cell office:value-type="float" office:value="691">
            <text:p>691</text:p>
          </table:table-cell>
          <table:table-cell table:formula="of:=[.H1016]/[.A1016]" office:value-type="float" office:value="1.01917404129794">
            <text:p>1.019174041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65">
            <text:p>165</text:p>
          </table:table-cell>
          <table:table-cell table:formula="of:=[.B1017]/[.A1017]" office:value-type="float" office:value="1.01226993865031">
            <text:p>1.0122699387</text:p>
          </table:table-cell>
          <table:table-cell office:value-type="float" office:value="164">
            <text:p>164</text:p>
          </table:table-cell>
          <table:table-cell table:formula="of:=[.D1017]/[.A1017]" office:value-type="float" office:value="1.00613496932515">
            <text:p>1.0061349693</text:p>
          </table:table-cell>
          <table:table-cell office:value-type="float" office:value="183">
            <text:p>183</text:p>
          </table:table-cell>
          <table:table-cell table:formula="of:=[.F1017]/[.A1017]" office:value-type="float" office:value="1.12269938650307">
            <text:p>1.1226993865</text:p>
          </table:table-cell>
          <table:table-cell office:value-type="float" office:value="166">
            <text:p>166</text:p>
          </table:table-cell>
          <table:table-cell table:formula="of:=[.H1017]/[.A1017]" office:value-type="float" office:value="1.01840490797546">
            <text:p>1.018404908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550">
            <text:p>550</text:p>
          </table:table-cell>
          <table:table-cell table:formula="of:=[.B1018]/[.A1018]" office:value-type="float" office:value="0.996376811594203">
            <text:p>0.9963768116</text:p>
          </table:table-cell>
          <table:table-cell office:value-type="float" office:value="558">
            <text:p>558</text:p>
          </table:table-cell>
          <table:table-cell table:formula="of:=[.D1018]/[.A1018]" office:value-type="float" office:value="1.01086956521739">
            <text:p>1.0108695652</text:p>
          </table:table-cell>
          <table:table-cell office:value-type="float" office:value="743">
            <text:p>743</text:p>
          </table:table-cell>
          <table:table-cell table:formula="of:=[.F1018]/[.A1018]" office:value-type="float" office:value="1.34601449275362">
            <text:p>1.3460144928</text:p>
          </table:table-cell>
          <table:table-cell office:value-type="float" office:value="559">
            <text:p>559</text:p>
          </table:table-cell>
          <table:table-cell table:formula="of:=[.H1018]/[.A1018]" office:value-type="float" office:value="1.01268115942029">
            <text:p>1.012681159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table:formula="of:=[.B1019]/[.A1019]" office:value-type="float" office:value="1.00900900900901">
            <text:p>1.009009009</text:p>
          </table:table-cell>
          <table:table-cell office:value-type="float" office:value="113">
            <text:p>113</text:p>
          </table:table-cell>
          <table:table-cell table:formula="of:=[.D1019]/[.A1019]" office:value-type="float" office:value="1.01801801801802">
            <text:p>1.018018018</text:p>
          </table:table-cell>
          <table:table-cell office:value-type="float" office:value="141">
            <text:p>141</text:p>
          </table:table-cell>
          <table:table-cell table:formula="of:=[.F1019]/[.A1019]" office:value-type="float" office:value="1.27027027027027">
            <text:p>1.2702702703</text:p>
          </table:table-cell>
          <table:table-cell office:value-type="float" office:value="110">
            <text:p>110</text:p>
          </table:table-cell>
          <table:table-cell table:formula="of:=[.H1019]/[.A1019]" office:value-type="float" office:value="0.990990990990991">
            <text:p>0.990990991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49">
            <text:p>249</text:p>
          </table:table-cell>
          <table:table-cell table:formula="of:=[.B1020]/[.A1020]" office:value-type="float" office:value="0.988095238095238">
            <text:p>0.9880952381</text:p>
          </table:table-cell>
          <table:table-cell office:value-type="float" office:value="249">
            <text:p>249</text:p>
          </table:table-cell>
          <table:table-cell table:formula="of:=[.D1020]/[.A1020]" office:value-type="float" office:value="0.988095238095238">
            <text:p>0.9880952381</text:p>
          </table:table-cell>
          <table:table-cell office:value-type="float" office:value="361">
            <text:p>361</text:p>
          </table:table-cell>
          <table:table-cell table:formula="of:=[.F1020]/[.A1020]" office:value-type="float" office:value="1.43253968253968">
            <text:p>1.4325396825</text:p>
          </table:table-cell>
          <table:table-cell office:value-type="float" office:value="253">
            <text:p>253</text:p>
          </table:table-cell>
          <table:table-cell table:formula="of:=[.H1020]/[.A1020]" office:value-type="float" office:value="1.00396825396825">
            <text:p>1.003968254</text:p>
          </table:table-cell>
        </table:table-row>
        <table:table-row table:style-name="ro1">
          <table:table-cell table:number-columns-repeated="2" office:value-type="float" office:value="78">
            <text:p>78</text:p>
          </table:table-cell>
          <table:table-cell table:formula="of:=[.B1021]/[.A1021]" office:value-type="float" office:value="1">
            <text:p>1</text:p>
          </table:table-cell>
          <table:table-cell office:value-type="float" office:value="79">
            <text:p>79</text:p>
          </table:table-cell>
          <table:table-cell table:formula="of:=[.D1021]/[.A1021]" office:value-type="float" office:value="1.01282051282051">
            <text:p>1.0128205128</text:p>
          </table:table-cell>
          <table:table-cell office:value-type="float" office:value="85">
            <text:p>85</text:p>
          </table:table-cell>
          <table:table-cell table:formula="of:=[.F1021]/[.A1021]" office:value-type="float" office:value="1.08974358974359">
            <text:p>1.0897435897</text:p>
          </table:table-cell>
          <table:table-cell office:value-type="float" office:value="79">
            <text:p>79</text:p>
          </table:table-cell>
          <table:table-cell table:formula="of:=[.H1021]/[.A1021]" office:value-type="float" office:value="1.01282051282051">
            <text:p>1.0128205128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68">
            <text:p>368</text:p>
          </table:table-cell>
          <table:table-cell table:formula="of:=[.B1022]/[.A1022]" office:value-type="float" office:value="1.00272479564033">
            <text:p>1.0027247956</text:p>
          </table:table-cell>
          <table:table-cell office:value-type="float" office:value="369">
            <text:p>369</text:p>
          </table:table-cell>
          <table:table-cell table:formula="of:=[.D1022]/[.A1022]" office:value-type="float" office:value="1.00544959128065">
            <text:p>1.0054495913</text:p>
          </table:table-cell>
          <table:table-cell office:value-type="float" office:value="367">
            <text:p>367</text:p>
          </table:table-cell>
          <table:table-cell table:formula="of:=[.F1022]/[.A1022]" office:value-type="float" office:value="1">
            <text:p>1</text:p>
          </table:table-cell>
          <table:table-cell office:value-type="float" office:value="370">
            <text:p>370</text:p>
          </table:table-cell>
          <table:table-cell table:formula="of:=[.H1022]/[.A1022]" office:value-type="float" office:value="1.00817438692098">
            <text:p>1.008174386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413">
            <text:p>413</text:p>
          </table:table-cell>
          <table:table-cell table:formula="of:=[.B1023]/[.A1023]" office:value-type="float" office:value="1.01225490196078">
            <text:p>1.012254902</text:p>
          </table:table-cell>
          <table:table-cell office:value-type="float" office:value="410">
            <text:p>410</text:p>
          </table:table-cell>
          <table:table-cell table:formula="of:=[.D1023]/[.A1023]" office:value-type="float" office:value="1.00490196078431">
            <text:p>1.0049019608</text:p>
          </table:table-cell>
          <table:table-cell office:value-type="float" office:value="580">
            <text:p>580</text:p>
          </table:table-cell>
          <table:table-cell table:formula="of:=[.F1023]/[.A1023]" office:value-type="float" office:value="1.42156862745098">
            <text:p>1.4215686275</text:p>
          </table:table-cell>
          <table:table-cell office:value-type="float" office:value="415">
            <text:p>415</text:p>
          </table:table-cell>
          <table:table-cell table:formula="of:=[.H1023]/[.A1023]" office:value-type="float" office:value="1.0171568627451">
            <text:p>1.0171568627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513">
            <text:p>513</text:p>
          </table:table-cell>
          <table:table-cell table:formula="of:=[.B1024]/[.A1024]" office:value-type="float" office:value="1.03636363636364">
            <text:p>1.0363636364</text:p>
          </table:table-cell>
          <table:table-cell office:value-type="float" office:value="498">
            <text:p>498</text:p>
          </table:table-cell>
          <table:table-cell table:formula="of:=[.D1024]/[.A1024]" office:value-type="float" office:value="1.00606060606061">
            <text:p>1.0060606061</text:p>
          </table:table-cell>
          <table:table-cell office:value-type="float" office:value="413">
            <text:p>413</text:p>
          </table:table-cell>
          <table:table-cell table:formula="of:=[.F1024]/[.A1024]" office:value-type="float" office:value="0.834343434343434">
            <text:p>0.8343434343</text:p>
          </table:table-cell>
          <table:table-cell office:value-type="float" office:value="513">
            <text:p>513</text:p>
          </table:table-cell>
          <table:table-cell table:formula="of:=[.H1024]/[.A1024]" office:value-type="float" office:value="1.03636363636364">
            <text:p>1.036363636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7">
            <text:p>157</text:p>
          </table:table-cell>
          <table:table-cell table:formula="of:=[.B1025]/[.A1025]" office:value-type="float" office:value="1.01290322580645">
            <text:p>1.0129032258</text:p>
          </table:table-cell>
          <table:table-cell office:value-type="float" office:value="158">
            <text:p>158</text:p>
          </table:table-cell>
          <table:table-cell table:formula="of:=[.D1025]/[.A1025]" office:value-type="float" office:value="1.01935483870968">
            <text:p>1.0193548387</text:p>
          </table:table-cell>
          <table:table-cell office:value-type="float" office:value="156">
            <text:p>156</text:p>
          </table:table-cell>
          <table:table-cell table:formula="of:=[.F1025]/[.A1025]" office:value-type="float" office:value="1.00645161290323">
            <text:p>1.0064516129</text:p>
          </table:table-cell>
          <table:table-cell office:value-type="float" office:value="157">
            <text:p>157</text:p>
          </table:table-cell>
          <table:table-cell table:formula="of:=[.H1025]/[.A1025]" office:value-type="float" office:value="1.01290322580645">
            <text:p>1.012903225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617">
            <text:p>617</text:p>
          </table:table-cell>
          <table:table-cell table:formula="of:=[.B1026]/[.A1026]" office:value-type="float" office:value="1.00162337662338">
            <text:p>1.0016233766</text:p>
          </table:table-cell>
          <table:table-cell office:value-type="float" office:value="628">
            <text:p>628</text:p>
          </table:table-cell>
          <table:table-cell table:formula="of:=[.D1026]/[.A1026]" office:value-type="float" office:value="1.01948051948052">
            <text:p>1.0194805195</text:p>
          </table:table-cell>
          <table:table-cell office:value-type="float" office:value="589">
            <text:p>589</text:p>
          </table:table-cell>
          <table:table-cell table:formula="of:=[.F1026]/[.A1026]" office:value-type="float" office:value="0.956168831168831">
            <text:p>0.9561688312</text:p>
          </table:table-cell>
          <table:table-cell office:value-type="float" office:value="625">
            <text:p>625</text:p>
          </table:table-cell>
          <table:table-cell table:formula="of:=[.H1026]/[.A1026]" office:value-type="float" office:value="1.01461038961039">
            <text:p>1.0146103896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1228">
            <text:p>1228</text:p>
          </table:table-cell>
          <table:table-cell table:formula="of:=[.B1027]/[.A1027]" office:value-type="float" office:value="1.00326797385621">
            <text:p>1.0032679739</text:p>
          </table:table-cell>
          <table:table-cell office:value-type="float" office:value="1245">
            <text:p>1245</text:p>
          </table:table-cell>
          <table:table-cell table:formula="of:=[.D1027]/[.A1027]" office:value-type="float" office:value="1.0171568627451">
            <text:p>1.0171568627</text:p>
          </table:table-cell>
          <table:table-cell office:value-type="float" office:value="1500">
            <text:p>1500</text:p>
          </table:table-cell>
          <table:table-cell table:formula="of:=[.F1027]/[.A1027]" office:value-type="float" office:value="1.22549019607843">
            <text:p>1.2254901961</text:p>
          </table:table-cell>
          <table:table-cell office:value-type="float" office:value="1231">
            <text:p>1231</text:p>
          </table:table-cell>
          <table:table-cell table:formula="of:=[.H1027]/[.A1027]" office:value-type="float" office:value="1.00571895424837">
            <text:p>1.005718954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table:formula="of:=[.B1028]/[.A1028]" office:value-type="float" office:value="0.993377483443708">
            <text:p>0.9933774834</text:p>
          </table:table-cell>
          <table:table-cell office:value-type="float" office:value="156">
            <text:p>156</text:p>
          </table:table-cell>
          <table:table-cell table:formula="of:=[.D1028]/[.A1028]" office:value-type="float" office:value="1.03311258278146">
            <text:p>1.0331125828</text:p>
          </table:table-cell>
          <table:table-cell office:value-type="float" office:value="162">
            <text:p>162</text:p>
          </table:table-cell>
          <table:table-cell table:formula="of:=[.F1028]/[.A1028]" office:value-type="float" office:value="1.07284768211921">
            <text:p>1.0728476821</text:p>
          </table:table-cell>
          <table:table-cell office:value-type="float" office:value="151">
            <text:p>151</text:p>
          </table:table-cell>
          <table:table-cell table:formula="of:=[.H1028]/[.A1028]" office:value-type="float" office:value="1">
            <text:p>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table:formula="of:=[.B1029]/[.A1029]" office:value-type="float" office:value="1.00675675675676">
            <text:p>1.0067567568</text:p>
          </table:table-cell>
          <table:table-cell office:value-type="float" office:value="151">
            <text:p>151</text:p>
          </table:table-cell>
          <table:table-cell table:formula="of:=[.D1029]/[.A1029]" office:value-type="float" office:value="1.02027027027027">
            <text:p>1.0202702703</text:p>
          </table:table-cell>
          <table:table-cell office:value-type="float" office:value="151">
            <text:p>151</text:p>
          </table:table-cell>
          <table:table-cell table:formula="of:=[.F1029]/[.A1029]" office:value-type="float" office:value="1.02027027027027">
            <text:p>1.0202702703</text:p>
          </table:table-cell>
          <table:table-cell office:value-type="float" office:value="149">
            <text:p>149</text:p>
          </table:table-cell>
          <table:table-cell table:formula="of:=[.H1029]/[.A1029]" office:value-type="float" office:value="1.00675675675676">
            <text:p>1.006756756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table:formula="of:=[.B1030]/[.A1030]" office:value-type="float" office:value="1.00689655172414">
            <text:p>1.0068965517</text:p>
          </table:table-cell>
          <table:table-cell office:value-type="float" office:value="148">
            <text:p>148</text:p>
          </table:table-cell>
          <table:table-cell table:formula="of:=[.D1030]/[.A1030]" office:value-type="float" office:value="1.02068965517241">
            <text:p>1.0206896552</text:p>
          </table:table-cell>
          <table:table-cell office:value-type="float" office:value="157">
            <text:p>157</text:p>
          </table:table-cell>
          <table:table-cell table:formula="of:=[.F1030]/[.A1030]" office:value-type="float" office:value="1.08275862068966">
            <text:p>1.0827586207</text:p>
          </table:table-cell>
          <table:table-cell office:value-type="float" office:value="146">
            <text:p>146</text:p>
          </table:table-cell>
          <table:table-cell table:formula="of:=[.H1030]/[.A1030]" office:value-type="float" office:value="1.00689655172414">
            <text:p>1.006896551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6">
            <text:p>156</text:p>
          </table:table-cell>
          <table:table-cell table:formula="of:=[.B1031]/[.A1031]" office:value-type="float" office:value="1.01298701298701">
            <text:p>1.012987013</text:p>
          </table:table-cell>
          <table:table-cell office:value-type="float" office:value="157">
            <text:p>157</text:p>
          </table:table-cell>
          <table:table-cell table:formula="of:=[.D1031]/[.A1031]" office:value-type="float" office:value="1.01948051948052">
            <text:p>1.0194805195</text:p>
          </table:table-cell>
          <table:table-cell office:value-type="float" office:value="170">
            <text:p>170</text:p>
          </table:table-cell>
          <table:table-cell table:formula="of:=[.F1031]/[.A1031]" office:value-type="float" office:value="1.1038961038961">
            <text:p>1.1038961039</text:p>
          </table:table-cell>
          <table:table-cell office:value-type="float" office:value="155">
            <text:p>155</text:p>
          </table:table-cell>
          <table:table-cell table:formula="of:=[.H1031]/[.A1031]" office:value-type="float" office:value="1.00649350649351">
            <text:p>1.0064935065</text:p>
          </table:table-cell>
        </table:table-row>
        <table:table-row table:style-name="ro1">
          <table:table-cell table:number-columns-repeated="2" office:value-type="float" office:value="1173">
            <text:p>1173</text:p>
          </table:table-cell>
          <table:table-cell table:formula="of:=[.B1032]/[.A1032]" office:value-type="float" office:value="1">
            <text:p>1</text:p>
          </table:table-cell>
          <table:table-cell office:value-type="float" office:value="1187">
            <text:p>1187</text:p>
          </table:table-cell>
          <table:table-cell table:formula="of:=[.D1032]/[.A1032]" office:value-type="float" office:value="1.01193520886616">
            <text:p>1.0119352089</text:p>
          </table:table-cell>
          <table:table-cell office:value-type="float" office:value="1487">
            <text:p>1487</text:p>
          </table:table-cell>
          <table:table-cell table:formula="of:=[.F1032]/[.A1032]" office:value-type="float" office:value="1.26768968456948">
            <text:p>1.2676896846</text:p>
          </table:table-cell>
          <table:table-cell office:value-type="float" office:value="1192">
            <text:p>1192</text:p>
          </table:table-cell>
          <table:table-cell table:formula="of:=[.H1032]/[.A1032]" office:value-type="float" office:value="1.01619778346121">
            <text:p>1.0161977835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456">
            <text:p>456</text:p>
          </table:table-cell>
          <table:table-cell table:formula="of:=[.B1033]/[.A1033]" office:value-type="float" office:value="1.0021978021978">
            <text:p>1.0021978022</text:p>
          </table:table-cell>
          <table:table-cell office:value-type="float" office:value="455">
            <text:p>455</text:p>
          </table:table-cell>
          <table:table-cell table:formula="of:=[.D1033]/[.A1033]" office:value-type="float" office:value="1">
            <text:p>1</text:p>
          </table:table-cell>
          <table:table-cell office:value-type="float" office:value="598">
            <text:p>598</text:p>
          </table:table-cell>
          <table:table-cell table:formula="of:=[.F1033]/[.A1033]" office:value-type="float" office:value="1.31428571428571">
            <text:p>1.3142857143</text:p>
          </table:table-cell>
          <table:table-cell office:value-type="float" office:value="457">
            <text:p>457</text:p>
          </table:table-cell>
          <table:table-cell table:formula="of:=[.H1033]/[.A1033]" office:value-type="float" office:value="1.0043956043956">
            <text:p>1.004395604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table:formula="of:=[.B1034]/[.A1034]" office:value-type="float" office:value="1.02597402597403">
            <text:p>1.025974026</text:p>
          </table:table-cell>
          <table:table-cell office:value-type="float" office:value="81">
            <text:p>81</text:p>
          </table:table-cell>
          <table:table-cell table:formula="of:=[.D1034]/[.A1034]" office:value-type="float" office:value="1.05194805194805">
            <text:p>1.0519480519</text:p>
          </table:table-cell>
          <table:table-cell office:value-type="float" office:value="86">
            <text:p>86</text:p>
          </table:table-cell>
          <table:table-cell table:formula="of:=[.F1034]/[.A1034]" office:value-type="float" office:value="1.11688311688312">
            <text:p>1.1168831169</text:p>
          </table:table-cell>
          <table:table-cell office:value-type="float" office:value="76">
            <text:p>76</text:p>
          </table:table-cell>
          <table:table-cell table:formula="of:=[.H1034]/[.A1034]" office:value-type="float" office:value="0.987012987012987">
            <text:p>0.98701298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formula="of:=[.B1035]/[.A1035]" office:value-type="float" office:value="1.00680272108844">
            <text:p>1.0068027211</text:p>
          </table:table-cell>
          <table:table-cell office:value-type="float" office:value="147">
            <text:p>147</text:p>
          </table:table-cell>
          <table:table-cell table:formula="of:=[.D1035]/[.A1035]" office:value-type="float" office:value="1">
            <text:p>1</text:p>
          </table:table-cell>
          <table:table-cell office:value-type="float" office:value="158">
            <text:p>158</text:p>
          </table:table-cell>
          <table:table-cell table:formula="of:=[.F1035]/[.A1035]" office:value-type="float" office:value="1.07482993197279">
            <text:p>1.074829932</text:p>
          </table:table-cell>
          <table:table-cell office:value-type="float" office:value="150">
            <text:p>150</text:p>
          </table:table-cell>
          <table:table-cell table:formula="of:=[.H1035]/[.A1035]" office:value-type="float" office:value="1.02040816326531">
            <text:p>1.0204081633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412">
            <text:p>412</text:p>
          </table:table-cell>
          <table:table-cell table:formula="of:=[.B1036]/[.A1036]" office:value-type="float" office:value="1.01477832512315">
            <text:p>1.0147783251</text:p>
          </table:table-cell>
          <table:table-cell office:value-type="float" office:value="411">
            <text:p>411</text:p>
          </table:table-cell>
          <table:table-cell table:formula="of:=[.D1036]/[.A1036]" office:value-type="float" office:value="1.01231527093596">
            <text:p>1.0123152709</text:p>
          </table:table-cell>
          <table:table-cell office:value-type="float" office:value="370">
            <text:p>370</text:p>
          </table:table-cell>
          <table:table-cell table:formula="of:=[.F1036]/[.A1036]" office:value-type="float" office:value="0.911330049261084">
            <text:p>0.9113300493</text:p>
          </table:table-cell>
          <table:table-cell office:value-type="float" office:value="414">
            <text:p>414</text:p>
          </table:table-cell>
          <table:table-cell table:formula="of:=[.H1036]/[.A1036]" office:value-type="float" office:value="1.01970443349754">
            <text:p>1.019704433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1">
            <text:p>251</text:p>
          </table:table-cell>
          <table:table-cell table:formula="of:=[.B1037]/[.A1037]" office:value-type="float" office:value="0.992094861660079">
            <text:p>0.9920948617</text:p>
          </table:table-cell>
          <table:table-cell office:value-type="float" office:value="249">
            <text:p>249</text:p>
          </table:table-cell>
          <table:table-cell table:formula="of:=[.D1037]/[.A1037]" office:value-type="float" office:value="0.984189723320158">
            <text:p>0.9841897233</text:p>
          </table:table-cell>
          <table:table-cell office:value-type="float" office:value="310">
            <text:p>310</text:p>
          </table:table-cell>
          <table:table-cell table:formula="of:=[.F1037]/[.A1037]" office:value-type="float" office:value="1.22529644268775">
            <text:p>1.2252964427</text:p>
          </table:table-cell>
          <table:table-cell office:value-type="float" office:value="257">
            <text:p>257</text:p>
          </table:table-cell>
          <table:table-cell table:formula="of:=[.H1037]/[.A1037]" office:value-type="float" office:value="1.01581027667984">
            <text:p>1.0158102767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385">
            <text:p>385</text:p>
          </table:table-cell>
          <table:table-cell table:formula="of:=[.B1038]/[.A1038]" office:value-type="float" office:value="0.982142857142857">
            <text:p>0.9821428571</text:p>
          </table:table-cell>
          <table:table-cell office:value-type="float" office:value="386">
            <text:p>386</text:p>
          </table:table-cell>
          <table:table-cell table:formula="of:=[.D1038]/[.A1038]" office:value-type="float" office:value="0.98469387755102">
            <text:p>0.9846938776</text:p>
          </table:table-cell>
          <table:table-cell office:value-type="float" office:value="409">
            <text:p>409</text:p>
          </table:table-cell>
          <table:table-cell table:formula="of:=[.F1038]/[.A1038]" office:value-type="float" office:value="1.04336734693878">
            <text:p>1.0433673469</text:p>
          </table:table-cell>
          <table:table-cell office:value-type="float" office:value="398">
            <text:p>398</text:p>
          </table:table-cell>
          <table:table-cell table:formula="of:=[.H1038]/[.A1038]" office:value-type="float" office:value="1.01530612244898">
            <text:p>1.0153061224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03">
            <text:p>203</text:p>
          </table:table-cell>
          <table:table-cell table:formula="of:=[.B1039]/[.A1039]" office:value-type="float" office:value="1.00995024875622">
            <text:p>1.0099502488</text:p>
          </table:table-cell>
          <table:table-cell office:value-type="float" office:value="201">
            <text:p>201</text:p>
          </table:table-cell>
          <table:table-cell table:formula="of:=[.D1039]/[.A1039]" office:value-type="float" office:value="1">
            <text:p>1</text:p>
          </table:table-cell>
          <table:table-cell office:value-type="float" office:value="273">
            <text:p>273</text:p>
          </table:table-cell>
          <table:table-cell table:formula="of:=[.F1039]/[.A1039]" office:value-type="float" office:value="1.35820895522388">
            <text:p>1.3582089552</text:p>
          </table:table-cell>
          <table:table-cell office:value-type="float" office:value="207">
            <text:p>207</text:p>
          </table:table-cell>
          <table:table-cell table:formula="of:=[.H1039]/[.A1039]" office:value-type="float" office:value="1.02985074626866">
            <text:p>1.029850746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formula="of:=[.B1040]/[.A1040]" office:value-type="float" office:value="1.00704225352113">
            <text:p>1.0070422535</text:p>
          </table:table-cell>
          <table:table-cell office:value-type="float" office:value="144">
            <text:p>144</text:p>
          </table:table-cell>
          <table:table-cell table:formula="of:=[.D1040]/[.A1040]" office:value-type="float" office:value="1.01408450704225">
            <text:p>1.014084507</text:p>
          </table:table-cell>
          <table:table-cell office:value-type="float" office:value="150">
            <text:p>150</text:p>
          </table:table-cell>
          <table:table-cell table:formula="of:=[.F1040]/[.A1040]" office:value-type="float" office:value="1.05633802816901">
            <text:p>1.0563380282</text:p>
          </table:table-cell>
          <table:table-cell office:value-type="float" office:value="142">
            <text:p>142</text:p>
          </table:table-cell>
          <table:table-cell table:formula="of:=[.H1040]/[.A1040]" office:value-type="float" office:value="1">
            <text:p>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table:formula="of:=[.B1041]/[.A1041]" office:value-type="float" office:value="1.00675675675676">
            <text:p>1.0067567568</text:p>
          </table:table-cell>
          <table:table-cell office:value-type="float" office:value="147">
            <text:p>147</text:p>
          </table:table-cell>
          <table:table-cell table:formula="of:=[.D1041]/[.A1041]" office:value-type="float" office:value="0.993243243243243">
            <text:p>0.9932432432</text:p>
          </table:table-cell>
          <table:table-cell office:value-type="float" office:value="160">
            <text:p>160</text:p>
          </table:table-cell>
          <table:table-cell table:formula="of:=[.F1041]/[.A1041]" office:value-type="float" office:value="1.08108108108108">
            <text:p>1.0810810811</text:p>
          </table:table-cell>
          <table:table-cell office:value-type="float" office:value="146">
            <text:p>146</text:p>
          </table:table-cell>
          <table:table-cell table:formula="of:=[.H1041]/[.A1041]" office:value-type="float" office:value="0.986486486486487">
            <text:p>0.986486486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table:formula="of:=[.B1042]/[.A1042]" office:value-type="float" office:value="1.02649006622517">
            <text:p>1.0264900662</text:p>
          </table:table-cell>
          <table:table-cell office:value-type="float" office:value="153">
            <text:p>153</text:p>
          </table:table-cell>
          <table:table-cell table:formula="of:=[.D1042]/[.A1042]" office:value-type="float" office:value="1.01324503311258">
            <text:p>1.0132450331</text:p>
          </table:table-cell>
          <table:table-cell office:value-type="float" office:value="170">
            <text:p>170</text:p>
          </table:table-cell>
          <table:table-cell table:formula="of:=[.F1042]/[.A1042]" office:value-type="float" office:value="1.12582781456954">
            <text:p>1.1258278146</text:p>
          </table:table-cell>
          <table:table-cell office:value-type="float" office:value="153">
            <text:p>153</text:p>
          </table:table-cell>
          <table:table-cell table:formula="of:=[.H1042]/[.A1042]" office:value-type="float" office:value="1.01324503311258">
            <text:p>1.0132450331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429">
            <text:p>429</text:p>
          </table:table-cell>
          <table:table-cell table:formula="of:=[.B1043]/[.A1043]" office:value-type="float" office:value="1.00468384074941">
            <text:p>1.0046838407</text:p>
          </table:table-cell>
          <table:table-cell office:value-type="float" office:value="428">
            <text:p>428</text:p>
          </table:table-cell>
          <table:table-cell table:formula="of:=[.D1043]/[.A1043]" office:value-type="float" office:value="1.00234192037471">
            <text:p>1.0023419204</text:p>
          </table:table-cell>
          <table:table-cell office:value-type="float" office:value="274">
            <text:p>274</text:p>
          </table:table-cell>
          <table:table-cell table:formula="of:=[.F1043]/[.A1043]" office:value-type="float" office:value="0.641686182669789">
            <text:p>0.6416861827</text:p>
          </table:table-cell>
          <table:table-cell office:value-type="float" office:value="427">
            <text:p>427</text:p>
          </table:table-cell>
          <table:table-cell table:formula="of:=[.H1043]/[.A1043]" office:value-type="float" office:value="1">
            <text:p>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table:formula="of:=[.B1044]/[.A1044]" office:value-type="float" office:value="1.00689655172414">
            <text:p>1.0068965517</text:p>
          </table:table-cell>
          <table:table-cell office:value-type="float" office:value="147">
            <text:p>147</text:p>
          </table:table-cell>
          <table:table-cell table:formula="of:=[.D1044]/[.A1044]" office:value-type="float" office:value="1.01379310344828">
            <text:p>1.0137931034</text:p>
          </table:table-cell>
          <table:table-cell office:value-type="float" office:value="155">
            <text:p>155</text:p>
          </table:table-cell>
          <table:table-cell table:formula="of:=[.F1044]/[.A1044]" office:value-type="float" office:value="1.06896551724138">
            <text:p>1.0689655172</text:p>
          </table:table-cell>
          <table:table-cell office:value-type="float" office:value="148">
            <text:p>148</text:p>
          </table:table-cell>
          <table:table-cell table:formula="of:=[.H1044]/[.A1044]" office:value-type="float" office:value="1.02068965517241">
            <text:p>1.020689655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table:formula="of:=[.B1045]/[.A1045]" office:value-type="float" office:value="1.00645161290323">
            <text:p>1.0064516129</text:p>
          </table:table-cell>
          <table:table-cell office:value-type="float" office:value="157">
            <text:p>157</text:p>
          </table:table-cell>
          <table:table-cell table:formula="of:=[.D1045]/[.A1045]" office:value-type="float" office:value="1.01290322580645">
            <text:p>1.0129032258</text:p>
          </table:table-cell>
          <table:table-cell office:value-type="float" office:value="180">
            <text:p>180</text:p>
          </table:table-cell>
          <table:table-cell table:formula="of:=[.F1045]/[.A1045]" office:value-type="float" office:value="1.16129032258065">
            <text:p>1.1612903226</text:p>
          </table:table-cell>
          <table:table-cell office:value-type="float" office:value="157">
            <text:p>157</text:p>
          </table:table-cell>
          <table:table-cell table:formula="of:=[.H1045]/[.A1045]" office:value-type="float" office:value="1.01290322580645">
            <text:p>1.012903225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table:formula="of:=[.B1046]/[.A1046]" office:value-type="float" office:value="1.01234567901235">
            <text:p>1.012345679</text:p>
          </table:table-cell>
          <table:table-cell office:value-type="float" office:value="164">
            <text:p>164</text:p>
          </table:table-cell>
          <table:table-cell table:formula="of:=[.D1046]/[.A1046]" office:value-type="float" office:value="1.01234567901235">
            <text:p>1.012345679</text:p>
          </table:table-cell>
          <table:table-cell office:value-type="float" office:value="185">
            <text:p>185</text:p>
          </table:table-cell>
          <table:table-cell table:formula="of:=[.F1046]/[.A1046]" office:value-type="float" office:value="1.14197530864198">
            <text:p>1.1419753086</text:p>
          </table:table-cell>
          <table:table-cell office:value-type="float" office:value="164">
            <text:p>164</text:p>
          </table:table-cell>
          <table:table-cell table:formula="of:=[.H1046]/[.A1046]" office:value-type="float" office:value="1.01234567901235">
            <text:p>1.012345679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table:formula="of:=[.B1047]/[.A1047]" office:value-type="float" office:value="1.00574712643678">
            <text:p>1.0057471264</text:p>
          </table:table-cell>
          <table:table-cell office:value-type="float" office:value="175">
            <text:p>175</text:p>
          </table:table-cell>
          <table:table-cell table:formula="of:=[.D1047]/[.A1047]" office:value-type="float" office:value="1.00574712643678">
            <text:p>1.0057471264</text:p>
          </table:table-cell>
          <table:table-cell office:value-type="float" office:value="193">
            <text:p>193</text:p>
          </table:table-cell>
          <table:table-cell table:formula="of:=[.F1047]/[.A1047]" office:value-type="float" office:value="1.10919540229885">
            <text:p>1.1091954023</text:p>
          </table:table-cell>
          <table:table-cell office:value-type="float" office:value="180">
            <text:p>180</text:p>
          </table:table-cell>
          <table:table-cell table:formula="of:=[.H1047]/[.A1047]" office:value-type="float" office:value="1.03448275862069">
            <text:p>1.034482758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table:formula="of:=[.B1048]/[.A1048]" office:value-type="float" office:value="1.01197604790419">
            <text:p>1.0119760479</text:p>
          </table:table-cell>
          <table:table-cell office:value-type="float" office:value="172">
            <text:p>172</text:p>
          </table:table-cell>
          <table:table-cell table:formula="of:=[.D1048]/[.A1048]" office:value-type="float" office:value="1.02994011976048">
            <text:p>1.0299401198</text:p>
          </table:table-cell>
          <table:table-cell office:value-type="float" office:value="191">
            <text:p>191</text:p>
          </table:table-cell>
          <table:table-cell table:formula="of:=[.F1048]/[.A1048]" office:value-type="float" office:value="1.1437125748503">
            <text:p>1.1437125749</text:p>
          </table:table-cell>
          <table:table-cell office:value-type="float" office:value="173">
            <text:p>173</text:p>
          </table:table-cell>
          <table:table-cell table:formula="of:=[.H1048]/[.A1048]" office:value-type="float" office:value="1.03592814371258">
            <text:p>1.0359281437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table:formula="of:=[.B1049]/[.A1049]" office:value-type="float" office:value="1.0126582278481">
            <text:p>1.0126582278</text:p>
          </table:table-cell>
          <table:table-cell office:value-type="float" office:value="158">
            <text:p>158</text:p>
          </table:table-cell>
          <table:table-cell table:formula="of:=[.D1049]/[.A1049]" office:value-type="float" office:value="1">
            <text:p>1</text:p>
          </table:table-cell>
          <table:table-cell office:value-type="float" office:value="161">
            <text:p>161</text:p>
          </table:table-cell>
          <table:table-cell table:formula="of:=[.F1049]/[.A1049]" office:value-type="float" office:value="1.01898734177215">
            <text:p>1.0189873418</text:p>
          </table:table-cell>
          <table:table-cell office:value-type="float" office:value="161">
            <text:p>161</text:p>
          </table:table-cell>
          <table:table-cell table:formula="of:=[.H1049]/[.A1049]" office:value-type="float" office:value="1.01898734177215">
            <text:p>1.018987341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 table:formula="of:=[.B1050]/[.A1050]" office:value-type="float" office:value="1.02941176470588">
            <text:p>1.0294117647</text:p>
          </table:table-cell>
          <table:table-cell office:value-type="float" office:value="138">
            <text:p>138</text:p>
          </table:table-cell>
          <table:table-cell table:formula="of:=[.D1050]/[.A1050]" office:value-type="float" office:value="1.01470588235294">
            <text:p>1.0147058824</text:p>
          </table:table-cell>
          <table:table-cell office:value-type="float" office:value="152">
            <text:p>152</text:p>
          </table:table-cell>
          <table:table-cell table:formula="of:=[.F1050]/[.A1050]" office:value-type="float" office:value="1.11764705882353">
            <text:p>1.1176470588</text:p>
          </table:table-cell>
          <table:table-cell office:value-type="float" office:value="139">
            <text:p>139</text:p>
          </table:table-cell>
          <table:table-cell table:formula="of:=[.H1050]/[.A1050]" office:value-type="float" office:value="1.02205882352941">
            <text:p>1.0220588235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58">
            <text:p>258</text:p>
          </table:table-cell>
          <table:table-cell table:formula="of:=[.B1051]/[.A1051]" office:value-type="float" office:value="1.03614457831325">
            <text:p>1.0361445783</text:p>
          </table:table-cell>
          <table:table-cell office:value-type="float" office:value="250">
            <text:p>250</text:p>
          </table:table-cell>
          <table:table-cell table:formula="of:=[.D1051]/[.A1051]" office:value-type="float" office:value="1.00401606425703">
            <text:p>1.0040160643</text:p>
          </table:table-cell>
          <table:table-cell office:value-type="float" office:value="310">
            <text:p>310</text:p>
          </table:table-cell>
          <table:table-cell table:formula="of:=[.F1051]/[.A1051]" office:value-type="float" office:value="1.24497991967871">
            <text:p>1.2449799197</text:p>
          </table:table-cell>
          <table:table-cell office:value-type="float" office:value="254">
            <text:p>254</text:p>
          </table:table-cell>
          <table:table-cell table:formula="of:=[.H1051]/[.A1051]" office:value-type="float" office:value="1.02008032128514">
            <text:p>1.0200803213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746">
            <text:p>746</text:p>
          </table:table-cell>
          <table:table-cell table:formula="of:=[.B1052]/[.A1052]" office:value-type="float" office:value="1.00539083557952">
            <text:p>1.0053908356</text:p>
          </table:table-cell>
          <table:table-cell office:value-type="float" office:value="756">
            <text:p>756</text:p>
          </table:table-cell>
          <table:table-cell table:formula="of:=[.D1052]/[.A1052]" office:value-type="float" office:value="1.0188679245283">
            <text:p>1.0188679245</text:p>
          </table:table-cell>
          <table:table-cell office:value-type="float" office:value="761">
            <text:p>761</text:p>
          </table:table-cell>
          <table:table-cell table:formula="of:=[.F1052]/[.A1052]" office:value-type="float" office:value="1.0256064690027">
            <text:p>1.025606469</text:p>
          </table:table-cell>
          <table:table-cell office:value-type="float" office:value="760">
            <text:p>760</text:p>
          </table:table-cell>
          <table:table-cell table:formula="of:=[.H1052]/[.A1052]" office:value-type="float" office:value="1.02425876010782">
            <text:p>1.024258760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table:formula="of:=[.B1053]/[.A1053]" office:value-type="float" office:value="1.02797202797203">
            <text:p>1.027972028</text:p>
          </table:table-cell>
          <table:table-cell office:value-type="float" office:value="148">
            <text:p>148</text:p>
          </table:table-cell>
          <table:table-cell table:formula="of:=[.D1053]/[.A1053]" office:value-type="float" office:value="1.03496503496504">
            <text:p>1.034965035</text:p>
          </table:table-cell>
          <table:table-cell office:value-type="float" office:value="155">
            <text:p>155</text:p>
          </table:table-cell>
          <table:table-cell table:formula="of:=[.F1053]/[.A1053]" office:value-type="float" office:value="1.08391608391608">
            <text:p>1.0839160839</text:p>
          </table:table-cell>
          <table:table-cell office:value-type="float" office:value="146">
            <text:p>146</text:p>
          </table:table-cell>
          <table:table-cell table:formula="of:=[.H1053]/[.A1053]" office:value-type="float" office:value="1.02097902097902">
            <text:p>1.02097902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4">
            <text:p>154</text:p>
          </table:table-cell>
          <table:table-cell table:formula="of:=[.B1054]/[.A1054]" office:value-type="float" office:value="1.01315789473684">
            <text:p>1.0131578947</text:p>
          </table:table-cell>
          <table:table-cell office:value-type="float" office:value="157">
            <text:p>157</text:p>
          </table:table-cell>
          <table:table-cell table:formula="of:=[.D1054]/[.A1054]" office:value-type="float" office:value="1.03289473684211">
            <text:p>1.0328947368</text:p>
          </table:table-cell>
          <table:table-cell office:value-type="float" office:value="173">
            <text:p>173</text:p>
          </table:table-cell>
          <table:table-cell table:formula="of:=[.F1054]/[.A1054]" office:value-type="float" office:value="1.13815789473684">
            <text:p>1.1381578947</text:p>
          </table:table-cell>
          <table:table-cell office:value-type="float" office:value="155">
            <text:p>155</text:p>
          </table:table-cell>
          <table:table-cell table:formula="of:=[.H1054]/[.A1054]" office:value-type="float" office:value="1.01973684210526">
            <text:p>1.019736842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378">
            <text:p>378</text:p>
          </table:table-cell>
          <table:table-cell table:formula="of:=[.B1055]/[.A1055]" office:value-type="float" office:value="0.992125984251969">
            <text:p>0.9921259843</text:p>
          </table:table-cell>
          <table:table-cell office:value-type="float" office:value="385">
            <text:p>385</text:p>
          </table:table-cell>
          <table:table-cell table:formula="of:=[.D1055]/[.A1055]" office:value-type="float" office:value="1.01049868766404">
            <text:p>1.0104986877</text:p>
          </table:table-cell>
          <table:table-cell office:value-type="float" office:value="331">
            <text:p>331</text:p>
          </table:table-cell>
          <table:table-cell table:formula="of:=[.F1055]/[.A1055]" office:value-type="float" office:value="0.868766404199475">
            <text:p>0.8687664042</text:p>
          </table:table-cell>
          <table:table-cell office:value-type="float" office:value="381">
            <text:p>381</text:p>
          </table:table-cell>
          <table:table-cell table:formula="of:=[.H1055]/[.A1055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40">
            <text:p>140</text:p>
          </table:table-cell>
          <table:table-cell table:formula="of:=[.B1056]/[.A1056]" office:value-type="float" office:value="1">
            <text:p>1</text:p>
          </table:table-cell>
          <table:table-cell office:value-type="float" office:value="141">
            <text:p>141</text:p>
          </table:table-cell>
          <table:table-cell table:formula="of:=[.D1056]/[.A1056]" office:value-type="float" office:value="1.00714285714286">
            <text:p>1.0071428571</text:p>
          </table:table-cell>
          <table:table-cell office:value-type="float" office:value="144">
            <text:p>144</text:p>
          </table:table-cell>
          <table:table-cell table:formula="of:=[.F1056]/[.A1056]" office:value-type="float" office:value="1.02857142857143">
            <text:p>1.0285714286</text:p>
          </table:table-cell>
          <table:table-cell office:value-type="float" office:value="140">
            <text:p>140</text:p>
          </table:table-cell>
          <table:table-cell table:formula="of:=[.H1056]/[.A1056]" office:value-type="float" office:value="1">
            <text:p>1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692">
            <text:p>692</text:p>
          </table:table-cell>
          <table:table-cell table:formula="of:=[.B1057]/[.A1057]" office:value-type="float" office:value="1.00435413642961">
            <text:p>1.0043541364</text:p>
          </table:table-cell>
          <table:table-cell office:value-type="float" office:value="699">
            <text:p>699</text:p>
          </table:table-cell>
          <table:table-cell table:formula="of:=[.D1057]/[.A1057]" office:value-type="float" office:value="1.01451378809869">
            <text:p>1.0145137881</text:p>
          </table:table-cell>
          <table:table-cell office:value-type="float" office:value="804">
            <text:p>804</text:p>
          </table:table-cell>
          <table:table-cell table:formula="of:=[.F1057]/[.A1057]" office:value-type="float" office:value="1.16690856313498">
            <text:p>1.1669085631</text:p>
          </table:table-cell>
          <table:table-cell office:value-type="float" office:value="701">
            <text:p>701</text:p>
          </table:table-cell>
          <table:table-cell table:formula="of:=[.H1057]/[.A1057]" office:value-type="float" office:value="1.01741654571843">
            <text:p>1.0174165457</text:p>
          </table:table-cell>
        </table:table-row>
        <table:table-row table:style-name="ro1">
          <table:table-cell table:number-columns-repeated="2" office:value-type="float" office:value="90">
            <text:p>90</text:p>
          </table:table-cell>
          <table:table-cell table:formula="of:=[.B1058]/[.A1058]" office:value-type="float" office:value="1">
            <text:p>1</text:p>
          </table:table-cell>
          <table:table-cell office:value-type="float" office:value="89">
            <text:p>89</text:p>
          </table:table-cell>
          <table:table-cell table:formula="of:=[.D1058]/[.A1058]" office:value-type="float" office:value="0.988888888888889">
            <text:p>0.9888888889</text:p>
          </table:table-cell>
          <table:table-cell office:value-type="float" office:value="103">
            <text:p>103</text:p>
          </table:table-cell>
          <table:table-cell table:formula="of:=[.F1058]/[.A1058]" office:value-type="float" office:value="1.14444444444444">
            <text:p>1.1444444444</text:p>
          </table:table-cell>
          <table:table-cell office:value-type="float" office:value="90">
            <text:p>90</text:p>
          </table:table-cell>
          <table:table-cell table:formula="of:=[.H1058]/[.A1058]" office:value-type="float" office:value="1">
            <text:p>1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380">
            <text:p>380</text:p>
          </table:table-cell>
          <table:table-cell table:formula="of:=[.B1059]/[.A1059]" office:value-type="float" office:value="1.01333333333333">
            <text:p>1.0133333333</text:p>
          </table:table-cell>
          <table:table-cell office:value-type="float" office:value="380">
            <text:p>380</text:p>
          </table:table-cell>
          <table:table-cell table:formula="of:=[.D1059]/[.A1059]" office:value-type="float" office:value="1.01333333333333">
            <text:p>1.0133333333</text:p>
          </table:table-cell>
          <table:table-cell office:value-type="float" office:value="476">
            <text:p>476</text:p>
          </table:table-cell>
          <table:table-cell table:formula="of:=[.F1059]/[.A1059]" office:value-type="float" office:value="1.26933333333333">
            <text:p>1.2693333333</text:p>
          </table:table-cell>
          <table:table-cell office:value-type="float" office:value="382">
            <text:p>382</text:p>
          </table:table-cell>
          <table:table-cell table:formula="of:=[.H1059]/[.A1059]" office:value-type="float" office:value="1.01866666666667">
            <text:p>1.0186666667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table:formula="of:=[.B1060]/[.A1060]" office:value-type="float" office:value="0.996845425867508">
            <text:p>0.9968454259</text:p>
          </table:table-cell>
          <table:table-cell office:value-type="float" office:value="322">
            <text:p>322</text:p>
          </table:table-cell>
          <table:table-cell table:formula="of:=[.D1060]/[.A1060]" office:value-type="float" office:value="1.01577287066246">
            <text:p>1.0157728707</text:p>
          </table:table-cell>
          <table:table-cell office:value-type="float" office:value="329">
            <text:p>329</text:p>
          </table:table-cell>
          <table:table-cell table:formula="of:=[.F1060]/[.A1060]" office:value-type="float" office:value="1.03785488958991">
            <text:p>1.0378548896</text:p>
          </table:table-cell>
          <table:table-cell office:value-type="float" office:value="323">
            <text:p>323</text:p>
          </table:table-cell>
          <table:table-cell table:formula="of:=[.H1060]/[.A1060]" office:value-type="float" office:value="1.01892744479495">
            <text:p>1.018927444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455">
            <text:p>455</text:p>
          </table:table-cell>
          <table:table-cell table:formula="of:=[.B1061]/[.A1061]" office:value-type="float" office:value="1.00441501103753">
            <text:p>1.004415011</text:p>
          </table:table-cell>
          <table:table-cell office:value-type="float" office:value="460">
            <text:p>460</text:p>
          </table:table-cell>
          <table:table-cell table:formula="of:=[.D1061]/[.A1061]" office:value-type="float" office:value="1.01545253863135">
            <text:p>1.0154525386</text:p>
          </table:table-cell>
          <table:table-cell office:value-type="float" office:value="620">
            <text:p>620</text:p>
          </table:table-cell>
          <table:table-cell table:formula="of:=[.F1061]/[.A1061]" office:value-type="float" office:value="1.36865342163355">
            <text:p>1.3686534216</text:p>
          </table:table-cell>
          <table:table-cell office:value-type="float" office:value="462">
            <text:p>462</text:p>
          </table:table-cell>
          <table:table-cell table:formula="of:=[.H1061]/[.A1061]" office:value-type="float" office:value="1.01986754966887">
            <text:p>1.019867549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table:formula="of:=[.B1062]/[.A1062]" office:value-type="float" office:value="0.993548387096774">
            <text:p>0.9935483871</text:p>
          </table:table-cell>
          <table:table-cell office:value-type="float" office:value="154">
            <text:p>154</text:p>
          </table:table-cell>
          <table:table-cell table:formula="of:=[.D1062]/[.A1062]" office:value-type="float" office:value="0.993548387096774">
            <text:p>0.9935483871</text:p>
          </table:table-cell>
          <table:table-cell office:value-type="float" office:value="157">
            <text:p>157</text:p>
          </table:table-cell>
          <table:table-cell table:formula="of:=[.F1062]/[.A1062]" office:value-type="float" office:value="1.01290322580645">
            <text:p>1.0129032258</text:p>
          </table:table-cell>
          <table:table-cell office:value-type="float" office:value="159">
            <text:p>159</text:p>
          </table:table-cell>
          <table:table-cell table:formula="of:=[.H1062]/[.A1062]" office:value-type="float" office:value="1.0258064516129">
            <text:p>1.0258064516</text:p>
          </table:table-cell>
        </table:table-row>
        <table:table-row table:style-name="ro1">
          <table:table-cell table:number-columns-repeated="2" office:value-type="float" office:value="300">
            <text:p>300</text:p>
          </table:table-cell>
          <table:table-cell table:formula="of:=[.B1063]/[.A1063]" office:value-type="float" office:value="1">
            <text:p>1</text:p>
          </table:table-cell>
          <table:table-cell office:value-type="float" office:value="299">
            <text:p>299</text:p>
          </table:table-cell>
          <table:table-cell table:formula="of:=[.D1063]/[.A1063]" office:value-type="float" office:value="0.996666666666667">
            <text:p>0.9966666667</text:p>
          </table:table-cell>
          <table:table-cell office:value-type="float" office:value="405">
            <text:p>405</text:p>
          </table:table-cell>
          <table:table-cell table:formula="of:=[.F1063]/[.A1063]" office:value-type="float" office:value="1.35">
            <text:p>1.35</text:p>
          </table:table-cell>
          <table:table-cell office:value-type="float" office:value="304">
            <text:p>304</text:p>
          </table:table-cell>
          <table:table-cell table:formula="of:=[.H1063]/[.A1063]" office:value-type="float" office:value="1.01333333333333">
            <text:p>1.013333333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table:formula="of:=[.B1064]/[.A1064]" office:value-type="float" office:value="0.98989898989899">
            <text:p>0.9898989899</text:p>
          </table:table-cell>
          <table:table-cell office:value-type="float" office:value="99">
            <text:p>99</text:p>
          </table:table-cell>
          <table:table-cell table:formula="of:=[.D1064]/[.A1064]" office:value-type="float" office:value="1">
            <text:p>1</text:p>
          </table:table-cell>
          <table:table-cell office:value-type="float" office:value="130">
            <text:p>130</text:p>
          </table:table-cell>
          <table:table-cell table:formula="of:=[.F1064]/[.A1064]" office:value-type="float" office:value="1.31313131313131">
            <text:p>1.3131313131</text:p>
          </table:table-cell>
          <table:table-cell office:value-type="float" office:value="99">
            <text:p>99</text:p>
          </table:table-cell>
          <table:table-cell table:formula="of:=[.H1064]/[.A1064]" office:value-type="float" office:value="1">
            <text:p>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47">
            <text:p>147</text:p>
          </table:table-cell>
          <table:table-cell table:formula="of:=[.B1065]/[.A1065]" office:value-type="float" office:value="0.973509933774834">
            <text:p>0.9735099338</text:p>
          </table:table-cell>
          <table:table-cell office:value-type="float" office:value="149">
            <text:p>149</text:p>
          </table:table-cell>
          <table:table-cell table:formula="of:=[.D1065]/[.A1065]" office:value-type="float" office:value="0.986754966887417">
            <text:p>0.9867549669</text:p>
          </table:table-cell>
          <table:table-cell office:value-type="float" office:value="163">
            <text:p>163</text:p>
          </table:table-cell>
          <table:table-cell table:formula="of:=[.F1065]/[.A1065]" office:value-type="float" office:value="1.0794701986755">
            <text:p>1.0794701987</text:p>
          </table:table-cell>
          <table:table-cell office:value-type="float" office:value="147">
            <text:p>147</text:p>
          </table:table-cell>
          <table:table-cell table:formula="of:=[.H1065]/[.A1065]" office:value-type="float" office:value="0.973509933774834">
            <text:p>0.9735099338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728">
            <text:p>728</text:p>
          </table:table-cell>
          <table:table-cell table:formula="of:=[.B1066]/[.A1066]" office:value-type="float" office:value="0.991825613079019">
            <text:p>0.9918256131</text:p>
          </table:table-cell>
          <table:table-cell office:value-type="float" office:value="735">
            <text:p>735</text:p>
          </table:table-cell>
          <table:table-cell table:formula="of:=[.D1066]/[.A1066]" office:value-type="float" office:value="1.00136239782016">
            <text:p>1.0013623978</text:p>
          </table:table-cell>
          <table:table-cell office:value-type="float" office:value="1089">
            <text:p>1089</text:p>
          </table:table-cell>
          <table:table-cell table:formula="of:=[.F1066]/[.A1066]" office:value-type="float" office:value="1.48365122615804">
            <text:p>1.4836512262</text:p>
          </table:table-cell>
          <table:table-cell office:value-type="float" office:value="734">
            <text:p>734</text:p>
          </table:table-cell>
          <table:table-cell table:formula="of:=[.H1066]/[.A1066]" office:value-type="float" office:value="1">
            <text:p>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table:formula="of:=[.B1067]/[.A1067]" office:value-type="float" office:value="0.993421052631579">
            <text:p>0.9934210526</text:p>
          </table:table-cell>
          <table:table-cell office:value-type="float" office:value="157">
            <text:p>157</text:p>
          </table:table-cell>
          <table:table-cell table:formula="of:=[.D1067]/[.A1067]" office:value-type="float" office:value="1.03289473684211">
            <text:p>1.0328947368</text:p>
          </table:table-cell>
          <table:table-cell office:value-type="float" office:value="176">
            <text:p>176</text:p>
          </table:table-cell>
          <table:table-cell table:formula="of:=[.F1067]/[.A1067]" office:value-type="float" office:value="1.15789473684211">
            <text:p>1.1578947368</text:p>
          </table:table-cell>
          <table:table-cell office:value-type="float" office:value="152">
            <text:p>152</text:p>
          </table:table-cell>
          <table:table-cell table:formula="of:=[.H1067]/[.A1067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53">
            <text:p>153</text:p>
          </table:table-cell>
          <table:table-cell table:formula="of:=[.B1068]/[.A1068]" office:value-type="float" office:value="1">
            <text:p>1</text:p>
          </table:table-cell>
          <table:table-cell office:value-type="float" office:value="155">
            <text:p>155</text:p>
          </table:table-cell>
          <table:table-cell table:formula="of:=[.D1068]/[.A1068]" office:value-type="float" office:value="1.01307189542484">
            <text:p>1.0130718954</text:p>
          </table:table-cell>
          <table:table-cell office:value-type="float" office:value="159">
            <text:p>159</text:p>
          </table:table-cell>
          <table:table-cell table:formula="of:=[.F1068]/[.A1068]" office:value-type="float" office:value="1.03921568627451">
            <text:p>1.0392156863</text:p>
          </table:table-cell>
          <table:table-cell office:value-type="float" office:value="153">
            <text:p>153</text:p>
          </table:table-cell>
          <table:table-cell table:formula="of:=[.H1068]/[.A1068]" office:value-type="float" office:value="1">
            <text:p>1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75">
            <text:p>275</text:p>
          </table:table-cell>
          <table:table-cell table:formula="of:=[.B1069]/[.A1069]" office:value-type="float" office:value="0.992779783393502">
            <text:p>0.9927797834</text:p>
          </table:table-cell>
          <table:table-cell office:value-type="float" office:value="275">
            <text:p>275</text:p>
          </table:table-cell>
          <table:table-cell table:formula="of:=[.D1069]/[.A1069]" office:value-type="float" office:value="0.992779783393502">
            <text:p>0.9927797834</text:p>
          </table:table-cell>
          <table:table-cell office:value-type="float" office:value="372">
            <text:p>372</text:p>
          </table:table-cell>
          <table:table-cell table:formula="of:=[.F1069]/[.A1069]" office:value-type="float" office:value="1.34296028880866">
            <text:p>1.3429602888</text:p>
          </table:table-cell>
          <table:table-cell office:value-type="float" office:value="277">
            <text:p>277</text:p>
          </table:table-cell>
          <table:table-cell table:formula="of:=[.H1069]/[.A1069]" office:value-type="float" office:value="1">
            <text:p>1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table:formula="of:=[.B1070]/[.A1070]" office:value-type="float" office:value="0.979591836734694">
            <text:p>0.9795918367</text:p>
          </table:table-cell>
          <table:table-cell office:value-type="float" office:value="144">
            <text:p>144</text:p>
          </table:table-cell>
          <table:table-cell table:formula="of:=[.D1070]/[.A1070]" office:value-type="float" office:value="0.979591836734694">
            <text:p>0.9795918367</text:p>
          </table:table-cell>
          <table:table-cell office:value-type="float" office:value="149">
            <text:p>149</text:p>
          </table:table-cell>
          <table:table-cell table:formula="of:=[.F1070]/[.A1070]" office:value-type="float" office:value="1.01360544217687">
            <text:p>1.0136054422</text:p>
          </table:table-cell>
          <table:table-cell office:value-type="float" office:value="145">
            <text:p>145</text:p>
          </table:table-cell>
          <table:table-cell table:formula="of:=[.H1070]/[.A1070]" office:value-type="float" office:value="0.986394557823129">
            <text:p>0.9863945578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429">
            <text:p>429</text:p>
          </table:table-cell>
          <table:table-cell table:formula="of:=[.B1071]/[.A1071]" office:value-type="float" office:value="1.00941176470588">
            <text:p>1.0094117647</text:p>
          </table:table-cell>
          <table:table-cell office:value-type="float" office:value="431">
            <text:p>431</text:p>
          </table:table-cell>
          <table:table-cell table:formula="of:=[.D1071]/[.A1071]" office:value-type="float" office:value="1.01411764705882">
            <text:p>1.0141176471</text:p>
          </table:table-cell>
          <table:table-cell office:value-type="float" office:value="542">
            <text:p>542</text:p>
          </table:table-cell>
          <table:table-cell table:formula="of:=[.F1071]/[.A1071]" office:value-type="float" office:value="1.27529411764706">
            <text:p>1.2752941176</text:p>
          </table:table-cell>
          <table:table-cell office:value-type="float" office:value="429">
            <text:p>429</text:p>
          </table:table-cell>
          <table:table-cell table:formula="of:=[.H1071]/[.A1071]" office:value-type="float" office:value="1.00941176470588">
            <text:p>1.009411764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table:formula="of:=[.B1072]/[.A1072]" office:value-type="float" office:value="1.008">
            <text:p>1.008</text:p>
          </table:table-cell>
          <table:table-cell office:value-type="float" office:value="123">
            <text:p>123</text:p>
          </table:table-cell>
          <table:table-cell table:formula="of:=[.D1072]/[.A1072]" office:value-type="float" office:value="0.984">
            <text:p>0.984</text:p>
          </table:table-cell>
          <table:table-cell office:value-type="float" office:value="171">
            <text:p>171</text:p>
          </table:table-cell>
          <table:table-cell table:formula="of:=[.F1072]/[.A1072]" office:value-type="float" office:value="1.368">
            <text:p>1.368</text:p>
          </table:table-cell>
          <table:table-cell office:value-type="float" office:value="126">
            <text:p>126</text:p>
          </table:table-cell>
          <table:table-cell table:formula="of:=[.H1072]/[.A1072]" office:value-type="float" office:value="1.008">
            <text:p>1.008</text:p>
          </table:table-cell>
        </table:table-row>
        <table:table-row table:style-name="ro1">
          <table:table-cell table:number-columns-repeated="2" office:value-type="float" office:value="107">
            <text:p>107</text:p>
          </table:table-cell>
          <table:table-cell table:formula="of:=[.B1073]/[.A1073]" office:value-type="float" office:value="1">
            <text:p>1</text:p>
          </table:table-cell>
          <table:table-cell office:value-type="float" office:value="107">
            <text:p>107</text:p>
          </table:table-cell>
          <table:table-cell table:formula="of:=[.D1073]/[.A1073]" office:value-type="float" office:value="1">
            <text:p>1</text:p>
          </table:table-cell>
          <table:table-cell office:value-type="float" office:value="133">
            <text:p>133</text:p>
          </table:table-cell>
          <table:table-cell table:formula="of:=[.F1073]/[.A1073]" office:value-type="float" office:value="1.24299065420561">
            <text:p>1.2429906542</text:p>
          </table:table-cell>
          <table:table-cell office:value-type="float" office:value="108">
            <text:p>108</text:p>
          </table:table-cell>
          <table:table-cell table:formula="of:=[.H1073]/[.A1073]" office:value-type="float" office:value="1.00934579439252">
            <text:p>1.009345794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7">
            <text:p>137</text:p>
          </table:table-cell>
          <table:table-cell table:formula="of:=[.B1074]/[.A1074]" office:value-type="float" office:value="1.02238805970149">
            <text:p>1.0223880597</text:p>
          </table:table-cell>
          <table:table-cell office:value-type="float" office:value="137">
            <text:p>137</text:p>
          </table:table-cell>
          <table:table-cell table:formula="of:=[.D1074]/[.A1074]" office:value-type="float" office:value="1.02238805970149">
            <text:p>1.0223880597</text:p>
          </table:table-cell>
          <table:table-cell office:value-type="float" office:value="136">
            <text:p>136</text:p>
          </table:table-cell>
          <table:table-cell table:formula="of:=[.F1074]/[.A1074]" office:value-type="float" office:value="1.01492537313433">
            <text:p>1.0149253731</text:p>
          </table:table-cell>
          <table:table-cell office:value-type="float" office:value="133">
            <text:p>133</text:p>
          </table:table-cell>
          <table:table-cell table:formula="of:=[.H1074]/[.A1074]" office:value-type="float" office:value="0.992537313432836">
            <text:p>0.9925373134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08">
            <text:p>208</text:p>
          </table:table-cell>
          <table:table-cell table:formula="of:=[.B1075]/[.A1075]" office:value-type="float" office:value="1.01960784313725">
            <text:p>1.0196078431</text:p>
          </table:table-cell>
          <table:table-cell office:value-type="float" office:value="208">
            <text:p>208</text:p>
          </table:table-cell>
          <table:table-cell table:formula="of:=[.D1075]/[.A1075]" office:value-type="float" office:value="1.01960784313725">
            <text:p>1.0196078431</text:p>
          </table:table-cell>
          <table:table-cell office:value-type="float" office:value="297">
            <text:p>297</text:p>
          </table:table-cell>
          <table:table-cell table:formula="of:=[.F1075]/[.A1075]" office:value-type="float" office:value="1.45588235294118">
            <text:p>1.4558823529</text:p>
          </table:table-cell>
          <table:table-cell office:value-type="float" office:value="214">
            <text:p>214</text:p>
          </table:table-cell>
          <table:table-cell table:formula="of:=[.H1075]/[.A1075]" office:value-type="float" office:value="1.04901960784314">
            <text:p>1.049019607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56">
            <text:p>156</text:p>
          </table:table-cell>
          <table:table-cell table:formula="of:=[.B1076]/[.A1076]" office:value-type="float" office:value="1.06849315068493">
            <text:p>1.0684931507</text:p>
          </table:table-cell>
          <table:table-cell office:value-type="float" office:value="149">
            <text:p>149</text:p>
          </table:table-cell>
          <table:table-cell table:formula="of:=[.D1076]/[.A1076]" office:value-type="float" office:value="1.02054794520548">
            <text:p>1.0205479452</text:p>
          </table:table-cell>
          <table:table-cell office:value-type="float" office:value="157">
            <text:p>157</text:p>
          </table:table-cell>
          <table:table-cell table:formula="of:=[.F1076]/[.A1076]" office:value-type="float" office:value="1.07534246575342">
            <text:p>1.0753424658</text:p>
          </table:table-cell>
          <table:table-cell office:value-type="float" office:value="146">
            <text:p>146</text:p>
          </table:table-cell>
          <table:table-cell table:formula="of:=[.H1076]/[.A1076]" office:value-type="float" office:value="1">
            <text:p>1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361">
            <text:p>361</text:p>
          </table:table-cell>
          <table:table-cell table:formula="of:=[.B1077]/[.A1077]" office:value-type="float" office:value="1.03438395415473">
            <text:p>1.0343839542</text:p>
          </table:table-cell>
          <table:table-cell office:value-type="float" office:value="354">
            <text:p>354</text:p>
          </table:table-cell>
          <table:table-cell table:formula="of:=[.D1077]/[.A1077]" office:value-type="float" office:value="1.01432664756447">
            <text:p>1.0143266476</text:p>
          </table:table-cell>
          <table:table-cell office:value-type="float" office:value="359">
            <text:p>359</text:p>
          </table:table-cell>
          <table:table-cell table:formula="of:=[.F1077]/[.A1077]" office:value-type="float" office:value="1.02865329512894">
            <text:p>1.0286532951</text:p>
          </table:table-cell>
          <table:table-cell office:value-type="float" office:value="359">
            <text:p>359</text:p>
          </table:table-cell>
          <table:table-cell table:formula="of:=[.H1077]/[.A1077]" office:value-type="float" office:value="1.02865329512894">
            <text:p>1.0286532951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611">
            <text:p>611</text:p>
          </table:table-cell>
          <table:table-cell table:formula="of:=[.B1078]/[.A1078]" office:value-type="float" office:value="1.00493421052632">
            <text:p>1.0049342105</text:p>
          </table:table-cell>
          <table:table-cell office:value-type="float" office:value="616">
            <text:p>616</text:p>
          </table:table-cell>
          <table:table-cell table:formula="of:=[.D1078]/[.A1078]" office:value-type="float" office:value="1.01315789473684">
            <text:p>1.0131578947</text:p>
          </table:table-cell>
          <table:table-cell office:value-type="float" office:value="641">
            <text:p>641</text:p>
          </table:table-cell>
          <table:table-cell table:formula="of:=[.F1078]/[.A1078]" office:value-type="float" office:value="1.05427631578947">
            <text:p>1.0542763158</text:p>
          </table:table-cell>
          <table:table-cell office:value-type="float" office:value="617">
            <text:p>617</text:p>
          </table:table-cell>
          <table:table-cell table:formula="of:=[.H1078]/[.A1078]" office:value-type="float" office:value="1.01480263157895">
            <text:p>1.014802631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table:formula="of:=[.B1079]/[.A1079]" office:value-type="float" office:value="0.987096774193548">
            <text:p>0.9870967742</text:p>
          </table:table-cell>
          <table:table-cell office:value-type="float" office:value="156">
            <text:p>156</text:p>
          </table:table-cell>
          <table:table-cell table:formula="of:=[.D1079]/[.A1079]" office:value-type="float" office:value="1.00645161290323">
            <text:p>1.0064516129</text:p>
          </table:table-cell>
          <table:table-cell office:value-type="float" office:value="161">
            <text:p>161</text:p>
          </table:table-cell>
          <table:table-cell table:formula="of:=[.F1079]/[.A1079]" office:value-type="float" office:value="1.03870967741936">
            <text:p>1.0387096774</text:p>
          </table:table-cell>
          <table:table-cell office:value-type="float" office:value="156">
            <text:p>156</text:p>
          </table:table-cell>
          <table:table-cell table:formula="of:=[.H1079]/[.A1079]" office:value-type="float" office:value="1.00645161290323">
            <text:p>1.0064516129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917">
            <text:p>917</text:p>
          </table:table-cell>
          <table:table-cell table:formula="of:=[.B1080]/[.A1080]" office:value-type="float" office:value="1.00328227571116">
            <text:p>1.0032822757</text:p>
          </table:table-cell>
          <table:table-cell office:value-type="float" office:value="936">
            <text:p>936</text:p>
          </table:table-cell>
          <table:table-cell table:formula="of:=[.D1080]/[.A1080]" office:value-type="float" office:value="1.02407002188184">
            <text:p>1.0240700219</text:p>
          </table:table-cell>
          <table:table-cell office:value-type="float" office:value="1170">
            <text:p>1170</text:p>
          </table:table-cell>
          <table:table-cell table:formula="of:=[.F1080]/[.A1080]" office:value-type="float" office:value="1.2800875273523">
            <text:p>1.2800875274</text:p>
          </table:table-cell>
          <table:table-cell office:value-type="float" office:value="925">
            <text:p>925</text:p>
          </table:table-cell>
          <table:table-cell table:formula="of:=[.H1080]/[.A1080]" office:value-type="float" office:value="1.01203501094092">
            <text:p>1.0120350109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8">
            <text:p>278</text:p>
          </table:table-cell>
          <table:table-cell table:formula="of:=[.B1081]/[.A1081]" office:value-type="float" office:value="1.01090909090909">
            <text:p>1.0109090909</text:p>
          </table:table-cell>
          <table:table-cell office:value-type="float" office:value="274">
            <text:p>274</text:p>
          </table:table-cell>
          <table:table-cell table:formula="of:=[.D1081]/[.A1081]" office:value-type="float" office:value="0.996363636363636">
            <text:p>0.9963636364</text:p>
          </table:table-cell>
          <table:table-cell office:value-type="float" office:value="309">
            <text:p>309</text:p>
          </table:table-cell>
          <table:table-cell table:formula="of:=[.F1081]/[.A1081]" office:value-type="float" office:value="1.12363636363636">
            <text:p>1.1236363636</text:p>
          </table:table-cell>
          <table:table-cell office:value-type="float" office:value="276">
            <text:p>276</text:p>
          </table:table-cell>
          <table:table-cell table:formula="of:=[.H1081]/[.A1081]" office:value-type="float" office:value="1.00363636363636">
            <text:p>1.003636363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3">
            <text:p>153</text:p>
          </table:table-cell>
          <table:table-cell table:formula="of:=[.B1082]/[.A1082]" office:value-type="float" office:value="1.02684563758389">
            <text:p>1.0268456376</text:p>
          </table:table-cell>
          <table:table-cell office:value-type="float" office:value="153">
            <text:p>153</text:p>
          </table:table-cell>
          <table:table-cell table:formula="of:=[.D1082]/[.A1082]" office:value-type="float" office:value="1.02684563758389">
            <text:p>1.0268456376</text:p>
          </table:table-cell>
          <table:table-cell office:value-type="float" office:value="169">
            <text:p>169</text:p>
          </table:table-cell>
          <table:table-cell table:formula="of:=[.F1082]/[.A1082]" office:value-type="float" office:value="1.13422818791946">
            <text:p>1.1342281879</text:p>
          </table:table-cell>
          <table:table-cell office:value-type="float" office:value="151">
            <text:p>151</text:p>
          </table:table-cell>
          <table:table-cell table:formula="of:=[.H1082]/[.A1082]" office:value-type="float" office:value="1.01342281879195">
            <text:p>1.013422818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formula="of:=[.B1083]/[.A1083]" office:value-type="float" office:value="1.01234567901235">
            <text:p>1.012345679</text:p>
          </table:table-cell>
          <table:table-cell office:value-type="float" office:value="85">
            <text:p>85</text:p>
          </table:table-cell>
          <table:table-cell table:formula="of:=[.D1083]/[.A1083]" office:value-type="float" office:value="1.04938271604938">
            <text:p>1.049382716</text:p>
          </table:table-cell>
          <table:table-cell office:value-type="float" office:value="86">
            <text:p>86</text:p>
          </table:table-cell>
          <table:table-cell table:formula="of:=[.F1083]/[.A1083]" office:value-type="float" office:value="1.06172839506173">
            <text:p>1.0617283951</text:p>
          </table:table-cell>
          <table:table-cell office:value-type="float" office:value="83">
            <text:p>83</text:p>
          </table:table-cell>
          <table:table-cell table:formula="of:=[.H1083]/[.A1083]" office:value-type="float" office:value="1.02469135802469">
            <text:p>1.02469135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table:formula="of:=[.B1084]/[.A1084]" office:value-type="float" office:value="0.993589743589744">
            <text:p>0.9935897436</text:p>
          </table:table-cell>
          <table:table-cell office:value-type="float" office:value="161">
            <text:p>161</text:p>
          </table:table-cell>
          <table:table-cell table:formula="of:=[.D1084]/[.A1084]" office:value-type="float" office:value="1.03205128205128">
            <text:p>1.0320512821</text:p>
          </table:table-cell>
          <table:table-cell office:value-type="float" office:value="176">
            <text:p>176</text:p>
          </table:table-cell>
          <table:table-cell table:formula="of:=[.F1084]/[.A1084]" office:value-type="float" office:value="1.12820512820513">
            <text:p>1.1282051282</text:p>
          </table:table-cell>
          <table:table-cell office:value-type="float" office:value="156">
            <text:p>156</text:p>
          </table:table-cell>
          <table:table-cell table:formula="of:=[.H1084]/[.A1084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 table:formula="of:=[.B1085]/[.A1085]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D1085]/[.A1085]" office:value-type="float" office:value="1.22222222222222">
            <text:p>1.2222222222</text:p>
          </table:table-cell>
          <table:table-cell office:value-type="float" office:value="11">
            <text:p>11</text:p>
          </table:table-cell>
          <table:table-cell table:formula="of:=[.F1085]/[.A1085]" office:value-type="float" office:value="1.22222222222222">
            <text:p>1.2222222222</text:p>
          </table:table-cell>
          <table:table-cell office:value-type="float" office:value="9">
            <text:p>9</text:p>
          </table:table-cell>
          <table:table-cell table:formula="of:=[.H1085]/[.A1085]" office:value-type="float" office:value="1">
            <text:p>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table:formula="of:=[.B1086]/[.A1086]" office:value-type="float" office:value="1.01910828025478">
            <text:p>1.0191082803</text:p>
          </table:table-cell>
          <table:table-cell office:value-type="float" office:value="163">
            <text:p>163</text:p>
          </table:table-cell>
          <table:table-cell table:formula="of:=[.D1086]/[.A1086]" office:value-type="float" office:value="1.03821656050955">
            <text:p>1.0382165605</text:p>
          </table:table-cell>
          <table:table-cell office:value-type="float" office:value="174">
            <text:p>174</text:p>
          </table:table-cell>
          <table:table-cell table:formula="of:=[.F1086]/[.A1086]" office:value-type="float" office:value="1.10828025477707">
            <text:p>1.1082802548</text:p>
          </table:table-cell>
          <table:table-cell office:value-type="float" office:value="161">
            <text:p>161</text:p>
          </table:table-cell>
          <table:table-cell table:formula="of:=[.H1086]/[.A1086]" office:value-type="float" office:value="1.02547770700637">
            <text:p>1.02547770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table:formula="of:=[.B1087]/[.A1087]" office:value-type="float" office:value="1.00649350649351">
            <text:p>1.0064935065</text:p>
          </table:table-cell>
          <table:table-cell office:value-type="float" office:value="155">
            <text:p>155</text:p>
          </table:table-cell>
          <table:table-cell table:formula="of:=[.D1087]/[.A1087]" office:value-type="float" office:value="1.00649350649351">
            <text:p>1.0064935065</text:p>
          </table:table-cell>
          <table:table-cell office:value-type="float" office:value="174">
            <text:p>174</text:p>
          </table:table-cell>
          <table:table-cell table:formula="of:=[.F1087]/[.A1087]" office:value-type="float" office:value="1.12987012987013">
            <text:p>1.1298701299</text:p>
          </table:table-cell>
          <table:table-cell office:value-type="float" office:value="153">
            <text:p>153</text:p>
          </table:table-cell>
          <table:table-cell table:formula="of:=[.H1087]/[.A1087]" office:value-type="float" office:value="0.993506493506493">
            <text:p>0.993506493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table:formula="of:=[.B1088]/[.A1088]" office:value-type="float" office:value="1.08235294117647">
            <text:p>1.0823529412</text:p>
          </table:table-cell>
          <table:table-cell office:value-type="float" office:value="89">
            <text:p>89</text:p>
          </table:table-cell>
          <table:table-cell table:formula="of:=[.D1088]/[.A1088]" office:value-type="float" office:value="1.04705882352941">
            <text:p>1.0470588235</text:p>
          </table:table-cell>
          <table:table-cell office:value-type="float" office:value="100">
            <text:p>100</text:p>
          </table:table-cell>
          <table:table-cell table:formula="of:=[.F1088]/[.A1088]" office:value-type="float" office:value="1.17647058823529">
            <text:p>1.1764705882</text:p>
          </table:table-cell>
          <table:table-cell office:value-type="float" office:value="88">
            <text:p>88</text:p>
          </table:table-cell>
          <table:table-cell table:formula="of:=[.H1088]/[.A1088]" office:value-type="float" office:value="1.03529411764706">
            <text:p>1.035294117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table:formula="of:=[.B1089]/[.A1089]" office:value-type="float" office:value="1.03370786516854">
            <text:p>1.0337078652</text:p>
          </table:table-cell>
          <table:table-cell office:value-type="float" office:value="91">
            <text:p>91</text:p>
          </table:table-cell>
          <table:table-cell table:formula="of:=[.D1089]/[.A1089]" office:value-type="float" office:value="1.02247191011236">
            <text:p>1.0224719101</text:p>
          </table:table-cell>
          <table:table-cell office:value-type="float" office:value="114">
            <text:p>114</text:p>
          </table:table-cell>
          <table:table-cell table:formula="of:=[.F1089]/[.A1089]" office:value-type="float" office:value="1.28089887640449">
            <text:p>1.2808988764</text:p>
          </table:table-cell>
          <table:table-cell office:value-type="float" office:value="93">
            <text:p>93</text:p>
          </table:table-cell>
          <table:table-cell table:formula="of:=[.H1089]/[.A1089]" office:value-type="float" office:value="1.04494382022472">
            <text:p>1.044943820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formula="of:=[.B1090]/[.A1090]" office:value-type="float" office:value="1.0253164556962">
            <text:p>1.0253164557</text:p>
          </table:table-cell>
          <table:table-cell office:value-type="float" office:value="82">
            <text:p>82</text:p>
          </table:table-cell>
          <table:table-cell table:formula="of:=[.D1090]/[.A1090]" office:value-type="float" office:value="1.0379746835443">
            <text:p>1.0379746835</text:p>
          </table:table-cell>
          <table:table-cell office:value-type="float" office:value="91">
            <text:p>91</text:p>
          </table:table-cell>
          <table:table-cell table:formula="of:=[.F1090]/[.A1090]" office:value-type="float" office:value="1.15189873417722">
            <text:p>1.1518987342</text:p>
          </table:table-cell>
          <table:table-cell office:value-type="float" office:value="82">
            <text:p>82</text:p>
          </table:table-cell>
          <table:table-cell table:formula="of:=[.H1090]/[.A1090]" office:value-type="float" office:value="1.0379746835443">
            <text:p>1.037974683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table:formula="of:=[.B1091]/[.A1091]" office:value-type="float" office:value="1.00699300699301">
            <text:p>1.006993007</text:p>
          </table:table-cell>
          <table:table-cell office:value-type="float" office:value="150">
            <text:p>150</text:p>
          </table:table-cell>
          <table:table-cell table:formula="of:=[.D1091]/[.A1091]" office:value-type="float" office:value="1.04895104895105">
            <text:p>1.048951049</text:p>
          </table:table-cell>
          <table:table-cell office:value-type="float" office:value="152">
            <text:p>152</text:p>
          </table:table-cell>
          <table:table-cell table:formula="of:=[.F1091]/[.A1091]" office:value-type="float" office:value="1.06293706293706">
            <text:p>1.0629370629</text:p>
          </table:table-cell>
          <table:table-cell office:value-type="float" office:value="147">
            <text:p>147</text:p>
          </table:table-cell>
          <table:table-cell table:formula="of:=[.H1091]/[.A1091]" office:value-type="float" office:value="1.02797202797203">
            <text:p>1.027972028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table:formula="of:=[.B1092]/[.A1092]" office:value-type="float" office:value="1.00694444444444">
            <text:p>1.0069444444</text:p>
          </table:table-cell>
          <table:table-cell office:value-type="float" office:value="146">
            <text:p>146</text:p>
          </table:table-cell>
          <table:table-cell table:formula="of:=[.D1092]/[.A1092]" office:value-type="float" office:value="1.01388888888889">
            <text:p>1.0138888889</text:p>
          </table:table-cell>
          <table:table-cell office:value-type="float" office:value="150">
            <text:p>150</text:p>
          </table:table-cell>
          <table:table-cell table:formula="of:=[.F1092]/[.A1092]" office:value-type="float" office:value="1.04166666666667">
            <text:p>1.0416666667</text:p>
          </table:table-cell>
          <table:table-cell office:value-type="float" office:value="146">
            <text:p>146</text:p>
          </table:table-cell>
          <table:table-cell table:formula="of:=[.H1092]/[.A1092]" office:value-type="float" office:value="1.01388888888889">
            <text:p>1.013888888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table:formula="of:=[.B1093]/[.A1093]" office:value-type="float" office:value="1.04054054054054">
            <text:p>1.0405405405</text:p>
          </table:table-cell>
          <table:table-cell office:value-type="float" office:value="78">
            <text:p>78</text:p>
          </table:table-cell>
          <table:table-cell table:formula="of:=[.D1093]/[.A1093]" office:value-type="float" office:value="1.05405405405405">
            <text:p>1.0540540541</text:p>
          </table:table-cell>
          <table:table-cell office:value-type="float" office:value="81">
            <text:p>81</text:p>
          </table:table-cell>
          <table:table-cell table:formula="of:=[.F1093]/[.A1093]" office:value-type="float" office:value="1.09459459459459">
            <text:p>1.0945945946</text:p>
          </table:table-cell>
          <table:table-cell office:value-type="float" office:value="77">
            <text:p>77</text:p>
          </table:table-cell>
          <table:table-cell table:formula="of:=[.H1093]/[.A1093]" office:value-type="float" office:value="1.04054054054054">
            <text:p>1.040540540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table:formula="of:=[.B1094]/[.A1094]" office:value-type="float" office:value="1.00606060606061">
            <text:p>1.0060606061</text:p>
          </table:table-cell>
          <table:table-cell office:value-type="float" office:value="170">
            <text:p>170</text:p>
          </table:table-cell>
          <table:table-cell table:formula="of:=[.D1094]/[.A1094]" office:value-type="float" office:value="1.03030303030303">
            <text:p>1.0303030303</text:p>
          </table:table-cell>
          <table:table-cell office:value-type="float" office:value="188">
            <text:p>188</text:p>
          </table:table-cell>
          <table:table-cell table:formula="of:=[.F1094]/[.A1094]" office:value-type="float" office:value="1.13939393939394">
            <text:p>1.1393939394</text:p>
          </table:table-cell>
          <table:table-cell office:value-type="float" office:value="168">
            <text:p>168</text:p>
          </table:table-cell>
          <table:table-cell table:formula="of:=[.H1094]/[.A1094]" office:value-type="float" office:value="1.01818181818182">
            <text:p>1.018181818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table:formula="of:=[.B1095]/[.A1095]" office:value-type="float" office:value="1.01351351351351">
            <text:p>1.0135135135</text:p>
          </table:table-cell>
          <table:table-cell office:value-type="float" office:value="152">
            <text:p>152</text:p>
          </table:table-cell>
          <table:table-cell table:formula="of:=[.D1095]/[.A1095]" office:value-type="float" office:value="1.02702702702703">
            <text:p>1.027027027</text:p>
          </table:table-cell>
          <table:table-cell office:value-type="float" office:value="170">
            <text:p>170</text:p>
          </table:table-cell>
          <table:table-cell table:formula="of:=[.F1095]/[.A1095]" office:value-type="float" office:value="1.14864864864865">
            <text:p>1.1486486486</text:p>
          </table:table-cell>
          <table:table-cell office:value-type="float" office:value="151">
            <text:p>151</text:p>
          </table:table-cell>
          <table:table-cell table:formula="of:=[.H1095]/[.A1095]" office:value-type="float" office:value="1.02027027027027">
            <text:p>1.020270270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table:formula="of:=[.B1096]/[.A1096]" office:value-type="float" office:value="1.00746268656716">
            <text:p>1.0074626866</text:p>
          </table:table-cell>
          <table:table-cell office:value-type="float" office:value="138">
            <text:p>138</text:p>
          </table:table-cell>
          <table:table-cell table:formula="of:=[.D1096]/[.A1096]" office:value-type="float" office:value="1.02985074626866">
            <text:p>1.0298507463</text:p>
          </table:table-cell>
          <table:table-cell office:value-type="float" office:value="138">
            <text:p>138</text:p>
          </table:table-cell>
          <table:table-cell table:formula="of:=[.F1096]/[.A1096]" office:value-type="float" office:value="1.02985074626866">
            <text:p>1.0298507463</text:p>
          </table:table-cell>
          <table:table-cell office:value-type="float" office:value="135">
            <text:p>135</text:p>
          </table:table-cell>
          <table:table-cell table:formula="of:=[.H1096]/[.A1096]" office:value-type="float" office:value="1.00746268656716">
            <text:p>1.007462686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table:formula="of:=[.B1097]/[.A1097]" office:value-type="float" office:value="1.02352941176471">
            <text:p>1.0235294118</text:p>
          </table:table-cell>
          <table:table-cell office:value-type="float" office:value="87">
            <text:p>87</text:p>
          </table:table-cell>
          <table:table-cell table:formula="of:=[.D1097]/[.A1097]" office:value-type="float" office:value="1.02352941176471">
            <text:p>1.0235294118</text:p>
          </table:table-cell>
          <table:table-cell office:value-type="float" office:value="101">
            <text:p>101</text:p>
          </table:table-cell>
          <table:table-cell table:formula="of:=[.F1097]/[.A1097]" office:value-type="float" office:value="1.18823529411765">
            <text:p>1.1882352941</text:p>
          </table:table-cell>
          <table:table-cell office:value-type="float" office:value="87">
            <text:p>87</text:p>
          </table:table-cell>
          <table:table-cell table:formula="of:=[.H1097]/[.A1097]" office:value-type="float" office:value="1.02352941176471">
            <text:p>1.0235294118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42">
            <text:p>342</text:p>
          </table:table-cell>
          <table:table-cell table:formula="of:=[.B1098]/[.A1098]" office:value-type="float" office:value="1.00293255131965">
            <text:p>1.0029325513</text:p>
          </table:table-cell>
          <table:table-cell office:value-type="float" office:value="350">
            <text:p>350</text:p>
          </table:table-cell>
          <table:table-cell table:formula="of:=[.D1098]/[.A1098]" office:value-type="float" office:value="1.02639296187683">
            <text:p>1.0263929619</text:p>
          </table:table-cell>
          <table:table-cell office:value-type="float" office:value="394">
            <text:p>394</text:p>
          </table:table-cell>
          <table:table-cell table:formula="of:=[.F1098]/[.A1098]" office:value-type="float" office:value="1.15542521994135">
            <text:p>1.1554252199</text:p>
          </table:table-cell>
          <table:table-cell office:value-type="float" office:value="350">
            <text:p>350</text:p>
          </table:table-cell>
          <table:table-cell table:formula="of:=[.H1098]/[.A1098]" office:value-type="float" office:value="1.02639296187683">
            <text:p>1.026392961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table:formula="of:=[.B1099]/[.A1099]" office:value-type="float" office:value="0.952702702702703">
            <text:p>0.9527027027</text:p>
          </table:table-cell>
          <table:table-cell office:value-type="float" office:value="144">
            <text:p>144</text:p>
          </table:table-cell>
          <table:table-cell table:formula="of:=[.D1099]/[.A1099]" office:value-type="float" office:value="0.972972972972973">
            <text:p>0.972972973</text:p>
          </table:table-cell>
          <table:table-cell office:value-type="float" office:value="142">
            <text:p>142</text:p>
          </table:table-cell>
          <table:table-cell table:formula="of:=[.F1099]/[.A1099]" office:value-type="float" office:value="0.959459459459459">
            <text:p>0.9594594595</text:p>
          </table:table-cell>
          <table:table-cell office:value-type="float" office:value="142">
            <text:p>142</text:p>
          </table:table-cell>
          <table:table-cell table:formula="of:=[.H1099]/[.A1099]" office:value-type="float" office:value="0.959459459459459">
            <text:p>0.9594594595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670">
            <text:p>670</text:p>
          </table:table-cell>
          <table:table-cell table:formula="of:=[.B1100]/[.A1100]" office:value-type="float" office:value="1.00299401197605">
            <text:p>1.002994012</text:p>
          </table:table-cell>
          <table:table-cell office:value-type="float" office:value="683">
            <text:p>683</text:p>
          </table:table-cell>
          <table:table-cell table:formula="of:=[.D1100]/[.A1100]" office:value-type="float" office:value="1.02245508982036">
            <text:p>1.0224550898</text:p>
          </table:table-cell>
          <table:table-cell office:value-type="float" office:value="828">
            <text:p>828</text:p>
          </table:table-cell>
          <table:table-cell table:formula="of:=[.F1100]/[.A1100]" office:value-type="float" office:value="1.23952095808383">
            <text:p>1.2395209581</text:p>
          </table:table-cell>
          <table:table-cell office:value-type="float" office:value="673">
            <text:p>673</text:p>
          </table:table-cell>
          <table:table-cell table:formula="of:=[.H1100]/[.A1100]" office:value-type="float" office:value="1.00748502994012">
            <text:p>1.007485029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table:formula="of:=[.B1101]/[.A1101]" office:value-type="float" office:value="0.993150684931507">
            <text:p>0.9931506849</text:p>
          </table:table-cell>
          <table:table-cell office:value-type="float" office:value="147">
            <text:p>147</text:p>
          </table:table-cell>
          <table:table-cell table:formula="of:=[.D1101]/[.A1101]" office:value-type="float" office:value="1.00684931506849">
            <text:p>1.0068493151</text:p>
          </table:table-cell>
          <table:table-cell office:value-type="float" office:value="160">
            <text:p>160</text:p>
          </table:table-cell>
          <table:table-cell table:formula="of:=[.F1101]/[.A1101]" office:value-type="float" office:value="1.0958904109589">
            <text:p>1.095890411</text:p>
          </table:table-cell>
          <table:table-cell office:value-type="float" office:value="146">
            <text:p>146</text:p>
          </table:table-cell>
          <table:table-cell table:formula="of:=[.H1101]/[.A1101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371">
            <text:p>371</text:p>
          </table:table-cell>
          <table:table-cell table:formula="of:=[.B1102]/[.A1102]" office:value-type="float" office:value="1">
            <text:p>1</text:p>
          </table:table-cell>
          <table:table-cell office:value-type="float" office:value="377">
            <text:p>377</text:p>
          </table:table-cell>
          <table:table-cell table:formula="of:=[.D1102]/[.A1102]" office:value-type="float" office:value="1.01617250673854">
            <text:p>1.0161725067</text:p>
          </table:table-cell>
          <table:table-cell office:value-type="float" office:value="384">
            <text:p>384</text:p>
          </table:table-cell>
          <table:table-cell table:formula="of:=[.F1102]/[.A1102]" office:value-type="float" office:value="1.03504043126685">
            <text:p>1.0350404313</text:p>
          </table:table-cell>
          <table:table-cell office:value-type="float" office:value="377">
            <text:p>377</text:p>
          </table:table-cell>
          <table:table-cell table:formula="of:=[.H1102]/[.A1102]" office:value-type="float" office:value="1.01617250673854">
            <text:p>1.016172506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table:formula="of:=[.B1103]/[.A1103]" office:value-type="float" office:value="1.00699300699301">
            <text:p>1.006993007</text:p>
          </table:table-cell>
          <table:table-cell office:value-type="float" office:value="148">
            <text:p>148</text:p>
          </table:table-cell>
          <table:table-cell table:formula="of:=[.D1103]/[.A1103]" office:value-type="float" office:value="1.03496503496504">
            <text:p>1.034965035</text:p>
          </table:table-cell>
          <table:table-cell office:value-type="float" office:value="163">
            <text:p>163</text:p>
          </table:table-cell>
          <table:table-cell table:formula="of:=[.F1103]/[.A1103]" office:value-type="float" office:value="1.13986013986014">
            <text:p>1.1398601399</text:p>
          </table:table-cell>
          <table:table-cell office:value-type="float" office:value="145">
            <text:p>145</text:p>
          </table:table-cell>
          <table:table-cell table:formula="of:=[.H1103]/[.A1103]" office:value-type="float" office:value="1.01398601398601">
            <text:p>1.01398601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table:formula="of:=[.B1104]/[.A1104]" office:value-type="float" office:value="1.01428571428571">
            <text:p>1.0142857143</text:p>
          </table:table-cell>
          <table:table-cell office:value-type="float" office:value="143">
            <text:p>143</text:p>
          </table:table-cell>
          <table:table-cell table:formula="of:=[.D1104]/[.A1104]" office:value-type="float" office:value="1.02142857142857">
            <text:p>1.0214285714</text:p>
          </table:table-cell>
          <table:table-cell office:value-type="float" office:value="148">
            <text:p>148</text:p>
          </table:table-cell>
          <table:table-cell table:formula="of:=[.F1104]/[.A1104]" office:value-type="float" office:value="1.05714285714286">
            <text:p>1.0571428571</text:p>
          </table:table-cell>
          <table:table-cell office:value-type="float" office:value="144">
            <text:p>144</text:p>
          </table:table-cell>
          <table:table-cell table:formula="of:=[.H1104]/[.A1104]" office:value-type="float" office:value="1.02857142857143">
            <text:p>1.028571428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table:formula="of:=[.B1105]/[.A1105]" office:value-type="float" office:value="1.02272727272727">
            <text:p>1.0227272727</text:p>
          </table:table-cell>
          <table:table-cell office:value-type="float" office:value="90">
            <text:p>90</text:p>
          </table:table-cell>
          <table:table-cell table:formula="of:=[.D1105]/[.A1105]" office:value-type="float" office:value="1.02272727272727">
            <text:p>1.0227272727</text:p>
          </table:table-cell>
          <table:table-cell office:value-type="float" office:value="103">
            <text:p>103</text:p>
          </table:table-cell>
          <table:table-cell table:formula="of:=[.F1105]/[.A1105]" office:value-type="float" office:value="1.17045454545455">
            <text:p>1.1704545455</text:p>
          </table:table-cell>
          <table:table-cell office:value-type="float" office:value="91">
            <text:p>91</text:p>
          </table:table-cell>
          <table:table-cell table:formula="of:=[.H1105]/[.A1105]" office:value-type="float" office:value="1.03409090909091">
            <text:p>1.034090909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table:formula="of:=[.B1106]/[.A1106]" office:value-type="float" office:value="1.02013422818792">
            <text:p>1.0201342282</text:p>
          </table:table-cell>
          <table:table-cell office:value-type="float" office:value="152">
            <text:p>152</text:p>
          </table:table-cell>
          <table:table-cell table:formula="of:=[.D1106]/[.A1106]" office:value-type="float" office:value="1.02013422818792">
            <text:p>1.0201342282</text:p>
          </table:table-cell>
          <table:table-cell office:value-type="float" office:value="162">
            <text:p>162</text:p>
          </table:table-cell>
          <table:table-cell table:formula="of:=[.F1106]/[.A1106]" office:value-type="float" office:value="1.08724832214765">
            <text:p>1.0872483221</text:p>
          </table:table-cell>
          <table:table-cell office:value-type="float" office:value="151">
            <text:p>151</text:p>
          </table:table-cell>
          <table:table-cell table:formula="of:=[.H1106]/[.A1106]" office:value-type="float" office:value="1.01342281879195">
            <text:p>1.013422818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formula="of:=[.B1107]/[.A1107]" office:value-type="float" office:value="1.00704225352113">
            <text:p>1.0070422535</text:p>
          </table:table-cell>
          <table:table-cell office:value-type="float" office:value="141">
            <text:p>141</text:p>
          </table:table-cell>
          <table:table-cell table:formula="of:=[.D1107]/[.A1107]" office:value-type="float" office:value="0.992957746478873">
            <text:p>0.9929577465</text:p>
          </table:table-cell>
          <table:table-cell office:value-type="float" office:value="143">
            <text:p>143</text:p>
          </table:table-cell>
          <table:table-cell table:formula="of:=[.F1107]/[.A1107]" office:value-type="float" office:value="1.00704225352113">
            <text:p>1.0070422535</text:p>
          </table:table-cell>
          <table:table-cell office:value-type="float" office:value="142">
            <text:p>142</text:p>
          </table:table-cell>
          <table:table-cell table:formula="of:=[.H1107]/[.A1107]" office:value-type="float" office:value="1">
            <text:p>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table:formula="of:=[.B1108]/[.A1108]" office:value-type="float" office:value="1.01470588235294">
            <text:p>1.0147058824</text:p>
          </table:table-cell>
          <table:table-cell office:value-type="float" office:value="140">
            <text:p>140</text:p>
          </table:table-cell>
          <table:table-cell table:formula="of:=[.D1108]/[.A1108]" office:value-type="float" office:value="1.02941176470588">
            <text:p>1.0294117647</text:p>
          </table:table-cell>
          <table:table-cell office:value-type="float" office:value="143">
            <text:p>143</text:p>
          </table:table-cell>
          <table:table-cell table:formula="of:=[.F1108]/[.A1108]" office:value-type="float" office:value="1.05147058823529">
            <text:p>1.0514705882</text:p>
          </table:table-cell>
          <table:table-cell office:value-type="float" office:value="142">
            <text:p>142</text:p>
          </table:table-cell>
          <table:table-cell table:formula="of:=[.H1108]/[.A1108]" office:value-type="float" office:value="1.04411764705882">
            <text:p>1.044117647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formula="of:=[.B1109]/[.A1109]" office:value-type="float" office:value="1.01234567901235">
            <text:p>1.012345679</text:p>
          </table:table-cell>
          <table:table-cell office:value-type="float" office:value="84">
            <text:p>84</text:p>
          </table:table-cell>
          <table:table-cell table:formula="of:=[.D1109]/[.A1109]" office:value-type="float" office:value="1.03703703703704">
            <text:p>1.037037037</text:p>
          </table:table-cell>
          <table:table-cell office:value-type="float" office:value="93">
            <text:p>93</text:p>
          </table:table-cell>
          <table:table-cell table:formula="of:=[.F1109]/[.A1109]" office:value-type="float" office:value="1.14814814814815">
            <text:p>1.1481481481</text:p>
          </table:table-cell>
          <table:table-cell office:value-type="float" office:value="86">
            <text:p>86</text:p>
          </table:table-cell>
          <table:table-cell table:formula="of:=[.H1109]/[.A1109]" office:value-type="float" office:value="1.06172839506173">
            <text:p>1.0617283951</text:p>
          </table:table-cell>
        </table:table-row>
        <table:table-row table:style-name="ro1">
          <table:table-cell table:number-columns-repeated="2" office:value-type="float" office:value="150">
            <text:p>150</text:p>
          </table:table-cell>
          <table:table-cell table:formula="of:=[.B1110]/[.A1110]" office:value-type="float" office:value="1">
            <text:p>1</text:p>
          </table:table-cell>
          <table:table-cell office:value-type="float" office:value="149">
            <text:p>149</text:p>
          </table:table-cell>
          <table:table-cell table:formula="of:=[.D1110]/[.A1110]" office:value-type="float" office:value="0.993333333333333">
            <text:p>0.9933333333</text:p>
          </table:table-cell>
          <table:table-cell office:value-type="float" office:value="158">
            <text:p>158</text:p>
          </table:table-cell>
          <table:table-cell table:formula="of:=[.F1110]/[.A1110]" office:value-type="float" office:value="1.05333333333333">
            <text:p>1.0533333333</text:p>
          </table:table-cell>
          <table:table-cell office:value-type="float" office:value="151">
            <text:p>151</text:p>
          </table:table-cell>
          <table:table-cell table:formula="of:=[.H1110]/[.A1110]" office:value-type="float" office:value="1.00666666666667">
            <text:p>1.006666666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table:formula="of:=[.B1111]/[.A1111]" office:value-type="float" office:value="1.04">
            <text:p>1.04</text:p>
          </table:table-cell>
          <table:table-cell office:value-type="float" office:value="78">
            <text:p>78</text:p>
          </table:table-cell>
          <table:table-cell table:formula="of:=[.D1111]/[.A1111]" office:value-type="float" office:value="1.04">
            <text:p>1.04</text:p>
          </table:table-cell>
          <table:table-cell office:value-type="float" office:value="85">
            <text:p>85</text:p>
          </table:table-cell>
          <table:table-cell table:formula="of:=[.F1111]/[.A1111]" office:value-type="float" office:value="1.13333333333333">
            <text:p>1.1333333333</text:p>
          </table:table-cell>
          <table:table-cell office:value-type="float" office:value="79">
            <text:p>79</text:p>
          </table:table-cell>
          <table:table-cell table:formula="of:=[.H1111]/[.A1111]" office:value-type="float" office:value="1.05333333333333">
            <text:p>1.0533333333</text:p>
          </table:table-cell>
        </table:table-row>
        <table:table-row table:style-name="ro1">
          <table:table-cell table:number-columns-repeated="2" office:value-type="float" office:value="72">
            <text:p>72</text:p>
          </table:table-cell>
          <table:table-cell table:formula="of:=[.B1112]/[.A1112]" office:value-type="float" office:value="1">
            <text:p>1</text:p>
          </table:table-cell>
          <table:table-cell office:value-type="float" office:value="74">
            <text:p>74</text:p>
          </table:table-cell>
          <table:table-cell table:formula="of:=[.D1112]/[.A1112]" office:value-type="float" office:value="1.02777777777778">
            <text:p>1.0277777778</text:p>
          </table:table-cell>
          <table:table-cell office:value-type="float" office:value="77">
            <text:p>77</text:p>
          </table:table-cell>
          <table:table-cell table:formula="of:=[.F1112]/[.A1112]" office:value-type="float" office:value="1.06944444444444">
            <text:p>1.0694444444</text:p>
          </table:table-cell>
          <table:table-cell office:value-type="float" office:value="72">
            <text:p>72</text:p>
          </table:table-cell>
          <table:table-cell table:formula="of:=[.H1112]/[.A1112]" office:value-type="float" office:value="1">
            <text:p>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table:formula="of:=[.B1113]/[.A1113]" office:value-type="float" office:value="1.0253164556962">
            <text:p>1.0253164557</text:p>
          </table:table-cell>
          <table:table-cell office:value-type="float" office:value="82">
            <text:p>82</text:p>
          </table:table-cell>
          <table:table-cell table:formula="of:=[.D1113]/[.A1113]" office:value-type="float" office:value="1.0379746835443">
            <text:p>1.0379746835</text:p>
          </table:table-cell>
          <table:table-cell office:value-type="float" office:value="87">
            <text:p>87</text:p>
          </table:table-cell>
          <table:table-cell table:formula="of:=[.F1113]/[.A1113]" office:value-type="float" office:value="1.10126582278481">
            <text:p>1.1012658228</text:p>
          </table:table-cell>
          <table:table-cell office:value-type="float" office:value="83">
            <text:p>83</text:p>
          </table:table-cell>
          <table:table-cell table:formula="of:=[.H1113]/[.A1113]" office:value-type="float" office:value="1.05063291139241">
            <text:p>1.0506329114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918">
            <text:p>918</text:p>
          </table:table-cell>
          <table:table-cell table:formula="of:=[.B1114]/[.A1114]" office:value-type="float" office:value="1.00768386388584">
            <text:p>1.0076838639</text:p>
          </table:table-cell>
          <table:table-cell office:value-type="float" office:value="920">
            <text:p>920</text:p>
          </table:table-cell>
          <table:table-cell table:formula="of:=[.D1114]/[.A1114]" office:value-type="float" office:value="1.00987925356751">
            <text:p>1.0098792536</text:p>
          </table:table-cell>
          <table:table-cell office:value-type="float" office:value="994">
            <text:p>994</text:p>
          </table:table-cell>
          <table:table-cell table:formula="of:=[.F1114]/[.A1114]" office:value-type="float" office:value="1.09110867178924">
            <text:p>1.0911086718</text:p>
          </table:table-cell>
          <table:table-cell office:value-type="float" office:value="936">
            <text:p>936</text:p>
          </table:table-cell>
          <table:table-cell table:formula="of:=[.H1114]/[.A1114]" office:value-type="float" office:value="1.02744237102086">
            <text:p>1.027442371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908">
            <text:p>908</text:p>
          </table:table-cell>
          <table:table-cell table:formula="of:=[.B1115]/[.A1115]" office:value-type="float" office:value="1.01001112347052">
            <text:p>1.0100111235</text:p>
          </table:table-cell>
          <table:table-cell office:value-type="float" office:value="920">
            <text:p>920</text:p>
          </table:table-cell>
          <table:table-cell table:formula="of:=[.D1115]/[.A1115]" office:value-type="float" office:value="1.02335928809789">
            <text:p>1.0233592881</text:p>
          </table:table-cell>
          <table:table-cell office:value-type="float" office:value="839">
            <text:p>839</text:p>
          </table:table-cell>
          <table:table-cell table:formula="of:=[.F1115]/[.A1115]" office:value-type="float" office:value="0.933259176863181">
            <text:p>0.9332591769</text:p>
          </table:table-cell>
          <table:table-cell office:value-type="float" office:value="912">
            <text:p>912</text:p>
          </table:table-cell>
          <table:table-cell table:formula="of:=[.H1115]/[.A1115]" office:value-type="float" office:value="1.01446051167964">
            <text:p>1.0144605117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512">
            <text:p>512</text:p>
          </table:table-cell>
          <table:table-cell table:formula="of:=[.B1116]/[.A1116]" office:value-type="float" office:value="1.00787401574803">
            <text:p>1.0078740157</text:p>
          </table:table-cell>
          <table:table-cell office:value-type="float" office:value="512">
            <text:p>512</text:p>
          </table:table-cell>
          <table:table-cell table:formula="of:=[.D1116]/[.A1116]" office:value-type="float" office:value="1.00787401574803">
            <text:p>1.0078740157</text:p>
          </table:table-cell>
          <table:table-cell office:value-type="float" office:value="596">
            <text:p>596</text:p>
          </table:table-cell>
          <table:table-cell table:formula="of:=[.F1116]/[.A1116]" office:value-type="float" office:value="1.17322834645669">
            <text:p>1.1732283465</text:p>
          </table:table-cell>
          <table:table-cell office:value-type="float" office:value="518">
            <text:p>518</text:p>
          </table:table-cell>
          <table:table-cell table:formula="of:=[.H1116]/[.A1116]" office:value-type="float" office:value="1.01968503937008">
            <text:p>1.019685039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table:formula="of:=[.B1117]/[.A1117]" office:value-type="float" office:value="1.00719424460432">
            <text:p>1.0071942446</text:p>
          </table:table-cell>
          <table:table-cell office:value-type="float" office:value="145">
            <text:p>145</text:p>
          </table:table-cell>
          <table:table-cell table:formula="of:=[.D1117]/[.A1117]" office:value-type="float" office:value="1.0431654676259">
            <text:p>1.0431654676</text:p>
          </table:table-cell>
          <table:table-cell office:value-type="float" office:value="142">
            <text:p>142</text:p>
          </table:table-cell>
          <table:table-cell table:formula="of:=[.F1117]/[.A1117]" office:value-type="float" office:value="1.02158273381295">
            <text:p>1.0215827338</text:p>
          </table:table-cell>
          <table:table-cell office:value-type="float" office:value="141">
            <text:p>141</text:p>
          </table:table-cell>
          <table:table-cell table:formula="of:=[.H1117]/[.A1117]" office:value-type="float" office:value="1.01438848920863">
            <text:p>1.014388489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1">
            <text:p>91</text:p>
          </table:table-cell>
          <table:table-cell table:formula="of:=[.B1118]/[.A1118]" office:value-type="float" office:value="1.03409090909091">
            <text:p>1.0340909091</text:p>
          </table:table-cell>
          <table:table-cell office:value-type="float" office:value="87">
            <text:p>87</text:p>
          </table:table-cell>
          <table:table-cell table:formula="of:=[.D1118]/[.A1118]" office:value-type="float" office:value="0.988636363636364">
            <text:p>0.9886363636</text:p>
          </table:table-cell>
          <table:table-cell office:value-type="float" office:value="97">
            <text:p>97</text:p>
          </table:table-cell>
          <table:table-cell table:formula="of:=[.F1118]/[.A1118]" office:value-type="float" office:value="1.10227272727273">
            <text:p>1.1022727273</text:p>
          </table:table-cell>
          <table:table-cell office:value-type="float" office:value="88">
            <text:p>88</text:p>
          </table:table-cell>
          <table:table-cell table:formula="of:=[.H1118]/[.A1118]" office:value-type="float" office:value="1">
            <text:p>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table:formula="of:=[.B1119]/[.A1119]" office:value-type="float" office:value="0.975903614457831">
            <text:p>0.9759036145</text:p>
          </table:table-cell>
          <table:table-cell office:value-type="float" office:value="86">
            <text:p>86</text:p>
          </table:table-cell>
          <table:table-cell table:formula="of:=[.D1119]/[.A1119]" office:value-type="float" office:value="1.03614457831325">
            <text:p>1.0361445783</text:p>
          </table:table-cell>
          <table:table-cell office:value-type="float" office:value="94">
            <text:p>94</text:p>
          </table:table-cell>
          <table:table-cell table:formula="of:=[.F1119]/[.A1119]" office:value-type="float" office:value="1.13253012048193">
            <text:p>1.1325301205</text:p>
          </table:table-cell>
          <table:table-cell office:value-type="float" office:value="83">
            <text:p>83</text:p>
          </table:table-cell>
          <table:table-cell table:formula="of:=[.H1119]/[.A1119]"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table:formula="of:=[.B1120]/[.A1120]" office:value-type="float" office:value="0.975308641975309">
            <text:p>0.975308642</text:p>
          </table:table-cell>
          <table:table-cell office:value-type="float" office:value="82">
            <text:p>82</text:p>
          </table:table-cell>
          <table:table-cell table:formula="of:=[.D1120]/[.A1120]" office:value-type="float" office:value="1.01234567901235">
            <text:p>1.012345679</text:p>
          </table:table-cell>
          <table:table-cell office:value-type="float" office:value="86">
            <text:p>86</text:p>
          </table:table-cell>
          <table:table-cell table:formula="of:=[.F1120]/[.A1120]" office:value-type="float" office:value="1.06172839506173">
            <text:p>1.0617283951</text:p>
          </table:table-cell>
          <table:table-cell office:value-type="float" office:value="81">
            <text:p>81</text:p>
          </table:table-cell>
          <table:table-cell table:formula="of:=[.H1120]/[.A1120]" office:value-type="float" office:value="1">
            <text:p>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table:formula="of:=[.B1121]/[.A1121]" office:value-type="float" office:value="1.01369863013699">
            <text:p>1.0136986301</text:p>
          </table:table-cell>
          <table:table-cell office:value-type="float" office:value="150">
            <text:p>150</text:p>
          </table:table-cell>
          <table:table-cell table:formula="of:=[.D1121]/[.A1121]" office:value-type="float" office:value="1.02739726027397">
            <text:p>1.0273972603</text:p>
          </table:table-cell>
          <table:table-cell office:value-type="float" office:value="152">
            <text:p>152</text:p>
          </table:table-cell>
          <table:table-cell table:formula="of:=[.F1121]/[.A1121]" office:value-type="float" office:value="1.04109589041096">
            <text:p>1.0410958904</text:p>
          </table:table-cell>
          <table:table-cell office:value-type="float" office:value="149">
            <text:p>149</text:p>
          </table:table-cell>
          <table:table-cell table:formula="of:=[.H1121]/[.A1121]" office:value-type="float" office:value="1.02054794520548">
            <text:p>1.020547945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formula="of:=[.B1122]/[.A1122]" office:value-type="float" office:value="1.00724637681159">
            <text:p>1.0072463768</text:p>
          </table:table-cell>
          <table:table-cell office:value-type="float" office:value="141">
            <text:p>141</text:p>
          </table:table-cell>
          <table:table-cell table:formula="of:=[.D1122]/[.A1122]" office:value-type="float" office:value="1.02173913043478">
            <text:p>1.0217391304</text:p>
          </table:table-cell>
          <table:table-cell office:value-type="float" office:value="142">
            <text:p>142</text:p>
          </table:table-cell>
          <table:table-cell table:formula="of:=[.F1122]/[.A1122]" office:value-type="float" office:value="1.02898550724638">
            <text:p>1.0289855072</text:p>
          </table:table-cell>
          <table:table-cell office:value-type="float" office:value="138">
            <text:p>138</text:p>
          </table:table-cell>
          <table:table-cell table:formula="of:=[.H1122]/[.A1122]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table:formula="of:=[.B1123]/[.A1123]" office:value-type="float" office:value="1.01315789473684">
            <text:p>1.0131578947</text:p>
          </table:table-cell>
          <table:table-cell office:value-type="float" office:value="80">
            <text:p>80</text:p>
          </table:table-cell>
          <table:table-cell table:formula="of:=[.D1123]/[.A1123]" office:value-type="float" office:value="1.05263157894737">
            <text:p>1.0526315789</text:p>
          </table:table-cell>
          <table:table-cell office:value-type="float" office:value="80">
            <text:p>80</text:p>
          </table:table-cell>
          <table:table-cell table:formula="of:=[.F1123]/[.A1123]" office:value-type="float" office:value="1.05263157894737">
            <text:p>1.0526315789</text:p>
          </table:table-cell>
          <table:table-cell office:value-type="float" office:value="77">
            <text:p>77</text:p>
          </table:table-cell>
          <table:table-cell table:formula="of:=[.H1123]/[.A1123]" office:value-type="float" office:value="1.01315789473684">
            <text:p>1.013157894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table:formula="of:=[.B1124]/[.A1124]" office:value-type="float" office:value="1.01418439716312">
            <text:p>1.0141843972</text:p>
          </table:table-cell>
          <table:table-cell office:value-type="float" office:value="145">
            <text:p>145</text:p>
          </table:table-cell>
          <table:table-cell table:formula="of:=[.D1124]/[.A1124]" office:value-type="float" office:value="1.02836879432624">
            <text:p>1.0283687943</text:p>
          </table:table-cell>
          <table:table-cell office:value-type="float" office:value="148">
            <text:p>148</text:p>
          </table:table-cell>
          <table:table-cell table:formula="of:=[.F1124]/[.A1124]" office:value-type="float" office:value="1.04964539007092">
            <text:p>1.0496453901</text:p>
          </table:table-cell>
          <table:table-cell office:value-type="float" office:value="142">
            <text:p>142</text:p>
          </table:table-cell>
          <table:table-cell table:formula="of:=[.H1124]/[.A1124]" office:value-type="float" office:value="1.00709219858156">
            <text:p>1.007092198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table:formula="of:=[.B1125]/[.A1125]" office:value-type="float" office:value="1.01428571428571">
            <text:p>1.0142857143</text:p>
          </table:table-cell>
          <table:table-cell office:value-type="float" office:value="145">
            <text:p>145</text:p>
          </table:table-cell>
          <table:table-cell table:formula="of:=[.D1125]/[.A1125]" office:value-type="float" office:value="1.03571428571429">
            <text:p>1.0357142857</text:p>
          </table:table-cell>
          <table:table-cell office:value-type="float" office:value="152">
            <text:p>152</text:p>
          </table:table-cell>
          <table:table-cell table:formula="of:=[.F1125]/[.A1125]" office:value-type="float" office:value="1.08571428571429">
            <text:p>1.0857142857</text:p>
          </table:table-cell>
          <table:table-cell office:value-type="float" office:value="142">
            <text:p>142</text:p>
          </table:table-cell>
          <table:table-cell table:formula="of:=[.H1125]/[.A1125]" office:value-type="float" office:value="1.01428571428571">
            <text:p>1.0142857143</text:p>
          </table:table-cell>
        </table:table-row>
        <table:table-row table:style-name="ro1">
          <table:table-cell table:number-columns-repeated="2" office:value-type="float" office:value="140">
            <text:p>140</text:p>
          </table:table-cell>
          <table:table-cell table:formula="of:=[.B1126]/[.A1126]" office:value-type="float" office:value="1">
            <text:p>1</text:p>
          </table:table-cell>
          <table:table-cell office:value-type="float" office:value="141">
            <text:p>141</text:p>
          </table:table-cell>
          <table:table-cell table:formula="of:=[.D1126]/[.A1126]" office:value-type="float" office:value="1.00714285714286">
            <text:p>1.0071428571</text:p>
          </table:table-cell>
          <table:table-cell office:value-type="float" office:value="143">
            <text:p>143</text:p>
          </table:table-cell>
          <table:table-cell table:formula="of:=[.F1126]/[.A1126]" office:value-type="float" office:value="1.02142857142857">
            <text:p>1.0214285714</text:p>
          </table:table-cell>
          <table:table-cell office:value-type="float" office:value="140">
            <text:p>140</text:p>
          </table:table-cell>
          <table:table-cell table:formula="of:=[.H1126]/[.A1126]" office:value-type="float" office:value="1">
            <text:p>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table:formula="of:=[.B1127]/[.A1127]" office:value-type="float" office:value="1.00671140939597">
            <text:p>1.0067114094</text:p>
          </table:table-cell>
          <table:table-cell office:value-type="float" office:value="151">
            <text:p>151</text:p>
          </table:table-cell>
          <table:table-cell table:formula="of:=[.D1127]/[.A1127]" office:value-type="float" office:value="1.01342281879195">
            <text:p>1.0134228188</text:p>
          </table:table-cell>
          <table:table-cell office:value-type="float" office:value="160">
            <text:p>160</text:p>
          </table:table-cell>
          <table:table-cell table:formula="of:=[.F1127]/[.A1127]" office:value-type="float" office:value="1.0738255033557">
            <text:p>1.0738255034</text:p>
          </table:table-cell>
          <table:table-cell office:value-type="float" office:value="149">
            <text:p>149</text:p>
          </table:table-cell>
          <table:table-cell table:formula="of:=[.H1127]/[.A1127]" office:value-type="float" office:value="1">
            <text:p>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  <table:table-cell table:formula="of:=[.B1128]/[.A1128]" office:value-type="float" office:value="1.02189781021898">
            <text:p>1.0218978102</text:p>
          </table:table-cell>
          <table:table-cell office:value-type="float" office:value="138">
            <text:p>138</text:p>
          </table:table-cell>
          <table:table-cell table:formula="of:=[.D1128]/[.A1128]" office:value-type="float" office:value="1.00729927007299">
            <text:p>1.0072992701</text:p>
          </table:table-cell>
          <table:table-cell office:value-type="float" office:value="142">
            <text:p>142</text:p>
          </table:table-cell>
          <table:table-cell table:formula="of:=[.F1128]/[.A1128]" office:value-type="float" office:value="1.03649635036496">
            <text:p>1.0364963504</text:p>
          </table:table-cell>
          <table:table-cell office:value-type="float" office:value="140">
            <text:p>140</text:p>
          </table:table-cell>
          <table:table-cell table:formula="of:=[.H1128]/[.A1128]" office:value-type="float" office:value="1.02189781021898">
            <text:p>1.021897810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table:formula="of:=[.B1129]/[.A1129]" office:value-type="float" office:value="1.00699300699301">
            <text:p>1.006993007</text:p>
          </table:table-cell>
          <table:table-cell office:value-type="float" office:value="145">
            <text:p>145</text:p>
          </table:table-cell>
          <table:table-cell table:formula="of:=[.D1129]/[.A1129]" office:value-type="float" office:value="1.01398601398601">
            <text:p>1.013986014</text:p>
          </table:table-cell>
          <table:table-cell office:value-type="float" office:value="151">
            <text:p>151</text:p>
          </table:table-cell>
          <table:table-cell table:formula="of:=[.F1129]/[.A1129]" office:value-type="float" office:value="1.05594405594406">
            <text:p>1.0559440559</text:p>
          </table:table-cell>
          <table:table-cell office:value-type="float" office:value="144">
            <text:p>144</text:p>
          </table:table-cell>
          <table:table-cell table:formula="of:=[.H1129]/[.A1129]" office:value-type="float" office:value="1.00699300699301">
            <text:p>1.00699300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0">
            <text:p>140</text:p>
          </table:table-cell>
          <table:table-cell table:formula="of:=[.B1130]/[.A1130]" office:value-type="float" office:value="1.01449275362319">
            <text:p>1.0144927536</text:p>
          </table:table-cell>
          <table:table-cell office:value-type="float" office:value="141">
            <text:p>141</text:p>
          </table:table-cell>
          <table:table-cell table:formula="of:=[.D1130]/[.A1130]" office:value-type="float" office:value="1.02173913043478">
            <text:p>1.0217391304</text:p>
          </table:table-cell>
          <table:table-cell office:value-type="float" office:value="145">
            <text:p>145</text:p>
          </table:table-cell>
          <table:table-cell table:formula="of:=[.F1130]/[.A1130]" office:value-type="float" office:value="1.05072463768116">
            <text:p>1.0507246377</text:p>
          </table:table-cell>
          <table:table-cell office:value-type="float" office:value="140">
            <text:p>140</text:p>
          </table:table-cell>
          <table:table-cell table:formula="of:=[.H1130]/[.A1130]" office:value-type="float" office:value="1.01449275362319">
            <text:p>1.014492753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  <table:table-cell table:formula="of:=[.B1131]/[.A1131]" office:value-type="float" office:value="1.02173913043478">
            <text:p>1.0217391304</text:p>
          </table:table-cell>
          <table:table-cell office:value-type="float" office:value="142">
            <text:p>142</text:p>
          </table:table-cell>
          <table:table-cell table:formula="of:=[.D1131]/[.A1131]" office:value-type="float" office:value="1.02898550724638">
            <text:p>1.0289855072</text:p>
          </table:table-cell>
          <table:table-cell office:value-type="float" office:value="144">
            <text:p>144</text:p>
          </table:table-cell>
          <table:table-cell table:formula="of:=[.F1131]/[.A1131]" office:value-type="float" office:value="1.04347826086957">
            <text:p>1.0434782609</text:p>
          </table:table-cell>
          <table:table-cell office:value-type="float" office:value="138">
            <text:p>138</text:p>
          </table:table-cell>
          <table:table-cell table:formula="of:=[.H1131]/[.A1131]" office:value-type="float" office:value="1">
            <text:p>1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formula="of:=[.B1132]/[.A1132]" office:value-type="float" office:value="0.986111111111111">
            <text:p>0.9861111111</text:p>
          </table:table-cell>
          <table:table-cell office:value-type="float" office:value="147">
            <text:p>147</text:p>
          </table:table-cell>
          <table:table-cell table:formula="of:=[.D1132]/[.A1132]" office:value-type="float" office:value="1.02083333333333">
            <text:p>1.0208333333</text:p>
          </table:table-cell>
          <table:table-cell office:value-type="float" office:value="154">
            <text:p>154</text:p>
          </table:table-cell>
          <table:table-cell table:formula="of:=[.F1132]/[.A1132]" office:value-type="float" office:value="1.06944444444444">
            <text:p>1.0694444444</text:p>
          </table:table-cell>
          <table:table-cell office:value-type="float" office:value="144">
            <text:p>144</text:p>
          </table:table-cell>
          <table:table-cell table:formula="of:=[.H1132]/[.A1132]" office:value-type="float" office:value="1">
            <text:p>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table:formula="of:=[.B1133]/[.A1133]" office:value-type="float" office:value="1.02631578947368">
            <text:p>1.0263157895</text:p>
          </table:table-cell>
          <table:table-cell office:value-type="float" office:value="80">
            <text:p>80</text:p>
          </table:table-cell>
          <table:table-cell table:formula="of:=[.D1133]/[.A1133]" office:value-type="float" office:value="1.05263157894737">
            <text:p>1.0526315789</text:p>
          </table:table-cell>
          <table:table-cell office:value-type="float" office:value="89">
            <text:p>89</text:p>
          </table:table-cell>
          <table:table-cell table:formula="of:=[.F1133]/[.A1133]" office:value-type="float" office:value="1.17105263157895">
            <text:p>1.1710526316</text:p>
          </table:table-cell>
          <table:table-cell office:value-type="float" office:value="79">
            <text:p>79</text:p>
          </table:table-cell>
          <table:table-cell table:formula="of:=[.H1133]/[.A1133]" office:value-type="float" office:value="1.03947368421053">
            <text:p>1.0394736842</text:p>
          </table:table-cell>
        </table:table-row>
        <table:table-row table:style-name="ro1">
          <table:table-cell table:number-columns-repeated="2" office:value-type="float" office:value="78">
            <text:p>78</text:p>
          </table:table-cell>
          <table:table-cell table:formula="of:=[.B1134]/[.A1134]" office:value-type="float" office:value="1">
            <text:p>1</text:p>
          </table:table-cell>
          <table:table-cell office:value-type="float" office:value="79">
            <text:p>79</text:p>
          </table:table-cell>
          <table:table-cell table:formula="of:=[.D1134]/[.A1134]" office:value-type="float" office:value="1.01282051282051">
            <text:p>1.0128205128</text:p>
          </table:table-cell>
          <table:table-cell office:value-type="float" office:value="85">
            <text:p>85</text:p>
          </table:table-cell>
          <table:table-cell table:formula="of:=[.F1134]/[.A1134]" office:value-type="float" office:value="1.08974358974359">
            <text:p>1.0897435897</text:p>
          </table:table-cell>
          <table:table-cell office:value-type="float" office:value="78">
            <text:p>78</text:p>
          </table:table-cell>
          <table:table-cell table:formula="of:=[.H1134]/[.A1134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39">
            <text:p>139</text:p>
          </table:table-cell>
          <table:table-cell table:formula="of:=[.B1135]/[.A1135]" office:value-type="float" office:value="1">
            <text:p>1</text:p>
          </table:table-cell>
          <table:table-cell office:value-type="float" office:value="143">
            <text:p>143</text:p>
          </table:table-cell>
          <table:table-cell table:formula="of:=[.D1135]/[.A1135]" office:value-type="float" office:value="1.02877697841727">
            <text:p>1.0287769784</text:p>
          </table:table-cell>
          <table:table-cell office:value-type="float" office:value="146">
            <text:p>146</text:p>
          </table:table-cell>
          <table:table-cell table:formula="of:=[.F1135]/[.A1135]" office:value-type="float" office:value="1.05035971223022">
            <text:p>1.0503597122</text:p>
          </table:table-cell>
          <table:table-cell office:value-type="float" office:value="139">
            <text:p>139</text:p>
          </table:table-cell>
          <table:table-cell table:formula="of:=[.H1135]/[.A1135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37">
            <text:p>137</text:p>
          </table:table-cell>
          <table:table-cell table:formula="of:=[.B1136]/[.A1136]"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[.D1136]/[.A1136]" office:value-type="float" office:value="1.01459854014599">
            <text:p>1.0145985401</text:p>
          </table:table-cell>
          <table:table-cell office:value-type="float" office:value="142">
            <text:p>142</text:p>
          </table:table-cell>
          <table:table-cell table:formula="of:=[.F1136]/[.A1136]" office:value-type="float" office:value="1.03649635036496">
            <text:p>1.0364963504</text:p>
          </table:table-cell>
          <table:table-cell office:value-type="float" office:value="140">
            <text:p>140</text:p>
          </table:table-cell>
          <table:table-cell table:formula="of:=[.H1136]/[.A1136]" office:value-type="float" office:value="1.02189781021898">
            <text:p>1.021897810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table:formula="of:=[.B1137]/[.A1137]" office:value-type="float" office:value="1.00735294117647">
            <text:p>1.0073529412</text:p>
          </table:table-cell>
          <table:table-cell office:value-type="float" office:value="139">
            <text:p>139</text:p>
          </table:table-cell>
          <table:table-cell table:formula="of:=[.D1137]/[.A1137]" office:value-type="float" office:value="1.02205882352941">
            <text:p>1.0220588235</text:p>
          </table:table-cell>
          <table:table-cell office:value-type="float" office:value="143">
            <text:p>143</text:p>
          </table:table-cell>
          <table:table-cell table:formula="of:=[.F1137]/[.A1137]" office:value-type="float" office:value="1.05147058823529">
            <text:p>1.0514705882</text:p>
          </table:table-cell>
          <table:table-cell office:value-type="float" office:value="136">
            <text:p>136</text:p>
          </table:table-cell>
          <table:table-cell table:formula="of:=[.H1137]/[.A1137]" office:value-type="float" office:value="1">
            <text:p>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  <table:table-cell table:formula="of:=[.B1138]/[.A1138]" office:value-type="float" office:value="1.02189781021898">
            <text:p>1.0218978102</text:p>
          </table:table-cell>
          <table:table-cell office:value-type="float" office:value="139">
            <text:p>139</text:p>
          </table:table-cell>
          <table:table-cell table:formula="of:=[.D1138]/[.A1138]" office:value-type="float" office:value="1.01459854014599">
            <text:p>1.0145985401</text:p>
          </table:table-cell>
          <table:table-cell office:value-type="float" office:value="146">
            <text:p>146</text:p>
          </table:table-cell>
          <table:table-cell table:formula="of:=[.F1138]/[.A1138]" office:value-type="float" office:value="1.06569343065693">
            <text:p>1.0656934307</text:p>
          </table:table-cell>
          <table:table-cell office:value-type="float" office:value="138">
            <text:p>138</text:p>
          </table:table-cell>
          <table:table-cell table:formula="of:=[.H1138]/[.A1138]" office:value-type="float" office:value="1.00729927007299">
            <text:p>1.007299270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table:formula="of:=[.B1139]/[.A1139]" office:value-type="float" office:value="1.01438848920863">
            <text:p>1.0143884892</text:p>
          </table:table-cell>
          <table:table-cell office:value-type="float" office:value="142">
            <text:p>142</text:p>
          </table:table-cell>
          <table:table-cell table:formula="of:=[.D1139]/[.A1139]" office:value-type="float" office:value="1.02158273381295">
            <text:p>1.0215827338</text:p>
          </table:table-cell>
          <table:table-cell office:value-type="float" office:value="145">
            <text:p>145</text:p>
          </table:table-cell>
          <table:table-cell table:formula="of:=[.F1139]/[.A1139]" office:value-type="float" office:value="1.0431654676259">
            <text:p>1.0431654676</text:p>
          </table:table-cell>
          <table:table-cell office:value-type="float" office:value="139">
            <text:p>139</text:p>
          </table:table-cell>
          <table:table-cell table:formula="of:=[.H1139]/[.A1139]" office:value-type="float" office:value="1">
            <text:p>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table:formula="of:=[.B1140]/[.A1140]" office:value-type="float" office:value="0.992753623188406">
            <text:p>0.9927536232</text:p>
          </table:table-cell>
          <table:table-cell office:value-type="float" office:value="142">
            <text:p>142</text:p>
          </table:table-cell>
          <table:table-cell table:formula="of:=[.D1140]/[.A1140]" office:value-type="float" office:value="1.02898550724638">
            <text:p>1.0289855072</text:p>
          </table:table-cell>
          <table:table-cell office:value-type="float" office:value="141">
            <text:p>141</text:p>
          </table:table-cell>
          <table:table-cell table:formula="of:=[.F1140]/[.A1140]" office:value-type="float" office:value="1.02173913043478">
            <text:p>1.0217391304</text:p>
          </table:table-cell>
          <table:table-cell office:value-type="float" office:value="139">
            <text:p>139</text:p>
          </table:table-cell>
          <table:table-cell table:formula="of:=[.H1140]/[.A1140]" office:value-type="float" office:value="1.00724637681159">
            <text:p>1.007246376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formula="of:=[.B1141]/[.A1141]" office:value-type="float" office:value="1.0126582278481">
            <text:p>1.0126582278</text:p>
          </table:table-cell>
          <table:table-cell office:value-type="float" office:value="80">
            <text:p>80</text:p>
          </table:table-cell>
          <table:table-cell table:formula="of:=[.D1141]/[.A1141]" office:value-type="float" office:value="1.0126582278481">
            <text:p>1.0126582278</text:p>
          </table:table-cell>
          <table:table-cell office:value-type="float" office:value="78">
            <text:p>78</text:p>
          </table:table-cell>
          <table:table-cell table:formula="of:=[.F1141]/[.A1141]" office:value-type="float" office:value="0.987341772151899">
            <text:p>0.9873417722</text:p>
          </table:table-cell>
          <table:table-cell office:value-type="float" office:value="79">
            <text:p>79</text:p>
          </table:table-cell>
          <table:table-cell table:formula="of:=[.H1141]/[.A1141]" office:value-type="float" office:value="1">
            <text:p>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387">
            <text:p>387</text:p>
          </table:table-cell>
          <table:table-cell table:formula="of:=[.B1142]/[.A1142]" office:value-type="float" office:value="1.01842105263158">
            <text:p>1.0184210526</text:p>
          </table:table-cell>
          <table:table-cell office:value-type="float" office:value="399">
            <text:p>399</text:p>
          </table:table-cell>
          <table:table-cell table:formula="of:=[.D1142]/[.A1142]" office:value-type="float" office:value="1.05">
            <text:p>1.05</text:p>
          </table:table-cell>
          <table:table-cell office:value-type="float" office:value="462">
            <text:p>462</text:p>
          </table:table-cell>
          <table:table-cell table:formula="of:=[.F1142]/[.A1142]" office:value-type="float" office:value="1.21578947368421">
            <text:p>1.2157894737</text:p>
          </table:table-cell>
          <table:table-cell office:value-type="float" office:value="386">
            <text:p>386</text:p>
          </table:table-cell>
          <table:table-cell table:formula="of:=[.H1142]/[.A1142]" office:value-type="float" office:value="1.01578947368421">
            <text:p>1.0157894737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432">
            <text:p>432</text:p>
          </table:table-cell>
          <table:table-cell table:formula="of:=[.B1143]/[.A1143]" office:value-type="float" office:value="1.00934579439252">
            <text:p>1.0093457944</text:p>
          </table:table-cell>
          <table:table-cell office:value-type="float" office:value="439">
            <text:p>439</text:p>
          </table:table-cell>
          <table:table-cell table:formula="of:=[.D1143]/[.A1143]" office:value-type="float" office:value="1.02570093457944">
            <text:p>1.0257009346</text:p>
          </table:table-cell>
          <table:table-cell office:value-type="float" office:value="473">
            <text:p>473</text:p>
          </table:table-cell>
          <table:table-cell table:formula="of:=[.F1143]/[.A1143]" office:value-type="float" office:value="1.10514018691589">
            <text:p>1.1051401869</text:p>
          </table:table-cell>
          <table:table-cell office:value-type="float" office:value="436">
            <text:p>436</text:p>
          </table:table-cell>
          <table:table-cell table:formula="of:=[.H1143]/[.A1143]" office:value-type="float" office:value="1.01869158878505">
            <text:p>1.018691588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formula="of:=[.B1144]/[.A1144]" office:value-type="float" office:value="1.00680272108844">
            <text:p>1.0068027211</text:p>
          </table:table-cell>
          <table:table-cell office:value-type="float" office:value="150">
            <text:p>150</text:p>
          </table:table-cell>
          <table:table-cell table:formula="of:=[.D1144]/[.A1144]" office:value-type="float" office:value="1.02040816326531">
            <text:p>1.0204081633</text:p>
          </table:table-cell>
          <table:table-cell office:value-type="float" office:value="153">
            <text:p>153</text:p>
          </table:table-cell>
          <table:table-cell table:formula="of:=[.F1144]/[.A1144]" office:value-type="float" office:value="1.04081632653061">
            <text:p>1.0408163265</text:p>
          </table:table-cell>
          <table:table-cell office:value-type="float" office:value="148">
            <text:p>148</text:p>
          </table:table-cell>
          <table:table-cell table:formula="of:=[.H1144]/[.A1144]" office:value-type="float" office:value="1.00680272108844">
            <text:p>1.0068027211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576">
            <text:p>576</text:p>
          </table:table-cell>
          <table:table-cell table:formula="of:=[.B1145]/[.A1145]" office:value-type="float" office:value="1.00173913043478">
            <text:p>1.0017391304</text:p>
          </table:table-cell>
          <table:table-cell office:value-type="float" office:value="581">
            <text:p>581</text:p>
          </table:table-cell>
          <table:table-cell table:formula="of:=[.D1145]/[.A1145]" office:value-type="float" office:value="1.0104347826087">
            <text:p>1.0104347826</text:p>
          </table:table-cell>
          <table:table-cell office:value-type="float" office:value="610">
            <text:p>610</text:p>
          </table:table-cell>
          <table:table-cell table:formula="of:=[.F1145]/[.A1145]" office:value-type="float" office:value="1.06086956521739">
            <text:p>1.0608695652</text:p>
          </table:table-cell>
          <table:table-cell office:value-type="float" office:value="597">
            <text:p>597</text:p>
          </table:table-cell>
          <table:table-cell table:formula="of:=[.H1145]/[.A1145]" office:value-type="float" office:value="1.03826086956522">
            <text:p>1.038260869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9">
            <text:p>139</text:p>
          </table:table-cell>
          <table:table-cell table:formula="of:=[.B1146]/[.A1146]" office:value-type="float" office:value="1.01459854014599">
            <text:p>1.0145985401</text:p>
          </table:table-cell>
          <table:table-cell office:value-type="float" office:value="140">
            <text:p>140</text:p>
          </table:table-cell>
          <table:table-cell table:formula="of:=[.D1146]/[.A1146]" office:value-type="float" office:value="1.02189781021898">
            <text:p>1.0218978102</text:p>
          </table:table-cell>
          <table:table-cell office:value-type="float" office:value="139">
            <text:p>139</text:p>
          </table:table-cell>
          <table:table-cell table:formula="of:=[.F1146]/[.A1146]" office:value-type="float" office:value="1.01459854014599">
            <text:p>1.0145985401</text:p>
          </table:table-cell>
          <table:table-cell office:value-type="float" office:value="141">
            <text:p>141</text:p>
          </table:table-cell>
          <table:table-cell table:formula="of:=[.H1146]/[.A1146]" office:value-type="float" office:value="1.02919708029197">
            <text:p>1.0291970803</text:p>
          </table:table-cell>
        </table:table-row>
        <table:table-row table:style-name="ro1">
          <table:table-cell table:number-columns-repeated="2" office:value-type="float" office:value="75">
            <text:p>75</text:p>
          </table:table-cell>
          <table:table-cell table:formula="of:=[.B1147]/[.A1147]" office:value-type="float" office:value="1">
            <text:p>1</text:p>
          </table:table-cell>
          <table:table-cell office:value-type="float" office:value="77">
            <text:p>77</text:p>
          </table:table-cell>
          <table:table-cell table:formula="of:=[.D1147]/[.A1147]" office:value-type="float" office:value="1.02666666666667">
            <text:p>1.0266666667</text:p>
          </table:table-cell>
          <table:table-cell office:value-type="float" office:value="77">
            <text:p>77</text:p>
          </table:table-cell>
          <table:table-cell table:formula="of:=[.F1147]/[.A1147]" office:value-type="float" office:value="1.02666666666667">
            <text:p>1.0266666667</text:p>
          </table:table-cell>
          <table:table-cell office:value-type="float" office:value="78">
            <text:p>78</text:p>
          </table:table-cell>
          <table:table-cell table:formula="of:=[.H1147]/[.A1147]" office:value-type="float" office:value="1.04">
            <text:p>1.0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table:formula="of:=[.B1148]/[.A1148]" office:value-type="float" office:value="1.01428571428571">
            <text:p>1.0142857143</text:p>
          </table:table-cell>
          <table:table-cell office:value-type="float" office:value="143">
            <text:p>143</text:p>
          </table:table-cell>
          <table:table-cell table:formula="of:=[.D1148]/[.A1148]" office:value-type="float" office:value="1.02142857142857">
            <text:p>1.0214285714</text:p>
          </table:table-cell>
          <table:table-cell office:value-type="float" office:value="147">
            <text:p>147</text:p>
          </table:table-cell>
          <table:table-cell table:formula="of:=[.F1148]/[.A1148]" office:value-type="float" office:value="1.05">
            <text:p>1.05</text:p>
          </table:table-cell>
          <table:table-cell office:value-type="float" office:value="142">
            <text:p>142</text:p>
          </table:table-cell>
          <table:table-cell table:formula="of:=[.H1148]/[.A1148]" office:value-type="float" office:value="1.01428571428571">
            <text:p>1.014285714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table:formula="of:=[.B1149]/[.A1149]" office:value-type="float" office:value="1.01470588235294">
            <text:p>1.0147058824</text:p>
          </table:table-cell>
          <table:table-cell office:value-type="float" office:value="143">
            <text:p>143</text:p>
          </table:table-cell>
          <table:table-cell table:formula="of:=[.D1149]/[.A1149]" office:value-type="float" office:value="1.05147058823529">
            <text:p>1.0514705882</text:p>
          </table:table-cell>
          <table:table-cell office:value-type="float" office:value="139">
            <text:p>139</text:p>
          </table:table-cell>
          <table:table-cell table:formula="of:=[.F1149]/[.A1149]" office:value-type="float" office:value="1.02205882352941">
            <text:p>1.0220588235</text:p>
          </table:table-cell>
          <table:table-cell office:value-type="float" office:value="145">
            <text:p>145</text:p>
          </table:table-cell>
          <table:table-cell table:formula="of:=[.H1149]/[.A1149]" office:value-type="float" office:value="1.06617647058824">
            <text:p>1.066176470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table:formula="of:=[.B1150]/[.A1150]" office:value-type="float" office:value="0.986486486486487">
            <text:p>0.9864864865</text:p>
          </table:table-cell>
          <table:table-cell office:value-type="float" office:value="75">
            <text:p>75</text:p>
          </table:table-cell>
          <table:table-cell table:formula="of:=[.D1150]/[.A1150]" office:value-type="float" office:value="1.01351351351351">
            <text:p>1.0135135135</text:p>
          </table:table-cell>
          <table:table-cell office:value-type="float" office:value="77">
            <text:p>77</text:p>
          </table:table-cell>
          <table:table-cell table:formula="of:=[.F1150]/[.A1150]" office:value-type="float" office:value="1.04054054054054">
            <text:p>1.0405405405</text:p>
          </table:table-cell>
          <table:table-cell office:value-type="float" office:value="74">
            <text:p>74</text:p>
          </table:table-cell>
          <table:table-cell table:formula="of:=[.H1150]/[.A1150]" office:value-type="float" office:value="1">
            <text:p>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8">
            <text:p>138</text:p>
          </table:table-cell>
          <table:table-cell table:formula="of:=[.B1151]/[.A1151]" office:value-type="float" office:value="0.985714285714286">
            <text:p>0.9857142857</text:p>
          </table:table-cell>
          <table:table-cell office:value-type="float" office:value="137">
            <text:p>137</text:p>
          </table:table-cell>
          <table:table-cell table:formula="of:=[.D1151]/[.A1151]" office:value-type="float" office:value="0.978571428571429">
            <text:p>0.9785714286</text:p>
          </table:table-cell>
          <table:table-cell office:value-type="float" office:value="137">
            <text:p>137</text:p>
          </table:table-cell>
          <table:table-cell table:formula="of:=[.F1151]/[.A1151]" office:value-type="float" office:value="0.978571428571429">
            <text:p>0.9785714286</text:p>
          </table:table-cell>
          <table:table-cell office:value-type="float" office:value="140">
            <text:p>140</text:p>
          </table:table-cell>
          <table:table-cell table:formula="of:=[.H1151]/[.A1151]" office:value-type="float" office:value="1">
            <text:p>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table:formula="of:=[.B1152]/[.A1152]" office:value-type="float" office:value="1.02898550724638">
            <text:p>1.0289855072</text:p>
          </table:table-cell>
          <table:table-cell office:value-type="float" office:value="142">
            <text:p>142</text:p>
          </table:table-cell>
          <table:table-cell table:formula="of:=[.D1152]/[.A1152]" office:value-type="float" office:value="1.02898550724638">
            <text:p>1.0289855072</text:p>
          </table:table-cell>
          <table:table-cell office:value-type="float" office:value="142">
            <text:p>142</text:p>
          </table:table-cell>
          <table:table-cell table:formula="of:=[.F1152]/[.A1152]" office:value-type="float" office:value="1.02898550724638">
            <text:p>1.0289855072</text:p>
          </table:table-cell>
          <table:table-cell office:value-type="float" office:value="142">
            <text:p>142</text:p>
          </table:table-cell>
          <table:table-cell table:formula="of:=[.H1152]/[.A1152]" office:value-type="float" office:value="1.02898550724638">
            <text:p>1.028985507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44">
            <text:p>344</text:p>
          </table:table-cell>
          <table:table-cell table:formula="of:=[.B1153]/[.A1153]" office:value-type="float" office:value="1.02686567164179">
            <text:p>1.0268656716</text:p>
          </table:table-cell>
          <table:table-cell office:value-type="float" office:value="342">
            <text:p>342</text:p>
          </table:table-cell>
          <table:table-cell table:formula="of:=[.D1153]/[.A1153]" office:value-type="float" office:value="1.02089552238806">
            <text:p>1.0208955224</text:p>
          </table:table-cell>
          <table:table-cell office:value-type="float" office:value="479">
            <text:p>479</text:p>
          </table:table-cell>
          <table:table-cell table:formula="of:=[.F1153]/[.A1153]" office:value-type="float" office:value="1.42985074626866">
            <text:p>1.4298507463</text:p>
          </table:table-cell>
          <table:table-cell office:value-type="float" office:value="348">
            <text:p>348</text:p>
          </table:table-cell>
          <table:table-cell table:formula="of:=[.H1153]/[.A1153]" office:value-type="float" office:value="1.03880597014925">
            <text:p>1.038805970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table:formula="of:=[.B1154]/[.A1154]" office:value-type="float" office:value="0.992857142857143">
            <text:p>0.9928571429</text:p>
          </table:table-cell>
          <table:table-cell office:value-type="float" office:value="142">
            <text:p>142</text:p>
          </table:table-cell>
          <table:table-cell table:formula="of:=[.D1154]/[.A1154]" office:value-type="float" office:value="1.01428571428571">
            <text:p>1.0142857143</text:p>
          </table:table-cell>
          <table:table-cell office:value-type="float" office:value="144">
            <text:p>144</text:p>
          </table:table-cell>
          <table:table-cell table:formula="of:=[.F1154]/[.A1154]" office:value-type="float" office:value="1.02857142857143">
            <text:p>1.0285714286</text:p>
          </table:table-cell>
          <table:table-cell office:value-type="float" office:value="148">
            <text:p>148</text:p>
          </table:table-cell>
          <table:table-cell table:formula="of:=[.H1154]/[.A1154]" office:value-type="float" office:value="1.05714285714286">
            <text:p>1.057142857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table:formula="of:=[.B1155]/[.A1155]" office:value-type="float" office:value="0.987341772151899">
            <text:p>0.9873417722</text:p>
          </table:table-cell>
          <table:table-cell office:value-type="float" office:value="81">
            <text:p>81</text:p>
          </table:table-cell>
          <table:table-cell table:formula="of:=[.D1155]/[.A1155]" office:value-type="float" office:value="1.0253164556962">
            <text:p>1.0253164557</text:p>
          </table:table-cell>
          <table:table-cell office:value-type="float" office:value="83">
            <text:p>83</text:p>
          </table:table-cell>
          <table:table-cell table:formula="of:=[.F1155]/[.A1155]" office:value-type="float" office:value="1.05063291139241">
            <text:p>1.0506329114</text:p>
          </table:table-cell>
          <table:table-cell office:value-type="float" office:value="81">
            <text:p>81</text:p>
          </table:table-cell>
          <table:table-cell table:formula="of:=[.H1155]/[.A1155]" office:value-type="float" office:value="1.0253164556962">
            <text:p>1.025316455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table:formula="of:=[.B1156]/[.A1156]" office:value-type="float" office:value="1.00709219858156">
            <text:p>1.0070921986</text:p>
          </table:table-cell>
          <table:table-cell office:value-type="float" office:value="143">
            <text:p>143</text:p>
          </table:table-cell>
          <table:table-cell table:formula="of:=[.D1156]/[.A1156]" office:value-type="float" office:value="1.01418439716312">
            <text:p>1.0141843972</text:p>
          </table:table-cell>
          <table:table-cell office:value-type="float" office:value="145">
            <text:p>145</text:p>
          </table:table-cell>
          <table:table-cell table:formula="of:=[.F1156]/[.A1156]" office:value-type="float" office:value="1.02836879432624">
            <text:p>1.0283687943</text:p>
          </table:table-cell>
          <table:table-cell office:value-type="float" office:value="145">
            <text:p>145</text:p>
          </table:table-cell>
          <table:table-cell table:formula="of:=[.H1156]/[.A1156]" office:value-type="float" office:value="1.02836879432624">
            <text:p>1.0283687943</text:p>
          </table:table-cell>
        </table:table-row>
        <table:table-row table:style-name="ro1">
          <table:table-cell table:number-columns-repeated="2" office:value-type="float" office:value="137">
            <text:p>137</text:p>
          </table:table-cell>
          <table:table-cell table:formula="of:=[.B1157]/[.A1157]" office:value-type="float" office:value="1">
            <text:p>1</text:p>
          </table:table-cell>
          <table:table-cell office:value-type="float" office:value="137">
            <text:p>137</text:p>
          </table:table-cell>
          <table:table-cell table:formula="of:=[.D1157]/[.A1157]" office:value-type="float" office:value="1">
            <text:p>1</text:p>
          </table:table-cell>
          <table:table-cell office:value-type="float" office:value="136">
            <text:p>136</text:p>
          </table:table-cell>
          <table:table-cell table:formula="of:=[.F1157]/[.A1157]" office:value-type="float" office:value="0.992700729927007">
            <text:p>0.9927007299</text:p>
          </table:table-cell>
          <table:table-cell office:value-type="float" office:value="139">
            <text:p>139</text:p>
          </table:table-cell>
          <table:table-cell table:formula="of:=[.H1157]/[.A1157]" office:value-type="float" office:value="1.01459854014599">
            <text:p>1.014598540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table:formula="of:=[.B1158]/[.A1158]" office:value-type="float" office:value="1.00709219858156">
            <text:p>1.0070921986</text:p>
          </table:table-cell>
          <table:table-cell office:value-type="float" office:value="141">
            <text:p>141</text:p>
          </table:table-cell>
          <table:table-cell table:formula="of:=[.D1158]/[.A1158]" office:value-type="float" office:value="1">
            <text:p>1</text:p>
          </table:table-cell>
          <table:table-cell office:value-type="float" office:value="147">
            <text:p>147</text:p>
          </table:table-cell>
          <table:table-cell table:formula="of:=[.F1158]/[.A1158]" office:value-type="float" office:value="1.04255319148936">
            <text:p>1.0425531915</text:p>
          </table:table-cell>
          <table:table-cell office:value-type="float" office:value="143">
            <text:p>143</text:p>
          </table:table-cell>
          <table:table-cell table:formula="of:=[.H1158]/[.A1158]" office:value-type="float" office:value="1.01418439716312">
            <text:p>1.0141843972</text:p>
          </table:table-cell>
        </table:table-row>
        <table:table-row table:style-name="ro1">
          <table:table-cell table:number-columns-repeated="2" office:value-type="float" office:value="73">
            <text:p>73</text:p>
          </table:table-cell>
          <table:table-cell table:formula="of:=[.B1159]/[.A1159]"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[.D1159]/[.A1159]" office:value-type="float" office:value="1.02739726027397">
            <text:p>1.0273972603</text:p>
          </table:table-cell>
          <table:table-cell office:value-type="float" office:value="73">
            <text:p>73</text:p>
          </table:table-cell>
          <table:table-cell table:formula="of:=[.F1159]/[.A1159]" office:value-type="float" office:value="1">
            <text:p>1</text:p>
          </table:table-cell>
          <table:table-cell office:value-type="float" office:value="73">
            <text:p>73</text:p>
          </table:table-cell>
          <table:table-cell table:formula="of:=[.H1159]/[.A1159]" office:value-type="float" office:value="1">
            <text:p>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table:formula="of:=[.B1160]/[.A1160]" office:value-type="float" office:value="1.00666666666667">
            <text:p>1.0066666667</text:p>
          </table:table-cell>
          <table:table-cell office:value-type="float" office:value="146">
            <text:p>146</text:p>
          </table:table-cell>
          <table:table-cell table:formula="of:=[.D1160]/[.A1160]" office:value-type="float" office:value="0.973333333333333">
            <text:p>0.9733333333</text:p>
          </table:table-cell>
          <table:table-cell office:value-type="float" office:value="152">
            <text:p>152</text:p>
          </table:table-cell>
          <table:table-cell table:formula="of:=[.F1160]/[.A1160]" office:value-type="float" office:value="1.01333333333333">
            <text:p>1.0133333333</text:p>
          </table:table-cell>
          <table:table-cell office:value-type="float" office:value="147">
            <text:p>147</text:p>
          </table:table-cell>
          <table:table-cell table:formula="of:=[.H1160]/[.A1160]" office:value-type="float" office:value="0.98">
            <text:p>0.9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table:formula="of:=[.B1161]/[.A1161]" office:value-type="float" office:value="1.04">
            <text:p>1.04</text:p>
          </table:table-cell>
          <table:table-cell office:value-type="float" office:value="78">
            <text:p>78</text:p>
          </table:table-cell>
          <table:table-cell table:formula="of:=[.D1161]/[.A1161]" office:value-type="float" office:value="1.04">
            <text:p>1.04</text:p>
          </table:table-cell>
          <table:table-cell office:value-type="float" office:value="81">
            <text:p>81</text:p>
          </table:table-cell>
          <table:table-cell table:formula="of:=[.F1161]/[.A1161]" office:value-type="float" office:value="1.08">
            <text:p>1.08</text:p>
          </table:table-cell>
          <table:table-cell office:value-type="float" office:value="76">
            <text:p>76</text:p>
          </table:table-cell>
          <table:table-cell table:formula="of:=[.H1161]/[.A1161]" office:value-type="float" office:value="1.01333333333333">
            <text:p>1.013333333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90">
            <text:p>290</text:p>
          </table:table-cell>
          <table:table-cell table:formula="of:=[.B1162]/[.A1162]" office:value-type="float" office:value="1.01398601398601">
            <text:p>1.013986014</text:p>
          </table:table-cell>
          <table:table-cell office:value-type="float" office:value="289">
            <text:p>289</text:p>
          </table:table-cell>
          <table:table-cell table:formula="of:=[.D1162]/[.A1162]" office:value-type="float" office:value="1.01048951048951">
            <text:p>1.0104895105</text:p>
          </table:table-cell>
          <table:table-cell office:value-type="float" office:value="323">
            <text:p>323</text:p>
          </table:table-cell>
          <table:table-cell table:formula="of:=[.F1162]/[.A1162]" office:value-type="float" office:value="1.12937062937063">
            <text:p>1.1293706294</text:p>
          </table:table-cell>
          <table:table-cell office:value-type="float" office:value="299">
            <text:p>299</text:p>
          </table:table-cell>
          <table:table-cell table:formula="of:=[.H1162]/[.A1162]" office:value-type="float" office:value="1.04545454545455">
            <text:p>1.0454545455</text:p>
          </table:table-cell>
        </table:table-row>
        <table:table-row table:style-name="ro1">
          <table:table-cell table:number-columns-repeated="2" office:value-type="float" office:value="74">
            <text:p>74</text:p>
          </table:table-cell>
          <table:table-cell table:formula="of:=[.B1163]/[.A1163]" office:value-type="float" office:value="1">
            <text:p>1</text:p>
          </table:table-cell>
          <table:table-cell office:value-type="float" office:value="76">
            <text:p>76</text:p>
          </table:table-cell>
          <table:table-cell table:formula="of:=[.D1163]/[.A1163]" office:value-type="float" office:value="1.02702702702703">
            <text:p>1.027027027</text:p>
          </table:table-cell>
          <table:table-cell office:value-type="float" office:value="78">
            <text:p>78</text:p>
          </table:table-cell>
          <table:table-cell table:formula="of:=[.F1163]/[.A1163]" office:value-type="float" office:value="1.05405405405405">
            <text:p>1.0540540541</text:p>
          </table:table-cell>
          <table:table-cell office:value-type="float" office:value="75">
            <text:p>75</text:p>
          </table:table-cell>
          <table:table-cell table:formula="of:=[.H1163]/[.A1163]" office:value-type="float" office:value="1.01351351351351">
            <text:p>1.013513513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table:formula="of:=[.B1164]/[.A1164]" office:value-type="float" office:value="0.987341772151899">
            <text:p>0.9873417722</text:p>
          </table:table-cell>
          <table:table-cell office:value-type="float" office:value="76">
            <text:p>76</text:p>
          </table:table-cell>
          <table:table-cell table:formula="of:=[.D1164]/[.A1164]" office:value-type="float" office:value="0.962025316455696">
            <text:p>0.9620253165</text:p>
          </table:table-cell>
          <table:table-cell office:value-type="float" office:value="80">
            <text:p>80</text:p>
          </table:table-cell>
          <table:table-cell table:formula="of:=[.F1164]/[.A1164]" office:value-type="float" office:value="1.0126582278481">
            <text:p>1.0126582278</text:p>
          </table:table-cell>
          <table:table-cell office:value-type="float" office:value="76">
            <text:p>76</text:p>
          </table:table-cell>
          <table:table-cell table:formula="of:=[.H1164]/[.A1164]" office:value-type="float" office:value="0.962025316455696">
            <text:p>0.962025316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table:formula="of:=[.B1165]/[.A1165]" office:value-type="float" office:value="0.993006993006993">
            <text:p>0.993006993</text:p>
          </table:table-cell>
          <table:table-cell office:value-type="float" office:value="142">
            <text:p>142</text:p>
          </table:table-cell>
          <table:table-cell table:formula="of:=[.D1165]/[.A1165]" office:value-type="float" office:value="0.993006993006993">
            <text:p>0.993006993</text:p>
          </table:table-cell>
          <table:table-cell office:value-type="float" office:value="148">
            <text:p>148</text:p>
          </table:table-cell>
          <table:table-cell table:formula="of:=[.F1165]/[.A1165]" office:value-type="float" office:value="1.03496503496504">
            <text:p>1.034965035</text:p>
          </table:table-cell>
          <table:table-cell office:value-type="float" office:value="143">
            <text:p>143</text:p>
          </table:table-cell>
          <table:table-cell table:formula="of:=[.H1165]/[.A1165]" office:value-type="float" office:value="1">
            <text:p>1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  <table:table-cell table:formula="of:=[.B1166]/[.A1166]" office:value-type="float" office:value="1.02127659574468">
            <text:p>1.0212765957</text:p>
          </table:table-cell>
          <table:table-cell office:value-type="float" office:value="140">
            <text:p>140</text:p>
          </table:table-cell>
          <table:table-cell table:formula="of:=[.D1166]/[.A1166]" office:value-type="float" office:value="0.99290780141844">
            <text:p>0.9929078014</text:p>
          </table:table-cell>
          <table:table-cell office:value-type="float" office:value="146">
            <text:p>146</text:p>
          </table:table-cell>
          <table:table-cell table:formula="of:=[.F1166]/[.A1166]" office:value-type="float" office:value="1.0354609929078">
            <text:p>1.0354609929</text:p>
          </table:table-cell>
          <table:table-cell office:value-type="float" office:value="143">
            <text:p>143</text:p>
          </table:table-cell>
          <table:table-cell table:formula="of:=[.H1166]/[.A1166]" office:value-type="float" office:value="1.01418439716312">
            <text:p>1.014184397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table:formula="of:=[.B1167]/[.A1167]" office:value-type="float" office:value="0.992753623188406">
            <text:p>0.9927536232</text:p>
          </table:table-cell>
          <table:table-cell office:value-type="float" office:value="138">
            <text:p>138</text:p>
          </table:table-cell>
          <table:table-cell table:formula="of:=[.D1167]/[.A1167]" office:value-type="float" office:value="1">
            <text:p>1</text:p>
          </table:table-cell>
          <table:table-cell office:value-type="float" office:value="140">
            <text:p>140</text:p>
          </table:table-cell>
          <table:table-cell table:formula="of:=[.F1167]/[.A1167]" office:value-type="float" office:value="1.01449275362319">
            <text:p>1.0144927536</text:p>
          </table:table-cell>
          <table:table-cell office:value-type="float" office:value="138">
            <text:p>138</text:p>
          </table:table-cell>
          <table:table-cell table:formula="of:=[.H1167]/[.A1167]" office:value-type="float" office:value="1">
            <text:p>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table:formula="of:=[.B1168]/[.A1168]" office:value-type="float" office:value="1.02919708029197">
            <text:p>1.0291970803</text:p>
          </table:table-cell>
          <table:table-cell office:value-type="float" office:value="138">
            <text:p>138</text:p>
          </table:table-cell>
          <table:table-cell table:formula="of:=[.D1168]/[.A1168]" office:value-type="float" office:value="1.00729927007299">
            <text:p>1.0072992701</text:p>
          </table:table-cell>
          <table:table-cell office:value-type="float" office:value="143">
            <text:p>143</text:p>
          </table:table-cell>
          <table:table-cell table:formula="of:=[.F1168]/[.A1168]" office:value-type="float" office:value="1.04379562043796">
            <text:p>1.0437956204</text:p>
          </table:table-cell>
          <table:table-cell office:value-type="float" office:value="139">
            <text:p>139</text:p>
          </table:table-cell>
          <table:table-cell table:formula="of:=[.H1168]/[.A1168]" office:value-type="float" office:value="1.01459854014599">
            <text:p>1.0145985401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652">
            <text:p>652</text:p>
          </table:table-cell>
          <table:table-cell table:formula="of:=[.B1169]/[.A1169]" office:value-type="float" office:value="1.00153609831029">
            <text:p>1.0015360983</text:p>
          </table:table-cell>
          <table:table-cell office:value-type="float" office:value="655">
            <text:p>655</text:p>
          </table:table-cell>
          <table:table-cell table:formula="of:=[.D1169]/[.A1169]" office:value-type="float" office:value="1.00614439324117">
            <text:p>1.0061443932</text:p>
          </table:table-cell>
          <table:table-cell office:value-type="float" office:value="518">
            <text:p>518</text:p>
          </table:table-cell>
          <table:table-cell table:formula="of:=[.F1169]/[.A1169]" office:value-type="float" office:value="0.795698924731183">
            <text:p>0.7956989247</text:p>
          </table:table-cell>
          <table:table-cell office:value-type="float" office:value="657">
            <text:p>657</text:p>
          </table:table-cell>
          <table:table-cell table:formula="of:=[.H1169]/[.A1169]" office:value-type="float" office:value="1.00921658986175">
            <text:p>1.009216589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formula="of:=[.B1170]/[.A1170]" office:value-type="float" office:value="1.00729927007299">
            <text:p>1.0072992701</text:p>
          </table:table-cell>
          <table:table-cell office:value-type="float" office:value="139">
            <text:p>139</text:p>
          </table:table-cell>
          <table:table-cell table:formula="of:=[.D1170]/[.A1170]" office:value-type="float" office:value="1.01459854014599">
            <text:p>1.0145985401</text:p>
          </table:table-cell>
          <table:table-cell office:value-type="float" office:value="259">
            <text:p>259</text:p>
          </table:table-cell>
          <table:table-cell table:formula="of:=[.F1170]/[.A1170]" office:value-type="float" office:value="1.89051094890511">
            <text:p>1.8905109489</text:p>
          </table:table-cell>
          <table:table-cell office:value-type="float" office:value="140">
            <text:p>140</text:p>
          </table:table-cell>
          <table:table-cell table:formula="of:=[.H1170]/[.A1170]" office:value-type="float" office:value="1.02189781021898">
            <text:p>1.0218978102</text:p>
          </table:table-cell>
        </table:table-row>
        <table:table-row table:style-name="ro1">
          <table:table-cell table:number-columns-repeated="2" office:value-type="float" office:value="139">
            <text:p>139</text:p>
          </table:table-cell>
          <table:table-cell table:formula="of:=[.B1171]/[.A1171]" office:value-type="float" office:value="1">
            <text:p>1</text:p>
          </table:table-cell>
          <table:table-cell office:value-type="float" office:value="141">
            <text:p>141</text:p>
          </table:table-cell>
          <table:table-cell table:formula="of:=[.D1171]/[.A1171]" office:value-type="float" office:value="1.01438848920863">
            <text:p>1.0143884892</text:p>
          </table:table-cell>
          <table:table-cell office:value-type="float" office:value="142">
            <text:p>142</text:p>
          </table:table-cell>
          <table:table-cell table:formula="of:=[.F1171]/[.A1171]" office:value-type="float" office:value="1.02158273381295">
            <text:p>1.0215827338</text:p>
          </table:table-cell>
          <table:table-cell office:value-type="float" office:value="141">
            <text:p>141</text:p>
          </table:table-cell>
          <table:table-cell table:formula="of:=[.H1171]/[.A1171]" office:value-type="float" office:value="1.01438848920863">
            <text:p>1.014388489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4">
            <text:p>144</text:p>
          </table:table-cell>
          <table:table-cell table:formula="of:=[.B1172]/[.A1172]" office:value-type="float" office:value="1.04347826086957">
            <text:p>1.0434782609</text:p>
          </table:table-cell>
          <table:table-cell office:value-type="float" office:value="138">
            <text:p>138</text:p>
          </table:table-cell>
          <table:table-cell table:formula="of:=[.D1172]/[.A1172]" office:value-type="float" office:value="1">
            <text:p>1</text:p>
          </table:table-cell>
          <table:table-cell office:value-type="float" office:value="142">
            <text:p>142</text:p>
          </table:table-cell>
          <table:table-cell table:formula="of:=[.F1172]/[.A1172]" office:value-type="float" office:value="1.02898550724638">
            <text:p>1.0289855072</text:p>
          </table:table-cell>
          <table:table-cell office:value-type="float" office:value="137">
            <text:p>137</text:p>
          </table:table-cell>
          <table:table-cell table:formula="of:=[.H1172]/[.A1172]" office:value-type="float" office:value="0.992753623188406">
            <text:p>0.9927536232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558">
            <text:p>558</text:p>
          </table:table-cell>
          <table:table-cell table:formula="of:=[.B1173]/[.A1173]" office:value-type="float" office:value="1.02573529411765">
            <text:p>1.0257352941</text:p>
          </table:table-cell>
          <table:table-cell office:value-type="float" office:value="545">
            <text:p>545</text:p>
          </table:table-cell>
          <table:table-cell table:formula="of:=[.D1173]/[.A1173]" office:value-type="float" office:value="1.00183823529412">
            <text:p>1.0018382353</text:p>
          </table:table-cell>
          <table:table-cell office:value-type="float" office:value="578">
            <text:p>578</text:p>
          </table:table-cell>
          <table:table-cell table:formula="of:=[.F1173]/[.A1173]" office:value-type="float" office:value="1.0625">
            <text:p>1.0625</text:p>
          </table:table-cell>
          <table:table-cell office:value-type="float" office:value="550">
            <text:p>550</text:p>
          </table:table-cell>
          <table:table-cell table:formula="of:=[.H1173]/[.A1173]" office:value-type="float" office:value="1.01102941176471">
            <text:p>1.0110294118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490">
            <text:p>490</text:p>
          </table:table-cell>
          <table:table-cell table:formula="of:=[.B1174]/[.A1174]" office:value-type="float" office:value="1.0082304526749">
            <text:p>1.0082304527</text:p>
          </table:table-cell>
          <table:table-cell office:value-type="float" office:value="492">
            <text:p>492</text:p>
          </table:table-cell>
          <table:table-cell table:formula="of:=[.D1174]/[.A1174]" office:value-type="float" office:value="1.01234567901235">
            <text:p>1.012345679</text:p>
          </table:table-cell>
          <table:table-cell office:value-type="float" office:value="445">
            <text:p>445</text:p>
          </table:table-cell>
          <table:table-cell table:formula="of:=[.F1174]/[.A1174]" office:value-type="float" office:value="0.915637860082305">
            <text:p>0.9156378601</text:p>
          </table:table-cell>
          <table:table-cell office:value-type="float" office:value="490">
            <text:p>490</text:p>
          </table:table-cell>
          <table:table-cell table:formula="of:=[.H1174]/[.A1174]" office:value-type="float" office:value="1.0082304526749">
            <text:p>1.008230452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  <table:table-cell table:formula="of:=[.B1175]/[.A1175]" office:value-type="float" office:value="1.02189781021898">
            <text:p>1.0218978102</text:p>
          </table:table-cell>
          <table:table-cell office:value-type="float" office:value="141">
            <text:p>141</text:p>
          </table:table-cell>
          <table:table-cell table:formula="of:=[.D1175]/[.A1175]" office:value-type="float" office:value="1.02919708029197">
            <text:p>1.0291970803</text:p>
          </table:table-cell>
          <table:table-cell office:value-type="float" office:value="138">
            <text:p>138</text:p>
          </table:table-cell>
          <table:table-cell table:formula="of:=[.F1175]/[.A1175]" office:value-type="float" office:value="1.00729927007299">
            <text:p>1.0072992701</text:p>
          </table:table-cell>
          <table:table-cell office:value-type="float" office:value="138">
            <text:p>138</text:p>
          </table:table-cell>
          <table:table-cell table:formula="of:=[.H1175]/[.A1175]" office:value-type="float" office:value="1.00729927007299">
            <text:p>1.0072992701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749">
            <text:p>749</text:p>
          </table:table-cell>
          <table:table-cell table:formula="of:=[.B1176]/[.A1176]" office:value-type="float" office:value="1.02182810368349">
            <text:p>1.0218281037</text:p>
          </table:table-cell>
          <table:table-cell office:value-type="float" office:value="739">
            <text:p>739</text:p>
          </table:table-cell>
          <table:table-cell table:formula="of:=[.D1176]/[.A1176]" office:value-type="float" office:value="1.00818553888131">
            <text:p>1.0081855389</text:p>
          </table:table-cell>
          <table:table-cell office:value-type="float" office:value="904">
            <text:p>904</text:p>
          </table:table-cell>
          <table:table-cell table:formula="of:=[.F1176]/[.A1176]" office:value-type="float" office:value="1.23328785811733">
            <text:p>1.2332878581</text:p>
          </table:table-cell>
          <table:table-cell office:value-type="float" office:value="750">
            <text:p>750</text:p>
          </table:table-cell>
          <table:table-cell table:formula="of:=[.H1176]/[.A1176]" office:value-type="float" office:value="1.02319236016371">
            <text:p>1.023192360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table:formula="of:=[.B1177]/[.A1177]" office:value-type="float" office:value="0.992753623188406">
            <text:p>0.9927536232</text:p>
          </table:table-cell>
          <table:table-cell office:value-type="float" office:value="137">
            <text:p>137</text:p>
          </table:table-cell>
          <table:table-cell table:formula="of:=[.D1177]/[.A1177]" office:value-type="float" office:value="0.992753623188406">
            <text:p>0.9927536232</text:p>
          </table:table-cell>
          <table:table-cell office:value-type="float" office:value="138">
            <text:p>138</text:p>
          </table:table-cell>
          <table:table-cell table:formula="of:=[.F1177]/[.A1177]" office:value-type="float" office:value="1">
            <text:p>1</text:p>
          </table:table-cell>
          <table:table-cell office:value-type="float" office:value="136">
            <text:p>136</text:p>
          </table:table-cell>
          <table:table-cell table:formula="of:=[.H1177]/[.A1177]" office:value-type="float" office:value="0.985507246376812">
            <text:p>0.985507246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table:formula="of:=[.B1178]/[.A1178]" office:value-type="float" office:value="1.00719424460432">
            <text:p>1.0071942446</text:p>
          </table:table-cell>
          <table:table-cell office:value-type="float" office:value="139">
            <text:p>139</text:p>
          </table:table-cell>
          <table:table-cell table:formula="of:=[.D1178]/[.A1178]"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[.F1178]/[.A1178]"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[.H1178]/[.A1178]" office:value-type="float" office:value="1">
            <text:p>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table:formula="of:=[.B1179]/[.A1179]" office:value-type="float" office:value="1.00719424460432">
            <text:p>1.0071942446</text:p>
          </table:table-cell>
          <table:table-cell office:value-type="float" office:value="140">
            <text:p>140</text:p>
          </table:table-cell>
          <table:table-cell table:formula="of:=[.D1179]/[.A1179]" office:value-type="float" office:value="1.00719424460432">
            <text:p>1.0071942446</text:p>
          </table:table-cell>
          <table:table-cell office:value-type="float" office:value="148">
            <text:p>148</text:p>
          </table:table-cell>
          <table:table-cell table:formula="of:=[.F1179]/[.A1179]" office:value-type="float" office:value="1.06474820143885">
            <text:p>1.0647482014</text:p>
          </table:table-cell>
          <table:table-cell office:value-type="float" office:value="140">
            <text:p>140</text:p>
          </table:table-cell>
          <table:table-cell table:formula="of:=[.H1179]/[.A1179]" office:value-type="float" office:value="1.00719424460432">
            <text:p>1.007194244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table:formula="of:=[.B1180]/[.A1180]" office:value-type="float" office:value="0.973684210526316">
            <text:p>0.9736842105</text:p>
          </table:table-cell>
          <table:table-cell office:value-type="float" office:value="74">
            <text:p>74</text:p>
          </table:table-cell>
          <table:table-cell table:formula="of:=[.D1180]/[.A1180]" office:value-type="float" office:value="0.973684210526316">
            <text:p>0.9736842105</text:p>
          </table:table-cell>
          <table:table-cell office:value-type="float" office:value="79">
            <text:p>79</text:p>
          </table:table-cell>
          <table:table-cell table:formula="of:=[.F1180]/[.A1180]" office:value-type="float" office:value="1.03947368421053">
            <text:p>1.0394736842</text:p>
          </table:table-cell>
          <table:table-cell office:value-type="float" office:value="74">
            <text:p>74</text:p>
          </table:table-cell>
          <table:table-cell table:formula="of:=[.H1180]/[.A1180]" office:value-type="float" office:value="0.973684210526316">
            <text:p>0.973684210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formula="of:=[.B1181]/[.A1181]" office:value-type="float" office:value="1.00724637681159">
            <text:p>1.0072463768</text:p>
          </table:table-cell>
          <table:table-cell office:value-type="float" office:value="139">
            <text:p>139</text:p>
          </table:table-cell>
          <table:table-cell table:formula="of:=[.D1181]/[.A1181]" office:value-type="float" office:value="1.00724637681159">
            <text:p>1.0072463768</text:p>
          </table:table-cell>
          <table:table-cell office:value-type="float" office:value="145">
            <text:p>145</text:p>
          </table:table-cell>
          <table:table-cell table:formula="of:=[.F1181]/[.A1181]" office:value-type="float" office:value="1.05072463768116">
            <text:p>1.0507246377</text:p>
          </table:table-cell>
          <table:table-cell office:value-type="float" office:value="140">
            <text:p>140</text:p>
          </table:table-cell>
          <table:table-cell table:formula="of:=[.H1181]/[.A1181]" office:value-type="float" office:value="1.01449275362319">
            <text:p>1.014492753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formula="of:=[.B1182]/[.A1182]" office:value-type="float" office:value="1.01369863013699">
            <text:p>1.0136986301</text:p>
          </table:table-cell>
          <table:table-cell office:value-type="float" office:value="75">
            <text:p>75</text:p>
          </table:table-cell>
          <table:table-cell table:formula="of:=[.D1182]/[.A1182]" office:value-type="float" office:value="1.02739726027397">
            <text:p>1.0273972603</text:p>
          </table:table-cell>
          <table:table-cell office:value-type="float" office:value="77">
            <text:p>77</text:p>
          </table:table-cell>
          <table:table-cell table:formula="of:=[.F1182]/[.A1182]" office:value-type="float" office:value="1.05479452054795">
            <text:p>1.0547945205</text:p>
          </table:table-cell>
          <table:table-cell office:value-type="float" office:value="75">
            <text:p>75</text:p>
          </table:table-cell>
          <table:table-cell table:formula="of:=[.H1182]/[.A1182]" office:value-type="float" office:value="1.02739726027397">
            <text:p>1.027397260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table:formula="of:=[.B1183]/[.A1183]" office:value-type="float" office:value="1.01470588235294">
            <text:p>1.0147058824</text:p>
          </table:table-cell>
          <table:table-cell office:value-type="float" office:value="140">
            <text:p>140</text:p>
          </table:table-cell>
          <table:table-cell table:formula="of:=[.D1183]/[.A1183]" office:value-type="float" office:value="1.02941176470588">
            <text:p>1.0294117647</text:p>
          </table:table-cell>
          <table:table-cell office:value-type="float" office:value="140">
            <text:p>140</text:p>
          </table:table-cell>
          <table:table-cell table:formula="of:=[.F1183]/[.A1183]" office:value-type="float" office:value="1.02941176470588">
            <text:p>1.0294117647</text:p>
          </table:table-cell>
          <table:table-cell office:value-type="float" office:value="139">
            <text:p>139</text:p>
          </table:table-cell>
          <table:table-cell table:formula="of:=[.H1183]/[.A1183]" office:value-type="float" office:value="1.02205882352941">
            <text:p>1.0220588235</text:p>
          </table:table-cell>
        </table:table-row>
        <table:table-row table:style-name="ro1">
          <table:table-cell table:number-columns-repeated="2" office:value-type="float" office:value="73">
            <text:p>73</text:p>
          </table:table-cell>
          <table:table-cell table:formula="of:=[.B1184]/[.A1184]" office:value-type="float" office:value="1">
            <text:p>1</text:p>
          </table:table-cell>
          <table:table-cell office:value-type="float" office:value="72">
            <text:p>72</text:p>
          </table:table-cell>
          <table:table-cell table:formula="of:=[.D1184]/[.A1184]" office:value-type="float" office:value="0.986301369863014">
            <text:p>0.9863013699</text:p>
          </table:table-cell>
          <table:table-cell office:value-type="float" office:value="75">
            <text:p>75</text:p>
          </table:table-cell>
          <table:table-cell table:formula="of:=[.F1184]/[.A1184]" office:value-type="float" office:value="1.02739726027397">
            <text:p>1.0273972603</text:p>
          </table:table-cell>
          <table:table-cell office:value-type="float" office:value="74">
            <text:p>74</text:p>
          </table:table-cell>
          <table:table-cell table:formula="of:=[.H1184]/[.A1184]" office:value-type="float" office:value="1.01369863013699">
            <text:p>1.013698630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442">
            <text:p>442</text:p>
          </table:table-cell>
          <table:table-cell table:formula="of:=[.B1185]/[.A1185]" office:value-type="float" office:value="1.00454545454545">
            <text:p>1.0045454545</text:p>
          </table:table-cell>
          <table:table-cell office:value-type="float" office:value="448">
            <text:p>448</text:p>
          </table:table-cell>
          <table:table-cell table:formula="of:=[.D1185]/[.A1185]" office:value-type="float" office:value="1.01818181818182">
            <text:p>1.0181818182</text:p>
          </table:table-cell>
          <table:table-cell office:value-type="float" office:value="414">
            <text:p>414</text:p>
          </table:table-cell>
          <table:table-cell table:formula="of:=[.F1185]/[.A1185]" office:value-type="float" office:value="0.940909090909091">
            <text:p>0.9409090909</text:p>
          </table:table-cell>
          <table:table-cell office:value-type="float" office:value="447">
            <text:p>447</text:p>
          </table:table-cell>
          <table:table-cell table:formula="of:=[.H1185]/[.A1185]" office:value-type="float" office:value="1.01590909090909">
            <text:p>1.0159090909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475">
            <text:p>475</text:p>
          </table:table-cell>
          <table:table-cell table:formula="of:=[.B1186]/[.A1186]" office:value-type="float" office:value="1.01063829787234">
            <text:p>1.0106382979</text:p>
          </table:table-cell>
          <table:table-cell office:value-type="float" office:value="482">
            <text:p>482</text:p>
          </table:table-cell>
          <table:table-cell table:formula="of:=[.D1186]/[.A1186]" office:value-type="float" office:value="1.02553191489362">
            <text:p>1.0255319149</text:p>
          </table:table-cell>
          <table:table-cell office:value-type="float" office:value="602">
            <text:p>602</text:p>
          </table:table-cell>
          <table:table-cell table:formula="of:=[.F1186]/[.A1186]" office:value-type="float" office:value="1.28085106382979">
            <text:p>1.2808510638</text:p>
          </table:table-cell>
          <table:table-cell office:value-type="float" office:value="478">
            <text:p>478</text:p>
          </table:table-cell>
          <table:table-cell table:formula="of:=[.H1186]/[.A1186]" office:value-type="float" office:value="1.01702127659574">
            <text:p>1.017021276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formula="of:=[.B1187]/[.A1187]" office:value-type="float" office:value="0.987012987012987">
            <text:p>0.987012987</text:p>
          </table:table-cell>
          <table:table-cell office:value-type="float" office:value="76">
            <text:p>76</text:p>
          </table:table-cell>
          <table:table-cell table:formula="of:=[.D1187]/[.A1187]" office:value-type="float" office:value="0.987012987012987">
            <text:p>0.987012987</text:p>
          </table:table-cell>
          <table:table-cell office:value-type="float" office:value="83">
            <text:p>83</text:p>
          </table:table-cell>
          <table:table-cell table:formula="of:=[.F1187]/[.A1187]" office:value-type="float" office:value="1.07792207792208">
            <text:p>1.0779220779</text:p>
          </table:table-cell>
          <table:table-cell office:value-type="float" office:value="77">
            <text:p>77</text:p>
          </table:table-cell>
          <table:table-cell table:formula="of:=[.H1187]/[.A1187]" office:value-type="float" office:value="1">
            <text:p>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table:formula="of:=[.B1188]/[.A1188]" office:value-type="float" office:value="0.985507246376812">
            <text:p>0.9855072464</text:p>
          </table:table-cell>
          <table:table-cell office:value-type="float" office:value="140">
            <text:p>140</text:p>
          </table:table-cell>
          <table:table-cell table:formula="of:=[.D1188]/[.A1188]" office:value-type="float" office:value="1.01449275362319">
            <text:p>1.0144927536</text:p>
          </table:table-cell>
          <table:table-cell office:value-type="float" office:value="139">
            <text:p>139</text:p>
          </table:table-cell>
          <table:table-cell table:formula="of:=[.F1188]/[.A1188]" office:value-type="float" office:value="1.00724637681159">
            <text:p>1.0072463768</text:p>
          </table:table-cell>
          <table:table-cell office:value-type="float" office:value="137">
            <text:p>137</text:p>
          </table:table-cell>
          <table:table-cell table:formula="of:=[.H1188]/[.A1188]" office:value-type="float" office:value="0.992753623188406">
            <text:p>0.992753623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8">
            <text:p>138</text:p>
          </table:table-cell>
          <table:table-cell table:formula="of:=[.B1189]/[.A1189]" office:value-type="float" office:value="1.02222222222222">
            <text:p>1.0222222222</text:p>
          </table:table-cell>
          <table:table-cell office:value-type="float" office:value="138">
            <text:p>138</text:p>
          </table:table-cell>
          <table:table-cell table:formula="of:=[.D1189]/[.A1189]" office:value-type="float" office:value="1.02222222222222">
            <text:p>1.0222222222</text:p>
          </table:table-cell>
          <table:table-cell office:value-type="float" office:value="139">
            <text:p>139</text:p>
          </table:table-cell>
          <table:table-cell table:formula="of:=[.F1189]/[.A1189]" office:value-type="float" office:value="1.02962962962963">
            <text:p>1.0296296296</text:p>
          </table:table-cell>
          <table:table-cell office:value-type="float" office:value="137">
            <text:p>137</text:p>
          </table:table-cell>
          <table:table-cell table:formula="of:=[.H1189]/[.A1189]" office:value-type="float" office:value="1.01481481481481">
            <text:p>1.0148148148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515">
            <text:p>515</text:p>
          </table:table-cell>
          <table:table-cell table:formula="of:=[.B1190]/[.A1190]" office:value-type="float" office:value="0.998062015503876">
            <text:p>0.9980620155</text:p>
          </table:table-cell>
          <table:table-cell office:value-type="float" office:value="528">
            <text:p>528</text:p>
          </table:table-cell>
          <table:table-cell table:formula="of:=[.D1190]/[.A1190]" office:value-type="float" office:value="1.02325581395349">
            <text:p>1.023255814</text:p>
          </table:table-cell>
          <table:table-cell office:value-type="float" office:value="502">
            <text:p>502</text:p>
          </table:table-cell>
          <table:table-cell table:formula="of:=[.F1190]/[.A1190]" office:value-type="float" office:value="0.972868217054264">
            <text:p>0.9728682171</text:p>
          </table:table-cell>
          <table:table-cell office:value-type="float" office:value="519">
            <text:p>519</text:p>
          </table:table-cell>
          <table:table-cell table:formula="of:=[.H1190]/[.A1190]" office:value-type="float" office:value="1.00581395348837">
            <text:p>1.0058139535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589">
            <text:p>589</text:p>
          </table:table-cell>
          <table:table-cell table:formula="of:=[.B1191]/[.A1191]" office:value-type="float" office:value="1.00683760683761">
            <text:p>1.0068376068</text:p>
          </table:table-cell>
          <table:table-cell office:value-type="float" office:value="599">
            <text:p>599</text:p>
          </table:table-cell>
          <table:table-cell table:formula="of:=[.D1191]/[.A1191]" office:value-type="float" office:value="1.02393162393162">
            <text:p>1.0239316239</text:p>
          </table:table-cell>
          <table:table-cell office:value-type="float" office:value="424">
            <text:p>424</text:p>
          </table:table-cell>
          <table:table-cell table:formula="of:=[.F1191]/[.A1191]" office:value-type="float" office:value="0.724786324786325">
            <text:p>0.7247863248</text:p>
          </table:table-cell>
          <table:table-cell office:value-type="float" office:value="585">
            <text:p>585</text:p>
          </table:table-cell>
          <table:table-cell table:formula="of:=[.H1191]/[.A1191]" office:value-type="float" office:value="1">
            <text:p>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9">
            <text:p>139</text:p>
          </table:table-cell>
          <table:table-cell table:formula="of:=[.B1192]/[.A1192]" office:value-type="float" office:value="1.01459854014599">
            <text:p>1.0145985401</text:p>
          </table:table-cell>
          <table:table-cell office:value-type="float" office:value="140">
            <text:p>140</text:p>
          </table:table-cell>
          <table:table-cell table:formula="of:=[.D1192]/[.A1192]" office:value-type="float" office:value="1.02189781021898">
            <text:p>1.0218978102</text:p>
          </table:table-cell>
          <table:table-cell office:value-type="float" office:value="139">
            <text:p>139</text:p>
          </table:table-cell>
          <table:table-cell table:formula="of:=[.F1192]/[.A1192]" office:value-type="float" office:value="1.01459854014599">
            <text:p>1.0145985401</text:p>
          </table:table-cell>
          <table:table-cell office:value-type="float" office:value="136">
            <text:p>136</text:p>
          </table:table-cell>
          <table:table-cell table:formula="of:=[.H1192]/[.A1192]" office:value-type="float" office:value="0.992700729927007">
            <text:p>0.992700729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formula="of:=[.B1193]/[.A1193]" office:value-type="float" office:value="1.00729927007299">
            <text:p>1.0072992701</text:p>
          </table:table-cell>
          <table:table-cell office:value-type="float" office:value="140">
            <text:p>140</text:p>
          </table:table-cell>
          <table:table-cell table:formula="of:=[.D1193]/[.A1193]" office:value-type="float" office:value="1.02189781021898">
            <text:p>1.0218978102</text:p>
          </table:table-cell>
          <table:table-cell office:value-type="float" office:value="141">
            <text:p>141</text:p>
          </table:table-cell>
          <table:table-cell table:formula="of:=[.F1193]/[.A1193]" office:value-type="float" office:value="1.02919708029197">
            <text:p>1.0291970803</text:p>
          </table:table-cell>
          <table:table-cell office:value-type="float" office:value="139">
            <text:p>139</text:p>
          </table:table-cell>
          <table:table-cell table:formula="of:=[.H1193]/[.A1193]" office:value-type="float" office:value="1.01459854014599">
            <text:p>1.014598540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formula="of:=[.B1194]/[.A1194]" office:value-type="float" office:value="1.00740740740741">
            <text:p>1.0074074074</text:p>
          </table:table-cell>
          <table:table-cell office:value-type="float" office:value="138">
            <text:p>138</text:p>
          </table:table-cell>
          <table:table-cell table:formula="of:=[.D1194]/[.A1194]" office:value-type="float" office:value="1.02222222222222">
            <text:p>1.0222222222</text:p>
          </table:table-cell>
          <table:table-cell office:value-type="float" office:value="136">
            <text:p>136</text:p>
          </table:table-cell>
          <table:table-cell table:formula="of:=[.F1194]/[.A1194]" office:value-type="float" office:value="1.00740740740741">
            <text:p>1.0074074074</text:p>
          </table:table-cell>
          <table:table-cell office:value-type="float" office:value="138">
            <text:p>138</text:p>
          </table:table-cell>
          <table:table-cell table:formula="of:=[.H1194]/[.A1194]" office:value-type="float" office:value="1.02222222222222">
            <text:p>1.0222222222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845">
            <text:p>845</text:p>
          </table:table-cell>
          <table:table-cell table:formula="of:=[.B1195]/[.A1195]" office:value-type="float" office:value="1.00118483412322">
            <text:p>1.0011848341</text:p>
          </table:table-cell>
          <table:table-cell office:value-type="float" office:value="848">
            <text:p>848</text:p>
          </table:table-cell>
          <table:table-cell table:formula="of:=[.D1195]/[.A1195]" office:value-type="float" office:value="1.00473933649289">
            <text:p>1.0047393365</text:p>
          </table:table-cell>
          <table:table-cell office:value-type="float" office:value="750">
            <text:p>750</text:p>
          </table:table-cell>
          <table:table-cell table:formula="of:=[.F1195]/[.A1195]" office:value-type="float" office:value="0.888625592417062">
            <text:p>0.8886255924</text:p>
          </table:table-cell>
          <table:table-cell office:value-type="float" office:value="856">
            <text:p>856</text:p>
          </table:table-cell>
          <table:table-cell table:formula="of:=[.H1195]/[.A1195]" office:value-type="float" office:value="1.01421800947867">
            <text:p>1.014218009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table:formula="of:=[.B1196]/[.A1196]" office:value-type="float" office:value="1.01470588235294">
            <text:p>1.0147058824</text:p>
          </table:table-cell>
          <table:table-cell office:value-type="float" office:value="138">
            <text:p>138</text:p>
          </table:table-cell>
          <table:table-cell table:formula="of:=[.D1196]/[.A1196]" office:value-type="float" office:value="1.01470588235294">
            <text:p>1.0147058824</text:p>
          </table:table-cell>
          <table:table-cell office:value-type="float" office:value="136">
            <text:p>136</text:p>
          </table:table-cell>
          <table:table-cell table:formula="of:=[.F1196]/[.A1196]" office:value-type="float" office:value="1">
            <text:p>1</text:p>
          </table:table-cell>
          <table:table-cell office:value-type="float" office:value="138">
            <text:p>138</text:p>
          </table:table-cell>
          <table:table-cell table:formula="of:=[.H1196]/[.A1196]" office:value-type="float" office:value="1.01470588235294">
            <text:p>1.0147058824</text:p>
          </table:table-cell>
        </table:table-row>
        <table:table-row table:style-name="ro1">
          <table:table-cell table:number-columns-repeated="2" office:value-type="float" office:value="72">
            <text:p>72</text:p>
          </table:table-cell>
          <table:table-cell table:formula="of:=[.B1197]/[.A1197]" office:value-type="float" office:value="1">
            <text:p>1</text:p>
          </table:table-cell>
          <table:table-cell office:value-type="float" office:value="72">
            <text:p>72</text:p>
          </table:table-cell>
          <table:table-cell table:formula="of:=[.D1197]/[.A1197]" office:value-type="float" office:value="1">
            <text:p>1</text:p>
          </table:table-cell>
          <table:table-cell office:value-type="float" office:value="73">
            <text:p>73</text:p>
          </table:table-cell>
          <table:table-cell table:formula="of:=[.F1197]/[.A1197]" office:value-type="float" office:value="1.01388888888889">
            <text:p>1.0138888889</text:p>
          </table:table-cell>
          <table:table-cell office:value-type="float" office:value="73">
            <text:p>73</text:p>
          </table:table-cell>
          <table:table-cell table:formula="of:=[.H1197]/[.A1197]" office:value-type="float" office:value="1.01388888888889">
            <text:p>1.0138888889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518">
            <text:p>518</text:p>
          </table:table-cell>
          <table:table-cell table:formula="of:=[.B1198]/[.A1198]" office:value-type="float" office:value="1.00582524271845">
            <text:p>1.0058252427</text:p>
          </table:table-cell>
          <table:table-cell office:value-type="float" office:value="524">
            <text:p>524</text:p>
          </table:table-cell>
          <table:table-cell table:formula="of:=[.D1198]/[.A1198]" office:value-type="float" office:value="1.01747572815534">
            <text:p>1.0174757282</text:p>
          </table:table-cell>
          <table:table-cell office:value-type="float" office:value="404">
            <text:p>404</text:p>
          </table:table-cell>
          <table:table-cell table:formula="of:=[.F1198]/[.A1198]" office:value-type="float" office:value="0.784466019417476">
            <text:p>0.7844660194</text:p>
          </table:table-cell>
          <table:table-cell office:value-type="float" office:value="518">
            <text:p>518</text:p>
          </table:table-cell>
          <table:table-cell table:formula="of:=[.H1198]/[.A1198]" office:value-type="float" office:value="1.00582524271845">
            <text:p>1.0058252427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568">
            <text:p>568</text:p>
          </table:table-cell>
          <table:table-cell table:formula="of:=[.B1199]/[.A1199]" office:value-type="float" office:value="1.01067615658363">
            <text:p>1.0106761566</text:p>
          </table:table-cell>
          <table:table-cell office:value-type="float" office:value="575">
            <text:p>575</text:p>
          </table:table-cell>
          <table:table-cell table:formula="of:=[.D1199]/[.A1199]" office:value-type="float" office:value="1.02313167259786">
            <text:p>1.0231316726</text:p>
          </table:table-cell>
          <table:table-cell office:value-type="float" office:value="704">
            <text:p>704</text:p>
          </table:table-cell>
          <table:table-cell table:formula="of:=[.F1199]/[.A1199]" office:value-type="float" office:value="1.25266903914591">
            <text:p>1.2526690391</text:p>
          </table:table-cell>
          <table:table-cell office:value-type="float" office:value="572">
            <text:p>572</text:p>
          </table:table-cell>
          <table:table-cell table:formula="of:=[.H1199]/[.A1199]" office:value-type="float" office:value="1.01779359430605">
            <text:p>1.0177935943</text:p>
          </table:table-cell>
        </table:table-row>
        <table:table-row table:style-name="ro1">
          <table:table-cell table:number-columns-repeated="2" office:value-type="float" office:value="74">
            <text:p>74</text:p>
          </table:table-cell>
          <table:table-cell table:formula="of:=[.B1200]/[.A1200]" office:value-type="float" office:value="1">
            <text:p>1</text:p>
          </table:table-cell>
          <table:table-cell office:value-type="float" office:value="76">
            <text:p>76</text:p>
          </table:table-cell>
          <table:table-cell table:formula="of:=[.D1200]/[.A1200]" office:value-type="float" office:value="1.02702702702703">
            <text:p>1.027027027</text:p>
          </table:table-cell>
          <table:table-cell office:value-type="float" office:value="77">
            <text:p>77</text:p>
          </table:table-cell>
          <table:table-cell table:formula="of:=[.F1200]/[.A1200]" office:value-type="float" office:value="1.04054054054054">
            <text:p>1.0405405405</text:p>
          </table:table-cell>
          <table:table-cell office:value-type="float" office:value="73">
            <text:p>73</text:p>
          </table:table-cell>
          <table:table-cell table:formula="of:=[.H1200]/[.A1200]" office:value-type="float" office:value="0.986486486486487">
            <text:p>0.986486486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table:formula="of:=[.B1201]/[.A1201]" office:value-type="float" office:value="1.01470588235294">
            <text:p>1.0147058824</text:p>
          </table:table-cell>
          <table:table-cell office:value-type="float" office:value="139">
            <text:p>139</text:p>
          </table:table-cell>
          <table:table-cell table:formula="of:=[.D1201]/[.A1201]" office:value-type="float" office:value="1.02205882352941">
            <text:p>1.0220588235</text:p>
          </table:table-cell>
          <table:table-cell office:value-type="float" office:value="140">
            <text:p>140</text:p>
          </table:table-cell>
          <table:table-cell table:formula="of:=[.F1201]/[.A1201]" office:value-type="float" office:value="1.02941176470588">
            <text:p>1.0294117647</text:p>
          </table:table-cell>
          <table:table-cell office:value-type="float" office:value="137">
            <text:p>137</text:p>
          </table:table-cell>
          <table:table-cell table:formula="of:=[.H1201]/[.A1201]" office:value-type="float" office:value="1.00735294117647">
            <text:p>1.0073529412</text:p>
          </table:table-cell>
        </table:table-row>
        <table:table-row table:style-name="ro1">
          <table:table-cell table:number-columns-repeated="2" office:value-type="float" office:value="138">
            <text:p>138</text:p>
          </table:table-cell>
          <table:table-cell table:formula="of:=[.B1202]/[.A1202]" office:value-type="float" office:value="1">
            <text:p>1</text:p>
          </table:table-cell>
          <table:table-cell office:value-type="float" office:value="141">
            <text:p>141</text:p>
          </table:table-cell>
          <table:table-cell table:formula="of:=[.D1202]/[.A1202]" office:value-type="float" office:value="1.02173913043478">
            <text:p>1.0217391304</text:p>
          </table:table-cell>
          <table:table-cell office:value-type="float" office:value="139">
            <text:p>139</text:p>
          </table:table-cell>
          <table:table-cell table:formula="of:=[.F1202]/[.A1202]" office:value-type="float" office:value="1.00724637681159">
            <text:p>1.0072463768</text:p>
          </table:table-cell>
          <table:table-cell office:value-type="float" office:value="139">
            <text:p>139</text:p>
          </table:table-cell>
          <table:table-cell table:formula="of:=[.H1202]/[.A1202]" office:value-type="float" office:value="1.00724637681159">
            <text:p>1.007246376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table:formula="of:=[.B1203]/[.A1203]" office:value-type="float" office:value="0.986486486486487">
            <text:p>0.9864864865</text:p>
          </table:table-cell>
          <table:table-cell office:value-type="float" office:value="76">
            <text:p>76</text:p>
          </table:table-cell>
          <table:table-cell table:formula="of:=[.D1203]/[.A1203]" office:value-type="float" office:value="1.02702702702703">
            <text:p>1.027027027</text:p>
          </table:table-cell>
          <table:table-cell office:value-type="float" office:value="75">
            <text:p>75</text:p>
          </table:table-cell>
          <table:table-cell table:formula="of:=[.F1203]/[.A1203]" office:value-type="float" office:value="1.01351351351351">
            <text:p>1.0135135135</text:p>
          </table:table-cell>
          <table:table-cell office:value-type="float" office:value="73">
            <text:p>73</text:p>
          </table:table-cell>
          <table:table-cell table:formula="of:=[.H1203]/[.A1203]" office:value-type="float" office:value="0.986486486486487">
            <text:p>0.986486486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formula="of:=[.B1204]/[.A1204]" office:value-type="float" office:value="1.01408450704225">
            <text:p>1.014084507</text:p>
          </table:table-cell>
          <table:table-cell office:value-type="float" office:value="75">
            <text:p>75</text:p>
          </table:table-cell>
          <table:table-cell table:formula="of:=[.D1204]/[.A1204]" office:value-type="float" office:value="1.05633802816901">
            <text:p>1.0563380282</text:p>
          </table:table-cell>
          <table:table-cell office:value-type="float" office:value="76">
            <text:p>76</text:p>
          </table:table-cell>
          <table:table-cell table:formula="of:=[.F1204]/[.A1204]" office:value-type="float" office:value="1.07042253521127">
            <text:p>1.0704225352</text:p>
          </table:table-cell>
          <table:table-cell office:value-type="float" office:value="72">
            <text:p>72</text:p>
          </table:table-cell>
          <table:table-cell table:formula="of:=[.H1204]/[.A1204]" office:value-type="float" office:value="1.01408450704225">
            <text:p>1.014084507</text:p>
          </table:table-cell>
        </table:table-row>
        <table:table-row table:style-name="ro1">
          <table:table-cell table:number-columns-repeated="2" office:value-type="float" office:value="72">
            <text:p>72</text:p>
          </table:table-cell>
          <table:table-cell table:formula="of:=[.B1205]/[.A1205]" office:value-type="float" office:value="1">
            <text:p>1</text:p>
          </table:table-cell>
          <table:table-cell office:value-type="float" office:value="74">
            <text:p>74</text:p>
          </table:table-cell>
          <table:table-cell table:formula="of:=[.D1205]/[.A1205]" office:value-type="float" office:value="1.02777777777778">
            <text:p>1.0277777778</text:p>
          </table:table-cell>
          <table:table-cell office:value-type="float" office:value="75">
            <text:p>75</text:p>
          </table:table-cell>
          <table:table-cell table:formula="of:=[.F1205]/[.A1205]" office:value-type="float" office:value="1.04166666666667">
            <text:p>1.0416666667</text:p>
          </table:table-cell>
          <table:table-cell office:value-type="float" office:value="71">
            <text:p>71</text:p>
          </table:table-cell>
          <table:table-cell table:formula="of:=[.H1205]/[.A1205]" office:value-type="float" office:value="0.986111111111111">
            <text:p>0.9861111111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718">
            <text:p>718</text:p>
          </table:table-cell>
          <table:table-cell table:formula="of:=[.B1206]/[.A1206]" office:value-type="float" office:value="1.0041958041958">
            <text:p>1.0041958042</text:p>
          </table:table-cell>
          <table:table-cell office:value-type="float" office:value="728">
            <text:p>728</text:p>
          </table:table-cell>
          <table:table-cell table:formula="of:=[.D1206]/[.A1206]" office:value-type="float" office:value="1.01818181818182">
            <text:p>1.0181818182</text:p>
          </table:table-cell>
          <table:table-cell office:value-type="float" office:value="571">
            <text:p>571</text:p>
          </table:table-cell>
          <table:table-cell table:formula="of:=[.F1206]/[.A1206]" office:value-type="float" office:value="0.798601398601399">
            <text:p>0.7986013986</text:p>
          </table:table-cell>
          <table:table-cell office:value-type="float" office:value="718">
            <text:p>718</text:p>
          </table:table-cell>
          <table:table-cell table:formula="of:=[.H1206]/[.A1206]" office:value-type="float" office:value="1.0041958041958">
            <text:p>1.0041958042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560">
            <text:p>560</text:p>
          </table:table-cell>
          <table:table-cell table:formula="of:=[.B1207]/[.A1207]" office:value-type="float" office:value="1.01449275362319">
            <text:p>1.0144927536</text:p>
          </table:table-cell>
          <table:table-cell office:value-type="float" office:value="564">
            <text:p>564</text:p>
          </table:table-cell>
          <table:table-cell table:formula="of:=[.D1207]/[.A1207]" office:value-type="float" office:value="1.02173913043478">
            <text:p>1.0217391304</text:p>
          </table:table-cell>
          <table:table-cell office:value-type="float" office:value="681">
            <text:p>681</text:p>
          </table:table-cell>
          <table:table-cell table:formula="of:=[.F1207]/[.A1207]" office:value-type="float" office:value="1.23369565217391">
            <text:p>1.2336956522</text:p>
          </table:table-cell>
          <table:table-cell office:value-type="float" office:value="567">
            <text:p>567</text:p>
          </table:table-cell>
          <table:table-cell table:formula="of:=[.H1207]/[.A1207]" office:value-type="float" office:value="1.02717391304348">
            <text:p>1.02717391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table:formula="of:=[.B1208]/[.A1208]" office:value-type="float" office:value="1.01369863013699">
            <text:p>1.0136986301</text:p>
          </table:table-cell>
          <table:table-cell office:value-type="float" office:value="76">
            <text:p>76</text:p>
          </table:table-cell>
          <table:table-cell table:formula="of:=[.D1208]/[.A1208]" office:value-type="float" office:value="1.04109589041096">
            <text:p>1.0410958904</text:p>
          </table:table-cell>
          <table:table-cell office:value-type="float" office:value="72">
            <text:p>72</text:p>
          </table:table-cell>
          <table:table-cell table:formula="of:=[.F1208]/[.A1208]" office:value-type="float" office:value="0.986301369863014">
            <text:p>0.9863013699</text:p>
          </table:table-cell>
          <table:table-cell office:value-type="float" office:value="77">
            <text:p>77</text:p>
          </table:table-cell>
          <table:table-cell table:formula="of:=[.H1208]/[.A1208]" office:value-type="float" office:value="1.05479452054795">
            <text:p>1.05479452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B1209]/[.A1209]" office:value-type="float" office:value="1.14285714285714">
            <text:p>1.1428571429</text:p>
          </table:table-cell>
          <table:table-cell office:value-type="float" office:value="9">
            <text:p>9</text:p>
          </table:table-cell>
          <table:table-cell table:formula="of:=[.D1209]/[.A1209]" office:value-type="float" office:value="1.28571428571429">
            <text:p>1.2857142857</text:p>
          </table:table-cell>
          <table:table-cell office:value-type="float" office:value="8">
            <text:p>8</text:p>
          </table:table-cell>
          <table:table-cell table:formula="of:=[.F1209]/[.A1209]" office:value-type="float" office:value="1.14285714285714">
            <text:p>1.1428571429</text:p>
          </table:table-cell>
          <table:table-cell office:value-type="float" office:value="9">
            <text:p>9</text:p>
          </table:table-cell>
          <table:table-cell table:formula="of:=[.H1209]/[.A1209]" office:value-type="float" office:value="1.28571428571429">
            <text:p>1.285714285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table:formula="of:=[.B1210]/[.A1210]" office:value-type="float" office:value="1.02739726027397">
            <text:p>1.0273972603</text:p>
          </table:table-cell>
          <table:table-cell office:value-type="float" office:value="77">
            <text:p>77</text:p>
          </table:table-cell>
          <table:table-cell table:formula="of:=[.D1210]/[.A1210]" office:value-type="float" office:value="1.05479452054795">
            <text:p>1.0547945205</text:p>
          </table:table-cell>
          <table:table-cell office:value-type="float" office:value="76">
            <text:p>76</text:p>
          </table:table-cell>
          <table:table-cell table:formula="of:=[.F1210]/[.A1210]" office:value-type="float" office:value="1.04109589041096">
            <text:p>1.0410958904</text:p>
          </table:table-cell>
          <table:table-cell office:value-type="float" office:value="75">
            <text:p>75</text:p>
          </table:table-cell>
          <table:table-cell table:formula="of:=[.H1210]/[.A1210]" office:value-type="float" office:value="1.02739726027397">
            <text:p>1.027397260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9">
            <text:p>139</text:p>
          </table:table-cell>
          <table:table-cell table:formula="of:=[.B1211]/[.A1211]" office:value-type="float" office:value="1.02205882352941">
            <text:p>1.0220588235</text:p>
          </table:table-cell>
          <table:table-cell office:value-type="float" office:value="138">
            <text:p>138</text:p>
          </table:table-cell>
          <table:table-cell table:formula="of:=[.D1211]/[.A1211]" office:value-type="float" office:value="1.01470588235294">
            <text:p>1.0147058824</text:p>
          </table:table-cell>
          <table:table-cell office:value-type="float" office:value="140">
            <text:p>140</text:p>
          </table:table-cell>
          <table:table-cell table:formula="of:=[.F1211]/[.A1211]" office:value-type="float" office:value="1.02941176470588">
            <text:p>1.0294117647</text:p>
          </table:table-cell>
          <table:table-cell office:value-type="float" office:value="139">
            <text:p>139</text:p>
          </table:table-cell>
          <table:table-cell table:formula="of:=[.H1211]/[.A1211]" office:value-type="float" office:value="1.02205882352941">
            <text:p>1.0220588235</text:p>
          </table:table-cell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1488">
            <text:p>1488</text:p>
          </table:table-cell>
          <table:table-cell table:formula="of:=[.B1212]/[.A1212]" office:value-type="float" office:value="1.00472653612424">
            <text:p>1.0047265361</text:p>
          </table:table-cell>
          <table:table-cell office:value-type="float" office:value="1502">
            <text:p>1502</text:p>
          </table:table-cell>
          <table:table-cell table:formula="of:=[.D1212]/[.A1212]" office:value-type="float" office:value="1.01417960837272">
            <text:p>1.0141796084</text:p>
          </table:table-cell>
          <table:table-cell office:value-type="float" office:value="1899">
            <text:p>1899</text:p>
          </table:table-cell>
          <table:table-cell table:formula="of:=[.F1212]/[.A1212]" office:value-type="float" office:value="1.28224172856178">
            <text:p>1.2822417286</text:p>
          </table:table-cell>
          <table:table-cell office:value-type="float" office:value="1507">
            <text:p>1507</text:p>
          </table:table-cell>
          <table:table-cell table:formula="of:=[.H1212]/[.A1212]" office:value-type="float" office:value="1.01755570560432">
            <text:p>1.0175557056</text:p>
          </table:table-cell>
        </table:table-row>
        <table:table-row table:style-name="ro1">
          <table:table-cell table:number-columns-repeated="2" office:value-type="float" office:value="138">
            <text:p>138</text:p>
          </table:table-cell>
          <table:table-cell table:formula="of:=[.B1213]/[.A1213]" office:value-type="float" office:value="1">
            <text:p>1</text:p>
          </table:table-cell>
          <table:table-cell office:value-type="float" office:value="136">
            <text:p>136</text:p>
          </table:table-cell>
          <table:table-cell table:formula="of:=[.D1213]/[.A1213]" office:value-type="float" office:value="0.985507246376812">
            <text:p>0.9855072464</text:p>
          </table:table-cell>
          <table:table-cell office:value-type="float" office:value="141">
            <text:p>141</text:p>
          </table:table-cell>
          <table:table-cell table:formula="of:=[.F1213]/[.A1213]" office:value-type="float" office:value="1.02173913043478">
            <text:p>1.0217391304</text:p>
          </table:table-cell>
          <table:table-cell office:value-type="float" office:value="136">
            <text:p>136</text:p>
          </table:table-cell>
          <table:table-cell table:formula="of:=[.H1213]/[.A1213]" office:value-type="float" office:value="0.985507246376812">
            <text:p>0.9855072464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568">
            <text:p>568</text:p>
          </table:table-cell>
          <table:table-cell table:formula="of:=[.B1214]/[.A1214]" office:value-type="float" office:value="1.0088809946714">
            <text:p>1.0088809947</text:p>
          </table:table-cell>
          <table:table-cell office:value-type="float" office:value="572">
            <text:p>572</text:p>
          </table:table-cell>
          <table:table-cell table:formula="of:=[.D1214]/[.A1214]" office:value-type="float" office:value="1.01598579040853">
            <text:p>1.0159857904</text:p>
          </table:table-cell>
          <table:table-cell office:value-type="float" office:value="436">
            <text:p>436</text:p>
          </table:table-cell>
          <table:table-cell table:formula="of:=[.F1214]/[.A1214]" office:value-type="float" office:value="0.774422735346359">
            <text:p>0.7744227353</text:p>
          </table:table-cell>
          <table:table-cell office:value-type="float" office:value="580">
            <text:p>580</text:p>
          </table:table-cell>
          <table:table-cell table:formula="of:=[.H1214]/[.A1214]" office:value-type="float" office:value="1.03019538188277">
            <text:p>1.030195381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formula="of:=[.B1215]/[.A1215]" office:value-type="float" office:value="1.02816901408451">
            <text:p>1.0281690141</text:p>
          </table:table-cell>
          <table:table-cell office:value-type="float" office:value="74">
            <text:p>74</text:p>
          </table:table-cell>
          <table:table-cell table:formula="of:=[.D1215]/[.A1215]" office:value-type="float" office:value="1.04225352112676">
            <text:p>1.0422535211</text:p>
          </table:table-cell>
          <table:table-cell office:value-type="float" office:value="73">
            <text:p>73</text:p>
          </table:table-cell>
          <table:table-cell table:formula="of:=[.F1215]/[.A1215]" office:value-type="float" office:value="1.02816901408451">
            <text:p>1.0281690141</text:p>
          </table:table-cell>
          <table:table-cell office:value-type="float" office:value="79">
            <text:p>79</text:p>
          </table:table-cell>
          <table:table-cell table:formula="of:=[.H1215]/[.A1215]" office:value-type="float" office:value="1.11267605633803">
            <text:p>1.112676056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formula="of:=[.B1216]/[.A1216]" office:value-type="float" office:value="1.00729927007299">
            <text:p>1.0072992701</text:p>
          </table:table-cell>
          <table:table-cell office:value-type="float" office:value="138">
            <text:p>138</text:p>
          </table:table-cell>
          <table:table-cell table:formula="of:=[.D1216]/[.A1216]" office:value-type="float" office:value="1.00729927007299">
            <text:p>1.0072992701</text:p>
          </table:table-cell>
          <table:table-cell office:value-type="float" office:value="140">
            <text:p>140</text:p>
          </table:table-cell>
          <table:table-cell table:formula="of:=[.F1216]/[.A1216]" office:value-type="float" office:value="1.02189781021898">
            <text:p>1.0218978102</text:p>
          </table:table-cell>
          <table:table-cell office:value-type="float" office:value="144">
            <text:p>144</text:p>
          </table:table-cell>
          <table:table-cell table:formula="of:=[.H1216]/[.A1216]" office:value-type="float" office:value="1.05109489051095">
            <text:p>1.0510948905</text:p>
          </table:table-cell>
        </table:table-row>
        <table:table-row table:style-name="ro1">
          <table:table-cell table:number-columns-repeated="2" office:value-type="float" office:value="137">
            <text:p>137</text:p>
          </table:table-cell>
          <table:table-cell table:formula="of:=[.B1217]/[.A1217]" office:value-type="float" office:value="1">
            <text:p>1</text:p>
          </table:table-cell>
          <table:table-cell office:value-type="float" office:value="140">
            <text:p>140</text:p>
          </table:table-cell>
          <table:table-cell table:formula="of:=[.D1217]/[.A1217]" office:value-type="float" office:value="1.02189781021898">
            <text:p>1.0218978102</text:p>
          </table:table-cell>
          <table:table-cell office:value-type="float" office:value="139">
            <text:p>139</text:p>
          </table:table-cell>
          <table:table-cell table:formula="of:=[.F1217]/[.A1217]" office:value-type="float" office:value="1.01459854014599">
            <text:p>1.0145985401</text:p>
          </table:table-cell>
          <table:table-cell office:value-type="float" office:value="138">
            <text:p>138</text:p>
          </table:table-cell>
          <table:table-cell table:formula="of:=[.H1217]/[.A1217]" office:value-type="float" office:value="1.00729927007299">
            <text:p>1.007299270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7">
            <text:p>137</text:p>
          </table:table-cell>
          <table:table-cell table:formula="of:=[.B1218]/[.A1218]" office:value-type="float" office:value="1.01481481481481">
            <text:p>1.0148148148</text:p>
          </table:table-cell>
          <table:table-cell office:value-type="float" office:value="138">
            <text:p>138</text:p>
          </table:table-cell>
          <table:table-cell table:formula="of:=[.D1218]/[.A1218]" office:value-type="float" office:value="1.02222222222222">
            <text:p>1.0222222222</text:p>
          </table:table-cell>
          <table:table-cell office:value-type="float" office:value="138">
            <text:p>138</text:p>
          </table:table-cell>
          <table:table-cell table:formula="of:=[.F1218]/[.A1218]" office:value-type="float" office:value="1.02222222222222">
            <text:p>1.0222222222</text:p>
          </table:table-cell>
          <table:table-cell office:value-type="float" office:value="137">
            <text:p>137</text:p>
          </table:table-cell>
          <table:table-cell table:formula="of:=[.H1218]/[.A1218]" office:value-type="float" office:value="1.01481481481481">
            <text:p>1.014814814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formula="of:=[.B1219]/[.A1219]" office:value-type="float" office:value="1.00740740740741">
            <text:p>1.0074074074</text:p>
          </table:table-cell>
          <table:table-cell office:value-type="float" office:value="139">
            <text:p>139</text:p>
          </table:table-cell>
          <table:table-cell table:formula="of:=[.D1219]/[.A1219]" office:value-type="float" office:value="1.02962962962963">
            <text:p>1.0296296296</text:p>
          </table:table-cell>
          <table:table-cell office:value-type="float" office:value="138">
            <text:p>138</text:p>
          </table:table-cell>
          <table:table-cell table:formula="of:=[.F1219]/[.A1219]" office:value-type="float" office:value="1.02222222222222">
            <text:p>1.0222222222</text:p>
          </table:table-cell>
          <table:table-cell office:value-type="float" office:value="137">
            <text:p>137</text:p>
          </table:table-cell>
          <table:table-cell table:formula="of:=[.H1219]/[.A1219]" office:value-type="float" office:value="1.01481481481481">
            <text:p>1.014814814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formula="of:=[.B1220]/[.A1220]" office:value-type="float" office:value="0.986666666666667">
            <text:p>0.9866666667</text:p>
          </table:table-cell>
          <table:table-cell office:value-type="float" office:value="77">
            <text:p>77</text:p>
          </table:table-cell>
          <table:table-cell table:formula="of:=[.D1220]/[.A1220]" office:value-type="float" office:value="1.02666666666667">
            <text:p>1.0266666667</text:p>
          </table:table-cell>
          <table:table-cell office:value-type="float" office:value="74">
            <text:p>74</text:p>
          </table:table-cell>
          <table:table-cell table:formula="of:=[.F1220]/[.A1220]" office:value-type="float" office:value="0.986666666666667">
            <text:p>0.9866666667</text:p>
          </table:table-cell>
          <table:table-cell office:value-type="float" office:value="73">
            <text:p>73</text:p>
          </table:table-cell>
          <table:table-cell table:formula="of:=[.H1220]/[.A1220]" office:value-type="float" office:value="0.973333333333333">
            <text:p>0.973333333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  <table:table-cell table:formula="of:=[.B1221]/[.A1221]" office:value-type="float" office:value="1.03759398496241">
            <text:p>1.037593985</text:p>
          </table:table-cell>
          <table:table-cell office:value-type="float" office:value="140">
            <text:p>140</text:p>
          </table:table-cell>
          <table:table-cell table:formula="of:=[.D1221]/[.A1221]" office:value-type="float" office:value="1.05263157894737">
            <text:p>1.0526315789</text:p>
          </table:table-cell>
          <table:table-cell office:value-type="float" office:value="136">
            <text:p>136</text:p>
          </table:table-cell>
          <table:table-cell table:formula="of:=[.F1221]/[.A1221]" office:value-type="float" office:value="1.02255639097744">
            <text:p>1.022556391</text:p>
          </table:table-cell>
          <table:table-cell office:value-type="float" office:value="139">
            <text:p>139</text:p>
          </table:table-cell>
          <table:table-cell table:formula="of:=[.H1221]/[.A1221]" office:value-type="float" office:value="1.04511278195489">
            <text:p>1.04511278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formula="of:=[.B1222]/[.A1222]" office:value-type="float" office:value="1.00729927007299">
            <text:p>1.0072992701</text:p>
          </table:table-cell>
          <table:table-cell office:value-type="float" office:value="138">
            <text:p>138</text:p>
          </table:table-cell>
          <table:table-cell table:formula="of:=[.D1222]/[.A1222]" office:value-type="float" office:value="1.00729927007299">
            <text:p>1.0072992701</text:p>
          </table:table-cell>
          <table:table-cell office:value-type="float" office:value="137">
            <text:p>137</text:p>
          </table:table-cell>
          <table:table-cell table:formula="of:=[.F1222]/[.A1222]" office:value-type="float" office:value="1">
            <text:p>1</text:p>
          </table:table-cell>
          <table:table-cell office:value-type="float" office:value="136">
            <text:p>136</text:p>
          </table:table-cell>
          <table:table-cell table:formula="of:=[.H1222]/[.A1222]" office:value-type="float" office:value="0.992700729927007">
            <text:p>0.9927007299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895">
            <text:p>895</text:p>
          </table:table-cell>
          <table:table-cell table:formula="of:=[.B1223]/[.A1223]" office:value-type="float" office:value="1.01359003397509">
            <text:p>1.013590034</text:p>
          </table:table-cell>
          <table:table-cell office:value-type="float" office:value="899">
            <text:p>899</text:p>
          </table:table-cell>
          <table:table-cell table:formula="of:=[.D1223]/[.A1223]" office:value-type="float" office:value="1.01812004530011">
            <text:p>1.0181200453</text:p>
          </table:table-cell>
          <table:table-cell office:value-type="float" office:value="1046">
            <text:p>1046</text:p>
          </table:table-cell>
          <table:table-cell table:formula="of:=[.F1223]/[.A1223]" office:value-type="float" office:value="1.1845979614949">
            <text:p>1.1845979615</text:p>
          </table:table-cell>
          <table:table-cell office:value-type="float" office:value="902">
            <text:p>902</text:p>
          </table:table-cell>
          <table:table-cell table:formula="of:=[.H1223]/[.A1223]" office:value-type="float" office:value="1.02151755379388">
            <text:p>1.021517553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formula="of:=[.B1224]/[.A1224]" office:value-type="float" office:value="1.00729927007299">
            <text:p>1.0072992701</text:p>
          </table:table-cell>
          <table:table-cell office:value-type="float" office:value="141">
            <text:p>141</text:p>
          </table:table-cell>
          <table:table-cell table:formula="of:=[.D1224]/[.A1224]" office:value-type="float" office:value="1.02919708029197">
            <text:p>1.0291970803</text:p>
          </table:table-cell>
          <table:table-cell office:value-type="float" office:value="140">
            <text:p>140</text:p>
          </table:table-cell>
          <table:table-cell table:formula="of:=[.F1224]/[.A1224]" office:value-type="float" office:value="1.02189781021898">
            <text:p>1.0218978102</text:p>
          </table:table-cell>
          <table:table-cell office:value-type="float" office:value="140">
            <text:p>140</text:p>
          </table:table-cell>
          <table:table-cell table:formula="of:=[.H1224]/[.A1224]" office:value-type="float" office:value="1.02189781021898">
            <text:p>1.021897810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table:formula="of:=[.B1225]/[.A1225]" office:value-type="float" office:value="1.00735294117647">
            <text:p>1.0073529412</text:p>
          </table:table-cell>
          <table:table-cell office:value-type="float" office:value="141">
            <text:p>141</text:p>
          </table:table-cell>
          <table:table-cell table:formula="of:=[.D1225]/[.A1225]" office:value-type="float" office:value="1.03676470588235">
            <text:p>1.0367647059</text:p>
          </table:table-cell>
          <table:table-cell office:value-type="float" office:value="138">
            <text:p>138</text:p>
          </table:table-cell>
          <table:table-cell table:formula="of:=[.F1225]/[.A1225]" office:value-type="float" office:value="1.01470588235294">
            <text:p>1.0147058824</text:p>
          </table:table-cell>
          <table:table-cell office:value-type="float" office:value="137">
            <text:p>137</text:p>
          </table:table-cell>
          <table:table-cell table:formula="of:=[.H1225]/[.A1225]" office:value-type="float" office:value="1.00735294117647">
            <text:p>1.007352941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table:formula="of:=[.B1226]/[.A1226]" office:value-type="float" office:value="0.985507246376812">
            <text:p>0.9855072464</text:p>
          </table:table-cell>
          <table:table-cell office:value-type="float" office:value="139">
            <text:p>139</text:p>
          </table:table-cell>
          <table:table-cell table:formula="of:=[.D1226]/[.A1226]" office:value-type="float" office:value="1.00724637681159">
            <text:p>1.0072463768</text:p>
          </table:table-cell>
          <table:table-cell office:value-type="float" office:value="136">
            <text:p>136</text:p>
          </table:table-cell>
          <table:table-cell table:formula="of:=[.F1226]/[.A1226]" office:value-type="float" office:value="0.985507246376812">
            <text:p>0.9855072464</text:p>
          </table:table-cell>
          <table:table-cell office:value-type="float" office:value="138">
            <text:p>138</text:p>
          </table:table-cell>
          <table:table-cell table:formula="of:=[.H1226]/[.A1226]" office:value-type="float" office:value="1">
            <text:p>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7">
            <text:p>137</text:p>
          </table:table-cell>
          <table:table-cell table:formula="of:=[.B1227]/[.A1227]" office:value-type="float" office:value="1.01481481481481">
            <text:p>1.0148148148</text:p>
          </table:table-cell>
          <table:table-cell office:value-type="float" office:value="137">
            <text:p>137</text:p>
          </table:table-cell>
          <table:table-cell table:formula="of:=[.D1227]/[.A1227]" office:value-type="float" office:value="1.01481481481481">
            <text:p>1.0148148148</text:p>
          </table:table-cell>
          <table:table-cell office:value-type="float" office:value="139">
            <text:p>139</text:p>
          </table:table-cell>
          <table:table-cell table:formula="of:=[.F1227]/[.A1227]" office:value-type="float" office:value="1.02962962962963">
            <text:p>1.0296296296</text:p>
          </table:table-cell>
          <table:table-cell office:value-type="float" office:value="138">
            <text:p>138</text:p>
          </table:table-cell>
          <table:table-cell table:formula="of:=[.H1227]/[.A1227]" office:value-type="float" office:value="1.02222222222222">
            <text:p>1.0222222222</text:p>
          </table:table-cell>
        </table:table-row>
        <table:table-row table:style-name="ro1">
          <table:table-cell table:number-columns-repeated="2" office:value-type="float" office:value="72">
            <text:p>72</text:p>
          </table:table-cell>
          <table:table-cell table:formula="of:=[.B1228]/[.A1228]" office:value-type="float" office:value="1">
            <text:p>1</text:p>
          </table:table-cell>
          <table:table-cell office:value-type="float" office:value="74">
            <text:p>74</text:p>
          </table:table-cell>
          <table:table-cell table:formula="of:=[.D1228]/[.A1228]" office:value-type="float" office:value="1.02777777777778">
            <text:p>1.0277777778</text:p>
          </table:table-cell>
          <table:table-cell office:value-type="float" office:value="78">
            <text:p>78</text:p>
          </table:table-cell>
          <table:table-cell table:formula="of:=[.F1228]/[.A1228]" office:value-type="float" office:value="1.08333333333333">
            <text:p>1.0833333333</text:p>
          </table:table-cell>
          <table:table-cell office:value-type="float" office:value="76">
            <text:p>76</text:p>
          </table:table-cell>
          <table:table-cell table:formula="of:=[.H1228]/[.A1228]" office:value-type="float" office:value="1.05555555555556">
            <text:p>1.055555555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table:formula="of:=[.B1229]/[.A1229]" office:value-type="float" office:value="1.00735294117647">
            <text:p>1.0073529412</text:p>
          </table:table-cell>
          <table:table-cell office:value-type="float" office:value="139">
            <text:p>139</text:p>
          </table:table-cell>
          <table:table-cell table:formula="of:=[.D1229]/[.A1229]" office:value-type="float" office:value="1.02205882352941">
            <text:p>1.0220588235</text:p>
          </table:table-cell>
          <table:table-cell office:value-type="float" office:value="141">
            <text:p>141</text:p>
          </table:table-cell>
          <table:table-cell table:formula="of:=[.F1229]/[.A1229]" office:value-type="float" office:value="1.03676470588235">
            <text:p>1.0367647059</text:p>
          </table:table-cell>
          <table:table-cell office:value-type="float" office:value="140">
            <text:p>140</text:p>
          </table:table-cell>
          <table:table-cell table:formula="of:=[.H1229]/[.A1229]" office:value-type="float" office:value="1.02941176470588">
            <text:p>1.029411764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table:formula="of:=[.B1230]/[.A1230]" office:value-type="float" office:value="1.02919708029197">
            <text:p>1.0291970803</text:p>
          </table:table-cell>
          <table:table-cell office:value-type="float" office:value="137">
            <text:p>137</text:p>
          </table:table-cell>
          <table:table-cell table:formula="of:=[.D1230]/[.A1230]" office:value-type="float" office:value="1">
            <text:p>1</text:p>
          </table:table-cell>
          <table:table-cell office:value-type="float" office:value="138">
            <text:p>138</text:p>
          </table:table-cell>
          <table:table-cell table:formula="of:=[.F1230]/[.A1230]" office:value-type="float" office:value="1.00729927007299">
            <text:p>1.0072992701</text:p>
          </table:table-cell>
          <table:table-cell office:value-type="float" office:value="138">
            <text:p>138</text:p>
          </table:table-cell>
          <table:table-cell table:formula="of:=[.H1230]/[.A1230]" office:value-type="float" office:value="1.00729927007299">
            <text:p>1.0072992701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881">
            <text:p>881</text:p>
          </table:table-cell>
          <table:table-cell table:formula="of:=[.B1231]/[.A1231]" office:value-type="float" office:value="1.01380897583429">
            <text:p>1.0138089758</text:p>
          </table:table-cell>
          <table:table-cell office:value-type="float" office:value="875">
            <text:p>875</text:p>
          </table:table-cell>
          <table:table-cell table:formula="of:=[.D1231]/[.A1231]" office:value-type="float" office:value="1.00690448791715">
            <text:p>1.0069044879</text:p>
          </table:table-cell>
          <table:table-cell office:value-type="float" office:value="854">
            <text:p>854</text:p>
          </table:table-cell>
          <table:table-cell table:formula="of:=[.F1231]/[.A1231]" office:value-type="float" office:value="0.982738780207135">
            <text:p>0.9827387802</text:p>
          </table:table-cell>
          <table:table-cell office:value-type="float" office:value="880">
            <text:p>880</text:p>
          </table:table-cell>
          <table:table-cell table:formula="of:=[.H1231]/[.A1231]" office:value-type="float" office:value="1.0126582278481">
            <text:p>1.012658227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table:formula="of:=[.B1232]/[.A1232]" office:value-type="float" office:value="1.04109589041096">
            <text:p>1.0410958904</text:p>
          </table:table-cell>
          <table:table-cell office:value-type="float" office:value="73">
            <text:p>73</text:p>
          </table:table-cell>
          <table:table-cell table:formula="of:=[.D1232]/[.A1232]" office:value-type="float" office:value="1">
            <text:p>1</text:p>
          </table:table-cell>
          <table:table-cell office:value-type="float" office:value="76">
            <text:p>76</text:p>
          </table:table-cell>
          <table:table-cell table:formula="of:=[.F1232]/[.A1232]" office:value-type="float" office:value="1.04109589041096">
            <text:p>1.0410958904</text:p>
          </table:table-cell>
          <table:table-cell office:value-type="float" office:value="74">
            <text:p>74</text:p>
          </table:table-cell>
          <table:table-cell table:formula="of:=[.H1232]/[.A1232]" office:value-type="float" office:value="1.01369863013699">
            <text:p>1.013698630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table:formula="of:=[.B1233]/[.A1233]" office:value-type="float" office:value="1.02777777777778">
            <text:p>1.0277777778</text:p>
          </table:table-cell>
          <table:table-cell office:value-type="float" office:value="75">
            <text:p>75</text:p>
          </table:table-cell>
          <table:table-cell table:formula="of:=[.D1233]/[.A1233]" office:value-type="float" office:value="1.04166666666667">
            <text:p>1.0416666667</text:p>
          </table:table-cell>
          <table:table-cell office:value-type="float" office:value="73">
            <text:p>73</text:p>
          </table:table-cell>
          <table:table-cell table:formula="of:=[.F1233]/[.A1233]" office:value-type="float" office:value="1.01388888888889">
            <text:p>1.0138888889</text:p>
          </table:table-cell>
          <table:table-cell office:value-type="float" office:value="81">
            <text:p>81</text:p>
          </table:table-cell>
          <table:table-cell table:formula="of:=[.H1233]/[.A1233]" office:value-type="float" office:value="1.125">
            <text:p>1.12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table:formula="of:=[.B1234]/[.A1234]" office:value-type="float" office:value="1.02777777777778">
            <text:p>1.0277777778</text:p>
          </table:table-cell>
          <table:table-cell office:value-type="float" office:value="76">
            <text:p>76</text:p>
          </table:table-cell>
          <table:table-cell table:formula="of:=[.D1234]/[.A1234]" office:value-type="float" office:value="1.05555555555556">
            <text:p>1.0555555556</text:p>
          </table:table-cell>
          <table:table-cell office:value-type="float" office:value="73">
            <text:p>73</text:p>
          </table:table-cell>
          <table:table-cell table:formula="of:=[.F1234]/[.A1234]" office:value-type="float" office:value="1.01388888888889">
            <text:p>1.0138888889</text:p>
          </table:table-cell>
          <table:table-cell office:value-type="float" office:value="74">
            <text:p>74</text:p>
          </table:table-cell>
          <table:table-cell table:formula="of:=[.H1234]/[.A1234]" office:value-type="float" office:value="1.02777777777778">
            <text:p>1.0277777778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09">
            <text:p>309</text:p>
          </table:table-cell>
          <table:table-cell table:formula="of:=[.B1235]/[.A1235]" office:value-type="float" office:value="1.00651465798046">
            <text:p>1.006514658</text:p>
          </table:table-cell>
          <table:table-cell office:value-type="float" office:value="312">
            <text:p>312</text:p>
          </table:table-cell>
          <table:table-cell table:formula="of:=[.D1235]/[.A1235]" office:value-type="float" office:value="1.01628664495114">
            <text:p>1.016286645</text:p>
          </table:table-cell>
          <table:table-cell office:value-type="float" office:value="478">
            <text:p>478</text:p>
          </table:table-cell>
          <table:table-cell table:formula="of:=[.F1235]/[.A1235]" office:value-type="float" office:value="1.55700325732899">
            <text:p>1.5570032573</text:p>
          </table:table-cell>
          <table:table-cell office:value-type="float" office:value="310">
            <text:p>310</text:p>
          </table:table-cell>
          <table:table-cell table:formula="of:=[.H1235]/[.A1235]" office:value-type="float" office:value="1.00977198697068">
            <text:p>1.00977198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8">
            <text:p>138</text:p>
          </table:table-cell>
          <table:table-cell table:formula="of:=[.B1236]/[.A1236]" office:value-type="float" office:value="1.02222222222222">
            <text:p>1.0222222222</text:p>
          </table:table-cell>
          <table:table-cell office:value-type="float" office:value="139">
            <text:p>139</text:p>
          </table:table-cell>
          <table:table-cell table:formula="of:=[.D1236]/[.A1236]" office:value-type="float" office:value="1.02962962962963">
            <text:p>1.0296296296</text:p>
          </table:table-cell>
          <table:table-cell office:value-type="float" office:value="135">
            <text:p>135</text:p>
          </table:table-cell>
          <table:table-cell table:formula="of:=[.F1236]/[.A1236]" office:value-type="float" office:value="1">
            <text:p>1</text:p>
          </table:table-cell>
          <table:table-cell office:value-type="float" office:value="137">
            <text:p>137</text:p>
          </table:table-cell>
          <table:table-cell table:formula="of:=[.H1236]/[.A1236]" office:value-type="float" office:value="1.01481481481481">
            <text:p>1.0148148148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37">
            <text:p>237</text:p>
          </table:table-cell>
          <table:table-cell table:formula="of:=[.B1237]/[.A1237]" office:value-type="float" office:value="1.01716738197425">
            <text:p>1.017167382</text:p>
          </table:table-cell>
          <table:table-cell office:value-type="float" office:value="239">
            <text:p>239</text:p>
          </table:table-cell>
          <table:table-cell table:formula="of:=[.D1237]/[.A1237]" office:value-type="float" office:value="1.02575107296137">
            <text:p>1.025751073</text:p>
          </table:table-cell>
          <table:table-cell office:value-type="float" office:value="351">
            <text:p>351</text:p>
          </table:table-cell>
          <table:table-cell table:formula="of:=[.F1237]/[.A1237]" office:value-type="float" office:value="1.50643776824034">
            <text:p>1.5064377682</text:p>
          </table:table-cell>
          <table:table-cell office:value-type="float" office:value="236">
            <text:p>236</text:p>
          </table:table-cell>
          <table:table-cell table:formula="of:=[.H1237]/[.A1237]" office:value-type="float" office:value="1.01287553648069">
            <text:p>1.0128755365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955">
            <text:p>955</text:p>
          </table:table-cell>
          <table:table-cell table:formula="of:=[.B1238]/[.A1238]" office:value-type="float" office:value="1.00632244467861">
            <text:p>1.0063224447</text:p>
          </table:table-cell>
          <table:table-cell office:value-type="float" office:value="968">
            <text:p>968</text:p>
          </table:table-cell>
          <table:table-cell table:formula="of:=[.D1238]/[.A1238]" office:value-type="float" office:value="1.0200210748156">
            <text:p>1.0200210748</text:p>
          </table:table-cell>
          <table:table-cell office:value-type="float" office:value="396">
            <text:p>396</text:p>
          </table:table-cell>
          <table:table-cell table:formula="of:=[.F1238]/[.A1238]" office:value-type="float" office:value="0.417281348788198">
            <text:p>0.4172813488</text:p>
          </table:table-cell>
          <table:table-cell office:value-type="float" office:value="965">
            <text:p>965</text:p>
          </table:table-cell>
          <table:table-cell table:formula="of:=[.H1238]/[.A1238]" office:value-type="float" office:value="1.01685985247629">
            <text:p>1.016859852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table:formula="of:=[.B1239]/[.A1239]" office:value-type="float" office:value="1.01470588235294">
            <text:p>1.0147058824</text:p>
          </table:table-cell>
          <table:table-cell office:value-type="float" office:value="141">
            <text:p>141</text:p>
          </table:table-cell>
          <table:table-cell table:formula="of:=[.D1239]/[.A1239]" office:value-type="float" office:value="1.03676470588235">
            <text:p>1.0367647059</text:p>
          </table:table-cell>
          <table:table-cell office:value-type="float" office:value="138">
            <text:p>138</text:p>
          </table:table-cell>
          <table:table-cell table:formula="of:=[.F1239]/[.A1239]" office:value-type="float" office:value="1.01470588235294">
            <text:p>1.0147058824</text:p>
          </table:table-cell>
          <table:table-cell office:value-type="float" office:value="137">
            <text:p>137</text:p>
          </table:table-cell>
          <table:table-cell table:formula="of:=[.H1239]/[.A1239]" office:value-type="float" office:value="1.00735294117647">
            <text:p>1.0073529412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567">
            <text:p>567</text:p>
          </table:table-cell>
          <table:table-cell table:formula="of:=[.B1240]/[.A1240]" office:value-type="float" office:value="0.980968858131488">
            <text:p>0.9809688581</text:p>
          </table:table-cell>
          <table:table-cell office:value-type="float" office:value="573">
            <text:p>573</text:p>
          </table:table-cell>
          <table:table-cell table:formula="of:=[.D1240]/[.A1240]" office:value-type="float" office:value="0.991349480968858">
            <text:p>0.991349481</text:p>
          </table:table-cell>
          <table:table-cell office:value-type="float" office:value="797">
            <text:p>797</text:p>
          </table:table-cell>
          <table:table-cell table:formula="of:=[.F1240]/[.A1240]" office:value-type="float" office:value="1.37889273356401">
            <text:p>1.3788927336</text:p>
          </table:table-cell>
          <table:table-cell office:value-type="float" office:value="569">
            <text:p>569</text:p>
          </table:table-cell>
          <table:table-cell table:formula="of:=[.H1240]/[.A1240]" office:value-type="float" office:value="0.984429065743945">
            <text:p>0.984429065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table:formula="of:=[.B1241]/[.A1241]" office:value-type="float" office:value="1.0863309352518">
            <text:p>1.0863309353</text:p>
          </table:table-cell>
          <table:table-cell office:value-type="float" office:value="142">
            <text:p>142</text:p>
          </table:table-cell>
          <table:table-cell table:formula="of:=[.D1241]/[.A1241]" office:value-type="float" office:value="1.02158273381295">
            <text:p>1.0215827338</text:p>
          </table:table-cell>
          <table:table-cell office:value-type="float" office:value="139">
            <text:p>139</text:p>
          </table:table-cell>
          <table:table-cell table:formula="of:=[.F1241]/[.A1241]" office:value-type="float" office:value="1">
            <text:p>1</text:p>
          </table:table-cell>
          <table:table-cell office:value-type="float" office:value="137">
            <text:p>137</text:p>
          </table:table-cell>
          <table:table-cell table:formula="of:=[.H1241]/[.A1241]" office:value-type="float" office:value="0.985611510791367">
            <text:p>0.985611510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40">
            <text:p>140</text:p>
          </table:table-cell>
          <table:table-cell table:formula="of:=[.B1242]/[.A1242]" office:value-type="float" office:value="1.02189781021898">
            <text:p>1.0218978102</text:p>
          </table:table-cell>
          <table:table-cell office:value-type="float" office:value="142">
            <text:p>142</text:p>
          </table:table-cell>
          <table:table-cell table:formula="of:=[.D1242]/[.A1242]" office:value-type="float" office:value="1.03649635036496">
            <text:p>1.0364963504</text:p>
          </table:table-cell>
          <table:table-cell office:value-type="float" office:value="137">
            <text:p>137</text:p>
          </table:table-cell>
          <table:table-cell table:formula="of:=[.F1242]/[.A1242]"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[.H1242]/[.A1242]" office:value-type="float" office:value="1.01459854014599">
            <text:p>1.014598540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formula="of:=[.B1243]/[.A1243]" office:value-type="float" office:value="1.00729927007299">
            <text:p>1.0072992701</text:p>
          </table:table-cell>
          <table:table-cell office:value-type="float" office:value="137">
            <text:p>137</text:p>
          </table:table-cell>
          <table:table-cell table:formula="of:=[.D1243]/[.A1243]"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[.F1243]/[.A1243]" office:value-type="float" office:value="1.01459854014599">
            <text:p>1.0145985401</text:p>
          </table:table-cell>
          <table:table-cell office:value-type="float" office:value="138">
            <text:p>138</text:p>
          </table:table-cell>
          <table:table-cell table:formula="of:=[.H1243]/[.A1243]" office:value-type="float" office:value="1.00729927007299">
            <text:p>1.007299270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6">
            <text:p>76</text:p>
          </table:table-cell>
          <table:table-cell table:formula="of:=[.B1244]/[.A1244]" office:value-type="float" office:value="1.05555555555556">
            <text:p>1.0555555556</text:p>
          </table:table-cell>
          <table:table-cell office:value-type="float" office:value="74">
            <text:p>74</text:p>
          </table:table-cell>
          <table:table-cell table:formula="of:=[.D1244]/[.A1244]" office:value-type="float" office:value="1.02777777777778">
            <text:p>1.0277777778</text:p>
          </table:table-cell>
          <table:table-cell office:value-type="float" office:value="73">
            <text:p>73</text:p>
          </table:table-cell>
          <table:table-cell table:formula="of:=[.F1244]/[.A1244]" office:value-type="float" office:value="1.01388888888889">
            <text:p>1.0138888889</text:p>
          </table:table-cell>
          <table:table-cell office:value-type="float" office:value="75">
            <text:p>75</text:p>
          </table:table-cell>
          <table:table-cell table:formula="of:=[.H1244]/[.A1244]" office:value-type="float" office:value="1.04166666666667">
            <text:p>1.0416666667</text:p>
          </table:table-cell>
        </table:table-row>
        <table:table-row table:style-name="ro1">
          <table:table-cell table:number-columns-repeated="2" office:value-type="float" office:value="136">
            <text:p>136</text:p>
          </table:table-cell>
          <table:table-cell table:formula="of:=[.B1245]/[.A1245]"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[.D1245]/[.A1245]" office:value-type="float" office:value="1.02205882352941">
            <text:p>1.0220588235</text:p>
          </table:table-cell>
          <table:table-cell office:value-type="float" office:value="141">
            <text:p>141</text:p>
          </table:table-cell>
          <table:table-cell table:formula="of:=[.F1245]/[.A1245]" office:value-type="float" office:value="1.03676470588235">
            <text:p>1.0367647059</text:p>
          </table:table-cell>
          <table:table-cell office:value-type="float" office:value="138">
            <text:p>138</text:p>
          </table:table-cell>
          <table:table-cell table:formula="of:=[.H1245]/[.A1245]" office:value-type="float" office:value="1.01470588235294">
            <text:p>1.014705882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formula="of:=[.B1246]/[.A1246]" office:value-type="float" office:value="0.986301369863014">
            <text:p>0.9863013699</text:p>
          </table:table-cell>
          <table:table-cell office:value-type="float" office:value="72">
            <text:p>72</text:p>
          </table:table-cell>
          <table:table-cell table:formula="of:=[.D1246]/[.A1246]" office:value-type="float" office:value="0.986301369863014">
            <text:p>0.9863013699</text:p>
          </table:table-cell>
          <table:table-cell office:value-type="float" office:value="74">
            <text:p>74</text:p>
          </table:table-cell>
          <table:table-cell table:formula="of:=[.F1246]/[.A1246]" office:value-type="float" office:value="1.01369863013699">
            <text:p>1.0136986301</text:p>
          </table:table-cell>
          <table:table-cell office:value-type="float" office:value="75">
            <text:p>75</text:p>
          </table:table-cell>
          <table:table-cell table:formula="of:=[.H1246]/[.A1246]" office:value-type="float" office:value="1.02739726027397">
            <text:p>1.027397260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0">
            <text:p>140</text:p>
          </table:table-cell>
          <table:table-cell table:formula="of:=[.B1247]/[.A1247]" office:value-type="float" office:value="1.01449275362319">
            <text:p>1.0144927536</text:p>
          </table:table-cell>
          <table:table-cell office:value-type="float" office:value="136">
            <text:p>136</text:p>
          </table:table-cell>
          <table:table-cell table:formula="of:=[.D1247]/[.A1247]" office:value-type="float" office:value="0.985507246376812">
            <text:p>0.9855072464</text:p>
          </table:table-cell>
          <table:table-cell office:value-type="float" office:value="139">
            <text:p>139</text:p>
          </table:table-cell>
          <table:table-cell table:formula="of:=[.F1247]/[.A1247]" office:value-type="float" office:value="1.00724637681159">
            <text:p>1.0072463768</text:p>
          </table:table-cell>
          <table:table-cell office:value-type="float" office:value="143">
            <text:p>143</text:p>
          </table:table-cell>
          <table:table-cell table:formula="of:=[.H1247]/[.A1247]" office:value-type="float" office:value="1.03623188405797">
            <text:p>1.036231884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formula="of:=[.B1248]/[.A1248]" office:value-type="float" office:value="1.00740740740741">
            <text:p>1.0074074074</text:p>
          </table:table-cell>
          <table:table-cell office:value-type="float" office:value="137">
            <text:p>137</text:p>
          </table:table-cell>
          <table:table-cell table:formula="of:=[.D1248]/[.A1248]" office:value-type="float" office:value="1.01481481481481">
            <text:p>1.0148148148</text:p>
          </table:table-cell>
          <table:table-cell office:value-type="float" office:value="138">
            <text:p>138</text:p>
          </table:table-cell>
          <table:table-cell table:formula="of:=[.F1248]/[.A1248]" office:value-type="float" office:value="1.02222222222222">
            <text:p>1.0222222222</text:p>
          </table:table-cell>
          <table:table-cell office:value-type="float" office:value="142">
            <text:p>142</text:p>
          </table:table-cell>
          <table:table-cell table:formula="of:=[.H1248]/[.A1248]" office:value-type="float" office:value="1.05185185185185">
            <text:p>1.0518518519</text:p>
          </table:table-cell>
        </table:table-row>
        <table:table-row table:style-name="ro1">
          <table:table-cell table:number-columns-repeated="2" office:value-type="float" office:value="138">
            <text:p>138</text:p>
          </table:table-cell>
          <table:table-cell table:formula="of:=[.B1249]/[.A1249]" office:value-type="float" office:value="1">
            <text:p>1</text:p>
          </table:table-cell>
          <table:table-cell office:value-type="float" office:value="137">
            <text:p>137</text:p>
          </table:table-cell>
          <table:table-cell table:formula="of:=[.D1249]/[.A1249]" office:value-type="float" office:value="0.992753623188406">
            <text:p>0.9927536232</text:p>
          </table:table-cell>
          <table:table-cell office:value-type="float" office:value="138">
            <text:p>138</text:p>
          </table:table-cell>
          <table:table-cell table:formula="of:=[.F1249]/[.A1249]" office:value-type="float" office:value="1">
            <text:p>1</text:p>
          </table:table-cell>
          <table:table-cell office:value-type="float" office:value="137">
            <text:p>137</text:p>
          </table:table-cell>
          <table:table-cell table:formula="of:=[.H1249]/[.A1249]" office:value-type="float" office:value="0.992753623188406">
            <text:p>0.992753623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table:formula="of:=[.B1250]/[.A1250]" office:value-type="float" office:value="0.985507246376812">
            <text:p>0.9855072464</text:p>
          </table:table-cell>
          <table:table-cell office:value-type="float" office:value="138">
            <text:p>138</text:p>
          </table:table-cell>
          <table:table-cell table:formula="of:=[.D1250]/[.A1250]"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[.F1250]/[.A1250]" office:value-type="float" office:value="1.00724637681159">
            <text:p>1.0072463768</text:p>
          </table:table-cell>
          <table:table-cell office:value-type="float" office:value="138">
            <text:p>138</text:p>
          </table:table-cell>
          <table:table-cell table:formula="of:=[.H1250]/[.A1250]" office:value-type="float" office:value="1">
            <text:p>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table:formula="of:=[.B1251]/[.A1251]" office:value-type="float" office:value="0.992805755395684">
            <text:p>0.9928057554</text:p>
          </table:table-cell>
          <table:table-cell office:value-type="float" office:value="141">
            <text:p>141</text:p>
          </table:table-cell>
          <table:table-cell table:formula="of:=[.D1251]/[.A1251]" office:value-type="float" office:value="1.01438848920863">
            <text:p>1.0143884892</text:p>
          </table:table-cell>
          <table:table-cell office:value-type="float" office:value="140">
            <text:p>140</text:p>
          </table:table-cell>
          <table:table-cell table:formula="of:=[.F1251]/[.A1251]" office:value-type="float" office:value="1.00719424460432">
            <text:p>1.0071942446</text:p>
          </table:table-cell>
          <table:table-cell office:value-type="float" office:value="137">
            <text:p>137</text:p>
          </table:table-cell>
          <table:table-cell table:formula="of:=[.H1251]/[.A1251]" office:value-type="float" office:value="0.985611510791367">
            <text:p>0.9856115108</text:p>
          </table:table-cell>
        </table:table-row>
        <table:table-row table:style-name="ro1">
          <table:table-cell table:number-columns-repeated="2" office:value-type="float" office:value="136">
            <text:p>136</text:p>
          </table:table-cell>
          <table:table-cell table:formula="of:=[.B1252]/[.A1252]"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[.D1252]/[.A1252]" office:value-type="float" office:value="1.02205882352941">
            <text:p>1.0220588235</text:p>
          </table:table-cell>
          <table:table-cell office:value-type="float" office:value="142">
            <text:p>142</text:p>
          </table:table-cell>
          <table:table-cell table:formula="of:=[.F1252]/[.A1252]" office:value-type="float" office:value="1.04411764705882">
            <text:p>1.0441176471</text:p>
          </table:table-cell>
          <table:table-cell office:value-type="float" office:value="138">
            <text:p>138</text:p>
          </table:table-cell>
          <table:table-cell table:formula="of:=[.H1252]/[.A1252]" office:value-type="float" office:value="1.01470588235294">
            <text:p>1.0147058824</text:p>
          </table:table-cell>
        </table:table-row>
        <table:table-row table:style-name="ro1">
          <table:table-cell table:number-columns-repeated="2" office:value-type="float" office:value="484">
            <text:p>484</text:p>
          </table:table-cell>
          <table:table-cell table:formula="of:=[.B1253]/[.A1253]" office:value-type="float" office:value="1">
            <text:p>1</text:p>
          </table:table-cell>
          <table:table-cell office:value-type="float" office:value="493">
            <text:p>493</text:p>
          </table:table-cell>
          <table:table-cell table:formula="of:=[.D1253]/[.A1253]" office:value-type="float" office:value="1.01859504132231">
            <text:p>1.0185950413</text:p>
          </table:table-cell>
          <table:table-cell office:value-type="float" office:value="514">
            <text:p>514</text:p>
          </table:table-cell>
          <table:table-cell table:formula="of:=[.F1253]/[.A1253]" office:value-type="float" office:value="1.06198347107438">
            <text:p>1.0619834711</text:p>
          </table:table-cell>
          <table:table-cell office:value-type="float" office:value="495">
            <text:p>495</text:p>
          </table:table-cell>
          <table:table-cell table:formula="of:=[.H1253]/[.A1253]" office:value-type="float" office:value="1.02272727272727">
            <text:p>1.022727272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formula="of:=[.B1254]/[.A1254]" office:value-type="float" office:value="0.986111111111111">
            <text:p>0.9861111111</text:p>
          </table:table-cell>
          <table:table-cell office:value-type="float" office:value="74">
            <text:p>74</text:p>
          </table:table-cell>
          <table:table-cell table:formula="of:=[.D1254]/[.A1254]" office:value-type="float" office:value="1.02777777777778">
            <text:p>1.0277777778</text:p>
          </table:table-cell>
          <table:table-cell office:value-type="float" office:value="73">
            <text:p>73</text:p>
          </table:table-cell>
          <table:table-cell table:formula="of:=[.F1254]/[.A1254]" office:value-type="float" office:value="1.01388888888889">
            <text:p>1.0138888889</text:p>
          </table:table-cell>
          <table:table-cell office:value-type="float" office:value="75">
            <text:p>75</text:p>
          </table:table-cell>
          <table:table-cell table:formula="of:=[.H1254]/[.A1254]" office:value-type="float" office:value="1.04166666666667">
            <text:p>1.0416666667</text:p>
          </table:table-cell>
        </table:table-row>
        <table:table-row table:style-name="ro1">
          <table:table-cell table:number-columns-repeated="2" office:value-type="float" office:value="139">
            <text:p>139</text:p>
          </table:table-cell>
          <table:table-cell table:formula="of:=[.B1255]/[.A1255]" office:value-type="float" office:value="1">
            <text:p>1</text:p>
          </table:table-cell>
          <table:table-cell office:value-type="float" office:value="135">
            <text:p>135</text:p>
          </table:table-cell>
          <table:table-cell table:formula="of:=[.D1255]/[.A1255]" office:value-type="float" office:value="0.971223021582734">
            <text:p>0.9712230216</text:p>
          </table:table-cell>
          <table:table-cell office:value-type="float" office:value="140">
            <text:p>140</text:p>
          </table:table-cell>
          <table:table-cell table:formula="of:=[.F1255]/[.A1255]" office:value-type="float" office:value="1.00719424460432">
            <text:p>1.0071942446</text:p>
          </table:table-cell>
          <table:table-cell office:value-type="float" office:value="136">
            <text:p>136</text:p>
          </table:table-cell>
          <table:table-cell table:formula="of:=[.H1255]/[.A1255]" office:value-type="float" office:value="0.97841726618705">
            <text:p>0.9784172662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640">
            <text:p>640</text:p>
          </table:table-cell>
          <table:table-cell table:formula="of:=[.B1256]/[.A1256]" office:value-type="float" office:value="1.00313479623824">
            <text:p>1.0031347962</text:p>
          </table:table-cell>
          <table:table-cell office:value-type="float" office:value="642">
            <text:p>642</text:p>
          </table:table-cell>
          <table:table-cell table:formula="of:=[.D1256]/[.A1256]" office:value-type="float" office:value="1.00626959247649">
            <text:p>1.0062695925</text:p>
          </table:table-cell>
          <table:table-cell office:value-type="float" office:value="646">
            <text:p>646</text:p>
          </table:table-cell>
          <table:table-cell table:formula="of:=[.F1256]/[.A1256]" office:value-type="float" office:value="1.01253918495298">
            <text:p>1.012539185</text:p>
          </table:table-cell>
          <table:table-cell office:value-type="float" office:value="643">
            <text:p>643</text:p>
          </table:table-cell>
          <table:table-cell table:formula="of:=[.H1256]/[.A1256]" office:value-type="float" office:value="1.00783699059561">
            <text:p>1.0078369906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1248">
            <text:p>1248</text:p>
          </table:table-cell>
          <table:table-cell table:formula="of:=[.B1257]/[.A1257]" office:value-type="float" office:value="1.00645161290323">
            <text:p>1.0064516129</text:p>
          </table:table-cell>
          <table:table-cell office:value-type="float" office:value="1245">
            <text:p>1245</text:p>
          </table:table-cell>
          <table:table-cell table:formula="of:=[.D1257]/[.A1257]" office:value-type="float" office:value="1.00403225806452">
            <text:p>1.0040322581</text:p>
          </table:table-cell>
          <table:table-cell office:value-type="float" office:value="1277">
            <text:p>1277</text:p>
          </table:table-cell>
          <table:table-cell table:formula="of:=[.F1257]/[.A1257]" office:value-type="float" office:value="1.02983870967742">
            <text:p>1.0298387097</text:p>
          </table:table-cell>
          <table:table-cell office:value-type="float" office:value="1254">
            <text:p>1254</text:p>
          </table:table-cell>
          <table:table-cell table:formula="of:=[.H1257]/[.A1257]" office:value-type="float" office:value="1.01129032258065">
            <text:p>1.011290322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formula="of:=[.B1258]/[.A1258]" office:value-type="float" office:value="1.02816901408451">
            <text:p>1.0281690141</text:p>
          </table:table-cell>
          <table:table-cell office:value-type="float" office:value="73">
            <text:p>73</text:p>
          </table:table-cell>
          <table:table-cell table:formula="of:=[.D1258]/[.A1258]" office:value-type="float" office:value="1.02816901408451">
            <text:p>1.0281690141</text:p>
          </table:table-cell>
          <table:table-cell office:value-type="float" office:value="72">
            <text:p>72</text:p>
          </table:table-cell>
          <table:table-cell table:formula="of:=[.F1258]/[.A1258]" office:value-type="float" office:value="1.01408450704225">
            <text:p>1.014084507</text:p>
          </table:table-cell>
          <table:table-cell office:value-type="float" office:value="73">
            <text:p>73</text:p>
          </table:table-cell>
          <table:table-cell table:formula="of:=[.H1258]/[.A1258]" office:value-type="float" office:value="1.02816901408451">
            <text:p>1.028169014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table:formula="of:=[.B1259]/[.A1259]" office:value-type="float" office:value="1.00735294117647">
            <text:p>1.0073529412</text:p>
          </table:table-cell>
          <table:table-cell office:value-type="float" office:value="139">
            <text:p>139</text:p>
          </table:table-cell>
          <table:table-cell table:formula="of:=[.D1259]/[.A1259]" office:value-type="float" office:value="1.02205882352941">
            <text:p>1.0220588235</text:p>
          </table:table-cell>
          <table:table-cell office:value-type="float" office:value="135">
            <text:p>135</text:p>
          </table:table-cell>
          <table:table-cell table:formula="of:=[.F1259]/[.A1259]" office:value-type="float" office:value="0.992647058823529">
            <text:p>0.9926470588</text:p>
          </table:table-cell>
          <table:table-cell office:value-type="float" office:value="135">
            <text:p>135</text:p>
          </table:table-cell>
          <table:table-cell table:formula="of:=[.H1259]/[.A1259]" office:value-type="float" office:value="0.992647058823529">
            <text:p>0.992647058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[.B1260]/[.A1260]" office:value-type="float" office:value="0.857142857142857">
            <text:p>0.8571428571</text:p>
          </table:table-cell>
          <table:table-cell office:value-type="float" office:value="7">
            <text:p>7</text:p>
          </table:table-cell>
          <table:table-cell table:formula="of:=[.D1260]/[.A1260]"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F1260]/[.A1260]" office:value-type="float" office:value="1.28571428571429">
            <text:p>1.2857142857</text:p>
          </table:table-cell>
          <table:table-cell office:value-type="float" office:value="7">
            <text:p>7</text:p>
          </table:table-cell>
          <table:table-cell table:formula="of:=[.H1260]/[.A1260]" office:value-type="float" office:value="1">
            <text:p>1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1399">
            <text:p>1399</text:p>
          </table:table-cell>
          <table:table-cell table:formula="of:=[.B1261]/[.A1261]" office:value-type="float" office:value="1.00286738351254">
            <text:p>1.0028673835</text:p>
          </table:table-cell>
          <table:table-cell office:value-type="float" office:value="1402">
            <text:p>1402</text:p>
          </table:table-cell>
          <table:table-cell table:formula="of:=[.D1261]/[.A1261]" office:value-type="float" office:value="1.00501792114695">
            <text:p>1.0050179211</text:p>
          </table:table-cell>
          <table:table-cell office:value-type="float" office:value="1469">
            <text:p>1469</text:p>
          </table:table-cell>
          <table:table-cell table:formula="of:=[.F1261]/[.A1261]" office:value-type="float" office:value="1.05304659498208">
            <text:p>1.053046595</text:p>
          </table:table-cell>
          <table:table-cell office:value-type="float" office:value="1414">
            <text:p>1414</text:p>
          </table:table-cell>
          <table:table-cell table:formula="of:=[.H1261]/[.A1261]" office:value-type="float" office:value="1.01362007168459">
            <text:p>1.013620071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9">
            <text:p>139</text:p>
          </table:table-cell>
          <table:table-cell table:formula="of:=[.B1262]/[.A1262]" office:value-type="float" office:value="1.02205882352941">
            <text:p>1.0220588235</text:p>
          </table:table-cell>
          <table:table-cell office:value-type="float" office:value="140">
            <text:p>140</text:p>
          </table:table-cell>
          <table:table-cell table:formula="of:=[.D1262]/[.A1262]" office:value-type="float" office:value="1.02941176470588">
            <text:p>1.0294117647</text:p>
          </table:table-cell>
          <table:table-cell office:value-type="float" office:value="136">
            <text:p>136</text:p>
          </table:table-cell>
          <table:table-cell table:formula="of:=[.F1262]/[.A1262]" office:value-type="float" office:value="1">
            <text:p>1</text:p>
          </table:table-cell>
          <table:table-cell office:value-type="float" office:value="137">
            <text:p>137</text:p>
          </table:table-cell>
          <table:table-cell table:formula="of:=[.H1262]/[.A1262]" office:value-type="float" office:value="1.00735294117647">
            <text:p>1.007352941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formula="of:=[.B1263]/[.A1263]" office:value-type="float" office:value="0.986301369863014">
            <text:p>0.9863013699</text:p>
          </table:table-cell>
          <table:table-cell office:value-type="float" office:value="73">
            <text:p>73</text:p>
          </table:table-cell>
          <table:table-cell table:formula="of:=[.D1263]/[.A1263]" office:value-type="float" office:value="1">
            <text:p>1</text:p>
          </table:table-cell>
          <table:table-cell office:value-type="float" office:value="73">
            <text:p>73</text:p>
          </table:table-cell>
          <table:table-cell table:formula="of:=[.F1263]/[.A1263]" office:value-type="float" office:value="1">
            <text:p>1</text:p>
          </table:table-cell>
          <table:table-cell office:value-type="float" office:value="72">
            <text:p>72</text:p>
          </table:table-cell>
          <table:table-cell table:formula="of:=[.H1263]/[.A1263]" office:value-type="float" office:value="0.986301369863014">
            <text:p>0.9863013699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414">
            <text:p>414</text:p>
          </table:table-cell>
          <table:table-cell table:formula="of:=[.B1264]/[.A1264]" office:value-type="float" office:value="1.00975609756098">
            <text:p>1.0097560976</text:p>
          </table:table-cell>
          <table:table-cell office:value-type="float" office:value="424">
            <text:p>424</text:p>
          </table:table-cell>
          <table:table-cell table:formula="of:=[.D1264]/[.A1264]" office:value-type="float" office:value="1.03414634146341">
            <text:p>1.0341463415</text:p>
          </table:table-cell>
          <table:table-cell office:value-type="float" office:value="401">
            <text:p>401</text:p>
          </table:table-cell>
          <table:table-cell table:formula="of:=[.F1264]/[.A1264]" office:value-type="float" office:value="0.978048780487805">
            <text:p>0.9780487805</text:p>
          </table:table-cell>
          <table:table-cell office:value-type="float" office:value="419">
            <text:p>419</text:p>
          </table:table-cell>
          <table:table-cell table:formula="of:=[.H1264]/[.A1264]" office:value-type="float" office:value="1.0219512195122">
            <text:p>1.021951219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table:formula="of:=[.B1265]/[.A1265]" office:value-type="float" office:value="0.985507246376812">
            <text:p>0.9855072464</text:p>
          </table:table-cell>
          <table:table-cell office:value-type="float" office:value="136">
            <text:p>136</text:p>
          </table:table-cell>
          <table:table-cell table:formula="of:=[.D1265]/[.A1265]" office:value-type="float" office:value="0.985507246376812">
            <text:p>0.9855072464</text:p>
          </table:table-cell>
          <table:table-cell office:value-type="float" office:value="137">
            <text:p>137</text:p>
          </table:table-cell>
          <table:table-cell table:formula="of:=[.F1265]/[.A1265]" office:value-type="float" office:value="0.992753623188406">
            <text:p>0.9927536232</text:p>
          </table:table-cell>
          <table:table-cell office:value-type="float" office:value="138">
            <text:p>138</text:p>
          </table:table-cell>
          <table:table-cell table:formula="of:=[.H1265]/[.A1265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72">
            <text:p>72</text:p>
          </table:table-cell>
          <table:table-cell table:formula="of:=[.B1266]/[.A1266]" office:value-type="float" office:value="1">
            <text:p>1</text:p>
          </table:table-cell>
          <table:table-cell office:value-type="float" office:value="73">
            <text:p>73</text:p>
          </table:table-cell>
          <table:table-cell table:formula="of:=[.D1266]/[.A1266]" office:value-type="float" office:value="1.01388888888889">
            <text:p>1.0138888889</text:p>
          </table:table-cell>
          <table:table-cell office:value-type="float" office:value="72">
            <text:p>72</text:p>
          </table:table-cell>
          <table:table-cell table:formula="of:=[.F1266]/[.A1266]" office:value-type="float" office:value="1">
            <text:p>1</text:p>
          </table:table-cell>
          <table:table-cell office:value-type="float" office:value="72">
            <text:p>72</text:p>
          </table:table-cell>
          <table:table-cell table:formula="of:=[.H1266]/[.A1266]" office:value-type="float" office:value="1">
            <text:p>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7">
            <text:p>137</text:p>
          </table:table-cell>
          <table:table-cell table:formula="of:=[.B1267]/[.A1267]" office:value-type="float" office:value="1.01481481481481">
            <text:p>1.0148148148</text:p>
          </table:table-cell>
          <table:table-cell office:value-type="float" office:value="136">
            <text:p>136</text:p>
          </table:table-cell>
          <table:table-cell table:formula="of:=[.D1267]/[.A1267]" office:value-type="float" office:value="1.00740740740741">
            <text:p>1.0074074074</text:p>
          </table:table-cell>
          <table:table-cell office:value-type="float" office:value="136">
            <text:p>136</text:p>
          </table:table-cell>
          <table:table-cell table:formula="of:=[.F1267]/[.A1267]" office:value-type="float" office:value="1.00740740740741">
            <text:p>1.0074074074</text:p>
          </table:table-cell>
          <table:table-cell office:value-type="float" office:value="138">
            <text:p>138</text:p>
          </table:table-cell>
          <table:table-cell table:formula="of:=[.H1267]/[.A1267]" office:value-type="float" office:value="1.02222222222222">
            <text:p>1.022222222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table:formula="of:=[.B1268]/[.A1268]" office:value-type="float" office:value="1.01470588235294">
            <text:p>1.0147058824</text:p>
          </table:table-cell>
          <table:table-cell office:value-type="float" office:value="140">
            <text:p>140</text:p>
          </table:table-cell>
          <table:table-cell table:formula="of:=[.D1268]/[.A1268]" office:value-type="float" office:value="1.02941176470588">
            <text:p>1.0294117647</text:p>
          </table:table-cell>
          <table:table-cell office:value-type="float" office:value="135">
            <text:p>135</text:p>
          </table:table-cell>
          <table:table-cell table:formula="of:=[.F1268]/[.A1268]" office:value-type="float" office:value="0.992647058823529">
            <text:p>0.9926470588</text:p>
          </table:table-cell>
          <table:table-cell office:value-type="float" office:value="139">
            <text:p>139</text:p>
          </table:table-cell>
          <table:table-cell table:formula="of:=[.H1268]/[.A1268]" office:value-type="float" office:value="1.02205882352941">
            <text:p>1.0220588235</text:p>
          </table:table-cell>
        </table:table-row>
        <table:table-row table:style-name="ro1">
          <table:table-cell table:number-columns-repeated="2" office:value-type="float" office:value="135">
            <text:p>135</text:p>
          </table:table-cell>
          <table:table-cell table:formula="of:=[.B1269]/[.A1269]"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[.D1269]/[.A1269]" office:value-type="float" office:value="1.02962962962963">
            <text:p>1.0296296296</text:p>
          </table:table-cell>
          <table:table-cell office:value-type="float" office:value="134">
            <text:p>134</text:p>
          </table:table-cell>
          <table:table-cell table:formula="of:=[.F1269]/[.A1269]" office:value-type="float" office:value="0.992592592592593">
            <text:p>0.9925925926</text:p>
          </table:table-cell>
          <table:table-cell office:value-type="float" office:value="139">
            <text:p>139</text:p>
          </table:table-cell>
          <table:table-cell table:formula="of:=[.H1269]/[.A1269]" office:value-type="float" office:value="1.02962962962963">
            <text:p>1.0296296296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837">
            <text:p>837</text:p>
          </table:table-cell>
          <table:table-cell table:formula="of:=[.B1270]/[.A1270]" office:value-type="float" office:value="1.00359712230216">
            <text:p>1.0035971223</text:p>
          </table:table-cell>
          <table:table-cell office:value-type="float" office:value="845">
            <text:p>845</text:p>
          </table:table-cell>
          <table:table-cell table:formula="of:=[.D1270]/[.A1270]" office:value-type="float" office:value="1.01318944844125">
            <text:p>1.0131894484</text:p>
          </table:table-cell>
          <table:table-cell office:value-type="float" office:value="844">
            <text:p>844</text:p>
          </table:table-cell>
          <table:table-cell table:formula="of:=[.F1270]/[.A1270]" office:value-type="float" office:value="1.01199040767386">
            <text:p>1.0119904077</text:p>
          </table:table-cell>
          <table:table-cell office:value-type="float" office:value="846">
            <text:p>846</text:p>
          </table:table-cell>
          <table:table-cell table:formula="of:=[.H1270]/[.A1270]" office:value-type="float" office:value="1.01438848920863">
            <text:p>1.014388489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40">
            <text:p>140</text:p>
          </table:table-cell>
          <table:table-cell table:formula="of:=[.B1271]/[.A1271]" office:value-type="float" office:value="1.02941176470588">
            <text:p>1.0294117647</text:p>
          </table:table-cell>
          <table:table-cell office:value-type="float" office:value="141">
            <text:p>141</text:p>
          </table:table-cell>
          <table:table-cell table:formula="of:=[.D1271]/[.A1271]" office:value-type="float" office:value="1.03676470588235">
            <text:p>1.0367647059</text:p>
          </table:table-cell>
          <table:table-cell office:value-type="float" office:value="136">
            <text:p>136</text:p>
          </table:table-cell>
          <table:table-cell table:formula="of:=[.F1271]/[.A1271]" office:value-type="float" office:value="1">
            <text:p>1</text:p>
          </table:table-cell>
          <table:table-cell office:value-type="float" office:value="136">
            <text:p>136</text:p>
          </table:table-cell>
          <table:table-cell table:formula="of:=[.H1271]/[.A1271]" office:value-type="float" office:value="1">
            <text:p>1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36">
            <text:p>136</text:p>
          </table:table-cell>
          <table:table-cell table:formula="of:=[.B1272]/[.A1272]" office:value-type="float" office:value="0.957746478873239">
            <text:p>0.9577464789</text:p>
          </table:table-cell>
          <table:table-cell office:value-type="float" office:value="141">
            <text:p>141</text:p>
          </table:table-cell>
          <table:table-cell table:formula="of:=[.D1272]/[.A1272]" office:value-type="float" office:value="0.992957746478873">
            <text:p>0.9929577465</text:p>
          </table:table-cell>
          <table:table-cell office:value-type="float" office:value="137">
            <text:p>137</text:p>
          </table:table-cell>
          <table:table-cell table:formula="of:=[.F1272]/[.A1272]" office:value-type="float" office:value="0.964788732394366">
            <text:p>0.9647887324</text:p>
          </table:table-cell>
          <table:table-cell office:value-type="float" office:value="137">
            <text:p>137</text:p>
          </table:table-cell>
          <table:table-cell table:formula="of:=[.H1272]/[.A1272]" office:value-type="float" office:value="0.964788732394366">
            <text:p>0.964788732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formula="of:=[.B1273]/[.A1273]" office:value-type="float" office:value="1.01388888888889">
            <text:p>1.0138888889</text:p>
          </table:table-cell>
          <table:table-cell office:value-type="float" office:value="75">
            <text:p>75</text:p>
          </table:table-cell>
          <table:table-cell table:formula="of:=[.D1273]/[.A1273]" office:value-type="float" office:value="1.04166666666667">
            <text:p>1.0416666667</text:p>
          </table:table-cell>
          <table:table-cell office:value-type="float" office:value="72">
            <text:p>72</text:p>
          </table:table-cell>
          <table:table-cell table:formula="of:=[.F1273]/[.A1273]"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[.H1273]/[.A1273]" office:value-type="float" office:value="1.04166666666667">
            <text:p>1.0416666667</text:p>
          </table:table-cell>
        </table:table-row>
        <table:table-row table:style-name="ro1">
          <table:table-cell table:number-columns-repeated="2" office:value-type="float" office:value="137">
            <text:p>137</text:p>
          </table:table-cell>
          <table:table-cell table:formula="of:=[.B1274]/[.A1274]" office:value-type="float" office:value="1">
            <text:p>1</text:p>
          </table:table-cell>
          <table:table-cell office:value-type="float" office:value="140">
            <text:p>140</text:p>
          </table:table-cell>
          <table:table-cell table:formula="of:=[.D1274]/[.A1274]" office:value-type="float" office:value="1.02189781021898">
            <text:p>1.0218978102</text:p>
          </table:table-cell>
          <table:table-cell office:value-type="float" office:value="139">
            <text:p>139</text:p>
          </table:table-cell>
          <table:table-cell table:formula="of:=[.F1274]/[.A1274]" office:value-type="float" office:value="1.01459854014599">
            <text:p>1.0145985401</text:p>
          </table:table-cell>
          <table:table-cell office:value-type="float" office:value="138">
            <text:p>138</text:p>
          </table:table-cell>
          <table:table-cell table:formula="of:=[.H1274]/[.A1274]" office:value-type="float" office:value="1.00729927007299">
            <text:p>1.0072992701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1266">
            <text:p>1266</text:p>
          </table:table-cell>
          <table:table-cell table:formula="of:=[.B1275]/[.A1275]" office:value-type="float" office:value="0.997635933806147">
            <text:p>0.9976359338</text:p>
          </table:table-cell>
          <table:table-cell office:value-type="float" office:value="1278">
            <text:p>1278</text:p>
          </table:table-cell>
          <table:table-cell table:formula="of:=[.D1275]/[.A1275]" office:value-type="float" office:value="1.00709219858156">
            <text:p>1.0070921986</text:p>
          </table:table-cell>
          <table:table-cell office:value-type="float" office:value="1516">
            <text:p>1516</text:p>
          </table:table-cell>
          <table:table-cell table:formula="of:=[.F1275]/[.A1275]" office:value-type="float" office:value="1.1946414499606">
            <text:p>1.19464145</text:p>
          </table:table-cell>
          <table:table-cell office:value-type="float" office:value="1277">
            <text:p>1277</text:p>
          </table:table-cell>
          <table:table-cell table:formula="of:=[.H1275]/[.A1275]" office:value-type="float" office:value="1.00630417651694">
            <text:p>1.006304176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531">
            <text:p>531</text:p>
          </table:table-cell>
          <table:table-cell table:formula="of:=[.B1276]/[.A1276]" office:value-type="float" office:value="1.00188679245283">
            <text:p>1.0018867925</text:p>
          </table:table-cell>
          <table:table-cell office:value-type="float" office:value="534">
            <text:p>534</text:p>
          </table:table-cell>
          <table:table-cell table:formula="of:=[.D1276]/[.A1276]" office:value-type="float" office:value="1.00754716981132">
            <text:p>1.0075471698</text:p>
          </table:table-cell>
          <table:table-cell office:value-type="float" office:value="542">
            <text:p>542</text:p>
          </table:table-cell>
          <table:table-cell table:formula="of:=[.F1276]/[.A1276]" office:value-type="float" office:value="1.02264150943396">
            <text:p>1.0226415094</text:p>
          </table:table-cell>
          <table:table-cell office:value-type="float" office:value="538">
            <text:p>538</text:p>
          </table:table-cell>
          <table:table-cell table:formula="of:=[.H1276]/[.A1276]" office:value-type="float" office:value="1.01509433962264">
            <text:p>1.0150943396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532">
            <text:p>532</text:p>
          </table:table-cell>
          <table:table-cell table:formula="of:=[.B1277]/[.A1277]" office:value-type="float" office:value="0.994392523364486">
            <text:p>0.9943925234</text:p>
          </table:table-cell>
          <table:table-cell office:value-type="float" office:value="537">
            <text:p>537</text:p>
          </table:table-cell>
          <table:table-cell table:formula="of:=[.D1277]/[.A1277]" office:value-type="float" office:value="1.00373831775701">
            <text:p>1.0037383178</text:p>
          </table:table-cell>
          <table:table-cell office:value-type="float" office:value="546">
            <text:p>546</text:p>
          </table:table-cell>
          <table:table-cell table:formula="of:=[.F1277]/[.A1277]" office:value-type="float" office:value="1.02056074766355">
            <text:p>1.0205607477</text:p>
          </table:table-cell>
          <table:table-cell office:value-type="float" office:value="542">
            <text:p>542</text:p>
          </table:table-cell>
          <table:table-cell table:formula="of:=[.H1277]/[.A1277]" office:value-type="float" office:value="1.01308411214953">
            <text:p>1.0130841121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655">
            <text:p>655</text:p>
          </table:table-cell>
          <table:table-cell table:formula="of:=[.B1278]/[.A1278]" office:value-type="float" office:value="0.998475609756098">
            <text:p>0.9984756098</text:p>
          </table:table-cell>
          <table:table-cell office:value-type="float" office:value="658">
            <text:p>658</text:p>
          </table:table-cell>
          <table:table-cell table:formula="of:=[.D1278]/[.A1278]" office:value-type="float" office:value="1.0030487804878">
            <text:p>1.0030487805</text:p>
          </table:table-cell>
          <table:table-cell office:value-type="float" office:value="846">
            <text:p>846</text:p>
          </table:table-cell>
          <table:table-cell table:formula="of:=[.F1278]/[.A1278]" office:value-type="float" office:value="1.28963414634146">
            <text:p>1.2896341463</text:p>
          </table:table-cell>
          <table:table-cell office:value-type="float" office:value="666">
            <text:p>666</text:p>
          </table:table-cell>
          <table:table-cell table:formula="of:=[.H1278]/[.A1278]" office:value-type="float" office:value="1.01524390243902">
            <text:p>1.0152439024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987">
            <text:p>987</text:p>
          </table:table-cell>
          <table:table-cell table:formula="of:=[.B1279]/[.A1279]" office:value-type="float" office:value="1.00611620795107">
            <text:p>1.006116208</text:p>
          </table:table-cell>
          <table:table-cell office:value-type="float" office:value="989">
            <text:p>989</text:p>
          </table:table-cell>
          <table:table-cell table:formula="of:=[.D1279]/[.A1279]" office:value-type="float" office:value="1.00815494393476">
            <text:p>1.0081549439</text:p>
          </table:table-cell>
          <table:table-cell office:value-type="float" office:value="817">
            <text:p>817</text:p>
          </table:table-cell>
          <table:table-cell table:formula="of:=[.F1279]/[.A1279]" office:value-type="float" office:value="0.832823649337411">
            <text:p>0.8328236493</text:p>
          </table:table-cell>
          <table:table-cell office:value-type="float" office:value="987">
            <text:p>987</text:p>
          </table:table-cell>
          <table:table-cell table:formula="of:=[.H1279]/[.A1279]" office:value-type="float" office:value="1.00611620795107">
            <text:p>1.006116208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931">
            <text:p>931</text:p>
          </table:table-cell>
          <table:table-cell table:formula="of:=[.B1280]/[.A1280]" office:value-type="float" office:value="1.01305767138194">
            <text:p>1.0130576714</text:p>
          </table:table-cell>
          <table:table-cell office:value-type="float" office:value="924">
            <text:p>924</text:p>
          </table:table-cell>
          <table:table-cell table:formula="of:=[.D1280]/[.A1280]" office:value-type="float" office:value="1.00544069640914">
            <text:p>1.0054406964</text:p>
          </table:table-cell>
          <table:table-cell office:value-type="float" office:value="1165">
            <text:p>1165</text:p>
          </table:table-cell>
          <table:table-cell table:formula="of:=[.F1280]/[.A1280]" office:value-type="float" office:value="1.26768226332971">
            <text:p>1.2676822633</text:p>
          </table:table-cell>
          <table:table-cell office:value-type="float" office:value="919">
            <text:p>919</text:p>
          </table:table-cell>
          <table:table-cell table:formula="of:=[.H1280]/[.A1280]" office:value-type="float" office:value="1">
            <text:p>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36">
            <text:p>336</text:p>
          </table:table-cell>
          <table:table-cell table:formula="of:=[.B1281]/[.A1281]" office:value-type="float" office:value="1.01204819277108">
            <text:p>1.0120481928</text:p>
          </table:table-cell>
          <table:table-cell office:value-type="float" office:value="336">
            <text:p>336</text:p>
          </table:table-cell>
          <table:table-cell table:formula="of:=[.D1281]/[.A1281]" office:value-type="float" office:value="1.01204819277108">
            <text:p>1.0120481928</text:p>
          </table:table-cell>
          <table:table-cell office:value-type="float" office:value="479">
            <text:p>479</text:p>
          </table:table-cell>
          <table:table-cell table:formula="of:=[.F1281]/[.A1281]" office:value-type="float" office:value="1.44277108433735">
            <text:p>1.4427710843</text:p>
          </table:table-cell>
          <table:table-cell office:value-type="float" office:value="338">
            <text:p>338</text:p>
          </table:table-cell>
          <table:table-cell table:formula="of:=[.H1281]/[.A1281]" office:value-type="float" office:value="1.01807228915663">
            <text:p>1.0180722892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table:formula="of:=[.B1282]/[.A1282]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D1282]/[.A1282]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F1282]/[.A1282]"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H1282]/[.A1282]" office:value-type="float" office:value="1.125">
            <text:p>1.12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2/16/2013</text:date>, <text:time>11:0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Tuck</meta:initial-creator>
    <meta:creation-date>2013-12-16T10:54:17.97</meta:creation-date>
    <meta:generator>OpenOffice.org/3.4.1$Win32 OpenOffice.org_project/341m1$Build-9593</meta:generator>
    <dc:date>2013-12-16T11:05:07.93</dc:date>
    <dc:creator>Ryan Tuck</dc:creator>
    <meta:editing-duration>PT10M48S</meta:editing-duration>
    <meta:editing-cycles>3</meta:editing-cycles>
    <meta:document-statistic meta:table-count="3" meta:cell-count="11534" meta:object-count="0"/>
  </office:meta>
</office:document-meta>
</file>